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3.374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4.73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00"/>
    </style:style>
    <style:style style:name="ce9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cc"/>
    </style:style>
    <style:style style:name="ce11" style:family="table-cell" style:parent-style-name="Default">
      <style:table-cell-properties fo:background-color="#99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0000"/>
    </style:style>
    <style:style style:name="ce13" style:family="table-cell" style:parent-style-name="Default">
      <style:table-cell-properties fo:border-bottom="none" fo:border-left="0.002cm solid #000000" fo:border-right="none" fo:border-top="0.002cm solid #000000"/>
    </style:style>
    <style:style style:name="ce14" style:family="table-cell" style:parent-style-name="Default">
      <style:table-cell-properties fo:border-bottom="none" fo:border-left="0.002cm solid #000000" fo:border-right="none" fo:border-top="none"/>
    </style:style>
    <style:style style:name="ce15" style:family="table-cell" style:parent-style-name="Default">
      <style:table-cell-properties fo:border-bottom="0.002cm solid #000000" fo:border-left="0.002cm solid #000000" fo:border-right="none" fo:border-top="none"/>
    </style:style>
    <style:style style:name="ce16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000000"/>
      <style:text-properties style:use-window-font-color="true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-bottom="0.002cm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02cm solid #000000" fo:border-top="0.002cm solid #000000"/>
    </style:style>
    <style:style style:name="ce21" style:family="table-cell" style:parent-style-name="Default">
      <style:table-cell-properties fo:border-bottom="none" fo:border-left="none" fo:border-right="0.002cm solid #000000" fo:border-top="none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 table:print="false">
        <table:table-column table:style-name="co1" table:default-cell-style-name="Default"/>
        <table:table-column table:style-name="co2" table:number-columns-repeated="296" table:default-cell-style-name="Default"/>
        <table:table-row table:style-name="ro1">
          <table:table-cell office:value-type="string">
            <text:p>Date:</text:p>
          </table:table-cell>
          <table:table-cell table:style-name="ce2" office:value-type="date" office:date-value="2017-11-10">
            <text:p>10.11.17</text:p>
          </table:table-cell>
          <table:table-cell table:style-name="ce2" office:value-type="date" office:date-value="2017-11-11">
            <text:p>11.11.17</text:p>
          </table:table-cell>
          <table:table-cell table:style-name="ce2" office:value-type="date" office:date-value="2017-11-12">
            <text:p>12.11.17</text:p>
          </table:table-cell>
          <table:table-cell table:style-name="ce2" office:value-type="date" office:date-value="2017-11-13">
            <text:p>13.11.17</text:p>
          </table:table-cell>
          <table:table-cell table:style-name="ce2" office:value-type="date" office:date-value="2017-11-14">
            <text:p>14.11.17</text:p>
          </table:table-cell>
          <table:table-cell table:style-name="ce2" office:value-type="date" office:date-value="2017-11-15">
            <text:p>15.11.17</text:p>
          </table:table-cell>
          <table:table-cell table:style-name="ce2" office:value-type="date" office:date-value="2017-11-16">
            <text:p>16.11.17</text:p>
          </table:table-cell>
          <table:table-cell table:style-name="ce2" office:value-type="date" office:date-value="2017-11-17">
            <text:p>17.11.17</text:p>
          </table:table-cell>
          <table:table-cell table:style-name="ce2" office:value-type="date" office:date-value="2017-11-18">
            <text:p>18.11.17</text:p>
          </table:table-cell>
          <table:table-cell table:style-name="ce2" office:value-type="date" office:date-value="2017-11-19">
            <text:p>19.11.17</text:p>
          </table:table-cell>
          <table:table-cell table:style-name="ce2" office:value-type="date" office:date-value="2017-11-20">
            <text:p>20.11.17</text:p>
          </table:table-cell>
          <table:table-cell table:style-name="ce2" office:value-type="date" office:date-value="2017-11-21">
            <text:p>21.11.17</text:p>
          </table:table-cell>
          <table:table-cell table:style-name="ce2" office:value-type="date" office:date-value="2017-11-22">
            <text:p>22.11.17</text:p>
          </table:table-cell>
          <table:table-cell table:style-name="ce2" office:value-type="date" office:date-value="2017-11-23">
            <text:p>23.11.17</text:p>
          </table:table-cell>
          <table:table-cell table:style-name="ce2" office:value-type="date" office:date-value="2017-11-24">
            <text:p>24.11.17</text:p>
          </table:table-cell>
          <table:table-cell table:style-name="ce2" office:value-type="date" office:date-value="2017-11-25">
            <text:p>25.11.17</text:p>
          </table:table-cell>
          <table:table-cell table:style-name="ce2" office:value-type="date" office:date-value="2017-11-26">
            <text:p>26.11.17</text:p>
          </table:table-cell>
          <table:table-cell table:style-name="ce2" office:value-type="date" office:date-value="2017-11-27">
            <text:p>27.11.17</text:p>
          </table:table-cell>
          <table:table-cell table:style-name="ce2" office:value-type="date" office:date-value="2017-11-28">
            <text:p>28.11.17</text:p>
          </table:table-cell>
          <table:table-cell table:style-name="ce2" office:value-type="date" office:date-value="2017-11-29">
            <text:p>29.11.17</text:p>
          </table:table-cell>
          <table:table-cell table:style-name="ce2" office:value-type="date" office:date-value="2017-11-30">
            <text:p>30.11.17</text:p>
          </table:table-cell>
          <table:table-cell table:style-name="ce2" office:value-type="date" office:date-value="2017-12-01">
            <text:p>01.12.17</text:p>
          </table:table-cell>
          <table:table-cell table:style-name="ce2" office:value-type="date" office:date-value="2017-12-02">
            <text:p>02.12.17</text:p>
          </table:table-cell>
          <table:table-cell table:style-name="ce2" office:value-type="date" office:date-value="2017-12-03">
            <text:p>03.12.17</text:p>
          </table:table-cell>
          <table:table-cell table:style-name="ce2" office:value-type="date" office:date-value="2017-12-04">
            <text:p>04.12.17</text:p>
          </table:table-cell>
          <table:table-cell table:style-name="ce2" office:value-type="date" office:date-value="2017-12-05">
            <text:p>05.12.17</text:p>
          </table:table-cell>
          <table:table-cell table:style-name="ce2" office:value-type="date" office:date-value="2017-12-06">
            <text:p>06.12.17</text:p>
          </table:table-cell>
          <table:table-cell table:style-name="ce2" office:value-type="date" office:date-value="2017-12-07">
            <text:p>07.12.17</text:p>
          </table:table-cell>
          <table:table-cell table:style-name="ce2" office:value-type="date" office:date-value="2017-12-08">
            <text:p>08.12.17</text:p>
          </table:table-cell>
          <table:table-cell table:style-name="ce2" office:value-type="date" office:date-value="2017-12-09">
            <text:p>09.12.17</text:p>
          </table:table-cell>
          <table:table-cell table:style-name="ce2" office:value-type="date" office:date-value="2017-12-10">
            <text:p>10.12.17</text:p>
          </table:table-cell>
          <table:table-cell table:style-name="ce2" office:value-type="date" office:date-value="2017-12-11">
            <text:p>11.12.17</text:p>
          </table:table-cell>
          <table:table-cell table:style-name="ce2" office:value-type="date" office:date-value="2017-12-12">
            <text:p>12.12.17</text:p>
          </table:table-cell>
          <table:table-cell table:style-name="ce2" office:value-type="date" office:date-value="2017-12-13">
            <text:p>13.12.17</text:p>
          </table:table-cell>
          <table:table-cell table:style-name="ce2" office:value-type="date" office:date-value="2017-12-14">
            <text:p>14.12.17</text:p>
          </table:table-cell>
          <table:table-cell table:style-name="ce2" office:value-type="date" office:date-value="2017-12-15">
            <text:p>15.12.17</text:p>
          </table:table-cell>
          <table:table-cell table:style-name="ce2" office:value-type="date" office:date-value="2017-12-16">
            <text:p>16.12.17</text:p>
          </table:table-cell>
          <table:table-cell table:style-name="ce2" office:value-type="date" office:date-value="2017-12-17">
            <text:p>17.12.17</text:p>
          </table:table-cell>
          <table:table-cell table:style-name="ce2" office:value-type="date" office:date-value="2017-12-18">
            <text:p>18.12.17</text:p>
          </table:table-cell>
          <table:table-cell table:style-name="ce2" office:value-type="date" office:date-value="2017-12-19">
            <text:p>19.12.17</text:p>
          </table:table-cell>
          <table:table-cell table:style-name="ce2" office:value-type="date" office:date-value="2017-12-20">
            <text:p>20.12.17</text:p>
          </table:table-cell>
          <table:table-cell table:style-name="ce2" office:value-type="date" office:date-value="2017-12-21">
            <text:p>21.12.17</text:p>
          </table:table-cell>
          <table:table-cell table:style-name="ce2" office:value-type="date" office:date-value="2017-12-22">
            <text:p>22.12.17</text:p>
          </table:table-cell>
          <table:table-cell table:style-name="ce2" office:value-type="date" office:date-value="2017-12-23">
            <text:p>23.12.17</text:p>
          </table:table-cell>
          <table:table-cell table:style-name="ce2" office:value-type="date" office:date-value="2017-12-24">
            <text:p>24.12.17</text:p>
          </table:table-cell>
          <table:table-cell table:style-name="ce2" office:value-type="date" office:date-value="2017-12-25">
            <text:p>25.12.17</text:p>
          </table:table-cell>
          <table:table-cell table:style-name="ce2" office:value-type="date" office:date-value="2017-12-26">
            <text:p>26.12.17</text:p>
          </table:table-cell>
          <table:table-cell table:style-name="ce2" office:value-type="date" office:date-value="2017-12-27">
            <text:p>27.12.17</text:p>
          </table:table-cell>
          <table:table-cell table:style-name="ce2" office:value-type="date" office:date-value="2017-12-28">
            <text:p>28.12.17</text:p>
          </table:table-cell>
          <table:table-cell table:style-name="ce2" office:value-type="date" office:date-value="2017-12-29">
            <text:p>29.12.17</text:p>
          </table:table-cell>
          <table:table-cell table:style-name="ce2" office:value-type="date" office:date-value="2017-12-30">
            <text:p>30.12.17</text:p>
          </table:table-cell>
          <table:table-cell table:style-name="ce2" office:value-type="date" office:date-value="2017-12-31">
            <text:p>31.12.17</text:p>
          </table:table-cell>
          <table:table-cell table:style-name="ce2" office:value-type="date" office:date-value="2018-01-01">
            <text:p>01.01.18</text:p>
          </table:table-cell>
          <table:table-cell table:style-name="ce2" office:value-type="date" office:date-value="2018-01-02">
            <text:p>02.01.18</text:p>
          </table:table-cell>
          <table:table-cell table:style-name="ce2" office:value-type="date" office:date-value="2018-01-03">
            <text:p>03.01.18</text:p>
          </table:table-cell>
          <table:table-cell table:style-name="ce2" office:value-type="date" office:date-value="2018-01-04">
            <text:p>04.01.18</text:p>
          </table:table-cell>
          <table:table-cell table:style-name="ce2" office:value-type="date" office:date-value="2018-01-05">
            <text:p>05.01.18</text:p>
          </table:table-cell>
          <table:table-cell table:style-name="ce2" office:value-type="date" office:date-value="2018-01-06">
            <text:p>06.01.18</text:p>
          </table:table-cell>
          <table:table-cell table:style-name="ce2" office:value-type="date" office:date-value="2018-01-07">
            <text:p>07.01.18</text:p>
          </table:table-cell>
          <table:table-cell table:style-name="ce2" office:value-type="date" office:date-value="2018-01-08">
            <text:p>08.01.18</text:p>
          </table:table-cell>
          <table:table-cell table:style-name="ce2" office:value-type="date" office:date-value="2018-01-09">
            <text:p>09.01.18</text:p>
          </table:table-cell>
          <table:table-cell table:style-name="ce2" office:value-type="date" office:date-value="2018-01-10">
            <text:p>10.01.18</text:p>
          </table:table-cell>
          <table:table-cell table:style-name="ce2" office:value-type="date" office:date-value="2018-01-11">
            <text:p>11.01.18</text:p>
          </table:table-cell>
          <table:table-cell table:style-name="ce2" office:value-type="date" office:date-value="2018-01-12">
            <text:p>12.01.18</text:p>
          </table:table-cell>
          <table:table-cell table:style-name="ce2" office:value-type="date" office:date-value="2018-01-13">
            <text:p>13.01.18</text:p>
          </table:table-cell>
          <table:table-cell table:style-name="ce2" office:value-type="date" office:date-value="2018-01-14">
            <text:p>14.01.18</text:p>
          </table:table-cell>
          <table:table-cell table:style-name="ce2" office:value-type="date" office:date-value="2018-01-15">
            <text:p>15.01.18</text:p>
          </table:table-cell>
          <table:table-cell table:style-name="ce2" office:value-type="date" office:date-value="2018-01-16">
            <text:p>16.01.18</text:p>
          </table:table-cell>
          <table:table-cell table:style-name="ce2" office:value-type="date" office:date-value="2018-01-17">
            <text:p>17.01.18</text:p>
          </table:table-cell>
          <table:table-cell table:style-name="ce2" office:value-type="date" office:date-value="2018-01-18">
            <text:p>18.01.18</text:p>
          </table:table-cell>
          <table:table-cell table:style-name="ce2" office:value-type="date" office:date-value="2018-01-19">
            <text:p>19.01.18</text:p>
          </table:table-cell>
          <table:table-cell table:style-name="ce2" office:value-type="date" office:date-value="2018-01-20">
            <text:p>20.01.18</text:p>
          </table:table-cell>
          <table:table-cell table:style-name="ce2" office:value-type="date" office:date-value="2018-01-21">
            <text:p>21.01.18</text:p>
          </table:table-cell>
          <table:table-cell table:style-name="ce2" office:value-type="date" office:date-value="2018-01-22">
            <text:p>22.01.18</text:p>
          </table:table-cell>
          <table:table-cell table:style-name="ce2" office:value-type="date" office:date-value="2018-01-23">
            <text:p>23.01.18</text:p>
          </table:table-cell>
          <table:table-cell table:style-name="ce2" office:value-type="date" office:date-value="2018-01-24">
            <text:p>24.01.18</text:p>
          </table:table-cell>
          <table:table-cell table:style-name="ce2" office:value-type="date" office:date-value="2018-01-25">
            <text:p>25.01.18</text:p>
          </table:table-cell>
          <table:table-cell table:style-name="ce2" office:value-type="date" office:date-value="2018-01-26">
            <text:p>26.01.18</text:p>
          </table:table-cell>
          <table:table-cell table:style-name="ce2" office:value-type="date" office:date-value="2018-01-27">
            <text:p>27.01.18</text:p>
          </table:table-cell>
          <table:table-cell table:style-name="ce2" office:value-type="date" office:date-value="2018-01-28">
            <text:p>28.01.18</text:p>
          </table:table-cell>
          <table:table-cell table:style-name="ce2" office:value-type="date" office:date-value="2018-01-29">
            <text:p>29.01.18</text:p>
          </table:table-cell>
          <table:table-cell table:style-name="ce2" office:value-type="date" office:date-value="2018-01-30">
            <text:p>30.01.18</text:p>
          </table:table-cell>
          <table:table-cell table:style-name="ce2" office:value-type="date" office:date-value="2018-01-31">
            <text:p>31.01.18</text:p>
          </table:table-cell>
          <table:table-cell table:style-name="ce2" office:value-type="date" office:date-value="2018-02-01">
            <text:p>01.02.18</text:p>
          </table:table-cell>
          <table:table-cell table:style-name="ce2" office:value-type="date" office:date-value="2018-02-02">
            <text:p>02.02.18</text:p>
          </table:table-cell>
          <table:table-cell table:style-name="ce2" office:value-type="date" office:date-value="2018-02-03">
            <text:p>03.02.18</text:p>
          </table:table-cell>
          <table:table-cell table:style-name="ce2" office:value-type="date" office:date-value="2018-02-04">
            <text:p>04.02.18</text:p>
          </table:table-cell>
          <table:table-cell table:style-name="ce2" office:value-type="date" office:date-value="2018-02-05">
            <text:p>05.02.18</text:p>
          </table:table-cell>
          <table:table-cell table:style-name="ce2" office:value-type="date" office:date-value="2018-02-06">
            <text:p>06.02.18</text:p>
          </table:table-cell>
          <table:table-cell table:style-name="ce2" office:value-type="date" office:date-value="2018-02-07">
            <text:p>07.02.18</text:p>
          </table:table-cell>
          <table:table-cell table:style-name="ce2" office:value-type="date" office:date-value="2018-02-08">
            <text:p>08.02.18</text:p>
          </table:table-cell>
          <table:table-cell table:style-name="ce2" office:value-type="date" office:date-value="2018-02-09">
            <text:p>09.02.18</text:p>
          </table:table-cell>
          <table:table-cell table:style-name="ce2" office:value-type="date" office:date-value="2018-02-10">
            <text:p>10.02.18</text:p>
          </table:table-cell>
          <table:table-cell table:style-name="ce2" office:value-type="date" office:date-value="2018-02-11">
            <text:p>11.02.18</text:p>
          </table:table-cell>
          <table:table-cell table:style-name="ce2" office:value-type="date" office:date-value="2018-02-12">
            <text:p>12.02.18</text:p>
          </table:table-cell>
          <table:table-cell table:style-name="ce2" office:value-type="date" office:date-value="2018-02-13">
            <text:p>13.02.18</text:p>
          </table:table-cell>
          <table:table-cell table:style-name="ce2" office:value-type="date" office:date-value="2018-02-14">
            <text:p>14.02.18</text:p>
          </table:table-cell>
          <table:table-cell table:style-name="ce2" office:value-type="date" office:date-value="2018-02-15">
            <text:p>15.02.18</text:p>
          </table:table-cell>
          <table:table-cell table:style-name="ce2" office:value-type="date" office:date-value="2018-02-16">
            <text:p>16.02.18</text:p>
          </table:table-cell>
          <table:table-cell table:style-name="ce2" office:value-type="date" office:date-value="2018-02-17">
            <text:p>17.02.18</text:p>
          </table:table-cell>
          <table:table-cell table:style-name="ce2" office:value-type="date" office:date-value="2018-02-18">
            <text:p>18.02.18</text:p>
          </table:table-cell>
          <table:table-cell table:style-name="ce2" office:value-type="date" office:date-value="2018-02-19">
            <text:p>19.02.18</text:p>
          </table:table-cell>
          <table:table-cell table:style-name="ce2" office:value-type="date" office:date-value="2018-02-20">
            <text:p>20.02.18</text:p>
          </table:table-cell>
          <table:table-cell table:style-name="ce2" office:value-type="date" office:date-value="2018-02-21">
            <text:p>21.02.18</text:p>
          </table:table-cell>
          <table:table-cell table:style-name="ce2" office:value-type="date" office:date-value="2018-02-22">
            <text:p>22.02.18</text:p>
          </table:table-cell>
          <table:table-cell table:style-name="ce2" office:value-type="date" office:date-value="2018-02-23">
            <text:p>23.02.18</text:p>
          </table:table-cell>
          <table:table-cell table:style-name="ce2" office:value-type="date" office:date-value="2018-02-24">
            <text:p>24.02.18</text:p>
          </table:table-cell>
          <table:table-cell table:style-name="ce2" office:value-type="date" office:date-value="2018-02-25">
            <text:p>25.02.18</text:p>
          </table:table-cell>
          <table:table-cell table:style-name="ce2" office:value-type="date" office:date-value="2018-02-26">
            <text:p>26.02.18</text:p>
          </table:table-cell>
          <table:table-cell table:style-name="ce2" office:value-type="date" office:date-value="2018-02-27">
            <text:p>27.02.18</text:p>
          </table:table-cell>
          <table:table-cell table:style-name="ce2" office:value-type="date" office:date-value="2018-02-28">
            <text:p>28.02.18</text:p>
          </table:table-cell>
          <table:table-cell table:style-name="ce2" office:value-type="date" office:date-value="2018-03-01">
            <text:p>01.03.18</text:p>
          </table:table-cell>
          <table:table-cell table:style-name="ce2" office:value-type="date" office:date-value="2018-03-02">
            <text:p>02.03.18</text:p>
          </table:table-cell>
          <table:table-cell table:style-name="ce2" office:value-type="date" office:date-value="2018-03-03">
            <text:p>03.03.18</text:p>
          </table:table-cell>
          <table:table-cell table:style-name="ce2" office:value-type="date" office:date-value="2018-03-04">
            <text:p>04.03.18</text:p>
          </table:table-cell>
          <table:table-cell table:style-name="ce2" office:value-type="date" office:date-value="2018-03-05">
            <text:p>05.03.18</text:p>
          </table:table-cell>
          <table:table-cell table:style-name="ce2" office:value-type="date" office:date-value="2018-03-06">
            <text:p>06.03.18</text:p>
          </table:table-cell>
          <table:table-cell table:style-name="ce2" office:value-type="date" office:date-value="2018-03-07">
            <text:p>07.03.18</text:p>
          </table:table-cell>
          <table:table-cell table:style-name="ce2" office:value-type="date" office:date-value="2018-03-08">
            <text:p>08.03.18</text:p>
          </table:table-cell>
          <table:table-cell table:style-name="ce2" office:value-type="date" office:date-value="2018-03-09">
            <text:p>09.03.18</text:p>
          </table:table-cell>
          <table:table-cell table:style-name="ce2" office:value-type="date" office:date-value="2018-03-10">
            <text:p>10.03.18</text:p>
          </table:table-cell>
          <table:table-cell table:style-name="ce2" office:value-type="date" office:date-value="2018-03-11">
            <text:p>11.03.18</text:p>
          </table:table-cell>
          <table:table-cell table:style-name="ce2" office:value-type="date" office:date-value="2018-03-12">
            <text:p>12.03.18</text:p>
          </table:table-cell>
          <table:table-cell table:style-name="ce2" office:value-type="date" office:date-value="2018-03-13">
            <text:p>13.03.18</text:p>
          </table:table-cell>
          <table:table-cell table:style-name="ce2" office:value-type="date" office:date-value="2018-03-14">
            <text:p>14.03.18</text:p>
          </table:table-cell>
          <table:table-cell table:style-name="ce2" office:value-type="date" office:date-value="2018-03-15">
            <text:p>15.03.18</text:p>
          </table:table-cell>
          <table:table-cell table:style-name="ce2" office:value-type="date" office:date-value="2018-03-16">
            <text:p>16.03.18</text:p>
          </table:table-cell>
          <table:table-cell table:style-name="ce2" office:value-type="date" office:date-value="2018-03-17">
            <text:p>17.03.18</text:p>
          </table:table-cell>
          <table:table-cell table:style-name="ce2" office:value-type="date" office:date-value="2018-03-18">
            <text:p>18.03.18</text:p>
          </table:table-cell>
          <table:table-cell table:style-name="ce2" office:value-type="date" office:date-value="2018-03-19">
            <text:p>19.03.18</text:p>
          </table:table-cell>
          <table:table-cell table:style-name="ce2" office:value-type="date" office:date-value="2018-03-20">
            <text:p>20.03.18</text:p>
          </table:table-cell>
          <table:table-cell table:style-name="ce2" office:value-type="date" office:date-value="2018-03-21">
            <text:p>21.03.18</text:p>
          </table:table-cell>
          <table:table-cell table:style-name="ce2" office:value-type="date" office:date-value="2018-03-22">
            <text:p>22.03.18</text:p>
          </table:table-cell>
          <table:table-cell table:style-name="ce2" office:value-type="date" office:date-value="2018-03-23">
            <text:p>23.03.18</text:p>
          </table:table-cell>
          <table:table-cell table:style-name="ce2" office:value-type="date" office:date-value="2018-03-24">
            <text:p>24.03.18</text:p>
          </table:table-cell>
          <table:table-cell table:style-name="ce2" office:value-type="date" office:date-value="2018-03-25">
            <text:p>25.03.18</text:p>
          </table:table-cell>
          <table:table-cell table:style-name="ce2" office:value-type="date" office:date-value="2018-03-26">
            <text:p>26.03.18</text:p>
          </table:table-cell>
          <table:table-cell table:style-name="ce2" office:value-type="date" office:date-value="2018-03-27">
            <text:p>27.03.18</text:p>
          </table:table-cell>
          <table:table-cell table:style-name="ce2" office:value-type="date" office:date-value="2018-03-28">
            <text:p>28.03.18</text:p>
          </table:table-cell>
          <table:table-cell table:style-name="ce2" office:value-type="date" office:date-value="2018-03-29">
            <text:p>29.03.18</text:p>
          </table:table-cell>
          <table:table-cell table:style-name="ce2" office:value-type="date" office:date-value="2018-03-30">
            <text:p>30.03.18</text:p>
          </table:table-cell>
          <table:table-cell table:style-name="ce2" office:value-type="date" office:date-value="2018-03-31">
            <text:p>31.03.18</text:p>
          </table:table-cell>
          <table:table-cell table:style-name="ce2" office:value-type="date" office:date-value="2018-04-01">
            <text:p>01.04.18</text:p>
          </table:table-cell>
          <table:table-cell table:style-name="ce2" office:value-type="date" office:date-value="2018-04-02">
            <text:p>02.04.18</text:p>
          </table:table-cell>
          <table:table-cell table:style-name="ce2" office:value-type="date" office:date-value="2018-04-03">
            <text:p>03.04.18</text:p>
          </table:table-cell>
          <table:table-cell table:style-name="ce2" office:value-type="date" office:date-value="2018-04-04">
            <text:p>04.04.18</text:p>
          </table:table-cell>
          <table:table-cell table:style-name="ce2" office:value-type="date" office:date-value="2018-04-05">
            <text:p>05.04.18</text:p>
          </table:table-cell>
          <table:table-cell table:style-name="ce2" office:value-type="date" office:date-value="2018-04-06">
            <text:p>06.04.18</text:p>
          </table:table-cell>
          <table:table-cell table:style-name="ce2" office:value-type="date" office:date-value="2018-04-07">
            <text:p>07.04.18</text:p>
          </table:table-cell>
          <table:table-cell table:style-name="ce2" office:value-type="date" office:date-value="2018-04-08">
            <text:p>08.04.18</text:p>
          </table:table-cell>
          <table:table-cell table:style-name="ce2" office:value-type="date" office:date-value="2018-04-09">
            <text:p>09.04.18</text:p>
          </table:table-cell>
          <table:table-cell table:style-name="ce2" office:value-type="date" office:date-value="2018-04-10">
            <text:p>10.04.18</text:p>
          </table:table-cell>
          <table:table-cell table:style-name="ce2" office:value-type="date" office:date-value="2018-04-11">
            <text:p>11.04.18</text:p>
          </table:table-cell>
          <table:table-cell table:style-name="ce2" office:value-type="date" office:date-value="2018-04-12">
            <text:p>12.04.18</text:p>
          </table:table-cell>
          <table:table-cell table:style-name="ce2" office:value-type="date" office:date-value="2018-04-13">
            <text:p>13.04.18</text:p>
          </table:table-cell>
          <table:table-cell table:style-name="ce2" office:value-type="date" office:date-value="2018-04-14">
            <text:p>14.04.18</text:p>
          </table:table-cell>
          <table:table-cell table:style-name="ce2" office:value-type="date" office:date-value="2018-04-15">
            <text:p>15.04.18</text:p>
          </table:table-cell>
          <table:table-cell table:style-name="ce2" office:value-type="date" office:date-value="2018-04-16">
            <text:p>16.04.18</text:p>
          </table:table-cell>
          <table:table-cell table:style-name="ce2" office:value-type="date" office:date-value="2018-04-17">
            <text:p>17.04.18</text:p>
          </table:table-cell>
          <table:table-cell table:style-name="ce2" office:value-type="date" office:date-value="2018-04-18">
            <text:p>18.04.18</text:p>
          </table:table-cell>
          <table:table-cell table:style-name="ce2" office:value-type="date" office:date-value="2018-04-19">
            <text:p>19.04.18</text:p>
          </table:table-cell>
          <table:table-cell table:style-name="ce2" office:value-type="date" office:date-value="2018-04-20">
            <text:p>20.04.18</text:p>
          </table:table-cell>
          <table:table-cell table:style-name="ce2" office:value-type="date" office:date-value="2018-04-21">
            <text:p>21.04.18</text:p>
          </table:table-cell>
          <table:table-cell table:style-name="ce2" office:value-type="date" office:date-value="2018-04-22">
            <text:p>22.04.18</text:p>
          </table:table-cell>
          <table:table-cell table:style-name="ce2" office:value-type="date" office:date-value="2018-04-23">
            <text:p>23.04.18</text:p>
          </table:table-cell>
          <table:table-cell table:style-name="ce2" office:value-type="date" office:date-value="2018-04-24">
            <text:p>24.04.18</text:p>
          </table:table-cell>
          <table:table-cell table:style-name="ce2" office:value-type="date" office:date-value="2018-04-25">
            <text:p>25.04.18</text:p>
          </table:table-cell>
          <table:table-cell table:style-name="ce2" office:value-type="date" office:date-value="2018-04-26">
            <text:p>26.04.18</text:p>
          </table:table-cell>
          <table:table-cell table:style-name="ce2" office:value-type="date" office:date-value="2018-04-27">
            <text:p>27.04.18</text:p>
          </table:table-cell>
          <table:table-cell table:style-name="ce2" office:value-type="date" office:date-value="2018-04-28">
            <text:p>28.04.18</text:p>
          </table:table-cell>
          <table:table-cell table:style-name="ce2" office:value-type="date" office:date-value="2018-04-29">
            <text:p>29.04.18</text:p>
          </table:table-cell>
          <table:table-cell table:style-name="ce2" office:value-type="date" office:date-value="2018-04-30">
            <text:p>30.04.18</text:p>
          </table:table-cell>
          <table:table-cell table:style-name="ce2" office:value-type="date" office:date-value="2018-05-01">
            <text:p>01.05.18</text:p>
          </table:table-cell>
          <table:table-cell table:style-name="ce2" office:value-type="date" office:date-value="2018-05-02">
            <text:p>02.05.18</text:p>
          </table:table-cell>
          <table:table-cell table:style-name="ce2" office:value-type="date" office:date-value="2018-05-03">
            <text:p>03.05.18</text:p>
          </table:table-cell>
          <table:table-cell table:style-name="ce2" office:value-type="date" office:date-value="2018-05-04">
            <text:p>04.05.18</text:p>
          </table:table-cell>
          <table:table-cell table:style-name="ce2" office:value-type="date" office:date-value="2018-05-05">
            <text:p>05.05.18</text:p>
          </table:table-cell>
          <table:table-cell table:style-name="ce2" office:value-type="date" office:date-value="2018-05-06">
            <text:p>06.05.18</text:p>
          </table:table-cell>
          <table:table-cell table:style-name="ce2" office:value-type="date" office:date-value="2018-05-07">
            <text:p>07.05.18</text:p>
          </table:table-cell>
          <table:table-cell table:style-name="ce2" office:value-type="date" office:date-value="2018-05-08">
            <text:p>08.05.18</text:p>
          </table:table-cell>
          <table:table-cell table:style-name="ce2" office:value-type="date" office:date-value="2018-05-09">
            <text:p>09.05.18</text:p>
          </table:table-cell>
          <table:table-cell table:style-name="ce2" office:value-type="date" office:date-value="2018-05-10">
            <text:p>10.05.18</text:p>
          </table:table-cell>
          <table:table-cell table:style-name="ce2" office:value-type="date" office:date-value="2018-05-11">
            <text:p>11.05.18</text:p>
          </table:table-cell>
          <table:table-cell table:style-name="ce2" office:value-type="date" office:date-value="2018-05-12">
            <text:p>12.05.18</text:p>
          </table:table-cell>
          <table:table-cell table:style-name="ce2" office:value-type="date" office:date-value="2018-05-13">
            <text:p>13.05.18</text:p>
          </table:table-cell>
          <table:table-cell table:style-name="ce2" office:value-type="date" office:date-value="2018-05-14">
            <text:p>14.05.18</text:p>
          </table:table-cell>
          <table:table-cell table:style-name="ce2" office:value-type="date" office:date-value="2018-05-15">
            <text:p>15.05.18</text:p>
          </table:table-cell>
          <table:table-cell table:style-name="ce2" office:value-type="date" office:date-value="2018-05-16">
            <text:p>16.05.18</text:p>
          </table:table-cell>
          <table:table-cell table:style-name="ce2" office:value-type="date" office:date-value="2018-05-17">
            <text:p>17.05.18</text:p>
          </table:table-cell>
          <table:table-cell table:style-name="ce2" office:value-type="date" office:date-value="2018-05-18">
            <text:p>18.05.18</text:p>
          </table:table-cell>
          <table:table-cell table:style-name="ce2" office:value-type="date" office:date-value="2018-05-19">
            <text:p>19.05.18</text:p>
          </table:table-cell>
          <table:table-cell table:style-name="ce2" office:value-type="date" office:date-value="2018-05-20">
            <text:p>20.05.18</text:p>
          </table:table-cell>
          <table:table-cell table:style-name="ce2" office:value-type="date" office:date-value="2018-05-21">
            <text:p>21.05.18</text:p>
          </table:table-cell>
          <table:table-cell table:style-name="ce2" office:value-type="date" office:date-value="2018-05-22">
            <text:p>22.05.18</text:p>
          </table:table-cell>
          <table:table-cell table:style-name="ce2" office:value-type="date" office:date-value="2018-05-23">
            <text:p>23.05.18</text:p>
          </table:table-cell>
          <table:table-cell table:style-name="ce2" office:value-type="date" office:date-value="2018-05-24">
            <text:p>24.05.18</text:p>
          </table:table-cell>
          <table:table-cell table:style-name="ce2" office:value-type="date" office:date-value="2018-05-25">
            <text:p>25.05.18</text:p>
          </table:table-cell>
          <table:table-cell table:style-name="ce2" office:value-type="date" office:date-value="2018-05-26">
            <text:p>26.05.18</text:p>
          </table:table-cell>
          <table:table-cell table:style-name="ce2" office:value-type="date" office:date-value="2018-05-27">
            <text:p>27.05.18</text:p>
          </table:table-cell>
          <table:table-cell table:style-name="ce2" office:value-type="date" office:date-value="2018-05-28">
            <text:p>28.05.18</text:p>
          </table:table-cell>
          <table:table-cell table:style-name="ce2" office:value-type="date" office:date-value="2018-05-29">
            <text:p>29.05.18</text:p>
          </table:table-cell>
          <table:table-cell table:style-name="ce2" office:value-type="date" office:date-value="2018-05-30">
            <text:p>30.05.18</text:p>
          </table:table-cell>
          <table:table-cell table:style-name="ce2" office:value-type="date" office:date-value="2018-05-31">
            <text:p>31.05.18</text:p>
          </table:table-cell>
          <table:table-cell table:style-name="ce2" office:value-type="date" office:date-value="2018-06-01">
            <text:p>01.06.18</text:p>
          </table:table-cell>
          <table:table-cell table:style-name="ce2" office:value-type="date" office:date-value="2018-06-02">
            <text:p>02.06.18</text:p>
          </table:table-cell>
          <table:table-cell table:style-name="ce2" office:value-type="date" office:date-value="2018-06-03">
            <text:p>03.06.18</text:p>
          </table:table-cell>
          <table:table-cell table:style-name="ce2" office:value-type="date" office:date-value="2018-06-04">
            <text:p>04.06.18</text:p>
          </table:table-cell>
          <table:table-cell table:style-name="ce2" office:value-type="date" office:date-value="2018-06-05">
            <text:p>05.06.18</text:p>
          </table:table-cell>
          <table:table-cell table:style-name="ce2" office:value-type="date" office:date-value="2018-06-06">
            <text:p>06.06.18</text:p>
          </table:table-cell>
          <table:table-cell table:style-name="ce2" office:value-type="date" office:date-value="2018-06-07">
            <text:p>07.06.18</text:p>
          </table:table-cell>
          <table:table-cell table:style-name="ce2" office:value-type="date" office:date-value="2018-06-08">
            <text:p>08.06.18</text:p>
          </table:table-cell>
          <table:table-cell table:style-name="ce2" office:value-type="date" office:date-value="2018-06-09">
            <text:p>09.06.18</text:p>
          </table:table-cell>
          <table:table-cell table:style-name="ce2" office:value-type="date" office:date-value="2018-06-10">
            <text:p>10.06.18</text:p>
          </table:table-cell>
          <table:table-cell table:style-name="ce2" office:value-type="date" office:date-value="2018-06-11">
            <text:p>11.06.18</text:p>
          </table:table-cell>
          <table:table-cell table:style-name="ce2" office:value-type="date" office:date-value="2018-06-12">
            <text:p>12.06.18</text:p>
          </table:table-cell>
          <table:table-cell table:style-name="ce2" office:value-type="date" office:date-value="2018-06-13">
            <text:p>13.06.18</text:p>
          </table:table-cell>
          <table:table-cell table:style-name="ce2" office:value-type="date" office:date-value="2018-06-14">
            <text:p>14.06.18</text:p>
          </table:table-cell>
          <table:table-cell table:style-name="ce2" office:value-type="date" office:date-value="2018-06-15">
            <text:p>15.06.18</text:p>
          </table:table-cell>
          <table:table-cell table:style-name="ce2" office:value-type="date" office:date-value="2018-06-16">
            <text:p>16.06.18</text:p>
          </table:table-cell>
          <table:table-cell table:style-name="ce2" office:value-type="date" office:date-value="2018-06-17">
            <text:p>17.06.18</text:p>
          </table:table-cell>
          <table:table-cell table:style-name="ce2" office:value-type="date" office:date-value="2018-06-18">
            <text:p>18.06.18</text:p>
          </table:table-cell>
          <table:table-cell table:style-name="ce2" office:value-type="date" office:date-value="2018-06-19">
            <text:p>19.06.18</text:p>
          </table:table-cell>
          <table:table-cell table:style-name="ce2" office:value-type="date" office:date-value="2018-06-20">
            <text:p>20.06.18</text:p>
          </table:table-cell>
          <table:table-cell table:style-name="ce2" office:value-type="date" office:date-value="2018-06-21">
            <text:p>21.06.18</text:p>
          </table:table-cell>
          <table:table-cell table:style-name="ce2" office:value-type="date" office:date-value="2018-06-22">
            <text:p>22.06.18</text:p>
          </table:table-cell>
          <table:table-cell table:style-name="ce2" office:value-type="date" office:date-value="2018-06-23">
            <text:p>23.06.18</text:p>
          </table:table-cell>
          <table:table-cell table:style-name="ce2" office:value-type="date" office:date-value="2018-06-24">
            <text:p>24.06.18</text:p>
          </table:table-cell>
          <table:table-cell table:style-name="ce2" office:value-type="date" office:date-value="2018-06-25">
            <text:p>25.06.18</text:p>
          </table:table-cell>
          <table:table-cell table:style-name="ce2" office:value-type="date" office:date-value="2018-06-26">
            <text:p>26.06.18</text:p>
          </table:table-cell>
          <table:table-cell table:style-name="ce2" office:value-type="date" office:date-value="2018-06-27">
            <text:p>27.06.18</text:p>
          </table:table-cell>
          <table:table-cell table:style-name="ce2" office:value-type="date" office:date-value="2018-06-28">
            <text:p>28.06.18</text:p>
          </table:table-cell>
          <table:table-cell table:style-name="ce2" office:value-type="date" office:date-value="2018-06-29">
            <text:p>29.06.18</text:p>
          </table:table-cell>
          <table:table-cell table:style-name="ce2" office:value-type="date" office:date-value="2018-06-30">
            <text:p>30.06.18</text:p>
          </table:table-cell>
          <table:table-cell table:style-name="ce2" office:value-type="date" office:date-value="2018-07-01">
            <text:p>01.07.18</text:p>
          </table:table-cell>
          <table:table-cell table:style-name="ce2" office:value-type="date" office:date-value="2018-07-02">
            <text:p>02.07.18</text:p>
          </table:table-cell>
          <table:table-cell table:style-name="ce2" office:value-type="date" office:date-value="2018-07-03">
            <text:p>03.07.18</text:p>
          </table:table-cell>
          <table:table-cell table:style-name="ce2" office:value-type="date" office:date-value="2018-07-04">
            <text:p>04.07.18</text:p>
          </table:table-cell>
          <table:table-cell table:style-name="ce2" office:value-type="date" office:date-value="2018-07-05">
            <text:p>05.07.18</text:p>
          </table:table-cell>
          <table:table-cell table:style-name="ce2" office:value-type="date" office:date-value="2018-07-06">
            <text:p>06.07.18</text:p>
          </table:table-cell>
          <table:table-cell table:style-name="ce2" office:value-type="date" office:date-value="2018-07-07">
            <text:p>07.07.18</text:p>
          </table:table-cell>
          <table:table-cell table:style-name="ce2" office:value-type="date" office:date-value="2018-07-08">
            <text:p>08.07.18</text:p>
          </table:table-cell>
          <table:table-cell table:style-name="ce2" office:value-type="date" office:date-value="2018-07-09">
            <text:p>09.07.18</text:p>
          </table:table-cell>
          <table:table-cell table:style-name="ce2" office:value-type="date" office:date-value="2018-07-10">
            <text:p>10.07.18</text:p>
          </table:table-cell>
          <table:table-cell table:style-name="ce2" office:value-type="date" office:date-value="2018-07-11">
            <text:p>11.07.18</text:p>
          </table:table-cell>
          <table:table-cell table:style-name="ce2" office:value-type="date" office:date-value="2018-07-12">
            <text:p>12.07.18</text:p>
          </table:table-cell>
          <table:table-cell table:style-name="ce2" office:value-type="date" office:date-value="2018-07-13">
            <text:p>13.07.18</text:p>
          </table:table-cell>
          <table:table-cell table:style-name="ce2" office:value-type="date" office:date-value="2018-07-14">
            <text:p>14.07.18</text:p>
          </table:table-cell>
          <table:table-cell table:style-name="ce2" office:value-type="date" office:date-value="2018-07-15">
            <text:p>15.07.18</text:p>
          </table:table-cell>
          <table:table-cell table:style-name="ce2" office:value-type="date" office:date-value="2018-07-16">
            <text:p>16.07.18</text:p>
          </table:table-cell>
          <table:table-cell table:style-name="ce2" office:value-type="date" office:date-value="2018-07-17">
            <text:p>17.07.18</text:p>
          </table:table-cell>
          <table:table-cell table:style-name="ce2" office:value-type="date" office:date-value="2018-07-18">
            <text:p>18.07.18</text:p>
          </table:table-cell>
          <table:table-cell table:style-name="ce2" office:value-type="date" office:date-value="2018-07-19">
            <text:p>19.07.18</text:p>
          </table:table-cell>
          <table:table-cell table:style-name="ce2" office:value-type="date" office:date-value="2018-07-20">
            <text:p>20.07.18</text:p>
          </table:table-cell>
          <table:table-cell table:style-name="ce2" office:value-type="date" office:date-value="2018-07-21">
            <text:p>21.07.18</text:p>
          </table:table-cell>
          <table:table-cell table:style-name="ce2" office:value-type="date" office:date-value="2018-07-22">
            <text:p>22.07.18</text:p>
          </table:table-cell>
          <table:table-cell table:style-name="ce2" office:value-type="date" office:date-value="2018-07-23">
            <text:p>23.07.18</text:p>
          </table:table-cell>
          <table:table-cell table:style-name="ce2" office:value-type="date" office:date-value="2018-07-24">
            <text:p>24.07.18</text:p>
          </table:table-cell>
          <table:table-cell table:style-name="ce2" office:value-type="date" office:date-value="2018-07-25">
            <text:p>25.07.18</text:p>
          </table:table-cell>
          <table:table-cell table:style-name="ce2" office:value-type="date" office:date-value="2018-07-26">
            <text:p>26.07.18</text:p>
          </table:table-cell>
          <table:table-cell table:style-name="ce2" office:value-type="date" office:date-value="2018-07-27">
            <text:p>27.07.18</text:p>
          </table:table-cell>
          <table:table-cell table:style-name="ce2" office:value-type="date" office:date-value="2018-07-28">
            <text:p>28.07.18</text:p>
          </table:table-cell>
          <table:table-cell table:style-name="ce2" office:value-type="date" office:date-value="2018-07-29">
            <text:p>29.07.18</text:p>
          </table:table-cell>
          <table:table-cell table:style-name="ce2" office:value-type="date" office:date-value="2018-07-30">
            <text:p>30.07.18</text:p>
          </table:table-cell>
          <table:table-cell table:style-name="ce2" office:value-type="date" office:date-value="2018-07-31">
            <text:p>31.07.18</text:p>
          </table:table-cell>
          <table:table-cell table:style-name="ce2" office:value-type="date" office:date-value="2018-08-01">
            <text:p>01.08.18</text:p>
          </table:table-cell>
          <table:table-cell table:style-name="ce2" office:value-type="date" office:date-value="2018-08-02">
            <text:p>02.08.18</text:p>
          </table:table-cell>
          <table:table-cell table:style-name="ce2" office:value-type="date" office:date-value="2018-08-03">
            <text:p>03.08.18</text:p>
          </table:table-cell>
          <table:table-cell table:style-name="ce2" office:value-type="date" office:date-value="2018-08-04">
            <text:p>04.08.18</text:p>
          </table:table-cell>
          <table:table-cell table:style-name="ce2" office:value-type="date" office:date-value="2018-08-05">
            <text:p>05.08.18</text:p>
          </table:table-cell>
          <table:table-cell table:style-name="ce2" office:value-type="date" office:date-value="2018-08-06">
            <text:p>06.08.18</text:p>
          </table:table-cell>
          <table:table-cell table:style-name="ce2" office:value-type="date" office:date-value="2018-08-07">
            <text:p>07.08.18</text:p>
          </table:table-cell>
          <table:table-cell table:style-name="ce2" office:value-type="date" office:date-value="2018-08-08">
            <text:p>08.08.18</text:p>
          </table:table-cell>
          <table:table-cell table:style-name="ce2" office:value-type="date" office:date-value="2018-08-09">
            <text:p>09.08.18</text:p>
          </table:table-cell>
          <table:table-cell table:style-name="ce2" office:value-type="date" office:date-value="2018-08-10">
            <text:p>10.08.18</text:p>
          </table:table-cell>
          <table:table-cell table:style-name="ce2" office:value-type="date" office:date-value="2018-08-11">
            <text:p>11.08.18</text:p>
          </table:table-cell>
          <table:table-cell table:style-name="ce2" office:value-type="date" office:date-value="2018-08-12">
            <text:p>12.08.18</text:p>
          </table:table-cell>
          <table:table-cell table:style-name="ce2" office:value-type="date" office:date-value="2018-08-13">
            <text:p>13.08.18</text:p>
          </table:table-cell>
          <table:table-cell table:style-name="ce2" office:value-type="date" office:date-value="2018-08-14">
            <text:p>14.08.18</text:p>
          </table:table-cell>
          <table:table-cell table:style-name="ce2" office:value-type="date" office:date-value="2018-08-15">
            <text:p>15.08.18</text:p>
          </table:table-cell>
          <table:table-cell table:style-name="ce2" office:value-type="date" office:date-value="2018-08-16">
            <text:p>16.08.18</text:p>
          </table:table-cell>
          <table:table-cell table:style-name="ce2" office:value-type="date" office:date-value="2018-08-17">
            <text:p>17.08.18</text:p>
          </table:table-cell>
          <table:table-cell table:style-name="ce2" office:value-type="date" office:date-value="2018-08-18">
            <text:p>18.08.18</text:p>
          </table:table-cell>
          <table:table-cell table:style-name="ce2" office:value-type="date" office:date-value="2018-08-19">
            <text:p>19.08.18</text:p>
          </table:table-cell>
          <table:table-cell table:style-name="ce2" office:value-type="date" office:date-value="2018-08-20">
            <text:p>20.08.18</text:p>
          </table:table-cell>
          <table:table-cell table:style-name="ce2" office:value-type="date" office:date-value="2018-08-21">
            <text:p>21.08.18</text:p>
          </table:table-cell>
          <table:table-cell table:style-name="ce2" office:value-type="date" office:date-value="2018-08-22">
            <text:p>22.08.18</text:p>
          </table:table-cell>
          <table:table-cell table:style-name="ce2" office:value-type="date" office:date-value="2018-08-23">
            <text:p>23.08.18</text:p>
          </table:table-cell>
          <table:table-cell table:style-name="ce2" office:value-type="date" office:date-value="2018-08-24">
            <text:p>24.08.18</text:p>
          </table:table-cell>
          <table:table-cell table:style-name="ce2" office:value-type="date" office:date-value="2018-08-25">
            <text:p>25.08.18</text:p>
          </table:table-cell>
          <table:table-cell table:style-name="ce2" office:value-type="date" office:date-value="2018-08-26">
            <text:p>26.08.18</text:p>
          </table:table-cell>
          <table:table-cell table:style-name="ce2" office:value-type="date" office:date-value="2018-08-27">
            <text:p>27.08.18</text:p>
          </table:table-cell>
          <table:table-cell table:style-name="ce2" office:value-type="date" office:date-value="2018-08-28">
            <text:p>28.08.18</text:p>
          </table:table-cell>
          <table:table-cell table:style-name="ce2" office:value-type="date" office:date-value="2018-08-29">
            <text:p>29.08.18</text:p>
          </table:table-cell>
          <table:table-cell table:style-name="ce2" office:value-type="date" office:date-value="2018-08-30">
            <text:p>30.08.18</text:p>
          </table:table-cell>
          <table:table-cell table:style-name="ce2" office:value-type="date" office:date-value="2018-08-31">
            <text:p>31.08.18</text:p>
          </table:table-cell>
          <table:table-cell table:style-name="ce2" office:value-type="date" office:date-value="2018-09-01">
            <text:p>01.09.18</text:p>
          </table:table-cell>
        </table:table-row>
        <table:table-row table:style-name="ro1">
          <table:table-cell office:value-type="string">
            <text:p>Ranked Games:</text:p>
          </table:table-cell>
          <table:table-cell office:value-type="float" office:value="267">
            <text:p>267</text:p>
          </table:table-cell>
          <table:table-cell office:value-type="float" office:value="306">
            <text:p>306</text:p>
          </table:table-cell>
          <table:table-cell office:value-type="float" office:value="351">
            <text:p>351</text:p>
          </table:table-cell>
          <table:table-cell office:value-type="float" office:value="227">
            <text:p>227</text:p>
          </table:table-cell>
          <table:table-cell office:value-type="float" office:value="243">
            <text:p>243</text:p>
          </table:table-cell>
          <table:table-cell office:value-type="float" office:value="219">
            <text:p>219</text:p>
          </table:table-cell>
          <table:table-cell office:value-type="float" office:value="242">
            <text:p>242</text:p>
          </table:table-cell>
          <table:table-cell office:value-type="float" office:value="200">
            <text:p>200</text:p>
          </table:table-cell>
          <table:table-cell office:value-type="float" office:value="4360">
            <text:p>4360</text:p>
          </table:table-cell>
          <table:table-cell table:number-columns-repeated="287"/>
        </table:table-row>
        <table:table-row table:style-name="ro1">
          <table:table-cell office:value-type="string">
            <text:p>Custom Games:</text:p>
          </table:table-cell>
          <table:table-cell office:value-type="float" office:value="399">
            <text:p>399</text:p>
          </table:table-cell>
          <table:table-cell office:value-type="float" office:value="371">
            <text:p>371</text:p>
          </table:table-cell>
          <table:table-cell office:value-type="float" office:value="359">
            <text:p>359</text:p>
          </table:table-cell>
          <table:table-cell office:value-type="float" office:value="251">
            <text:p>251</text:p>
          </table:table-cell>
          <table:table-cell office:value-type="float" office:value="310">
            <text:p>310</text:p>
          </table:table-cell>
          <table:table-cell office:value-type="float" office:value="445">
            <text:p>445</text:p>
          </table:table-cell>
          <table:table-cell office:value-type="float" office:value="314">
            <text:p>314</text:p>
          </table:table-cell>
          <table:table-cell office:value-type="float" office:value="331">
            <text:p>331</text:p>
          </table:table-cell>
          <table:table-cell office:value-type="float" office:value="8">
            <text:p>8</text:p>
          </table:table-cell>
          <table:table-cell table:number-columns-repeated="287"/>
        </table:table-row>
        <table:table-row table:style-name="ro1">
          <table:table-cell office:value-type="string">
            <text:p>Total Players:</text:p>
          </table:table-cell>
          <table:table-cell office:value-type="float" office:value="2136">
            <text:p>2136</text:p>
          </table:table-cell>
          <table:table-cell office:value-type="float" office:value="2448">
            <text:p>2448</text:p>
          </table:table-cell>
          <table:table-cell office:value-type="float" office:value="2808">
            <text:p>2808</text:p>
          </table:table-cell>
          <table:table-cell office:value-type="float" office:value="1816">
            <text:p>1816</text:p>
          </table:table-cell>
          <table:table-cell office:value-type="float" office:value="1944">
            <text:p>1944</text:p>
          </table:table-cell>
          <table:table-cell office:value-type="float" office:value="1752">
            <text:p>1752</text:p>
          </table:table-cell>
          <table:table-cell office:value-type="float" office:value="1942">
            <text:p>1942</text:p>
          </table:table-cell>
          <table:table-cell office:value-type="float" office:value="1600">
            <text:p>1600</text:p>
          </table:table-cell>
          <table:table-cell office:value-type="float" office:value="34882">
            <text:p>34882</text:p>
          </table:table-cell>
          <table:table-cell table:number-columns-repeated="287"/>
        </table:table-row>
        <table:table-row table:style-name="ro1">
          <table:table-cell office:value-type="string">
            <text:p>Avg Gametime:</text:p>
          </table:table-cell>
          <table:table-cell office:value-type="float" office:value="22.4363920099875">
            <text:p>22,43639201</text:p>
          </table:table-cell>
          <table:table-cell office:value-type="float" office:value="24.1307734204793">
            <text:p>24,1307734205</text:p>
          </table:table-cell>
          <table:table-cell office:value-type="float" office:value="23.6883190883191">
            <text:p>23,6883190883</text:p>
          </table:table-cell>
          <table:table-cell office:value-type="float" office:value="23.9297356828194">
            <text:p>23,9297356828</text:p>
          </table:table-cell>
          <table:table-cell office:value-type="float" office:value="23.0458847736626">
            <text:p>23,0458847737</text:p>
          </table:table-cell>
          <table:table-cell office:value-type="float" office:value="23.5360730593607">
            <text:p>23,5360730594</text:p>
          </table:table-cell>
          <table:table-cell office:value-type="float" office:value="24.6464187327824">
            <text:p>24,6464187328</text:p>
          </table:table-cell>
          <table:table-cell office:value-type="float" office:value="24.4344166666667">
            <text:p>24,4344166667</text:p>
          </table:table-cell>
          <table:table-cell office:value-type="float" office:value="0">
            <text:p>0</text:p>
          </table:table-cell>
          <table:table-cell table:number-columns-repeated="287"/>
        </table:table-row>
        <table:table-row table:style-name="ro1">
          <table:table-cell office:value-type="string">
            <text:p>Avg Level:</text:p>
          </table:table-cell>
          <table:table-cell office:value-type="float" office:value="13.2397003745318">
            <text:p>13,2397003745</text:p>
          </table:table-cell>
          <table:table-cell office:value-type="float" office:value="14.1176470588235">
            <text:p>14,1176470588</text:p>
          </table:table-cell>
          <table:table-cell office:value-type="float" office:value="13.9116809116809">
            <text:p>13,9116809117</text:p>
          </table:table-cell>
          <table:table-cell office:value-type="float" office:value="14.0484581497797">
            <text:p>14,0484581498</text:p>
          </table:table-cell>
          <table:table-cell office:value-type="float" office:value="13.6008230452675">
            <text:p>13,6008230453</text:p>
          </table:table-cell>
          <table:table-cell office:value-type="float" office:value="13.7671232876712">
            <text:p>13,7671232877</text:p>
          </table:table-cell>
          <table:table-cell office:value-type="float" office:value="14.4090909090909">
            <text:p>14,4090909091</text:p>
          </table:table-cell>
          <table:table-cell office:value-type="float" office:value="14.265">
            <text:p>14,265</text:p>
          </table:table-cell>
          <table:table-cell office:value-type="float" office:value="14.831880733945">
            <text:p>14,8318807339</text:p>
          </table:table-cell>
          <table:table-cell table:number-columns-repeated="287"/>
        </table:table-row>
        <table:table-row table:style-name="ro1">
          <table:table-cell office:value-type="string">
            <text:p>Wins East:</text:p>
          </table:table-cell>
          <table:table-cell office:value-type="float" office:value="148">
            <text:p>148</text:p>
          </table:table-cell>
          <table:table-cell office:value-type="float" office:value="157">
            <text:p>157</text:p>
          </table:table-cell>
          <table:table-cell office:value-type="float" office:value="187">
            <text:p>187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float" office:value="105">
            <text:p>105</text:p>
          </table:table-cell>
          <table:table-cell office:value-type="float" office:value="137">
            <text:p>137</text:p>
          </table:table-cell>
          <table:table-cell office:value-type="float" office:value="103">
            <text:p>103</text:p>
          </table:table-cell>
          <table:table-cell office:value-type="float" office:value="2007">
            <text:p>2007</text:p>
          </table:table-cell>
          <table:table-cell table:number-columns-repeated="287"/>
        </table:table-row>
        <table:table-row table:style-name="ro1">
          <table:table-cell office:value-type="string">
            <text:p>Wins West:</text:p>
          </table:table-cell>
          <table:table-cell office:value-type="float" office:value="119">
            <text:p>119</text:p>
          </table:table-cell>
          <table:table-cell office:value-type="float" office:value="149">
            <text:p>149</text:p>
          </table:table-cell>
          <table:table-cell office:value-type="float" office:value="164">
            <text:p>164</text:p>
          </table:table-cell>
          <table:table-cell office:value-type="float" office:value="119">
            <text:p>119</text:p>
          </table:table-cell>
          <table:table-cell office:value-type="float" office:value="117">
            <text:p>117</text:p>
          </table:table-cell>
          <table:table-cell office:value-type="float" office:value="114">
            <text:p>114</text:p>
          </table:table-cell>
          <table:table-cell office:value-type="float" office:value="105">
            <text:p>105</text:p>
          </table:table-cell>
          <table:table-cell office:value-type="float" office:value="97">
            <text:p>97</text:p>
          </table:table-cell>
          <table:table-cell office:value-type="float" office:value="2353">
            <text:p>2353</text:p>
          </table:table-cell>
          <table:table-cell table:number-columns-repeated="287"/>
        </table:table-row>
        <table:table-row table:style-name="ro1">
          <table:table-cell office:value-type="string">
            <text:p>Forsaken picks:</text:p>
          </table:table-cell>
          <table:table-cell office:value-type="float" office:value="316">
            <text:p>316</text:p>
          </table:table-cell>
          <table:table-cell office:value-type="float" office:value="444">
            <text:p>444</text:p>
          </table:table-cell>
          <table:table-cell office:value-type="float" office:value="443">
            <text:p>443</text:p>
          </table:table-cell>
          <table:table-cell office:value-type="float" office:value="279">
            <text:p>279</text:p>
          </table:table-cell>
          <table:table-cell office:value-type="float" office:value="318">
            <text:p>318</text:p>
          </table:table-cell>
          <table:table-cell office:value-type="float" office:value="219">
            <text:p>219</text:p>
          </table:table-cell>
          <table:table-cell office:value-type="float" office:value="282">
            <text:p>282</text:p>
          </table:table-cell>
          <table:table-cell office:value-type="float" office:value="265">
            <text:p>265</text:p>
          </table:table-cell>
          <table:table-cell office:value-type="float" office:value="4345">
            <text:p>4345</text:p>
          </table:table-cell>
          <table:table-cell table:number-columns-repeated="287"/>
        </table:table-row>
        <table:table-row table:style-name="ro1">
          <table:table-cell office:value-type="string">
            <text:p>Grove picks:</text:p>
          </table:table-cell>
          <table:table-cell office:value-type="float" office:value="232">
            <text:p>232</text:p>
          </table:table-cell>
          <table:table-cell office:value-type="float" office:value="291">
            <text:p>291</text:p>
          </table:table-cell>
          <table:table-cell office:value-type="float" office:value="273">
            <text:p>273</text:p>
          </table:table-cell>
          <table:table-cell office:value-type="float" office:value="170">
            <text:p>170</text:p>
          </table:table-cell>
          <table:table-cell office:value-type="float" office:value="202">
            <text:p>202</text:p>
          </table:table-cell>
          <table:table-cell office:value-type="float" office:value="163">
            <text:p>163</text:p>
          </table:table-cell>
          <table:table-cell office:value-type="float" office:value="196">
            <text:p>196</text:p>
          </table:table-cell>
          <table:table-cell office:value-type="float" office:value="179">
            <text:p>179</text:p>
          </table:table-cell>
          <table:table-cell office:value-type="float" office:value="5122">
            <text:p>5122</text:p>
          </table:table-cell>
          <table:table-cell table:number-columns-repeated="287"/>
        </table:table-row>
        <table:table-row table:style-name="ro1">
          <table:table-cell office:value-type="string">
            <text:p>Mech picks:</text:p>
          </table:table-cell>
          <table:table-cell office:value-type="float" office:value="299">
            <text:p>299</text:p>
          </table:table-cell>
          <table:table-cell office:value-type="float" office:value="374">
            <text:p>374</text:p>
          </table:table-cell>
          <table:table-cell office:value-type="float" office:value="404">
            <text:p>404</text:p>
          </table:table-cell>
          <table:table-cell office:value-type="float" office:value="248">
            <text:p>248</text:p>
          </table:table-cell>
          <table:table-cell office:value-type="float" office:value="269">
            <text:p>269</text:p>
          </table:table-cell>
          <table:table-cell office:value-type="float" office:value="193">
            <text:p>193</text:p>
          </table:table-cell>
          <table:table-cell office:value-type="float" office:value="264">
            <text:p>264</text:p>
          </table:table-cell>
          <table:table-cell office:value-type="float" office:value="195">
            <text:p>195</text:p>
          </table:table-cell>
          <table:table-cell office:value-type="float" office:value="5171">
            <text:p>5171</text:p>
          </table:table-cell>
          <table:table-cell table:number-columns-repeated="287"/>
        </table:table-row>
        <table:table-row table:style-name="ro1">
          <table:table-cell office:value-type="string">
            <text:p>Forsaken picks:</text:p>
          </table:table-cell>
          <table:table-cell office:value-type="float" office:value="214">
            <text:p>214</text:p>
          </table:table-cell>
          <table:table-cell office:value-type="float" office:value="232">
            <text:p>232</text:p>
          </table:table-cell>
          <table:table-cell office:value-type="float" office:value="303">
            <text:p>303</text:p>
          </table:table-cell>
          <table:table-cell office:value-type="float" office:value="164">
            <text:p>164</text:p>
          </table:table-cell>
          <table:table-cell office:value-type="float" office:value="212">
            <text:p>212</text:p>
          </table:table-cell>
          <table:table-cell office:value-type="float" office:value="173">
            <text:p>173</text:p>
          </table:table-cell>
          <table:table-cell office:value-type="float" office:value="204">
            <text:p>204</text:p>
          </table:table-cell>
          <table:table-cell office:value-type="float" office:value="168">
            <text:p>168</text:p>
          </table:table-cell>
          <table:table-cell office:value-type="float" office:value="6412">
            <text:p>6412</text:p>
          </table:table-cell>
          <table:table-cell table:number-columns-repeated="287"/>
        </table:table-row>
        <table:table-row table:style-name="ro1">
          <table:table-cell office:value-type="string">
            <text:p>Mastermind picks:</text:p>
          </table:table-cell>
          <table:table-cell office:value-type="float" office:value="1075">
            <text:p>1075</text:p>
          </table:table-cell>
          <table:table-cell office:value-type="float" office:value="1107">
            <text:p>1107</text:p>
          </table:table-cell>
          <table:table-cell office:value-type="float" office:value="1385">
            <text:p>1385</text:p>
          </table:table-cell>
          <table:table-cell office:value-type="float" office:value="955">
            <text:p>955</text:p>
          </table:table-cell>
          <table:table-cell office:value-type="float" office:value="943">
            <text:p>943</text:p>
          </table:table-cell>
          <table:table-cell office:value-type="float" office:value="1004">
            <text:p>1004</text:p>
          </table:table-cell>
          <table:table-cell office:value-type="float" office:value="996">
            <text:p>996</text:p>
          </table:table-cell>
          <table:table-cell office:value-type="float" office:value="793">
            <text:p>793</text:p>
          </table:table-cell>
          <table:table-cell office:value-type="float" office:value="13832">
            <text:p>13832</text:p>
          </table:table-cell>
          <table:table-cell table:number-columns-repeated="287"/>
        </table:table-row>
        <table:table-row table:style-name="ro1">
          <table:table-cell office:value-type="string">
            <text:p>Element wins:</text:p>
          </table:table-cell>
          <table:table-cell office:value-type="float" office:value="182">
            <text:p>182</text:p>
          </table:table-cell>
          <table:table-cell office:value-type="float" office:value="259">
            <text:p>259</text:p>
          </table:table-cell>
          <table:table-cell office:value-type="float" office:value="246">
            <text:p>246</text:p>
          </table:table-cell>
          <table:table-cell office:value-type="float" office:value="164">
            <text:p>164</text:p>
          </table:table-cell>
          <table:table-cell office:value-type="float" office:value="176">
            <text:p>176</text:p>
          </table:table-cell>
          <table:table-cell office:value-type="float" office:value="118">
            <text:p>118</text:p>
          </table:table-cell>
          <table:table-cell office:value-type="float" office:value="157">
            <text:p>157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table:number-columns-repeated="287"/>
        </table:table-row>
        <table:table-row table:style-name="ro1">
          <table:table-cell office:value-type="string">
            <text:p>Grove wins:</text:p>
          </table:table-cell>
          <table:table-cell office:value-type="float" office:value="120">
            <text:p>120</text:p>
          </table:table-cell>
          <table:table-cell office:value-type="float" office:value="166">
            <text:p>166</text:p>
          </table:table-cell>
          <table:table-cell office:value-type="float" office:value="147">
            <text:p>147</text:p>
          </table:table-cell>
          <table:table-cell office:value-type="float" office:value="93">
            <text:p>93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105">
            <text:p>105</text:p>
          </table:table-cell>
          <table:table-cell office:value-type="float" office:value="99">
            <text:p>99</text:p>
          </table:table-cell>
          <table:table-cell office:value-type="float" office:value="2702">
            <text:p>2702</text:p>
          </table:table-cell>
          <table:table-cell table:number-columns-repeated="287"/>
        </table:table-row>
        <table:table-row table:style-name="ro1">
          <table:table-cell office:value-type="string">
            <text:p>Mech wins:</text:p>
          </table:table-cell>
          <table:table-cell office:value-type="float" office:value="154">
            <text:p>154</text:p>
          </table:table-cell>
          <table:table-cell office:value-type="float" office:value="205">
            <text:p>205</text:p>
          </table:table-cell>
          <table:table-cell office:value-type="float" office:value="224">
            <text:p>224</text:p>
          </table:table-cell>
          <table:table-cell office:value-type="float" office:value="141">
            <text:p>141</text:p>
          </table:table-cell>
          <table:table-cell office:value-type="float" office:value="178">
            <text:p>178</text:p>
          </table:table-cell>
          <table:table-cell office:value-type="float" office:value="114">
            <text:p>114</text:p>
          </table:table-cell>
          <table:table-cell office:value-type="float" office:value="154">
            <text:p>154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table:number-columns-repeated="287"/>
        </table:table-row>
        <table:table-row table:style-name="ro1">
          <table:table-cell office:value-type="string">
            <text:p>Forsaken wins:</text:p>
          </table:table-cell>
          <table:table-cell office:value-type="float" office:value="116">
            <text:p>116</text:p>
          </table:table-cell>
          <table:table-cell office:value-type="float" office:value="124">
            <text:p>124</text:p>
          </table:table-cell>
          <table:table-cell office:value-type="float" office:value="161">
            <text:p>161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table:number-columns-repeated="287"/>
        </table:table-row>
        <table:table-row table:style-name="ro1">
          <table:table-cell office:value-type="string">
            <text:p>Mastermind wins:</text:p>
          </table:table-cell>
          <table:table-cell office:value-type="float" office:value="496">
            <text:p>496</text:p>
          </table:table-cell>
          <table:table-cell office:value-type="float" office:value="470">
            <text:p>470</text:p>
          </table:table-cell>
          <table:table-cell office:value-type="float" office:value="626">
            <text:p>626</text:p>
          </table:table-cell>
          <table:table-cell office:value-type="float" office:value="430">
            <text:p>430</text:p>
          </table:table-cell>
          <table:table-cell office:value-type="float" office:value="410">
            <text:p>410</text:p>
          </table:table-cell>
          <table:table-cell office:value-type="float" office:value="465">
            <text:p>465</text:p>
          </table:table-cell>
          <table:table-cell office:value-type="float" office:value="452">
            <text:p>452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table:number-columns-repeated="287"/>
        </table:table-row>
        <table:table-row table:style-name="ro1">
          <table:table-cell office:value-type="string">
            <text:p>Games ended on 1: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7"/>
        </table:table-row>
        <table:table-row table:style-name="ro1">
          <table:table-cell office:value-type="string">
            <text:p>Games ended on 2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87"/>
        </table:table-row>
        <table:table-row table:style-name="ro1">
          <table:table-cell office:value-type="string">
            <text:p>Games ended on 3: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87"/>
        </table:table-row>
        <table:table-row table:style-name="ro1">
          <table:table-cell office:value-type="string">
            <text:p>Games ended on 4: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87"/>
        </table:table-row>
        <table:table-row table:style-name="ro1">
          <table:table-cell office:value-type="string">
            <text:p>Games ended on 5: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87"/>
        </table:table-row>
        <table:table-row table:style-name="ro1">
          <table:table-cell office:value-type="string">
            <text:p>Games ended on 6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87"/>
        </table:table-row>
        <table:table-row table:style-name="ro1">
          <table:table-cell office:value-type="string">
            <text:p>Games ended on 7: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87"/>
        </table:table-row>
        <table:table-row table:style-name="ro1">
          <table:table-cell office:value-type="string">
            <text:p>Games ended on 8: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287"/>
        </table:table-row>
        <table:table-row table:style-name="ro1">
          <table:table-cell office:value-type="string">
            <text:p>Games ended on 9: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87"/>
        </table:table-row>
        <table:table-row table:style-name="ro1">
          <table:table-cell office:value-type="string">
            <text:p>Games ended on 10: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87"/>
        </table:table-row>
        <table:table-row table:style-name="ro1">
          <table:table-cell office:value-type="string">
            <text:p>Games ended on 11: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87"/>
        </table:table-row>
        <table:table-row table:style-name="ro1">
          <table:table-cell office:value-type="string">
            <text:p>Games ended on 12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87">
            <text:p>87</text:p>
          </table:table-cell>
          <table:table-cell table:number-columns-repeated="287"/>
        </table:table-row>
        <table:table-row table:style-name="ro1">
          <table:table-cell office:value-type="string">
            <text:p>Games ended on 13:</text:p>
          </table:table-cell>
          <table:table-cell office:value-type="float" office:value="124">
            <text:p>124</text:p>
          </table:table-cell>
          <table:table-cell office:value-type="float" office:value="103">
            <text:p>103</text:p>
          </table:table-cell>
          <table:table-cell office:value-type="float" office:value="111">
            <text:p>11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217">
            <text:p>217</text:p>
          </table:table-cell>
          <table:table-cell table:number-columns-repeated="287"/>
        </table:table-row>
        <table:table-row table:style-name="ro1">
          <table:table-cell office:value-type="string">
            <text:p>Games ended on 14: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1801">
            <text:p>1801</text:p>
          </table:table-cell>
          <table:table-cell table:number-columns-repeated="287"/>
        </table:table-row>
        <table:table-row table:style-name="ro1">
          <table:table-cell office:value-type="string">
            <text:p>Games ended on 15: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698">
            <text:p>698</text:p>
          </table:table-cell>
          <table:table-cell table:number-columns-repeated="287"/>
        </table:table-row>
        <table:table-row table:style-name="ro1">
          <table:table-cell office:value-type="string">
            <text:p>Games ended on 16: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360">
            <text:p>360</text:p>
          </table:table-cell>
          <table:table-cell table:number-columns-repeated="287"/>
        </table:table-row>
        <table:table-row table:style-name="ro1">
          <table:table-cell office:value-type="string">
            <text:p>Games ended on 17: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95">
            <text:p>395</text:p>
          </table:table-cell>
          <table:table-cell table:number-columns-repeated="287"/>
        </table:table-row>
        <table:table-row table:style-name="ro1">
          <table:table-cell office:value-type="string">
            <text:p>Games ended on 18: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343">
            <text:p>343</text:p>
          </table:table-cell>
          <table:table-cell table:number-columns-repeated="287"/>
        </table:table-row>
        <table:table-row table:style-name="ro1">
          <table:table-cell office:value-type="string">
            <text:p>Games ended on 19: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table:number-columns-repeated="287"/>
        </table:table-row>
        <table:table-row table:style-name="ro1">
          <table:table-cell office:value-type="string">
            <text:p>Games ended on 20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87"/>
        </table:table-row>
        <table:table-row table:style-name="ro1">
          <table:table-cell office:value-type="string">
            <text:p>Games ended on 21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87"/>
        </table:table-row>
        <table:table-row table:style-name="ro1">
          <table:table-cell office:value-type="string">
            <text:p>Element workers lvl 1</text:p>
          </table:table-cell>
          <table:table-cell table:number-columns-repeated="8" office:value-type="string">
            <text:p>NaN</text:p>
          </table:table-cell>
          <table:table-cell office:value-type="float" office:value="2">
            <text:p>2</text:p>
          </table:table-cell>
          <table:table-cell table:number-columns-repeated="287"/>
        </table:table-row>
        <table:table-row table:style-name="ro1">
          <table:table-cell office:value-type="string">
            <text:p>Element workers lvl 2</text:p>
          </table:table-cell>
          <table:table-cell table:number-columns-repeated="2" office:value-type="string">
            <text:p>NaN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N</text:p>
          </table:table-cell>
          <table:table-cell office:value-type="float" office:value="2">
            <text:p>2</text:p>
          </table:table-cell>
          <table:table-cell table:number-columns-repeated="287"/>
        </table:table-row>
        <table:table-row table:style-name="ro1">
          <table:table-cell office:value-type="string">
            <text:p>Element workers lvl 3</text:p>
          </table:table-cell>
          <table:table-cell table:number-columns-repeated="8" office:value-type="string">
            <text:p>NaN</text:p>
          </table:table-cell>
          <table:table-cell office:value-type="float" office:value="2.33333333333333">
            <text:p>2,3333333333</text:p>
          </table:table-cell>
          <table:table-cell table:number-columns-repeated="287"/>
        </table:table-row>
        <table:table-row table:style-name="ro1">
          <table:table-cell office:value-type="string">
            <text:p>Element workers lvl 4</text:p>
          </table:table-cell>
          <table:table-cell office:value-type="float" office:value="2">
            <text:p>2</text:p>
          </table:table-cell>
          <table:table-cell table:number-columns-repeated="7" office:value-type="string">
            <text:p>NaN</text:p>
          </table:table-cell>
          <table:table-cell office:value-type="float" office:value="3">
            <text:p>3</text:p>
          </table:table-cell>
          <table:table-cell table:number-columns-repeated="287"/>
        </table:table-row>
        <table:table-row table:style-name="ro1">
          <table:table-cell office:value-type="string">
            <text:p>Element workers lvl 5</text:p>
          </table:table-cell>
          <table:table-cell office:value-type="float" office:value="3.4">
            <text:p>3,4</text:p>
          </table:table-cell>
          <table:table-cell office:value-type="float" office:value="3">
            <text:p>3</text:p>
          </table:table-cell>
          <table:table-cell office:value-type="float" office:value="3.25">
            <text:p>3,25</text:p>
          </table:table-cell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float" office:value="2.96666666666667">
            <text:p>2,9666666667</text:p>
          </table:table-cell>
          <table:table-cell table:number-columns-repeated="287"/>
        </table:table-row>
        <table:table-row table:style-name="ro1">
          <table:table-cell office:value-type="string">
            <text:p>Element workers lvl 6</text:p>
          </table:table-cell>
          <table:table-cell table:number-columns-repeated="2" office:value-type="string">
            <text:p>NaN</text:p>
          </table:table-cell>
          <table:table-cell office:value-type="float" office:value="5">
            <text:p>5</text:p>
          </table:table-cell>
          <table:table-cell office:value-type="string">
            <text:p>NaN</text:p>
          </table:table-cell>
          <table:table-cell office:value-type="float" office:value="4.33333333333333">
            <text:p>4,3333333333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N</text:p>
          </table:table-cell>
          <table:table-cell office:value-type="float" office:value="3.78947368421053">
            <text:p>3,7894736842</text:p>
          </table:table-cell>
          <table:table-cell table:number-columns-repeated="287"/>
        </table:table-row>
        <table:table-row table:style-name="ro1">
          <table:table-cell office:value-type="string">
            <text:p>Element workers lvl 7</text:p>
          </table:table-cell>
          <table:table-cell office:value-type="float" office:value="5.75">
            <text:p>5,75</text:p>
          </table:table-cell>
          <table:table-cell office:value-type="float" office:value="5">
            <text:p>5</text:p>
          </table:table-cell>
          <table:table-cell office:value-type="float" office:value="5.25">
            <text:p>5,25</text:p>
          </table:table-cell>
          <table:table-cell office:value-type="string">
            <text:p>NaN</text:p>
          </table:table-cell>
          <table:table-cell office:value-type="float" office:value="7">
            <text:p>7</text:p>
          </table:table-cell>
          <table:table-cell office:value-type="string">
            <text:p>NaN</text:p>
          </table:table-cell>
          <table:table-cell table:number-columns-repeated="2" office:value-type="float" office:value="5">
            <text:p>5</text:p>
          </table:table-cell>
          <table:table-cell office:value-type="float" office:value="4.5">
            <text:p>4,5</text:p>
          </table:table-cell>
          <table:table-cell table:number-columns-repeated="287"/>
        </table:table-row>
        <table:table-row table:style-name="ro1">
          <table:table-cell office:value-type="string">
            <text:p>Element workers lvl 8</text:p>
          </table:table-cell>
          <table:table-cell office:value-type="float" office:value="6">
            <text:p>6</text:p>
          </table:table-cell>
          <table:table-cell office:value-type="float" office:value="6.16666666666667">
            <text:p>6,1666666667</text:p>
          </table:table-cell>
          <table:table-cell office:value-type="float" office:value="4.5">
            <text:p>4,5</text:p>
          </table:table-cell>
          <table:table-cell office:value-type="float" office:value="4.25">
            <text:p>4,25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float" office:value="6.8">
            <text:p>6,8</text:p>
          </table:table-cell>
          <table:table-cell office:value-type="float" office:value="4.8">
            <text:p>4,8</text:p>
          </table:table-cell>
          <table:table-cell office:value-type="float" office:value="4.96153846153846">
            <text:p>4,9615384615</text:p>
          </table:table-cell>
          <table:table-cell table:number-columns-repeated="287"/>
        </table:table-row>
        <table:table-row table:style-name="ro1">
          <table:table-cell office:value-type="string">
            <text:p>Element workers lvl 9</text:p>
          </table:table-cell>
          <table:table-cell office:value-type="float" office:value="6.71428571428571">
            <text:p>6,7142857143</text:p>
          </table:table-cell>
          <table:table-cell office:value-type="float" office:value="5.25">
            <text:p>5,25</text:p>
          </table:table-cell>
          <table:table-cell table:number-columns-repeated="2" office:value-type="float" office:value="6">
            <text:p>6</text:p>
          </table:table-cell>
          <table:table-cell office:value-type="float" office:value="5.69230769230769">
            <text:p>5,6923076923</text:p>
          </table:table-cell>
          <table:table-cell office:value-type="float" office:value="6">
            <text:p>6</text:p>
          </table:table-cell>
          <table:table-cell office:value-type="float" office:value="6.16666666666667">
            <text:p>6,1666666667</text:p>
          </table:table-cell>
          <table:table-cell office:value-type="float" office:value="8">
            <text:p>8</text:p>
          </table:table-cell>
          <table:table-cell office:value-type="float" office:value="5.69230769230769">
            <text:p>5,6923076923</text:p>
          </table:table-cell>
          <table:table-cell table:number-columns-repeated="287"/>
        </table:table-row>
        <table:table-row table:style-name="ro1">
          <table:table-cell office:value-type="string">
            <text:p>Element workers lvl 10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.8">
            <text:p>7,8</text:p>
          </table:table-cell>
          <table:table-cell office:value-type="float" office:value="6.5">
            <text:p>6,5</text:p>
          </table:table-cell>
          <table:table-cell office:value-type="string">
            <text:p>NaN</text:p>
          </table:table-cell>
          <table:table-cell office:value-type="float" office:value="6.33333333333333">
            <text:p>6,3333333333</text:p>
          </table:table-cell>
          <table:table-cell office:value-type="float" office:value="6.66666666666667">
            <text:p>6,6666666667</text:p>
          </table:table-cell>
          <table:table-cell office:value-type="float" office:value="7.11538461538462">
            <text:p>7,1153846154</text:p>
          </table:table-cell>
          <table:table-cell table:number-columns-repeated="287"/>
        </table:table-row>
        <table:table-row table:style-name="ro1">
          <table:table-cell office:value-type="string">
            <text:p>Element workers lvl 11</text:p>
          </table:table-cell>
          <table:table-cell office:value-type="float" office:value="8.23076923076923">
            <text:p>8,2307692308</text:p>
          </table:table-cell>
          <table:table-cell office:value-type="float" office:value="8.57142857142857">
            <text:p>8,5714285714</text:p>
          </table:table-cell>
          <table:table-cell office:value-type="float" office:value="8.41666666666667">
            <text:p>8,4166666667</text:p>
          </table:table-cell>
          <table:table-cell office:value-type="float" office:value="6.5">
            <text:p>6,5</text:p>
          </table:table-cell>
          <table:table-cell office:value-type="float" office:value="9.57142857142857">
            <text:p>9,5714285714</text:p>
          </table:table-cell>
          <table:table-cell office:value-type="float" office:value="8.3">
            <text:p>8,3</text:p>
          </table:table-cell>
          <table:table-cell office:value-type="float" office:value="8.25">
            <text:p>8,25</text:p>
          </table:table-cell>
          <table:table-cell office:value-type="float" office:value="6.76923076923077">
            <text:p>6,7692307692</text:p>
          </table:table-cell>
          <table:table-cell office:value-type="float" office:value="7.30434782608696">
            <text:p>7,3043478261</text:p>
          </table:table-cell>
          <table:table-cell table:number-columns-repeated="287"/>
        </table:table-row>
        <table:table-row table:style-name="ro1">
          <table:table-cell office:value-type="string">
            <text:p>Element workers lvl 12</text:p>
          </table:table-cell>
          <table:table-cell office:value-type="float" office:value="8.93939393939394">
            <text:p>8,9393939394</text:p>
          </table:table-cell>
          <table:table-cell office:value-type="float" office:value="8.97222222222222">
            <text:p>8,9722222222</text:p>
          </table:table-cell>
          <table:table-cell office:value-type="float" office:value="8.925">
            <text:p>8,925</text:p>
          </table:table-cell>
          <table:table-cell office:value-type="float" office:value="8.57142857142857">
            <text:p>8,5714285714</text:p>
          </table:table-cell>
          <table:table-cell office:value-type="float" office:value="8.16666666666667">
            <text:p>8,1666666667</text:p>
          </table:table-cell>
          <table:table-cell office:value-type="float" office:value="8.25">
            <text:p>8,25</text:p>
          </table:table-cell>
          <table:table-cell office:value-type="float" office:value="7.5">
            <text:p>7,5</text:p>
          </table:table-cell>
          <table:table-cell office:value-type="float" office:value="8.875">
            <text:p>8,875</text:p>
          </table:table-cell>
          <table:table-cell office:value-type="float" office:value="7.47872340425532">
            <text:p>7,4787234043</text:p>
          </table:table-cell>
          <table:table-cell table:number-columns-repeated="287"/>
        </table:table-row>
        <table:table-row table:style-name="ro1">
          <table:table-cell office:value-type="string">
            <text:p>Element workers lvl 13</text:p>
          </table:table-cell>
          <table:table-cell office:value-type="float" office:value="9.26845637583893">
            <text:p>9,2684563758</text:p>
          </table:table-cell>
          <table:table-cell office:value-type="float" office:value="9.59375">
            <text:p>9,59375</text:p>
          </table:table-cell>
          <table:table-cell office:value-type="float" office:value="9.2125">
            <text:p>9,2125</text:p>
          </table:table-cell>
          <table:table-cell office:value-type="float" office:value="9.7280701754386">
            <text:p>9,7280701754</text:p>
          </table:table-cell>
          <table:table-cell office:value-type="float" office:value="9.61333333333333">
            <text:p>9,6133333333</text:p>
          </table:table-cell>
          <table:table-cell office:value-type="float" office:value="9.56578947368421">
            <text:p>9,5657894737</text:p>
          </table:table-cell>
          <table:table-cell office:value-type="float" office:value="9.29885057471264">
            <text:p>9,2988505747</text:p>
          </table:table-cell>
          <table:table-cell office:value-type="float" office:value="9.23636363636364">
            <text:p>9,2363636364</text:p>
          </table:table-cell>
          <table:table-cell office:value-type="float" office:value="7.81521739130435">
            <text:p>7,8152173913</text:p>
          </table:table-cell>
          <table:table-cell table:number-columns-repeated="287"/>
        </table:table-row>
        <table:table-row table:style-name="ro1">
          <table:table-cell office:value-type="string">
            <text:p>Element workers lvl 14</text:p>
          </table:table-cell>
          <table:table-cell office:value-type="float" office:value="9.94444444444444">
            <text:p>9,9444444444</text:p>
          </table:table-cell>
          <table:table-cell office:value-type="float" office:value="10.04">
            <text:p>10,04</text:p>
          </table:table-cell>
          <table:table-cell office:value-type="float" office:value="9.52173913043478">
            <text:p>9,5217391304</text:p>
          </table:table-cell>
          <table:table-cell office:value-type="float" office:value="10.1803278688525">
            <text:p>10,1803278689</text:p>
          </table:table-cell>
          <table:table-cell office:value-type="float" office:value="9.90196078431373">
            <text:p>9,9019607843</text:p>
          </table:table-cell>
          <table:table-cell office:value-type="float" office:value="10.03125">
            <text:p>10,03125</text:p>
          </table:table-cell>
          <table:table-cell office:value-type="float" office:value="9.39622641509434">
            <text:p>9,3962264151</text:p>
          </table:table-cell>
          <table:table-cell office:value-type="float" office:value="9.26865671641791">
            <text:p>9,2686567164</text:p>
          </table:table-cell>
          <table:table-cell office:value-type="float" office:value="7.78613333333333">
            <text:p>7,7861333333</text:p>
          </table:table-cell>
          <table:table-cell table:number-columns-repeated="287"/>
        </table:table-row>
        <table:table-row table:style-name="ro1">
          <table:table-cell office:value-type="string">
            <text:p>Element workers lvl 15</text:p>
          </table:table-cell>
          <table:table-cell office:value-type="float" office:value="13.5">
            <text:p>13,5</text:p>
          </table:table-cell>
          <table:table-cell office:value-type="float" office:value="11.8181818181818">
            <text:p>11,8181818182</text:p>
          </table:table-cell>
          <table:table-cell office:value-type="float" office:value="10.75">
            <text:p>10,75</text:p>
          </table:table-cell>
          <table:table-cell office:value-type="float" office:value="11">
            <text:p>11</text:p>
          </table:table-cell>
          <table:table-cell office:value-type="float" office:value="11.6666666666667">
            <text:p>11,6666666667</text:p>
          </table:table-cell>
          <table:table-cell office:value-type="float" office:value="8.85714285714286">
            <text:p>8,8571428571</text:p>
          </table:table-cell>
          <table:table-cell office:value-type="float" office:value="9.375">
            <text:p>9,375</text:p>
          </table:table-cell>
          <table:table-cell office:value-type="float" office:value="10.9333333333333">
            <text:p>10,9333333333</text:p>
          </table:table-cell>
          <table:table-cell office:value-type="float" office:value="8.48575949367089">
            <text:p>8,4857594937</text:p>
          </table:table-cell>
          <table:table-cell table:number-columns-repeated="287"/>
        </table:table-row>
        <table:table-row table:style-name="ro1">
          <table:table-cell office:value-type="string">
            <text:p>Element workers lvl 16</text:p>
          </table:table-cell>
          <table:table-cell office:value-type="float" office:value="11.5">
            <text:p>11,5</text:p>
          </table:table-cell>
          <table:table-cell office:value-type="float" office:value="11.1780821917808">
            <text:p>11,1780821918</text:p>
          </table:table-cell>
          <table:table-cell office:value-type="float" office:value="11.1318681318681">
            <text:p>11,1318681319</text:p>
          </table:table-cell>
          <table:table-cell office:value-type="float" office:value="11.4318181818182">
            <text:p>11,4318181818</text:p>
          </table:table-cell>
          <table:table-cell office:value-type="float" office:value="10.6410256410256">
            <text:p>10,641025641</text:p>
          </table:table-cell>
          <table:table-cell office:value-type="float" office:value="11.2558139534884">
            <text:p>11,2558139535</text:p>
          </table:table-cell>
          <table:table-cell office:value-type="float" office:value="10.8867924528302">
            <text:p>10,8867924528</text:p>
          </table:table-cell>
          <table:table-cell office:value-type="float" office:value="10.1282051282051">
            <text:p>10,1282051282</text:p>
          </table:table-cell>
          <table:table-cell office:value-type="float" office:value="10.7049608355091">
            <text:p>10,7049608355</text:p>
          </table:table-cell>
          <table:table-cell table:number-columns-repeated="287"/>
        </table:table-row>
        <table:table-row table:style-name="ro1">
          <table:table-cell office:value-type="string">
            <text:p>Element workers lvl 17</text:p>
          </table:table-cell>
          <table:table-cell office:value-type="float" office:value="13.25">
            <text:p>13,25</text:p>
          </table:table-cell>
          <table:table-cell office:value-type="float" office:value="11.2962962962963">
            <text:p>11,2962962963</text:p>
          </table:table-cell>
          <table:table-cell office:value-type="float" office:value="10.1764705882353">
            <text:p>10,1764705882</text:p>
          </table:table-cell>
          <table:table-cell office:value-type="float" office:value="10.7368421052632">
            <text:p>10,7368421053</text:p>
          </table:table-cell>
          <table:table-cell office:value-type="float" office:value="11.8636363636364">
            <text:p>11,8636363636</text:p>
          </table:table-cell>
          <table:table-cell office:value-type="float" office:value="10.9411764705882">
            <text:p>10,9411764706</text:p>
          </table:table-cell>
          <table:table-cell office:value-type="float" office:value="10.2857142857143">
            <text:p>10,2857142857</text:p>
          </table:table-cell>
          <table:table-cell office:value-type="float" office:value="11.9444444444444">
            <text:p>11,9444444444</text:p>
          </table:table-cell>
          <table:table-cell office:value-type="float" office:value="12.5083932853717">
            <text:p>12,5083932854</text:p>
          </table:table-cell>
          <table:table-cell table:number-columns-repeated="287"/>
        </table:table-row>
        <table:table-row table:style-name="ro1">
          <table:table-cell office:value-type="string">
            <text:p>Element workers lvl 18</text:p>
          </table:table-cell>
          <table:table-cell office:value-type="float" office:value="11.875">
            <text:p>11,875</text:p>
          </table:table-cell>
          <table:table-cell office:value-type="float" office:value="12.5882352941176">
            <text:p>12,5882352941</text:p>
          </table:table-cell>
          <table:table-cell office:value-type="float" office:value="10.1818181818182">
            <text:p>10,181818181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1.8">
            <text:p>11,8</text:p>
          </table:table-cell>
          <table:table-cell office:value-type="float" office:value="12.0714285714286">
            <text:p>12,0714285714</text:p>
          </table:table-cell>
          <table:table-cell office:value-type="float" office:value="13.0714285714286">
            <text:p>13,0714285714</text:p>
          </table:table-cell>
          <table:table-cell office:value-type="float" office:value="13.8421052631579">
            <text:p>13,8421052632</text:p>
          </table:table-cell>
          <table:table-cell table:number-columns-repeated="287"/>
        </table:table-row>
        <table:table-row table:style-name="ro1">
          <table:table-cell office:value-type="string">
            <text:p>Element workers lvl 19</text:p>
          </table:table-cell>
          <table:table-cell office:value-type="float" office:value="13.5">
            <text:p>13,5</text:p>
          </table:table-cell>
          <table:table-cell office:value-type="float" office:value="13">
            <text:p>13</text:p>
          </table:table-cell>
          <table:table-cell office:value-type="float" office:value="12.5555555555556">
            <text:p>12,5555555556</text:p>
          </table:table-cell>
          <table:table-cell office:value-type="float" office:value="14.6666666666667">
            <text:p>14,6666666667</text:p>
          </table:table-cell>
          <table:table-cell office:value-type="float" office:value="9.33333333333333">
            <text:p>9,3333333333</text:p>
          </table:table-cell>
          <table:table-cell office:value-type="float" office:value="9.83333333333333">
            <text:p>9,8333333333</text:p>
          </table:table-cell>
          <table:table-cell office:value-type="float" office:value="9.7">
            <text:p>9,7</text:p>
          </table:table-cell>
          <table:table-cell office:value-type="float" office:value="9.75">
            <text:p>9,75</text:p>
          </table:table-cell>
          <table:table-cell office:value-type="float" office:value="16.1806722689076">
            <text:p>16,1806722689</text:p>
          </table:table-cell>
          <table:table-cell table:number-columns-repeated="287"/>
        </table:table-row>
        <table:table-row table:style-name="ro1">
          <table:table-cell office:value-type="string">
            <text:p>Element workers lvl 20</text:p>
          </table:table-cell>
          <table:table-cell office:value-type="string">
            <text:p>NaN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NaN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287"/>
        </table:table-row>
        <table:table-row table:style-name="ro1">
          <table:table-cell office:value-type="string">
            <text:p>Element workers lvl 21</text:p>
          </table:table-cell>
          <table:table-cell table:number-columns-repeated="3" office:value-type="string">
            <text:p>NaN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N</text:p>
          </table:table-cell>
          <table:table-cell office:value-type="float" office:value="18.3333333333333">
            <text:p>18,3333333333</text:p>
          </table:table-cell>
          <table:table-cell office:value-type="string">
            <text:p>NaN</text:p>
          </table:table-cell>
          <table:table-cell office:value-type="float" office:value="32">
            <text:p>32</text:p>
          </table:table-cell>
          <table:table-cell table:number-columns-repeated="287"/>
        </table:table-row>
        <table:table-row table:style-name="ro1">
          <table:table-cell office:value-type="string">
            <text:p>Element income lvl 1</text:p>
          </table:table-cell>
          <table:table-cell table:number-columns-repeated="8" office:value-type="string">
            <text:p>NaN</text:p>
          </table:table-cell>
          <table:table-cell office:value-type="float" office:value="6">
            <text:p>6</text:p>
          </table:table-cell>
          <table:table-cell table:number-columns-repeated="287"/>
        </table:table-row>
        <table:table-row table:style-name="ro1">
          <table:table-cell office:value-type="string">
            <text:p>Element income lvl 2</text:p>
          </table:table-cell>
          <table:table-cell table:number-columns-repeated="2" office:value-type="string">
            <text:p>NaN</text:p>
          </table:table-cell>
          <table:table-cell office:value-type="float" office:value="24">
            <text:p>24</text:p>
          </table:table-cell>
          <table:table-cell table:number-columns-repeated="5" office:value-type="string">
            <text:p>NaN</text:p>
          </table:table-cell>
          <table:table-cell office:value-type="float" office:value="9">
            <text:p>9</text:p>
          </table:table-cell>
          <table:table-cell table:number-columns-repeated="287"/>
        </table:table-row>
        <table:table-row table:style-name="ro1">
          <table:table-cell office:value-type="string">
            <text:p>Element income lvl 3</text:p>
          </table:table-cell>
          <table:table-cell table:number-columns-repeated="8" office:value-type="string">
            <text:p>NaN</text:p>
          </table:table-cell>
          <table:table-cell office:value-type="float" office:value="20">
            <text:p>20</text:p>
          </table:table-cell>
          <table:table-cell table:number-columns-repeated="287"/>
        </table:table-row>
        <table:table-row table:style-name="ro1">
          <table:table-cell office:value-type="string">
            <text:p>Element income lvl 4</text:p>
          </table:table-cell>
          <table:table-cell office:value-type="float" office:value="24">
            <text:p>24</text:p>
          </table:table-cell>
          <table:table-cell table:number-columns-repeated="7" office:value-type="string">
            <text:p>NaN</text:p>
          </table:table-cell>
          <table:table-cell office:value-type="float" office:value="34.7142857142857">
            <text:p>34,7142857143</text:p>
          </table:table-cell>
          <table:table-cell table:number-columns-repeated="287"/>
        </table:table-row>
        <table:table-row table:style-name="ro1">
          <table:table-cell office:value-type="string">
            <text:p>Element income lvl 5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string">
            <text:p>NaN</text:p>
          </table:table-cell>
          <table:table-cell office:value-type="float" office:value="48">
            <text:p>48</text:p>
          </table:table-cell>
          <table:table-cell office:value-type="string">
            <text:p>NaN</text:p>
          </table:table-cell>
          <table:table-cell office:value-type="float" office:value="40.5">
            <text:p>40,5</text:p>
          </table:table-cell>
          <table:table-cell table:number-columns-repeated="287"/>
        </table:table-row>
        <table:table-row table:style-name="ro1">
          <table:table-cell office:value-type="string">
            <text:p>Element income lvl 6</text:p>
          </table:table-cell>
          <table:table-cell table:number-columns-repeated="2" office:value-type="string">
            <text:p>NaN</text:p>
          </table:table-cell>
          <table:table-cell office:value-type="float" office:value="54">
            <text:p>54</text:p>
          </table:table-cell>
          <table:table-cell office:value-type="string">
            <text:p>NaN</text:p>
          </table:table-cell>
          <table:table-cell office:value-type="float" office:value="76.6666666666667">
            <text:p>76,6666666667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NaN</text:p>
          </table:table-cell>
          <table:table-cell office:value-type="float" office:value="56.2105263157895">
            <text:p>56,2105263158</text:p>
          </table:table-cell>
          <table:table-cell table:number-columns-repeated="287"/>
        </table:table-row>
        <table:table-row table:style-name="ro1">
          <table:table-cell office:value-type="string">
            <text:p>Element income lvl 7</text:p>
          </table:table-cell>
          <table:table-cell office:value-type="float" office:value="99">
            <text:p>99</text:p>
          </table:table-cell>
          <table:table-cell office:value-type="float" office:value="90.6666666666667">
            <text:p>90,6666666667</text:p>
          </table:table-cell>
          <table:table-cell office:value-type="float" office:value="75.75">
            <text:p>75,75</text:p>
          </table:table-cell>
          <table:table-cell office:value-type="string">
            <text:p>NaN</text:p>
          </table:table-cell>
          <table:table-cell office:value-type="float" office:value="120">
            <text:p>120</text:p>
          </table:table-cell>
          <table:table-cell office:value-type="string">
            <text:p>NaN</text:p>
          </table:table-cell>
          <table:table-cell office:value-type="float" office:value="66">
            <text:p>66</text:p>
          </table:table-cell>
          <table:table-cell office:value-type="float" office:value="45.6666666666667">
            <text:p>45,6666666667</text:p>
          </table:table-cell>
          <table:table-cell office:value-type="float" office:value="74.85">
            <text:p>74,85</text:p>
          </table:table-cell>
          <table:table-cell table:number-columns-repeated="287"/>
        </table:table-row>
        <table:table-row table:style-name="ro1">
          <table:table-cell office:value-type="string">
            <text:p>Element income lvl 8</text:p>
          </table:table-cell>
          <table:table-cell office:value-type="float" office:value="111">
            <text:p>111</text:p>
          </table:table-cell>
          <table:table-cell office:value-type="float" office:value="108.833333333333">
            <text:p>108,8333333333</text:p>
          </table:table-cell>
          <table:table-cell office:value-type="float" office:value="76.5">
            <text:p>76,5</text:p>
          </table:table-cell>
          <table:table-cell office:value-type="float" office:value="83">
            <text:p>83</text:p>
          </table:table-cell>
          <table:table-cell office:value-type="string">
            <text:p>NaN</text:p>
          </table:table-cell>
          <table:table-cell office:value-type="float" office:value="88.5">
            <text:p>88,5</text:p>
          </table:table-cell>
          <table:table-cell office:value-type="float" office:value="109.2">
            <text:p>109,2</text:p>
          </table:table-cell>
          <table:table-cell office:value-type="float" office:value="83.4">
            <text:p>83,4</text:p>
          </table:table-cell>
          <table:table-cell office:value-type="float" office:value="105.153846153846">
            <text:p>105,1538461538</text:p>
          </table:table-cell>
          <table:table-cell table:number-columns-repeated="287"/>
        </table:table-row>
        <table:table-row table:style-name="ro1">
          <table:table-cell office:value-type="string">
            <text:p>Element income lvl 9</text:p>
          </table:table-cell>
          <table:table-cell office:value-type="float" office:value="133.928571428571">
            <text:p>133,9285714286</text:p>
          </table:table-cell>
          <table:table-cell office:value-type="float" office:value="73">
            <text:p>73</text:p>
          </table:table-cell>
          <table:table-cell office:value-type="float" office:value="124.636363636364">
            <text:p>124,6363636364</text:p>
          </table:table-cell>
          <table:table-cell office:value-type="float" office:value="125.142857142857">
            <text:p>125,1428571429</text:p>
          </table:table-cell>
          <table:table-cell office:value-type="float" office:value="109.846153846154">
            <text:p>109,8461538462</text:p>
          </table:table-cell>
          <table:table-cell office:value-type="float" office:value="108.125">
            <text:p>108,125</text:p>
          </table:table-cell>
          <table:table-cell office:value-type="float" office:value="132.5">
            <text:p>132,5</text:p>
          </table:table-cell>
          <table:table-cell office:value-type="float" office:value="149.333333333333">
            <text:p>149,3333333333</text:p>
          </table:table-cell>
          <table:table-cell office:value-type="float" office:value="111.461538461538">
            <text:p>111,4615384615</text:p>
          </table:table-cell>
          <table:table-cell table:number-columns-repeated="287"/>
        </table:table-row>
        <table:table-row table:style-name="ro1">
          <table:table-cell office:value-type="string">
            <text:p>Element income lvl 10</text:p>
          </table:table-cell>
          <table:table-cell office:value-type="string">
            <text:p>NaN</text:p>
          </table:table-cell>
          <table:table-cell office:value-type="float" office:value="102">
            <text:p>102</text:p>
          </table:table-cell>
          <table:table-cell office:value-type="float" office:value="250.5">
            <text:p>250,5</text:p>
          </table:table-cell>
          <table:table-cell office:value-type="float" office:value="185.2">
            <text:p>185,2</text:p>
          </table:table-cell>
          <table:table-cell office:value-type="float" office:value="135.5">
            <text:p>135,5</text:p>
          </table:table-cell>
          <table:table-cell office:value-type="string">
            <text:p>NaN</text:p>
          </table:table-cell>
          <table:table-cell office:value-type="float" office:value="123">
            <text:p>123</text:p>
          </table:table-cell>
          <table:table-cell office:value-type="float" office:value="149">
            <text:p>149</text:p>
          </table:table-cell>
          <table:table-cell office:value-type="float" office:value="153.384615384615">
            <text:p>153,3846153846</text:p>
          </table:table-cell>
          <table:table-cell table:number-columns-repeated="287"/>
        </table:table-row>
        <table:table-row table:style-name="ro1">
          <table:table-cell office:value-type="string">
            <text:p>Element income lvl 11</text:p>
          </table:table-cell>
          <table:table-cell office:value-type="float" office:value="183.615384615385">
            <text:p>183,6153846154</text:p>
          </table:table-cell>
          <table:table-cell office:value-type="float" office:value="199.857142857143">
            <text:p>199,8571428571</text:p>
          </table:table-cell>
          <table:table-cell office:value-type="float" office:value="189.25">
            <text:p>189,25</text:p>
          </table:table-cell>
          <table:table-cell office:value-type="float" office:value="178.5">
            <text:p>178,5</text:p>
          </table:table-cell>
          <table:table-cell office:value-type="float" office:value="173.714285714286">
            <text:p>173,7142857143</text:p>
          </table:table-cell>
          <table:table-cell office:value-type="float" office:value="180.8">
            <text:p>180,8</text:p>
          </table:table-cell>
          <table:table-cell office:value-type="float" office:value="165.75">
            <text:p>165,75</text:p>
          </table:table-cell>
          <table:table-cell office:value-type="float" office:value="157.076923076923">
            <text:p>157,0769230769</text:p>
          </table:table-cell>
          <table:table-cell office:value-type="float" office:value="169.478260869565">
            <text:p>169,4782608696</text:p>
          </table:table-cell>
          <table:table-cell table:number-columns-repeated="287"/>
        </table:table-row>
        <table:table-row table:style-name="ro1">
          <table:table-cell office:value-type="string">
            <text:p>Element income lvl 12</text:p>
          </table:table-cell>
          <table:table-cell office:value-type="float" office:value="205.454545454545">
            <text:p>205,4545454545</text:p>
          </table:table-cell>
          <table:table-cell office:value-type="float" office:value="217.972222222222">
            <text:p>217,9722222222</text:p>
          </table:table-cell>
          <table:table-cell office:value-type="float" office:value="212.25">
            <text:p>212,25</text:p>
          </table:table-cell>
          <table:table-cell office:value-type="float" office:value="193.142857142857">
            <text:p>193,1428571429</text:p>
          </table:table-cell>
          <table:table-cell office:value-type="float" office:value="205.916666666667">
            <text:p>205,9166666667</text:p>
          </table:table-cell>
          <table:table-cell office:value-type="float" office:value="209.583333333333">
            <text:p>209,5833333333</text:p>
          </table:table-cell>
          <table:table-cell office:value-type="float" office:value="211.416666666667">
            <text:p>211,4166666667</text:p>
          </table:table-cell>
          <table:table-cell office:value-type="float" office:value="204.5">
            <text:p>204,5</text:p>
          </table:table-cell>
          <table:table-cell office:value-type="float" office:value="175.36170212766">
            <text:p>175,3617021277</text:p>
          </table:table-cell>
          <table:table-cell table:number-columns-repeated="287"/>
        </table:table-row>
        <table:table-row table:style-name="ro1">
          <table:table-cell office:value-type="string">
            <text:p>Element income lvl 13</text:p>
          </table:table-cell>
          <table:table-cell office:value-type="float" office:value="244.704697986577">
            <text:p>244,7046979866</text:p>
          </table:table-cell>
          <table:table-cell office:value-type="float" office:value="246.6625">
            <text:p>246,6625</text:p>
          </table:table-cell>
          <table:table-cell office:value-type="float" office:value="238.81875">
            <text:p>238,81875</text:p>
          </table:table-cell>
          <table:table-cell office:value-type="float" office:value="248.324561403509">
            <text:p>248,3245614035</text:p>
          </table:table-cell>
          <table:table-cell office:value-type="float" office:value="249.2">
            <text:p>249,2</text:p>
          </table:table-cell>
          <table:table-cell office:value-type="float" office:value="249.684210526316">
            <text:p>249,6842105263</text:p>
          </table:table-cell>
          <table:table-cell office:value-type="float" office:value="243.64367816092">
            <text:p>243,6436781609</text:p>
          </table:table-cell>
          <table:table-cell office:value-type="float" office:value="241.109090909091">
            <text:p>241,1090909091</text:p>
          </table:table-cell>
          <table:table-cell office:value-type="float" office:value="205.429347826087">
            <text:p>205,4293478261</text:p>
          </table:table-cell>
          <table:table-cell table:number-columns-repeated="287"/>
        </table:table-row>
        <table:table-row table:style-name="ro1">
          <table:table-cell office:value-type="string">
            <text:p>Element income lvl 14</text:p>
          </table:table-cell>
          <table:table-cell office:value-type="float" office:value="279.694444444444">
            <text:p>279,6944444444</text:p>
          </table:table-cell>
          <table:table-cell office:value-type="float" office:value="270.48">
            <text:p>270,48</text:p>
          </table:table-cell>
          <table:table-cell office:value-type="float" office:value="268.63768115942">
            <text:p>268,6376811594</text:p>
          </table:table-cell>
          <table:table-cell office:value-type="float" office:value="293.868852459016">
            <text:p>293,868852459</text:p>
          </table:table-cell>
          <table:table-cell office:value-type="float" office:value="280.176470588235">
            <text:p>280,1764705882</text:p>
          </table:table-cell>
          <table:table-cell office:value-type="float" office:value="285.8125">
            <text:p>285,8125</text:p>
          </table:table-cell>
          <table:table-cell office:value-type="float" office:value="270.981132075472">
            <text:p>270,9811320755</text:p>
          </table:table-cell>
          <table:table-cell office:value-type="float" office:value="265">
            <text:p>265</text:p>
          </table:table-cell>
          <table:table-cell office:value-type="float" office:value="227.098666666667">
            <text:p>227,0986666667</text:p>
          </table:table-cell>
          <table:table-cell table:number-columns-repeated="287"/>
        </table:table-row>
        <table:table-row table:style-name="ro1">
          <table:table-cell office:value-type="string">
            <text:p>Element income lvl 15</text:p>
          </table:table-cell>
          <table:table-cell office:value-type="float" office:value="381.333333333333">
            <text:p>381,3333333333</text:p>
          </table:table-cell>
          <table:table-cell office:value-type="float" office:value="345.045454545455">
            <text:p>345,0454545455</text:p>
          </table:table-cell>
          <table:table-cell office:value-type="float" office:value="335.75">
            <text:p>335,75</text:p>
          </table:table-cell>
          <table:table-cell office:value-type="float" office:value="349.666666666667">
            <text:p>349,6666666667</text:p>
          </table:table-cell>
          <table:table-cell office:value-type="float" office:value="334.333333333333">
            <text:p>334,3333333333</text:p>
          </table:table-cell>
          <table:table-cell office:value-type="float" office:value="272.857142857143">
            <text:p>272,8571428571</text:p>
          </table:table-cell>
          <table:table-cell office:value-type="float" office:value="310.875">
            <text:p>310,875</text:p>
          </table:table-cell>
          <table:table-cell office:value-type="float" office:value="323.133333333333">
            <text:p>323,1333333333</text:p>
          </table:table-cell>
          <table:table-cell office:value-type="float" office:value="266.310126582278">
            <text:p>266,3101265823</text:p>
          </table:table-cell>
          <table:table-cell table:number-columns-repeated="287"/>
        </table:table-row>
        <table:table-row table:style-name="ro1">
          <table:table-cell office:value-type="string">
            <text:p>Element income lvl 16</text:p>
          </table:table-cell>
          <table:table-cell office:value-type="float" office:value="377.366666666667">
            <text:p>377,3666666667</text:p>
          </table:table-cell>
          <table:table-cell office:value-type="float" office:value="383.109589041096">
            <text:p>383,1095890411</text:p>
          </table:table-cell>
          <table:table-cell office:value-type="float" office:value="378.494505494506">
            <text:p>378,4945054945</text:p>
          </table:table-cell>
          <table:table-cell office:value-type="float" office:value="381.568181818182">
            <text:p>381,5681818182</text:p>
          </table:table-cell>
          <table:table-cell office:value-type="float" office:value="353.769230769231">
            <text:p>353,7692307692</text:p>
          </table:table-cell>
          <table:table-cell office:value-type="float" office:value="379.06976744186">
            <text:p>379,0697674419</text:p>
          </table:table-cell>
          <table:table-cell office:value-type="float" office:value="358.849056603774">
            <text:p>358,8490566038</text:p>
          </table:table-cell>
          <table:table-cell office:value-type="float" office:value="352.333333333333">
            <text:p>352,3333333333</text:p>
          </table:table-cell>
          <table:table-cell office:value-type="float" office:value="302.362924281984">
            <text:p>302,362924282</text:p>
          </table:table-cell>
          <table:table-cell table:number-columns-repeated="287"/>
        </table:table-row>
        <table:table-row table:style-name="ro1">
          <table:table-cell office:value-type="string">
            <text:p>Element income lvl 17</text:p>
          </table:table-cell>
          <table:table-cell office:value-type="float" office:value="473.166666666667">
            <text:p>473,1666666667</text:p>
          </table:table-cell>
          <table:table-cell office:value-type="float" office:value="415.555555555556">
            <text:p>415,5555555556</text:p>
          </table:table-cell>
          <table:table-cell office:value-type="float" office:value="390.058823529412">
            <text:p>390,0588235294</text:p>
          </table:table-cell>
          <table:table-cell office:value-type="float" office:value="400.157894736842">
            <text:p>400,1578947368</text:p>
          </table:table-cell>
          <table:table-cell office:value-type="float" office:value="457">
            <text:p>457</text:p>
          </table:table-cell>
          <table:table-cell office:value-type="float" office:value="397.470588235294">
            <text:p>397,4705882353</text:p>
          </table:table-cell>
          <table:table-cell office:value-type="float" office:value="379.142857142857">
            <text:p>379,1428571429</text:p>
          </table:table-cell>
          <table:table-cell office:value-type="float" office:value="432.722222222222">
            <text:p>432,7222222222</text:p>
          </table:table-cell>
          <table:table-cell office:value-type="float" office:value="353.736211031175">
            <text:p>353,7362110312</text:p>
          </table:table-cell>
          <table:table-cell table:number-columns-repeated="287"/>
        </table:table-row>
        <table:table-row table:style-name="ro1">
          <table:table-cell office:value-type="string">
            <text:p>Element income lvl 18</text:p>
          </table:table-cell>
          <table:table-cell office:value-type="float" office:value="478.75">
            <text:p>478,75</text:p>
          </table:table-cell>
          <table:table-cell office:value-type="float" office:value="487.235294117647">
            <text:p>487,2352941176</text:p>
          </table:table-cell>
          <table:table-cell office:value-type="float" office:value="427.363636363636">
            <text:p>427,3636363636</text:p>
          </table:table-cell>
          <table:table-cell office:value-type="float" office:value="714">
            <text:p>714</text:p>
          </table:table-cell>
          <table:table-cell office:value-type="float" office:value="498.666666666667">
            <text:p>498,6666666667</text:p>
          </table:table-cell>
          <table:table-cell office:value-type="float" office:value="431.8">
            <text:p>431,8</text:p>
          </table:table-cell>
          <table:table-cell office:value-type="float" office:value="480.642857142857">
            <text:p>480,6428571429</text:p>
          </table:table-cell>
          <table:table-cell office:value-type="float" office:value="493.214285714286">
            <text:p>493,2142857143</text:p>
          </table:table-cell>
          <table:table-cell office:value-type="float" office:value="417.625730994152">
            <text:p>417,6257309942</text:p>
          </table:table-cell>
          <table:table-cell table:number-columns-repeated="287"/>
        </table:table-row>
        <table:table-row table:style-name="ro1">
          <table:table-cell office:value-type="string">
            <text:p>Element income lvl 19</text:p>
          </table:table-cell>
          <table:table-cell office:value-type="float" office:value="522.25">
            <text:p>522,25</text:p>
          </table:table-cell>
          <table:table-cell office:value-type="float" office:value="558.555555555556">
            <text:p>558,5555555556</text:p>
          </table:table-cell>
          <table:table-cell office:value-type="float" office:value="522.888888888889">
            <text:p>522,8888888889</text:p>
          </table:table-cell>
          <table:table-cell office:value-type="float" office:value="635.666666666667">
            <text:p>635,6666666667</text:p>
          </table:table-cell>
          <table:table-cell office:value-type="float" office:value="442.333333333333">
            <text:p>442,3333333333</text:p>
          </table:table-cell>
          <table:table-cell office:value-type="float" office:value="453.333333333333">
            <text:p>453,3333333333</text:p>
          </table:table-cell>
          <table:table-cell office:value-type="float" office:value="445.5">
            <text:p>445,5</text:p>
          </table:table-cell>
          <table:table-cell office:value-type="float" office:value="450.75">
            <text:p>450,75</text:p>
          </table:table-cell>
          <table:table-cell office:value-type="float" office:value="528.239495798319">
            <text:p>528,2394957983</text:p>
          </table:table-cell>
          <table:table-cell table:number-columns-repeated="287"/>
        </table:table-row>
        <table:table-row table:style-name="ro1">
          <table:table-cell office:value-type="string">
            <text:p>Element income lvl 20</text:p>
          </table:table-cell>
          <table:table-cell office:value-type="string">
            <text:p>NaN</text:p>
          </table:table-cell>
          <table:table-cell office:value-type="float" office:value="848">
            <text:p>848</text:p>
          </table:table-cell>
          <table:table-cell office:value-type="float" office:value="603">
            <text:p>603</text:p>
          </table:table-cell>
          <table:table-cell office:value-type="float" office:value="551">
            <text:p>551</text:p>
          </table:table-cell>
          <table:table-cell office:value-type="float" office:value="476">
            <text:p>476</text:p>
          </table:table-cell>
          <table:table-cell office:value-type="string">
            <text:p>NaN</text:p>
          </table:table-cell>
          <table:table-cell office:value-type="float" office:value="618">
            <text:p>618</text:p>
          </table:table-cell>
          <table:table-cell office:value-type="float" office:value="583.5">
            <text:p>583,5</text:p>
          </table:table-cell>
          <table:table-cell office:value-type="float" office:value="633.75">
            <text:p>633,75</text:p>
          </table:table-cell>
          <table:table-cell table:number-columns-repeated="287"/>
        </table:table-row>
        <table:table-row table:style-name="ro1">
          <table:table-cell office:value-type="string">
            <text:p>Element income lvl 21</text:p>
          </table:table-cell>
          <table:table-cell table:number-columns-repeated="3" office:value-type="string">
            <text:p>NaN</text:p>
          </table:table-cell>
          <table:table-cell office:value-type="float" office:value="732">
            <text:p>732</text:p>
          </table:table-cell>
          <table:table-cell table:number-columns-repeated="2" office:value-type="string">
            <text:p>NaN</text:p>
          </table:table-cell>
          <table:table-cell office:value-type="float" office:value="1072.66666666667">
            <text:p>1072,6666666667</text:p>
          </table:table-cell>
          <table:table-cell office:value-type="string">
            <text:p>NaN</text:p>
          </table:table-cell>
          <table:table-cell office:value-type="float" office:value="1331">
            <text:p>1331</text:p>
          </table:table-cell>
          <table:table-cell table:number-columns-repeated="287"/>
        </table:table-row>
        <table:table-row table:style-name="ro1">
          <table:table-cell office:value-type="string">
            <text:p>Element value lvl 1</text:p>
          </table:table-cell>
          <table:table-cell table:number-columns-repeated="8" office:value-type="string">
            <text:p>NaN</text:p>
          </table:table-cell>
          <table:table-cell office:value-type="float" office:value="145">
            <text:p>145</text:p>
          </table:table-cell>
          <table:table-cell table:number-columns-repeated="287"/>
        </table:table-row>
        <table:table-row table:style-name="ro1">
          <table:table-cell office:value-type="string">
            <text:p>Element value lvl 2</text:p>
          </table:table-cell>
          <table:table-cell table:number-columns-repeated="2" office:value-type="string">
            <text:p>NaN</text:p>
          </table:table-cell>
          <table:table-cell office:value-type="float" office:value="160">
            <text:p>160</text:p>
          </table:table-cell>
          <table:table-cell table:number-columns-repeated="5" office:value-type="string">
            <text:p>NaN</text:p>
          </table:table-cell>
          <table:table-cell office:value-type="float" office:value="212.5">
            <text:p>212,5</text:p>
          </table:table-cell>
          <table:table-cell table:number-columns-repeated="287"/>
        </table:table-row>
        <table:table-row table:style-name="ro1">
          <table:table-cell office:value-type="string">
            <text:p>Element value lvl 3</text:p>
          </table:table-cell>
          <table:table-cell table:number-columns-repeated="8" office:value-type="string">
            <text:p>NaN</text:p>
          </table:table-cell>
          <table:table-cell office:value-type="float" office:value="290.833333333333">
            <text:p>290,8333333333</text:p>
          </table:table-cell>
          <table:table-cell table:number-columns-repeated="287"/>
        </table:table-row>
        <table:table-row table:style-name="ro1">
          <table:table-cell office:value-type="string">
            <text:p>Element value lvl 4</text:p>
          </table:table-cell>
          <table:table-cell office:value-type="float" office:value="425">
            <text:p>425</text:p>
          </table:table-cell>
          <table:table-cell table:number-columns-repeated="7" office:value-type="string">
            <text:p>NaN</text:p>
          </table:table-cell>
          <table:table-cell office:value-type="float" office:value="362.142857142857">
            <text:p>362,1428571429</text:p>
          </table:table-cell>
          <table:table-cell table:number-columns-repeated="287"/>
        </table:table-row>
        <table:table-row table:style-name="ro1">
          <table:table-cell office:value-type="string">
            <text:p>Element value lvl 5</text:p>
          </table:table-cell>
          <table:table-cell office:value-type="float" office:value="410">
            <text:p>410</text:p>
          </table:table-cell>
          <table:table-cell office:value-type="float" office:value="418.333333333333">
            <text:p>418,3333333333</text:p>
          </table:table-cell>
          <table:table-cell office:value-type="float" office:value="503.75">
            <text:p>503,75</text:p>
          </table:table-cell>
          <table:table-cell office:value-type="float" office:value="475">
            <text:p>475</text:p>
          </table:table-cell>
          <table:table-cell office:value-type="float" office:value="457.5">
            <text:p>457,5</text:p>
          </table:table-cell>
          <table:table-cell office:value-type="string">
            <text:p>NaN</text:p>
          </table:table-cell>
          <table:table-cell office:value-type="float" office:value="325">
            <text:p>325</text:p>
          </table:table-cell>
          <table:table-cell office:value-type="string">
            <text:p>NaN</text:p>
          </table:table-cell>
          <table:table-cell office:value-type="float" office:value="477.833333333333">
            <text:p>477,8333333333</text:p>
          </table:table-cell>
          <table:table-cell table:number-columns-repeated="287"/>
        </table:table-row>
        <table:table-row table:style-name="ro1">
          <table:table-cell office:value-type="string">
            <text:p>Element value lvl 6</text:p>
          </table:table-cell>
          <table:table-cell table:number-columns-repeated="2" office:value-type="string">
            <text:p>NaN</text:p>
          </table:table-cell>
          <table:table-cell office:value-type="float" office:value="530">
            <text:p>530</text:p>
          </table:table-cell>
          <table:table-cell office:value-type="string">
            <text:p>NaN</text:p>
          </table:table-cell>
          <table:table-cell office:value-type="float" office:value="558.333333333333">
            <text:p>558,3333333333</text:p>
          </table:table-cell>
          <table:table-cell office:value-type="float" office:value="570">
            <text:p>570</text:p>
          </table:table-cell>
          <table:table-cell table:number-columns-repeated="2" office:value-type="string">
            <text:p>NaN</text:p>
          </table:table-cell>
          <table:table-cell office:value-type="float" office:value="603.947368421053">
            <text:p>603,9473684211</text:p>
          </table:table-cell>
          <table:table-cell table:number-columns-repeated="287"/>
        </table:table-row>
        <table:table-row table:style-name="ro1">
          <table:table-cell office:value-type="string">
            <text:p>Element value lvl 7</text:p>
          </table:table-cell>
          <table:table-cell office:value-type="float" office:value="382.5">
            <text:p>382,5</text:p>
          </table:table-cell>
          <table:table-cell office:value-type="float" office:value="690">
            <text:p>690</text:p>
          </table:table-cell>
          <table:table-cell office:value-type="float" office:value="640">
            <text:p>640</text:p>
          </table:table-cell>
          <table:table-cell office:value-type="string">
            <text:p>NaN</text:p>
          </table:table-cell>
          <table:table-cell office:value-type="float" office:value="190">
            <text:p>190</text:p>
          </table:table-cell>
          <table:table-cell office:value-type="string">
            <text:p>NaN</text:p>
          </table:table-cell>
          <table:table-cell office:value-type="float" office:value="560">
            <text:p>560</text:p>
          </table:table-cell>
          <table:table-cell office:value-type="float" office:value="268.333333333333">
            <text:p>268,3333333333</text:p>
          </table:table-cell>
          <table:table-cell office:value-type="float" office:value="670.75">
            <text:p>670,75</text:p>
          </table:table-cell>
          <table:table-cell table:number-columns-repeated="287"/>
        </table:table-row>
        <table:table-row table:style-name="ro1">
          <table:table-cell office:value-type="string">
            <text:p>Element value lvl 8</text:p>
          </table:table-cell>
          <table:table-cell office:value-type="float" office:value="805">
            <text:p>805</text:p>
          </table:table-cell>
          <table:table-cell office:value-type="float" office:value="797.5">
            <text:p>797,5</text:p>
          </table:table-cell>
          <table:table-cell office:value-type="float" office:value="875">
            <text:p>875</text:p>
          </table:table-cell>
          <table:table-cell office:value-type="float" office:value="863.75">
            <text:p>863,75</text:p>
          </table:table-cell>
          <table:table-cell office:value-type="string">
            <text:p>NaN</text:p>
          </table:table-cell>
          <table:table-cell office:value-type="float" office:value="827.5">
            <text:p>827,5</text:p>
          </table:table-cell>
          <table:table-cell office:value-type="float" office:value="721">
            <text:p>721</text:p>
          </table:table-cell>
          <table:table-cell office:value-type="float" office:value="840">
            <text:p>840</text:p>
          </table:table-cell>
          <table:table-cell office:value-type="float" office:value="746.346153846154">
            <text:p>746,3461538462</text:p>
          </table:table-cell>
          <table:table-cell table:number-columns-repeated="287"/>
        </table:table-row>
        <table:table-row table:style-name="ro1">
          <table:table-cell office:value-type="string">
            <text:p>Element value lvl 9</text:p>
          </table:table-cell>
          <table:table-cell office:value-type="float" office:value="966.071428571429">
            <text:p>966,0714285714</text:p>
          </table:table-cell>
          <table:table-cell office:value-type="float" office:value="982.5">
            <text:p>982,5</text:p>
          </table:table-cell>
          <table:table-cell office:value-type="float" office:value="991.818181818182">
            <text:p>991,8181818182</text:p>
          </table:table-cell>
          <table:table-cell office:value-type="float" office:value="1011.42857142857">
            <text:p>1011,4285714286</text:p>
          </table:table-cell>
          <table:table-cell office:value-type="float" office:value="993.076923076923">
            <text:p>993,0769230769</text:p>
          </table:table-cell>
          <table:table-cell office:value-type="float" office:value="968.75">
            <text:p>968,75</text:p>
          </table:table-cell>
          <table:table-cell office:value-type="float" office:value="1015.83333333333">
            <text:p>1015,8333333333</text:p>
          </table:table-cell>
          <table:table-cell office:value-type="float" office:value="963.333333333333">
            <text:p>963,3333333333</text:p>
          </table:table-cell>
          <table:table-cell office:value-type="float" office:value="968.076923076923">
            <text:p>968,0769230769</text:p>
          </table:table-cell>
          <table:table-cell table:number-columns-repeated="287"/>
        </table:table-row>
        <table:table-row table:style-name="ro1">
          <table:table-cell office:value-type="string">
            <text:p>Element value lvl 10</text:p>
          </table:table-cell>
          <table:table-cell office:value-type="string">
            <text:p>NaN</text:p>
          </table:table-cell>
          <table:table-cell office:value-type="float" office:value="1620">
            <text:p>1620</text:p>
          </table:table-cell>
          <table:table-cell office:value-type="float" office:value="1362.5">
            <text:p>1362,5</text:p>
          </table:table-cell>
          <table:table-cell office:value-type="float" office:value="1211">
            <text:p>1211</text:p>
          </table:table-cell>
          <table:table-cell office:value-type="float" office:value="1260">
            <text:p>1260</text:p>
          </table:table-cell>
          <table:table-cell office:value-type="string">
            <text:p>NaN</text:p>
          </table:table-cell>
          <table:table-cell office:value-type="float" office:value="1426.66666666667">
            <text:p>1426,6666666667</text:p>
          </table:table-cell>
          <table:table-cell office:value-type="float" office:value="1358.33333333333">
            <text:p>1358,3333333333</text:p>
          </table:table-cell>
          <table:table-cell office:value-type="float" office:value="1232.69230769231">
            <text:p>1232,6923076923</text:p>
          </table:table-cell>
          <table:table-cell table:number-columns-repeated="287"/>
        </table:table-row>
        <table:table-row table:style-name="ro1">
          <table:table-cell office:value-type="string">
            <text:p>Element value lvl 11</text:p>
          </table:table-cell>
          <table:table-cell office:value-type="float" office:value="1470.38461538462">
            <text:p>1470,3846153846</text:p>
          </table:table-cell>
          <table:table-cell office:value-type="float" office:value="1116.42857142857">
            <text:p>1116,4285714286</text:p>
          </table:table-cell>
          <table:table-cell office:value-type="float" office:value="1415.41666666667">
            <text:p>1415,4166666667</text:p>
          </table:table-cell>
          <table:table-cell office:value-type="float" office:value="1510">
            <text:p>1510</text:p>
          </table:table-cell>
          <table:table-cell office:value-type="float" office:value="1212.85714285714">
            <text:p>1212,8571428571</text:p>
          </table:table-cell>
          <table:table-cell office:value-type="float" office:value="1564.5">
            <text:p>1564,5</text:p>
          </table:table-cell>
          <table:table-cell office:value-type="float" office:value="1643.75">
            <text:p>1643,75</text:p>
          </table:table-cell>
          <table:table-cell office:value-type="float" office:value="1508.84615384615">
            <text:p>1508,8461538462</text:p>
          </table:table-cell>
          <table:table-cell office:value-type="float" office:value="1251.95652173913">
            <text:p>1251,9565217391</text:p>
          </table:table-cell>
          <table:table-cell table:number-columns-repeated="287"/>
        </table:table-row>
        <table:table-row table:style-name="ro1">
          <table:table-cell office:value-type="string">
            <text:p>Element value lvl 12</text:p>
          </table:table-cell>
          <table:table-cell office:value-type="float" office:value="1731.9696969697">
            <text:p>1731,9696969697</text:p>
          </table:table-cell>
          <table:table-cell office:value-type="float" office:value="1739.44444444444">
            <text:p>1739,4444444444</text:p>
          </table:table-cell>
          <table:table-cell office:value-type="float" office:value="1695">
            <text:p>1695</text:p>
          </table:table-cell>
          <table:table-cell office:value-type="float" office:value="1611.42857142857">
            <text:p>1611,4285714286</text:p>
          </table:table-cell>
          <table:table-cell office:value-type="float" office:value="1722.91666666667">
            <text:p>1722,9166666667</text:p>
          </table:table-cell>
          <table:table-cell office:value-type="float" office:value="1638.75">
            <text:p>1638,75</text:p>
          </table:table-cell>
          <table:table-cell office:value-type="float" office:value="1790.41666666667">
            <text:p>1790,4166666667</text:p>
          </table:table-cell>
          <table:table-cell office:value-type="float" office:value="1740.83333333333">
            <text:p>1740,8333333333</text:p>
          </table:table-cell>
          <table:table-cell office:value-type="float" office:value="1701.70212765957">
            <text:p>1701,7021276596</text:p>
          </table:table-cell>
          <table:table-cell table:number-columns-repeated="287"/>
        </table:table-row>
        <table:table-row table:style-name="ro1">
          <table:table-cell office:value-type="string">
            <text:p>Element value lvl 13</text:p>
          </table:table-cell>
          <table:table-cell office:value-type="float" office:value="2046.51006711409">
            <text:p>2046,5100671141</text:p>
          </table:table-cell>
          <table:table-cell office:value-type="float" office:value="2091.75">
            <text:p>2091,75</text:p>
          </table:table-cell>
          <table:table-cell office:value-type="float" office:value="2066.59375">
            <text:p>2066,59375</text:p>
          </table:table-cell>
          <table:table-cell office:value-type="float" office:value="2080.48245614035">
            <text:p>2080,4824561404</text:p>
          </table:table-cell>
          <table:table-cell office:value-type="float" office:value="2074.23333333333">
            <text:p>2074,2333333333</text:p>
          </table:table-cell>
          <table:table-cell office:value-type="float" office:value="2104.34210526316">
            <text:p>2104,3421052632</text:p>
          </table:table-cell>
          <table:table-cell office:value-type="float" office:value="2123.16091954023">
            <text:p>2123,1609195402</text:p>
          </table:table-cell>
          <table:table-cell office:value-type="float" office:value="2064.81818181818">
            <text:p>2064,8181818182</text:p>
          </table:table-cell>
          <table:table-cell office:value-type="float" office:value="1961.84782608696">
            <text:p>1961,847826087</text:p>
          </table:table-cell>
          <table:table-cell table:number-columns-repeated="287"/>
        </table:table-row>
        <table:table-row table:style-name="ro1">
          <table:table-cell office:value-type="string">
            <text:p>Element value lvl 14</text:p>
          </table:table-cell>
          <table:table-cell office:value-type="float" office:value="2414.30555555556">
            <text:p>2414,3055555556</text:p>
          </table:table-cell>
          <table:table-cell office:value-type="float" office:value="2376.2">
            <text:p>2376,2</text:p>
          </table:table-cell>
          <table:table-cell office:value-type="float" office:value="2438.33333333333">
            <text:p>2438,3333333333</text:p>
          </table:table-cell>
          <table:table-cell office:value-type="float" office:value="2452.7868852459">
            <text:p>2452,7868852459</text:p>
          </table:table-cell>
          <table:table-cell office:value-type="float" office:value="2511.56862745098">
            <text:p>2511,568627451</text:p>
          </table:table-cell>
          <table:table-cell office:value-type="float" office:value="2507.03125">
            <text:p>2507,03125</text:p>
          </table:table-cell>
          <table:table-cell office:value-type="float" office:value="2449.24528301887">
            <text:p>2449,2452830189</text:p>
          </table:table-cell>
          <table:table-cell office:value-type="float" office:value="2447.38805970149">
            <text:p>2447,3880597015</text:p>
          </table:table-cell>
          <table:table-cell office:value-type="float" office:value="2330.656">
            <text:p>2330,656</text:p>
          </table:table-cell>
          <table:table-cell table:number-columns-repeated="287"/>
        </table:table-row>
        <table:table-row table:style-name="ro1">
          <table:table-cell office:value-type="string">
            <text:p>Element value lvl 15</text:p>
          </table:table-cell>
          <table:table-cell office:value-type="float" office:value="2864.16666666667">
            <text:p>2864,1666666667</text:p>
          </table:table-cell>
          <table:table-cell office:value-type="float" office:value="2845.45454545455">
            <text:p>2845,4545454546</text:p>
          </table:table-cell>
          <table:table-cell office:value-type="float" office:value="2941.875">
            <text:p>2941,875</text:p>
          </table:table-cell>
          <table:table-cell office:value-type="float" office:value="2934.16666666667">
            <text:p>2934,1666666667</text:p>
          </table:table-cell>
          <table:table-cell office:value-type="float" office:value="2785">
            <text:p>2785</text:p>
          </table:table-cell>
          <table:table-cell office:value-type="float" office:value="2758.57142857143">
            <text:p>2758,5714285714</text:p>
          </table:table-cell>
          <table:table-cell office:value-type="float" office:value="2966.875">
            <text:p>2966,875</text:p>
          </table:table-cell>
          <table:table-cell office:value-type="float" office:value="2923.66666666667">
            <text:p>2923,6666666667</text:p>
          </table:table-cell>
          <table:table-cell office:value-type="float" office:value="2743.55221518987">
            <text:p>2743,5522151899</text:p>
          </table:table-cell>
          <table:table-cell table:number-columns-repeated="287"/>
        </table:table-row>
        <table:table-row table:style-name="ro1">
          <table:table-cell office:value-type="string">
            <text:p>Element value lvl 16</text:p>
          </table:table-cell>
          <table:table-cell office:value-type="float" office:value="3432.83333333333">
            <text:p>3432,8333333333</text:p>
          </table:table-cell>
          <table:table-cell office:value-type="float" office:value="3473.97260273973">
            <text:p>3473,9726027397</text:p>
          </table:table-cell>
          <table:table-cell office:value-type="float" office:value="3512.36263736264">
            <text:p>3512,3626373626</text:p>
          </table:table-cell>
          <table:table-cell office:value-type="float" office:value="3400.68181818182">
            <text:p>3400,6818181818</text:p>
          </table:table-cell>
          <table:table-cell office:value-type="float" office:value="3397.69230769231">
            <text:p>3397,6923076923</text:p>
          </table:table-cell>
          <table:table-cell office:value-type="float" office:value="3457.09302325581">
            <text:p>3457,0930232558</text:p>
          </table:table-cell>
          <table:table-cell office:value-type="float" office:value="3372.45283018868">
            <text:p>3372,4528301887</text:p>
          </table:table-cell>
          <table:table-cell office:value-type="float" office:value="3452.5641025641">
            <text:p>3452,5641025641</text:p>
          </table:table-cell>
          <table:table-cell office:value-type="float" office:value="3143.51174934726">
            <text:p>3143,5117493473</text:p>
          </table:table-cell>
          <table:table-cell table:number-columns-repeated="287"/>
        </table:table-row>
        <table:table-row table:style-name="ro1">
          <table:table-cell office:value-type="string">
            <text:p>Element value lvl 17</text:p>
          </table:table-cell>
          <table:table-cell office:value-type="float" office:value="4012.5">
            <text:p>4012,5</text:p>
          </table:table-cell>
          <table:table-cell office:value-type="float" office:value="3904.44444444444">
            <text:p>3904,4444444444</text:p>
          </table:table-cell>
          <table:table-cell office:value-type="float" office:value="3944.41176470588">
            <text:p>3944,4117647059</text:p>
          </table:table-cell>
          <table:table-cell office:value-type="float" office:value="3803.42105263158">
            <text:p>3803,4210526316</text:p>
          </table:table-cell>
          <table:table-cell office:value-type="float" office:value="4145.90909090909">
            <text:p>4145,9090909091</text:p>
          </table:table-cell>
          <table:table-cell office:value-type="float" office:value="4021.17647058824">
            <text:p>4021,1764705882</text:p>
          </table:table-cell>
          <table:table-cell office:value-type="float" office:value="3982.14285714286">
            <text:p>3982,1428571429</text:p>
          </table:table-cell>
          <table:table-cell office:value-type="float" office:value="4082.22222222222">
            <text:p>4082,2222222222</text:p>
          </table:table-cell>
          <table:table-cell office:value-type="float" office:value="3658.6690647482">
            <text:p>3658,6690647482</text:p>
          </table:table-cell>
          <table:table-cell table:number-columns-repeated="287"/>
        </table:table-row>
        <table:table-row table:style-name="ro1">
          <table:table-cell office:value-type="string">
            <text:p>Element value lvl 18</text:p>
          </table:table-cell>
          <table:table-cell office:value-type="float" office:value="4683.125">
            <text:p>4683,125</text:p>
          </table:table-cell>
          <table:table-cell office:value-type="float" office:value="4665.88235294118">
            <text:p>4665,8823529412</text:p>
          </table:table-cell>
          <table:table-cell office:value-type="float" office:value="4607.27272727273">
            <text:p>4607,2727272727</text:p>
          </table:table-cell>
          <table:table-cell office:value-type="float" office:value="4805">
            <text:p>4805</text:p>
          </table:table-cell>
          <table:table-cell office:value-type="float" office:value="5003.33333333333">
            <text:p>5003,3333333333</text:p>
          </table:table-cell>
          <table:table-cell office:value-type="float" office:value="4111">
            <text:p>4111</text:p>
          </table:table-cell>
          <table:table-cell office:value-type="float" office:value="4799.28571428571">
            <text:p>4799,2857142857</text:p>
          </table:table-cell>
          <table:table-cell office:value-type="float" office:value="4728.92857142857">
            <text:p>4728,9285714286</text:p>
          </table:table-cell>
          <table:table-cell office:value-type="float" office:value="4313.40643274854">
            <text:p>4313,4064327485</text:p>
          </table:table-cell>
          <table:table-cell table:number-columns-repeated="287"/>
        </table:table-row>
        <table:table-row table:style-name="ro1">
          <table:table-cell office:value-type="string">
            <text:p>Element value lvl 19</text:p>
          </table:table-cell>
          <table:table-cell office:value-type="float" office:value="5160">
            <text:p>5160</text:p>
          </table:table-cell>
          <table:table-cell office:value-type="float" office:value="5673.33333333333">
            <text:p>5673,3333333333</text:p>
          </table:table-cell>
          <table:table-cell office:value-type="float" office:value="5607.22222222222">
            <text:p>5607,2222222222</text:p>
          </table:table-cell>
          <table:table-cell office:value-type="float" office:value="5781.66666666667">
            <text:p>5781,6666666667</text:p>
          </table:table-cell>
          <table:table-cell office:value-type="float" office:value="5498.33333333333">
            <text:p>5498,3333333333</text:p>
          </table:table-cell>
          <table:table-cell office:value-type="float" office:value="5321.66666666667">
            <text:p>5321,6666666667</text:p>
          </table:table-cell>
          <table:table-cell office:value-type="float" office:value="5197">
            <text:p>5197</text:p>
          </table:table-cell>
          <table:table-cell office:value-type="float" office:value="5292.5">
            <text:p>5292,5</text:p>
          </table:table-cell>
          <table:table-cell office:value-type="float" office:value="5072.33193277311">
            <text:p>5072,3319327731</text:p>
          </table:table-cell>
          <table:table-cell table:number-columns-repeated="287"/>
        </table:table-row>
        <table:table-row table:style-name="ro1">
          <table:table-cell office:value-type="string">
            <text:p>Element value lvl 20</text:p>
          </table:table-cell>
          <table:table-cell office:value-type="string">
            <text:p>NaN</text:p>
          </table:table-cell>
          <table:table-cell office:value-type="float" office:value="6735">
            <text:p>6735</text:p>
          </table:table-cell>
          <table:table-cell office:value-type="float" office:value="6390">
            <text:p>6390</text:p>
          </table:table-cell>
          <table:table-cell office:value-type="float" office:value="6055">
            <text:p>6055</text:p>
          </table:table-cell>
          <table:table-cell office:value-type="float" office:value="5890">
            <text:p>5890</text:p>
          </table:table-cell>
          <table:table-cell office:value-type="string">
            <text:p>NaN</text:p>
          </table:table-cell>
          <table:table-cell office:value-type="float" office:value="6350">
            <text:p>6350</text:p>
          </table:table-cell>
          <table:table-cell office:value-type="float" office:value="6027.5">
            <text:p>6027,5</text:p>
          </table:table-cell>
          <table:table-cell office:value-type="float" office:value="6243.75">
            <text:p>6243,75</text:p>
          </table:table-cell>
          <table:table-cell table:number-columns-repeated="287"/>
        </table:table-row>
        <table:table-row table:style-name="ro1">
          <table:table-cell office:value-type="string">
            <text:p>Element value lvl 21</text:p>
          </table:table-cell>
          <table:table-cell table:number-columns-repeated="3" office:value-type="string">
            <text:p>NaN</text:p>
          </table:table-cell>
          <table:table-cell office:value-type="float" office:value="7740">
            <text:p>7740</text:p>
          </table:table-cell>
          <table:table-cell table:number-columns-repeated="2" office:value-type="string">
            <text:p>NaN</text:p>
          </table:table-cell>
          <table:table-cell office:value-type="float" office:value="8650">
            <text:p>8650</text:p>
          </table:table-cell>
          <table:table-cell office:value-type="string">
            <text:p>NaN</text:p>
          </table:table-cell>
          <table:table-cell office:value-type="float" office:value="9630">
            <text:p>9630</text:p>
          </table:table-cell>
          <table:table-cell table:number-columns-repeated="287"/>
        </table:table-row>
        <table:table-row table:style-name="ro1">
          <table:table-cell office:value-type="string">
            <text:p>Element kills lvl 1</text:p>
          </table:table-cell>
          <table:table-cell table:number-columns-repeated="8" office:value-type="string">
            <text:p>NaN</text:p>
          </table:table-cell>
          <table:table-cell office:value-type="float" office:value="12">
            <text:p>12</text:p>
          </table:table-cell>
          <table:table-cell table:number-columns-repeated="287"/>
        </table:table-row>
        <table:table-row table:style-name="ro1">
          <table:table-cell office:value-type="string">
            <text:p>Element kills lvl 2</text:p>
          </table:table-cell>
          <table:table-cell table:number-columns-repeated="2" office:value-type="string">
            <text:p>NaN</text:p>
          </table:table-cell>
          <table:table-cell office:value-type="float" office:value="19">
            <text:p>19</text:p>
          </table:table-cell>
          <table:table-cell table:number-columns-repeated="5" office:value-type="string">
            <text:p>NaN</text:p>
          </table:table-cell>
          <table:table-cell office:value-type="float" office:value="16.5">
            <text:p>16,5</text:p>
          </table:table-cell>
          <table:table-cell table:number-columns-repeated="287"/>
        </table:table-row>
        <table:table-row table:style-name="ro1">
          <table:table-cell office:value-type="string">
            <text:p>Element kills lvl 3</text:p>
          </table:table-cell>
          <table:table-cell table:number-columns-repeated="8" office:value-type="string">
            <text:p>NaN</text:p>
          </table:table-cell>
          <table:table-cell office:value-type="float" office:value="37.8333333333333">
            <text:p>37,8333333333</text:p>
          </table:table-cell>
          <table:table-cell table:number-columns-repeated="287"/>
        </table:table-row>
        <table:table-row table:style-name="ro1">
          <table:table-cell office:value-type="string">
            <text:p>Element kills lvl 4</text:p>
          </table:table-cell>
          <table:table-cell office:value-type="float" office:value="45">
            <text:p>45</text:p>
          </table:table-cell>
          <table:table-cell table:number-columns-repeated="7" office:value-type="string">
            <text:p>NaN</text:p>
          </table:table-cell>
          <table:table-cell office:value-type="float" office:value="55.1428571428571">
            <text:p>55,1428571429</text:p>
          </table:table-cell>
          <table:table-cell table:number-columns-repeated="287"/>
        </table:table-row>
        <table:table-row table:style-name="ro1">
          <table:table-cell office:value-type="string">
            <text:p>Element kills lvl 5</text:p>
          </table:table-cell>
          <table:table-cell office:value-type="float" office:value="63.8">
            <text:p>63,8</text:p>
          </table:table-cell>
          <table:table-cell office:value-type="float" office:value="60">
            <text:p>60</text:p>
          </table:table-cell>
          <table:table-cell office:value-type="float" office:value="67.25">
            <text:p>67,25</text:p>
          </table:table-cell>
          <table:table-cell office:value-type="float" office:value="70">
            <text:p>70</text:p>
          </table:table-cell>
          <table:table-cell office:value-type="float" office:value="60.5">
            <text:p>60,5</text:p>
          </table:table-cell>
          <table:table-cell office:value-type="string">
            <text:p>NaN</text:p>
          </table:table-cell>
          <table:table-cell office:value-type="float" office:value="59">
            <text:p>59</text:p>
          </table:table-cell>
          <table:table-cell office:value-type="string">
            <text:p>NaN</text:p>
          </table:table-cell>
          <table:table-cell office:value-type="float" office:value="60.6">
            <text:p>60,6</text:p>
          </table:table-cell>
          <table:table-cell table:number-columns-repeated="287"/>
        </table:table-row>
        <table:table-row table:style-name="ro1">
          <table:table-cell office:value-type="string">
            <text:p>Element kills lvl 6</text:p>
          </table:table-cell>
          <table:table-cell table:number-columns-repeated="2" office:value-type="string">
            <text:p>NaN</text:p>
          </table:table-cell>
          <table:table-cell office:value-type="float" office:value="78">
            <text:p>78</text:p>
          </table:table-cell>
          <table:table-cell office:value-type="string">
            <text:p>NaN</text:p>
          </table:table-cell>
          <table:table-cell office:value-type="float" office:value="70.6666666666667">
            <text:p>70,6666666667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NaN</text:p>
          </table:table-cell>
          <table:table-cell office:value-type="float" office:value="71.1578947368421">
            <text:p>71,1578947368</text:p>
          </table:table-cell>
          <table:table-cell table:number-columns-repeated="287"/>
        </table:table-row>
        <table:table-row table:style-name="ro1">
          <table:table-cell office:value-type="string">
            <text:p>Element kills lvl 7</text:p>
          </table:table-cell>
          <table:table-cell office:value-type="float" office:value="43.5">
            <text:p>43,5</text:p>
          </table:table-cell>
          <table:table-cell office:value-type="float" office:value="93.3333333333333">
            <text:p>93,3333333333</text:p>
          </table:table-cell>
          <table:table-cell office:value-type="float" office:value="87.5">
            <text:p>87,5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9.3">
            <text:p>79,3</text:p>
          </table:table-cell>
          <table:table-cell table:number-columns-repeated="287"/>
        </table:table-row>
        <table:table-row table:style-name="ro1">
          <table:table-cell office:value-type="string">
            <text:p>Element kills lvl 8</text:p>
          </table:table-cell>
          <table:table-cell office:value-type="float" office:value="91">
            <text:p>91</text:p>
          </table:table-cell>
          <table:table-cell office:value-type="float" office:value="101.666666666667">
            <text:p>101,6666666667</text:p>
          </table:table-cell>
          <table:table-cell office:value-type="float" office:value="88.5">
            <text:p>88,5</text:p>
          </table:table-cell>
          <table:table-cell office:value-type="float" office:value="94.5">
            <text:p>94,5</text:p>
          </table:table-cell>
          <table:table-cell office:value-type="string">
            <text:p>NaN</text:p>
          </table:table-cell>
          <table:table-cell office:value-type="float" office:value="105">
            <text:p>105</text:p>
          </table:table-cell>
          <table:table-cell office:value-type="float" office:value="101.8">
            <text:p>101,8</text:p>
          </table:table-cell>
          <table:table-cell office:value-type="float" office:value="103.2">
            <text:p>103,2</text:p>
          </table:table-cell>
          <table:table-cell office:value-type="float" office:value="88.8076923076923">
            <text:p>88,8076923077</text:p>
          </table:table-cell>
          <table:table-cell table:number-columns-repeated="287"/>
        </table:table-row>
        <table:table-row table:style-name="ro1">
          <table:table-cell office:value-type="string">
            <text:p>Element kills lvl 9</text:p>
          </table:table-cell>
          <table:table-cell office:value-type="float" office:value="111.642857142857">
            <text:p>111,6428571429</text:p>
          </table:table-cell>
          <table:table-cell office:value-type="float" office:value="108.75">
            <text:p>108,75</text:p>
          </table:table-cell>
          <table:table-cell office:value-type="float" office:value="108.454545454545">
            <text:p>108,4545454545</text:p>
          </table:table-cell>
          <table:table-cell office:value-type="float" office:value="111.571428571429">
            <text:p>111,5714285714</text:p>
          </table:table-cell>
          <table:table-cell office:value-type="float" office:value="107.384615384615">
            <text:p>107,3846153846</text:p>
          </table:table-cell>
          <table:table-cell office:value-type="float" office:value="106.75">
            <text:p>106,75</text:p>
          </table:table-cell>
          <table:table-cell office:value-type="float" office:value="112.666666666667">
            <text:p>112,6666666667</text:p>
          </table:table-cell>
          <table:table-cell office:value-type="float" office:value="120.666666666667">
            <text:p>120,6666666667</text:p>
          </table:table-cell>
          <table:table-cell office:value-type="float" office:value="103.692307692308">
            <text:p>103,6923076923</text:p>
          </table:table-cell>
          <table:table-cell table:number-columns-repeated="287"/>
        </table:table-row>
        <table:table-row table:style-name="ro1">
          <table:table-cell office:value-type="string">
            <text:p>Element kills lvl 10</text:p>
          </table:table-cell>
          <table:table-cell office:value-type="string">
            <text:p>NaN</text:p>
          </table:table-cell>
          <table:table-cell office:value-type="float" office:value="156">
            <text:p>156</text:p>
          </table:table-cell>
          <table:table-cell office:value-type="float" office:value="116.5">
            <text:p>116,5</text:p>
          </table:table-cell>
          <table:table-cell office:value-type="float" office:value="114.2">
            <text:p>114,2</text:p>
          </table:table-cell>
          <table:table-cell office:value-type="float" office:value="117.5">
            <text:p>117,5</text:p>
          </table:table-cell>
          <table:table-cell office:value-type="string">
            <text:p>NaN</text:p>
          </table:table-cell>
          <table:table-cell office:value-type="float" office:value="133">
            <text:p>133</text:p>
          </table:table-cell>
          <table:table-cell office:value-type="float" office:value="133.333333333333">
            <text:p>133,3333333333</text:p>
          </table:table-cell>
          <table:table-cell office:value-type="float" office:value="120.307692307692">
            <text:p>120,3076923077</text:p>
          </table:table-cell>
          <table:table-cell table:number-columns-repeated="287"/>
        </table:table-row>
        <table:table-row table:style-name="ro1">
          <table:table-cell office:value-type="string">
            <text:p>Element kills lvl 11</text:p>
          </table:table-cell>
          <table:table-cell office:value-type="float" office:value="128.692307692308">
            <text:p>128,6923076923</text:p>
          </table:table-cell>
          <table:table-cell office:value-type="float" office:value="96.2857142857143">
            <text:p>96,2857142857</text:p>
          </table:table-cell>
          <table:table-cell office:value-type="float" office:value="115.583333333333">
            <text:p>115,5833333333</text:p>
          </table:table-cell>
          <table:table-cell office:value-type="float" office:value="120.5">
            <text:p>120,5</text:p>
          </table:table-cell>
          <table:table-cell office:value-type="float" office:value="126.428571428571">
            <text:p>126,4285714286</text:p>
          </table:table-cell>
          <table:table-cell office:value-type="float" office:value="143.3">
            <text:p>143,3</text:p>
          </table:table-cell>
          <table:table-cell office:value-type="float" office:value="144.25">
            <text:p>144,25</text:p>
          </table:table-cell>
          <table:table-cell office:value-type="float" office:value="134.076923076923">
            <text:p>134,0769230769</text:p>
          </table:table-cell>
          <table:table-cell office:value-type="float" office:value="108.173913043478">
            <text:p>108,1739130435</text:p>
          </table:table-cell>
          <table:table-cell table:number-columns-repeated="287"/>
        </table:table-row>
        <table:table-row table:style-name="ro1">
          <table:table-cell office:value-type="string">
            <text:p>Element kills lvl 12</text:p>
          </table:table-cell>
          <table:table-cell office:value-type="float" office:value="140.30303030303">
            <text:p>140,303030303</text:p>
          </table:table-cell>
          <table:table-cell office:value-type="float" office:value="141">
            <text:p>141</text:p>
          </table:table-cell>
          <table:table-cell office:value-type="float" office:value="139.6">
            <text:p>139,6</text:p>
          </table:table-cell>
          <table:table-cell office:value-type="float" office:value="135.285714285714">
            <text:p>135,2857142857</text:p>
          </table:table-cell>
          <table:table-cell office:value-type="float" office:value="139.75">
            <text:p>139,75</text:p>
          </table:table-cell>
          <table:table-cell office:value-type="float" office:value="136.833333333333">
            <text:p>136,8333333333</text:p>
          </table:table-cell>
          <table:table-cell office:value-type="float" office:value="141.25">
            <text:p>141,25</text:p>
          </table:table-cell>
          <table:table-cell office:value-type="float" office:value="144.291666666667">
            <text:p>144,2916666667</text:p>
          </table:table-cell>
          <table:table-cell office:value-type="float" office:value="138.797872340426">
            <text:p>138,7978723404</text:p>
          </table:table-cell>
          <table:table-cell table:number-columns-repeated="287"/>
        </table:table-row>
        <table:table-row table:style-name="ro1">
          <table:table-cell office:value-type="string">
            <text:p>Element kills lvl 13</text:p>
          </table:table-cell>
          <table:table-cell office:value-type="float" office:value="144.342281879195">
            <text:p>144,3422818792</text:p>
          </table:table-cell>
          <table:table-cell office:value-type="float" office:value="149.6875">
            <text:p>149,6875</text:p>
          </table:table-cell>
          <table:table-cell office:value-type="float" office:value="148.89375">
            <text:p>148,89375</text:p>
          </table:table-cell>
          <table:table-cell office:value-type="float" office:value="149.929824561404">
            <text:p>149,9298245614</text:p>
          </table:table-cell>
          <table:table-cell office:value-type="float" office:value="148.686666666667">
            <text:p>148,6866666667</text:p>
          </table:table-cell>
          <table:table-cell office:value-type="float" office:value="151.868421052632">
            <text:p>151,8684210526</text:p>
          </table:table-cell>
          <table:table-cell office:value-type="float" office:value="153.563218390805">
            <text:p>153,5632183908</text:p>
          </table:table-cell>
          <table:table-cell office:value-type="float" office:value="148.127272727273">
            <text:p>148,1272727273</text:p>
          </table:table-cell>
          <table:table-cell office:value-type="float" office:value="148.29347826087">
            <text:p>148,2934782609</text:p>
          </table:table-cell>
          <table:table-cell table:number-columns-repeated="287"/>
        </table:table-row>
        <table:table-row table:style-name="ro1">
          <table:table-cell office:value-type="string">
            <text:p>Element kills lvl 14</text:p>
          </table:table-cell>
          <table:table-cell office:value-type="float" office:value="162.083333333333">
            <text:p>162,0833333333</text:p>
          </table:table-cell>
          <table:table-cell office:value-type="float" office:value="157.333333333333">
            <text:p>157,3333333333</text:p>
          </table:table-cell>
          <table:table-cell office:value-type="float" office:value="158.31884057971">
            <text:p>158,3188405797</text:p>
          </table:table-cell>
          <table:table-cell office:value-type="float" office:value="159.459016393443">
            <text:p>159,4590163934</text:p>
          </table:table-cell>
          <table:table-cell office:value-type="float" office:value="162.843137254902">
            <text:p>162,8431372549</text:p>
          </table:table-cell>
          <table:table-cell office:value-type="float" office:value="164.71875">
            <text:p>164,71875</text:p>
          </table:table-cell>
          <table:table-cell office:value-type="float" office:value="163.037735849057">
            <text:p>163,0377358491</text:p>
          </table:table-cell>
          <table:table-cell office:value-type="float" office:value="160.253731343284">
            <text:p>160,2537313433</text:p>
          </table:table-cell>
          <table:table-cell office:value-type="float" office:value="156.866133333333">
            <text:p>156,8661333333</text:p>
          </table:table-cell>
          <table:table-cell table:number-columns-repeated="287"/>
        </table:table-row>
        <table:table-row table:style-name="ro1">
          <table:table-cell office:value-type="string">
            <text:p>Element kills lvl 15</text:p>
          </table:table-cell>
          <table:table-cell office:value-type="float" office:value="166.166666666667">
            <text:p>166,1666666667</text:p>
          </table:table-cell>
          <table:table-cell office:value-type="float" office:value="169.545454545455">
            <text:p>169,5454545455</text:p>
          </table:table-cell>
          <table:table-cell office:value-type="float" office:value="169.5">
            <text:p>169,5</text:p>
          </table:table-cell>
          <table:table-cell office:value-type="float" office:value="175.833333333333">
            <text:p>175,8333333333</text:p>
          </table:table-cell>
          <table:table-cell office:value-type="float" office:value="168.222222222222">
            <text:p>168,2222222222</text:p>
          </table:table-cell>
          <table:table-cell office:value-type="float" office:value="170.571428571429">
            <text:p>170,5714285714</text:p>
          </table:table-cell>
          <table:table-cell office:value-type="float" office:value="172.25">
            <text:p>172,25</text:p>
          </table:table-cell>
          <table:table-cell office:value-type="float" office:value="183.4">
            <text:p>183,4</text:p>
          </table:table-cell>
          <table:table-cell office:value-type="float" office:value="168.227848101266">
            <text:p>168,2278481013</text:p>
          </table:table-cell>
          <table:table-cell table:number-columns-repeated="287"/>
        </table:table-row>
        <table:table-row table:style-name="ro1">
          <table:table-cell office:value-type="string">
            <text:p>Element kills lvl 16</text:p>
          </table:table-cell>
          <table:table-cell office:value-type="float" office:value="191.3">
            <text:p>191,3</text:p>
          </table:table-cell>
          <table:table-cell office:value-type="float" office:value="190.739726027397">
            <text:p>190,7397260274</text:p>
          </table:table-cell>
          <table:table-cell office:value-type="float" office:value="192.835164835165">
            <text:p>192,8351648352</text:p>
          </table:table-cell>
          <table:table-cell office:value-type="float" office:value="187.909090909091">
            <text:p>187,9090909091</text:p>
          </table:table-cell>
          <table:table-cell office:value-type="float" office:value="189.512820512821">
            <text:p>189,5128205128</text:p>
          </table:table-cell>
          <table:table-cell office:value-type="float" office:value="194.441860465116">
            <text:p>194,4418604651</text:p>
          </table:table-cell>
          <table:table-cell office:value-type="float" office:value="189.735849056604">
            <text:p>189,7358490566</text:p>
          </table:table-cell>
          <table:table-cell office:value-type="float" office:value="189.25641025641">
            <text:p>189,2564102564</text:p>
          </table:table-cell>
          <table:table-cell office:value-type="float" office:value="180.381201044386">
            <text:p>180,3812010444</text:p>
          </table:table-cell>
          <table:table-cell table:number-columns-repeated="287"/>
        </table:table-row>
        <table:table-row table:style-name="ro1">
          <table:table-cell office:value-type="string">
            <text:p>Element kills lvl 17</text:p>
          </table:table-cell>
          <table:table-cell office:value-type="float" office:value="197">
            <text:p>197</text:p>
          </table:table-cell>
          <table:table-cell office:value-type="float" office:value="195.703703703704">
            <text:p>195,7037037037</text:p>
          </table:table-cell>
          <table:table-cell office:value-type="float" office:value="202.823529411765">
            <text:p>202,8235294118</text:p>
          </table:table-cell>
          <table:table-cell office:value-type="float" office:value="190.947368421053">
            <text:p>190,9473684211</text:p>
          </table:table-cell>
          <table:table-cell office:value-type="float" office:value="204.090909090909">
            <text:p>204,0909090909</text:p>
          </table:table-cell>
          <table:table-cell office:value-type="float" office:value="207.235294117647">
            <text:p>207,2352941176</text:p>
          </table:table-cell>
          <table:table-cell office:value-type="float" office:value="205.428571428571">
            <text:p>205,4285714286</text:p>
          </table:table-cell>
          <table:table-cell office:value-type="float" office:value="208.055555555556">
            <text:p>208,0555555556</text:p>
          </table:table-cell>
          <table:table-cell office:value-type="float" office:value="197.937649880096">
            <text:p>197,9376498801</text:p>
          </table:table-cell>
          <table:table-cell table:number-columns-repeated="287"/>
        </table:table-row>
        <table:table-row table:style-name="ro1">
          <table:table-cell office:value-type="string">
            <text:p>Element kills lvl 18</text:p>
          </table:table-cell>
          <table:table-cell office:value-type="float" office:value="209.75">
            <text:p>209,75</text:p>
          </table:table-cell>
          <table:table-cell office:value-type="float" office:value="225.588235294118">
            <text:p>225,5882352941</text:p>
          </table:table-cell>
          <table:table-cell office:value-type="float" office:value="222.818181818182">
            <text:p>222,8181818182</text:p>
          </table:table-cell>
          <table:table-cell office:value-type="float" office:value="203">
            <text:p>203</text:p>
          </table:table-cell>
          <table:table-cell office:value-type="float" office:value="228">
            <text:p>228</text:p>
          </table:table-cell>
          <table:table-cell office:value-type="float" office:value="202.6">
            <text:p>202,6</text:p>
          </table:table-cell>
          <table:table-cell office:value-type="float" office:value="221.5">
            <text:p>221,5</text:p>
          </table:table-cell>
          <table:table-cell office:value-type="float" office:value="227.357142857143">
            <text:p>227,3571428571</text:p>
          </table:table-cell>
          <table:table-cell office:value-type="float" office:value="212.175438596491">
            <text:p>212,1754385965</text:p>
          </table:table-cell>
          <table:table-cell table:number-columns-repeated="287"/>
        </table:table-row>
        <table:table-row table:style-name="ro1">
          <table:table-cell office:value-type="string">
            <text:p>Element kills lvl 19</text:p>
          </table:table-cell>
          <table:table-cell office:value-type="float" office:value="220.75">
            <text:p>220,75</text:p>
          </table:table-cell>
          <table:table-cell office:value-type="float" office:value="240.111111111111">
            <text:p>240,1111111111</text:p>
          </table:table-cell>
          <table:table-cell office:value-type="float" office:value="241.777777777778">
            <text:p>241,7777777778</text:p>
          </table:table-cell>
          <table:table-cell office:value-type="float" office:value="251">
            <text:p>251</text:p>
          </table:table-cell>
          <table:table-cell office:value-type="float" office:value="227">
            <text:p>227</text:p>
          </table:table-cell>
          <table:table-cell office:value-type="float" office:value="232.666666666667">
            <text:p>232,6666666667</text:p>
          </table:table-cell>
          <table:table-cell office:value-type="float" office:value="228.2">
            <text:p>228,2</text:p>
          </table:table-cell>
          <table:table-cell office:value-type="float" office:value="226">
            <text:p>226</text:p>
          </table:table-cell>
          <table:table-cell office:value-type="float" office:value="221.752100840336">
            <text:p>221,7521008403</text:p>
          </table:table-cell>
          <table:table-cell table:number-columns-repeated="287"/>
        </table:table-row>
        <table:table-row table:style-name="ro1">
          <table:table-cell office:value-type="string">
            <text:p>Element kills lvl 20</text:p>
          </table:table-cell>
          <table:table-cell office:value-type="string">
            <text:p>NaN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40.75">
            <text:p>240,75</text:p>
          </table:table-cell>
          <table:table-cell office:value-type="float" office:value="223">
            <text:p>223</text:p>
          </table:table-cell>
          <table:table-cell office:value-type="string">
            <text:p>NaN</text:p>
          </table:table-cell>
          <table:table-cell office:value-type="float" office:value="258">
            <text:p>258</text:p>
          </table:table-cell>
          <table:table-cell office:value-type="float" office:value="206">
            <text:p>206</text:p>
          </table:table-cell>
          <table:table-cell office:value-type="float" office:value="256.75">
            <text:p>256,75</text:p>
          </table:table-cell>
          <table:table-cell table:number-columns-repeated="287"/>
        </table:table-row>
        <table:table-row table:style-name="ro1">
          <table:table-cell office:value-type="string">
            <text:p>Element kills lvl 21</text:p>
          </table:table-cell>
          <table:table-cell table:number-columns-repeated="3" office:value-type="string">
            <text:p>NaN</text:p>
          </table:table-cell>
          <table:table-cell office:value-type="float" office:value="298">
            <text:p>298</text:p>
          </table:table-cell>
          <table:table-cell table:number-columns-repeated="2" office:value-type="string">
            <text:p>NaN</text:p>
          </table:table-cell>
          <table:table-cell office:value-type="float" office:value="280.333333333333">
            <text:p>280,3333333333</text:p>
          </table:table-cell>
          <table:table-cell office:value-type="string">
            <text:p>NaN</text:p>
          </table:table-cell>
          <table:table-cell office:value-type="float" office:value="169.5">
            <text:p>169,5</text:p>
          </table:table-cell>
          <table:table-cell table:number-columns-repeated="287"/>
        </table:table-row>
        <table:table-row table:style-name="ro1">
          <table:table-cell office:value-type="string">
            <text:p>Element leaks lvl 1</text:p>
          </table:table-cell>
          <table:table-cell table:number-columns-repeated="8" office:value-type="string">
            <text:p>NaN</text:p>
          </table:table-cell>
          <table:table-cell office:value-type="float" office:value="0">
            <text:p>0</text:p>
          </table:table-cell>
          <table:table-cell table:number-columns-repeated="287"/>
        </table:table-row>
        <table:table-row table:style-name="ro1">
          <table:table-cell office:value-type="string">
            <text:p>Element leaks lvl 2</text:p>
          </table:table-cell>
          <table:table-cell table:number-columns-repeated="2" office:value-type="string">
            <text:p>NaN</text:p>
          </table:table-cell>
          <table:table-cell office:value-type="float" office:value="5">
            <text:p>5</text:p>
          </table:table-cell>
          <table:table-cell table:number-columns-repeated="5" office:value-type="string">
            <text:p>NaN</text:p>
          </table:table-cell>
          <table:table-cell office:value-type="float" office:value="0">
            <text:p>0</text:p>
          </table:table-cell>
          <table:table-cell table:number-columns-repeated="287"/>
        </table:table-row>
        <table:table-row table:style-name="ro1">
          <table:table-cell office:value-type="string">
            <text:p>Element leaks lvl 3</text:p>
          </table:table-cell>
          <table:table-cell table:number-columns-repeated="8" office:value-type="string">
            <text:p>NaN</text:p>
          </table:table-cell>
          <table:table-cell office:value-type="float" office:value="4.5">
            <text:p>4,5</text:p>
          </table:table-cell>
          <table:table-cell table:number-columns-repeated="287"/>
        </table:table-row>
        <table:table-row table:style-name="ro1">
          <table:table-cell office:value-type="string">
            <text:p>Element leaks lvl 4</text:p>
          </table:table-cell>
          <table:table-cell office:value-type="float" office:value="25">
            <text:p>25</text:p>
          </table:table-cell>
          <table:table-cell table:number-columns-repeated="7" office:value-type="string">
            <text:p>NaN</text:p>
          </table:table-cell>
          <table:table-cell office:value-type="float" office:value="8.71428571428571">
            <text:p>8,7142857143</text:p>
          </table:table-cell>
          <table:table-cell table:number-columns-repeated="287"/>
        </table:table-row>
        <table:table-row table:style-name="ro1">
          <table:table-cell office:value-type="string">
            <text:p>Element leaks lvl 5</text:p>
          </table:table-cell>
          <table:table-cell office:value-type="float" office:value="4.6">
            <text:p>4,6</text:p>
          </table:table-cell>
          <table:table-cell office:value-type="float" office:value="7">
            <text:p>7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string">
            <text:p>NaN</text:p>
          </table:table-cell>
          <table:table-cell office:value-type="float" office:value="9">
            <text:p>9</text:p>
          </table:table-cell>
          <table:table-cell office:value-type="string">
            <text:p>NaN</text:p>
          </table:table-cell>
          <table:table-cell office:value-type="float" office:value="5.9">
            <text:p>5,9</text:p>
          </table:table-cell>
          <table:table-cell table:number-columns-repeated="287"/>
        </table:table-row>
        <table:table-row table:style-name="ro1">
          <table:table-cell office:value-type="string">
            <text:p>Element leaks lvl 6</text:p>
          </table:table-cell>
          <table:table-cell table:number-columns-repeated="2" office:value-type="string">
            <text:p>NaN</text:p>
          </table:table-cell>
          <table:table-cell office:value-type="float" office:value="5">
            <text:p>5</text:p>
          </table:table-cell>
          <table:table-cell office:value-type="string">
            <text:p>Na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N</text:p>
          </table:table-cell>
          <table:table-cell office:value-type="float" office:value="7.52631578947368">
            <text:p>7,5263157895</text:p>
          </table:table-cell>
          <table:table-cell table:number-columns-repeated="287"/>
        </table:table-row>
        <table:table-row table:style-name="ro1">
          <table:table-cell office:value-type="string">
            <text:p>Element leaks lvl 7</text:p>
          </table:table-cell>
          <table:table-cell office:value-type="float" office:value="8.25">
            <text:p>8,25</text:p>
          </table:table-cell>
          <table:table-cell office:value-type="float" office:value="3.66666666666667">
            <text:p>3,6666666667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float" office:value="82">
            <text:p>82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float" office:value="26.3333333333333">
            <text:p>26,3333333333</text:p>
          </table:table-cell>
          <table:table-cell office:value-type="float" office:value="10.95">
            <text:p>10,95</text:p>
          </table:table-cell>
          <table:table-cell table:number-columns-repeated="287"/>
        </table:table-row>
        <table:table-row table:style-name="ro1">
          <table:table-cell office:value-type="string">
            <text:p>Element leaks lvl 8</text:p>
          </table:table-cell>
          <table:table-cell office:value-type="float" office:value="25">
            <text:p>25</text:p>
          </table:table-cell>
          <table:table-cell office:value-type="float" office:value="4.33333333333333">
            <text:p>4,3333333333</text:p>
          </table:table-cell>
          <table:table-cell office:value-type="float" office:value="12">
            <text:p>12</text:p>
          </table:table-cell>
          <table:table-cell office:value-type="float" office:value="7.75">
            <text:p>7,75</text:p>
          </table:table-cell>
          <table:table-cell office:value-type="string">
            <text:p>NaN</text:p>
          </table:table-cell>
          <table:table-cell office:value-type="float" office:value="10.5">
            <text:p>10,5</text:p>
          </table:table-cell>
          <table:table-cell office:value-type="float" office:value="3">
            <text:p>3</text:p>
          </table:table-cell>
          <table:table-cell office:value-type="float" office:value="8.4">
            <text:p>8,4</text:p>
          </table:table-cell>
          <table:table-cell office:value-type="float" office:value="10.2307692307692">
            <text:p>10,2307692308</text:p>
          </table:table-cell>
          <table:table-cell table:number-columns-repeated="287"/>
        </table:table-row>
        <table:table-row table:style-name="ro1">
          <table:table-cell office:value-type="string">
            <text:p>Element leaks lvl 9</text:p>
          </table:table-cell>
          <table:table-cell office:value-type="float" office:value="9.28571428571429">
            <text:p>9,2857142857</text:p>
          </table:table-cell>
          <table:table-cell office:value-type="float" office:value="8.5">
            <text:p>8,5</text:p>
          </table:table-cell>
          <table:table-cell office:value-type="float" office:value="8.18181818181818">
            <text:p>8,1818181818</text:p>
          </table:table-cell>
          <table:table-cell office:value-type="float" office:value="7.57142857142857">
            <text:p>7,5714285714</text:p>
          </table:table-cell>
          <table:table-cell office:value-type="float" office:value="9.69230769230769">
            <text:p>9,6923076923</text:p>
          </table:table-cell>
          <table:table-cell office:value-type="float" office:value="8.75">
            <text:p>8,75</text:p>
          </table:table-cell>
          <table:table-cell office:value-type="float" office:value="9.5">
            <text:p>9,5</text:p>
          </table:table-cell>
          <table:table-cell office:value-type="float" office:value="0.333333333333333">
            <text:p>0,3333333333</text:p>
          </table:table-cell>
          <table:table-cell office:value-type="float" office:value="10.6153846153846">
            <text:p>10,6153846154</text:p>
          </table:table-cell>
          <table:table-cell table:number-columns-repeated="287"/>
        </table:table-row>
        <table:table-row table:style-name="ro1">
          <table:table-cell office:value-type="string">
            <text:p>Element leaks lvl 10</text:p>
          </table:table-cell>
          <table:table-cell office:value-type="string">
            <text:p>NaN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9.2">
            <text:p>9,2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office:value-type="float" office:value="22.6666666666667">
            <text:p>22,6666666667</text:p>
          </table:table-cell>
          <table:table-cell office:value-type="float" office:value="9">
            <text:p>9</text:p>
          </table:table-cell>
          <table:table-cell office:value-type="float" office:value="12.8846153846154">
            <text:p>12,8846153846</text:p>
          </table:table-cell>
          <table:table-cell table:number-columns-repeated="287"/>
        </table:table-row>
        <table:table-row table:style-name="ro1">
          <table:table-cell office:value-type="string">
            <text:p>Element leaks lvl 11</text:p>
          </table:table-cell>
          <table:table-cell office:value-type="float" office:value="4.61538461538462">
            <text:p>4,6153846154</text:p>
          </table:table-cell>
          <table:table-cell office:value-type="float" office:value="4.71428571428571">
            <text:p>4,7142857143</text:p>
          </table:table-cell>
          <table:table-cell office:value-type="float" office:value="12.75">
            <text:p>12,75</text:p>
          </table:table-cell>
          <table:table-cell office:value-type="float" office:value="18.5">
            <text:p>18,5</text:p>
          </table:table-cell>
          <table:table-cell office:value-type="float" office:value="7.42857142857143">
            <text:p>7,4285714286</text:p>
          </table:table-cell>
          <table:table-cell office:value-type="float" office:value="8.1">
            <text:p>8,1</text:p>
          </table:table-cell>
          <table:table-cell office:value-type="float" office:value="7.25">
            <text:p>7,25</text:p>
          </table:table-cell>
          <table:table-cell office:value-type="float" office:value="19.9230769230769">
            <text:p>19,9230769231</text:p>
          </table:table-cell>
          <table:table-cell office:value-type="float" office:value="24.0434782608696">
            <text:p>24,0434782609</text:p>
          </table:table-cell>
          <table:table-cell table:number-columns-repeated="287"/>
        </table:table-row>
        <table:table-row table:style-name="ro1">
          <table:table-cell office:value-type="string">
            <text:p>Element leaks lvl 12</text:p>
          </table:table-cell>
          <table:table-cell office:value-type="float" office:value="10.8787878787879">
            <text:p>10,8787878788</text:p>
          </table:table-cell>
          <table:table-cell office:value-type="float" office:value="9.52777777777778">
            <text:p>9,5277777778</text:p>
          </table:table-cell>
          <table:table-cell office:value-type="float" office:value="10">
            <text:p>10</text:p>
          </table:table-cell>
          <table:table-cell office:value-type="float" office:value="14.4285714285714">
            <text:p>14,4285714286</text:p>
          </table:table-cell>
          <table:table-cell office:value-type="float" office:value="11.75">
            <text:p>11,75</text:p>
          </table:table-cell>
          <table:table-cell office:value-type="float" office:value="15.0833333333333">
            <text:p>15,0833333333</text:p>
          </table:table-cell>
          <table:table-cell office:value-type="float" office:value="8.08333333333333">
            <text:p>8,0833333333</text:p>
          </table:table-cell>
          <table:table-cell office:value-type="float" office:value="8.625">
            <text:p>8,625</text:p>
          </table:table-cell>
          <table:table-cell office:value-type="float" office:value="10.7553191489362">
            <text:p>10,7553191489</text:p>
          </table:table-cell>
          <table:table-cell table:number-columns-repeated="287"/>
        </table:table-row>
        <table:table-row table:style-name="ro1">
          <table:table-cell office:value-type="string">
            <text:p>Element leaks lvl 13</text:p>
          </table:table-cell>
          <table:table-cell office:value-type="float" office:value="11.751677852349">
            <text:p>11,7516778523</text:p>
          </table:table-cell>
          <table:table-cell office:value-type="float" office:value="9.09375">
            <text:p>9,09375</text:p>
          </table:table-cell>
          <table:table-cell office:value-type="float" office:value="9.24375">
            <text:p>9,24375</text:p>
          </table:table-cell>
          <table:table-cell office:value-type="float" office:value="9.07894736842105">
            <text:p>9,0789473684</text:p>
          </table:table-cell>
          <table:table-cell office:value-type="float" office:value="9.93333333333333">
            <text:p>9,9333333333</text:p>
          </table:table-cell>
          <table:table-cell office:value-type="float" office:value="8.28947368421053">
            <text:p>8,2894736842</text:p>
          </table:table-cell>
          <table:table-cell office:value-type="float" office:value="8.16091954022989">
            <text:p>8,1609195402</text:p>
          </table:table-cell>
          <table:table-cell office:value-type="float" office:value="8.83636363636364">
            <text:p>8,8363636364</text:p>
          </table:table-cell>
          <table:table-cell office:value-type="float" office:value="9.79891304347826">
            <text:p>9,7989130435</text:p>
          </table:table-cell>
          <table:table-cell table:number-columns-repeated="287"/>
        </table:table-row>
        <table:table-row table:style-name="ro1">
          <table:table-cell office:value-type="string">
            <text:p>Element leaks lvl 14</text:p>
          </table:table-cell>
          <table:table-cell office:value-type="float" office:value="12.8055555555556">
            <text:p>12,8055555556</text:p>
          </table:table-cell>
          <table:table-cell office:value-type="float" office:value="13.7466666666667">
            <text:p>13,7466666667</text:p>
          </table:table-cell>
          <table:table-cell office:value-type="float" office:value="13.6376811594203">
            <text:p>13,6376811594</text:p>
          </table:table-cell>
          <table:table-cell office:value-type="float" office:value="13.2459016393443">
            <text:p>13,2459016393</text:p>
          </table:table-cell>
          <table:table-cell office:value-type="float" office:value="11.8823529411765">
            <text:p>11,8823529412</text:p>
          </table:table-cell>
          <table:table-cell office:value-type="float" office:value="11.125">
            <text:p>11,125</text:p>
          </table:table-cell>
          <table:table-cell office:value-type="float" office:value="14.6037735849057">
            <text:p>14,6037735849</text:p>
          </table:table-cell>
          <table:table-cell office:value-type="float" office:value="14.7761194029851">
            <text:p>14,776119403</text:p>
          </table:table-cell>
          <table:table-cell office:value-type="float" office:value="13.9669333333333">
            <text:p>13,9669333333</text:p>
          </table:table-cell>
          <table:table-cell table:number-columns-repeated="287"/>
        </table:table-row>
        <table:table-row table:style-name="ro1">
          <table:table-cell office:value-type="string">
            <text:p>Element leaks lvl 15</text:p>
          </table:table-cell>
          <table:table-cell office:value-type="float" office:value="12.8333333333333">
            <text:p>12,8333333333</text:p>
          </table:table-cell>
          <table:table-cell office:value-type="float" office:value="15.5454545454545">
            <text:p>15,5454545455</text:p>
          </table:table-cell>
          <table:table-cell table:number-columns-repeated="2" office:value-type="float" office:value="12">
            <text:p>12</text:p>
          </table:table-cell>
          <table:table-cell office:value-type="float" office:value="10.4444444444444">
            <text:p>10,4444444444</text:p>
          </table:table-cell>
          <table:table-cell office:value-type="float" office:value="10.1428571428571">
            <text:p>10,1428571429</text:p>
          </table:table-cell>
          <table:table-cell office:value-type="float" office:value="13.625">
            <text:p>13,625</text:p>
          </table:table-cell>
          <table:table-cell office:value-type="float" office:value="12.3333333333333">
            <text:p>12,3333333333</text:p>
          </table:table-cell>
          <table:table-cell office:value-type="float" office:value="14.5901898734177">
            <text:p>14,5901898734</text:p>
          </table:table-cell>
          <table:table-cell table:number-columns-repeated="287"/>
        </table:table-row>
        <table:table-row table:style-name="ro1">
          <table:table-cell office:value-type="string">
            <text:p>Element leaks lvl 16</text:p>
          </table:table-cell>
          <table:table-cell office:value-type="float" office:value="15.3666666666667">
            <text:p>15,3666666667</text:p>
          </table:table-cell>
          <table:table-cell office:value-type="float" office:value="12.6712328767123">
            <text:p>12,6712328767</text:p>
          </table:table-cell>
          <table:table-cell office:value-type="float" office:value="15.1318681318681">
            <text:p>15,1318681319</text:p>
          </table:table-cell>
          <table:table-cell office:value-type="float" office:value="16.7272727272727">
            <text:p>16,7272727273</text:p>
          </table:table-cell>
          <table:table-cell office:value-type="float" office:value="14.9487179487179">
            <text:p>14,9487179487</text:p>
          </table:table-cell>
          <table:table-cell office:value-type="float" office:value="15.6046511627907">
            <text:p>15,6046511628</text:p>
          </table:table-cell>
          <table:table-cell office:value-type="float" office:value="16.5471698113208">
            <text:p>16,5471698113</text:p>
          </table:table-cell>
          <table:table-cell office:value-type="float" office:value="14.9230769230769">
            <text:p>14,9230769231</text:p>
          </table:table-cell>
          <table:table-cell office:value-type="float" office:value="21.5352480417755">
            <text:p>21,5352480418</text:p>
          </table:table-cell>
          <table:table-cell table:number-columns-repeated="287"/>
        </table:table-row>
        <table:table-row table:style-name="ro1">
          <table:table-cell office:value-type="string">
            <text:p>Element leaks lvl 17</text:p>
          </table:table-cell>
          <table:table-cell office:value-type="float" office:value="24.6666666666667">
            <text:p>24,6666666667</text:p>
          </table:table-cell>
          <table:table-cell office:value-type="float" office:value="20.1851851851852">
            <text:p>20,1851851852</text:p>
          </table:table-cell>
          <table:table-cell office:value-type="float" office:value="18.7058823529412">
            <text:p>18,7058823529</text:p>
          </table:table-cell>
          <table:table-cell office:value-type="float" office:value="25.1052631578947">
            <text:p>25,1052631579</text:p>
          </table:table-cell>
          <table:table-cell office:value-type="float" office:value="16.3181818181818">
            <text:p>16,3181818182</text:p>
          </table:table-cell>
          <table:table-cell office:value-type="float" office:value="17.3529411764706">
            <text:p>17,3529411765</text:p>
          </table:table-cell>
          <table:table-cell office:value-type="float" office:value="16.8095238095238">
            <text:p>16,8095238095</text:p>
          </table:table-cell>
          <table:table-cell office:value-type="float" office:value="17.1666666666667">
            <text:p>17,1666666667</text:p>
          </table:table-cell>
          <table:table-cell office:value-type="float" office:value="22.4172661870504">
            <text:p>22,4172661871</text:p>
          </table:table-cell>
          <table:table-cell table:number-columns-repeated="287"/>
        </table:table-row>
        <table:table-row table:style-name="ro1">
          <table:table-cell office:value-type="string">
            <text:p>Element leaks lvl 18</text:p>
          </table:table-cell>
          <table:table-cell office:value-type="float" office:value="24.75">
            <text:p>24,75</text:p>
          </table:table-cell>
          <table:table-cell office:value-type="float" office:value="14.1176470588235">
            <text:p>14,1176470588</text:p>
          </table:table-cell>
          <table:table-cell office:value-type="float" office:value="12.7272727272727">
            <text:p>12,7272727273</text:p>
          </table:table-cell>
          <table:table-cell office:value-type="float" office:value="31">
            <text:p>31</text:p>
          </table:table-cell>
          <table:table-cell office:value-type="float" office:value="6.66666666666667">
            <text:p>6,6666666667</text:p>
          </table:table-cell>
          <table:table-cell office:value-type="float" office:value="31.2">
            <text:p>31,2</text:p>
          </table:table-cell>
          <table:table-cell office:value-type="float" office:value="21.4285714285714">
            <text:p>21,4285714286</text:p>
          </table:table-cell>
          <table:table-cell office:value-type="float" office:value="16.5714285714286">
            <text:p>16,5714285714</text:p>
          </table:table-cell>
          <table:table-cell office:value-type="float" office:value="25.0818713450292">
            <text:p>25,081871345</text:p>
          </table:table-cell>
          <table:table-cell table:number-columns-repeated="287"/>
        </table:table-row>
        <table:table-row table:style-name="ro1">
          <table:table-cell office:value-type="string">
            <text:p>Element leaks lvl 19</text:p>
          </table:table-cell>
          <table:table-cell office:value-type="float" office:value="27">
            <text:p>27</text:p>
          </table:table-cell>
          <table:table-cell office:value-type="float" office:value="14.8888888888889">
            <text:p>14,8888888889</text:p>
          </table:table-cell>
          <table:table-cell office:value-type="float" office:value="29.6666666666667">
            <text:p>29,6666666667</text:p>
          </table:table-cell>
          <table:table-cell office:value-type="float" office:value="9.66666666666667">
            <text:p>9,6666666667</text:p>
          </table:table-cell>
          <table:table-cell office:value-type="float" office:value="17.3333333333333">
            <text:p>17,3333333333</text:p>
          </table:table-cell>
          <table:table-cell office:value-type="float" office:value="18.1666666666667">
            <text:p>18,1666666667</text:p>
          </table:table-cell>
          <table:table-cell office:value-type="float" office:value="24.3">
            <text:p>24,3</text:p>
          </table:table-cell>
          <table:table-cell office:value-type="float" office:value="25.75">
            <text:p>25,75</text:p>
          </table:table-cell>
          <table:table-cell office:value-type="float" office:value="29.9621848739496">
            <text:p>29,9621848739</text:p>
          </table:table-cell>
          <table:table-cell table:number-columns-repeated="287"/>
        </table:table-row>
        <table:table-row table:style-name="ro1">
          <table:table-cell office:value-type="string">
            <text:p>Element leaks lvl 20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4.75">
            <text:p>24,75</text:p>
          </table:table-cell>
          <table:table-cell office:value-type="float" office:value="39">
            <text:p>39</text:p>
          </table:table-cell>
          <table:table-cell office:value-type="string">
            <text:p>NaN</text:p>
          </table:table-cell>
          <table:table-cell office:value-type="float" office:value="1">
            <text:p>1</text:p>
          </table:table-cell>
          <table:table-cell office:value-type="float" office:value="36.5">
            <text:p>36,5</text:p>
          </table:table-cell>
          <table:table-cell office:value-type="float" office:value="24.5">
            <text:p>24,5</text:p>
          </table:table-cell>
          <table:table-cell table:number-columns-repeated="287"/>
        </table:table-row>
        <table:table-row table:style-name="ro1">
          <table:table-cell office:value-type="string">
            <text:p>Element leaks lvl 21</text:p>
          </table:table-cell>
          <table:table-cell table:number-columns-repeated="3" office:value-type="string">
            <text:p>NaN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aN</text:p>
          </table:table-cell>
          <table:table-cell office:value-type="float" office:value="21.3333333333333">
            <text:p>21,3333333333</text:p>
          </table:table-cell>
          <table:table-cell office:value-type="string">
            <text:p>NaN</text:p>
          </table:table-cell>
          <table:table-cell office:value-type="float" office:value="23.5">
            <text:p>23,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workers lvl 1</text:p>
          </table:table-cell>
          <table:table-cell table:number-columns-repeated="8" office:value-type="string">
            <text:p>NaN</text:p>
          </table:table-cell>
          <table:table-cell office:value-type="float" office:value="2">
            <text:p>2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workers lvl 2</text:p>
          </table:table-cell>
          <table:table-cell table:number-columns-repeated="2" office:value-type="string">
            <text:p>NaN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NaN</text:p>
          </table:table-cell>
          <table:table-cell office:value-type="float" office:value="1.83333333333333">
            <text:p>1,8333333333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workers lvl 3</text:p>
          </table:table-cell>
          <table:table-cell table:number-columns-repeated="8" office:value-type="string">
            <text:p>NaN</text:p>
          </table:table-cell>
          <table:table-cell office:value-type="float" office:value="3.375">
            <text:p>3,37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workers lvl 4</text:p>
          </table:table-cell>
          <table:table-cell table:number-columns-repeated="8" office:value-type="string">
            <text:p>NaN</text:p>
          </table:table-cell>
          <table:table-cell office:value-type="float" office:value="4.08333333333333">
            <text:p>4,0833333333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workers lvl 5</text:p>
          </table:table-cell>
          <table:table-cell office:value-type="float" office:value="3.33333333333333">
            <text:p>3,3333333333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float" office:value="4.30555555555556">
            <text:p>4,3055555556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workers lvl 6</text:p>
          </table:table-cell>
          <table:table-cell table:number-columns-repeated="4" office:value-type="string">
            <text:p>NaN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aN</text:p>
          </table:table-cell>
          <table:table-cell office:value-type="float" office:value="4.23809523809524">
            <text:p>4,2380952381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workers lvl 7</text:p>
          </table:table-cell>
          <table:table-cell office:value-type="float" office:value="3.25">
            <text:p>3,25</text:p>
          </table:table-cell>
          <table:table-cell office:value-type="float" office:value="3.66666666666667">
            <text:p>3,6666666667</text:p>
          </table:table-cell>
          <table:table-cell table:number-columns-repeated="2" office:value-type="string">
            <text:p>NaN</text:p>
          </table:table-cell>
          <table:table-cell office:value-type="float" office:value="7">
            <text:p>7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workers lvl 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.85714285714286">
            <text:p>4,8571428571</text:p>
          </table:table-cell>
          <table:table-cell office:value-type="string">
            <text:p>NaN</text:p>
          </table:table-cell>
          <table:table-cell office:value-type="float" office:value="7">
            <text:p>7</text:p>
          </table:table-cell>
          <table:table-cell office:value-type="float" office:value="5.6">
            <text:p>5,6</text:p>
          </table:table-cell>
          <table:table-cell office:value-type="float" office:value="5">
            <text:p>5</text:p>
          </table:table-cell>
          <table:table-cell office:value-type="float" office:value="4.32142857142857">
            <text:p>4,3214285714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workers lvl 9</text:p>
          </table:table-cell>
          <table:table-cell office:value-type="float" office:value="6.63636363636364">
            <text:p>6,636363636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.25">
            <text:p>5,25</text:p>
          </table:table-cell>
          <table:table-cell office:value-type="float" office:value="5.76923076923077">
            <text:p>5,7692307692</text:p>
          </table:table-cell>
          <table:table-cell office:value-type="float" office:value="5.3">
            <text:p>5,3</text:p>
          </table:table-cell>
          <table:table-cell office:value-type="float" office:value="6.5">
            <text:p>6,5</text:p>
          </table:table-cell>
          <table:table-cell office:value-type="float" office:value="6.66666666666667">
            <text:p>6,6666666667</text:p>
          </table:table-cell>
          <table:table-cell office:value-type="float" office:value="4.5">
            <text:p>4,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workers lvl 10</text:p>
          </table:table-cell>
          <table:table-cell office:value-type="string">
            <text:p>NaN</text:p>
          </table:table-cell>
          <table:table-cell office:value-type="float" office:value="8.66666666666667">
            <text:p>8,6666666667</text:p>
          </table:table-cell>
          <table:table-cell office:value-type="string">
            <text:p>NaN</text:p>
          </table:table-cell>
          <table:table-cell office:value-type="float" office:value="8.33333333333333">
            <text:p>8,3333333333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aN</text:p>
          </table:table-cell>
          <table:table-cell office:value-type="float" office:value="10">
            <text:p>10</text:p>
          </table:table-cell>
          <table:table-cell office:value-type="float" office:value="6.84848484848485">
            <text:p>6,848484848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workers lvl 11</text:p>
          </table:table-cell>
          <table:table-cell office:value-type="float" office:value="7.66666666666667">
            <text:p>7,6666666667</text:p>
          </table:table-cell>
          <table:table-cell office:value-type="float" office:value="8">
            <text:p>8</text:p>
          </table:table-cell>
          <table:table-cell office:value-type="float" office:value="8.25">
            <text:p>8,25</text:p>
          </table:table-cell>
          <table:table-cell office:value-type="float" office:value="9">
            <text:p>9</text:p>
          </table:table-cell>
          <table:table-cell office:value-type="float" office:value="7.66666666666667">
            <text:p>7,666666666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.875">
            <text:p>7,875</text:p>
          </table:table-cell>
          <table:table-cell office:value-type="float" office:value="6.7037037037037">
            <text:p>6,7037037037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workers lvl 12</text:p>
          </table:table-cell>
          <table:table-cell office:value-type="float" office:value="8.6551724137931">
            <text:p>8,6551724138</text:p>
          </table:table-cell>
          <table:table-cell office:value-type="float" office:value="8.33333333333333">
            <text:p>8,3333333333</text:p>
          </table:table-cell>
          <table:table-cell office:value-type="float" office:value="8.72">
            <text:p>8,72</text:p>
          </table:table-cell>
          <table:table-cell office:value-type="float" office:value="8.2">
            <text:p>8,2</text:p>
          </table:table-cell>
          <table:table-cell office:value-type="float" office:value="9.11111111111111">
            <text:p>9,1111111111</text:p>
          </table:table-cell>
          <table:table-cell office:value-type="float" office:value="8.66666666666667">
            <text:p>8,6666666667</text:p>
          </table:table-cell>
          <table:table-cell office:value-type="float" office:value="8.76923076923077">
            <text:p>8,7692307692</text:p>
          </table:table-cell>
          <table:table-cell office:value-type="float" office:value="8.41176470588235">
            <text:p>8,4117647059</text:p>
          </table:table-cell>
          <table:table-cell office:value-type="float" office:value="8.38834951456311">
            <text:p>8,3883495146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workers lvl 13</text:p>
          </table:table-cell>
          <table:table-cell office:value-type="float" office:value="8.83962264150943">
            <text:p>8,8396226415</text:p>
          </table:table-cell>
          <table:table-cell office:value-type="float" office:value="8.66666666666667">
            <text:p>8,6666666667</text:p>
          </table:table-cell>
          <table:table-cell office:value-type="float" office:value="8.44086021505376">
            <text:p>8,4408602151</text:p>
          </table:table-cell>
          <table:table-cell office:value-type="float" office:value="8.67796610169492">
            <text:p>8,6779661017</text:p>
          </table:table-cell>
          <table:table-cell office:value-type="float" office:value="8.43529411764706">
            <text:p>8,4352941176</text:p>
          </table:table-cell>
          <table:table-cell office:value-type="float" office:value="8.90384615384615">
            <text:p>8,9038461538</text:p>
          </table:table-cell>
          <table:table-cell office:value-type="float" office:value="8.29166666666667">
            <text:p>8,2916666667</text:p>
          </table:table-cell>
          <table:table-cell office:value-type="float" office:value="8.54761904761905">
            <text:p>8,5476190476</text:p>
          </table:table-cell>
          <table:table-cell office:value-type="float" office:value="7.71886120996441">
            <text:p>7,71886121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workers lvl 14</text:p>
          </table:table-cell>
          <table:table-cell office:value-type="float" office:value="9.8">
            <text:p>9,8</text:p>
          </table:table-cell>
          <table:table-cell office:value-type="float" office:value="9.12765957446809">
            <text:p>9,1276595745</text:p>
          </table:table-cell>
          <table:table-cell office:value-type="float" office:value="9.1025641025641">
            <text:p>9,1025641026</text:p>
          </table:table-cell>
          <table:table-cell office:value-type="float" office:value="9.96296296296296">
            <text:p>9,962962963</text:p>
          </table:table-cell>
          <table:table-cell office:value-type="float" office:value="10.7333333333333">
            <text:p>10,7333333333</text:p>
          </table:table-cell>
          <table:table-cell office:value-type="float" office:value="9.47619047619048">
            <text:p>9,4761904762</text:p>
          </table:table-cell>
          <table:table-cell office:value-type="float" office:value="9.33333333333333">
            <text:p>9,3333333333</text:p>
          </table:table-cell>
          <table:table-cell office:value-type="float" office:value="9.42424242424242">
            <text:p>9,4242424242</text:p>
          </table:table-cell>
          <table:table-cell office:value-type="float" office:value="7.84146930884485">
            <text:p>7,8414693088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workers lvl 15</text:p>
          </table:table-cell>
          <table:table-cell office:value-type="float" office:value="9.75">
            <text:p>9,75</text:p>
          </table:table-cell>
          <table:table-cell office:value-type="float" office:value="11.2666666666667">
            <text:p>11,2666666667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office:value-type="float" office:value="10.75">
            <text:p>10,75</text:p>
          </table:table-cell>
          <table:table-cell office:value-type="float" office:value="8.8">
            <text:p>8,8</text:p>
          </table:table-cell>
          <table:table-cell office:value-type="float" office:value="9.6">
            <text:p>9,6</text:p>
          </table:table-cell>
          <table:table-cell office:value-type="float" office:value="9.77777777777778">
            <text:p>9,7777777778</text:p>
          </table:table-cell>
          <table:table-cell office:value-type="float" office:value="7.90265486725664">
            <text:p>7,9026548673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workers lvl 16</text:p>
          </table:table-cell>
          <table:table-cell office:value-type="float" office:value="11.4210526315789">
            <text:p>11,4210526316</text:p>
          </table:table-cell>
          <table:table-cell office:value-type="float" office:value="10.7659574468085">
            <text:p>10,7659574468</text:p>
          </table:table-cell>
          <table:table-cell office:value-type="float" office:value="10.0178571428571">
            <text:p>10,0178571429</text:p>
          </table:table-cell>
          <table:table-cell office:value-type="float" office:value="11.695652173913">
            <text:p>11,6956521739</text:p>
          </table:table-cell>
          <table:table-cell office:value-type="float" office:value="9.72">
            <text:p>9,72</text:p>
          </table:table-cell>
          <table:table-cell office:value-type="float" office:value="10.3103448275862">
            <text:p>10,3103448276</text:p>
          </table:table-cell>
          <table:table-cell office:value-type="float" office:value="10.9411764705882">
            <text:p>10,9411764706</text:p>
          </table:table-cell>
          <table:table-cell office:value-type="float" office:value="11.8484848484848">
            <text:p>11,8484848485</text:p>
          </table:table-cell>
          <table:table-cell office:value-type="float" office:value="10.8614130434783">
            <text:p>10,861413043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workers lvl 17</text:p>
          </table:table-cell>
          <table:table-cell office:value-type="float" office:value="12.6">
            <text:p>12,6</text:p>
          </table:table-cell>
          <table:table-cell office:value-type="float" office:value="10.6666666666667">
            <text:p>10,6666666667</text:p>
          </table:table-cell>
          <table:table-cell office:value-type="float" office:value="11.7333333333333">
            <text:p>11,7333333333</text:p>
          </table:table-cell>
          <table:table-cell office:value-type="float" office:value="12.3333333333333">
            <text:p>12,3333333333</text:p>
          </table:table-cell>
          <table:table-cell office:value-type="float" office:value="11">
            <text:p>11</text:p>
          </table:table-cell>
          <table:table-cell office:value-type="float" office:value="11.4444444444444">
            <text:p>11,4444444444</text:p>
          </table:table-cell>
          <table:table-cell office:value-type="float" office:value="12.0869565217391">
            <text:p>12,0869565217</text:p>
          </table:table-cell>
          <table:table-cell office:value-type="float" office:value="11.5714285714286">
            <text:p>11,5714285714</text:p>
          </table:table-cell>
          <table:table-cell office:value-type="float" office:value="13.2278481012658">
            <text:p>13,2278481013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workers lvl 18</text:p>
          </table:table-cell>
          <table:table-cell office:value-type="float" office:value="11.4">
            <text:p>11,4</text:p>
          </table:table-cell>
          <table:table-cell office:value-type="float" office:value="12.3">
            <text:p>12,3</text:p>
          </table:table-cell>
          <table:table-cell office:value-type="float" office:value="9.16666666666667">
            <text:p>9,166666666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2.5">
            <text:p>12,5</text:p>
          </table:table-cell>
          <table:table-cell office:value-type="float" office:value="12.7">
            <text:p>12,7</text:p>
          </table:table-cell>
          <table:table-cell office:value-type="float" office:value="12">
            <text:p>12</text:p>
          </table:table-cell>
          <table:table-cell office:value-type="float" office:value="13.9114219114219">
            <text:p>13,9114219114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workers lvl 19</text:p>
          </table:table-cell>
          <table:table-cell office:value-type="float" office:value="9">
            <text:p>9</text:p>
          </table:table-cell>
          <table:table-cell office:value-type="float" office:value="9.88888888888889">
            <text:p>9,8888888889</text:p>
          </table:table-cell>
          <table:table-cell office:value-type="float" office:value="11.5">
            <text:p>11,5</text:p>
          </table:table-cell>
          <table:table-cell office:value-type="float" office:value="13.1818181818182">
            <text:p>13,1818181818</text:p>
          </table:table-cell>
          <table:table-cell office:value-type="float" office:value="11.5">
            <text:p>11,5</text:p>
          </table:table-cell>
          <table:table-cell office:value-type="float" office:value="10.625">
            <text:p>10,625</text:p>
          </table:table-cell>
          <table:table-cell office:value-type="float" office:value="11.3571428571429">
            <text:p>11,3571428571</text:p>
          </table:table-cell>
          <table:table-cell office:value-type="float" office:value="11.3333333333333">
            <text:p>11,3333333333</text:p>
          </table:table-cell>
          <table:table-cell office:value-type="float" office:value="14.7532051282051">
            <text:p>14,7532051282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workers lvl 20</text:p>
          </table:table-cell>
          <table:table-cell table:number-columns-repeated="2" office:value-type="string">
            <text:p>NaN</text:p>
          </table:table-cell>
          <table:table-cell office:value-type="float" office:value="13">
            <text:p>13</text:p>
          </table:table-cell>
          <table:table-cell office:value-type="float" office:value="10.3333333333333">
            <text:p>10,3333333333</text:p>
          </table:table-cell>
          <table:table-cell table:number-columns-repeated="2" office:value-type="string">
            <text:p>NaN</text:p>
          </table:table-cell>
          <table:table-cell office:value-type="float" office:value="14.3333333333333">
            <text:p>14,3333333333</text:p>
          </table:table-cell>
          <table:table-cell office:value-type="float" office:value="13.25">
            <text:p>13,25</text:p>
          </table:table-cell>
          <table:table-cell office:value-type="float" office:value="15.5">
            <text:p>15,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workers lvl 21</text:p>
          </table:table-cell>
          <table:table-cell table:number-columns-repeated="3" office:value-type="string">
            <text:p>NaN</text:p>
          </table:table-cell>
          <table:table-cell office:value-type="float" office:value="13">
            <text:p>13</text:p>
          </table:table-cell>
          <table:table-cell table:number-columns-repeated="4" office:value-type="string">
            <text:p>NaN</text:p>
          </table:table-cell>
          <table:table-cell office:value-type="float" office:value="11.5">
            <text:p>11,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income lvl 1</text:p>
          </table:table-cell>
          <table:table-cell table:number-columns-repeated="8" office:value-type="string">
            <text:p>NaN</text:p>
          </table:table-cell>
          <table:table-cell office:value-type="float" office:value="0">
            <text:p>0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income lvl 2</text:p>
          </table:table-cell>
          <table:table-cell table:number-columns-repeated="2" office:value-type="string">
            <text:p>NaN</text:p>
          </table:table-cell>
          <table:table-cell office:value-type="float" office:value="19">
            <text:p>19</text:p>
          </table:table-cell>
          <table:table-cell table:number-columns-repeated="5" office:value-type="string">
            <text:p>NaN</text:p>
          </table:table-cell>
          <table:table-cell office:value-type="float" office:value="13">
            <text:p>13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income lvl 3</text:p>
          </table:table-cell>
          <table:table-cell table:number-columns-repeated="8" office:value-type="string">
            <text:p>NaN</text:p>
          </table:table-cell>
          <table:table-cell office:value-type="float" office:value="42.375">
            <text:p>42,37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income lvl 4</text:p>
          </table:table-cell>
          <table:table-cell table:number-columns-repeated="8" office:value-type="string">
            <text:p>NaN</text:p>
          </table:table-cell>
          <table:table-cell office:value-type="float" office:value="75.3333333333333">
            <text:p>75,3333333333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income lvl 5</text:p>
          </table:table-cell>
          <table:table-cell office:value-type="float" office:value="36">
            <text:p>36</text:p>
          </table:table-cell>
          <table:table-cell office:value-type="float" office:value="37.2">
            <text:p>37,2</text:p>
          </table:table-cell>
          <table:table-cell office:value-type="float" office:value="40.5">
            <text:p>40,5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aN</text:p>
          </table:table-cell>
          <table:table-cell office:value-type="float" office:value="54">
            <text:p>54</text:p>
          </table:table-cell>
          <table:table-cell office:value-type="string">
            <text:p>NaN</text:p>
          </table:table-cell>
          <table:table-cell office:value-type="float" office:value="80.1944444444444">
            <text:p>80,1944444444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income lvl 6</text:p>
          </table:table-cell>
          <table:table-cell table:number-columns-repeated="4" office:value-type="string">
            <text:p>NaN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aN</text:p>
          </table:table-cell>
          <table:table-cell office:value-type="float" office:value="85">
            <text:p>8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income lvl 7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NaN</text:p>
          </table:table-cell>
          <table:table-cell office:value-type="float" office:value="87">
            <text:p>87</text:p>
          </table:table-cell>
          <table:table-cell office:value-type="string">
            <text:p>NaN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15.1875">
            <text:p>115,187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income lvl 8</text:p>
          </table:table-cell>
          <table:table-cell office:value-type="float" office:value="105">
            <text:p>105</text:p>
          </table:table-cell>
          <table:table-cell office:value-type="float" office:value="90.5">
            <text:p>90,5</text:p>
          </table:table-cell>
          <table:table-cell office:value-type="float" office:value="81">
            <text:p>81</text:p>
          </table:table-cell>
          <table:table-cell office:value-type="float" office:value="107.571428571429">
            <text:p>107,5714285714</text:p>
          </table:table-cell>
          <table:table-cell office:value-type="string">
            <text:p>NaN</text:p>
          </table:table-cell>
          <table:table-cell office:value-type="float" office:value="116">
            <text:p>116</text:p>
          </table:table-cell>
          <table:table-cell office:value-type="float" office:value="90">
            <text:p>90</text:p>
          </table:table-cell>
          <table:table-cell office:value-type="float" office:value="93.75">
            <text:p>93,75</text:p>
          </table:table-cell>
          <table:table-cell office:value-type="float" office:value="92.6607142857143">
            <text:p>92,6607142857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income lvl 9</text:p>
          </table:table-cell>
          <table:table-cell office:value-type="float" office:value="136.272727272727">
            <text:p>136,2727272727</text:p>
          </table:table-cell>
          <table:table-cell office:value-type="float" office:value="30">
            <text:p>30</text:p>
          </table:table-cell>
          <table:table-cell office:value-type="float" office:value="105.333333333333">
            <text:p>105,3333333333</text:p>
          </table:table-cell>
          <table:table-cell office:value-type="float" office:value="102.875">
            <text:p>102,875</text:p>
          </table:table-cell>
          <table:table-cell office:value-type="float" office:value="104.769230769231">
            <text:p>104,7692307692</text:p>
          </table:table-cell>
          <table:table-cell office:value-type="float" office:value="104.2">
            <text:p>104,2</text:p>
          </table:table-cell>
          <table:table-cell office:value-type="float" office:value="118.25">
            <text:p>118,25</text:p>
          </table:table-cell>
          <table:table-cell office:value-type="float" office:value="118">
            <text:p>118</text:p>
          </table:table-cell>
          <table:table-cell office:value-type="float" office:value="114.5">
            <text:p>114,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income lvl 10</text:p>
          </table:table-cell>
          <table:table-cell office:value-type="string">
            <text:p>NaN</text:p>
          </table:table-cell>
          <table:table-cell office:value-type="float" office:value="167">
            <text:p>167</text:p>
          </table:table-cell>
          <table:table-cell office:value-type="string">
            <text:p>NaN</text:p>
          </table:table-cell>
          <table:table-cell office:value-type="float" office:value="171.333333333333">
            <text:p>171,3333333333</text:p>
          </table:table-cell>
          <table:table-cell office:value-type="float" office:value="156">
            <text:p>156</text:p>
          </table:table-cell>
          <table:table-cell table:number-columns-repeated="2" office:value-type="string">
            <text:p>NaN</text:p>
          </table:table-cell>
          <table:table-cell office:value-type="float" office:value="188">
            <text:p>188</text:p>
          </table:table-cell>
          <table:table-cell office:value-type="float" office:value="163.030303030303">
            <text:p>163,0303030303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income lvl 11</text:p>
          </table:table-cell>
          <table:table-cell office:value-type="float" office:value="159.933333333333">
            <text:p>159,9333333333</text:p>
          </table:table-cell>
          <table:table-cell office:value-type="float" office:value="182">
            <text:p>182</text:p>
          </table:table-cell>
          <table:table-cell office:value-type="float" office:value="195.5">
            <text:p>195,5</text:p>
          </table:table-cell>
          <table:table-cell office:value-type="float" office:value="158.5">
            <text:p>158,5</text:p>
          </table:table-cell>
          <table:table-cell office:value-type="float" office:value="173.666666666667">
            <text:p>173,6666666667</text:p>
          </table:table-cell>
          <table:table-cell office:value-type="float" office:value="187">
            <text:p>187</text:p>
          </table:table-cell>
          <table:table-cell office:value-type="float" office:value="111">
            <text:p>111</text:p>
          </table:table-cell>
          <table:table-cell office:value-type="float" office:value="179.5">
            <text:p>179,5</text:p>
          </table:table-cell>
          <table:table-cell office:value-type="float" office:value="159.203703703704">
            <text:p>159,2037037037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income lvl 12</text:p>
          </table:table-cell>
          <table:table-cell office:value-type="float" office:value="209.275862068966">
            <text:p>209,275862069</text:p>
          </table:table-cell>
          <table:table-cell office:value-type="float" office:value="202.809523809524">
            <text:p>202,8095238095</text:p>
          </table:table-cell>
          <table:table-cell office:value-type="float" office:value="216.52">
            <text:p>216,52</text:p>
          </table:table-cell>
          <table:table-cell office:value-type="float" office:value="207.2">
            <text:p>207,2</text:p>
          </table:table-cell>
          <table:table-cell office:value-type="float" office:value="202">
            <text:p>202</text:p>
          </table:table-cell>
          <table:table-cell office:value-type="float" office:value="209.777777777778">
            <text:p>209,7777777778</text:p>
          </table:table-cell>
          <table:table-cell office:value-type="float" office:value="221.230769230769">
            <text:p>221,2307692308</text:p>
          </table:table-cell>
          <table:table-cell office:value-type="float" office:value="207.352941176471">
            <text:p>207,3529411765</text:p>
          </table:table-cell>
          <table:table-cell office:value-type="float" office:value="203.796116504854">
            <text:p>203,7961165049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income lvl 13</text:p>
          </table:table-cell>
          <table:table-cell office:value-type="float" office:value="233.122641509434">
            <text:p>233,1226415094</text:p>
          </table:table-cell>
          <table:table-cell office:value-type="float" office:value="230.259259259259">
            <text:p>230,2592592593</text:p>
          </table:table-cell>
          <table:table-cell office:value-type="float" office:value="223.10752688172">
            <text:p>223,1075268817</text:p>
          </table:table-cell>
          <table:table-cell office:value-type="float" office:value="234.372881355932">
            <text:p>234,3728813559</text:p>
          </table:table-cell>
          <table:table-cell office:value-type="float" office:value="227.482352941176">
            <text:p>227,4823529412</text:p>
          </table:table-cell>
          <table:table-cell office:value-type="float" office:value="238.923076923077">
            <text:p>238,9230769231</text:p>
          </table:table-cell>
          <table:table-cell office:value-type="float" office:value="233.145833333333">
            <text:p>233,1458333333</text:p>
          </table:table-cell>
          <table:table-cell office:value-type="float" office:value="222.571428571429">
            <text:p>222,5714285714</text:p>
          </table:table-cell>
          <table:table-cell office:value-type="float" office:value="207.775800711744">
            <text:p>207,7758007117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income lvl 14</text:p>
          </table:table-cell>
          <table:table-cell office:value-type="float" office:value="281.2">
            <text:p>281,2</text:p>
          </table:table-cell>
          <table:table-cell office:value-type="float" office:value="264.127659574468">
            <text:p>264,1276595745</text:p>
          </table:table-cell>
          <table:table-cell office:value-type="float" office:value="257.74358974359">
            <text:p>257,7435897436</text:p>
          </table:table-cell>
          <table:table-cell office:value-type="float" office:value="279.481481481481">
            <text:p>279,4814814815</text:p>
          </table:table-cell>
          <table:table-cell office:value-type="float" office:value="298.166666666667">
            <text:p>298,1666666667</text:p>
          </table:table-cell>
          <table:table-cell office:value-type="float" office:value="265.428571428571">
            <text:p>265,4285714286</text:p>
          </table:table-cell>
          <table:table-cell office:value-type="float" office:value="273.25">
            <text:p>273,25</text:p>
          </table:table-cell>
          <table:table-cell office:value-type="float" office:value="264.121212121212">
            <text:p>264,1212121212</text:p>
          </table:table-cell>
          <table:table-cell office:value-type="float" office:value="227.208796520058">
            <text:p>227,2087965201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income lvl 15</text:p>
          </table:table-cell>
          <table:table-cell office:value-type="float" office:value="299.875">
            <text:p>299,875</text:p>
          </table:table-cell>
          <table:table-cell office:value-type="float" office:value="354.266666666667">
            <text:p>354,2666666667</text:p>
          </table:table-cell>
          <table:table-cell office:value-type="float" office:value="332">
            <text:p>332</text:p>
          </table:table-cell>
          <table:table-cell office:value-type="float" office:value="329.9">
            <text:p>329,9</text:p>
          </table:table-cell>
          <table:table-cell office:value-type="float" office:value="306.75">
            <text:p>306,75</text:p>
          </table:table-cell>
          <table:table-cell office:value-type="float" office:value="281.9">
            <text:p>281,9</text:p>
          </table:table-cell>
          <table:table-cell office:value-type="float" office:value="297.8">
            <text:p>297,8</text:p>
          </table:table-cell>
          <table:table-cell office:value-type="float" office:value="296.888888888889">
            <text:p>296,8888888889</text:p>
          </table:table-cell>
          <table:table-cell office:value-type="float" office:value="251.723451327434">
            <text:p>251,7234513274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income lvl 16</text:p>
          </table:table-cell>
          <table:table-cell office:value-type="float" office:value="380.631578947368">
            <text:p>380,6315789474</text:p>
          </table:table-cell>
          <table:table-cell office:value-type="float" office:value="358.170212765957">
            <text:p>358,170212766</text:p>
          </table:table-cell>
          <table:table-cell office:value-type="float" office:value="350.232142857143">
            <text:p>350,2321428571</text:p>
          </table:table-cell>
          <table:table-cell office:value-type="float" office:value="377.391304347826">
            <text:p>377,3913043478</text:p>
          </table:table-cell>
          <table:table-cell office:value-type="float" office:value="334.8">
            <text:p>334,8</text:p>
          </table:table-cell>
          <table:table-cell office:value-type="float" office:value="351.655172413793">
            <text:p>351,6551724138</text:p>
          </table:table-cell>
          <table:table-cell office:value-type="float" office:value="368.970588235294">
            <text:p>368,9705882353</text:p>
          </table:table-cell>
          <table:table-cell office:value-type="float" office:value="383.363636363636">
            <text:p>383,3636363636</text:p>
          </table:table-cell>
          <table:table-cell office:value-type="float" office:value="297.440217391304">
            <text:p>297,4402173913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income lvl 17</text:p>
          </table:table-cell>
          <table:table-cell office:value-type="float" office:value="480.3">
            <text:p>480,3</text:p>
          </table:table-cell>
          <table:table-cell office:value-type="float" office:value="422.75">
            <text:p>422,75</text:p>
          </table:table-cell>
          <table:table-cell office:value-type="float" office:value="423.266666666667">
            <text:p>423,2666666667</text:p>
          </table:table-cell>
          <table:table-cell office:value-type="float" office:value="435.333333333333">
            <text:p>435,3333333333</text:p>
          </table:table-cell>
          <table:table-cell office:value-type="float" office:value="401.545454545455">
            <text:p>401,5454545455</text:p>
          </table:table-cell>
          <table:table-cell office:value-type="float" office:value="432.888888888889">
            <text:p>432,8888888889</text:p>
          </table:table-cell>
          <table:table-cell office:value-type="float" office:value="446.608695652174">
            <text:p>446,6086956522</text:p>
          </table:table-cell>
          <table:table-cell office:value-type="float" office:value="408">
            <text:p>408</text:p>
          </table:table-cell>
          <table:table-cell office:value-type="float" office:value="351.177215189873">
            <text:p>351,1772151899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income lvl 18</text:p>
          </table:table-cell>
          <table:table-cell office:value-type="float" office:value="458">
            <text:p>458</text:p>
          </table:table-cell>
          <table:table-cell office:value-type="float" office:value="482.4">
            <text:p>482,4</text:p>
          </table:table-cell>
          <table:table-cell office:value-type="float" office:value="378.833333333333">
            <text:p>378,8333333333</text:p>
          </table:table-cell>
          <table:table-cell office:value-type="float" office:value="400.5">
            <text:p>400,5</text:p>
          </table:table-cell>
          <table:table-cell office:value-type="float" office:value="478.333333333333">
            <text:p>478,3333333333</text:p>
          </table:table-cell>
          <table:table-cell office:value-type="float" office:value="494">
            <text:p>494</text:p>
          </table:table-cell>
          <table:table-cell office:value-type="float" office:value="478.9">
            <text:p>478,9</text:p>
          </table:table-cell>
          <table:table-cell office:value-type="float" office:value="480">
            <text:p>480</text:p>
          </table:table-cell>
          <table:table-cell office:value-type="float" office:value="392.93006993007">
            <text:p>392,9300699301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income lvl 19</text:p>
          </table:table-cell>
          <table:table-cell office:value-type="float" office:value="492">
            <text:p>492</text:p>
          </table:table-cell>
          <table:table-cell office:value-type="float" office:value="453.111111111111">
            <text:p>453,1111111111</text:p>
          </table:table-cell>
          <table:table-cell office:value-type="float" office:value="522.625">
            <text:p>522,625</text:p>
          </table:table-cell>
          <table:table-cell office:value-type="float" office:value="584.181818181818">
            <text:p>584,1818181818</text:p>
          </table:table-cell>
          <table:table-cell office:value-type="float" office:value="525.5">
            <text:p>525,5</text:p>
          </table:table-cell>
          <table:table-cell office:value-type="float" office:value="456.125">
            <text:p>456,125</text:p>
          </table:table-cell>
          <table:table-cell office:value-type="float" office:value="514.571428571429">
            <text:p>514,5714285714</text:p>
          </table:table-cell>
          <table:table-cell office:value-type="float" office:value="483">
            <text:p>483</text:p>
          </table:table-cell>
          <table:table-cell office:value-type="float" office:value="460.044871794872">
            <text:p>460,0448717949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income lvl 20</text:p>
          </table:table-cell>
          <table:table-cell table:number-columns-repeated="2" office:value-type="string">
            <text:p>NaN</text:p>
          </table:table-cell>
          <table:table-cell office:value-type="float" office:value="729">
            <text:p>729</text:p>
          </table:table-cell>
          <table:table-cell office:value-type="float" office:value="581.333333333333">
            <text:p>581,3333333333</text:p>
          </table:table-cell>
          <table:table-cell table:number-columns-repeated="2" office:value-type="string">
            <text:p>NaN</text:p>
          </table:table-cell>
          <table:table-cell office:value-type="float" office:value="734.666666666667">
            <text:p>734,6666666667</text:p>
          </table:table-cell>
          <table:table-cell office:value-type="float" office:value="581.25">
            <text:p>581,25</text:p>
          </table:table-cell>
          <table:table-cell office:value-type="float" office:value="569.833333333333">
            <text:p>569,8333333333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income lvl 21</text:p>
          </table:table-cell>
          <table:table-cell table:number-columns-repeated="3" office:value-type="string">
            <text:p>NaN</text:p>
          </table:table-cell>
          <table:table-cell office:value-type="float" office:value="750">
            <text:p>750</text:p>
          </table:table-cell>
          <table:table-cell table:number-columns-repeated="4" office:value-type="string">
            <text:p>NaN</text:p>
          </table:table-cell>
          <table:table-cell office:value-type="float" office:value="444">
            <text:p>444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value lvl 1</text:p>
          </table:table-cell>
          <table:table-cell table:number-columns-repeated="8" office:value-type="string">
            <text:p>NaN</text:p>
          </table:table-cell>
          <table:table-cell office:value-type="float" office:value="130">
            <text:p>130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value lvl 2</text:p>
          </table:table-cell>
          <table:table-cell table:number-columns-repeated="2" office:value-type="string">
            <text:p>NaN</text:p>
          </table:table-cell>
          <table:table-cell office:value-type="float" office:value="110">
            <text:p>110</text:p>
          </table:table-cell>
          <table:table-cell table:number-columns-repeated="5" office:value-type="string">
            <text:p>NaN</text:p>
          </table:table-cell>
          <table:table-cell office:value-type="float" office:value="302.5">
            <text:p>302,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value lvl 3</text:p>
          </table:table-cell>
          <table:table-cell table:number-columns-repeated="8" office:value-type="string">
            <text:p>NaN</text:p>
          </table:table-cell>
          <table:table-cell office:value-type="float" office:value="534.375">
            <text:p>534,37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value lvl 4</text:p>
          </table:table-cell>
          <table:table-cell table:number-columns-repeated="8" office:value-type="string">
            <text:p>NaN</text:p>
          </table:table-cell>
          <table:table-cell office:value-type="float" office:value="609.583333333333">
            <text:p>609,5833333333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value lvl 5</text:p>
          </table:table-cell>
          <table:table-cell office:value-type="float" office:value="405">
            <text:p>405</text:p>
          </table:table-cell>
          <table:table-cell office:value-type="float" office:value="489">
            <text:p>489</text:p>
          </table:table-cell>
          <table:table-cell office:value-type="float" office:value="462.5">
            <text:p>462,5</text:p>
          </table:table-cell>
          <table:table-cell office:value-type="float" office:value="450">
            <text:p>450</text:p>
          </table:table-cell>
          <table:table-cell table:number-columns-repeated="2" office:value-type="string">
            <text:p>NaN</text:p>
          </table:table-cell>
          <table:table-cell office:value-type="float" office:value="420">
            <text:p>420</text:p>
          </table:table-cell>
          <table:table-cell office:value-type="string">
            <text:p>NaN</text:p>
          </table:table-cell>
          <table:table-cell office:value-type="float" office:value="865.138888888889">
            <text:p>865,1388888889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value lvl 6</text:p>
          </table:table-cell>
          <table:table-cell table:number-columns-repeated="4" office:value-type="string">
            <text:p>NaN</text:p>
          </table:table-cell>
          <table:table-cell office:value-type="float" office:value="530">
            <text:p>530</text:p>
          </table:table-cell>
          <table:table-cell table:number-columns-repeated="3" office:value-type="string">
            <text:p>NaN</text:p>
          </table:table-cell>
          <table:table-cell office:value-type="float" office:value="922.380952380952">
            <text:p>922,380952381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value lvl 7</text:p>
          </table:table-cell>
          <table:table-cell office:value-type="float" office:value="883.75">
            <text:p>883,75</text:p>
          </table:table-cell>
          <table:table-cell office:value-type="float" office:value="645">
            <text:p>645</text:p>
          </table:table-cell>
          <table:table-cell table:number-columns-repeated="2" office:value-type="string">
            <text:p>NaN</text:p>
          </table:table-cell>
          <table:table-cell office:value-type="float" office:value="705">
            <text:p>705</text:p>
          </table:table-cell>
          <table:table-cell office:value-type="string">
            <text:p>NaN</text:p>
          </table:table-cell>
          <table:table-cell office:value-type="float" office:value="735">
            <text:p>735</text:p>
          </table:table-cell>
          <table:table-cell office:value-type="float" office:value="712.5">
            <text:p>712,5</text:p>
          </table:table-cell>
          <table:table-cell office:value-type="float" office:value="1134.6875">
            <text:p>1134,687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value lvl 8</text:p>
          </table:table-cell>
          <table:table-cell office:value-type="float" office:value="860">
            <text:p>860</text:p>
          </table:table-cell>
          <table:table-cell office:value-type="float" office:value="862.5">
            <text:p>862,5</text:p>
          </table:table-cell>
          <table:table-cell office:value-type="float" office:value="907.5">
            <text:p>907,5</text:p>
          </table:table-cell>
          <table:table-cell office:value-type="float" office:value="777.857142857143">
            <text:p>777,8571428571</text:p>
          </table:table-cell>
          <table:table-cell office:value-type="string">
            <text:p>NaN</text:p>
          </table:table-cell>
          <table:table-cell office:value-type="float" office:value="800">
            <text:p>800</text:p>
          </table:table-cell>
          <table:table-cell office:value-type="float" office:value="797">
            <text:p>797</text:p>
          </table:table-cell>
          <table:table-cell office:value-type="float" office:value="733.75">
            <text:p>733,75</text:p>
          </table:table-cell>
          <table:table-cell office:value-type="float" office:value="1133.48214285714">
            <text:p>1133,4821428571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value lvl 9</text:p>
          </table:table-cell>
          <table:table-cell office:value-type="float" office:value="929.090909090909">
            <text:p>929,0909090909</text:p>
          </table:table-cell>
          <table:table-cell office:value-type="float" office:value="995">
            <text:p>995</text:p>
          </table:table-cell>
          <table:table-cell office:value-type="float" office:value="968.333333333333">
            <text:p>968,3333333333</text:p>
          </table:table-cell>
          <table:table-cell office:value-type="float" office:value="991.875">
            <text:p>991,875</text:p>
          </table:table-cell>
          <table:table-cell office:value-type="float" office:value="982.692307692308">
            <text:p>982,6923076923</text:p>
          </table:table-cell>
          <table:table-cell office:value-type="float" office:value="960.5">
            <text:p>960,5</text:p>
          </table:table-cell>
          <table:table-cell office:value-type="float" office:value="992.5">
            <text:p>992,5</text:p>
          </table:table-cell>
          <table:table-cell office:value-type="float" office:value="1010">
            <text:p>1010</text:p>
          </table:table-cell>
          <table:table-cell office:value-type="float" office:value="1292.5">
            <text:p>1292,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value lvl 10</text:p>
          </table:table-cell>
          <table:table-cell office:value-type="string">
            <text:p>NaN</text:p>
          </table:table-cell>
          <table:table-cell office:value-type="float" office:value="1011.66666666667">
            <text:p>1011,6666666667</text:p>
          </table:table-cell>
          <table:table-cell office:value-type="string">
            <text:p>NaN</text:p>
          </table:table-cell>
          <table:table-cell office:value-type="float" office:value="1120">
            <text:p>1120</text:p>
          </table:table-cell>
          <table:table-cell office:value-type="float" office:value="1270">
            <text:p>1270</text:p>
          </table:table-cell>
          <table:table-cell table:number-columns-repeated="2" office:value-type="string">
            <text:p>NaN</text:p>
          </table:table-cell>
          <table:table-cell office:value-type="float" office:value="1300">
            <text:p>1300</text:p>
          </table:table-cell>
          <table:table-cell office:value-type="float" office:value="1691.06060606061">
            <text:p>1691,0606060606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value lvl 11</text:p>
          </table:table-cell>
          <table:table-cell office:value-type="float" office:value="1374">
            <text:p>1374</text:p>
          </table:table-cell>
          <table:table-cell office:value-type="float" office:value="1550.83333333333">
            <text:p>1550,8333333333</text:p>
          </table:table-cell>
          <table:table-cell office:value-type="float" office:value="1443.75">
            <text:p>1443,75</text:p>
          </table:table-cell>
          <table:table-cell office:value-type="float" office:value="1390">
            <text:p>1390</text:p>
          </table:table-cell>
          <table:table-cell office:value-type="float" office:value="1296.66666666667">
            <text:p>1296,6666666667</text:p>
          </table:table-cell>
          <table:table-cell office:value-type="float" office:value="1360">
            <text:p>1360</text:p>
          </table:table-cell>
          <table:table-cell office:value-type="float" office:value="1475">
            <text:p>1475</text:p>
          </table:table-cell>
          <table:table-cell office:value-type="float" office:value="1326.25">
            <text:p>1326,25</text:p>
          </table:table-cell>
          <table:table-cell office:value-type="float" office:value="1682.59259259259">
            <text:p>1682,5925925926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value lvl 12</text:p>
          </table:table-cell>
          <table:table-cell office:value-type="float" office:value="1710.1724137931">
            <text:p>1710,1724137931</text:p>
          </table:table-cell>
          <table:table-cell office:value-type="float" office:value="1647.85714285714">
            <text:p>1647,8571428571</text:p>
          </table:table-cell>
          <table:table-cell office:value-type="float" office:value="1605.2">
            <text:p>1605,2</text:p>
          </table:table-cell>
          <table:table-cell office:value-type="float" office:value="1680">
            <text:p>1680</text:p>
          </table:table-cell>
          <table:table-cell office:value-type="float" office:value="1671.11111111111">
            <text:p>1671,1111111111</text:p>
          </table:table-cell>
          <table:table-cell office:value-type="float" office:value="1708.33333333333">
            <text:p>1708,3333333333</text:p>
          </table:table-cell>
          <table:table-cell office:value-type="float" office:value="1761.53846153846">
            <text:p>1761,5384615385</text:p>
          </table:table-cell>
          <table:table-cell office:value-type="float" office:value="1720.88235294118">
            <text:p>1720,8823529412</text:p>
          </table:table-cell>
          <table:table-cell office:value-type="float" office:value="1812.33009708738">
            <text:p>1812,3300970874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value lvl 13</text:p>
          </table:table-cell>
          <table:table-cell office:value-type="float" office:value="2068.6320754717">
            <text:p>2068,6320754717</text:p>
          </table:table-cell>
          <table:table-cell office:value-type="float" office:value="2066.01851851852">
            <text:p>2066,0185185185</text:p>
          </table:table-cell>
          <table:table-cell office:value-type="float" office:value="2077.20430107527">
            <text:p>2077,2043010753</text:p>
          </table:table-cell>
          <table:table-cell office:value-type="float" office:value="2094.66101694915">
            <text:p>2094,6610169492</text:p>
          </table:table-cell>
          <table:table-cell office:value-type="float" office:value="2077.11764705882">
            <text:p>2077,1176470588</text:p>
          </table:table-cell>
          <table:table-cell office:value-type="float" office:value="2104.51923076923">
            <text:p>2104,5192307692</text:p>
          </table:table-cell>
          <table:table-cell office:value-type="float" office:value="2081.25">
            <text:p>2081,25</text:p>
          </table:table-cell>
          <table:table-cell office:value-type="float" office:value="1954.7619047619">
            <text:p>1954,7619047619</text:p>
          </table:table-cell>
          <table:table-cell office:value-type="float" office:value="2150.60498220641">
            <text:p>2150,6049822064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value lvl 14</text:p>
          </table:table-cell>
          <table:table-cell office:value-type="float" office:value="2458.5">
            <text:p>2458,5</text:p>
          </table:table-cell>
          <table:table-cell office:value-type="float" office:value="2436.27659574468">
            <text:p>2436,2765957447</text:p>
          </table:table-cell>
          <table:table-cell office:value-type="float" office:value="2481.66666666667">
            <text:p>2481,6666666667</text:p>
          </table:table-cell>
          <table:table-cell office:value-type="float" office:value="2433.7037037037">
            <text:p>2433,7037037037</text:p>
          </table:table-cell>
          <table:table-cell office:value-type="float" office:value="2490.5">
            <text:p>2490,5</text:p>
          </table:table-cell>
          <table:table-cell office:value-type="float" office:value="2435">
            <text:p>2435</text:p>
          </table:table-cell>
          <table:table-cell office:value-type="float" office:value="2492.29166666667">
            <text:p>2492,2916666667</text:p>
          </table:table-cell>
          <table:table-cell office:value-type="float" office:value="2466.51515151515">
            <text:p>2466,5151515152</text:p>
          </table:table-cell>
          <table:table-cell office:value-type="float" office:value="2478.61285645239">
            <text:p>2478,6128564524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value lvl 15</text:p>
          </table:table-cell>
          <table:table-cell office:value-type="float" office:value="2832.5">
            <text:p>2832,5</text:p>
          </table:table-cell>
          <table:table-cell office:value-type="float" office:value="2911.66666666667">
            <text:p>2911,6666666667</text:p>
          </table:table-cell>
          <table:table-cell office:value-type="float" office:value="2743.75">
            <text:p>2743,75</text:p>
          </table:table-cell>
          <table:table-cell office:value-type="float" office:value="2938.5">
            <text:p>2938,5</text:p>
          </table:table-cell>
          <table:table-cell office:value-type="float" office:value="2831.25">
            <text:p>2831,25</text:p>
          </table:table-cell>
          <table:table-cell office:value-type="float" office:value="2845.5">
            <text:p>2845,5</text:p>
          </table:table-cell>
          <table:table-cell office:value-type="float" office:value="2860.66666666667">
            <text:p>2860,6666666667</text:p>
          </table:table-cell>
          <table:table-cell office:value-type="float" office:value="2910.55555555556">
            <text:p>2910,5555555556</text:p>
          </table:table-cell>
          <table:table-cell office:value-type="float" office:value="2868.16371681416">
            <text:p>2868,1637168142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value lvl 16</text:p>
          </table:table-cell>
          <table:table-cell office:value-type="float" office:value="3486.84210526316">
            <text:p>3486,8421052632</text:p>
          </table:table-cell>
          <table:table-cell office:value-type="float" office:value="3395.85106382979">
            <text:p>3395,8510638298</text:p>
          </table:table-cell>
          <table:table-cell office:value-type="float" office:value="3236.25">
            <text:p>3236,25</text:p>
          </table:table-cell>
          <table:table-cell office:value-type="float" office:value="3440.21739130435">
            <text:p>3440,2173913044</text:p>
          </table:table-cell>
          <table:table-cell office:value-type="float" office:value="3295.6">
            <text:p>3295,6</text:p>
          </table:table-cell>
          <table:table-cell office:value-type="float" office:value="3469.13793103448">
            <text:p>3469,1379310345</text:p>
          </table:table-cell>
          <table:table-cell office:value-type="float" office:value="3412.94117647059">
            <text:p>3412,9411764706</text:p>
          </table:table-cell>
          <table:table-cell office:value-type="float" office:value="3420.15151515152">
            <text:p>3420,1515151515</text:p>
          </table:table-cell>
          <table:table-cell office:value-type="float" office:value="3197.25543478261">
            <text:p>3197,2554347826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value lvl 17</text:p>
          </table:table-cell>
          <table:table-cell office:value-type="float" office:value="4149.5">
            <text:p>4149,5</text:p>
          </table:table-cell>
          <table:table-cell office:value-type="float" office:value="4158.75">
            <text:p>4158,75</text:p>
          </table:table-cell>
          <table:table-cell office:value-type="float" office:value="4197.33333333333">
            <text:p>4197,3333333333</text:p>
          </table:table-cell>
          <table:table-cell office:value-type="float" office:value="3981.66666666667">
            <text:p>3981,6666666667</text:p>
          </table:table-cell>
          <table:table-cell office:value-type="float" office:value="3961.59090909091">
            <text:p>3961,5909090909</text:p>
          </table:table-cell>
          <table:table-cell office:value-type="float" office:value="4143.33333333333">
            <text:p>4143,3333333333</text:p>
          </table:table-cell>
          <table:table-cell office:value-type="float" office:value="4109.78260869565">
            <text:p>4109,7826086957</text:p>
          </table:table-cell>
          <table:table-cell office:value-type="float" office:value="4062.14285714286">
            <text:p>4062,1428571429</text:p>
          </table:table-cell>
          <table:table-cell office:value-type="float" office:value="3690.44303797468">
            <text:p>3690,4430379747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value lvl 18</text:p>
          </table:table-cell>
          <table:table-cell office:value-type="float" office:value="4390">
            <text:p>4390</text:p>
          </table:table-cell>
          <table:table-cell office:value-type="float" office:value="4842">
            <text:p>4842</text:p>
          </table:table-cell>
          <table:table-cell office:value-type="float" office:value="4610.83333333333">
            <text:p>4610,8333333333</text:p>
          </table:table-cell>
          <table:table-cell office:value-type="float" office:value="4367.5">
            <text:p>4367,5</text:p>
          </table:table-cell>
          <table:table-cell office:value-type="float" office:value="4906.66666666667">
            <text:p>4906,6666666667</text:p>
          </table:table-cell>
          <table:table-cell office:value-type="float" office:value="4698.75">
            <text:p>4698,75</text:p>
          </table:table-cell>
          <table:table-cell office:value-type="float" office:value="4764.5">
            <text:p>4764,5</text:p>
          </table:table-cell>
          <table:table-cell office:value-type="float" office:value="4841.66666666667">
            <text:p>4841,6666666667</text:p>
          </table:table-cell>
          <table:table-cell office:value-type="float" office:value="4131.02564102564">
            <text:p>4131,0256410256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value lvl 19</text:p>
          </table:table-cell>
          <table:table-cell office:value-type="float" office:value="6105">
            <text:p>6105</text:p>
          </table:table-cell>
          <table:table-cell office:value-type="float" office:value="5166.66666666667">
            <text:p>5166,6666666667</text:p>
          </table:table-cell>
          <table:table-cell office:value-type="float" office:value="5479.375">
            <text:p>5479,375</text:p>
          </table:table-cell>
          <table:table-cell office:value-type="float" office:value="5683.18181818182">
            <text:p>5683,1818181818</text:p>
          </table:table-cell>
          <table:table-cell office:value-type="float" office:value="5690">
            <text:p>5690</text:p>
          </table:table-cell>
          <table:table-cell office:value-type="float" office:value="5153.125">
            <text:p>5153,125</text:p>
          </table:table-cell>
          <table:table-cell office:value-type="float" office:value="5594.64285714286">
            <text:p>5594,6428571429</text:p>
          </table:table-cell>
          <table:table-cell office:value-type="float" office:value="5150">
            <text:p>5150</text:p>
          </table:table-cell>
          <table:table-cell office:value-type="float" office:value="4836.74679487179">
            <text:p>4836,7467948718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value lvl 20</text:p>
          </table:table-cell>
          <table:table-cell table:number-columns-repeated="2" office:value-type="string">
            <text:p>NaN</text:p>
          </table:table-cell>
          <table:table-cell office:value-type="float" office:value="7822.5">
            <text:p>7822,5</text:p>
          </table:table-cell>
          <table:table-cell office:value-type="float" office:value="6318.33333333333">
            <text:p>6318,3333333333</text:p>
          </table:table-cell>
          <table:table-cell table:number-columns-repeated="2" office:value-type="string">
            <text:p>NaN</text:p>
          </table:table-cell>
          <table:table-cell office:value-type="float" office:value="6411.66666666667">
            <text:p>6411,6666666667</text:p>
          </table:table-cell>
          <table:table-cell office:value-type="float" office:value="5751.25">
            <text:p>5751,25</text:p>
          </table:table-cell>
          <table:table-cell office:value-type="float" office:value="5842.5">
            <text:p>5842,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value lvl 21</text:p>
          </table:table-cell>
          <table:table-cell table:number-columns-repeated="3" office:value-type="string">
            <text:p>NaN</text:p>
          </table:table-cell>
          <table:table-cell office:value-type="float" office:value="7060">
            <text:p>7060</text:p>
          </table:table-cell>
          <table:table-cell table:number-columns-repeated="4" office:value-type="string">
            <text:p>NaN</text:p>
          </table:table-cell>
          <table:table-cell office:value-type="float" office:value="4732.5">
            <text:p>4732,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kills lvl 1</text:p>
          </table:table-cell>
          <table:table-cell table:number-columns-repeated="8" office:value-type="string">
            <text:p>NaN</text:p>
          </table:table-cell>
          <table:table-cell office:value-type="float" office:value="13">
            <text:p>13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kills lvl 2</text:p>
          </table:table-cell>
          <table:table-cell table:number-columns-repeated="2" office:value-type="string">
            <text:p>NaN</text:p>
          </table:table-cell>
          <table:table-cell office:value-type="float" office:value="12.5">
            <text:p>12,5</text:p>
          </table:table-cell>
          <table:table-cell table:number-columns-repeated="5" office:value-type="string">
            <text:p>NaN</text:p>
          </table:table-cell>
          <table:table-cell office:value-type="float" office:value="31">
            <text:p>31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kills lvl 3</text:p>
          </table:table-cell>
          <table:table-cell table:number-columns-repeated="8" office:value-type="string">
            <text:p>NaN</text:p>
          </table:table-cell>
          <table:table-cell office:value-type="float" office:value="53.375">
            <text:p>53,37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kills lvl 4</text:p>
          </table:table-cell>
          <table:table-cell table:number-columns-repeated="8" office:value-type="string">
            <text:p>NaN</text:p>
          </table:table-cell>
          <table:table-cell office:value-type="float" office:value="68.1666666666667">
            <text:p>68,1666666667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kills lvl 5</text:p>
          </table:table-cell>
          <table:table-cell office:value-type="float" office:value="63.3333333333333">
            <text:p>63,3333333333</text:p>
          </table:table-cell>
          <table:table-cell office:value-type="float" office:value="66.6">
            <text:p>66,6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NaN</text:p>
          </table:table-cell>
          <table:table-cell office:value-type="float" office:value="57">
            <text:p>57</text:p>
          </table:table-cell>
          <table:table-cell office:value-type="string">
            <text:p>NaN</text:p>
          </table:table-cell>
          <table:table-cell office:value-type="float" office:value="82.9722222222222">
            <text:p>82,9722222222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kills lvl 6</text:p>
          </table:table-cell>
          <table:table-cell table:number-columns-repeated="4" office:value-type="string">
            <text:p>NaN</text:p>
          </table:table-cell>
          <table:table-cell office:value-type="float" office:value="70">
            <text:p>70</text:p>
          </table:table-cell>
          <table:table-cell table:number-columns-repeated="3" office:value-type="string">
            <text:p>NaN</text:p>
          </table:table-cell>
          <table:table-cell office:value-type="float" office:value="91.2380952380952">
            <text:p>91,2380952381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kills lvl 7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aN</text:p>
          </table:table-cell>
          <table:table-cell office:value-type="float" office:value="92">
            <text:p>92</text:p>
          </table:table-cell>
          <table:table-cell office:value-type="string">
            <text:p>NaN</text:p>
          </table:table-cell>
          <table:table-cell office:value-type="float" office:value="93">
            <text:p>93</text:p>
          </table:table-cell>
          <table:table-cell office:value-type="float" office:value="88.5">
            <text:p>88,5</text:p>
          </table:table-cell>
          <table:table-cell office:value-type="float" office:value="102.5625">
            <text:p>102,562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kills lvl 8</text:p>
          </table:table-cell>
          <table:table-cell office:value-type="float" office:value="126">
            <text:p>126</text:p>
          </table:table-cell>
          <table:table-cell office:value-type="float" office:value="96.75">
            <text:p>96,75</text:p>
          </table:table-cell>
          <table:table-cell office:value-type="float" office:value="102.5">
            <text:p>102,5</text:p>
          </table:table-cell>
          <table:table-cell office:value-type="float" office:value="91.2857142857143">
            <text:p>91,2857142857</text:p>
          </table:table-cell>
          <table:table-cell office:value-type="string">
            <text:p>NaN</text:p>
          </table:table-cell>
          <table:table-cell office:value-type="float" office:value="102">
            <text:p>102</text:p>
          </table:table-cell>
          <table:table-cell office:value-type="float" office:value="95.6">
            <text:p>95,6</text:p>
          </table:table-cell>
          <table:table-cell office:value-type="float" office:value="91.75">
            <text:p>91,75</text:p>
          </table:table-cell>
          <table:table-cell office:value-type="float" office:value="107.303571428571">
            <text:p>107,3035714286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kills lvl 9</text:p>
          </table:table-cell>
          <table:table-cell office:value-type="float" office:value="99.9090909090909">
            <text:p>99,9090909091</text:p>
          </table:table-cell>
          <table:table-cell office:value-type="float" office:value="105">
            <text:p>105</text:p>
          </table:table-cell>
          <table:table-cell office:value-type="float" office:value="111.333333333333">
            <text:p>111,3333333333</text:p>
          </table:table-cell>
          <table:table-cell office:value-type="float" office:value="105.375">
            <text:p>105,375</text:p>
          </table:table-cell>
          <table:table-cell office:value-type="float" office:value="109">
            <text:p>109</text:p>
          </table:table-cell>
          <table:table-cell office:value-type="float" office:value="103.3">
            <text:p>103,3</text:p>
          </table:table-cell>
          <table:table-cell office:value-type="float" office:value="110.5">
            <text:p>110,5</text:p>
          </table:table-cell>
          <table:table-cell office:value-type="float" office:value="108.666666666667">
            <text:p>108,6666666667</text:p>
          </table:table-cell>
          <table:table-cell office:value-type="float" office:value="122.375">
            <text:p>122,37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kills lvl 10</text:p>
          </table:table-cell>
          <table:table-cell office:value-type="string">
            <text:p>NaN</text:p>
          </table:table-cell>
          <table:table-cell office:value-type="float" office:value="96.6666666666667">
            <text:p>96,6666666667</text:p>
          </table:table-cell>
          <table:table-cell office:value-type="string">
            <text:p>NaN</text:p>
          </table:table-cell>
          <table:table-cell office:value-type="float" office:value="108.666666666667">
            <text:p>108,6666666667</text:p>
          </table:table-cell>
          <table:table-cell office:value-type="float" office:value="114">
            <text:p>114</text:p>
          </table:table-cell>
          <table:table-cell table:number-columns-repeated="2" office:value-type="string">
            <text:p>NaN</text:p>
          </table:table-cell>
          <table:table-cell office:value-type="float" office:value="118">
            <text:p>118</text:p>
          </table:table-cell>
          <table:table-cell office:value-type="float" office:value="130.909090909091">
            <text:p>130,9090909091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kills lvl 11</text:p>
          </table:table-cell>
          <table:table-cell office:value-type="float" office:value="123.4">
            <text:p>123,4</text:p>
          </table:table-cell>
          <table:table-cell office:value-type="float" office:value="135">
            <text:p>135</text:p>
          </table:table-cell>
          <table:table-cell office:value-type="float" office:value="114.625">
            <text:p>114,625</text:p>
          </table:table-cell>
          <table:table-cell office:value-type="float" office:value="125">
            <text:p>125</text:p>
          </table:table-cell>
          <table:table-cell office:value-type="float" office:value="115.666666666667">
            <text:p>115,6666666667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13.75">
            <text:p>113,75</text:p>
          </table:table-cell>
          <table:table-cell office:value-type="float" office:value="133.388888888889">
            <text:p>133,3888888889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kills lvl 12</text:p>
          </table:table-cell>
          <table:table-cell office:value-type="float" office:value="135.413793103448">
            <text:p>135,4137931034</text:p>
          </table:table-cell>
          <table:table-cell office:value-type="float" office:value="135.380952380952">
            <text:p>135,380952381</text:p>
          </table:table-cell>
          <table:table-cell office:value-type="float" office:value="118.36">
            <text:p>118,36</text:p>
          </table:table-cell>
          <table:table-cell office:value-type="float" office:value="139">
            <text:p>139</text:p>
          </table:table-cell>
          <table:table-cell office:value-type="float" office:value="139.777777777778">
            <text:p>139,7777777778</text:p>
          </table:table-cell>
          <table:table-cell office:value-type="float" office:value="134.5">
            <text:p>134,5</text:p>
          </table:table-cell>
          <table:table-cell office:value-type="float" office:value="139.384615384615">
            <text:p>139,3846153846</text:p>
          </table:table-cell>
          <table:table-cell office:value-type="float" office:value="140.588235294118">
            <text:p>140,5882352941</text:p>
          </table:table-cell>
          <table:table-cell office:value-type="float" office:value="136.825242718447">
            <text:p>136,8252427184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kills lvl 13</text:p>
          </table:table-cell>
          <table:table-cell office:value-type="float" office:value="145.981132075472">
            <text:p>145,9811320755</text:p>
          </table:table-cell>
          <table:table-cell office:value-type="float" office:value="145.537037037037">
            <text:p>145,537037037</text:p>
          </table:table-cell>
          <table:table-cell office:value-type="float" office:value="146.94623655914">
            <text:p>146,9462365591</text:p>
          </table:table-cell>
          <table:table-cell office:value-type="float" office:value="148.389830508475">
            <text:p>148,3898305085</text:p>
          </table:table-cell>
          <table:table-cell office:value-type="float" office:value="144.811764705882">
            <text:p>144,8117647059</text:p>
          </table:table-cell>
          <table:table-cell office:value-type="float" office:value="146.75">
            <text:p>146,75</text:p>
          </table:table-cell>
          <table:table-cell office:value-type="float" office:value="144.541666666667">
            <text:p>144,5416666667</text:p>
          </table:table-cell>
          <table:table-cell office:value-type="float" office:value="139.214285714286">
            <text:p>139,2142857143</text:p>
          </table:table-cell>
          <table:table-cell office:value-type="float" office:value="150.964412811388">
            <text:p>150,9644128114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kills lvl 14</text:p>
          </table:table-cell>
          <table:table-cell office:value-type="float" office:value="151.25">
            <text:p>151,25</text:p>
          </table:table-cell>
          <table:table-cell office:value-type="float" office:value="159.234042553192">
            <text:p>159,2340425532</text:p>
          </table:table-cell>
          <table:table-cell office:value-type="float" office:value="163.897435897436">
            <text:p>163,8974358974</text:p>
          </table:table-cell>
          <table:table-cell office:value-type="float" office:value="156.814814814815">
            <text:p>156,8148148148</text:p>
          </table:table-cell>
          <table:table-cell office:value-type="float" office:value="165.833333333333">
            <text:p>165,8333333333</text:p>
          </table:table-cell>
          <table:table-cell office:value-type="float" office:value="158.666666666667">
            <text:p>158,6666666667</text:p>
          </table:table-cell>
          <table:table-cell office:value-type="float" office:value="161.666666666667">
            <text:p>161,6666666667</text:p>
          </table:table-cell>
          <table:table-cell office:value-type="float" office:value="163.787878787879">
            <text:p>163,7878787879</text:p>
          </table:table-cell>
          <table:table-cell office:value-type="float" office:value="162.318028032866">
            <text:p>162,3180280329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kills lvl 15</text:p>
          </table:table-cell>
          <table:table-cell office:value-type="float" office:value="169.375">
            <text:p>169,375</text:p>
          </table:table-cell>
          <table:table-cell office:value-type="float" office:value="163.4">
            <text:p>163,4</text:p>
          </table:table-cell>
          <table:table-cell office:value-type="float" office:value="161.833333333333">
            <text:p>161,8333333333</text:p>
          </table:table-cell>
          <table:table-cell office:value-type="float" office:value="164.4">
            <text:p>164,4</text:p>
          </table:table-cell>
          <table:table-cell office:value-type="float" office:value="164.5">
            <text:p>164,5</text:p>
          </table:table-cell>
          <table:table-cell office:value-type="float" office:value="160.5">
            <text:p>160,5</text:p>
          </table:table-cell>
          <table:table-cell office:value-type="float" office:value="170.666666666667">
            <text:p>170,6666666667</text:p>
          </table:table-cell>
          <table:table-cell office:value-type="float" office:value="179.444444444444">
            <text:p>179,4444444444</text:p>
          </table:table-cell>
          <table:table-cell office:value-type="float" office:value="171.934734513274">
            <text:p>171,9347345133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kills lvl 16</text:p>
          </table:table-cell>
          <table:table-cell office:value-type="float" office:value="191.105263157895">
            <text:p>191,1052631579</text:p>
          </table:table-cell>
          <table:table-cell office:value-type="float" office:value="184.68085106383">
            <text:p>184,6808510638</text:p>
          </table:table-cell>
          <table:table-cell office:value-type="float" office:value="170.892857142857">
            <text:p>170,8928571429</text:p>
          </table:table-cell>
          <table:table-cell office:value-type="float" office:value="188.739130434783">
            <text:p>188,7391304348</text:p>
          </table:table-cell>
          <table:table-cell office:value-type="float" office:value="181.2">
            <text:p>181,2</text:p>
          </table:table-cell>
          <table:table-cell office:value-type="float" office:value="188.275862068966">
            <text:p>188,275862069</text:p>
          </table:table-cell>
          <table:table-cell office:value-type="float" office:value="188.911764705882">
            <text:p>188,9117647059</text:p>
          </table:table-cell>
          <table:table-cell office:value-type="float" office:value="190.545454545455">
            <text:p>190,5454545455</text:p>
          </table:table-cell>
          <table:table-cell office:value-type="float" office:value="185.119565217391">
            <text:p>185,1195652174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kills lvl 17</text:p>
          </table:table-cell>
          <table:table-cell office:value-type="float" office:value="209.4">
            <text:p>209,4</text:p>
          </table:table-cell>
          <table:table-cell office:value-type="float" office:value="202">
            <text:p>202</text:p>
          </table:table-cell>
          <table:table-cell office:value-type="float" office:value="207.2">
            <text:p>207,2</text:p>
          </table:table-cell>
          <table:table-cell office:value-type="float" office:value="210">
            <text:p>210</text:p>
          </table:table-cell>
          <table:table-cell office:value-type="float" office:value="201.681818181818">
            <text:p>201,6818181818</text:p>
          </table:table-cell>
          <table:table-cell office:value-type="float" office:value="205">
            <text:p>205</text:p>
          </table:table-cell>
          <table:table-cell office:value-type="float" office:value="205.521739130435">
            <text:p>205,5217391304</text:p>
          </table:table-cell>
          <table:table-cell office:value-type="float" office:value="205.857142857143">
            <text:p>205,8571428571</text:p>
          </table:table-cell>
          <table:table-cell office:value-type="float" office:value="202.875949367089">
            <text:p>202,8759493671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kills lvl 18</text:p>
          </table:table-cell>
          <table:table-cell office:value-type="float" office:value="187.8">
            <text:p>187,8</text:p>
          </table:table-cell>
          <table:table-cell office:value-type="float" office:value="214.8">
            <text:p>214,8</text:p>
          </table:table-cell>
          <table:table-cell office:value-type="float" office:value="212.833333333333">
            <text:p>212,8333333333</text:p>
          </table:table-cell>
          <table:table-cell office:value-type="float" office:value="196.5">
            <text:p>196,5</text:p>
          </table:table-cell>
          <table:table-cell office:value-type="float" office:value="234.333333333333">
            <text:p>234,3333333333</text:p>
          </table:table-cell>
          <table:table-cell office:value-type="float" office:value="210.75">
            <text:p>210,75</text:p>
          </table:table-cell>
          <table:table-cell office:value-type="float" office:value="213.2">
            <text:p>213,2</text:p>
          </table:table-cell>
          <table:table-cell office:value-type="float" office:value="218.833333333333">
            <text:p>218,8333333333</text:p>
          </table:table-cell>
          <table:table-cell office:value-type="float" office:value="211.748251748252">
            <text:p>211,7482517483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kills lvl 19</text:p>
          </table:table-cell>
          <table:table-cell office:value-type="float" office:value="245">
            <text:p>245</text:p>
          </table:table-cell>
          <table:table-cell office:value-type="float" office:value="215.777777777778">
            <text:p>215,7777777778</text:p>
          </table:table-cell>
          <table:table-cell office:value-type="float" office:value="222.75">
            <text:p>222,75</text:p>
          </table:table-cell>
          <table:table-cell office:value-type="float" office:value="220.454545454545">
            <text:p>220,4545454545</text:p>
          </table:table-cell>
          <table:table-cell office:value-type="float" office:value="227">
            <text:p>227</text:p>
          </table:table-cell>
          <table:table-cell office:value-type="float" office:value="221">
            <text:p>221</text:p>
          </table:table-cell>
          <table:table-cell office:value-type="float" office:value="225.5">
            <text:p>225,5</text:p>
          </table:table-cell>
          <table:table-cell office:value-type="float" office:value="199.666666666667">
            <text:p>199,6666666667</text:p>
          </table:table-cell>
          <table:table-cell office:value-type="float" office:value="222.983974358974">
            <text:p>222,983974359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kills lvl 20</text:p>
          </table:table-cell>
          <table:table-cell table:number-columns-repeated="2" office:value-type="string">
            <text:p>NaN</text:p>
          </table:table-cell>
          <table:table-cell office:value-type="float" office:value="195">
            <text:p>195</text:p>
          </table:table-cell>
          <table:table-cell office:value-type="float" office:value="230.333333333333">
            <text:p>230,3333333333</text:p>
          </table:table-cell>
          <table:table-cell table:number-columns-repeated="2" office:value-type="string">
            <text:p>NaN</text:p>
          </table:table-cell>
          <table:table-cell office:value-type="float" office:value="176.333333333333">
            <text:p>176,3333333333</text:p>
          </table:table-cell>
          <table:table-cell office:value-type="float" office:value="213">
            <text:p>213</text:p>
          </table:table-cell>
          <table:table-cell office:value-type="float" office:value="232.166666666667">
            <text:p>232,1666666667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kills lvl 21</text:p>
          </table:table-cell>
          <table:table-cell table:number-columns-repeated="3" office:value-type="string">
            <text:p>NaN</text:p>
          </table:table-cell>
          <table:table-cell office:value-type="float" office:value="223">
            <text:p>223</text:p>
          </table:table-cell>
          <table:table-cell table:number-columns-repeated="4" office:value-type="string">
            <text:p>NaN</text:p>
          </table:table-cell>
          <table:table-cell office:value-type="float" office:value="225.75">
            <text:p>225,7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leaks lvl 1</text:p>
          </table:table-cell>
          <table:table-cell table:number-columns-repeated="8" office:value-type="string">
            <text:p>NaN</text:p>
          </table:table-cell>
          <table:table-cell office:value-type="float" office:value="0">
            <text:p>0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leaks lvl 2</text:p>
          </table:table-cell>
          <table:table-cell table:number-columns-repeated="2" office:value-type="string">
            <text:p>NaN</text:p>
          </table:table-cell>
          <table:table-cell office:value-type="float" office:value="9.5">
            <text:p>9,5</text:p>
          </table:table-cell>
          <table:table-cell table:number-columns-repeated="5" office:value-type="string">
            <text:p>NaN</text:p>
          </table:table-cell>
          <table:table-cell office:value-type="float" office:value="5.16666666666667">
            <text:p>5,1666666667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leaks lvl 3</text:p>
          </table:table-cell>
          <table:table-cell table:number-columns-repeated="8" office:value-type="string">
            <text:p>NaN</text:p>
          </table:table-cell>
          <table:table-cell office:value-type="float" office:value="3.5">
            <text:p>3,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leaks lvl 4</text:p>
          </table:table-cell>
          <table:table-cell table:number-columns-repeated="8" office:value-type="string">
            <text:p>NaN</text:p>
          </table:table-cell>
          <table:table-cell office:value-type="float" office:value="8.75">
            <text:p>8,7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leaks lvl 5</text:p>
          </table:table-cell>
          <table:table-cell office:value-type="float" office:value="3">
            <text:p>3</text:p>
          </table:table-cell>
          <table:table-cell office:value-type="float" office:value="1.6">
            <text:p>1,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N</text:p>
          </table:table-cell>
          <table:table-cell office:value-type="float" office:value="13">
            <text:p>13</text:p>
          </table:table-cell>
          <table:table-cell office:value-type="string">
            <text:p>NaN</text:p>
          </table:table-cell>
          <table:table-cell office:value-type="float" office:value="8.19444444444444">
            <text:p>8,1944444444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leaks lvl 6</text:p>
          </table:table-cell>
          <table:table-cell table:number-columns-repeated="4" office:value-type="string">
            <text:p>NaN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aN</text:p>
          </table:table-cell>
          <table:table-cell office:value-type="float" office:value="8.33333333333333">
            <text:p>8,3333333333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leaks lvl 7</text:p>
          </table:table-cell>
          <table:table-cell office:value-type="float" office:value="24.5">
            <text:p>24,5</text:p>
          </table:table-cell>
          <table:table-cell office:value-type="float" office:value="7.66666666666667">
            <text:p>7,6666666667</text:p>
          </table:table-cell>
          <table:table-cell table:number-columns-repeated="2" office:value-type="string">
            <text:p>NaN</text:p>
          </table:table-cell>
          <table:table-cell office:value-type="float" office:value="10">
            <text:p>10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.1875">
            <text:p>6,187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leaks lvl 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 office:value-type="float" office:value="13.4285714285714">
            <text:p>13,4285714286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7.6">
            <text:p>7,6</text:p>
          </table:table-cell>
          <table:table-cell office:value-type="float" office:value="9.75">
            <text:p>9,75</text:p>
          </table:table-cell>
          <table:table-cell office:value-type="float" office:value="11.4821428571429">
            <text:p>11,4821428571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leaks lvl 9</text:p>
          </table:table-cell>
          <table:table-cell office:value-type="float" office:value="11.0909090909091">
            <text:p>11,0909090909</text:p>
          </table:table-cell>
          <table:table-cell office:value-type="float" office:value="12">
            <text:p>12</text:p>
          </table:table-cell>
          <table:table-cell office:value-type="float" office:value="3.66666666666667">
            <text:p>3,6666666667</text:p>
          </table:table-cell>
          <table:table-cell office:value-type="float" office:value="15.375">
            <text:p>15,375</text:p>
          </table:table-cell>
          <table:table-cell office:value-type="float" office:value="8">
            <text:p>8</text:p>
          </table:table-cell>
          <table:table-cell office:value-type="float" office:value="10.5">
            <text:p>10,5</text:p>
          </table:table-cell>
          <table:table-cell office:value-type="float" office:value="7.5">
            <text:p>7,5</text:p>
          </table:table-cell>
          <table:table-cell office:value-type="float" office:value="7.66666666666667">
            <text:p>7,6666666667</text:p>
          </table:table-cell>
          <table:table-cell office:value-type="float" office:value="15.875">
            <text:p>15,875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leaks lvl 10</text:p>
          </table:table-cell>
          <table:table-cell office:value-type="string">
            <text:p>NaN</text:p>
          </table:table-cell>
          <table:table-cell office:value-type="float" office:value="4.33333333333333">
            <text:p>4,3333333333</text:p>
          </table:table-cell>
          <table:table-cell office:value-type="string">
            <text:p>NaN</text:p>
          </table:table-cell>
          <table:table-cell office:value-type="float" office:value="15.3333333333333">
            <text:p>15,3333333333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aN</text:p>
          </table:table-cell>
          <table:table-cell office:value-type="float" office:value="0">
            <text:p>0</text:p>
          </table:table-cell>
          <table:table-cell office:value-type="float" office:value="10.9090909090909">
            <text:p>10,9090909091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leaks lvl 11</text:p>
          </table:table-cell>
          <table:table-cell office:value-type="float" office:value="12.1333333333333">
            <text:p>12,1333333333</text:p>
          </table:table-cell>
          <table:table-cell office:value-type="float" office:value="4.33333333333333">
            <text:p>4,3333333333</text:p>
          </table:table-cell>
          <table:table-cell office:value-type="float" office:value="9.625">
            <text:p>9,625</text:p>
          </table:table-cell>
          <table:table-cell office:value-type="float" office:value="11.5">
            <text:p>11,5</text:p>
          </table:table-cell>
          <table:table-cell office:value-type="float" office:value="17.1666666666667">
            <text:p>17,166666666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6.125">
            <text:p>16,125</text:p>
          </table:table-cell>
          <table:table-cell office:value-type="float" office:value="16.0925925925926">
            <text:p>16,0925925926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leaks lvl 12</text:p>
          </table:table-cell>
          <table:table-cell office:value-type="float" office:value="12.5172413793103">
            <text:p>12,5172413793</text:p>
          </table:table-cell>
          <table:table-cell office:value-type="float" office:value="10.2380952380952">
            <text:p>10,2380952381</text:p>
          </table:table-cell>
          <table:table-cell office:value-type="float" office:value="20.56">
            <text:p>20,5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.1111111111111">
            <text:p>13,1111111111</text:p>
          </table:table-cell>
          <table:table-cell office:value-type="float" office:value="10.7692307692308">
            <text:p>10,7692307692</text:p>
          </table:table-cell>
          <table:table-cell office:value-type="float" office:value="10.5294117647059">
            <text:p>10,5294117647</text:p>
          </table:table-cell>
          <table:table-cell office:value-type="float" office:value="14.9902912621359">
            <text:p>14,9902912621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leaks lvl 13</text:p>
          </table:table-cell>
          <table:table-cell office:value-type="float" office:value="11.5188679245283">
            <text:p>11,5188679245</text:p>
          </table:table-cell>
          <table:table-cell office:value-type="float" office:value="10.8796296296296">
            <text:p>10,8796296296</text:p>
          </table:table-cell>
          <table:table-cell office:value-type="float" office:value="10.3655913978495">
            <text:p>10,3655913978</text:p>
          </table:table-cell>
          <table:table-cell office:value-type="float" office:value="10.9322033898305">
            <text:p>10,9322033898</text:p>
          </table:table-cell>
          <table:table-cell office:value-type="float" office:value="11.4117647058824">
            <text:p>11,4117647059</text:p>
          </table:table-cell>
          <table:table-cell office:value-type="float" office:value="10.3846153846154">
            <text:p>10,3846153846</text:p>
          </table:table-cell>
          <table:table-cell office:value-type="float" office:value="13.0625">
            <text:p>13,0625</text:p>
          </table:table-cell>
          <table:table-cell office:value-type="float" office:value="16.047619047619">
            <text:p>16,0476190476</text:p>
          </table:table-cell>
          <table:table-cell office:value-type="float" office:value="13.0960854092527">
            <text:p>13,0960854093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leaks lvl 14</text:p>
          </table:table-cell>
          <table:table-cell office:value-type="float" office:value="12.85">
            <text:p>12,85</text:p>
          </table:table-cell>
          <table:table-cell office:value-type="float" office:value="11.0851063829787">
            <text:p>11,085106383</text:p>
          </table:table-cell>
          <table:table-cell office:value-type="float" office:value="10.5897435897436">
            <text:p>10,5897435897</text:p>
          </table:table-cell>
          <table:table-cell office:value-type="float" office:value="13.3703703703704">
            <text:p>13,3703703704</text:p>
          </table:table-cell>
          <table:table-cell office:value-type="float" office:value="10.9">
            <text:p>10,9</text:p>
          </table:table-cell>
          <table:table-cell office:value-type="float" office:value="11.3333333333333">
            <text:p>11,3333333333</text:p>
          </table:table-cell>
          <table:table-cell office:value-type="float" office:value="9.625">
            <text:p>9,625</text:p>
          </table:table-cell>
          <table:table-cell office:value-type="float" office:value="8.6969696969697">
            <text:p>8,696969697</text:p>
          </table:table-cell>
          <table:table-cell office:value-type="float" office:value="14.5268245529241">
            <text:p>14,5268245529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leaks lvl 15</text:p>
          </table:table-cell>
          <table:table-cell office:value-type="float" office:value="18.25">
            <text:p>18,25</text:p>
          </table:table-cell>
          <table:table-cell office:value-type="float" office:value="13">
            <text:p>13</text:p>
          </table:table-cell>
          <table:table-cell office:value-type="float" office:value="17.3333333333333">
            <text:p>17,3333333333</text:p>
          </table:table-cell>
          <table:table-cell office:value-type="float" office:value="16.6">
            <text:p>16,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.7333333333333">
            <text:p>12,7333333333</text:p>
          </table:table-cell>
          <table:table-cell office:value-type="float" office:value="12.2222222222222">
            <text:p>12,2222222222</text:p>
          </table:table-cell>
          <table:table-cell office:value-type="float" office:value="16.3329646017699">
            <text:p>16,3329646018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leaks lvl 16</text:p>
          </table:table-cell>
          <table:table-cell office:value-type="float" office:value="13.4210526315789">
            <text:p>13,4210526316</text:p>
          </table:table-cell>
          <table:table-cell office:value-type="float" office:value="18.4468085106383">
            <text:p>18,4468085106</text:p>
          </table:table-cell>
          <table:table-cell office:value-type="float" office:value="19.5892857142857">
            <text:p>19,5892857143</text:p>
          </table:table-cell>
          <table:table-cell office:value-type="float" office:value="13.3478260869565">
            <text:p>13,347826087</text:p>
          </table:table-cell>
          <table:table-cell office:value-type="float" office:value="19.68">
            <text:p>19,68</text:p>
          </table:table-cell>
          <table:table-cell office:value-type="float" office:value="17.6206896551724">
            <text:p>17,6206896552</text:p>
          </table:table-cell>
          <table:table-cell office:value-type="float" office:value="15.9117647058824">
            <text:p>15,9117647059</text:p>
          </table:table-cell>
          <table:table-cell office:value-type="float" office:value="13.1818181818182">
            <text:p>13,1818181818</text:p>
          </table:table-cell>
          <table:table-cell office:value-type="float" office:value="17.804347826087">
            <text:p>17,8043478261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leaks lvl 17</text:p>
          </table:table-cell>
          <table:table-cell office:value-type="float" office:value="14.8">
            <text:p>14,8</text:p>
          </table:table-cell>
          <table:table-cell office:value-type="float" office:value="15.9166666666667">
            <text:p>15,9166666667</text:p>
          </table:table-cell>
          <table:table-cell office:value-type="float" office:value="11.7333333333333">
            <text:p>11,7333333333</text:p>
          </table:table-cell>
          <table:table-cell office:value-type="float" office:value="7.66666666666667">
            <text:p>7,6666666667</text:p>
          </table:table-cell>
          <table:table-cell office:value-type="float" office:value="17.7272727272727">
            <text:p>17,7272727273</text:p>
          </table:table-cell>
          <table:table-cell office:value-type="float" office:value="11.3333333333333">
            <text:p>11,3333333333</text:p>
          </table:table-cell>
          <table:table-cell office:value-type="float" office:value="12.5217391304348">
            <text:p>12,5217391304</text:p>
          </table:table-cell>
          <table:table-cell office:value-type="float" office:value="16.9285714285714">
            <text:p>16,9285714286</text:p>
          </table:table-cell>
          <table:table-cell office:value-type="float" office:value="17.5569620253165">
            <text:p>17,5569620253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leaks lvl 18</text:p>
          </table:table-cell>
          <table:table-cell office:value-type="float" office:value="48.8">
            <text:p>48,8</text:p>
          </table:table-cell>
          <table:table-cell office:value-type="float" office:value="17.4">
            <text:p>17,4</text:p>
          </table:table-cell>
          <table:table-cell office:value-type="float" office:value="22.8333333333333">
            <text:p>22,8333333333</text:p>
          </table:table-cell>
          <table:table-cell office:value-type="float" office:value="31.5">
            <text:p>31,5</text:p>
          </table:table-cell>
          <table:table-cell office:value-type="float" office:value="7.33333333333333">
            <text:p>7,3333333333</text:p>
          </table:table-cell>
          <table:table-cell office:value-type="float" office:value="21">
            <text:p>21</text:p>
          </table:table-cell>
          <table:table-cell office:value-type="float" office:value="17.2">
            <text:p>17,2</text:p>
          </table:table-cell>
          <table:table-cell office:value-type="float" office:value="12.6666666666667">
            <text:p>12,6666666667</text:p>
          </table:table-cell>
          <table:table-cell office:value-type="float" office:value="21.4428904428904">
            <text:p>21,4428904429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leaks lvl 19</text:p>
          </table:table-cell>
          <table:table-cell office:value-type="float" office:value="3">
            <text:p>3</text:p>
          </table:table-cell>
          <table:table-cell office:value-type="float" office:value="29.1111111111111">
            <text:p>29,1111111111</text:p>
          </table:table-cell>
          <table:table-cell office:value-type="float" office:value="23">
            <text:p>23</text:p>
          </table:table-cell>
          <table:table-cell office:value-type="float" office:value="26.6363636363636">
            <text:p>26,6363636364</text:p>
          </table:table-cell>
          <table:table-cell office:value-type="float" office:value="14.5">
            <text:p>14,5</text:p>
          </table:table-cell>
          <table:table-cell office:value-type="float" office:value="23">
            <text:p>23</text:p>
          </table:table-cell>
          <table:table-cell office:value-type="float" office:value="17.5">
            <text:p>17,5</text:p>
          </table:table-cell>
          <table:table-cell office:value-type="float" office:value="40.3333333333333">
            <text:p>40,3333333333</text:p>
          </table:table-cell>
          <table:table-cell office:value-type="float" office:value="25.4358974358974">
            <text:p>25,4358974359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leaks lvl 20</text:p>
          </table:table-cell>
          <table:table-cell table:number-columns-repeated="2" office:value-type="string">
            <text:p>NaN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NaN</text:p>
          </table:table-cell>
          <table:table-cell office:value-type="float" office:value="31.6666666666667">
            <text:p>31,6666666667</text:p>
          </table:table-cell>
          <table:table-cell office:value-type="float" office:value="40.25">
            <text:p>40,25</text:p>
          </table:table-cell>
          <table:table-cell office:value-type="float" office:value="39">
            <text:p>39</text:p>
          </table:table-cell>
          <table:table-cell table:number-columns-repeated="287"/>
        </table:table-row>
        <table:table-row table:style-name="ro1">
          <table:table-cell table:style-name="ce1" office:value-type="string">
            <text:p>Grove leaks lvl 21</text:p>
          </table:table-cell>
          <table:table-cell table:number-columns-repeated="3" office:value-type="string">
            <text:p>NaN</text:p>
          </table:table-cell>
          <table:table-cell office:value-type="float" office:value="39">
            <text:p>39</text:p>
          </table:table-cell>
          <table:table-cell table:number-columns-repeated="4" office:value-type="string">
            <text:p>NaN</text:p>
          </table:table-cell>
          <table:table-cell office:value-type="float" office:value="11.5">
            <text:p>11,5</text:p>
          </table:table-cell>
          <table:table-cell table:number-columns-repeated="287"/>
        </table:table-row>
        <table:table-row table:style-name="ro1">
          <table:table-cell office:value-type="string">
            <text:p>Mech workers lvl 1</text:p>
          </table:table-cell>
          <table:table-cell table:number-columns-repeated="8" office:value-type="string">
            <text:p>NaN</text:p>
          </table:table-cell>
          <table:table-cell office:value-type="float" office:value="2">
            <text:p>2</text:p>
          </table:table-cell>
          <table:table-cell table:number-columns-repeated="287"/>
        </table:table-row>
        <table:table-row table:style-name="ro1">
          <table:table-cell office:value-type="string">
            <text:p>Mech workers lvl 2</text:p>
          </table:table-cell>
          <table:table-cell table:number-columns-repeated="8" office:value-type="string">
            <text:p>NaN</text:p>
          </table:table-cell>
          <table:table-cell office:value-type="float" office:value="1.66666666666667">
            <text:p>1,6666666667</text:p>
          </table:table-cell>
          <table:table-cell table:number-columns-repeated="287"/>
        </table:table-row>
        <table:table-row table:style-name="ro1">
          <table:table-cell office:value-type="string">
            <text:p>Mech workers lvl 3</text:p>
          </table:table-cell>
          <table:table-cell table:number-columns-repeated="8" office:value-type="string">
            <text:p>NaN</text:p>
          </table:table-cell>
          <table:table-cell office:value-type="float" office:value="2.5">
            <text:p>2,5</text:p>
          </table:table-cell>
          <table:table-cell table:number-columns-repeated="287"/>
        </table:table-row>
        <table:table-row table:style-name="ro1">
          <table:table-cell office:value-type="string">
            <text:p>Mech workers lvl 4</text:p>
          </table:table-cell>
          <table:table-cell table:number-columns-repeated="8" office:value-type="string">
            <text:p>NaN</text:p>
          </table:table-cell>
          <table:table-cell office:value-type="float" office:value="3">
            <text:p>3</text:p>
          </table:table-cell>
          <table:table-cell table:number-columns-repeated="287"/>
        </table:table-row>
        <table:table-row table:style-name="ro1">
          <table:table-cell office:value-type="string">
            <text:p>Mech workers lvl 5</text:p>
          </table:table-cell>
          <table:table-cell office:value-type="float" office:value="2.33333333333333">
            <text:p>2,3333333333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float" office:value="3.66666666666667">
            <text:p>3,6666666667</text:p>
          </table:table-cell>
          <table:table-cell office:value-type="string">
            <text:p>NaN</text:p>
          </table:table-cell>
          <table:table-cell office:value-type="float" office:value="3.04347826086957">
            <text:p>3,0434782609</text:p>
          </table:table-cell>
          <table:table-cell table:number-columns-repeated="287"/>
        </table:table-row>
        <table:table-row table:style-name="ro1">
          <table:table-cell office:value-type="string">
            <text:p>Mech workers lvl 6</text:p>
          </table:table-cell>
          <table:table-cell table:number-columns-repeated="2" office:value-type="string">
            <text:p>NaN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string">
            <text:p>NaN</text:p>
          </table:table-cell>
          <table:table-cell office:value-type="float" office:value="3.6969696969697">
            <text:p>3,696969697</text:p>
          </table:table-cell>
          <table:table-cell table:number-columns-repeated="287"/>
        </table:table-row>
        <table:table-row table:style-name="ro1">
          <table:table-cell office:value-type="string">
            <text:p>Mech workers lvl 7</text:p>
          </table:table-cell>
          <table:table-cell office:value-type="float" office:value="4.5">
            <text:p>4,5</text:p>
          </table:table-cell>
          <table:table-cell office:value-type="float" office:value="5.33333333333333">
            <text:p>5,3333333333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office:value-type="float" office:value="7">
            <text:p>7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.61111111111111">
            <text:p>4,6111111111</text:p>
          </table:table-cell>
          <table:table-cell table:number-columns-repeated="287"/>
        </table:table-row>
        <table:table-row table:style-name="ro1">
          <table:table-cell office:value-type="string">
            <text:p>Mech workers lvl 8</text:p>
          </table:table-cell>
          <table:table-cell office:value-type="float" office:value="4.5">
            <text:p>4,5</text:p>
          </table:table-cell>
          <table:table-cell office:value-type="float" office:value="5.33333333333333">
            <text:p>5,3333333333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office:value-type="string">
            <text:p>NaN</text:p>
          </table:table-cell>
          <table:table-cell office:value-type="float" office:value="8">
            <text:p>8</text:p>
          </table:table-cell>
          <table:table-cell table:number-columns-repeated="2" office:value-type="float" office:value="5.66666666666667">
            <text:p>5,6666666667</text:p>
          </table:table-cell>
          <table:table-cell office:value-type="float" office:value="4.46551724137931">
            <text:p>4,4655172414</text:p>
          </table:table-cell>
          <table:table-cell table:number-columns-repeated="287"/>
        </table:table-row>
        <table:table-row table:style-name="ro1">
          <table:table-cell office:value-type="string">
            <text:p>Mech workers lvl 9</text:p>
          </table:table-cell>
          <table:table-cell office:value-type="float" office:value="5.9">
            <text:p>5,9</text:p>
          </table:table-cell>
          <table:table-cell office:value-type="float" office:value="5">
            <text:p>5</text:p>
          </table:table-cell>
          <table:table-cell office:value-type="float" office:value="6.16666666666667">
            <text:p>6,1666666667</text:p>
          </table:table-cell>
          <table:table-cell office:value-type="float" office:value="5">
            <text:p>5</text:p>
          </table:table-cell>
          <table:table-cell office:value-type="float" office:value="5.625">
            <text:p>5,625</text:p>
          </table:table-cell>
          <table:table-cell office:value-type="float" office:value="5.55172413793103">
            <text:p>5,5517241379</text:p>
          </table:table-cell>
          <table:table-cell office:value-type="float" office:value="6.33333333333333">
            <text:p>6,3333333333</text:p>
          </table:table-cell>
          <table:table-cell office:value-type="float" office:value="6.66666666666667">
            <text:p>6,6666666667</text:p>
          </table:table-cell>
          <table:table-cell office:value-type="float" office:value="5.7">
            <text:p>5,7</text:p>
          </table:table-cell>
          <table:table-cell table:number-columns-repeated="287"/>
        </table:table-row>
        <table:table-row table:style-name="ro1">
          <table:table-cell office:value-type="string">
            <text:p>Mech workers lvl 10</text:p>
          </table:table-cell>
          <table:table-cell table:number-columns-repeated="2" office:value-type="string">
            <text:p>NaN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aN</text:p>
          </table:table-cell>
          <table:table-cell office:value-type="float" office:value="12">
            <text:p>12</text:p>
          </table:table-cell>
          <table:table-cell office:value-type="float" office:value="9.5">
            <text:p>9,5</text:p>
          </table:table-cell>
          <table:table-cell office:value-type="float" office:value="5.18181818181818">
            <text:p>5,1818181818</text:p>
          </table:table-cell>
          <table:table-cell table:number-columns-repeated="287"/>
        </table:table-row>
        <table:table-row table:style-name="ro1">
          <table:table-cell office:value-type="string">
            <text:p>Mech workers lvl 11</text:p>
          </table:table-cell>
          <table:table-cell office:value-type="float" office:value="8.08333333333333">
            <text:p>8,0833333333</text:p>
          </table:table-cell>
          <table:table-cell office:value-type="float" office:value="6">
            <text:p>6</text:p>
          </table:table-cell>
          <table:table-cell office:value-type="float" office:value="6.61538461538462">
            <text:p>6,6153846154</text:p>
          </table:table-cell>
          <table:table-cell office:value-type="string">
            <text:p>NaN</text:p>
          </table:table-cell>
          <table:table-cell office:value-type="float" office:value="6.25">
            <text:p>6,25</text:p>
          </table:table-cell>
          <table:table-cell office:value-type="float" office:value="9.5">
            <text:p>9,5</text:p>
          </table:table-cell>
          <table:table-cell office:value-type="float" office:value="10">
            <text:p>10</text:p>
          </table:table-cell>
          <table:table-cell office:value-type="float" office:value="8.72727272727273">
            <text:p>8,7272727273</text:p>
          </table:table-cell>
          <table:table-cell office:value-type="float" office:value="6.06060606060606">
            <text:p>6,0606060606</text:p>
          </table:table-cell>
          <table:table-cell table:number-columns-repeated="287"/>
        </table:table-row>
        <table:table-row table:style-name="ro1">
          <table:table-cell office:value-type="string">
            <text:p>Mech workers lvl 12</text:p>
          </table:table-cell>
          <table:table-cell office:value-type="float" office:value="8.29032258064516">
            <text:p>8,2903225806</text:p>
          </table:table-cell>
          <table:table-cell office:value-type="float" office:value="8.05263157894737">
            <text:p>8,0526315789</text:p>
          </table:table-cell>
          <table:table-cell office:value-type="float" office:value="7.55263157894737">
            <text:p>7,5526315789</text:p>
          </table:table-cell>
          <table:table-cell office:value-type="float" office:value="8">
            <text:p>8</text:p>
          </table:table-cell>
          <table:table-cell office:value-type="float" office:value="7.08333333333333">
            <text:p>7,0833333333</text:p>
          </table:table-cell>
          <table:table-cell office:value-type="float" office:value="8.35294117647059">
            <text:p>8,3529411765</text:p>
          </table:table-cell>
          <table:table-cell office:value-type="float" office:value="8">
            <text:p>8</text:p>
          </table:table-cell>
          <table:table-cell office:value-type="float" office:value="8.95238095238095">
            <text:p>8,9523809524</text:p>
          </table:table-cell>
          <table:table-cell office:value-type="float" office:value="6.65765765765766">
            <text:p>6,6576576577</text:p>
          </table:table-cell>
          <table:table-cell table:number-columns-repeated="287"/>
        </table:table-row>
        <table:table-row table:style-name="ro1">
          <table:table-cell office:value-type="string">
            <text:p>Mech workers lvl 13</text:p>
          </table:table-cell>
          <table:table-cell office:value-type="float" office:value="8.7987012987013">
            <text:p>8,7987012987</text:p>
          </table:table-cell>
          <table:table-cell office:value-type="float" office:value="9.30327868852459">
            <text:p>9,3032786885</text:p>
          </table:table-cell>
          <table:table-cell office:value-type="float" office:value="8.65289256198347">
            <text:p>8,652892562</text:p>
          </table:table-cell>
          <table:table-cell office:value-type="float" office:value="8.64705882352941">
            <text:p>8,6470588235</text:p>
          </table:table-cell>
          <table:table-cell office:value-type="float" office:value="8.47777777777778">
            <text:p>8,4777777778</text:p>
          </table:table-cell>
          <table:table-cell office:value-type="float" office:value="9.05555555555556">
            <text:p>9,0555555556</text:p>
          </table:table-cell>
          <table:table-cell office:value-type="float" office:value="9.11428571428571">
            <text:p>9,1142857143</text:p>
          </table:table-cell>
          <table:table-cell office:value-type="float" office:value="8.75675675675676">
            <text:p>8,7567567568</text:p>
          </table:table-cell>
          <table:table-cell office:value-type="float" office:value="6.96638655462185">
            <text:p>6,9663865546</text:p>
          </table:table-cell>
          <table:table-cell table:number-columns-repeated="287"/>
        </table:table-row>
        <table:table-row table:style-name="ro1">
          <table:table-cell office:value-type="string">
            <text:p>Mech workers lvl 14</text:p>
          </table:table-cell>
          <table:table-cell office:value-type="float" office:value="10.35">
            <text:p>10,35</text:p>
          </table:table-cell>
          <table:table-cell office:value-type="float" office:value="8.92857142857143">
            <text:p>8,9285714286</text:p>
          </table:table-cell>
          <table:table-cell office:value-type="float" office:value="8.57142857142857">
            <text:p>8,5714285714</text:p>
          </table:table-cell>
          <table:table-cell office:value-type="float" office:value="9.45945945945946">
            <text:p>9,4594594595</text:p>
          </table:table-cell>
          <table:table-cell office:value-type="float" office:value="9.84615384615385">
            <text:p>9,8461538462</text:p>
          </table:table-cell>
          <table:table-cell office:value-type="float" office:value="9.07692307692308">
            <text:p>9,0769230769</text:p>
          </table:table-cell>
          <table:table-cell office:value-type="float" office:value="10.025">
            <text:p>10,025</text:p>
          </table:table-cell>
          <table:table-cell office:value-type="float" office:value="9.36585365853658">
            <text:p>9,3658536585</text:p>
          </table:table-cell>
          <table:table-cell office:value-type="float" office:value="7.18844836025453">
            <text:p>7,1884483603</text:p>
          </table:table-cell>
          <table:table-cell table:number-columns-repeated="287"/>
        </table:table-row>
        <table:table-row table:style-name="ro1">
          <table:table-cell office:value-type="string">
            <text:p>Mech workers lvl 15</text:p>
          </table:table-cell>
          <table:table-cell office:value-type="float" office:value="11.0625">
            <text:p>11,0625</text:p>
          </table:table-cell>
          <table:table-cell office:value-type="float" office:value="10.6111111111111">
            <text:p>10,6111111111</text:p>
          </table:table-cell>
          <table:table-cell office:value-type="float" office:value="9.4">
            <text:p>9,4</text:p>
          </table:table-cell>
          <table:table-cell office:value-type="float" office:value="10.6">
            <text:p>10,6</text:p>
          </table:table-cell>
          <table:table-cell office:value-type="float" office:value="10.3636363636364">
            <text:p>10,3636363636</text:p>
          </table:table-cell>
          <table:table-cell office:value-type="float" office:value="7.5">
            <text:p>7,5</text:p>
          </table:table-cell>
          <table:table-cell office:value-type="float" office:value="8.36842105263158">
            <text:p>8,3684210526</text:p>
          </table:table-cell>
          <table:table-cell office:value-type="float" office:value="11.5333333333333">
            <text:p>11,5333333333</text:p>
          </table:table-cell>
          <table:table-cell office:value-type="float" office:value="7.78580323785803">
            <text:p>7,7858032379</text:p>
          </table:table-cell>
          <table:table-cell table:number-columns-repeated="287"/>
        </table:table-row>
        <table:table-row table:style-name="ro1">
          <table:table-cell office:value-type="string">
            <text:p>Mech workers lvl 16</text:p>
          </table:table-cell>
          <table:table-cell office:value-type="float" office:value="10.5925925925926">
            <text:p>10,5925925926</text:p>
          </table:table-cell>
          <table:table-cell office:value-type="float" office:value="11.6363636363636">
            <text:p>11,6363636364</text:p>
          </table:table-cell>
          <table:table-cell office:value-type="float" office:value="10.2045454545455">
            <text:p>10,2045454545</text:p>
          </table:table-cell>
          <table:table-cell office:value-type="float" office:value="10.468085106383">
            <text:p>10,4680851064</text:p>
          </table:table-cell>
          <table:table-cell office:value-type="float" office:value="10.1612903225806">
            <text:p>10,1612903226</text:p>
          </table:table-cell>
          <table:table-cell office:value-type="float" office:value="10.1538461538462">
            <text:p>10,1538461538</text:p>
          </table:table-cell>
          <table:table-cell office:value-type="float" office:value="10.2380952380952">
            <text:p>10,2380952381</text:p>
          </table:table-cell>
          <table:table-cell office:value-type="float" office:value="10.5862068965517">
            <text:p>10,5862068966</text:p>
          </table:table-cell>
          <table:table-cell office:value-type="float" office:value="10.0755102040816">
            <text:p>10,0755102041</text:p>
          </table:table-cell>
          <table:table-cell table:number-columns-repeated="287"/>
        </table:table-row>
        <table:table-row table:style-name="ro1">
          <table:table-cell office:value-type="string">
            <text:p>Mech workers lvl 17</text:p>
          </table:table-cell>
          <table:table-cell office:value-type="float" office:value="11.5833333333333">
            <text:p>11,5833333333</text:p>
          </table:table-cell>
          <table:table-cell office:value-type="float" office:value="12.2105263157895">
            <text:p>12,2105263158</text:p>
          </table:table-cell>
          <table:table-cell office:value-type="float" office:value="10.9677419354839">
            <text:p>10,9677419355</text:p>
          </table:table-cell>
          <table:table-cell office:value-type="float" office:value="10.5">
            <text:p>10,5</text:p>
          </table:table-cell>
          <table:table-cell office:value-type="float" office:value="10.0681818181818">
            <text:p>10,0681818182</text:p>
          </table:table-cell>
          <table:table-cell office:value-type="float" office:value="9.06666666666667">
            <text:p>9,0666666667</text:p>
          </table:table-cell>
          <table:table-cell office:value-type="float" office:value="11.8275862068966">
            <text:p>11,8275862069</text:p>
          </table:table-cell>
          <table:table-cell office:value-type="float" office:value="12">
            <text:p>12</text:p>
          </table:table-cell>
          <table:table-cell office:value-type="float" office:value="11.6608527131783">
            <text:p>11,6608527132</text:p>
          </table:table-cell>
          <table:table-cell table:number-columns-repeated="287"/>
        </table:table-row>
        <table:table-row table:style-name="ro1">
          <table:table-cell office:value-type="string">
            <text:p>Mech workers lvl 18</text:p>
          </table:table-cell>
          <table:table-cell office:value-type="float" office:value="13.5">
            <text:p>13,5</text:p>
          </table:table-cell>
          <table:table-cell office:value-type="float" office:value="10">
            <text:p>10</text:p>
          </table:table-cell>
          <table:table-cell office:value-type="float" office:value="11.3333333333333">
            <text:p>11,3333333333</text:p>
          </table:table-cell>
          <table:table-cell office:value-type="float" office:value="16">
            <text:p>16</text:p>
          </table:table-cell>
          <table:table-cell office:value-type="float" office:value="8.66666666666667">
            <text:p>8,6666666667</text:p>
          </table:table-cell>
          <table:table-cell office:value-type="float" office:value="11">
            <text:p>11</text:p>
          </table:table-cell>
          <table:table-cell office:value-type="float" office:value="9.4">
            <text:p>9,4</text:p>
          </table:table-cell>
          <table:table-cell office:value-type="float" office:value="13.1333333333333">
            <text:p>13,1333333333</text:p>
          </table:table-cell>
          <table:table-cell office:value-type="float" office:value="12.6974595842956">
            <text:p>12,6974595843</text:p>
          </table:table-cell>
          <table:table-cell table:number-columns-repeated="287"/>
        </table:table-row>
        <table:table-row table:style-name="ro1">
          <table:table-cell office:value-type="string">
            <text:p>Mech workers lvl 19</text:p>
          </table:table-cell>
          <table:table-cell office:value-type="float" office:value="11.6666666666667">
            <text:p>11,6666666667</text:p>
          </table:table-cell>
          <table:table-cell office:value-type="float" office:value="10.4545454545455">
            <text:p>10,4545454545</text:p>
          </table:table-cell>
          <table:table-cell office:value-type="float" office:value="11.4375">
            <text:p>11,4375</text:p>
          </table:table-cell>
          <table:table-cell office:value-type="float" office:value="10.9090909090909">
            <text:p>10,9090909091</text:p>
          </table:table-cell>
          <table:table-cell office:value-type="float" office:value="11.75">
            <text:p>11,75</text:p>
          </table:table-cell>
          <table:table-cell office:value-type="float" office:value="10.75">
            <text:p>10,75</text:p>
          </table:table-cell>
          <table:table-cell office:value-type="float" office:value="10.7777777777778">
            <text:p>10,7777777778</text:p>
          </table:table-cell>
          <table:table-cell office:value-type="float" office:value="11.75">
            <text:p>11,75</text:p>
          </table:table-cell>
          <table:table-cell office:value-type="float" office:value="14.2101449275362">
            <text:p>14,2101449275</text:p>
          </table:table-cell>
          <table:table-cell table:number-columns-repeated="287"/>
        </table:table-row>
        <table:table-row table:style-name="ro1">
          <table:table-cell office:value-type="string">
            <text:p>Mech workers lvl 20</text:p>
          </table:table-cell>
          <table:table-cell office:value-type="string">
            <text:p>NaN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a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2.6666666666667">
            <text:p>12,6666666667</text:p>
          </table:table-cell>
          <table:table-cell office:value-type="float" office:value="12.1666666666667">
            <text:p>12,1666666667</text:p>
          </table:table-cell>
          <table:table-cell table:number-columns-repeated="287"/>
        </table:table-row>
        <table:table-row table:style-name="ro1">
          <table:table-cell office:value-type="string">
            <text:p>Mech workers lvl 21</text:p>
          </table:table-cell>
          <table:table-cell table:number-columns-repeated="3" office:value-type="string">
            <text:p>NaN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aN</text:p>
          </table:table-cell>
          <table:table-cell office:value-type="float" office:value="14.5">
            <text:p>14,5</text:p>
          </table:table-cell>
          <table:table-cell office:value-type="string">
            <text:p>NaN</text:p>
          </table:table-cell>
          <table:table-cell office:value-type="float" office:value="14">
            <text:p>14</text:p>
          </table:table-cell>
          <table:table-cell table:number-columns-repeated="287"/>
        </table:table-row>
        <table:table-row table:style-name="ro1">
          <table:table-cell office:value-type="string">
            <text:p>Mech income lvl 1</text:p>
          </table:table-cell>
          <table:table-cell table:number-columns-repeated="8" office:value-type="string">
            <text:p>NaN</text:p>
          </table:table-cell>
          <table:table-cell office:value-type="float" office:value="6">
            <text:p>6</text:p>
          </table:table-cell>
          <table:table-cell table:number-columns-repeated="287"/>
        </table:table-row>
        <table:table-row table:style-name="ro1">
          <table:table-cell office:value-type="string">
            <text:p>Mech income lvl 2</text:p>
          </table:table-cell>
          <table:table-cell table:number-columns-repeated="8" office:value-type="string">
            <text:p>NaN</text:p>
          </table:table-cell>
          <table:table-cell office:value-type="float" office:value="6">
            <text:p>6</text:p>
          </table:table-cell>
          <table:table-cell table:number-columns-repeated="287"/>
        </table:table-row>
        <table:table-row table:style-name="ro1">
          <table:table-cell office:value-type="string">
            <text:p>Mech income lvl 3</text:p>
          </table:table-cell>
          <table:table-cell table:number-columns-repeated="8" office:value-type="string">
            <text:p>NaN</text:p>
          </table:table-cell>
          <table:table-cell office:value-type="float" office:value="22.5">
            <text:p>22,5</text:p>
          </table:table-cell>
          <table:table-cell table:number-columns-repeated="287"/>
        </table:table-row>
        <table:table-row table:style-name="ro1">
          <table:table-cell office:value-type="string">
            <text:p>Mech income lvl 4</text:p>
          </table:table-cell>
          <table:table-cell table:number-columns-repeated="8" office:value-type="string">
            <text:p>NaN</text:p>
          </table:table-cell>
          <table:table-cell office:value-type="float" office:value="35.4">
            <text:p>35,4</text:p>
          </table:table-cell>
          <table:table-cell table:number-columns-repeated="287"/>
        </table:table-row>
        <table:table-row table:style-name="ro1">
          <table:table-cell office:value-type="string">
            <text:p>Mech income lvl 5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34.5">
            <text:p>34,5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office:value-type="string">
            <text:p>NaN</text:p>
          </table:table-cell>
          <table:table-cell office:value-type="float" office:value="47">
            <text:p>47</text:p>
          </table:table-cell>
          <table:table-cell office:value-type="string">
            <text:p>NaN</text:p>
          </table:table-cell>
          <table:table-cell office:value-type="float" office:value="38.6521739130435">
            <text:p>38,652173913</text:p>
          </table:table-cell>
          <table:table-cell table:number-columns-repeated="287"/>
        </table:table-row>
        <table:table-row table:style-name="ro1">
          <table:table-cell office:value-type="string">
            <text:p>Mech income lvl 6</text:p>
          </table:table-cell>
          <table:table-cell table:number-columns-repeated="2" office:value-type="string">
            <text:p>NaN</text:p>
          </table:table-cell>
          <table:table-cell office:value-type="float" office:value="60">
            <text:p>60</text:p>
          </table:table-cell>
          <table:table-cell office:value-type="string">
            <text:p>NaN</text:p>
          </table:table-cell>
          <table:table-cell office:value-type="float" office:value="53.75">
            <text:p>53,75</text:p>
          </table:table-cell>
          <table:table-cell office:value-type="float" office:value="50.8">
            <text:p>50,8</text:p>
          </table:table-cell>
          <table:table-cell table:number-columns-repeated="2" office:value-type="string">
            <text:p>NaN</text:p>
          </table:table-cell>
          <table:table-cell office:value-type="float" office:value="59.2121212121212">
            <text:p>59,2121212121</text:p>
          </table:table-cell>
          <table:table-cell table:number-columns-repeated="287"/>
        </table:table-row>
        <table:table-row table:style-name="ro1">
          <table:table-cell office:value-type="string">
            <text:p>Mech income lvl 7</text:p>
          </table:table-cell>
          <table:table-cell office:value-type="float" office:value="63.5">
            <text:p>63,5</text:p>
          </table:table-cell>
          <table:table-cell office:value-type="float" office:value="102">
            <text:p>102</text:p>
          </table:table-cell>
          <table:table-cell office:value-type="float" office:value="63">
            <text:p>63</text:p>
          </table:table-cell>
          <table:table-cell office:value-type="string">
            <text:p>NaN</text:p>
          </table:table-cell>
          <table:table-cell office:value-type="float" office:value="98">
            <text:p>98</text:p>
          </table:table-cell>
          <table:table-cell office:value-type="string">
            <text:p>NaN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  <table:table-cell office:value-type="float" office:value="85.4444444444444">
            <text:p>85,4444444444</text:p>
          </table:table-cell>
          <table:table-cell table:number-columns-repeated="287"/>
        </table:table-row>
        <table:table-row table:style-name="ro1">
          <table:table-cell office:value-type="string">
            <text:p>Mech income lvl 8</text:p>
          </table:table-cell>
          <table:table-cell office:value-type="float" office:value="79.5">
            <text:p>79,5</text:p>
          </table:table-cell>
          <table:table-cell office:value-type="float" office:value="100">
            <text:p>100</text:p>
          </table:table-cell>
          <table:table-cell office:value-type="float" office:value="103.4">
            <text:p>103,4</text:p>
          </table:table-cell>
          <table:table-cell office:value-type="float" office:value="92.9">
            <text:p>92,9</text:p>
          </table:table-cell>
          <table:table-cell office:value-type="string">
            <text:p>NaN</text:p>
          </table:table-cell>
          <table:table-cell office:value-type="float" office:value="132">
            <text:p>132</text:p>
          </table:table-cell>
          <table:table-cell office:value-type="float" office:value="95.8888888888889">
            <text:p>95,8888888889</text:p>
          </table:table-cell>
          <table:table-cell office:value-type="float" office:value="108">
            <text:p>108</text:p>
          </table:table-cell>
          <table:table-cell office:value-type="float" office:value="87.5344827586207">
            <text:p>87,5344827586</text:p>
          </table:table-cell>
          <table:table-cell table:number-columns-repeated="287"/>
        </table:table-row>
        <table:table-row table:style-name="ro1">
          <table:table-cell office:value-type="string">
            <text:p>Mech income lvl 9</text:p>
          </table:table-cell>
          <table:table-cell office:value-type="float" office:value="123.6">
            <text:p>123,6</text:p>
          </table:table-cell>
          <table:table-cell office:value-type="float" office:value="104">
            <text:p>104</text:p>
          </table:table-cell>
          <table:table-cell office:value-type="float" office:value="117.666666666667">
            <text:p>117,6666666667</text:p>
          </table:table-cell>
          <table:table-cell office:value-type="float" office:value="110.75">
            <text:p>110,75</text:p>
          </table:table-cell>
          <table:table-cell office:value-type="float" office:value="100.625">
            <text:p>100,625</text:p>
          </table:table-cell>
          <table:table-cell office:value-type="float" office:value="102.310344827586">
            <text:p>102,3103448276</text:p>
          </table:table-cell>
          <table:table-cell office:value-type="float" office:value="113.444444444444">
            <text:p>113,4444444444</text:p>
          </table:table-cell>
          <table:table-cell office:value-type="float" office:value="126">
            <text:p>126</text:p>
          </table:table-cell>
          <table:table-cell office:value-type="float" office:value="102.4">
            <text:p>102,4</text:p>
          </table:table-cell>
          <table:table-cell table:number-columns-repeated="287"/>
        </table:table-row>
        <table:table-row table:style-name="ro1">
          <table:table-cell office:value-type="string">
            <text:p>Mech income lvl 10</text:p>
          </table:table-cell>
          <table:table-cell table:number-columns-repeated="2" office:value-type="string">
            <text:p>NaN</text:p>
          </table:table-cell>
          <table:table-cell office:value-type="float" office:value="139">
            <text:p>139</text:p>
          </table:table-cell>
          <table:table-cell office:value-type="float" office:value="189">
            <text:p>189</text:p>
          </table:table-cell>
          <table:table-cell table:number-columns-repeated="2" office:value-type="string">
            <text:p>NaN</text:p>
          </table:table-cell>
          <table:table-cell office:value-type="float" office:value="282">
            <text:p>282</text:p>
          </table:table-cell>
          <table:table-cell office:value-type="float" office:value="179">
            <text:p>179</text:p>
          </table:table-cell>
          <table:table-cell office:value-type="float" office:value="118.151515151515">
            <text:p>118,1515151515</text:p>
          </table:table-cell>
          <table:table-cell table:number-columns-repeated="287"/>
        </table:table-row>
        <table:table-row table:style-name="ro1">
          <table:table-cell office:value-type="string">
            <text:p>Mech income lvl 11</text:p>
          </table:table-cell>
          <table:table-cell office:value-type="float" office:value="176.5">
            <text:p>176,5</text:p>
          </table:table-cell>
          <table:table-cell office:value-type="float" office:value="127.875">
            <text:p>127,875</text:p>
          </table:table-cell>
          <table:table-cell office:value-type="float" office:value="148.461538461538">
            <text:p>148,4615384615</text:p>
          </table:table-cell>
          <table:table-cell office:value-type="string">
            <text:p>NaN</text:p>
          </table:table-cell>
          <table:table-cell office:value-type="float" office:value="159">
            <text:p>159</text:p>
          </table:table-cell>
          <table:table-cell office:value-type="float" office:value="209">
            <text:p>209</text:p>
          </table:table-cell>
          <table:table-cell office:value-type="float" office:value="189">
            <text:p>189</text:p>
          </table:table-cell>
          <table:table-cell office:value-type="float" office:value="190.181818181818">
            <text:p>190,1818181818</text:p>
          </table:table-cell>
          <table:table-cell office:value-type="float" office:value="151.939393939394">
            <text:p>151,9393939394</text:p>
          </table:table-cell>
          <table:table-cell table:number-columns-repeated="287"/>
        </table:table-row>
        <table:table-row table:style-name="ro1">
          <table:table-cell office:value-type="string">
            <text:p>Mech income lvl 12</text:p>
          </table:table-cell>
          <table:table-cell office:value-type="float" office:value="197.064516129032">
            <text:p>197,064516129</text:p>
          </table:table-cell>
          <table:table-cell office:value-type="float" office:value="178.973684210526">
            <text:p>178,9736842105</text:p>
          </table:table-cell>
          <table:table-cell office:value-type="float" office:value="178.210526315789">
            <text:p>178,2105263158</text:p>
          </table:table-cell>
          <table:table-cell office:value-type="float" office:value="199.533333333333">
            <text:p>199,5333333333</text:p>
          </table:table-cell>
          <table:table-cell office:value-type="float" office:value="191.166666666667">
            <text:p>191,1666666667</text:p>
          </table:table-cell>
          <table:table-cell office:value-type="float" office:value="202.764705882353">
            <text:p>202,7647058824</text:p>
          </table:table-cell>
          <table:table-cell office:value-type="float" office:value="192.888888888889">
            <text:p>192,8888888889</text:p>
          </table:table-cell>
          <table:table-cell office:value-type="float" office:value="216.809523809524">
            <text:p>216,8095238095</text:p>
          </table:table-cell>
          <table:table-cell office:value-type="float" office:value="157.216216216216">
            <text:p>157,2162162162</text:p>
          </table:table-cell>
          <table:table-cell table:number-columns-repeated="287"/>
        </table:table-row>
        <table:table-row table:style-name="ro1">
          <table:table-cell office:value-type="string">
            <text:p>Mech income lvl 13</text:p>
          </table:table-cell>
          <table:table-cell office:value-type="float" office:value="233.753246753247">
            <text:p>233,7532467532</text:p>
          </table:table-cell>
          <table:table-cell office:value-type="float" office:value="237.360655737705">
            <text:p>237,3606557377</text:p>
          </table:table-cell>
          <table:table-cell office:value-type="float" office:value="227.157024793388">
            <text:p>227,1570247934</text:p>
          </table:table-cell>
          <table:table-cell office:value-type="float" office:value="231.682352941176">
            <text:p>231,6823529412</text:p>
          </table:table-cell>
          <table:table-cell office:value-type="float" office:value="227.344444444444">
            <text:p>227,3444444444</text:p>
          </table:table-cell>
          <table:table-cell office:value-type="float" office:value="234.407407407407">
            <text:p>234,4074074074</text:p>
          </table:table-cell>
          <table:table-cell office:value-type="float" office:value="239.142857142857">
            <text:p>239,1428571429</text:p>
          </table:table-cell>
          <table:table-cell office:value-type="float" office:value="225.945945945946">
            <text:p>225,9459459459</text:p>
          </table:table-cell>
          <table:table-cell office:value-type="float" office:value="188.705882352941">
            <text:p>188,7058823529</text:p>
          </table:table-cell>
          <table:table-cell table:number-columns-repeated="287"/>
        </table:table-row>
        <table:table-row table:style-name="ro1">
          <table:table-cell office:value-type="string">
            <text:p>Mech income lvl 14</text:p>
          </table:table-cell>
          <table:table-cell office:value-type="float" office:value="279.05">
            <text:p>279,05</text:p>
          </table:table-cell>
          <table:table-cell office:value-type="float" office:value="246.375">
            <text:p>246,375</text:p>
          </table:table-cell>
          <table:table-cell office:value-type="float" office:value="247.75">
            <text:p>247,75</text:p>
          </table:table-cell>
          <table:table-cell office:value-type="float" office:value="263.567567567568">
            <text:p>263,5675675676</text:p>
          </table:table-cell>
          <table:table-cell office:value-type="float" office:value="272.769230769231">
            <text:p>272,7692307692</text:p>
          </table:table-cell>
          <table:table-cell office:value-type="float" office:value="250">
            <text:p>250</text:p>
          </table:table-cell>
          <table:table-cell office:value-type="float" office:value="290.475">
            <text:p>290,475</text:p>
          </table:table-cell>
          <table:table-cell office:value-type="float" office:value="268.024390243902">
            <text:p>268,0243902439</text:p>
          </table:table-cell>
          <table:table-cell office:value-type="float" office:value="208.790014684288">
            <text:p>208,7900146843</text:p>
          </table:table-cell>
          <table:table-cell table:number-columns-repeated="287"/>
        </table:table-row>
        <table:table-row table:style-name="ro1">
          <table:table-cell office:value-type="string">
            <text:p>Mech income lvl 15</text:p>
          </table:table-cell>
          <table:table-cell office:value-type="float" office:value="339.9375">
            <text:p>339,9375</text:p>
          </table:table-cell>
          <table:table-cell office:value-type="float" office:value="305.722222222222">
            <text:p>305,7222222222</text:p>
          </table:table-cell>
          <table:table-cell office:value-type="float" office:value="288.333333333333">
            <text:p>288,3333333333</text:p>
          </table:table-cell>
          <table:table-cell office:value-type="float" office:value="328.45">
            <text:p>328,45</text:p>
          </table:table-cell>
          <table:table-cell office:value-type="float" office:value="328.090909090909">
            <text:p>328,0909090909</text:p>
          </table:table-cell>
          <table:table-cell office:value-type="float" office:value="276.5">
            <text:p>276,5</text:p>
          </table:table-cell>
          <table:table-cell office:value-type="float" office:value="272.947368421053">
            <text:p>272,9473684211</text:p>
          </table:table-cell>
          <table:table-cell office:value-type="float" office:value="351.4">
            <text:p>351,4</text:p>
          </table:table-cell>
          <table:table-cell office:value-type="float" office:value="245.727272727273">
            <text:p>245,7272727273</text:p>
          </table:table-cell>
          <table:table-cell table:number-columns-repeated="287"/>
        </table:table-row>
        <table:table-row table:style-name="ro1">
          <table:table-cell office:value-type="string">
            <text:p>Mech income lvl 16</text:p>
          </table:table-cell>
          <table:table-cell office:value-type="float" office:value="336.074074074074">
            <text:p>336,0740740741</text:p>
          </table:table-cell>
          <table:table-cell office:value-type="float" office:value="368.075757575758">
            <text:p>368,0757575758</text:p>
          </table:table-cell>
          <table:table-cell office:value-type="float" office:value="335.647727272727">
            <text:p>335,6477272727</text:p>
          </table:table-cell>
          <table:table-cell office:value-type="float" office:value="347.914893617021">
            <text:p>347,914893617</text:p>
          </table:table-cell>
          <table:table-cell office:value-type="float" office:value="343.41935483871">
            <text:p>343,4193548387</text:p>
          </table:table-cell>
          <table:table-cell office:value-type="float" office:value="331.769230769231">
            <text:p>331,7692307692</text:p>
          </table:table-cell>
          <table:table-cell office:value-type="float" office:value="341.214285714286">
            <text:p>341,2142857143</text:p>
          </table:table-cell>
          <table:table-cell office:value-type="float" office:value="341.413793103448">
            <text:p>341,4137931034</text:p>
          </table:table-cell>
          <table:table-cell office:value-type="float" office:value="279.555102040816">
            <text:p>279,5551020408</text:p>
          </table:table-cell>
          <table:table-cell table:number-columns-repeated="287"/>
        </table:table-row>
        <table:table-row table:style-name="ro1">
          <table:table-cell office:value-type="string">
            <text:p>Mech income lvl 17</text:p>
          </table:table-cell>
          <table:table-cell office:value-type="float" office:value="406.5">
            <text:p>406,5</text:p>
          </table:table-cell>
          <table:table-cell office:value-type="float" office:value="418.736842105263">
            <text:p>418,7368421053</text:p>
          </table:table-cell>
          <table:table-cell office:value-type="float" office:value="377.451612903226">
            <text:p>377,4516129032</text:p>
          </table:table-cell>
          <table:table-cell office:value-type="float" office:value="402">
            <text:p>402</text:p>
          </table:table-cell>
          <table:table-cell office:value-type="float" office:value="387.795454545455">
            <text:p>387,7954545455</text:p>
          </table:table-cell>
          <table:table-cell office:value-type="float" office:value="334.9">
            <text:p>334,9</text:p>
          </table:table-cell>
          <table:table-cell office:value-type="float" office:value="423">
            <text:p>423</text:p>
          </table:table-cell>
          <table:table-cell office:value-type="float" office:value="425.2">
            <text:p>425,2</text:p>
          </table:table-cell>
          <table:table-cell office:value-type="float" office:value="324.445736434109">
            <text:p>324,4457364341</text:p>
          </table:table-cell>
          <table:table-cell table:number-columns-repeated="287"/>
        </table:table-row>
        <table:table-row table:style-name="ro1">
          <table:table-cell office:value-type="string">
            <text:p>Mech income lvl 18</text:p>
          </table:table-cell>
          <table:table-cell office:value-type="float" office:value="572">
            <text:p>572</text:p>
          </table:table-cell>
          <table:table-cell office:value-type="float" office:value="399.541666666667">
            <text:p>399,5416666667</text:p>
          </table:table-cell>
          <table:table-cell office:value-type="float" office:value="464.111111111111">
            <text:p>464,1111111111</text:p>
          </table:table-cell>
          <table:table-cell office:value-type="float" office:value="570">
            <text:p>570</text:p>
          </table:table-cell>
          <table:table-cell office:value-type="float" office:value="351.666666666667">
            <text:p>351,6666666667</text:p>
          </table:table-cell>
          <table:table-cell office:value-type="float" office:value="412.333333333333">
            <text:p>412,3333333333</text:p>
          </table:table-cell>
          <table:table-cell office:value-type="float" office:value="413.466666666667">
            <text:p>413,4666666667</text:p>
          </table:table-cell>
          <table:table-cell office:value-type="float" office:value="478.533333333333">
            <text:p>478,5333333333</text:p>
          </table:table-cell>
          <table:table-cell office:value-type="float" office:value="377.688221709007">
            <text:p>377,688221709</text:p>
          </table:table-cell>
          <table:table-cell table:number-columns-repeated="287"/>
        </table:table-row>
        <table:table-row table:style-name="ro1">
          <table:table-cell office:value-type="string">
            <text:p>Mech income lvl 19</text:p>
          </table:table-cell>
          <table:table-cell office:value-type="float" office:value="502.166666666667">
            <text:p>502,1666666667</text:p>
          </table:table-cell>
          <table:table-cell office:value-type="float" office:value="487.454545454545">
            <text:p>487,4545454545</text:p>
          </table:table-cell>
          <table:table-cell office:value-type="float" office:value="492.125">
            <text:p>492,125</text:p>
          </table:table-cell>
          <table:table-cell office:value-type="float" office:value="509.636363636364">
            <text:p>509,6363636364</text:p>
          </table:table-cell>
          <table:table-cell office:value-type="float" office:value="470.75">
            <text:p>470,75</text:p>
          </table:table-cell>
          <table:table-cell office:value-type="float" office:value="496">
            <text:p>496</text:p>
          </table:table-cell>
          <table:table-cell office:value-type="float" office:value="512.222222222222">
            <text:p>512,2222222222</text:p>
          </table:table-cell>
          <table:table-cell office:value-type="float" office:value="499.25">
            <text:p>499,25</text:p>
          </table:table-cell>
          <table:table-cell office:value-type="float" office:value="456.192028985507">
            <text:p>456,1920289855</text:p>
          </table:table-cell>
          <table:table-cell table:number-columns-repeated="287"/>
        </table:table-row>
        <table:table-row table:style-name="ro1">
          <table:table-cell office:value-type="string">
            <text:p>Mech income lvl 20</text:p>
          </table:table-cell>
          <table:table-cell office:value-type="string">
            <text:p>NaN</text:p>
          </table:table-cell>
          <table:table-cell office:value-type="float" office:value="637">
            <text:p>637</text:p>
          </table:table-cell>
          <table:table-cell table:number-columns-repeated="2" office:value-type="string">
            <text:p>NaN</text:p>
          </table:table-cell>
          <table:table-cell office:value-type="float" office:value="484">
            <text:p>484</text:p>
          </table:table-cell>
          <table:table-cell office:value-type="float" office:value="474">
            <text:p>474</text:p>
          </table:table-cell>
          <table:table-cell office:value-type="float" office:value="623">
            <text:p>623</text:p>
          </table:table-cell>
          <table:table-cell office:value-type="float" office:value="598.666666666667">
            <text:p>598,6666666667</text:p>
          </table:table-cell>
          <table:table-cell office:value-type="float" office:value="556.166666666667">
            <text:p>556,1666666667</text:p>
          </table:table-cell>
          <table:table-cell table:number-columns-repeated="287"/>
        </table:table-row>
        <table:table-row table:style-name="ro1">
          <table:table-cell office:value-type="string">
            <text:p>Mech income lvl 21</text:p>
          </table:table-cell>
          <table:table-cell table:number-columns-repeated="3" office:value-type="string">
            <text:p>NaN</text:p>
          </table:table-cell>
          <table:table-cell office:value-type="float" office:value="1056">
            <text:p>1056</text:p>
          </table:table-cell>
          <table:table-cell table:number-columns-repeated="2" office:value-type="string">
            <text:p>NaN</text:p>
          </table:table-cell>
          <table:table-cell office:value-type="float" office:value="919.5">
            <text:p>919,5</text:p>
          </table:table-cell>
          <table:table-cell office:value-type="string">
            <text:p>NaN</text:p>
          </table:table-cell>
          <table:table-cell office:value-type="float" office:value="545">
            <text:p>545</text:p>
          </table:table-cell>
          <table:table-cell table:number-columns-repeated="287"/>
        </table:table-row>
        <table:table-row table:style-name="ro1">
          <table:table-cell office:value-type="string">
            <text:p>Mech value lvl 1</text:p>
          </table:table-cell>
          <table:table-cell table:number-columns-repeated="8" office:value-type="string">
            <text:p>NaN</text:p>
          </table:table-cell>
          <table:table-cell office:value-type="float" office:value="135">
            <text:p>135</text:p>
          </table:table-cell>
          <table:table-cell table:number-columns-repeated="287"/>
        </table:table-row>
        <table:table-row table:style-name="ro1">
          <table:table-cell office:value-type="string">
            <text:p>Mech value lvl 2</text:p>
          </table:table-cell>
          <table:table-cell table:number-columns-repeated="8" office:value-type="string">
            <text:p>NaN</text:p>
          </table:table-cell>
          <table:table-cell office:value-type="float" office:value="225">
            <text:p>225</text:p>
          </table:table-cell>
          <table:table-cell table:number-columns-repeated="287"/>
        </table:table-row>
        <table:table-row table:style-name="ro1">
          <table:table-cell office:value-type="string">
            <text:p>Mech value lvl 3</text:p>
          </table:table-cell>
          <table:table-cell table:number-columns-repeated="8" office:value-type="string">
            <text:p>NaN</text:p>
          </table:table-cell>
          <table:table-cell office:value-type="float" office:value="318.125">
            <text:p>318,125</text:p>
          </table:table-cell>
          <table:table-cell table:number-columns-repeated="287"/>
        </table:table-row>
        <table:table-row table:style-name="ro1">
          <table:table-cell office:value-type="string">
            <text:p>Mech value lvl 4</text:p>
          </table:table-cell>
          <table:table-cell table:number-columns-repeated="8" office:value-type="string">
            <text:p>NaN</text:p>
          </table:table-cell>
          <table:table-cell office:value-type="float" office:value="363">
            <text:p>363</text:p>
          </table:table-cell>
          <table:table-cell table:number-columns-repeated="287"/>
        </table:table-row>
        <table:table-row table:style-name="ro1">
          <table:table-cell office:value-type="string">
            <text:p>Mech value lvl 5</text:p>
          </table:table-cell>
          <table:table-cell office:value-type="float" office:value="546.666666666667">
            <text:p>546,6666666667</text:p>
          </table:table-cell>
          <table:table-cell office:value-type="float" office:value="445">
            <text:p>445</text:p>
          </table:table-cell>
          <table:table-cell office:value-type="float" office:value="442.5">
            <text:p>442,5</text:p>
          </table:table-cell>
          <table:table-cell office:value-type="float" office:value="135">
            <text:p>135</text:p>
          </table:table-cell>
          <table:table-cell office:value-type="float" office:value="440">
            <text:p>440</text:p>
          </table:table-cell>
          <table:table-cell office:value-type="string">
            <text:p>NaN</text:p>
          </table:table-cell>
          <table:table-cell office:value-type="float" office:value="525">
            <text:p>525</text:p>
          </table:table-cell>
          <table:table-cell office:value-type="string">
            <text:p>NaN</text:p>
          </table:table-cell>
          <table:table-cell office:value-type="float" office:value="430.434782608696">
            <text:p>430,4347826087</text:p>
          </table:table-cell>
          <table:table-cell table:number-columns-repeated="287"/>
        </table:table-row>
        <table:table-row table:style-name="ro1">
          <table:table-cell office:value-type="string">
            <text:p>Mech value lvl 6</text:p>
          </table:table-cell>
          <table:table-cell table:number-columns-repeated="2" office:value-type="string">
            <text:p>NaN</text:p>
          </table:table-cell>
          <table:table-cell office:value-type="float" office:value="595">
            <text:p>595</text:p>
          </table:table-cell>
          <table:table-cell office:value-type="string">
            <text:p>NaN</text:p>
          </table:table-cell>
          <table:table-cell office:value-type="float" office:value="646.25">
            <text:p>646,25</text:p>
          </table:table-cell>
          <table:table-cell office:value-type="float" office:value="549">
            <text:p>549</text:p>
          </table:table-cell>
          <table:table-cell table:number-columns-repeated="2" office:value-type="string">
            <text:p>NaN</text:p>
          </table:table-cell>
          <table:table-cell office:value-type="float" office:value="552.878787878788">
            <text:p>552,8787878788</text:p>
          </table:table-cell>
          <table:table-cell table:number-columns-repeated="287"/>
        </table:table-row>
        <table:table-row table:style-name="ro1">
          <table:table-cell office:value-type="string">
            <text:p>Mech value lvl 7</text:p>
          </table:table-cell>
          <table:table-cell office:value-type="float" office:value="650">
            <text:p>650</text:p>
          </table:table-cell>
          <table:table-cell office:value-type="float" office:value="751.666666666667">
            <text:p>751,6666666667</text:p>
          </table:table-cell>
          <table:table-cell office:value-type="float" office:value="755">
            <text:p>755</text:p>
          </table:table-cell>
          <table:table-cell office:value-type="string">
            <text:p>NaN</text:p>
          </table:table-cell>
          <table:table-cell office:value-type="float" office:value="770">
            <text:p>770</text:p>
          </table:table-cell>
          <table:table-cell office:value-type="string">
            <text:p>NaN</text:p>
          </table:table-cell>
          <table:table-cell office:value-type="float" office:value="347.5">
            <text:p>347,5</text:p>
          </table:table-cell>
          <table:table-cell office:value-type="float" office:value="25">
            <text:p>25</text:p>
          </table:table-cell>
          <table:table-cell office:value-type="float" office:value="628.611111111111">
            <text:p>628,6111111111</text:p>
          </table:table-cell>
          <table:table-cell table:number-columns-repeated="287"/>
        </table:table-row>
        <table:table-row table:style-name="ro1">
          <table:table-cell office:value-type="string">
            <text:p>Mech value lvl 8</text:p>
          </table:table-cell>
          <table:table-cell office:value-type="float" office:value="972.5">
            <text:p>972,5</text:p>
          </table:table-cell>
          <table:table-cell office:value-type="float" office:value="911.666666666667">
            <text:p>911,6666666667</text:p>
          </table:table-cell>
          <table:table-cell office:value-type="float" office:value="852">
            <text:p>852</text:p>
          </table:table-cell>
          <table:table-cell office:value-type="float" office:value="782.5">
            <text:p>782,5</text:p>
          </table:table-cell>
          <table:table-cell office:value-type="string">
            <text:p>NaN</text:p>
          </table:table-cell>
          <table:table-cell office:value-type="float" office:value="440">
            <text:p>440</text:p>
          </table:table-cell>
          <table:table-cell office:value-type="float" office:value="836.666666666667">
            <text:p>836,6666666667</text:p>
          </table:table-cell>
          <table:table-cell office:value-type="float" office:value="655">
            <text:p>655</text:p>
          </table:table-cell>
          <table:table-cell office:value-type="float" office:value="850.603448275862">
            <text:p>850,6034482759</text:p>
          </table:table-cell>
          <table:table-cell table:number-columns-repeated="287"/>
        </table:table-row>
        <table:table-row table:style-name="ro1">
          <table:table-cell office:value-type="string">
            <text:p>Mech value lvl 9</text:p>
          </table:table-cell>
          <table:table-cell office:value-type="float" office:value="1005">
            <text:p>1005</text:p>
          </table:table-cell>
          <table:table-cell office:value-type="float" office:value="1052.5">
            <text:p>1052,5</text:p>
          </table:table-cell>
          <table:table-cell office:value-type="float" office:value="1075">
            <text:p>1075</text:p>
          </table:table-cell>
          <table:table-cell office:value-type="float" office:value="888.75">
            <text:p>888,75</text:p>
          </table:table-cell>
          <table:table-cell office:value-type="float" office:value="965.9375">
            <text:p>965,9375</text:p>
          </table:table-cell>
          <table:table-cell office:value-type="float" office:value="964.48275862069">
            <text:p>964,4827586207</text:p>
          </table:table-cell>
          <table:table-cell office:value-type="float" office:value="966.666666666667">
            <text:p>966,6666666667</text:p>
          </table:table-cell>
          <table:table-cell office:value-type="float" office:value="915">
            <text:p>915</text:p>
          </table:table-cell>
          <table:table-cell office:value-type="float" office:value="987.5">
            <text:p>987,5</text:p>
          </table:table-cell>
          <table:table-cell table:number-columns-repeated="287"/>
        </table:table-row>
        <table:table-row table:style-name="ro1">
          <table:table-cell office:value-type="string">
            <text:p>Mech value lvl 10</text:p>
          </table:table-cell>
          <table:table-cell table:number-columns-repeated="2" office:value-type="string">
            <text:p>NaN</text:p>
          </table:table-cell>
          <table:table-cell office:value-type="float" office:value="1407.5">
            <text:p>1407,5</text:p>
          </table:table-cell>
          <table:table-cell office:value-type="float" office:value="1315">
            <text:p>1315</text:p>
          </table:table-cell>
          <table:table-cell table:number-columns-repeated="2" office:value-type="string">
            <text:p>NaN</text:p>
          </table:table-cell>
          <table:table-cell office:value-type="float" office:value="165">
            <text:p>165</text:p>
          </table:table-cell>
          <table:table-cell office:value-type="float" office:value="1365">
            <text:p>1365</text:p>
          </table:table-cell>
          <table:table-cell office:value-type="float" office:value="1292.87878787879">
            <text:p>1292,8787878788</text:p>
          </table:table-cell>
          <table:table-cell table:number-columns-repeated="287"/>
        </table:table-row>
        <table:table-row table:style-name="ro1">
          <table:table-cell office:value-type="string">
            <text:p>Mech value lvl 11</text:p>
          </table:table-cell>
          <table:table-cell office:value-type="float" office:value="1624.58333333333">
            <text:p>1624,5833333333</text:p>
          </table:table-cell>
          <table:table-cell office:value-type="float" office:value="1559.375">
            <text:p>1559,375</text:p>
          </table:table-cell>
          <table:table-cell office:value-type="float" office:value="1692.30769230769">
            <text:p>1692,3076923077</text:p>
          </table:table-cell>
          <table:table-cell office:value-type="string">
            <text:p>NaN</text:p>
          </table:table-cell>
          <table:table-cell office:value-type="float" office:value="1557.5">
            <text:p>1557,5</text:p>
          </table:table-cell>
          <table:table-cell office:value-type="float" office:value="1291.25">
            <text:p>1291,25</text:p>
          </table:table-cell>
          <table:table-cell office:value-type="float" office:value="1281.25">
            <text:p>1281,25</text:p>
          </table:table-cell>
          <table:table-cell office:value-type="float" office:value="1590.45454545455">
            <text:p>1590,4545454546</text:p>
          </table:table-cell>
          <table:table-cell office:value-type="float" office:value="1756.21212121212">
            <text:p>1756,2121212121</text:p>
          </table:table-cell>
          <table:table-cell table:number-columns-repeated="287"/>
        </table:table-row>
        <table:table-row table:style-name="ro1">
          <table:table-cell office:value-type="string">
            <text:p>Mech value lvl 12</text:p>
          </table:table-cell>
          <table:table-cell office:value-type="float" office:value="1780.64516129032">
            <text:p>1780,6451612903</text:p>
          </table:table-cell>
          <table:table-cell office:value-type="float" office:value="1683.55263157895">
            <text:p>1683,552631579</text:p>
          </table:table-cell>
          <table:table-cell office:value-type="float" office:value="1849.73684210526">
            <text:p>1849,7368421053</text:p>
          </table:table-cell>
          <table:table-cell office:value-type="float" office:value="1887.33333333333">
            <text:p>1887,3333333333</text:p>
          </table:table-cell>
          <table:table-cell office:value-type="float" office:value="1795">
            <text:p>1795</text:p>
          </table:table-cell>
          <table:table-cell office:value-type="float" office:value="1751.17647058824">
            <text:p>1751,1764705882</text:p>
          </table:table-cell>
          <table:table-cell office:value-type="float" office:value="1734.44444444444">
            <text:p>1734,4444444444</text:p>
          </table:table-cell>
          <table:table-cell office:value-type="float" office:value="1617.85714285714">
            <text:p>1617,8571428571</text:p>
          </table:table-cell>
          <table:table-cell office:value-type="float" office:value="1811.03603603604">
            <text:p>1811,036036036</text:p>
          </table:table-cell>
          <table:table-cell table:number-columns-repeated="287"/>
        </table:table-row>
        <table:table-row table:style-name="ro1">
          <table:table-cell office:value-type="string">
            <text:p>Mech value lvl 13</text:p>
          </table:table-cell>
          <table:table-cell office:value-type="float" office:value="2098.34415584416">
            <text:p>2098,3441558442</text:p>
          </table:table-cell>
          <table:table-cell office:value-type="float" office:value="2105.36885245902">
            <text:p>2105,368852459</text:p>
          </table:table-cell>
          <table:table-cell office:value-type="float" office:value="2163.71900826446">
            <text:p>2163,7190082645</text:p>
          </table:table-cell>
          <table:table-cell office:value-type="float" office:value="2081.70588235294">
            <text:p>2081,7058823529</text:p>
          </table:table-cell>
          <table:table-cell office:value-type="float" office:value="2032.38888888889">
            <text:p>2032,3888888889</text:p>
          </table:table-cell>
          <table:table-cell office:value-type="float" office:value="2044.90740740741">
            <text:p>2044,9074074074</text:p>
          </table:table-cell>
          <table:table-cell office:value-type="float" office:value="2022.28571428571">
            <text:p>2022,2857142857</text:p>
          </table:table-cell>
          <table:table-cell office:value-type="float" office:value="2112.43243243243">
            <text:p>2112,4324324324</text:p>
          </table:table-cell>
          <table:table-cell office:value-type="float" office:value="2049.51680672269">
            <text:p>2049,5168067227</text:p>
          </table:table-cell>
          <table:table-cell table:number-columns-repeated="287"/>
        </table:table-row>
        <table:table-row table:style-name="ro1">
          <table:table-cell office:value-type="string">
            <text:p>Mech value lvl 14</text:p>
          </table:table-cell>
          <table:table-cell office:value-type="float" office:value="2720.25">
            <text:p>2720,25</text:p>
          </table:table-cell>
          <table:table-cell office:value-type="float" office:value="2360">
            <text:p>2360</text:p>
          </table:table-cell>
          <table:table-cell office:value-type="float" office:value="2386.25">
            <text:p>2386,25</text:p>
          </table:table-cell>
          <table:table-cell office:value-type="float" office:value="2449.05405405405">
            <text:p>2449,0540540541</text:p>
          </table:table-cell>
          <table:table-cell office:value-type="float" office:value="2399.42307692308">
            <text:p>2399,4230769231</text:p>
          </table:table-cell>
          <table:table-cell office:value-type="float" office:value="2550">
            <text:p>2550</text:p>
          </table:table-cell>
          <table:table-cell office:value-type="float" office:value="2311.375">
            <text:p>2311,375</text:p>
          </table:table-cell>
          <table:table-cell office:value-type="float" office:value="2319.75609756098">
            <text:p>2319,756097561</text:p>
          </table:table-cell>
          <table:table-cell office:value-type="float" office:value="2392.1977484092">
            <text:p>2392,1977484092</text:p>
          </table:table-cell>
          <table:table-cell table:number-columns-repeated="287"/>
        </table:table-row>
        <table:table-row table:style-name="ro1">
          <table:table-cell office:value-type="string">
            <text:p>Mech value lvl 15</text:p>
          </table:table-cell>
          <table:table-cell office:value-type="float" office:value="2956.25">
            <text:p>2956,25</text:p>
          </table:table-cell>
          <table:table-cell office:value-type="float" office:value="2740.83333333333">
            <text:p>2740,8333333333</text:p>
          </table:table-cell>
          <table:table-cell office:value-type="float" office:value="2955.33333333333">
            <text:p>2955,3333333333</text:p>
          </table:table-cell>
          <table:table-cell office:value-type="float" office:value="2886.75">
            <text:p>2886,75</text:p>
          </table:table-cell>
          <table:table-cell office:value-type="float" office:value="2924.09090909091">
            <text:p>2924,0909090909</text:p>
          </table:table-cell>
          <table:table-cell office:value-type="float" office:value="2777.5">
            <text:p>2777,5</text:p>
          </table:table-cell>
          <table:table-cell office:value-type="float" office:value="2822.63157894737">
            <text:p>2822,6315789474</text:p>
          </table:table-cell>
          <table:table-cell office:value-type="float" office:value="2621.66666666667">
            <text:p>2621,6666666667</text:p>
          </table:table-cell>
          <table:table-cell office:value-type="float" office:value="2796.53175591532">
            <text:p>2796,5317559153</text:p>
          </table:table-cell>
          <table:table-cell table:number-columns-repeated="287"/>
        </table:table-row>
        <table:table-row table:style-name="ro1">
          <table:table-cell office:value-type="string">
            <text:p>Mech value lvl 16</text:p>
          </table:table-cell>
          <table:table-cell office:value-type="float" office:value="3744.07407407407">
            <text:p>3744,0740740741</text:p>
          </table:table-cell>
          <table:table-cell office:value-type="float" office:value="3528.10606060606">
            <text:p>3528,1060606061</text:p>
          </table:table-cell>
          <table:table-cell office:value-type="float" office:value="3466.07954545455">
            <text:p>3466,0795454546</text:p>
          </table:table-cell>
          <table:table-cell office:value-type="float" office:value="3425">
            <text:p>3425</text:p>
          </table:table-cell>
          <table:table-cell office:value-type="float" office:value="3391.45161290323">
            <text:p>3391,4516129032</text:p>
          </table:table-cell>
          <table:table-cell office:value-type="float" office:value="3373.46153846154">
            <text:p>3373,4615384615</text:p>
          </table:table-cell>
          <table:table-cell office:value-type="float" office:value="3385.35714285714">
            <text:p>3385,3571428571</text:p>
          </table:table-cell>
          <table:table-cell office:value-type="float" office:value="3331.03448275862">
            <text:p>3331,0344827586</text:p>
          </table:table-cell>
          <table:table-cell office:value-type="float" office:value="3344.10204081633">
            <text:p>3344,1020408163</text:p>
          </table:table-cell>
          <table:table-cell table:number-columns-repeated="287"/>
        </table:table-row>
        <table:table-row table:style-name="ro1">
          <table:table-cell office:value-type="string">
            <text:p>Mech value lvl 17</text:p>
          </table:table-cell>
          <table:table-cell office:value-type="float" office:value="3948.33333333333">
            <text:p>3948,3333333333</text:p>
          </table:table-cell>
          <table:table-cell office:value-type="float" office:value="3923.68421052632">
            <text:p>3923,6842105263</text:p>
          </table:table-cell>
          <table:table-cell office:value-type="float" office:value="4122.41935483871">
            <text:p>4122,4193548387</text:p>
          </table:table-cell>
          <table:table-cell office:value-type="float" office:value="4049.58333333333">
            <text:p>4049,5833333333</text:p>
          </table:table-cell>
          <table:table-cell office:value-type="float" office:value="4009.77272727273">
            <text:p>4009,7727272727</text:p>
          </table:table-cell>
          <table:table-cell office:value-type="float" office:value="3762">
            <text:p>3762</text:p>
          </table:table-cell>
          <table:table-cell office:value-type="float" office:value="3954.48275862069">
            <text:p>3954,4827586207</text:p>
          </table:table-cell>
          <table:table-cell office:value-type="float" office:value="4139">
            <text:p>4139</text:p>
          </table:table-cell>
          <table:table-cell office:value-type="float" office:value="3773.90503875969">
            <text:p>3773,9050387597</text:p>
          </table:table-cell>
          <table:table-cell table:number-columns-repeated="287"/>
        </table:table-row>
        <table:table-row table:style-name="ro1">
          <table:table-cell office:value-type="string">
            <text:p>Mech value lvl 18</text:p>
          </table:table-cell>
          <table:table-cell office:value-type="float" office:value="4987.5">
            <text:p>4987,5</text:p>
          </table:table-cell>
          <table:table-cell office:value-type="float" office:value="4515.625">
            <text:p>4515,625</text:p>
          </table:table-cell>
          <table:table-cell office:value-type="float" office:value="4675.55555555556">
            <text:p>4675,5555555556</text:p>
          </table:table-cell>
          <table:table-cell office:value-type="float" office:value="4868.33333333333">
            <text:p>4868,3333333333</text:p>
          </table:table-cell>
          <table:table-cell office:value-type="float" office:value="4585">
            <text:p>4585</text:p>
          </table:table-cell>
          <table:table-cell office:value-type="float" office:value="4620">
            <text:p>4620</text:p>
          </table:table-cell>
          <table:table-cell office:value-type="float" office:value="4573">
            <text:p>4573</text:p>
          </table:table-cell>
          <table:table-cell office:value-type="float" office:value="4565.33333333333">
            <text:p>4565,3333333333</text:p>
          </table:table-cell>
          <table:table-cell office:value-type="float" office:value="4289.16859122402">
            <text:p>4289,168591224</text:p>
          </table:table-cell>
          <table:table-cell table:number-columns-repeated="287"/>
        </table:table-row>
        <table:table-row table:style-name="ro1">
          <table:table-cell office:value-type="string">
            <text:p>Mech value lvl 19</text:p>
          </table:table-cell>
          <table:table-cell office:value-type="float" office:value="6349.16666666667">
            <text:p>6349,1666666667</text:p>
          </table:table-cell>
          <table:table-cell office:value-type="float" office:value="5435.45454545455">
            <text:p>5435,4545454546</text:p>
          </table:table-cell>
          <table:table-cell office:value-type="float" office:value="5499.6875">
            <text:p>5499,6875</text:p>
          </table:table-cell>
          <table:table-cell office:value-type="float" office:value="5404.54545454546">
            <text:p>5404,5454545455</text:p>
          </table:table-cell>
          <table:table-cell office:value-type="float" office:value="6048.75">
            <text:p>6048,75</text:p>
          </table:table-cell>
          <table:table-cell office:value-type="float" office:value="5530">
            <text:p>5530</text:p>
          </table:table-cell>
          <table:table-cell office:value-type="float" office:value="5587.77777777778">
            <text:p>5587,7777777778</text:p>
          </table:table-cell>
          <table:table-cell office:value-type="float" office:value="5040">
            <text:p>5040</text:p>
          </table:table-cell>
          <table:table-cell office:value-type="float" office:value="5115.21739130435">
            <text:p>5115,2173913044</text:p>
          </table:table-cell>
          <table:table-cell table:number-columns-repeated="287"/>
        </table:table-row>
        <table:table-row table:style-name="ro1">
          <table:table-cell office:value-type="string">
            <text:p>Mech value lvl 20</text:p>
          </table:table-cell>
          <table:table-cell office:value-type="string">
            <text:p>NaN</text:p>
          </table:table-cell>
          <table:table-cell office:value-type="float" office:value="6990">
            <text:p>6990</text:p>
          </table:table-cell>
          <table:table-cell table:number-columns-repeated="2" office:value-type="string">
            <text:p>NaN</text:p>
          </table:table-cell>
          <table:table-cell office:value-type="float" office:value="6957.5">
            <text:p>6957,5</text:p>
          </table:table-cell>
          <table:table-cell office:value-type="float" office:value="9035">
            <text:p>9035</text:p>
          </table:table-cell>
          <table:table-cell office:value-type="float" office:value="7005">
            <text:p>7005</text:p>
          </table:table-cell>
          <table:table-cell office:value-type="float" office:value="6400">
            <text:p>6400</text:p>
          </table:table-cell>
          <table:table-cell office:value-type="float" office:value="5985.83333333333">
            <text:p>5985,8333333333</text:p>
          </table:table-cell>
          <table:table-cell table:number-columns-repeated="287"/>
        </table:table-row>
        <table:table-row table:style-name="ro1">
          <table:table-cell office:value-type="string">
            <text:p>Mech value lvl 21</text:p>
          </table:table-cell>
          <table:table-cell table:number-columns-repeated="3" office:value-type="string">
            <text:p>NaN</text:p>
          </table:table-cell>
          <table:table-cell office:value-type="float" office:value="9340">
            <text:p>9340</text:p>
          </table:table-cell>
          <table:table-cell table:number-columns-repeated="2" office:value-type="string">
            <text:p>NaN</text:p>
          </table:table-cell>
          <table:table-cell office:value-type="float" office:value="8502.5">
            <text:p>8502,5</text:p>
          </table:table-cell>
          <table:table-cell office:value-type="string">
            <text:p>NaN</text:p>
          </table:table-cell>
          <table:table-cell office:value-type="float" office:value="6157.5">
            <text:p>6157,5</text:p>
          </table:table-cell>
          <table:table-cell table:number-columns-repeated="287"/>
        </table:table-row>
        <table:table-row table:style-name="ro1">
          <table:table-cell office:value-type="string">
            <text:p>Mech kills lvl 1</text:p>
          </table:table-cell>
          <table:table-cell table:number-columns-repeated="8" office:value-type="string">
            <text:p>NaN</text:p>
          </table:table-cell>
          <table:table-cell office:value-type="float" office:value="14">
            <text:p>14</text:p>
          </table:table-cell>
          <table:table-cell table:number-columns-repeated="287"/>
        </table:table-row>
        <table:table-row table:style-name="ro1">
          <table:table-cell office:value-type="string">
            <text:p>Mech kills lvl 2</text:p>
          </table:table-cell>
          <table:table-cell table:number-columns-repeated="8" office:value-type="string">
            <text:p>NaN</text:p>
          </table:table-cell>
          <table:table-cell office:value-type="float" office:value="20">
            <text:p>20</text:p>
          </table:table-cell>
          <table:table-cell table:number-columns-repeated="287"/>
        </table:table-row>
        <table:table-row table:style-name="ro1">
          <table:table-cell office:value-type="string">
            <text:p>Mech kills lvl 3</text:p>
          </table:table-cell>
          <table:table-cell table:number-columns-repeated="8" office:value-type="string">
            <text:p>NaN</text:p>
          </table:table-cell>
          <table:table-cell office:value-type="float" office:value="42.875">
            <text:p>42,875</text:p>
          </table:table-cell>
          <table:table-cell table:number-columns-repeated="287"/>
        </table:table-row>
        <table:table-row table:style-name="ro1">
          <table:table-cell office:value-type="string">
            <text:p>Mech kills lvl 4</text:p>
          </table:table-cell>
          <table:table-cell table:number-columns-repeated="8" office:value-type="string">
            <text:p>NaN</text:p>
          </table:table-cell>
          <table:table-cell office:value-type="float" office:value="48">
            <text:p>48</text:p>
          </table:table-cell>
          <table:table-cell table:number-columns-repeated="287"/>
        </table:table-row>
        <table:table-row table:style-name="ro1">
          <table:table-cell office:value-type="string">
            <text:p>Mech kills lvl 5</text:p>
          </table:table-cell>
          <table:table-cell office:value-type="float" office:value="82.3333333333333">
            <text:p>82,333333333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string">
            <text:p>NaN</text:p>
          </table:table-cell>
          <table:table-cell office:value-type="float" office:value="67.6666666666667">
            <text:p>67,6666666667</text:p>
          </table:table-cell>
          <table:table-cell office:value-type="string">
            <text:p>NaN</text:p>
          </table:table-cell>
          <table:table-cell office:value-type="float" office:value="60.3913043478261">
            <text:p>60,3913043478</text:p>
          </table:table-cell>
          <table:table-cell table:number-columns-repeated="287"/>
        </table:table-row>
        <table:table-row table:style-name="ro1">
          <table:table-cell office:value-type="string">
            <text:p>Mech kills lvl 6</text:p>
          </table:table-cell>
          <table:table-cell table:number-columns-repeated="2" office:value-type="string">
            <text:p>NaN</text:p>
          </table:table-cell>
          <table:table-cell office:value-type="float" office:value="72">
            <text:p>72</text:p>
          </table:table-cell>
          <table:table-cell office:value-type="string">
            <text:p>NaN</text:p>
          </table:table-cell>
          <table:table-cell office:value-type="float" office:value="85.75">
            <text:p>85,75</text:p>
          </table:table-cell>
          <table:table-cell office:value-type="float" office:value="75.6">
            <text:p>75,6</text:p>
          </table:table-cell>
          <table:table-cell table:number-columns-repeated="2" office:value-type="string">
            <text:p>NaN</text:p>
          </table:table-cell>
          <table:table-cell office:value-type="float" office:value="68.1818181818182">
            <text:p>68,1818181818</text:p>
          </table:table-cell>
          <table:table-cell table:number-columns-repeated="287"/>
        </table:table-row>
        <table:table-row table:style-name="ro1">
          <table:table-cell office:value-type="string">
            <text:p>Mech kills lvl 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73">
            <text:p>73</text:p>
          </table:table-cell>
          <table:table-cell office:value-type="string">
            <text:p>NaN</text:p>
          </table:table-cell>
          <table:table-cell office:value-type="float" office:value="128">
            <text:p>128</text:p>
          </table:table-cell>
          <table:table-cell office:value-type="string">
            <text:p>NaN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78.3888888888889">
            <text:p>78,3888888889</text:p>
          </table:table-cell>
          <table:table-cell table:number-columns-repeated="287"/>
        </table:table-row>
        <table:table-row table:style-name="ro1">
          <table:table-cell office:value-type="string">
            <text:p>Mech kills lvl 8</text:p>
          </table:table-cell>
          <table:table-cell office:value-type="float" office:value="120">
            <text:p>120</text:p>
          </table:table-cell>
          <table:table-cell office:value-type="float" office:value="104.333333333333">
            <text:p>104,3333333333</text:p>
          </table:table-cell>
          <table:table-cell office:value-type="float" office:value="101.4">
            <text:p>101,4</text:p>
          </table:table-cell>
          <table:table-cell office:value-type="float" office:value="91.6">
            <text:p>91,6</text:p>
          </table:table-cell>
          <table:table-cell office:value-type="string">
            <text:p>NaN</text:p>
          </table:table-cell>
          <table:table-cell office:value-type="float" office:value="57.5">
            <text:p>57,5</text:p>
          </table:table-cell>
          <table:table-cell office:value-type="float" office:value="104.555555555556">
            <text:p>104,5555555556</text:p>
          </table:table-cell>
          <table:table-cell office:value-type="float" office:value="86">
            <text:p>86</text:p>
          </table:table-cell>
          <table:table-cell office:value-type="float" office:value="101.98275862069">
            <text:p>101,9827586207</text:p>
          </table:table-cell>
          <table:table-cell table:number-columns-repeated="287"/>
        </table:table-row>
        <table:table-row table:style-name="ro1">
          <table:table-cell office:value-type="string">
            <text:p>Mech kills lvl 9</text:p>
          </table:table-cell>
          <table:table-cell office:value-type="float" office:value="111.1">
            <text:p>111,1</text:p>
          </table:table-cell>
          <table:table-cell office:value-type="float" office:value="105.5">
            <text:p>105,5</text:p>
          </table:table-cell>
          <table:table-cell office:value-type="float" office:value="128">
            <text:p>128</text:p>
          </table:table-cell>
          <table:table-cell office:value-type="float" office:value="108.5">
            <text:p>108,5</text:p>
          </table:table-cell>
          <table:table-cell office:value-type="float" office:value="111.15625">
            <text:p>111,15625</text:p>
          </table:table-cell>
          <table:table-cell office:value-type="float" office:value="106.689655172414">
            <text:p>106,6896551724</text:p>
          </table:table-cell>
          <table:table-cell office:value-type="float" office:value="116.111111111111">
            <text:p>116,1111111111</text:p>
          </table:table-cell>
          <table:table-cell office:value-type="float" office:value="100.666666666667">
            <text:p>100,6666666667</text:p>
          </table:table-cell>
          <table:table-cell office:value-type="float" office:value="121.5">
            <text:p>121,5</text:p>
          </table:table-cell>
          <table:table-cell table:number-columns-repeated="287"/>
        </table:table-row>
        <table:table-row table:style-name="ro1">
          <table:table-cell office:value-type="string">
            <text:p>Mech kills lvl 10</text:p>
          </table:table-cell>
          <table:table-cell table:number-columns-repeated="2" office:value-type="string">
            <text:p>NaN</text:p>
          </table:table-cell>
          <table:table-cell office:value-type="float" office:value="131">
            <text:p>131</text:p>
          </table:table-cell>
          <table:table-cell office:value-type="float" office:value="133">
            <text:p>133</text:p>
          </table:table-cell>
          <table:table-cell table:number-columns-repeated="2" office:value-type="string">
            <text:p>NaN</text:p>
          </table:table-cell>
          <table:table-cell office:value-type="float" office:value="37">
            <text:p>37</text:p>
          </table:table-cell>
          <table:table-cell office:value-type="float" office:value="125.5">
            <text:p>125,5</text:p>
          </table:table-cell>
          <table:table-cell office:value-type="float" office:value="120.606060606061">
            <text:p>120,6060606061</text:p>
          </table:table-cell>
          <table:table-cell table:number-columns-repeated="287"/>
        </table:table-row>
        <table:table-row table:style-name="ro1">
          <table:table-cell office:value-type="string">
            <text:p>Mech kills lvl 11</text:p>
          </table:table-cell>
          <table:table-cell office:value-type="float" office:value="142.583333333333">
            <text:p>142,5833333333</text:p>
          </table:table-cell>
          <table:table-cell office:value-type="float" office:value="139">
            <text:p>139</text:p>
          </table:table-cell>
          <table:table-cell office:value-type="float" office:value="143.384615384615">
            <text:p>143,3846153846</text:p>
          </table:table-cell>
          <table:table-cell office:value-type="string">
            <text:p>NaN</text:p>
          </table:table-cell>
          <table:table-cell office:value-type="float" office:value="133.625">
            <text:p>133,625</text:p>
          </table:table-cell>
          <table:table-cell office:value-type="float" office:value="108.25">
            <text:p>108,25</text:p>
          </table:table-cell>
          <table:table-cell office:value-type="float" office:value="114.5">
            <text:p>114,5</text:p>
          </table:table-cell>
          <table:table-cell office:value-type="float" office:value="142.454545454545">
            <text:p>142,4545454545</text:p>
          </table:table-cell>
          <table:table-cell office:value-type="float" office:value="154.121212121212">
            <text:p>154,1212121212</text:p>
          </table:table-cell>
          <table:table-cell table:number-columns-repeated="287"/>
        </table:table-row>
        <table:table-row table:style-name="ro1">
          <table:table-cell office:value-type="string">
            <text:p>Mech kills lvl 12</text:p>
          </table:table-cell>
          <table:table-cell office:value-type="float" office:value="148.838709677419">
            <text:p>148,8387096774</text:p>
          </table:table-cell>
          <table:table-cell office:value-type="float" office:value="140.052631578947">
            <text:p>140,0526315789</text:p>
          </table:table-cell>
          <table:table-cell office:value-type="float" office:value="153.078947368421">
            <text:p>153,0789473684</text:p>
          </table:table-cell>
          <table:table-cell office:value-type="float" office:value="155.133333333333">
            <text:p>155,1333333333</text:p>
          </table:table-cell>
          <table:table-cell office:value-type="float" office:value="136.416666666667">
            <text:p>136,4166666667</text:p>
          </table:table-cell>
          <table:table-cell office:value-type="float" office:value="140.411764705882">
            <text:p>140,4117647059</text:p>
          </table:table-cell>
          <table:table-cell office:value-type="float" office:value="137.222222222222">
            <text:p>137,2222222222</text:p>
          </table:table-cell>
          <table:table-cell office:value-type="float" office:value="131.809523809524">
            <text:p>131,8095238095</text:p>
          </table:table-cell>
          <table:table-cell office:value-type="float" office:value="148.252252252252">
            <text:p>148,2522522523</text:p>
          </table:table-cell>
          <table:table-cell table:number-columns-repeated="287"/>
        </table:table-row>
        <table:table-row table:style-name="ro1">
          <table:table-cell office:value-type="string">
            <text:p>Mech kills lvl 13</text:p>
          </table:table-cell>
          <table:table-cell office:value-type="float" office:value="151.5">
            <text:p>151,5</text:p>
          </table:table-cell>
          <table:table-cell office:value-type="float" office:value="152.327868852459">
            <text:p>152,3278688525</text:p>
          </table:table-cell>
          <table:table-cell office:value-type="float" office:value="157.719008264463">
            <text:p>157,7190082645</text:p>
          </table:table-cell>
          <table:table-cell office:value-type="float" office:value="151.117647058824">
            <text:p>151,1176470588</text:p>
          </table:table-cell>
          <table:table-cell office:value-type="float" office:value="144.533333333333">
            <text:p>144,5333333333</text:p>
          </table:table-cell>
          <table:table-cell office:value-type="float" office:value="146.037037037037">
            <text:p>146,037037037</text:p>
          </table:table-cell>
          <table:table-cell office:value-type="float" office:value="144.557142857143">
            <text:p>144,5571428571</text:p>
          </table:table-cell>
          <table:table-cell office:value-type="float" office:value="150.27027027027">
            <text:p>150,2702702703</text:p>
          </table:table-cell>
          <table:table-cell office:value-type="float" office:value="150.563025210084">
            <text:p>150,5630252101</text:p>
          </table:table-cell>
          <table:table-cell table:number-columns-repeated="287"/>
        </table:table-row>
        <table:table-row table:style-name="ro1">
          <table:table-cell office:value-type="string">
            <text:p>Mech kills lvl 14</text:p>
          </table:table-cell>
          <table:table-cell office:value-type="float" office:value="189.3">
            <text:p>189,3</text:p>
          </table:table-cell>
          <table:table-cell office:value-type="float" office:value="157.267857142857">
            <text:p>157,2678571429</text:p>
          </table:table-cell>
          <table:table-cell office:value-type="float" office:value="157.428571428571">
            <text:p>157,4285714286</text:p>
          </table:table-cell>
          <table:table-cell office:value-type="float" office:value="162.756756756757">
            <text:p>162,7567567568</text:p>
          </table:table-cell>
          <table:table-cell office:value-type="float" office:value="162.5">
            <text:p>162,5</text:p>
          </table:table-cell>
          <table:table-cell office:value-type="float" office:value="182.846153846154">
            <text:p>182,8461538462</text:p>
          </table:table-cell>
          <table:table-cell office:value-type="float" office:value="153.775">
            <text:p>153,775</text:p>
          </table:table-cell>
          <table:table-cell office:value-type="float" office:value="153.073170731707">
            <text:p>153,0731707317</text:p>
          </table:table-cell>
          <table:table-cell office:value-type="float" office:value="165.669603524229">
            <text:p>165,6696035242</text:p>
          </table:table-cell>
          <table:table-cell table:number-columns-repeated="287"/>
        </table:table-row>
        <table:table-row table:style-name="ro1">
          <table:table-cell office:value-type="string">
            <text:p>Mech kills lvl 15</text:p>
          </table:table-cell>
          <table:table-cell office:value-type="float" office:value="173.1875">
            <text:p>173,1875</text:p>
          </table:table-cell>
          <table:table-cell office:value-type="float" office:value="172.444444444444">
            <text:p>172,4444444444</text:p>
          </table:table-cell>
          <table:table-cell office:value-type="float" office:value="186.866666666667">
            <text:p>186,8666666667</text:p>
          </table:table-cell>
          <table:table-cell office:value-type="float" office:value="173.1">
            <text:p>173,1</text:p>
          </table:table-cell>
          <table:table-cell office:value-type="float" office:value="174.363636363636">
            <text:p>174,3636363636</text:p>
          </table:table-cell>
          <table:table-cell office:value-type="float" office:value="171">
            <text:p>171</text:p>
          </table:table-cell>
          <table:table-cell office:value-type="float" office:value="172.947368421053">
            <text:p>172,9473684211</text:p>
          </table:table-cell>
          <table:table-cell office:value-type="float" office:value="156.533333333333">
            <text:p>156,5333333333</text:p>
          </table:table-cell>
          <table:table-cell office:value-type="float" office:value="175.305105853051">
            <text:p>175,3051058531</text:p>
          </table:table-cell>
          <table:table-cell table:number-columns-repeated="287"/>
        </table:table-row>
        <table:table-row table:style-name="ro1">
          <table:table-cell office:value-type="string">
            <text:p>Mech kills lvl 16</text:p>
          </table:table-cell>
          <table:table-cell office:value-type="float" office:value="222.518518518519">
            <text:p>222,5185185185</text:p>
          </table:table-cell>
          <table:table-cell office:value-type="float" office:value="202.575757575758">
            <text:p>202,5757575758</text:p>
          </table:table-cell>
          <table:table-cell office:value-type="float" office:value="200.852272727273">
            <text:p>200,8522727273</text:p>
          </table:table-cell>
          <table:table-cell office:value-type="float" office:value="191.978723404255">
            <text:p>191,9787234043</text:p>
          </table:table-cell>
          <table:table-cell office:value-type="float" office:value="186.41935483871">
            <text:p>186,4193548387</text:p>
          </table:table-cell>
          <table:table-cell office:value-type="float" office:value="192.807692307692">
            <text:p>192,8076923077</text:p>
          </table:table-cell>
          <table:table-cell office:value-type="float" office:value="189.380952380952">
            <text:p>189,380952381</text:p>
          </table:table-cell>
          <table:table-cell office:value-type="float" office:value="184.965517241379">
            <text:p>184,9655172414</text:p>
          </table:table-cell>
          <table:table-cell office:value-type="float" office:value="201.089795918367">
            <text:p>201,0897959184</text:p>
          </table:table-cell>
          <table:table-cell table:number-columns-repeated="287"/>
        </table:table-row>
        <table:table-row table:style-name="ro1">
          <table:table-cell office:value-type="string">
            <text:p>Mech kills lvl 17</text:p>
          </table:table-cell>
          <table:table-cell office:value-type="float" office:value="214">
            <text:p>214</text:p>
          </table:table-cell>
          <table:table-cell office:value-type="float" office:value="205.578947368421">
            <text:p>205,5789473684</text:p>
          </table:table-cell>
          <table:table-cell office:value-type="float" office:value="221.774193548387">
            <text:p>221,7741935484</text:p>
          </table:table-cell>
          <table:table-cell office:value-type="float" office:value="209">
            <text:p>209</text:p>
          </table:table-cell>
          <table:table-cell office:value-type="float" office:value="208.295454545455">
            <text:p>208,2954545455</text:p>
          </table:table-cell>
          <table:table-cell office:value-type="float" office:value="202.4">
            <text:p>202,4</text:p>
          </table:table-cell>
          <table:table-cell office:value-type="float" office:value="203.379310344828">
            <text:p>203,3793103448</text:p>
          </table:table-cell>
          <table:table-cell office:value-type="float" office:value="208.4">
            <text:p>208,4</text:p>
          </table:table-cell>
          <table:table-cell office:value-type="float" office:value="211.738372093023">
            <text:p>211,738372093</text:p>
          </table:table-cell>
          <table:table-cell table:number-columns-repeated="287"/>
        </table:table-row>
        <table:table-row table:style-name="ro1">
          <table:table-cell office:value-type="string">
            <text:p>Mech kills lvl 18</text:p>
          </table:table-cell>
          <table:table-cell office:value-type="float" office:value="214">
            <text:p>214</text:p>
          </table:table-cell>
          <table:table-cell office:value-type="float" office:value="211.083333333333">
            <text:p>211,0833333333</text:p>
          </table:table-cell>
          <table:table-cell office:value-type="float" office:value="220.111111111111">
            <text:p>220,1111111111</text:p>
          </table:table-cell>
          <table:table-cell office:value-type="float" office:value="239.333333333333">
            <text:p>239,3333333333</text:p>
          </table:table-cell>
          <table:table-cell office:value-type="float" office:value="212.333333333333">
            <text:p>212,3333333333</text:p>
          </table:table-cell>
          <table:table-cell office:value-type="float" office:value="218.666666666667">
            <text:p>218,6666666667</text:p>
          </table:table-cell>
          <table:table-cell office:value-type="float" office:value="218">
            <text:p>218</text:p>
          </table:table-cell>
          <table:table-cell office:value-type="float" office:value="212.466666666667">
            <text:p>212,4666666667</text:p>
          </table:table-cell>
          <table:table-cell office:value-type="float" office:value="218.612009237875">
            <text:p>218,6120092379</text:p>
          </table:table-cell>
          <table:table-cell table:number-columns-repeated="287"/>
        </table:table-row>
        <table:table-row table:style-name="ro1">
          <table:table-cell office:value-type="string">
            <text:p>Mech kills lvl 19</text:p>
          </table:table-cell>
          <table:table-cell office:value-type="float" office:value="289.333333333333">
            <text:p>289,3333333333</text:p>
          </table:table-cell>
          <table:table-cell office:value-type="float" office:value="224.545454545455">
            <text:p>224,5454545455</text:p>
          </table:table-cell>
          <table:table-cell office:value-type="float" office:value="242.125">
            <text:p>242,125</text:p>
          </table:table-cell>
          <table:table-cell office:value-type="float" office:value="237.181818181818">
            <text:p>237,1818181818</text:p>
          </table:table-cell>
          <table:table-cell office:value-type="float" office:value="275.5">
            <text:p>275,5</text:p>
          </table:table-cell>
          <table:table-cell office:value-type="float" office:value="239.75">
            <text:p>239,75</text:p>
          </table:table-cell>
          <table:table-cell office:value-type="float" office:value="215.666666666667">
            <text:p>215,6666666667</text:p>
          </table:table-cell>
          <table:table-cell office:value-type="float" office:value="213.75">
            <text:p>213,75</text:p>
          </table:table-cell>
          <table:table-cell office:value-type="float" office:value="234.463768115942">
            <text:p>234,4637681159</text:p>
          </table:table-cell>
          <table:table-cell table:number-columns-repeated="287"/>
        </table:table-row>
        <table:table-row table:style-name="ro1">
          <table:table-cell office:value-type="string">
            <text:p>Mech kills lvl 20</text:p>
          </table:table-cell>
          <table:table-cell office:value-type="string">
            <text:p>NaN</text:p>
          </table:table-cell>
          <table:table-cell office:value-type="float" office:value="242.333333333333">
            <text:p>242,3333333333</text:p>
          </table:table-cell>
          <table:table-cell table:number-columns-repeated="2" office:value-type="string">
            <text:p>NaN</text:p>
          </table:table-cell>
          <table:table-cell office:value-type="float" office:value="307">
            <text:p>307</text:p>
          </table:table-cell>
          <table:table-cell office:value-type="float" office:value="417">
            <text:p>417</text:p>
          </table:table-cell>
          <table:table-cell office:value-type="float" office:value="268">
            <text:p>268</text:p>
          </table:table-cell>
          <table:table-cell office:value-type="float" office:value="248">
            <text:p>248</text:p>
          </table:table-cell>
          <table:table-cell office:value-type="float" office:value="225.333333333333">
            <text:p>225,3333333333</text:p>
          </table:table-cell>
          <table:table-cell table:number-columns-repeated="287"/>
        </table:table-row>
        <table:table-row table:style-name="ro1">
          <table:table-cell office:value-type="string">
            <text:p>Mech kills lvl 21</text:p>
          </table:table-cell>
          <table:table-cell table:number-columns-repeated="3" office:value-type="string">
            <text:p>NaN</text:p>
          </table:table-cell>
          <table:table-cell office:value-type="float" office:value="278">
            <text:p>278</text:p>
          </table:table-cell>
          <table:table-cell table:number-columns-repeated="2" office:value-type="string">
            <text:p>NaN</text:p>
          </table:table-cell>
          <table:table-cell office:value-type="float" office:value="239.5">
            <text:p>239,5</text:p>
          </table:table-cell>
          <table:table-cell office:value-type="string">
            <text:p>NaN</text:p>
          </table:table-cell>
          <table:table-cell office:value-type="float" office:value="253">
            <text:p>253</text:p>
          </table:table-cell>
          <table:table-cell table:number-columns-repeated="287"/>
        </table:table-row>
        <table:table-row table:style-name="ro1">
          <table:table-cell office:value-type="string">
            <text:p>Mech leaks lvl 1</text:p>
          </table:table-cell>
          <table:table-cell table:number-columns-repeated="8" office:value-type="string">
            <text:p>NaN</text:p>
          </table:table-cell>
          <table:table-cell office:value-type="float" office:value="0">
            <text:p>0</text:p>
          </table:table-cell>
          <table:table-cell table:number-columns-repeated="287"/>
        </table:table-row>
        <table:table-row table:style-name="ro1">
          <table:table-cell office:value-type="string">
            <text:p>Mech leaks lvl 2</text:p>
          </table:table-cell>
          <table:table-cell table:number-columns-repeated="8" office:value-type="string">
            <text:p>NaN</text:p>
          </table:table-cell>
          <table:table-cell office:value-type="float" office:value="0">
            <text:p>0</text:p>
          </table:table-cell>
          <table:table-cell table:number-columns-repeated="287"/>
        </table:table-row>
        <table:table-row table:style-name="ro1">
          <table:table-cell office:value-type="string">
            <text:p>Mech leaks lvl 3</text:p>
          </table:table-cell>
          <table:table-cell table:number-columns-repeated="8" office:value-type="string">
            <text:p>NaN</text:p>
          </table:table-cell>
          <table:table-cell office:value-type="float" office:value="10.625">
            <text:p>10,625</text:p>
          </table:table-cell>
          <table:table-cell table:number-columns-repeated="287"/>
        </table:table-row>
        <table:table-row table:style-name="ro1">
          <table:table-cell office:value-type="string">
            <text:p>Mech leaks lvl 4</text:p>
          </table:table-cell>
          <table:table-cell table:number-columns-repeated="8" office:value-type="string">
            <text:p>NaN</text:p>
          </table:table-cell>
          <table:table-cell office:value-type="float" office:value="17.8">
            <text:p>17,8</text:p>
          </table:table-cell>
          <table:table-cell table:number-columns-repeated="287"/>
        </table:table-row>
        <table:table-row table:style-name="ro1">
          <table:table-cell office:value-type="string">
            <text:p>Mech leaks lvl 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12.4130434782609">
            <text:p>12,4130434783</text:p>
          </table:table-cell>
          <table:table-cell table:number-columns-repeated="287"/>
        </table:table-row>
        <table:table-row table:style-name="ro1">
          <table:table-cell office:value-type="string">
            <text:p>Mech leaks lvl 6</text:p>
          </table:table-cell>
          <table:table-cell table:number-columns-repeated="2"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float" office:value="5.25">
            <text:p>5,25</text:p>
          </table:table-cell>
          <table:table-cell office:value-type="float" office:value="5.8">
            <text:p>5,8</text:p>
          </table:table-cell>
          <table:table-cell table:number-columns-repeated="2" office:value-type="string">
            <text:p>NaN</text:p>
          </table:table-cell>
          <table:table-cell office:value-type="float" office:value="13.9393939393939">
            <text:p>13,9393939394</text:p>
          </table:table-cell>
          <table:table-cell table:number-columns-repeated="287"/>
        </table:table-row>
        <table:table-row table:style-name="ro1">
          <table:table-cell office:value-type="string">
            <text:p>Mech leaks lvl 7</text:p>
          </table:table-cell>
          <table:table-cell office:value-type="float" office:value="10.5">
            <text:p>10,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27.5">
            <text:p>27,5</text:p>
          </table:table-cell>
          <table:table-cell office:value-type="float" office:value="17">
            <text:p>17</text:p>
          </table:table-cell>
          <table:table-cell office:value-type="float" office:value="14.8888888888889">
            <text:p>14,8888888889</text:p>
          </table:table-cell>
          <table:table-cell table:number-columns-repeated="287"/>
        </table:table-row>
        <table:table-row table:style-name="ro1">
          <table:table-cell office:value-type="string">
            <text:p>Mech leaks lvl 8</text:p>
          </table:table-cell>
          <table:table-cell office:value-type="float" office:value="5">
            <text:p>5</text:p>
          </table:table-cell>
          <table:table-cell office:value-type="float" office:value="3.66666666666667">
            <text:p>3,6666666667</text:p>
          </table:table-cell>
          <table:table-cell office:value-type="float" office:value="16.2">
            <text:p>16,2</text:p>
          </table:table-cell>
          <table:table-cell office:value-type="float" office:value="13.5">
            <text:p>13,5</text:p>
          </table:table-cell>
          <table:table-cell office:value-type="string">
            <text:p>NaN</text:p>
          </table:table-cell>
          <table:table-cell office:value-type="float" office:value="46.5">
            <text:p>46,5</text:p>
          </table:table-cell>
          <table:table-cell office:value-type="float" office:value="6.44444444444444">
            <text:p>6,4444444444</text:p>
          </table:table-cell>
          <table:table-cell office:value-type="float" office:value="1.33333333333333">
            <text:p>1,3333333333</text:p>
          </table:table-cell>
          <table:table-cell office:value-type="float" office:value="10.3620689655172">
            <text:p>10,3620689655</text:p>
          </table:table-cell>
          <table:table-cell table:number-columns-repeated="287"/>
        </table:table-row>
        <table:table-row table:style-name="ro1">
          <table:table-cell office:value-type="string">
            <text:p>Mech leaks lvl 9</text:p>
          </table:table-cell>
          <table:table-cell office:value-type="float" office:value="9.4">
            <text:p>9,4</text:p>
          </table:table-cell>
          <table:table-cell office:value-type="float" office:value="7">
            <text:p>7</text:p>
          </table:table-cell>
          <table:table-cell office:value-type="float" office:value="8.66666666666667">
            <text:p>8,6666666667</text:p>
          </table:table-cell>
          <table:table-cell office:value-type="float" office:value="12">
            <text:p>12</text:p>
          </table:table-cell>
          <table:table-cell office:value-type="float" office:value="5.1875">
            <text:p>5,1875</text:p>
          </table:table-cell>
          <table:table-cell office:value-type="float" office:value="7.86206896551724">
            <text:p>7,862068965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.8">
            <text:p>13,8</text:p>
          </table:table-cell>
          <table:table-cell table:number-columns-repeated="287"/>
        </table:table-row>
        <table:table-row table:style-name="ro1">
          <table:table-cell office:value-type="string">
            <text:p>Mech leaks lvl 10</text:p>
          </table:table-cell>
          <table:table-cell table:number-columns-repeated="2" office:value-type="string">
            <text:p>NaN</text:p>
          </table:table-cell>
          <table:table-cell office:value-type="float" office:value="12.5">
            <text:p>12,5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aN</text:p>
          </table:table-cell>
          <table:table-cell office:value-type="float" office:value="9">
            <text:p>9</text:p>
          </table:table-cell>
          <table:table-cell office:value-type="float" office:value="3.5">
            <text:p>3,5</text:p>
          </table:table-cell>
          <table:table-cell office:value-type="float" office:value="13.5757575757576">
            <text:p>13,5757575758</text:p>
          </table:table-cell>
          <table:table-cell table:number-columns-repeated="287"/>
        </table:table-row>
        <table:table-row table:style-name="ro1">
          <table:table-cell office:value-type="string">
            <text:p>Mech leaks lvl 11</text:p>
          </table:table-cell>
          <table:table-cell office:value-type="float" office:value="17.5">
            <text:p>17,5</text:p>
          </table:table-cell>
          <table:table-cell office:value-type="float" office:value="37.625">
            <text:p>37,625</text:p>
          </table:table-cell>
          <table:table-cell office:value-type="float" office:value="15.2307692307692">
            <text:p>15,2307692308</text:p>
          </table:table-cell>
          <table:table-cell office:value-type="string">
            <text:p>NaN</text:p>
          </table:table-cell>
          <table:table-cell office:value-type="float" office:value="12.875">
            <text:p>12,875</text:p>
          </table:table-cell>
          <table:table-cell office:value-type="float" office:value="31.25">
            <text:p>31,25</text:p>
          </table:table-cell>
          <table:table-cell office:value-type="float" office:value="5.75">
            <text:p>5,75</text:p>
          </table:table-cell>
          <table:table-cell office:value-type="float" office:value="7.90909090909091">
            <text:p>7,9090909091</text:p>
          </table:table-cell>
          <table:table-cell office:value-type="float" office:value="9.36363636363636">
            <text:p>9,3636363636</text:p>
          </table:table-cell>
          <table:table-cell table:number-columns-repeated="287"/>
        </table:table-row>
        <table:table-row table:style-name="ro1">
          <table:table-cell office:value-type="string">
            <text:p>Mech leaks lvl 12</text:p>
          </table:table-cell>
          <table:table-cell office:value-type="float" office:value="12.8709677419355">
            <text:p>12,8709677419</text:p>
          </table:table-cell>
          <table:table-cell office:value-type="float" office:value="14.7105263157895">
            <text:p>14,7105263158</text:p>
          </table:table-cell>
          <table:table-cell office:value-type="float" office:value="11.5">
            <text:p>11,5</text:p>
          </table:table-cell>
          <table:table-cell office:value-type="float" office:value="12.9333333333333">
            <text:p>12,9333333333</text:p>
          </table:table-cell>
          <table:table-cell office:value-type="float" office:value="12.8333333333333">
            <text:p>12,8333333333</text:p>
          </table:table-cell>
          <table:table-cell office:value-type="float" office:value="10.2352941176471">
            <text:p>10,2352941176</text:p>
          </table:table-cell>
          <table:table-cell office:value-type="float" office:value="10.1111111111111">
            <text:p>10,1111111111</text:p>
          </table:table-cell>
          <table:table-cell office:value-type="float" office:value="14.3809523809524">
            <text:p>14,380952381</text:p>
          </table:table-cell>
          <table:table-cell office:value-type="float" office:value="14.4234234234234">
            <text:p>14,4234234234</text:p>
          </table:table-cell>
          <table:table-cell table:number-columns-repeated="287"/>
        </table:table-row>
        <table:table-row table:style-name="ro1">
          <table:table-cell office:value-type="string">
            <text:p>Mech leaks lvl 13</text:p>
          </table:table-cell>
          <table:table-cell office:value-type="float" office:value="11.4675324675325">
            <text:p>11,4675324675</text:p>
          </table:table-cell>
          <table:table-cell office:value-type="float" office:value="10.8606557377049">
            <text:p>10,8606557377</text:p>
          </table:table-cell>
          <table:table-cell office:value-type="float" office:value="10.9338842975207">
            <text:p>10,9338842975</text:p>
          </table:table-cell>
          <table:table-cell office:value-type="float" office:value="11.1882352941176">
            <text:p>11,1882352941</text:p>
          </table:table-cell>
          <table:table-cell office:value-type="float" office:value="12.6222222222222">
            <text:p>12,6222222222</text:p>
          </table:table-cell>
          <table:table-cell office:value-type="float" office:value="9.57407407407407">
            <text:p>9,5740740741</text:p>
          </table:table-cell>
          <table:table-cell office:value-type="float" office:value="9.87142857142857">
            <text:p>9,8714285714</text:p>
          </table:table-cell>
          <table:table-cell office:value-type="float" office:value="11.2972972972973">
            <text:p>11,2972972973</text:p>
          </table:table-cell>
          <table:table-cell office:value-type="float" office:value="14.453781512605">
            <text:p>14,4537815126</text:p>
          </table:table-cell>
          <table:table-cell table:number-columns-repeated="287"/>
        </table:table-row>
        <table:table-row table:style-name="ro1">
          <table:table-cell office:value-type="string">
            <text:p>Mech leaks lvl 14</text:p>
          </table:table-cell>
          <table:table-cell office:value-type="float" office:value="11.55">
            <text:p>11,55</text:p>
          </table:table-cell>
          <table:table-cell office:value-type="float" office:value="14.625">
            <text:p>14,625</text:p>
          </table:table-cell>
          <table:table-cell office:value-type="float" office:value="11.9821428571429">
            <text:p>11,9821428571</text:p>
          </table:table-cell>
          <table:table-cell office:value-type="float" office:value="9.67567567567568">
            <text:p>9,6756756757</text:p>
          </table:table-cell>
          <table:table-cell office:value-type="float" office:value="13.5769230769231">
            <text:p>13,5769230769</text:p>
          </table:table-cell>
          <table:table-cell office:value-type="float" office:value="11.9230769230769">
            <text:p>11,9230769231</text:p>
          </table:table-cell>
          <table:table-cell office:value-type="float" office:value="10.675">
            <text:p>10,675</text:p>
          </table:table-cell>
          <table:table-cell office:value-type="float" office:value="14.390243902439">
            <text:p>14,3902439024</text:p>
          </table:table-cell>
          <table:table-cell office:value-type="float" office:value="15.2745961820852">
            <text:p>15,2745961821</text:p>
          </table:table-cell>
          <table:table-cell table:number-columns-repeated="287"/>
        </table:table-row>
        <table:table-row table:style-name="ro1">
          <table:table-cell office:value-type="string">
            <text:p>Mech leaks lvl 15</text:p>
          </table:table-cell>
          <table:table-cell office:value-type="float" office:value="16.1875">
            <text:p>16,1875</text:p>
          </table:table-cell>
          <table:table-cell office:value-type="float" office:value="10">
            <text:p>10</text:p>
          </table:table-cell>
          <table:table-cell office:value-type="float" office:value="9.66666666666667">
            <text:p>9,6666666667</text:p>
          </table:table-cell>
          <table:table-cell office:value-type="float" office:value="10.25">
            <text:p>10,25</text:p>
          </table:table-cell>
          <table:table-cell office:value-type="float" office:value="9.45454545454546">
            <text:p>9,4545454545</text:p>
          </table:table-cell>
          <table:table-cell office:value-type="float" office:value="11.5">
            <text:p>11,5</text:p>
          </table:table-cell>
          <table:table-cell office:value-type="float" office:value="8.78947368421053">
            <text:p>8,7894736842</text:p>
          </table:table-cell>
          <table:table-cell office:value-type="float" office:value="15.8">
            <text:p>15,8</text:p>
          </table:table-cell>
          <table:table-cell office:value-type="float" office:value="16.4134495641345">
            <text:p>16,4134495641</text:p>
          </table:table-cell>
          <table:table-cell table:number-columns-repeated="287"/>
        </table:table-row>
        <table:table-row table:style-name="ro1">
          <table:table-cell office:value-type="string">
            <text:p>Mech leaks lvl 16</text:p>
          </table:table-cell>
          <table:table-cell office:value-type="float" office:value="17.4444444444444">
            <text:p>17,4444444444</text:p>
          </table:table-cell>
          <table:table-cell office:value-type="float" office:value="16.3333333333333">
            <text:p>16,3333333333</text:p>
          </table:table-cell>
          <table:table-cell office:value-type="float" office:value="16.8863636363636">
            <text:p>16,8863636364</text:p>
          </table:table-cell>
          <table:table-cell office:value-type="float" office:value="15.5106382978723">
            <text:p>15,5106382979</text:p>
          </table:table-cell>
          <table:table-cell office:value-type="float" office:value="18.3870967741935">
            <text:p>18,3870967742</text:p>
          </table:table-cell>
          <table:table-cell office:value-type="float" office:value="16.1153846153846">
            <text:p>16,1153846154</text:p>
          </table:table-cell>
          <table:table-cell office:value-type="float" office:value="18.6190476190476">
            <text:p>18,619047619</text:p>
          </table:table-cell>
          <table:table-cell office:value-type="float" office:value="16.6206896551724">
            <text:p>16,6206896552</text:p>
          </table:table-cell>
          <table:table-cell office:value-type="float" office:value="19.1285714285714">
            <text:p>19,1285714286</text:p>
          </table:table-cell>
          <table:table-cell table:number-columns-repeated="287"/>
        </table:table-row>
        <table:table-row table:style-name="ro1">
          <table:table-cell office:value-type="string">
            <text:p>Mech leaks lvl 17</text:p>
          </table:table-cell>
          <table:table-cell office:value-type="float" office:value="13.75">
            <text:p>13,75</text:p>
          </table:table-cell>
          <table:table-cell office:value-type="float" office:value="17.5263157894737">
            <text:p>17,5263157895</text:p>
          </table:table-cell>
          <table:table-cell office:value-type="float" office:value="13.741935483871">
            <text:p>13,7419354839</text:p>
          </table:table-cell>
          <table:table-cell office:value-type="float" office:value="14.6666666666667">
            <text:p>14,6666666667</text:p>
          </table:table-cell>
          <table:table-cell office:value-type="float" office:value="10.5227272727273">
            <text:p>10,5227272727</text:p>
          </table:table-cell>
          <table:table-cell office:value-type="float" office:value="16.5666666666667">
            <text:p>16,5666666667</text:p>
          </table:table-cell>
          <table:table-cell office:value-type="float" office:value="14.8620689655172">
            <text:p>14,8620689655</text:p>
          </table:table-cell>
          <table:table-cell office:value-type="float" office:value="22.9">
            <text:p>22,9</text:p>
          </table:table-cell>
          <table:table-cell office:value-type="float" office:value="19.8624031007752">
            <text:p>19,8624031008</text:p>
          </table:table-cell>
          <table:table-cell table:number-columns-repeated="287"/>
        </table:table-row>
        <table:table-row table:style-name="ro1">
          <table:table-cell office:value-type="string">
            <text:p>Mech leaks lvl 18</text:p>
          </table:table-cell>
          <table:table-cell office:value-type="float" office:value="20">
            <text:p>20</text:p>
          </table:table-cell>
          <table:table-cell office:value-type="float" office:value="22.875">
            <text:p>22,875</text:p>
          </table:table-cell>
          <table:table-cell office:value-type="float" office:value="13">
            <text:p>13</text:p>
          </table:table-cell>
          <table:table-cell office:value-type="float" office:value="7.33333333333333">
            <text:p>7,3333333333</text:p>
          </table:table-cell>
          <table:table-cell office:value-type="float" office:value="24.3333333333333">
            <text:p>24,3333333333</text:p>
          </table:table-cell>
          <table:table-cell office:value-type="float" office:value="22.3333333333333">
            <text:p>22,3333333333</text:p>
          </table:table-cell>
          <table:table-cell office:value-type="float" office:value="13.4666666666667">
            <text:p>13,4666666667</text:p>
          </table:table-cell>
          <table:table-cell office:value-type="float" office:value="14.4666666666667">
            <text:p>14,4666666667</text:p>
          </table:table-cell>
          <table:table-cell office:value-type="float" office:value="26.891454965358">
            <text:p>26,8914549654</text:p>
          </table:table-cell>
          <table:table-cell table:number-columns-repeated="287"/>
        </table:table-row>
        <table:table-row table:style-name="ro1">
          <table:table-cell office:value-type="string">
            <text:p>Mech leaks lvl 19</text:p>
          </table:table-cell>
          <table:table-cell office:value-type="float" office:value="21.6666666666667">
            <text:p>21,6666666667</text:p>
          </table:table-cell>
          <table:table-cell office:value-type="float" office:value="23.1818181818182">
            <text:p>23,1818181818</text:p>
          </table:table-cell>
          <table:table-cell office:value-type="float" office:value="20.1875">
            <text:p>20,1875</text:p>
          </table:table-cell>
          <table:table-cell office:value-type="float" office:value="17.7272727272727">
            <text:p>17,7272727273</text:p>
          </table:table-cell>
          <table:table-cell office:value-type="float" office:value="14.75">
            <text:p>14,75</text:p>
          </table:table-cell>
          <table:table-cell office:value-type="float" office:value="9.25">
            <text:p>9,25</text:p>
          </table:table-cell>
          <table:table-cell office:value-type="float" office:value="19.5555555555556">
            <text:p>19,5555555556</text:p>
          </table:table-cell>
          <table:table-cell office:value-type="float" office:value="32.5">
            <text:p>32,5</text:p>
          </table:table-cell>
          <table:table-cell office:value-type="float" office:value="33.5760869565217">
            <text:p>33,5760869565</text:p>
          </table:table-cell>
          <table:table-cell table:number-columns-repeated="287"/>
        </table:table-row>
        <table:table-row table:style-name="ro1">
          <table:table-cell office:value-type="string">
            <text:p>Mech leaks lvl 20</text:p>
          </table:table-cell>
          <table:table-cell office:value-type="string">
            <text:p>NaN</text:p>
          </table:table-cell>
          <table:table-cell office:value-type="float" office:value="7.33333333333333">
            <text:p>7,3333333333</text:p>
          </table:table-cell>
          <table:table-cell table:number-columns-repeated="2" office:value-type="string">
            <text:p>NaN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4.1666666666667">
            <text:p>34,1666666667</text:p>
          </table:table-cell>
          <table:table-cell table:number-columns-repeated="287"/>
        </table:table-row>
        <table:table-row table:style-name="ro1">
          <table:table-cell office:value-type="string">
            <text:p>Mech leaks lvl 21</text:p>
          </table:table-cell>
          <table:table-cell table:number-columns-repeated="3" office:value-type="string">
            <text:p>NaN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aN</text:p>
          </table:table-cell>
          <table:table-cell office:value-type="float" office:value="20">
            <text:p>20</text:p>
          </table:table-cell>
          <table:table-cell office:value-type="string">
            <text:p>NaN</text:p>
          </table:table-cell>
          <table:table-cell office:value-type="float" office:value="27">
            <text:p>27</text:p>
          </table:table-cell>
          <table:table-cell table:number-columns-repeated="287"/>
        </table:table-row>
        <table:table-row table:style-name="ro1">
          <table:table-cell office:value-type="string">
            <text:p>Forsaken workers lvl 1</text:p>
          </table:table-cell>
          <table:table-cell table:number-columns-repeated="8" office:value-type="string">
            <text:p>NaN</text:p>
          </table:table-cell>
          <table:table-cell office:value-type="float" office:value="2">
            <text:p>2</text:p>
          </table:table-cell>
          <table:table-cell table:number-columns-repeated="287"/>
        </table:table-row>
        <table:table-row table:style-name="ro1">
          <table:table-cell office:value-type="string">
            <text:p>Forsaken workers lvl 2</text:p>
          </table:table-cell>
          <table:table-cell table:number-columns-repeated="2" office:value-type="string">
            <text:p>NaN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NaN</text:p>
          </table:table-cell>
          <table:table-cell office:value-type="float" office:value="2.25">
            <text:p>2,25</text:p>
          </table:table-cell>
          <table:table-cell table:number-columns-repeated="287"/>
        </table:table-row>
        <table:table-row table:style-name="ro1">
          <table:table-cell office:value-type="string">
            <text:p>Forsaken workers lvl 3</text:p>
          </table:table-cell>
          <table:table-cell table:number-columns-repeated="6"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float" office:value="2.63636363636364">
            <text:p>2,6363636364</text:p>
          </table:table-cell>
          <table:table-cell table:number-columns-repeated="287"/>
        </table:table-row>
        <table:table-row table:style-name="ro1">
          <table:table-cell office:value-type="string">
            <text:p>Forsaken workers lvl 4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NaN</text:p>
          </table:table-cell>
          <table:table-cell office:value-type="float" office:value="3.14285714285714">
            <text:p>3,1428571429</text:p>
          </table:table-cell>
          <table:table-cell table:number-columns-repeated="287"/>
        </table:table-row>
        <table:table-row table:style-name="ro1">
          <table:table-cell office:value-type="string">
            <text:p>Forsaken workers lvl 5</text:p>
          </table:table-cell>
          <table:table-cell table:number-columns-repeated="2"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aN</text:p>
          </table:table-cell>
          <table:table-cell office:value-type="float" office:value="3.5">
            <text:p>3,5</text:p>
          </table:table-cell>
          <table:table-cell table:number-columns-repeated="287"/>
        </table:table-row>
        <table:table-row table:style-name="ro1">
          <table:table-cell office:value-type="string">
            <text:p>Forsaken workers lvl 6</text:p>
          </table:table-cell>
          <table:table-cell table:number-columns-repeated="2" office:value-type="string">
            <text:p>NaN</text:p>
          </table:table-cell>
          <table:table-cell office:value-type="float" office:value="4.5">
            <text:p>4,5</text:p>
          </table:table-cell>
          <table:table-cell office:value-type="string">
            <text:p>NaN</text:p>
          </table:table-cell>
          <table:table-cell office:value-type="float" office:value="3.66666666666667">
            <text:p>3,6666666667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N</text:p>
          </table:table-cell>
          <table:table-cell office:value-type="float" office:value="4">
            <text:p>4</text:p>
          </table:table-cell>
          <table:table-cell table:number-columns-repeated="287"/>
        </table:table-row>
        <table:table-row table:style-name="ro1">
          <table:table-cell office:value-type="string">
            <text:p>Forsaken workers lvl 7</text:p>
          </table:table-cell>
          <table:table-cell office:value-type="float" office:value="4.6">
            <text:p>4,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string">
            <text:p>NaN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aN</text:p>
          </table:table-cell>
          <table:table-cell office:value-type="float" office:value="4.13793103448276">
            <text:p>4,1379310345</text:p>
          </table:table-cell>
          <table:table-cell table:number-columns-repeated="287"/>
        </table:table-row>
        <table:table-row table:style-name="ro1">
          <table:table-cell office:value-type="string">
            <text:p>Forsaken workers lvl 8</text:p>
          </table:table-cell>
          <table:table-cell office:value-type="float" office:value="4.5">
            <text:p>4,5</text:p>
          </table:table-cell>
          <table:table-cell office:value-type="string">
            <text:p>NaN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office:value-type="string">
            <text:p>NaN</text:p>
          </table:table-cell>
          <table:table-cell office:value-type="float" office:value="4.5">
            <text:p>4,5</text:p>
          </table:table-cell>
          <table:table-cell office:value-type="float" office:value="5.66666666666667">
            <text:p>5,6666666667</text:p>
          </table:table-cell>
          <table:table-cell office:value-type="float" office:value="6">
            <text:p>6</text:p>
          </table:table-cell>
          <table:table-cell office:value-type="float" office:value="6.03225806451613">
            <text:p>6,0322580645</text:p>
          </table:table-cell>
          <table:table-cell table:number-columns-repeated="287"/>
        </table:table-row>
        <table:table-row table:style-name="ro1">
          <table:table-cell office:value-type="string">
            <text:p>Forsaken workers lvl 9</text:p>
          </table:table-cell>
          <table:table-cell office:value-type="float" office:value="7.25">
            <text:p>7,25</text:p>
          </table:table-cell>
          <table:table-cell office:value-type="float" office:value="5.5">
            <text:p>5,5</text:p>
          </table:table-cell>
          <table:table-cell table:number-columns-repeated="2" office:value-type="float" office:value="6">
            <text:p>6</text:p>
          </table:table-cell>
          <table:table-cell office:value-type="float" office:value="6.36363636363636">
            <text:p>6,3636363636</text:p>
          </table:table-cell>
          <table:table-cell office:value-type="float" office:value="6.5">
            <text:p>6,5</text:p>
          </table:table-cell>
          <table:table-cell office:value-type="float" office:value="6.6">
            <text:p>6,6</text:p>
          </table:table-cell>
          <table:table-cell office:value-type="float" office:value="6.5">
            <text:p>6,5</text:p>
          </table:table-cell>
          <table:table-cell office:value-type="float" office:value="5.125">
            <text:p>5,125</text:p>
          </table:table-cell>
          <table:table-cell table:number-columns-repeated="287"/>
        </table:table-row>
        <table:table-row table:style-name="ro1">
          <table:table-cell office:value-type="string">
            <text:p>Forsaken workers lvl 10</text:p>
          </table:table-cell>
          <table:table-cell table:number-columns-repeated="3" office:value-type="string">
            <text:p>NaN</text:p>
          </table:table-cell>
          <table:table-cell office:value-type="float" office:value="7.5">
            <text:p>7,5</text:p>
          </table:table-cell>
          <table:table-cell table:number-columns-repeated="3" office:value-type="string">
            <text:p>NaN</text:p>
          </table:table-cell>
          <table:table-cell office:value-type="float" office:value="8">
            <text:p>8</text:p>
          </table:table-cell>
          <table:table-cell office:value-type="float" office:value="6.18918918918919">
            <text:p>6,1891891892</text:p>
          </table:table-cell>
          <table:table-cell table:number-columns-repeated="287"/>
        </table:table-row>
        <table:table-row table:style-name="ro1">
          <table:table-cell office:value-type="string">
            <text:p>Forsaken workers lvl 11</text:p>
          </table:table-cell>
          <table:table-cell office:value-type="float" office:value="7.71428571428571">
            <text:p>7,7142857143</text:p>
          </table:table-cell>
          <table:table-cell office:value-type="float" office:value="7">
            <text:p>7</text:p>
          </table:table-cell>
          <table:table-cell office:value-type="float" office:value="8.11111111111111">
            <text:p>8,1111111111</text:p>
          </table:table-cell>
          <table:table-cell office:value-type="float" office:value="8">
            <text:p>8</text:p>
          </table:table-cell>
          <table:table-cell office:value-type="float" office:value="8.5">
            <text:p>8,5</text:p>
          </table:table-cell>
          <table:table-cell office:value-type="float" office:value="7.71428571428571">
            <text:p>7,7142857143</text:p>
          </table:table-cell>
          <table:table-cell office:value-type="float" office:value="9.75">
            <text:p>9,75</text:p>
          </table:table-cell>
          <table:table-cell office:value-type="float" office:value="9">
            <text:p>9</text:p>
          </table:table-cell>
          <table:table-cell office:value-type="float" office:value="7.7125">
            <text:p>7,7125</text:p>
          </table:table-cell>
          <table:table-cell table:number-columns-repeated="287"/>
        </table:table-row>
        <table:table-row table:style-name="ro1">
          <table:table-cell office:value-type="string">
            <text:p>Forsaken workers lvl 12</text:p>
          </table:table-cell>
          <table:table-cell office:value-type="float" office:value="8.25">
            <text:p>8,25</text:p>
          </table:table-cell>
          <table:table-cell office:value-type="float" office:value="8.6">
            <text:p>8,6</text:p>
          </table:table-cell>
          <table:table-cell office:value-type="float" office:value="8">
            <text:p>8</text:p>
          </table:table-cell>
          <table:table-cell office:value-type="float" office:value="8.77777777777778">
            <text:p>8,7777777778</text:p>
          </table:table-cell>
          <table:table-cell office:value-type="float" office:value="8.14285714285714">
            <text:p>8,1428571429</text:p>
          </table:table-cell>
          <table:table-cell office:value-type="float" office:value="8.25">
            <text:p>8,25</text:p>
          </table:table-cell>
          <table:table-cell office:value-type="float" office:value="7.54545454545455">
            <text:p>7,5454545455</text:p>
          </table:table-cell>
          <table:table-cell office:value-type="float" office:value="8.11111111111111">
            <text:p>8,1111111111</text:p>
          </table:table-cell>
          <table:table-cell office:value-type="float" office:value="7.22900763358779">
            <text:p>7,2290076336</text:p>
          </table:table-cell>
          <table:table-cell table:number-columns-repeated="287"/>
        </table:table-row>
        <table:table-row table:style-name="ro1">
          <table:table-cell office:value-type="string">
            <text:p>Forsaken workers lvl 13</text:p>
          </table:table-cell>
          <table:table-cell office:value-type="float" office:value="8.8411214953271">
            <text:p>8,8411214953</text:p>
          </table:table-cell>
          <table:table-cell office:value-type="float" office:value="8.71052631578947">
            <text:p>8,7105263158</text:p>
          </table:table-cell>
          <table:table-cell office:value-type="float" office:value="8.97196261682243">
            <text:p>8,9719626168</text:p>
          </table:table-cell>
          <table:table-cell office:value-type="float" office:value="8.01785714285714">
            <text:p>8,0178571429</text:p>
          </table:table-cell>
          <table:table-cell office:value-type="float" office:value="8.76041666666667">
            <text:p>8,7604166667</text:p>
          </table:table-cell>
          <table:table-cell office:value-type="float" office:value="8.87272727272727">
            <text:p>8,8727272727</text:p>
          </table:table-cell>
          <table:table-cell office:value-type="float" office:value="8.38">
            <text:p>8,38</text:p>
          </table:table-cell>
          <table:table-cell office:value-type="float" office:value="8.72727272727273">
            <text:p>8,7272727273</text:p>
          </table:table-cell>
          <table:table-cell office:value-type="float" office:value="8.03544303797468">
            <text:p>8,035443038</text:p>
          </table:table-cell>
          <table:table-cell table:number-columns-repeated="287"/>
        </table:table-row>
        <table:table-row table:style-name="ro1">
          <table:table-cell office:value-type="string">
            <text:p>Forsaken workers lvl 14</text:p>
          </table:table-cell>
          <table:table-cell office:value-type="float" office:value="9.57894736842105">
            <text:p>9,5789473684</text:p>
          </table:table-cell>
          <table:table-cell office:value-type="float" office:value="9.46875">
            <text:p>9,46875</text:p>
          </table:table-cell>
          <table:table-cell office:value-type="float" office:value="9.97619047619048">
            <text:p>9,9761904762</text:p>
          </table:table-cell>
          <table:table-cell office:value-type="float" office:value="9.8">
            <text:p>9,8</text:p>
          </table:table-cell>
          <table:table-cell office:value-type="float" office:value="10.8">
            <text:p>10,8</text:p>
          </table:table-cell>
          <table:table-cell office:value-type="float" office:value="10.741935483871">
            <text:p>10,7419354839</text:p>
          </table:table-cell>
          <table:table-cell office:value-type="float" office:value="9.45945945945946">
            <text:p>9,4594594595</text:p>
          </table:table-cell>
          <table:table-cell office:value-type="float" office:value="9.65853658536585">
            <text:p>9,6585365854</text:p>
          </table:table-cell>
          <table:table-cell office:value-type="float" office:value="8.29259962049336">
            <text:p>8,2925996205</text:p>
          </table:table-cell>
          <table:table-cell table:number-columns-repeated="287"/>
        </table:table-row>
        <table:table-row table:style-name="ro1">
          <table:table-cell office:value-type="string">
            <text:p>Forsaken workers lvl 15</text:p>
          </table:table-cell>
          <table:table-cell office:value-type="float" office:value="9.1">
            <text:p>9,1</text:p>
          </table:table-cell>
          <table:table-cell office:value-type="float" office:value="7.9">
            <text:p>7,9</text:p>
          </table:table-cell>
          <table:table-cell office:value-type="float" office:value="8.63636363636364">
            <text:p>8,6363636364</text:p>
          </table:table-cell>
          <table:table-cell office:value-type="float" office:value="13">
            <text:p>13</text:p>
          </table:table-cell>
          <table:table-cell office:value-type="float" office:value="9.11111111111111">
            <text:p>9,1111111111</text:p>
          </table:table-cell>
          <table:table-cell office:value-type="float" office:value="9.5">
            <text:p>9,5</text:p>
          </table:table-cell>
          <table:table-cell office:value-type="float" office:value="9.42857142857143">
            <text:p>9,4285714286</text:p>
          </table:table-cell>
          <table:table-cell office:value-type="float" office:value="11.3846153846154">
            <text:p>11,3846153846</text:p>
          </table:table-cell>
          <table:table-cell office:value-type="float" office:value="9.01637764932563">
            <text:p>9,0163776493</text:p>
          </table:table-cell>
          <table:table-cell table:number-columns-repeated="287"/>
        </table:table-row>
        <table:table-row table:style-name="ro1">
          <table:table-cell office:value-type="string">
            <text:p>Forsaken workers lvl 16</text:p>
          </table:table-cell>
          <table:table-cell office:value-type="float" office:value="11.0714285714286">
            <text:p>11,0714285714</text:p>
          </table:table-cell>
          <table:table-cell office:value-type="float" office:value="10.7142857142857">
            <text:p>10,7142857143</text:p>
          </table:table-cell>
          <table:table-cell office:value-type="float" office:value="10.7959183673469">
            <text:p>10,7959183673</text:p>
          </table:table-cell>
          <table:table-cell office:value-type="float" office:value="10.9090909090909">
            <text:p>10,9090909091</text:p>
          </table:table-cell>
          <table:table-cell office:value-type="float" office:value="10.9565217391304">
            <text:p>10,9565217391</text:p>
          </table:table-cell>
          <table:table-cell office:value-type="float" office:value="10.4285714285714">
            <text:p>10,4285714286</text:p>
          </table:table-cell>
          <table:table-cell office:value-type="float" office:value="11.5641025641026">
            <text:p>11,5641025641</text:p>
          </table:table-cell>
          <table:table-cell office:value-type="float" office:value="9.73913043478261">
            <text:p>9,7391304348</text:p>
          </table:table-cell>
          <table:table-cell office:value-type="float" office:value="11.6779324055666">
            <text:p>11,6779324056</text:p>
          </table:table-cell>
          <table:table-cell table:number-columns-repeated="287"/>
        </table:table-row>
        <table:table-row table:style-name="ro1">
          <table:table-cell office:value-type="string">
            <text:p>Forsaken workers lvl 17</text:p>
          </table:table-cell>
          <table:table-cell office:value-type="float" office:value="11.3636363636364">
            <text:p>11,3636363636</text:p>
          </table:table-cell>
          <table:table-cell office:value-type="float" office:value="10.25">
            <text:p>10,25</text:p>
          </table:table-cell>
          <table:table-cell office:value-type="float" office:value="9.73333333333333">
            <text:p>9,7333333333</text:p>
          </table:table-cell>
          <table:table-cell office:value-type="float" office:value="10.2">
            <text:p>10,2</text:p>
          </table:table-cell>
          <table:table-cell office:value-type="float" office:value="11.0384615384615">
            <text:p>11,0384615385</text:p>
          </table:table-cell>
          <table:table-cell office:value-type="float" office:value="10.5263157894737">
            <text:p>10,5263157895</text:p>
          </table:table-cell>
          <table:table-cell office:value-type="float" office:value="11.3448275862069">
            <text:p>11,3448275862</text:p>
          </table:table-cell>
          <table:table-cell office:value-type="float" office:value="12">
            <text:p>12</text:p>
          </table:table-cell>
          <table:table-cell office:value-type="float" office:value="13.3277777777778">
            <text:p>13,3277777778</text:p>
          </table:table-cell>
          <table:table-cell table:number-columns-repeated="287"/>
        </table:table-row>
        <table:table-row table:style-name="ro1">
          <table:table-cell office:value-type="string">
            <text:p>Forsaken workers lvl 18</text:p>
          </table:table-cell>
          <table:table-cell office:value-type="float" office:value="8.85714285714286">
            <text:p>8,8571428571</text:p>
          </table:table-cell>
          <table:table-cell office:value-type="float" office:value="9.11111111111111">
            <text:p>9,1111111111</text:p>
          </table:table-cell>
          <table:table-cell office:value-type="float" office:value="11.3333333333333">
            <text:p>11,3333333333</text:p>
          </table:table-cell>
          <table:table-cell office:value-type="string">
            <text:p>NaN</text:p>
          </table:table-cell>
          <table:table-cell office:value-type="float" office:value="10.5">
            <text:p>10,5</text:p>
          </table:table-cell>
          <table:table-cell office:value-type="float" office:value="12">
            <text:p>12</text:p>
          </table:table-cell>
          <table:table-cell office:value-type="float" office:value="15.3333333333333">
            <text:p>15,3333333333</text:p>
          </table:table-cell>
          <table:table-cell office:value-type="float" office:value="11.5454545454545">
            <text:p>11,5454545455</text:p>
          </table:table-cell>
          <table:table-cell office:value-type="float" office:value="15.8636363636364">
            <text:p>15,8636363636</text:p>
          </table:table-cell>
          <table:table-cell table:number-columns-repeated="287"/>
        </table:table-row>
        <table:table-row table:style-name="ro1">
          <table:table-cell office:value-type="string">
            <text:p>Forsaken workers lvl 19</text:p>
          </table:table-cell>
          <table:table-cell office:value-type="float" office:value="16.3333333333333">
            <text:p>16,3333333333</text:p>
          </table:table-cell>
          <table:table-cell office:value-type="float" office:value="12">
            <text:p>12</text:p>
          </table:table-cell>
          <table:table-cell office:value-type="float" office:value="11.375">
            <text:p>11,375</text:p>
          </table:table-cell>
          <table:table-cell office:value-type="float" office:value="10.9">
            <text:p>10,9</text:p>
          </table:table-cell>
          <table:table-cell office:value-type="float" office:value="8.66666666666667">
            <text:p>8,6666666667</text:p>
          </table:table-cell>
          <table:table-cell office:value-type="float" office:value="12.2">
            <text:p>12,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.598944591029">
            <text:p>17,598944591</text:p>
          </table:table-cell>
          <table:table-cell table:number-columns-repeated="287"/>
        </table:table-row>
        <table:table-row table:style-name="ro1">
          <table:table-cell office:value-type="string">
            <text:p>Forsaken workers lvl 20</text:p>
          </table:table-cell>
          <table:table-cell office:value-type="string">
            <text:p>NaN</text:p>
          </table:table-cell>
          <table:table-cell office:value-type="float" office:value="11">
            <text:p>11</text:p>
          </table:table-cell>
          <table:table-cell office:value-type="float" office:value="12.3333333333333">
            <text:p>12,3333333333</text:p>
          </table:table-cell>
          <table:table-cell office:value-type="string">
            <text:p>NaN</text:p>
          </table:table-cell>
          <table:table-cell office:value-type="float" office:value="15">
            <text:p>15</text:p>
          </table:table-cell>
          <table:table-cell office:value-type="string">
            <text:p>NaN</text:p>
          </table:table-cell>
          <table:table-cell office:value-type="float" office:value="13">
            <text:p>13</text:p>
          </table:table-cell>
          <table:table-cell office:value-type="float" office:value="11.25">
            <text:p>11,25</text:p>
          </table:table-cell>
          <table:table-cell office:value-type="float" office:value="13.7">
            <text:p>13,7</text:p>
          </table:table-cell>
          <table:table-cell table:number-columns-repeated="287"/>
        </table:table-row>
        <table:table-row table:style-name="ro1">
          <table:table-cell office:value-type="string">
            <text:p>Forsaken workers lvl 21</text:p>
          </table:table-cell>
          <table:table-cell table:number-columns-repeated="6" office:value-type="string">
            <text:p>NaN</text:p>
          </table:table-cell>
          <table:table-cell office:value-type="float" office:value="15">
            <text:p>15</text:p>
          </table:table-cell>
          <table:table-cell office:value-type="string">
            <text:p>NaN</text:p>
          </table:table-cell>
          <table:table-cell office:value-type="float" office:value="30.75">
            <text:p>30,75</text:p>
          </table:table-cell>
          <table:table-cell table:number-columns-repeated="287"/>
        </table:table-row>
        <table:table-row table:style-name="ro1">
          <table:table-cell office:value-type="string">
            <text:p>Forsaken income lvl 1</text:p>
          </table:table-cell>
          <table:table-cell table:number-columns-repeated="8" office:value-type="string">
            <text:p>NaN</text:p>
          </table:table-cell>
          <table:table-cell office:value-type="float" office:value="6">
            <text:p>6</text:p>
          </table:table-cell>
          <table:table-cell table:number-columns-repeated="287"/>
        </table:table-row>
        <table:table-row table:style-name="ro1">
          <table:table-cell office:value-type="string">
            <text:p>Forsaken income lvl 2</text:p>
          </table:table-cell>
          <table:table-cell table:number-columns-repeated="2" office:value-type="string">
            <text:p>NaN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NaN</text:p>
          </table:table-cell>
          <table:table-cell office:value-type="float" office:value="6">
            <text:p>6</text:p>
          </table:table-cell>
          <table:table-cell table:number-columns-repeated="287"/>
        </table:table-row>
        <table:table-row table:style-name="ro1">
          <table:table-cell office:value-type="string">
            <text:p>Forsaken income lvl 3</text:p>
          </table:table-cell>
          <table:table-cell table:number-columns-repeated="6" office:value-type="string">
            <text:p>NaN</text:p>
          </table:table-cell>
          <table:table-cell office:value-type="float" office:value="18">
            <text:p>18</text:p>
          </table:table-cell>
          <table:table-cell office:value-type="string">
            <text:p>NaN</text:p>
          </table:table-cell>
          <table:table-cell office:value-type="float" office:value="20.7272727272727">
            <text:p>20,7272727273</text:p>
          </table:table-cell>
          <table:table-cell table:number-columns-repeated="287"/>
        </table:table-row>
        <table:table-row table:style-name="ro1">
          <table:table-cell office:value-type="string">
            <text:p>Forsaken income lvl 4</text:p>
          </table:table-cell>
          <table:table-cell office:value-type="float" office:value="30">
            <text:p>30</text:p>
          </table:table-cell>
          <table:table-cell table:number-columns-repeated="7" office:value-type="string">
            <text:p>NaN</text:p>
          </table:table-cell>
          <table:table-cell office:value-type="float" office:value="22">
            <text:p>22</text:p>
          </table:table-cell>
          <table:table-cell table:number-columns-repeated="287"/>
        </table:table-row>
        <table:table-row table:style-name="ro1">
          <table:table-cell office:value-type="string">
            <text:p>Forsaken income lvl 5</text:p>
          </table:table-cell>
          <table:table-cell table:number-columns-repeated="2" office:value-type="string">
            <text:p>NaN</text:p>
          </table:table-cell>
          <table:table-cell office:value-type="float" office:value="37.5">
            <text:p>37,5</text:p>
          </table:table-cell>
          <table:table-cell office:value-type="string">
            <text:p>NaN</text:p>
          </table:table-cell>
          <table:table-cell office:value-type="float" office:value="42">
            <text:p>42</text:p>
          </table:table-cell>
          <table:table-cell table:number-columns-repeated="3" office:value-type="string">
            <text:p>NaN</text:p>
          </table:table-cell>
          <table:table-cell office:value-type="float" office:value="45.5869565217391">
            <text:p>45,5869565217</text:p>
          </table:table-cell>
          <table:table-cell table:number-columns-repeated="287"/>
        </table:table-row>
        <table:table-row table:style-name="ro1">
          <table:table-cell office:value-type="string">
            <text:p>Forsaken income lvl 6</text:p>
          </table:table-cell>
          <table:table-cell table:number-columns-repeated="2" office:value-type="string">
            <text:p>NaN</text:p>
          </table:table-cell>
          <table:table-cell office:value-type="float" office:value="75">
            <text:p>75</text:p>
          </table:table-cell>
          <table:table-cell office:value-type="string">
            <text:p>NaN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aN</text:p>
          </table:table-cell>
          <table:table-cell office:value-type="float" office:value="63.1739130434783">
            <text:p>63,1739130435</text:p>
          </table:table-cell>
          <table:table-cell table:number-columns-repeated="287"/>
        </table:table-row>
        <table:table-row table:style-name="ro1">
          <table:table-cell office:value-type="string">
            <text:p>Forsaken income lvl 7</text:p>
          </table:table-cell>
          <table:table-cell office:value-type="float" office:value="77">
            <text:p>77</text:p>
          </table:table-cell>
          <table:table-cell office:value-type="float" office:value="119.5">
            <text:p>119,5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NaN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NaN</text:p>
          </table:table-cell>
          <table:table-cell office:value-type="float" office:value="70.7586206896552">
            <text:p>70,7586206897</text:p>
          </table:table-cell>
          <table:table-cell table:number-columns-repeated="287"/>
        </table:table-row>
        <table:table-row table:style-name="ro1">
          <table:table-cell office:value-type="string">
            <text:p>Forsaken income lvl 8</text:p>
          </table:table-cell>
          <table:table-cell office:value-type="float" office:value="87">
            <text:p>87</text:p>
          </table:table-cell>
          <table:table-cell office:value-type="string">
            <text:p>NaN</text:p>
          </table:table-cell>
          <table:table-cell office:value-type="float" office:value="88.2">
            <text:p>88,2</text:p>
          </table:table-cell>
          <table:table-cell office:value-type="float" office:value="102">
            <text:p>102</text:p>
          </table:table-cell>
          <table:table-cell office:value-type="string">
            <text:p>NaN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92.5">
            <text:p>92,5</text:p>
          </table:table-cell>
          <table:table-cell office:value-type="float" office:value="112.951612903226">
            <text:p>112,9516129032</text:p>
          </table:table-cell>
          <table:table-cell table:number-columns-repeated="287"/>
        </table:table-row>
        <table:table-row table:style-name="ro1">
          <table:table-cell office:value-type="string">
            <text:p>Forsaken income lvl 9</text:p>
          </table:table-cell>
          <table:table-cell office:value-type="float" office:value="134.25">
            <text:p>134,25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134">
            <text:p>134</text:p>
          </table:table-cell>
          <table:table-cell office:value-type="float" office:value="109">
            <text:p>109</text:p>
          </table:table-cell>
          <table:table-cell office:value-type="float" office:value="122.75">
            <text:p>122,75</text:p>
          </table:table-cell>
          <table:table-cell office:value-type="float" office:value="128.8">
            <text:p>128,8</text:p>
          </table:table-cell>
          <table:table-cell office:value-type="float" office:value="116.5">
            <text:p>116,5</text:p>
          </table:table-cell>
          <table:table-cell office:value-type="float" office:value="119">
            <text:p>119</text:p>
          </table:table-cell>
          <table:table-cell table:number-columns-repeated="287"/>
        </table:table-row>
        <table:table-row table:style-name="ro1">
          <table:table-cell office:value-type="string">
            <text:p>Forsaken income lvl 10</text:p>
          </table:table-cell>
          <table:table-cell table:number-columns-repeated="3" office:value-type="string">
            <text:p>NaN</text:p>
          </table:table-cell>
          <table:table-cell office:value-type="float" office:value="156">
            <text:p>156</text:p>
          </table:table-cell>
          <table:table-cell table:number-columns-repeated="3" office:value-type="string">
            <text:p>NaN</text:p>
          </table:table-cell>
          <table:table-cell office:value-type="float" office:value="166">
            <text:p>166</text:p>
          </table:table-cell>
          <table:table-cell office:value-type="float" office:value="133.27027027027">
            <text:p>133,2702702703</text:p>
          </table:table-cell>
          <table:table-cell table:number-columns-repeated="287"/>
        </table:table-row>
        <table:table-row table:style-name="ro1">
          <table:table-cell office:value-type="string">
            <text:p>Forsaken income lvl 11</text:p>
          </table:table-cell>
          <table:table-cell office:value-type="float" office:value="160.428571428571">
            <text:p>160,4285714286</text:p>
          </table:table-cell>
          <table:table-cell office:value-type="float" office:value="185">
            <text:p>185</text:p>
          </table:table-cell>
          <table:table-cell office:value-type="float" office:value="171.888888888889">
            <text:p>171,8888888889</text:p>
          </table:table-cell>
          <table:table-cell office:value-type="float" office:value="198">
            <text:p>198</text:p>
          </table:table-cell>
          <table:table-cell office:value-type="float" office:value="208">
            <text:p>208</text:p>
          </table:table-cell>
          <table:table-cell office:value-type="float" office:value="165.142857142857">
            <text:p>165,1428571429</text:p>
          </table:table-cell>
          <table:table-cell office:value-type="float" office:value="196.25">
            <text:p>196,25</text:p>
          </table:table-cell>
          <table:table-cell office:value-type="float" office:value="201">
            <text:p>201</text:p>
          </table:table-cell>
          <table:table-cell office:value-type="float" office:value="178.7625">
            <text:p>178,7625</text:p>
          </table:table-cell>
          <table:table-cell table:number-columns-repeated="287"/>
        </table:table-row>
        <table:table-row table:style-name="ro1">
          <table:table-cell office:value-type="string">
            <text:p>Forsaken income lvl 12</text:p>
          </table:table-cell>
          <table:table-cell office:value-type="float" office:value="205.041666666667">
            <text:p>205,0416666667</text:p>
          </table:table-cell>
          <table:table-cell office:value-type="float" office:value="209.45">
            <text:p>209,45</text:p>
          </table:table-cell>
          <table:table-cell office:value-type="float" office:value="201.04">
            <text:p>201,04</text:p>
          </table:table-cell>
          <table:table-cell office:value-type="float" office:value="207.444444444444">
            <text:p>207,4444444444</text:p>
          </table:table-cell>
          <table:table-cell office:value-type="float" office:value="198.428571428571">
            <text:p>198,4285714286</text:p>
          </table:table-cell>
          <table:table-cell office:value-type="float" office:value="185.083333333333">
            <text:p>185,0833333333</text:p>
          </table:table-cell>
          <table:table-cell office:value-type="float" office:value="190.636363636364">
            <text:p>190,6363636364</text:p>
          </table:table-cell>
          <table:table-cell office:value-type="float" office:value="198.5">
            <text:p>198,5</text:p>
          </table:table-cell>
          <table:table-cell office:value-type="float" office:value="177.076335877863">
            <text:p>177,0763358779</text:p>
          </table:table-cell>
          <table:table-cell table:number-columns-repeated="287"/>
        </table:table-row>
        <table:table-row table:style-name="ro1">
          <table:table-cell office:value-type="string">
            <text:p>Forsaken income lvl 13</text:p>
          </table:table-cell>
          <table:table-cell office:value-type="float" office:value="232.859813084112">
            <text:p>232,8598130841</text:p>
          </table:table-cell>
          <table:table-cell office:value-type="float" office:value="234.631578947368">
            <text:p>234,6315789474</text:p>
          </table:table-cell>
          <table:table-cell office:value-type="float" office:value="237.766355140187">
            <text:p>237,7663551402</text:p>
          </table:table-cell>
          <table:table-cell office:value-type="float" office:value="216.375">
            <text:p>216,375</text:p>
          </table:table-cell>
          <table:table-cell office:value-type="float" office:value="236.270833333333">
            <text:p>236,2708333333</text:p>
          </table:table-cell>
          <table:table-cell office:value-type="float" office:value="228.781818181818">
            <text:p>228,7818181818</text:p>
          </table:table-cell>
          <table:table-cell office:value-type="float" office:value="227.3">
            <text:p>227,3</text:p>
          </table:table-cell>
          <table:table-cell office:value-type="float" office:value="237.212121212121">
            <text:p>237,2121212121</text:p>
          </table:table-cell>
          <table:table-cell office:value-type="float" office:value="214.432911392405">
            <text:p>214,4329113924</text:p>
          </table:table-cell>
          <table:table-cell table:number-columns-repeated="287"/>
        </table:table-row>
        <table:table-row table:style-name="ro1">
          <table:table-cell office:value-type="string">
            <text:p>Forsaken income lvl 14</text:p>
          </table:table-cell>
          <table:table-cell office:value-type="float" office:value="271.684210526316">
            <text:p>271,6842105263</text:p>
          </table:table-cell>
          <table:table-cell office:value-type="float" office:value="257.4375">
            <text:p>257,4375</text:p>
          </table:table-cell>
          <table:table-cell office:value-type="float" office:value="276.52380952381">
            <text:p>276,5238095238</text:p>
          </table:table-cell>
          <table:table-cell office:value-type="float" office:value="285.9">
            <text:p>285,9</text:p>
          </table:table-cell>
          <table:table-cell office:value-type="float" office:value="291.72">
            <text:p>291,72</text:p>
          </table:table-cell>
          <table:table-cell office:value-type="float" office:value="294.806451612903">
            <text:p>294,8064516129</text:p>
          </table:table-cell>
          <table:table-cell office:value-type="float" office:value="275.810810810811">
            <text:p>275,8108108108</text:p>
          </table:table-cell>
          <table:table-cell office:value-type="float" office:value="274.024390243902">
            <text:p>274,0243902439</text:p>
          </table:table-cell>
          <table:table-cell office:value-type="float" office:value="240.15559772296">
            <text:p>240,155597723</text:p>
          </table:table-cell>
          <table:table-cell table:number-columns-repeated="287"/>
        </table:table-row>
        <table:table-row table:style-name="ro1">
          <table:table-cell office:value-type="string">
            <text:p>Forsaken income lvl 15</text:p>
          </table:table-cell>
          <table:table-cell office:value-type="float" office:value="295.3">
            <text:p>295,3</text:p>
          </table:table-cell>
          <table:table-cell office:value-type="float" office:value="280.2">
            <text:p>280,2</text:p>
          </table:table-cell>
          <table:table-cell office:value-type="float" office:value="271.909090909091">
            <text:p>271,9090909091</text:p>
          </table:table-cell>
          <table:table-cell office:value-type="float" office:value="395">
            <text:p>395</text:p>
          </table:table-cell>
          <table:table-cell office:value-type="float" office:value="281.666666666667">
            <text:p>281,6666666667</text:p>
          </table:table-cell>
          <table:table-cell office:value-type="float" office:value="303.5">
            <text:p>303,5</text:p>
          </table:table-cell>
          <table:table-cell office:value-type="float" office:value="312.428571428571">
            <text:p>312,4285714286</text:p>
          </table:table-cell>
          <table:table-cell office:value-type="float" office:value="318.846153846154">
            <text:p>318,8461538462</text:p>
          </table:table-cell>
          <table:table-cell office:value-type="float" office:value="288.276493256262">
            <text:p>288,2764932563</text:p>
          </table:table-cell>
          <table:table-cell table:number-columns-repeated="287"/>
        </table:table-row>
        <table:table-row table:style-name="ro1">
          <table:table-cell office:value-type="string">
            <text:p>Forsaken income lvl 16</text:p>
          </table:table-cell>
          <table:table-cell office:value-type="float" office:value="382.428571428571">
            <text:p>382,4285714286</text:p>
          </table:table-cell>
          <table:table-cell office:value-type="float" office:value="362.081632653061">
            <text:p>362,0816326531</text:p>
          </table:table-cell>
          <table:table-cell office:value-type="float" office:value="362.857142857143">
            <text:p>362,8571428571</text:p>
          </table:table-cell>
          <table:table-cell office:value-type="float" office:value="350.727272727273">
            <text:p>350,7272727273</text:p>
          </table:table-cell>
          <table:table-cell office:value-type="float" office:value="362.913043478261">
            <text:p>362,9130434783</text:p>
          </table:table-cell>
          <table:table-cell office:value-type="float" office:value="363.047619047619">
            <text:p>363,0476190476</text:p>
          </table:table-cell>
          <table:table-cell office:value-type="float" office:value="371.307692307692">
            <text:p>371,3076923077</text:p>
          </table:table-cell>
          <table:table-cell office:value-type="float" office:value="333.260869565217">
            <text:p>333,2608695652</text:p>
          </table:table-cell>
          <table:table-cell office:value-type="float" office:value="323.538767395626">
            <text:p>323,5387673956</text:p>
          </table:table-cell>
          <table:table-cell table:number-columns-repeated="287"/>
        </table:table-row>
        <table:table-row table:style-name="ro1">
          <table:table-cell office:value-type="string">
            <text:p>Forsaken income lvl 17</text:p>
          </table:table-cell>
          <table:table-cell office:value-type="float" office:value="397.818181818182">
            <text:p>397,8181818182</text:p>
          </table:table-cell>
          <table:table-cell office:value-type="float" office:value="374.875">
            <text:p>374,875</text:p>
          </table:table-cell>
          <table:table-cell office:value-type="float" office:value="379">
            <text:p>379</text:p>
          </table:table-cell>
          <table:table-cell office:value-type="float" office:value="394">
            <text:p>394</text:p>
          </table:table-cell>
          <table:table-cell office:value-type="float" office:value="391.076923076923">
            <text:p>391,0769230769</text:p>
          </table:table-cell>
          <table:table-cell office:value-type="float" office:value="370.736842105263">
            <text:p>370,7368421053</text:p>
          </table:table-cell>
          <table:table-cell office:value-type="float" office:value="424">
            <text:p>424</text:p>
          </table:table-cell>
          <table:table-cell office:value-type="float" office:value="437.933333333333">
            <text:p>437,9333333333</text:p>
          </table:table-cell>
          <table:table-cell office:value-type="float" office:value="383.561111111111">
            <text:p>383,5611111111</text:p>
          </table:table-cell>
          <table:table-cell table:number-columns-repeated="287"/>
        </table:table-row>
        <table:table-row table:style-name="ro1">
          <table:table-cell office:value-type="string">
            <text:p>Forsaken income lvl 18</text:p>
          </table:table-cell>
          <table:table-cell office:value-type="float" office:value="371.285714285714">
            <text:p>371,2857142857</text:p>
          </table:table-cell>
          <table:table-cell office:value-type="float" office:value="393.444444444444">
            <text:p>393,4444444444</text:p>
          </table:table-cell>
          <table:table-cell office:value-type="float" office:value="437.25">
            <text:p>437,25</text:p>
          </table:table-cell>
          <table:table-cell office:value-type="string">
            <text:p>NaN</text:p>
          </table:table-cell>
          <table:table-cell office:value-type="float" office:value="414.25">
            <text:p>414,25</text:p>
          </table:table-cell>
          <table:table-cell office:value-type="float" office:value="487">
            <text:p>487</text:p>
          </table:table-cell>
          <table:table-cell office:value-type="float" office:value="610">
            <text:p>610</text:p>
          </table:table-cell>
          <table:table-cell office:value-type="float" office:value="488.090909090909">
            <text:p>488,0909090909</text:p>
          </table:table-cell>
          <table:table-cell office:value-type="float" office:value="468.564935064935">
            <text:p>468,5649350649</text:p>
          </table:table-cell>
          <table:table-cell table:number-columns-repeated="287"/>
        </table:table-row>
        <table:table-row table:style-name="ro1">
          <table:table-cell office:value-type="string">
            <text:p>Forsaken income lvl 19</text:p>
          </table:table-cell>
          <table:table-cell office:value-type="float" office:value="729.333333333333">
            <text:p>729,3333333333</text:p>
          </table:table-cell>
          <table:table-cell office:value-type="float" office:value="520.7">
            <text:p>520,7</text:p>
          </table:table-cell>
          <table:table-cell office:value-type="float" office:value="544.125">
            <text:p>544,125</text:p>
          </table:table-cell>
          <table:table-cell office:value-type="float" office:value="470.8">
            <text:p>470,8</text:p>
          </table:table-cell>
          <table:table-cell office:value-type="float" office:value="454">
            <text:p>454</text:p>
          </table:table-cell>
          <table:table-cell office:value-type="float" office:value="536.6">
            <text:p>536,6</text:p>
          </table:table-cell>
          <table:table-cell office:value-type="float" office:value="451.583333333333">
            <text:p>451,5833333333</text:p>
          </table:table-cell>
          <table:table-cell office:value-type="float" office:value="493">
            <text:p>493</text:p>
          </table:table-cell>
          <table:table-cell office:value-type="float" office:value="574.184696569921">
            <text:p>574,1846965699</text:p>
          </table:table-cell>
          <table:table-cell table:number-columns-repeated="287"/>
        </table:table-row>
        <table:table-row table:style-name="ro1">
          <table:table-cell office:value-type="string">
            <text:p>Forsaken income lvl 20</text:p>
          </table:table-cell>
          <table:table-cell office:value-type="string">
            <text:p>NaN</text:p>
          </table:table-cell>
          <table:table-cell office:value-type="float" office:value="544">
            <text:p>544</text:p>
          </table:table-cell>
          <table:table-cell office:value-type="float" office:value="575.666666666667">
            <text:p>575,6666666667</text:p>
          </table:table-cell>
          <table:table-cell office:value-type="string">
            <text:p>NaN</text:p>
          </table:table-cell>
          <table:table-cell office:value-type="float" office:value="649">
            <text:p>649</text:p>
          </table:table-cell>
          <table:table-cell office:value-type="string">
            <text:p>NaN</text:p>
          </table:table-cell>
          <table:table-cell office:value-type="float" office:value="665">
            <text:p>665</text:p>
          </table:table-cell>
          <table:table-cell office:value-type="float" office:value="601.75">
            <text:p>601,75</text:p>
          </table:table-cell>
          <table:table-cell office:value-type="float" office:value="616.9">
            <text:p>616,9</text:p>
          </table:table-cell>
          <table:table-cell table:number-columns-repeated="287"/>
        </table:table-row>
        <table:table-row table:style-name="ro1">
          <table:table-cell office:value-type="string">
            <text:p>Forsaken income lvl 21</text:p>
          </table:table-cell>
          <table:table-cell table:number-columns-repeated="6" office:value-type="string">
            <text:p>NaN</text:p>
          </table:table-cell>
          <table:table-cell office:value-type="float" office:value="870">
            <text:p>870</text:p>
          </table:table-cell>
          <table:table-cell office:value-type="string">
            <text:p>NaN</text:p>
          </table:table-cell>
          <table:table-cell office:value-type="float" office:value="1138.25">
            <text:p>1138,25</text:p>
          </table:table-cell>
          <table:table-cell table:number-columns-repeated="287"/>
        </table:table-row>
        <table:table-row table:style-name="ro1">
          <table:table-cell office:value-type="string">
            <text:p>Forsaken value lvl 1</text:p>
          </table:table-cell>
          <table:table-cell table:number-columns-repeated="8" office:value-type="string">
            <text:p>NaN</text:p>
          </table:table-cell>
          <table:table-cell office:value-type="float" office:value="200">
            <text:p>200</text:p>
          </table:table-cell>
          <table:table-cell table:number-columns-repeated="287"/>
        </table:table-row>
        <table:table-row table:style-name="ro1">
          <table:table-cell office:value-type="string">
            <text:p>Forsaken value lvl 2</text:p>
          </table:table-cell>
          <table:table-cell table:number-columns-repeated="2" office:value-type="string">
            <text:p>NaN</text:p>
          </table:table-cell>
          <table:table-cell office:value-type="float" office:value="225">
            <text:p>225</text:p>
          </table:table-cell>
          <table:table-cell table:number-columns-repeated="5" office:value-type="string">
            <text:p>NaN</text:p>
          </table:table-cell>
          <table:table-cell office:value-type="float" office:value="151.25">
            <text:p>151,25</text:p>
          </table:table-cell>
          <table:table-cell table:number-columns-repeated="287"/>
        </table:table-row>
        <table:table-row table:style-name="ro1">
          <table:table-cell office:value-type="string">
            <text:p>Forsaken value lvl 3</text:p>
          </table:table-cell>
          <table:table-cell table:number-columns-repeated="6" office:value-type="string">
            <text:p>NaN</text:p>
          </table:table-cell>
          <table:table-cell office:value-type="float" office:value="210">
            <text:p>210</text:p>
          </table:table-cell>
          <table:table-cell office:value-type="string">
            <text:p>NaN</text:p>
          </table:table-cell>
          <table:table-cell office:value-type="float" office:value="252.727272727273">
            <text:p>252,7272727273</text:p>
          </table:table-cell>
          <table:table-cell table:number-columns-repeated="287"/>
        </table:table-row>
        <table:table-row table:style-name="ro1">
          <table:table-cell office:value-type="string">
            <text:p>Forsaken value lvl 4</text:p>
          </table:table-cell>
          <table:table-cell office:value-type="float" office:value="225">
            <text:p>225</text:p>
          </table:table-cell>
          <table:table-cell table:number-columns-repeated="7" office:value-type="string">
            <text:p>NaN</text:p>
          </table:table-cell>
          <table:table-cell office:value-type="float" office:value="278.571428571429">
            <text:p>278,5714285714</text:p>
          </table:table-cell>
          <table:table-cell table:number-columns-repeated="287"/>
        </table:table-row>
        <table:table-row table:style-name="ro1">
          <table:table-cell office:value-type="string">
            <text:p>Forsaken value lvl 5</text:p>
          </table:table-cell>
          <table:table-cell table:number-columns-repeated="2" office:value-type="string">
            <text:p>NaN</text:p>
          </table:table-cell>
          <table:table-cell office:value-type="float" office:value="407.5">
            <text:p>407,5</text:p>
          </table:table-cell>
          <table:table-cell office:value-type="string">
            <text:p>NaN</text:p>
          </table:table-cell>
          <table:table-cell office:value-type="float" office:value="375">
            <text:p>375</text:p>
          </table:table-cell>
          <table:table-cell table:number-columns-repeated="3" office:value-type="string">
            <text:p>NaN</text:p>
          </table:table-cell>
          <table:table-cell office:value-type="float" office:value="420.326086956522">
            <text:p>420,3260869565</text:p>
          </table:table-cell>
          <table:table-cell table:number-columns-repeated="287"/>
        </table:table-row>
        <table:table-row table:style-name="ro1">
          <table:table-cell office:value-type="string">
            <text:p>Forsaken value lvl 6</text:p>
          </table:table-cell>
          <table:table-cell table:number-columns-repeated="2" office:value-type="string">
            <text:p>NaN</text:p>
          </table:table-cell>
          <table:table-cell office:value-type="float" office:value="530">
            <text:p>530</text:p>
          </table:table-cell>
          <table:table-cell office:value-type="string">
            <text:p>NaN</text:p>
          </table:table-cell>
          <table:table-cell office:value-type="float" office:value="583.333333333333">
            <text:p>583,3333333333</text:p>
          </table:table-cell>
          <table:table-cell office:value-type="float" office:value="645">
            <text:p>645</text:p>
          </table:table-cell>
          <table:table-cell table:number-columns-repeated="2" office:value-type="string">
            <text:p>NaN</text:p>
          </table:table-cell>
          <table:table-cell office:value-type="float" office:value="552.173913043478">
            <text:p>552,1739130435</text:p>
          </table:table-cell>
          <table:table-cell table:number-columns-repeated="287"/>
        </table:table-row>
        <table:table-row table:style-name="ro1">
          <table:table-cell office:value-type="string">
            <text:p>Forsaken value lvl 7</text:p>
          </table:table-cell>
          <table:table-cell office:value-type="float" office:value="667">
            <text:p>667</text:p>
          </table:table-cell>
          <table:table-cell office:value-type="float" office:value="625">
            <text:p>625</text:p>
          </table:table-cell>
          <table:table-cell office:value-type="float" office:value="685">
            <text:p>685</text:p>
          </table:table-cell>
          <table:table-cell table:number-columns-repeated="2" office:value-type="string">
            <text:p>NaN</text:p>
          </table:table-cell>
          <table:table-cell office:value-type="float" office:value="595">
            <text:p>595</text:p>
          </table:table-cell>
          <table:table-cell table:number-columns-repeated="2" office:value-type="string">
            <text:p>NaN</text:p>
          </table:table-cell>
          <table:table-cell office:value-type="float" office:value="701.206896551724">
            <text:p>701,2068965517</text:p>
          </table:table-cell>
          <table:table-cell table:number-columns-repeated="287"/>
        </table:table-row>
        <table:table-row table:style-name="ro1">
          <table:table-cell office:value-type="string">
            <text:p>Forsaken value lvl 8</text:p>
          </table:table-cell>
          <table:table-cell office:value-type="float" office:value="812.5">
            <text:p>812,5</text:p>
          </table:table-cell>
          <table:table-cell office:value-type="string">
            <text:p>NaN</text:p>
          </table:table-cell>
          <table:table-cell office:value-type="float" office:value="918">
            <text:p>918</text:p>
          </table:table-cell>
          <table:table-cell office:value-type="float" office:value="922.5">
            <text:p>922,5</text:p>
          </table:table-cell>
          <table:table-cell office:value-type="string">
            <text:p>NaN</text:p>
          </table:table-cell>
          <table:table-cell office:value-type="float" office:value="935">
            <text:p>935</text:p>
          </table:table-cell>
          <table:table-cell office:value-type="float" office:value="825">
            <text:p>825</text:p>
          </table:table-cell>
          <table:table-cell office:value-type="float" office:value="857.5">
            <text:p>857,5</text:p>
          </table:table-cell>
          <table:table-cell office:value-type="float" office:value="695.483870967742">
            <text:p>695,4838709677</text:p>
          </table:table-cell>
          <table:table-cell table:number-columns-repeated="287"/>
        </table:table-row>
        <table:table-row table:style-name="ro1">
          <table:table-cell office:value-type="string">
            <text:p>Forsaken value lvl 9</text:p>
          </table:table-cell>
          <table:table-cell office:value-type="float" office:value="993.75">
            <text:p>993,75</text:p>
          </table:table-cell>
          <table:table-cell office:value-type="float" office:value="935">
            <text:p>935</text:p>
          </table:table-cell>
          <table:table-cell office:value-type="float" office:value="982.5">
            <text:p>982,5</text:p>
          </table:table-cell>
          <table:table-cell office:value-type="float" office:value="1012.5">
            <text:p>1012,5</text:p>
          </table:table-cell>
          <table:table-cell office:value-type="float" office:value="939.545454545455">
            <text:p>939,5454545455</text:p>
          </table:table-cell>
          <table:table-cell office:value-type="float" office:value="955.625">
            <text:p>955,625</text:p>
          </table:table-cell>
          <table:table-cell office:value-type="float" office:value="950">
            <text:p>950</text:p>
          </table:table-cell>
          <table:table-cell office:value-type="float" office:value="867.5">
            <text:p>867,5</text:p>
          </table:table-cell>
          <table:table-cell office:value-type="float" office:value="1054.375">
            <text:p>1054,375</text:p>
          </table:table-cell>
          <table:table-cell table:number-columns-repeated="287"/>
        </table:table-row>
        <table:table-row table:style-name="ro1">
          <table:table-cell office:value-type="string">
            <text:p>Forsaken value lvl 10</text:p>
          </table:table-cell>
          <table:table-cell table:number-columns-repeated="3" office:value-type="string">
            <text:p>NaN</text:p>
          </table:table-cell>
          <table:table-cell office:value-type="float" office:value="1025">
            <text:p>1025</text:p>
          </table:table-cell>
          <table:table-cell table:number-columns-repeated="3" office:value-type="string">
            <text:p>NaN</text:p>
          </table:table-cell>
          <table:table-cell office:value-type="float" office:value="1290">
            <text:p>1290</text:p>
          </table:table-cell>
          <table:table-cell office:value-type="float" office:value="1149.45945945946">
            <text:p>1149,4594594595</text:p>
          </table:table-cell>
          <table:table-cell table:number-columns-repeated="287"/>
        </table:table-row>
        <table:table-row table:style-name="ro1">
          <table:table-cell office:value-type="string">
            <text:p>Forsaken value lvl 11</text:p>
          </table:table-cell>
          <table:table-cell office:value-type="float" office:value="1412.85714285714">
            <text:p>1412,8571428571</text:p>
          </table:table-cell>
          <table:table-cell office:value-type="float" office:value="1479">
            <text:p>1479</text:p>
          </table:table-cell>
          <table:table-cell office:value-type="float" office:value="1431.66666666667">
            <text:p>1431,6666666667</text:p>
          </table:table-cell>
          <table:table-cell office:value-type="float" office:value="1635">
            <text:p>1635</text:p>
          </table:table-cell>
          <table:table-cell office:value-type="float" office:value="1532.5">
            <text:p>1532,5</text:p>
          </table:table-cell>
          <table:table-cell office:value-type="float" office:value="1367.85714285714">
            <text:p>1367,8571428571</text:p>
          </table:table-cell>
          <table:table-cell office:value-type="float" office:value="1366.25">
            <text:p>1366,25</text:p>
          </table:table-cell>
          <table:table-cell office:value-type="float" office:value="1202.5">
            <text:p>1202,5</text:p>
          </table:table-cell>
          <table:table-cell office:value-type="float" office:value="1363.8125">
            <text:p>1363,8125</text:p>
          </table:table-cell>
          <table:table-cell table:number-columns-repeated="287"/>
        </table:table-row>
        <table:table-row table:style-name="ro1">
          <table:table-cell office:value-type="string">
            <text:p>Forsaken value lvl 12</text:p>
          </table:table-cell>
          <table:table-cell office:value-type="float" office:value="1628.75">
            <text:p>1628,75</text:p>
          </table:table-cell>
          <table:table-cell office:value-type="float" office:value="1687.5">
            <text:p>1687,5</text:p>
          </table:table-cell>
          <table:table-cell office:value-type="float" office:value="1695.8">
            <text:p>1695,8</text:p>
          </table:table-cell>
          <table:table-cell office:value-type="float" office:value="1709.44444444444">
            <text:p>1709,4444444444</text:p>
          </table:table-cell>
          <table:table-cell office:value-type="float" office:value="1599.28571428571">
            <text:p>1599,2857142857</text:p>
          </table:table-cell>
          <table:table-cell office:value-type="float" office:value="1768.75">
            <text:p>1768,75</text:p>
          </table:table-cell>
          <table:table-cell office:value-type="float" office:value="1638.63636363636">
            <text:p>1638,6363636364</text:p>
          </table:table-cell>
          <table:table-cell office:value-type="float" office:value="1761.66666666667">
            <text:p>1761,6666666667</text:p>
          </table:table-cell>
          <table:table-cell office:value-type="float" office:value="1647.48091603053">
            <text:p>1647,4809160305</text:p>
          </table:table-cell>
          <table:table-cell table:number-columns-repeated="287"/>
        </table:table-row>
        <table:table-row table:style-name="ro1">
          <table:table-cell office:value-type="string">
            <text:p>Forsaken value lvl 13</text:p>
          </table:table-cell>
          <table:table-cell office:value-type="float" office:value="2081.26168224299">
            <text:p>2081,261682243</text:p>
          </table:table-cell>
          <table:table-cell office:value-type="float" office:value="2051.05263157895">
            <text:p>2051,052631579</text:p>
          </table:table-cell>
          <table:table-cell office:value-type="float" office:value="2041.8691588785">
            <text:p>2041,8691588785</text:p>
          </table:table-cell>
          <table:table-cell office:value-type="float" office:value="2031.25">
            <text:p>2031,25</text:p>
          </table:table-cell>
          <table:table-cell office:value-type="float" office:value="2111.09375">
            <text:p>2111,09375</text:p>
          </table:table-cell>
          <table:table-cell office:value-type="float" office:value="2027.27272727273">
            <text:p>2027,2727272727</text:p>
          </table:table-cell>
          <table:table-cell office:value-type="float" office:value="2024.7">
            <text:p>2024,7</text:p>
          </table:table-cell>
          <table:table-cell office:value-type="float" office:value="2109.24242424242">
            <text:p>2109,2424242424</text:p>
          </table:table-cell>
          <table:table-cell office:value-type="float" office:value="1956.53164556962">
            <text:p>1956,5316455696</text:p>
          </table:table-cell>
          <table:table-cell table:number-columns-repeated="287"/>
        </table:table-row>
        <table:table-row table:style-name="ro1">
          <table:table-cell office:value-type="string">
            <text:p>Forsaken value lvl 14</text:p>
          </table:table-cell>
          <table:table-cell office:value-type="float" office:value="2431.84210526316">
            <text:p>2431,8421052632</text:p>
          </table:table-cell>
          <table:table-cell office:value-type="float" office:value="2381.875">
            <text:p>2381,875</text:p>
          </table:table-cell>
          <table:table-cell office:value-type="float" office:value="2362.02380952381">
            <text:p>2362,0238095238</text:p>
          </table:table-cell>
          <table:table-cell office:value-type="float" office:value="2423.16666666667">
            <text:p>2423,1666666667</text:p>
          </table:table-cell>
          <table:table-cell office:value-type="float" office:value="2486.8">
            <text:p>2486,8</text:p>
          </table:table-cell>
          <table:table-cell office:value-type="float" office:value="2331.93548387097">
            <text:p>2331,935483871</text:p>
          </table:table-cell>
          <table:table-cell office:value-type="float" office:value="2467.16216216216">
            <text:p>2467,1621621622</text:p>
          </table:table-cell>
          <table:table-cell office:value-type="float" office:value="2476.82926829268">
            <text:p>2476,8292682927</text:p>
          </table:table-cell>
          <table:table-cell office:value-type="float" office:value="2267.32258064516">
            <text:p>2267,3225806452</text:p>
          </table:table-cell>
          <table:table-cell table:number-columns-repeated="287"/>
        </table:table-row>
        <table:table-row table:style-name="ro1">
          <table:table-cell office:value-type="string">
            <text:p>Forsaken value lvl 15</text:p>
          </table:table-cell>
          <table:table-cell office:value-type="float" office:value="2654">
            <text:p>2654</text:p>
          </table:table-cell>
          <table:table-cell office:value-type="float" office:value="2801">
            <text:p>2801</text:p>
          </table:table-cell>
          <table:table-cell office:value-type="float" office:value="2814.54545454545">
            <text:p>2814,5454545455</text:p>
          </table:table-cell>
          <table:table-cell office:value-type="float" office:value="3011.66666666667">
            <text:p>3011,6666666667</text:p>
          </table:table-cell>
          <table:table-cell office:value-type="float" office:value="2875">
            <text:p>2875</text:p>
          </table:table-cell>
          <table:table-cell office:value-type="float" office:value="2992.5">
            <text:p>2992,5</text:p>
          </table:table-cell>
          <table:table-cell office:value-type="float" office:value="2826.42857142857">
            <text:p>2826,4285714286</text:p>
          </table:table-cell>
          <table:table-cell office:value-type="float" office:value="2623.07692307692">
            <text:p>2623,0769230769</text:p>
          </table:table-cell>
          <table:table-cell office:value-type="float" office:value="2707.31695568401">
            <text:p>2707,316955684</text:p>
          </table:table-cell>
          <table:table-cell table:number-columns-repeated="287"/>
        </table:table-row>
        <table:table-row table:style-name="ro1">
          <table:table-cell office:value-type="string">
            <text:p>Forsaken value lvl 16</text:p>
          </table:table-cell>
          <table:table-cell office:value-type="float" office:value="2975">
            <text:p>2975</text:p>
          </table:table-cell>
          <table:table-cell office:value-type="float" office:value="3282.75510204082">
            <text:p>3282,7551020408</text:p>
          </table:table-cell>
          <table:table-cell office:value-type="float" office:value="3306.73469387755">
            <text:p>3306,7346938776</text:p>
          </table:table-cell>
          <table:table-cell office:value-type="float" office:value="3324.77272727273">
            <text:p>3324,7727272727</text:p>
          </table:table-cell>
          <table:table-cell office:value-type="float" office:value="3275">
            <text:p>3275</text:p>
          </table:table-cell>
          <table:table-cell office:value-type="float" office:value="3190">
            <text:p>3190</text:p>
          </table:table-cell>
          <table:table-cell office:value-type="float" office:value="3448.71794871795">
            <text:p>3448,717948718</text:p>
          </table:table-cell>
          <table:table-cell office:value-type="float" office:value="3294.13043478261">
            <text:p>3294,1304347826</text:p>
          </table:table-cell>
          <table:table-cell office:value-type="float" office:value="3157.09741550696">
            <text:p>3157,097415507</text:p>
          </table:table-cell>
          <table:table-cell table:number-columns-repeated="287"/>
        </table:table-row>
        <table:table-row table:style-name="ro1">
          <table:table-cell office:value-type="string">
            <text:p>Forsaken value lvl 17</text:p>
          </table:table-cell>
          <table:table-cell office:value-type="float" office:value="3796.81818181818">
            <text:p>3796,8181818182</text:p>
          </table:table-cell>
          <table:table-cell office:value-type="float" office:value="4005.625">
            <text:p>4005,625</text:p>
          </table:table-cell>
          <table:table-cell office:value-type="float" office:value="3820.33333333333">
            <text:p>3820,3333333333</text:p>
          </table:table-cell>
          <table:table-cell office:value-type="float" office:value="4108">
            <text:p>4108</text:p>
          </table:table-cell>
          <table:table-cell office:value-type="float" office:value="3901.73076923077">
            <text:p>3901,7307692308</text:p>
          </table:table-cell>
          <table:table-cell office:value-type="float" office:value="3848.42105263158">
            <text:p>3848,4210526316</text:p>
          </table:table-cell>
          <table:table-cell office:value-type="float" office:value="4104.13793103448">
            <text:p>4104,1379310345</text:p>
          </table:table-cell>
          <table:table-cell office:value-type="float" office:value="4082.66666666667">
            <text:p>4082,6666666667</text:p>
          </table:table-cell>
          <table:table-cell office:value-type="float" office:value="3660.68518518519">
            <text:p>3660,6851851852</text:p>
          </table:table-cell>
          <table:table-cell table:number-columns-repeated="287"/>
        </table:table-row>
        <table:table-row table:style-name="ro1">
          <table:table-cell office:value-type="string">
            <text:p>Forsaken value lvl 18</text:p>
          </table:table-cell>
          <table:table-cell office:value-type="float" office:value="4728.57142857143">
            <text:p>4728,5714285714</text:p>
          </table:table-cell>
          <table:table-cell office:value-type="float" office:value="4402.22222222222">
            <text:p>4402,2222222222</text:p>
          </table:table-cell>
          <table:table-cell office:value-type="float" office:value="4275.83333333333">
            <text:p>4275,8333333333</text:p>
          </table:table-cell>
          <table:table-cell office:value-type="string">
            <text:p>NaN</text:p>
          </table:table-cell>
          <table:table-cell office:value-type="float" office:value="4413.75">
            <text:p>4413,75</text:p>
          </table:table-cell>
          <table:table-cell office:value-type="float" office:value="5015.625">
            <text:p>5015,625</text:p>
          </table:table-cell>
          <table:table-cell office:value-type="float" office:value="5160">
            <text:p>5160</text:p>
          </table:table-cell>
          <table:table-cell office:value-type="float" office:value="4840">
            <text:p>4840</text:p>
          </table:table-cell>
          <table:table-cell office:value-type="float" office:value="4305.06493506493">
            <text:p>4305,0649350649</text:p>
          </table:table-cell>
          <table:table-cell table:number-columns-repeated="287"/>
        </table:table-row>
        <table:table-row table:style-name="ro1">
          <table:table-cell office:value-type="string">
            <text:p>Forsaken value lvl 19</text:p>
          </table:table-cell>
          <table:table-cell office:value-type="float" office:value="5716.66666666667">
            <text:p>5716,6666666667</text:p>
          </table:table-cell>
          <table:table-cell office:value-type="float" office:value="5523">
            <text:p>5523</text:p>
          </table:table-cell>
          <table:table-cell office:value-type="float" office:value="5276.25">
            <text:p>5276,25</text:p>
          </table:table-cell>
          <table:table-cell office:value-type="float" office:value="5351">
            <text:p>5351</text:p>
          </table:table-cell>
          <table:table-cell office:value-type="float" office:value="4600">
            <text:p>4600</text:p>
          </table:table-cell>
          <table:table-cell office:value-type="float" office:value="5616">
            <text:p>5616</text:p>
          </table:table-cell>
          <table:table-cell office:value-type="float" office:value="5372.91666666667">
            <text:p>5372,9166666667</text:p>
          </table:table-cell>
          <table:table-cell office:value-type="float" office:value="5310">
            <text:p>5310</text:p>
          </table:table-cell>
          <table:table-cell office:value-type="float" office:value="5162.96833773087">
            <text:p>5162,9683377309</text:p>
          </table:table-cell>
          <table:table-cell table:number-columns-repeated="287"/>
        </table:table-row>
        <table:table-row table:style-name="ro1">
          <table:table-cell office:value-type="string">
            <text:p>Forsaken value lvl 20</text:p>
          </table:table-cell>
          <table:table-cell office:value-type="string">
            <text:p>NaN</text:p>
          </table:table-cell>
          <table:table-cell office:value-type="float" office:value="6605">
            <text:p>6605</text:p>
          </table:table-cell>
          <table:table-cell office:value-type="float" office:value="6938.33333333333">
            <text:p>6938,3333333333</text:p>
          </table:table-cell>
          <table:table-cell office:value-type="string">
            <text:p>NaN</text:p>
          </table:table-cell>
          <table:table-cell office:value-type="float" office:value="6447.5">
            <text:p>6447,5</text:p>
          </table:table-cell>
          <table:table-cell office:value-type="string">
            <text:p>NaN</text:p>
          </table:table-cell>
          <table:table-cell office:value-type="float" office:value="6717.5">
            <text:p>6717,5</text:p>
          </table:table-cell>
          <table:table-cell office:value-type="float" office:value="6966.25">
            <text:p>6966,25</text:p>
          </table:table-cell>
          <table:table-cell office:value-type="float" office:value="6567">
            <text:p>6567</text:p>
          </table:table-cell>
          <table:table-cell table:number-columns-repeated="287"/>
        </table:table-row>
        <table:table-row table:style-name="ro1">
          <table:table-cell office:value-type="string">
            <text:p>Forsaken value lvl 21</text:p>
          </table:table-cell>
          <table:table-cell table:number-columns-repeated="6" office:value-type="string">
            <text:p>NaN</text:p>
          </table:table-cell>
          <table:table-cell office:value-type="float" office:value="8740">
            <text:p>8740</text:p>
          </table:table-cell>
          <table:table-cell office:value-type="string">
            <text:p>NaN</text:p>
          </table:table-cell>
          <table:table-cell office:value-type="float" office:value="8418.75">
            <text:p>8418,75</text:p>
          </table:table-cell>
          <table:table-cell table:number-columns-repeated="287"/>
        </table:table-row>
        <table:table-row table:style-name="ro1">
          <table:table-cell office:value-type="string">
            <text:p>Forsaken kills lvl 1</text:p>
          </table:table-cell>
          <table:table-cell table:number-columns-repeated="8" office:value-type="string">
            <text:p>NaN</text:p>
          </table:table-cell>
          <table:table-cell office:value-type="float" office:value="17">
            <text:p>17</text:p>
          </table:table-cell>
          <table:table-cell table:number-columns-repeated="287"/>
        </table:table-row>
        <table:table-row table:style-name="ro1">
          <table:table-cell office:value-type="string">
            <text:p>Forsaken kills lvl 2</text:p>
          </table:table-cell>
          <table:table-cell table:number-columns-repeated="2" office:value-type="string">
            <text:p>NaN</text:p>
          </table:table-cell>
          <table:table-cell office:value-type="float" office:value="24">
            <text:p>24</text:p>
          </table:table-cell>
          <table:table-cell table:number-columns-repeated="5" office:value-type="string">
            <text:p>NaN</text:p>
          </table:table-cell>
          <table:table-cell office:value-type="float" office:value="10.5">
            <text:p>10,5</text:p>
          </table:table-cell>
          <table:table-cell table:number-columns-repeated="287"/>
        </table:table-row>
        <table:table-row table:style-name="ro1">
          <table:table-cell office:value-type="string">
            <text:p>Forsaken kills lvl 3</text:p>
          </table:table-cell>
          <table:table-cell table:number-columns-repeated="6" office:value-type="string">
            <text:p>NaN</text:p>
          </table:table-cell>
          <table:table-cell office:value-type="float" office:value="31">
            <text:p>31</text:p>
          </table:table-cell>
          <table:table-cell office:value-type="string">
            <text:p>NaN</text:p>
          </table:table-cell>
          <table:table-cell office:value-type="float" office:value="37.1818181818182">
            <text:p>37,1818181818</text:p>
          </table:table-cell>
          <table:table-cell table:number-columns-repeated="287"/>
        </table:table-row>
        <table:table-row table:style-name="ro1">
          <table:table-cell office:value-type="string">
            <text:p>Forsaken kills lvl 4</text:p>
          </table:table-cell>
          <table:table-cell office:value-type="float" office:value="20">
            <text:p>20</text:p>
          </table:table-cell>
          <table:table-cell table:number-columns-repeated="7" office:value-type="string">
            <text:p>NaN</text:p>
          </table:table-cell>
          <table:table-cell office:value-type="float" office:value="42">
            <text:p>42</text:p>
          </table:table-cell>
          <table:table-cell table:number-columns-repeated="287"/>
        </table:table-row>
        <table:table-row table:style-name="ro1">
          <table:table-cell office:value-type="string">
            <text:p>Forsaken kills lvl 5</text:p>
          </table:table-cell>
          <table:table-cell table:number-columns-repeated="2" office:value-type="string">
            <text:p>NaN</text:p>
          </table:table-cell>
          <table:table-cell office:value-type="float" office:value="59.5">
            <text:p>59,5</text:p>
          </table:table-cell>
          <table:table-cell office:value-type="string">
            <text:p>NaN</text:p>
          </table:table-cell>
          <table:table-cell office:value-type="float" office:value="62">
            <text:p>62</text:p>
          </table:table-cell>
          <table:table-cell table:number-columns-repeated="3" office:value-type="string">
            <text:p>NaN</text:p>
          </table:table-cell>
          <table:table-cell office:value-type="float" office:value="61.8478260869565">
            <text:p>61,847826087</text:p>
          </table:table-cell>
          <table:table-cell table:number-columns-repeated="287"/>
        </table:table-row>
        <table:table-row table:style-name="ro1">
          <table:table-cell office:value-type="string">
            <text:p>Forsaken kills lvl 6</text:p>
          </table:table-cell>
          <table:table-cell table:number-columns-repeated="2" office:value-type="string">
            <text:p>NaN</text:p>
          </table:table-cell>
          <table:table-cell office:value-type="float" office:value="70.5">
            <text:p>70,5</text:p>
          </table:table-cell>
          <table:table-cell office:value-type="string">
            <text:p>NaN</text:p>
          </table:table-cell>
          <table:table-cell office:value-type="float" office:value="71.6666666666667">
            <text:p>71,6666666667</text:p>
          </table:table-cell>
          <table:table-cell office:value-type="float" office:value="79.5">
            <text:p>79,5</text:p>
          </table:table-cell>
          <table:table-cell table:number-columns-repeated="2" office:value-type="string">
            <text:p>NaN</text:p>
          </table:table-cell>
          <table:table-cell office:value-type="float" office:value="64.9565217391304">
            <text:p>64,9565217391</text:p>
          </table:table-cell>
          <table:table-cell table:number-columns-repeated="287"/>
        </table:table-row>
        <table:table-row table:style-name="ro1">
          <table:table-cell office:value-type="string">
            <text:p>Forsaken kills lvl 7</text:p>
          </table:table-cell>
          <table:table-cell office:value-type="float" office:value="79.4">
            <text:p>79,4</text:p>
          </table:table-cell>
          <table:table-cell office:value-type="float" office:value="46">
            <text:p>46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aN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aN</text:p>
          </table:table-cell>
          <table:table-cell office:value-type="float" office:value="80.5862068965517">
            <text:p>80,5862068966</text:p>
          </table:table-cell>
          <table:table-cell table:number-columns-repeated="287"/>
        </table:table-row>
        <table:table-row table:style-name="ro1">
          <table:table-cell office:value-type="string">
            <text:p>Forsaken kills lvl 8</text:p>
          </table:table-cell>
          <table:table-cell office:value-type="float" office:value="98.5">
            <text:p>98,5</text:p>
          </table:table-cell>
          <table:table-cell office:value-type="string">
            <text:p>NaN</text:p>
          </table:table-cell>
          <table:table-cell office:value-type="float" office:value="108.2">
            <text:p>108,2</text:p>
          </table:table-cell>
          <table:table-cell office:value-type="float" office:value="87.5">
            <text:p>87,5</text:p>
          </table:table-cell>
          <table:table-cell office:value-type="string">
            <text:p>NaN</text:p>
          </table:table-cell>
          <table:table-cell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office:value-type="float" office:value="84.741935483871">
            <text:p>84,7419354839</text:p>
          </table:table-cell>
          <table:table-cell table:number-columns-repeated="287"/>
        </table:table-row>
        <table:table-row table:style-name="ro1">
          <table:table-cell office:value-type="string">
            <text:p>Forsaken kills lvl 9</text:p>
          </table:table-cell>
          <table:table-cell office:value-type="float" office:value="119.25">
            <text:p>119,25</text:p>
          </table:table-cell>
          <table:table-cell office:value-type="float" office:value="109">
            <text:p>109</text:p>
          </table:table-cell>
          <table:table-cell office:value-type="float" office:value="107.5">
            <text:p>107,5</text:p>
          </table:table-cell>
          <table:table-cell office:value-type="float" office:value="114.5">
            <text:p>114,5</text:p>
          </table:table-cell>
          <table:table-cell office:value-type="float" office:value="108.636363636364">
            <text:p>108,6363636364</text:p>
          </table:table-cell>
          <table:table-cell office:value-type="float" office:value="114">
            <text:p>114</text:p>
          </table:table-cell>
          <table:table-cell office:value-type="float" office:value="113.8">
            <text:p>113,8</text:p>
          </table:table-cell>
          <table:table-cell office:value-type="float" office:value="107.5">
            <text:p>107,5</text:p>
          </table:table-cell>
          <table:table-cell office:value-type="float" office:value="104.125">
            <text:p>104,125</text:p>
          </table:table-cell>
          <table:table-cell table:number-columns-repeated="287"/>
        </table:table-row>
        <table:table-row table:style-name="ro1">
          <table:table-cell office:value-type="string">
            <text:p>Forsaken kills lvl 10</text:p>
          </table:table-cell>
          <table:table-cell table:number-columns-repeated="3" office:value-type="string">
            <text:p>NaN</text:p>
          </table:table-cell>
          <table:table-cell office:value-type="float" office:value="118">
            <text:p>118</text:p>
          </table:table-cell>
          <table:table-cell table:number-columns-repeated="3" office:value-type="string">
            <text:p>NaN</text:p>
          </table:table-cell>
          <table:table-cell office:value-type="float" office:value="118">
            <text:p>118</text:p>
          </table:table-cell>
          <table:table-cell office:value-type="float" office:value="108.864864864865">
            <text:p>108,8648648649</text:p>
          </table:table-cell>
          <table:table-cell table:number-columns-repeated="287"/>
        </table:table-row>
        <table:table-row table:style-name="ro1">
          <table:table-cell office:value-type="string">
            <text:p>Forsaken kills lvl 11</text:p>
          </table:table-cell>
          <table:table-cell office:value-type="float" office:value="120.571428571429">
            <text:p>120,5714285714</text:p>
          </table:table-cell>
          <table:table-cell office:value-type="float" office:value="130.8">
            <text:p>130,8</text:p>
          </table:table-cell>
          <table:table-cell office:value-type="float" office:value="126.111111111111">
            <text:p>126,1111111111</text:p>
          </table:table-cell>
          <table:table-cell office:value-type="float" office:value="129">
            <text:p>129</text:p>
          </table:table-cell>
          <table:table-cell office:value-type="float" office:value="132.5">
            <text:p>132,5</text:p>
          </table:table-cell>
          <table:table-cell office:value-type="float" office:value="130.571428571429">
            <text:p>130,5714285714</text:p>
          </table:table-cell>
          <table:table-cell office:value-type="float" office:value="128.75">
            <text:p>128,75</text:p>
          </table:table-cell>
          <table:table-cell office:value-type="float" office:value="130.5">
            <text:p>130,5</text:p>
          </table:table-cell>
          <table:table-cell office:value-type="float" office:value="119.3375">
            <text:p>119,3375</text:p>
          </table:table-cell>
          <table:table-cell table:number-columns-repeated="287"/>
        </table:table-row>
        <table:table-row table:style-name="ro1">
          <table:table-cell office:value-type="string">
            <text:p>Forsaken kills lvl 12</text:p>
          </table:table-cell>
          <table:table-cell office:value-type="float" office:value="126.708333333333">
            <text:p>126,7083333333</text:p>
          </table:table-cell>
          <table:table-cell office:value-type="float" office:value="131">
            <text:p>131</text:p>
          </table:table-cell>
          <table:table-cell office:value-type="float" office:value="133.84">
            <text:p>133,84</text:p>
          </table:table-cell>
          <table:table-cell office:value-type="float" office:value="135.888888888889">
            <text:p>135,8888888889</text:p>
          </table:table-cell>
          <table:table-cell office:value-type="float" office:value="130">
            <text:p>130</text:p>
          </table:table-cell>
          <table:table-cell office:value-type="float" office:value="144.416666666667">
            <text:p>144,4166666667</text:p>
          </table:table-cell>
          <table:table-cell office:value-type="float" office:value="131.363636363636">
            <text:p>131,3636363636</text:p>
          </table:table-cell>
          <table:table-cell office:value-type="float" office:value="142.055555555556">
            <text:p>142,0555555556</text:p>
          </table:table-cell>
          <table:table-cell office:value-type="float" office:value="133.18320610687">
            <text:p>133,1832061069</text:p>
          </table:table-cell>
          <table:table-cell table:number-columns-repeated="287"/>
        </table:table-row>
        <table:table-row table:style-name="ro1">
          <table:table-cell office:value-type="string">
            <text:p>Forsaken kills lvl 13</text:p>
          </table:table-cell>
          <table:table-cell office:value-type="float" office:value="146.598130841122">
            <text:p>146,5981308411</text:p>
          </table:table-cell>
          <table:table-cell office:value-type="float" office:value="139.736842105263">
            <text:p>139,7368421053</text:p>
          </table:table-cell>
          <table:table-cell office:value-type="float" office:value="144.046728971963">
            <text:p>144,046728972</text:p>
          </table:table-cell>
          <table:table-cell office:value-type="float" office:value="145.357142857143">
            <text:p>145,3571428571</text:p>
          </table:table-cell>
          <table:table-cell office:value-type="float" office:value="149.28125">
            <text:p>149,28125</text:p>
          </table:table-cell>
          <table:table-cell office:value-type="float" office:value="145.345454545455">
            <text:p>145,3454545455</text:p>
          </table:table-cell>
          <table:table-cell office:value-type="float" office:value="142.02">
            <text:p>142,02</text:p>
          </table:table-cell>
          <table:table-cell office:value-type="float" office:value="150.151515151515">
            <text:p>150,1515151515</text:p>
          </table:table-cell>
          <table:table-cell office:value-type="float" office:value="141.081012658228">
            <text:p>141,0810126582</text:p>
          </table:table-cell>
          <table:table-cell table:number-columns-repeated="287"/>
        </table:table-row>
        <table:table-row table:style-name="ro1">
          <table:table-cell office:value-type="string">
            <text:p>Forsaken kills lvl 14</text:p>
          </table:table-cell>
          <table:table-cell office:value-type="float" office:value="150.263157894737">
            <text:p>150,2631578947</text:p>
          </table:table-cell>
          <table:table-cell office:value-type="float" office:value="158.15625">
            <text:p>158,15625</text:p>
          </table:table-cell>
          <table:table-cell office:value-type="float" office:value="149.857142857143">
            <text:p>149,8571428571</text:p>
          </table:table-cell>
          <table:table-cell office:value-type="float" office:value="159.166666666667">
            <text:p>159,1666666667</text:p>
          </table:table-cell>
          <table:table-cell office:value-type="float" office:value="165.8">
            <text:p>165,8</text:p>
          </table:table-cell>
          <table:table-cell office:value-type="float" office:value="148.935483870968">
            <text:p>148,935483871</text:p>
          </table:table-cell>
          <table:table-cell office:value-type="float" office:value="163.945945945946">
            <text:p>163,9459459459</text:p>
          </table:table-cell>
          <table:table-cell office:value-type="float" office:value="160">
            <text:p>160</text:p>
          </table:table-cell>
          <table:table-cell office:value-type="float" office:value="151.276280834915">
            <text:p>151,2762808349</text:p>
          </table:table-cell>
          <table:table-cell table:number-columns-repeated="287"/>
        </table:table-row>
        <table:table-row table:style-name="ro1">
          <table:table-cell office:value-type="string">
            <text:p>Forsaken kills lvl 15</text:p>
          </table:table-cell>
          <table:table-cell office:value-type="float" office:value="152.8">
            <text:p>152,8</text:p>
          </table:table-cell>
          <table:table-cell office:value-type="float" office:value="157.8">
            <text:p>157,8</text:p>
          </table:table-cell>
          <table:table-cell office:value-type="float" office:value="163.272727272727">
            <text:p>163,2727272727</text:p>
          </table:table-cell>
          <table:table-cell office:value-type="float" office:value="176.333333333333">
            <text:p>176,3333333333</text:p>
          </table:table-cell>
          <table:table-cell office:value-type="float" office:value="171.222222222222">
            <text:p>171,2222222222</text:p>
          </table:table-cell>
          <table:table-cell office:value-type="float" office:value="177.5">
            <text:p>177,5</text:p>
          </table:table-cell>
          <table:table-cell office:value-type="float" office:value="164.428571428571">
            <text:p>164,4285714286</text:p>
          </table:table-cell>
          <table:table-cell office:value-type="float" office:value="161.307692307692">
            <text:p>161,3076923077</text:p>
          </table:table-cell>
          <table:table-cell office:value-type="float" office:value="160.718689788054">
            <text:p>160,7186897881</text:p>
          </table:table-cell>
          <table:table-cell table:number-columns-repeated="287"/>
        </table:table-row>
        <table:table-row table:style-name="ro1">
          <table:table-cell office:value-type="string">
            <text:p>Forsaken kills lvl 16</text:p>
          </table:table-cell>
          <table:table-cell office:value-type="float" office:value="155.642857142857">
            <text:p>155,6428571429</text:p>
          </table:table-cell>
          <table:table-cell office:value-type="float" office:value="177.836734693878">
            <text:p>177,8367346939</text:p>
          </table:table-cell>
          <table:table-cell office:value-type="float" office:value="184.163265306122">
            <text:p>184,1632653061</text:p>
          </table:table-cell>
          <table:table-cell office:value-type="float" office:value="188.954545454545">
            <text:p>188,9545454545</text:p>
          </table:table-cell>
          <table:table-cell office:value-type="float" office:value="179.434782608696">
            <text:p>179,4347826087</text:p>
          </table:table-cell>
          <table:table-cell office:value-type="float" office:value="169.571428571429">
            <text:p>169,5714285714</text:p>
          </table:table-cell>
          <table:table-cell office:value-type="float" office:value="198.333333333333">
            <text:p>198,3333333333</text:p>
          </table:table-cell>
          <table:table-cell office:value-type="float" office:value="179.826086956522">
            <text:p>179,8260869565</text:p>
          </table:table-cell>
          <table:table-cell office:value-type="float" office:value="178.687872763419">
            <text:p>178,6878727634</text:p>
          </table:table-cell>
          <table:table-cell table:number-columns-repeated="287"/>
        </table:table-row>
        <table:table-row table:style-name="ro1">
          <table:table-cell office:value-type="string">
            <text:p>Forsaken kills lvl 17</text:p>
          </table:table-cell>
          <table:table-cell office:value-type="float" office:value="181.545454545455">
            <text:p>181,5454545455</text:p>
          </table:table-cell>
          <table:table-cell office:value-type="float" office:value="217.125">
            <text:p>217,125</text:p>
          </table:table-cell>
          <table:table-cell office:value-type="float" office:value="190.933333333333">
            <text:p>190,9333333333</text:p>
          </table:table-cell>
          <table:table-cell office:value-type="float" office:value="206.8">
            <text:p>206,8</text:p>
          </table:table-cell>
          <table:table-cell office:value-type="float" office:value="202.884615384615">
            <text:p>202,8846153846</text:p>
          </table:table-cell>
          <table:table-cell office:value-type="float" office:value="196.263157894737">
            <text:p>196,2631578947</text:p>
          </table:table-cell>
          <table:table-cell office:value-type="float" office:value="206.586206896552">
            <text:p>206,5862068966</text:p>
          </table:table-cell>
          <table:table-cell office:value-type="float" office:value="206.6">
            <text:p>206,6</text:p>
          </table:table-cell>
          <table:table-cell office:value-type="float" office:value="190.47037037037">
            <text:p>190,4703703704</text:p>
          </table:table-cell>
          <table:table-cell table:number-columns-repeated="287"/>
        </table:table-row>
        <table:table-row table:style-name="ro1">
          <table:table-cell office:value-type="string">
            <text:p>Forsaken kills lvl 18</text:p>
          </table:table-cell>
          <table:table-cell office:value-type="float" office:value="231.142857142857">
            <text:p>231,1428571429</text:p>
          </table:table-cell>
          <table:table-cell office:value-type="float" office:value="201.666666666667">
            <text:p>201,6666666667</text:p>
          </table:table-cell>
          <table:table-cell office:value-type="float" office:value="196.083333333333">
            <text:p>196,0833333333</text:p>
          </table:table-cell>
          <table:table-cell office:value-type="string">
            <text:p>NaN</text:p>
          </table:table-cell>
          <table:table-cell office:value-type="float" office:value="203.25">
            <text:p>203,25</text:p>
          </table:table-cell>
          <table:table-cell office:value-type="float" office:value="246.5">
            <text:p>246,5</text:p>
          </table:table-cell>
          <table:table-cell office:value-type="float" office:value="238.333333333333">
            <text:p>238,3333333333</text:p>
          </table:table-cell>
          <table:table-cell office:value-type="float" office:value="218.818181818182">
            <text:p>218,8181818182</text:p>
          </table:table-cell>
          <table:table-cell office:value-type="float" office:value="206.811688311688">
            <text:p>206,8116883117</text:p>
          </table:table-cell>
          <table:table-cell table:number-columns-repeated="287"/>
        </table:table-row>
        <table:table-row table:style-name="ro1">
          <table:table-cell office:value-type="string">
            <text:p>Forsaken kills lvl 19</text:p>
          </table:table-cell>
          <table:table-cell office:value-type="float" office:value="159">
            <text:p>159</text:p>
          </table:table-cell>
          <table:table-cell office:value-type="float" office:value="226">
            <text:p>226</text:p>
          </table:table-cell>
          <table:table-cell office:value-type="float" office:value="201.625">
            <text:p>201,625</text:p>
          </table:table-cell>
          <table:table-cell office:value-type="float" office:value="230">
            <text:p>230</text:p>
          </table:table-cell>
          <table:table-cell office:value-type="float" office:value="207">
            <text:p>207</text:p>
          </table:table-cell>
          <table:table-cell office:value-type="float" office:value="232.6">
            <text:p>232,6</text:p>
          </table:table-cell>
          <table:table-cell office:value-type="float" office:value="228.583333333333">
            <text:p>228,5833333333</text:p>
          </table:table-cell>
          <table:table-cell office:value-type="float" office:value="224">
            <text:p>224</text:p>
          </table:table-cell>
          <table:table-cell office:value-type="float" office:value="217.947229551451">
            <text:p>217,9472295515</text:p>
          </table:table-cell>
          <table:table-cell table:number-columns-repeated="287"/>
        </table:table-row>
        <table:table-row table:style-name="ro1">
          <table:table-cell office:value-type="string">
            <text:p>Forsaken kills lvl 20</text:p>
          </table:table-cell>
          <table:table-cell office:value-type="string">
            <text:p>NaN</text:p>
          </table:table-cell>
          <table:table-cell office:value-type="float" office:value="313">
            <text:p>313</text:p>
          </table:table-cell>
          <table:table-cell office:value-type="float" office:value="269.666666666667">
            <text:p>269,6666666667</text:p>
          </table:table-cell>
          <table:table-cell office:value-type="string">
            <text:p>NaN</text:p>
          </table:table-cell>
          <table:table-cell office:value-type="float" office:value="253">
            <text:p>253</text:p>
          </table:table-cell>
          <table:table-cell office:value-type="string">
            <text:p>NaN</text:p>
          </table:table-cell>
          <table:table-cell office:value-type="float" office:value="248">
            <text:p>248</text:p>
          </table:table-cell>
          <table:table-cell office:value-type="float" office:value="243.75">
            <text:p>243,75</text:p>
          </table:table-cell>
          <table:table-cell office:value-type="float" office:value="236.1">
            <text:p>236,1</text:p>
          </table:table-cell>
          <table:table-cell table:number-columns-repeated="287"/>
        </table:table-row>
        <table:table-row table:style-name="ro1">
          <table:table-cell office:value-type="string">
            <text:p>Forsaken kills lvl 21</text:p>
          </table:table-cell>
          <table:table-cell table:number-columns-repeated="6" office:value-type="string">
            <text:p>NaN</text:p>
          </table:table-cell>
          <table:table-cell office:value-type="float" office:value="294">
            <text:p>294</text:p>
          </table:table-cell>
          <table:table-cell office:value-type="string">
            <text:p>NaN</text:p>
          </table:table-cell>
          <table:table-cell office:value-type="float" office:value="271">
            <text:p>271</text:p>
          </table:table-cell>
          <table:table-cell table:number-columns-repeated="287"/>
        </table:table-row>
        <table:table-row table:style-name="ro1">
          <table:table-cell office:value-type="string">
            <text:p>Forsaken leaks lvl 1</text:p>
          </table:table-cell>
          <table:table-cell table:number-columns-repeated="8" office:value-type="string">
            <text:p>NaN</text:p>
          </table:table-cell>
          <table:table-cell office:value-type="float" office:value="0">
            <text:p>0</text:p>
          </table:table-cell>
          <table:table-cell table:number-columns-repeated="287"/>
        </table:table-row>
        <table:table-row table:style-name="ro1">
          <table:table-cell office:value-type="string">
            <text:p>Forsaken leaks lvl 2</text:p>
          </table:table-cell>
          <table:table-cell table:number-columns-repeated="2" office:value-type="string">
            <text:p>NaN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NaN</text:p>
          </table:table-cell>
          <table:table-cell office:value-type="float" office:value="4.75">
            <text:p>4,75</text:p>
          </table:table-cell>
          <table:table-cell table:number-columns-repeated="287"/>
        </table:table-row>
        <table:table-row table:style-name="ro1">
          <table:table-cell office:value-type="string">
            <text:p>Forsaken leaks lvl 3</text:p>
          </table:table-cell>
          <table:table-cell table:number-columns-repeated="6" office:value-type="string">
            <text:p>NaN</text:p>
          </table:table-cell>
          <table:table-cell office:value-type="float" office:value="13">
            <text:p>13</text:p>
          </table:table-cell>
          <table:table-cell office:value-type="string">
            <text:p>NaN</text:p>
          </table:table-cell>
          <table:table-cell office:value-type="float" office:value="9.27272727272727">
            <text:p>9,2727272727</text:p>
          </table:table-cell>
          <table:table-cell table:number-columns-repeated="287"/>
        </table:table-row>
        <table:table-row table:style-name="ro1">
          <table:table-cell office:value-type="string">
            <text:p>Forsaken leaks lvl 4</text:p>
          </table:table-cell>
          <table:table-cell office:value-type="float" office:value="25">
            <text:p>25</text:p>
          </table:table-cell>
          <table:table-cell table:number-columns-repeated="7" office:value-type="string">
            <text:p>NaN</text:p>
          </table:table-cell>
          <table:table-cell office:value-type="float" office:value="15.6428571428571">
            <text:p>15,6428571429</text:p>
          </table:table-cell>
          <table:table-cell table:number-columns-repeated="287"/>
        </table:table-row>
        <table:table-row table:style-name="ro1">
          <table:table-cell office:value-type="string">
            <text:p>Forsaken leaks lvl 5</text:p>
          </table:table-cell>
          <table:table-cell table:number-columns-repeated="2" office:value-type="string">
            <text:p>NaN</text:p>
          </table:table-cell>
          <table:table-cell office:value-type="float" office:value="6">
            <text:p>6</text:p>
          </table:table-cell>
          <table:table-cell office:value-type="string">
            <text:p>NaN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aN</text:p>
          </table:table-cell>
          <table:table-cell office:value-type="float" office:value="10.1086956521739">
            <text:p>10,1086956522</text:p>
          </table:table-cell>
          <table:table-cell table:number-columns-repeated="287"/>
        </table:table-row>
        <table:table-row table:style-name="ro1">
          <table:table-cell office:value-type="string">
            <text:p>Forsaken leaks lvl 6</text:p>
          </table:table-cell>
          <table:table-cell table:number-columns-repeated="2" office:value-type="string">
            <text:p>NaN</text:p>
          </table:table-cell>
          <table:table-cell office:value-type="float" office:value="9">
            <text:p>9</text:p>
          </table:table-cell>
          <table:table-cell office:value-type="string">
            <text:p>NaN</text:p>
          </table:table-cell>
          <table:table-cell office:value-type="float" office:value="8.66666666666667">
            <text:p>8,6666666667</text:p>
          </table:table-cell>
          <table:table-cell office:value-type="float" office:value="4.5">
            <text:p>4,5</text:p>
          </table:table-cell>
          <table:table-cell table:number-columns-repeated="2" office:value-type="string">
            <text:p>NaN</text:p>
          </table:table-cell>
          <table:table-cell office:value-type="float" office:value="11.0434782608696">
            <text:p>11,0434782609</text:p>
          </table:table-cell>
          <table:table-cell table:number-columns-repeated="287"/>
        </table:table-row>
        <table:table-row table:style-name="ro1">
          <table:table-cell office:value-type="string">
            <text:p>Forsaken leaks lvl 7</text:p>
          </table:table-cell>
          <table:table-cell office:value-type="float" office:value="10.4">
            <text:p>10,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aN</text:p>
          </table:table-cell>
          <table:table-cell office:value-type="float" office:value="12.4137931034483">
            <text:p>12,4137931034</text:p>
          </table:table-cell>
          <table:table-cell table:number-columns-repeated="287"/>
        </table:table-row>
        <table:table-row table:style-name="ro1">
          <table:table-cell office:value-type="string">
            <text:p>Forsaken leaks lvl 8</text:p>
          </table:table-cell>
          <table:table-cell office:value-type="float" office:value="6.5">
            <text:p>6,5</text:p>
          </table:table-cell>
          <table:table-cell office:value-type="string">
            <text:p>NaN</text:p>
          </table:table-cell>
          <table:table-cell office:value-type="float" office:value="7.6">
            <text:p>7,6</text:p>
          </table:table-cell>
          <table:table-cell office:value-type="float" office:value="5.5">
            <text:p>5,5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float" office:value="3.33333333333333">
            <text:p>3,3333333333</text:p>
          </table:table-cell>
          <table:table-cell office:value-type="float" office:value="0">
            <text:p>0</text:p>
          </table:table-cell>
          <table:table-cell office:value-type="float" office:value="13.8709677419355">
            <text:p>13,8709677419</text:p>
          </table:table-cell>
          <table:table-cell table:number-columns-repeated="287"/>
        </table:table-row>
        <table:table-row table:style-name="ro1">
          <table:table-cell office:value-type="string">
            <text:p>Forsaken leaks lvl 9</text:p>
          </table:table-cell>
          <table:table-cell office:value-type="float" office:value="3.25">
            <text:p>3,25</text:p>
          </table:table-cell>
          <table:table-cell office:value-type="float" office:value="8.5">
            <text:p>8,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8.36363636363636">
            <text:p>8,3636363636</text:p>
          </table:table-cell>
          <table:table-cell office:value-type="float" office:value="7.5">
            <text:p>7,5</text:p>
          </table:table-cell>
          <table:table-cell office:value-type="float" office:value="9">
            <text:p>9</text:p>
          </table:table-cell>
          <table:table-cell office:value-type="float" office:value="9.5">
            <text:p>9,5</text:p>
          </table:table-cell>
          <table:table-cell office:value-type="float" office:value="16.875">
            <text:p>16,875</text:p>
          </table:table-cell>
          <table:table-cell table:number-columns-repeated="287"/>
        </table:table-row>
        <table:table-row table:style-name="ro1">
          <table:table-cell office:value-type="string">
            <text:p>Forsaken leaks lvl 10</text:p>
          </table:table-cell>
          <table:table-cell table:number-columns-repeated="3" office:value-type="string">
            <text:p>NaN</text:p>
          </table:table-cell>
          <table:table-cell office:value-type="float" office:value="15.5">
            <text:p>15,5</text:p>
          </table:table-cell>
          <table:table-cell table:number-columns-repeated="3" office:value-type="string">
            <text:p>NaN</text:p>
          </table:table-cell>
          <table:table-cell office:value-type="float" office:value="10">
            <text:p>10</text:p>
          </table:table-cell>
          <table:table-cell office:value-type="float" office:value="10.2162162162162">
            <text:p>10,2162162162</text:p>
          </table:table-cell>
          <table:table-cell table:number-columns-repeated="287"/>
        </table:table-row>
        <table:table-row table:style-name="ro1">
          <table:table-cell office:value-type="string">
            <text:p>Forsaken leaks lvl 11</text:p>
          </table:table-cell>
          <table:table-cell office:value-type="float" office:value="6.28571428571429">
            <text:p>6,2857142857</text:p>
          </table:table-cell>
          <table:table-cell office:value-type="float" office:value="9.2">
            <text:p>9,2</text:p>
          </table:table-cell>
          <table:table-cell office:value-type="float" office:value="10.5555555555556">
            <text:p>10,555555555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8.2857142857143">
            <text:p>18,2857142857</text:p>
          </table:table-cell>
          <table:table-cell office:value-type="float" office:value="7.25">
            <text:p>7,25</text:p>
          </table:table-cell>
          <table:table-cell office:value-type="float" office:value="14.5">
            <text:p>14,5</text:p>
          </table:table-cell>
          <table:table-cell office:value-type="float" office:value="12.9375">
            <text:p>12,9375</text:p>
          </table:table-cell>
          <table:table-cell table:number-columns-repeated="287"/>
        </table:table-row>
        <table:table-row table:style-name="ro1">
          <table:table-cell office:value-type="string">
            <text:p>Forsaken leaks lvl 12</text:p>
          </table:table-cell>
          <table:table-cell office:value-type="float" office:value="14.75">
            <text:p>14,75</text:p>
          </table:table-cell>
          <table:table-cell office:value-type="float" office:value="13.35">
            <text:p>13,35</text:p>
          </table:table-cell>
          <table:table-cell office:value-type="float" office:value="15">
            <text:p>15</text:p>
          </table:table-cell>
          <table:table-cell office:value-type="float" office:value="10.6666666666667">
            <text:p>10,6666666667</text:p>
          </table:table-cell>
          <table:table-cell office:value-type="float" office:value="17">
            <text:p>17</text:p>
          </table:table-cell>
          <table:table-cell office:value-type="float" office:value="9.83333333333333">
            <text:p>9,8333333333</text:p>
          </table:table-cell>
          <table:table-cell office:value-type="float" office:value="19.9090909090909">
            <text:p>19,9090909091</text:p>
          </table:table-cell>
          <table:table-cell office:value-type="float" office:value="11">
            <text:p>11</text:p>
          </table:table-cell>
          <table:table-cell office:value-type="float" office:value="16.2595419847328">
            <text:p>16,2595419847</text:p>
          </table:table-cell>
          <table:table-cell table:number-columns-repeated="287"/>
        </table:table-row>
        <table:table-row table:style-name="ro1">
          <table:table-cell office:value-type="string">
            <text:p>Forsaken leaks lvl 13</text:p>
          </table:table-cell>
          <table:table-cell office:value-type="float" office:value="11.3271028037383">
            <text:p>11,3271028037</text:p>
          </table:table-cell>
          <table:table-cell office:value-type="float" office:value="14.6973684210526">
            <text:p>14,6973684211</text:p>
          </table:table-cell>
          <table:table-cell office:value-type="float" office:value="12.0280373831776">
            <text:p>12,0280373832</text:p>
          </table:table-cell>
          <table:table-cell office:value-type="float" office:value="14.3392857142857">
            <text:p>14,3392857143</text:p>
          </table:table-cell>
          <table:table-cell office:value-type="float" office:value="11.46875">
            <text:p>11,46875</text:p>
          </table:table-cell>
          <table:table-cell office:value-type="float" office:value="13.8363636363636">
            <text:p>13,8363636364</text:p>
          </table:table-cell>
          <table:table-cell office:value-type="float" office:value="15.24">
            <text:p>15,24</text:p>
          </table:table-cell>
          <table:table-cell office:value-type="float" office:value="10.2727272727273">
            <text:p>10,2727272727</text:p>
          </table:table-cell>
          <table:table-cell office:value-type="float" office:value="15.1721518987342">
            <text:p>15,1721518987</text:p>
          </table:table-cell>
          <table:table-cell table:number-columns-repeated="287"/>
        </table:table-row>
        <table:table-row table:style-name="ro1">
          <table:table-cell office:value-type="string">
            <text:p>Forsaken leaks lvl 14</text:p>
          </table:table-cell>
          <table:table-cell office:value-type="float" office:value="14.0526315789474">
            <text:p>14,0526315789</text:p>
          </table:table-cell>
          <table:table-cell office:value-type="float" office:value="12.5">
            <text:p>12,5</text:p>
          </table:table-cell>
          <table:table-cell office:value-type="float" office:value="16.7380952380952">
            <text:p>16,7380952381</text:p>
          </table:table-cell>
          <table:table-cell office:value-type="float" office:value="15.7666666666667">
            <text:p>15,7666666667</text:p>
          </table:table-cell>
          <table:table-cell office:value-type="float" office:value="12.88">
            <text:p>12,88</text:p>
          </table:table-cell>
          <table:table-cell office:value-type="float" office:value="14.8387096774194">
            <text:p>14,8387096774</text:p>
          </table:table-cell>
          <table:table-cell office:value-type="float" office:value="11.2702702702703">
            <text:p>11,2702702703</text:p>
          </table:table-cell>
          <table:table-cell office:value-type="float" office:value="13.6829268292683">
            <text:p>13,6829268293</text:p>
          </table:table-cell>
          <table:table-cell office:value-type="float" office:value="17.4762808349146">
            <text:p>17,4762808349</text:p>
          </table:table-cell>
          <table:table-cell table:number-columns-repeated="287"/>
        </table:table-row>
        <table:table-row table:style-name="ro1">
          <table:table-cell office:value-type="string">
            <text:p>Forsaken leaks lvl 15</text:p>
          </table:table-cell>
          <table:table-cell office:value-type="float" office:value="23.3">
            <text:p>23,3</text:p>
          </table:table-cell>
          <table:table-cell office:value-type="float" office:value="22.9">
            <text:p>22,9</text:p>
          </table:table-cell>
          <table:table-cell office:value-type="float" office:value="16.2727272727273">
            <text:p>16,2727272727</text:p>
          </table:table-cell>
          <table:table-cell office:value-type="float" office:value="12">
            <text:p>12</text:p>
          </table:table-cell>
          <table:table-cell office:value-type="float" office:value="16.2222222222222">
            <text:p>16,2222222222</text:p>
          </table:table-cell>
          <table:table-cell office:value-type="float" office:value="9.5">
            <text:p>9,5</text:p>
          </table:table-cell>
          <table:table-cell office:value-type="float" office:value="19.2857142857143">
            <text:p>19,2857142857</text:p>
          </table:table-cell>
          <table:table-cell office:value-type="float" office:value="22.4615384615385">
            <text:p>22,4615384615</text:p>
          </table:table-cell>
          <table:table-cell office:value-type="float" office:value="18.864161849711">
            <text:p>18,8641618497</text:p>
          </table:table-cell>
          <table:table-cell table:number-columns-repeated="287"/>
        </table:table-row>
        <table:table-row table:style-name="ro1">
          <table:table-cell office:value-type="string">
            <text:p>Forsaken leaks lvl 16</text:p>
          </table:table-cell>
          <table:table-cell office:value-type="float" office:value="25.9285714285714">
            <text:p>25,9285714286</text:p>
          </table:table-cell>
          <table:table-cell office:value-type="float" office:value="20.469387755102">
            <text:p>20,4693877551</text:p>
          </table:table-cell>
          <table:table-cell office:value-type="float" office:value="19.3265306122449">
            <text:p>19,3265306122</text:p>
          </table:table-cell>
          <table:table-cell office:value-type="float" office:value="20.9545454545455">
            <text:p>20,9545454545</text:p>
          </table:table-cell>
          <table:table-cell office:value-type="float" office:value="23.6086956521739">
            <text:p>23,6086956522</text:p>
          </table:table-cell>
          <table:table-cell office:value-type="float" office:value="21.9047619047619">
            <text:p>21,9047619048</text:p>
          </table:table-cell>
          <table:table-cell office:value-type="float" office:value="14.1538461538462">
            <text:p>14,1538461538</text:p>
          </table:table-cell>
          <table:table-cell office:value-type="float" office:value="23.1304347826087">
            <text:p>23,1304347826</text:p>
          </table:table-cell>
          <table:table-cell office:value-type="float" office:value="23.3061630218688">
            <text:p>23,3061630219</text:p>
          </table:table-cell>
          <table:table-cell table:number-columns-repeated="287"/>
        </table:table-row>
        <table:table-row table:style-name="ro1">
          <table:table-cell office:value-type="string">
            <text:p>Forsaken leaks lvl 17</text:p>
          </table:table-cell>
          <table:table-cell office:value-type="float" office:value="24.2727272727273">
            <text:p>24,2727272727</text:p>
          </table:table-cell>
          <table:table-cell office:value-type="float" office:value="12.875">
            <text:p>12,875</text:p>
          </table:table-cell>
          <table:table-cell office:value-type="float" office:value="23.2">
            <text:p>23,2</text:p>
          </table:table-cell>
          <table:table-cell office:value-type="float" office:value="19.8">
            <text:p>19,8</text:p>
          </table:table-cell>
          <table:table-cell office:value-type="float" office:value="20.5384615384615">
            <text:p>20,5384615385</text:p>
          </table:table-cell>
          <table:table-cell office:value-type="float" office:value="21">
            <text:p>21</text:p>
          </table:table-cell>
          <table:table-cell office:value-type="float" office:value="15.2068965517241">
            <text:p>15,2068965517</text:p>
          </table:table-cell>
          <table:table-cell office:value-type="float" office:value="18.5333333333333">
            <text:p>18,5333333333</text:p>
          </table:table-cell>
          <table:table-cell office:value-type="float" office:value="26.8185185185185">
            <text:p>26,8185185185</text:p>
          </table:table-cell>
          <table:table-cell table:number-columns-repeated="287"/>
        </table:table-row>
        <table:table-row table:style-name="ro1">
          <table:table-cell office:value-type="string">
            <text:p>Forsaken leaks lvl 18</text:p>
          </table:table-cell>
          <table:table-cell office:value-type="float" office:value="15.5714285714286">
            <text:p>15,5714285714</text:p>
          </table:table-cell>
          <table:table-cell office:value-type="float" office:value="34.3333333333333">
            <text:p>34,3333333333</text:p>
          </table:table-cell>
          <table:table-cell office:value-type="float" office:value="32">
            <text:p>32</text:p>
          </table:table-cell>
          <table:table-cell office:value-type="string">
            <text:p>NaN</text:p>
          </table:table-cell>
          <table:table-cell office:value-type="float" office:value="25.25">
            <text:p>25,25</text:p>
          </table:table-cell>
          <table:table-cell office:value-type="float" office:value="7.375">
            <text:p>7,375</text:p>
          </table:table-cell>
          <table:table-cell office:value-type="float" office:value="5.66666666666667">
            <text:p>5,6666666667</text:p>
          </table:table-cell>
          <table:table-cell office:value-type="float" office:value="17.5454545454545">
            <text:p>17,5454545455</text:p>
          </table:table-cell>
          <table:table-cell office:value-type="float" office:value="27.0497835497835">
            <text:p>27,0497835498</text:p>
          </table:table-cell>
          <table:table-cell table:number-columns-repeated="287"/>
        </table:table-row>
        <table:table-row table:style-name="ro1">
          <table:table-cell office:value-type="string">
            <text:p>Forsaken leaks lvl 19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31.75">
            <text:p>31,75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21.9166666666667">
            <text:p>21,9166666667</text:p>
          </table:table-cell>
          <table:table-cell office:value-type="float" office:value="24">
            <text:p>24</text:p>
          </table:table-cell>
          <table:table-cell office:value-type="float" office:value="30.664907651715">
            <text:p>30,6649076517</text:p>
          </table:table-cell>
          <table:table-cell table:number-columns-repeated="287"/>
        </table:table-row>
        <table:table-row table:style-name="ro1">
          <table:table-cell office:value-type="string">
            <text:p>Forsaken leaks lvl 20</text:p>
          </table:table-cell>
          <table:table-cell office:value-type="string">
            <text:p>NaN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string">
            <text:p>NaN</text:p>
          </table:table-cell>
          <table:table-cell office:value-type="float" office:value="19">
            <text:p>19</text:p>
          </table:table-cell>
          <table:table-cell office:value-type="string">
            <text:p>NaN</text:p>
          </table:table-cell>
          <table:table-cell office:value-type="float" office:value="13.5">
            <text:p>13,5</text:p>
          </table:table-cell>
          <table:table-cell office:value-type="float" office:value="17.5">
            <text:p>17,5</text:p>
          </table:table-cell>
          <table:table-cell office:value-type="float" office:value="27.3">
            <text:p>27,3</text:p>
          </table:table-cell>
          <table:table-cell table:number-columns-repeated="287"/>
        </table:table-row>
        <table:table-row table:style-name="ro1">
          <table:table-cell office:value-type="string">
            <text:p>Forsaken leaks lvl 21</text:p>
          </table:table-cell>
          <table:table-cell table:number-columns-repeated="6"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float" office:value="39.75">
            <text:p>39,75</text:p>
          </table:table-cell>
          <table:table-cell table:number-columns-repeated="287"/>
        </table:table-row>
        <table:table-row table:style-name="ro1">
          <table:table-cell office:value-type="string">
            <text:p>Mastermind workers lvl 1</text:p>
          </table:table-cell>
          <table:table-cell table:number-columns-repeated="8" office:value-type="string">
            <text:p>NaN</text:p>
          </table:table-cell>
          <table:table-cell office:value-type="float" office:value="1.66666666666667">
            <text:p>1,6666666667</text:p>
          </table:table-cell>
          <table:table-cell table:number-columns-repeated="287"/>
        </table:table-row>
        <table:table-row table:style-name="ro1">
          <table:table-cell office:value-type="string">
            <text:p>Mastermind workers lvl 2</text:p>
          </table:table-cell>
          <table:table-cell table:number-columns-repeated="2" office:value-type="string">
            <text:p>NaN</text:p>
          </table:table-cell>
          <table:table-cell office:value-type="float" office:value="2.25">
            <text:p>2,25</text:p>
          </table:table-cell>
          <table:table-cell table:number-columns-repeated="5" office:value-type="string">
            <text:p>NaN</text:p>
          </table:table-cell>
          <table:table-cell office:value-type="float" office:value="1.88235294117647">
            <text:p>1,8823529412</text:p>
          </table:table-cell>
          <table:table-cell table:number-columns-repeated="287"/>
        </table:table-row>
        <table:table-row table:style-name="ro1">
          <table:table-cell office:value-type="string">
            <text:p>Mastermind workers lvl 3</text:p>
          </table:table-cell>
          <table:table-cell table:number-columns-repeated="8" office:value-type="string">
            <text:p>NaN</text:p>
          </table:table-cell>
          <table:table-cell office:value-type="float" office:value="2.47826086956522">
            <text:p>2,4782608696</text:p>
          </table:table-cell>
          <table:table-cell table:number-columns-repeated="287"/>
        </table:table-row>
        <table:table-row table:style-name="ro1">
          <table:table-cell office:value-type="string">
            <text:p>Mastermind workers lvl 4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NaN</text:p>
          </table:table-cell>
          <table:table-cell office:value-type="float" office:value="2.87096774193548">
            <text:p>2,8709677419</text:p>
          </table:table-cell>
          <table:table-cell table:number-columns-repeated="287"/>
        </table:table-row>
        <table:table-row table:style-name="ro1">
          <table:table-cell office:value-type="string">
            <text:p>Mastermind workers lvl 5</text:p>
          </table:table-cell>
          <table:table-cell office:value-type="float" office:value="3.38461538461538">
            <text:p>3,3846153846</text:p>
          </table:table-cell>
          <table:table-cell office:value-type="float" office:value="3">
            <text:p>3</text:p>
          </table:table-cell>
          <table:table-cell office:value-type="float" office:value="3.13333333333333">
            <text:p>3,1333333333</text:p>
          </table:table-cell>
          <table:table-cell office:value-type="float" office:value="3.2">
            <text:p>3,2</text:p>
          </table:table-cell>
          <table:table-cell office:value-type="float" office:value="3.16666666666667">
            <text:p>3,1666666667</text:p>
          </table:table-cell>
          <table:table-cell office:value-type="string">
            <text:p>NaN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office:value-type="float" office:value="3.18478260869565">
            <text:p>3,1847826087</text:p>
          </table:table-cell>
          <table:table-cell table:number-columns-repeated="287"/>
        </table:table-row>
        <table:table-row table:style-name="ro1">
          <table:table-cell office:value-type="string">
            <text:p>Mastermind workers lvl 6</text:p>
          </table:table-cell>
          <table:table-cell table:number-columns-repeated="2" office:value-type="string">
            <text:p>NaN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office:value-type="float" office:value="4">
            <text:p>4</text:p>
          </table:table-cell>
          <table:table-cell office:value-type="float" office:value="4.4375">
            <text:p>4,4375</text:p>
          </table:table-cell>
          <table:table-cell table:number-columns-repeated="2" office:value-type="string">
            <text:p>NaN</text:p>
          </table:table-cell>
          <table:table-cell office:value-type="float" office:value="3.76543209876543">
            <text:p>3,7654320988</text:p>
          </table:table-cell>
          <table:table-cell table:number-columns-repeated="287"/>
        </table:table-row>
        <table:table-row table:style-name="ro1">
          <table:table-cell office:value-type="string">
            <text:p>Mastermind workers lvl 7</text:p>
          </table:table-cell>
          <table:table-cell office:value-type="float" office:value="5.05882352941176">
            <text:p>5,0588235294</text:p>
          </table:table-cell>
          <table:table-cell office:value-type="float" office:value="5">
            <text:p>5</text:p>
          </table:table-cell>
          <table:table-cell office:value-type="float" office:value="4.3">
            <text:p>4,3</text:p>
          </table:table-cell>
          <table:table-cell office:value-type="string">
            <text:p>NaN</text:p>
          </table:table-cell>
          <table:table-cell office:value-type="float" office:value="4">
            <text:p>4</text:p>
          </table:table-cell>
          <table:table-cell office:value-type="float" office:value="4.28571428571429">
            <text:p>4,2857142857</text:p>
          </table:table-cell>
          <table:table-cell office:value-type="float" office:value="4.4">
            <text:p>4,4</text:p>
          </table:table-cell>
          <table:table-cell office:value-type="float" office:value="6.5">
            <text:p>6,5</text:p>
          </table:table-cell>
          <table:table-cell office:value-type="float" office:value="4.59090909090909">
            <text:p>4,5909090909</text:p>
          </table:table-cell>
          <table:table-cell table:number-columns-repeated="287"/>
        </table:table-row>
        <table:table-row table:style-name="ro1">
          <table:table-cell office:value-type="string">
            <text:p>Mastermind workers lvl 8</text:p>
          </table:table-cell>
          <table:table-cell office:value-type="float" office:value="5.375">
            <text:p>5,375</text:p>
          </table:table-cell>
          <table:table-cell office:value-type="float" office:value="5.27272727272727">
            <text:p>5,2727272727</text:p>
          </table:table-cell>
          <table:table-cell office:value-type="float" office:value="4.8">
            <text:p>4,8</text:p>
          </table:table-cell>
          <table:table-cell office:value-type="float" office:value="4.94117647058824">
            <text:p>4,9411764706</text:p>
          </table:table-cell>
          <table:table-cell office:value-type="string">
            <text:p>NaN</text:p>
          </table:table-cell>
          <table:table-cell office:value-type="float" office:value="5.11764705882353">
            <text:p>5,1176470588</text:p>
          </table:table-cell>
          <table:table-cell office:value-type="float" office:value="5.05555555555556">
            <text:p>5,0555555556</text:p>
          </table:table-cell>
          <table:table-cell office:value-type="float" office:value="4.72222222222222">
            <text:p>4,7222222222</text:p>
          </table:table-cell>
          <table:table-cell office:value-type="float" office:value="4.95959595959596">
            <text:p>4,9595959596</text:p>
          </table:table-cell>
          <table:table-cell table:number-columns-repeated="287"/>
        </table:table-row>
        <table:table-row table:style-name="ro1">
          <table:table-cell office:value-type="string">
            <text:p>Mastermind workers lvl 9</text:p>
          </table:table-cell>
          <table:table-cell office:value-type="float" office:value="5.36363636363636">
            <text:p>5,3636363636</text:p>
          </table:table-cell>
          <table:table-cell office:value-type="float" office:value="5.57142857142857">
            <text:p>5,5714285714</text:p>
          </table:table-cell>
          <table:table-cell office:value-type="float" office:value="5.92307692307692">
            <text:p>5,9230769231</text:p>
          </table:table-cell>
          <table:table-cell office:value-type="float" office:value="5.47368421052632">
            <text:p>5,4736842105</text:p>
          </table:table-cell>
          <table:table-cell office:value-type="float" office:value="5.25490196078431">
            <text:p>5,2549019608</text:p>
          </table:table-cell>
          <table:table-cell office:value-type="float" office:value="4.97959183673469">
            <text:p>4,9795918367</text:p>
          </table:table-cell>
          <table:table-cell office:value-type="float" office:value="5.125">
            <text:p>5,125</text:p>
          </table:table-cell>
          <table:table-cell office:value-type="float" office:value="5.8">
            <text:p>5,8</text:p>
          </table:table-cell>
          <table:table-cell office:value-type="float" office:value="5.25490196078431">
            <text:p>5,2549019608</text:p>
          </table:table-cell>
          <table:table-cell table:number-columns-repeated="287"/>
        </table:table-row>
        <table:table-row table:style-name="ro1">
          <table:table-cell office:value-type="string">
            <text:p>Mastermind workers lvl 10</text:p>
          </table:table-cell>
          <table:table-cell office:value-type="string">
            <text:p>NaN</text:p>
          </table:table-cell>
          <table:table-cell office:value-type="float" office:value="7.5">
            <text:p>7,5</text:p>
          </table:table-cell>
          <table:table-cell table:number-columns-repeated="2" office:value-type="float" office:value="6.25">
            <text:p>6,25</text:p>
          </table:table-cell>
          <table:table-cell office:value-type="float" office:value="5.8">
            <text:p>5,8</text:p>
          </table:table-cell>
          <table:table-cell office:value-type="string">
            <text:p>NaN</text:p>
          </table:table-cell>
          <table:table-cell office:value-type="float" office:value="7.5">
            <text:p>7,5</text:p>
          </table:table-cell>
          <table:table-cell office:value-type="float" office:value="8.625">
            <text:p>8,625</text:p>
          </table:table-cell>
          <table:table-cell office:value-type="float" office:value="6.53846153846154">
            <text:p>6,5384615385</text:p>
          </table:table-cell>
          <table:table-cell table:number-columns-repeated="287"/>
        </table:table-row>
        <table:table-row table:style-name="ro1">
          <table:table-cell office:value-type="string">
            <text:p>Mastermind workers lvl 11</text:p>
          </table:table-cell>
          <table:table-cell office:value-type="float" office:value="7.55102040816327">
            <text:p>7,5510204082</text:p>
          </table:table-cell>
          <table:table-cell office:value-type="float" office:value="8">
            <text:p>8</text:p>
          </table:table-cell>
          <table:table-cell office:value-type="float" office:value="7.75471698113208">
            <text:p>7,7547169811</text:p>
          </table:table-cell>
          <table:table-cell office:value-type="float" office:value="7.63636363636364">
            <text:p>7,6363636364</text:p>
          </table:table-cell>
          <table:table-cell office:value-type="float" office:value="6.94117647058824">
            <text:p>6,9411764706</text:p>
          </table:table-cell>
          <table:table-cell office:value-type="float" office:value="7.72222222222222">
            <text:p>7,7222222222</text:p>
          </table:table-cell>
          <table:table-cell office:value-type="float" office:value="7.68421052631579">
            <text:p>7,6842105263</text:p>
          </table:table-cell>
          <table:table-cell office:value-type="float" office:value="8.27272727272727">
            <text:p>8,2727272727</text:p>
          </table:table-cell>
          <table:table-cell office:value-type="float" office:value="7.73170731707317">
            <text:p>7,7317073171</text:p>
          </table:table-cell>
          <table:table-cell table:number-columns-repeated="287"/>
        </table:table-row>
        <table:table-row table:style-name="ro1">
          <table:table-cell office:value-type="string">
            <text:p>Mastermind workers lvl 12</text:p>
          </table:table-cell>
          <table:table-cell office:value-type="float" office:value="8.04672897196262">
            <text:p>8,046728972</text:p>
          </table:table-cell>
          <table:table-cell office:value-type="float" office:value="7.94623655913979">
            <text:p>7,9462365591</text:p>
          </table:table-cell>
          <table:table-cell office:value-type="float" office:value="8.0859375">
            <text:p>8,0859375</text:p>
          </table:table-cell>
          <table:table-cell office:value-type="float" office:value="7.87301587301587">
            <text:p>7,873015873</text:p>
          </table:table-cell>
          <table:table-cell office:value-type="float" office:value="7.75">
            <text:p>7,75</text:p>
          </table:table-cell>
          <table:table-cell office:value-type="float" office:value="7.59405940594059">
            <text:p>7,5940594059</text:p>
          </table:table-cell>
          <table:table-cell office:value-type="float" office:value="7">
            <text:p>7</text:p>
          </table:table-cell>
          <table:table-cell office:value-type="float" office:value="7.625">
            <text:p>7,625</text:p>
          </table:table-cell>
          <table:table-cell office:value-type="float" office:value="7.59459459459459">
            <text:p>7,5945945946</text:p>
          </table:table-cell>
          <table:table-cell table:number-columns-repeated="287"/>
        </table:table-row>
        <table:table-row table:style-name="ro1">
          <table:table-cell office:value-type="string">
            <text:p>Mastermind workers lvl 13</text:p>
          </table:table-cell>
          <table:table-cell office:value-type="float" office:value="8.53361344537815">
            <text:p>8,5336134454</text:p>
          </table:table-cell>
          <table:table-cell office:value-type="float" office:value="8.41620111731844">
            <text:p>8,4162011173</text:p>
          </table:table-cell>
          <table:table-cell office:value-type="float" office:value="8.32923832923833">
            <text:p>8,3292383292</text:p>
          </table:table-cell>
          <table:table-cell office:value-type="float" office:value="8.37735849056604">
            <text:p>8,3773584906</text:p>
          </table:table-cell>
          <table:table-cell office:value-type="float" office:value="8.18248175182482">
            <text:p>8,1824817518</text:p>
          </table:table-cell>
          <table:table-cell office:value-type="float" office:value="8.00302114803625">
            <text:p>8,003021148</text:p>
          </table:table-cell>
          <table:table-cell office:value-type="float" office:value="8.31379310344828">
            <text:p>8,3137931034</text:p>
          </table:table-cell>
          <table:table-cell office:value-type="float" office:value="8.31360946745562">
            <text:p>8,3136094675</text:p>
          </table:table-cell>
          <table:table-cell office:value-type="float" office:value="7.8801261829653">
            <text:p>7,880126183</text:p>
          </table:table-cell>
          <table:table-cell table:number-columns-repeated="287"/>
        </table:table-row>
        <table:table-row table:style-name="ro1">
          <table:table-cell office:value-type="string">
            <text:p>Mastermind workers lvl 14</text:p>
          </table:table-cell>
          <table:table-cell office:value-type="float" office:value="9.17142857142857">
            <text:p>9,1714285714</text:p>
          </table:table-cell>
          <table:table-cell office:value-type="float" office:value="8.78155339805825">
            <text:p>8,7815533981</text:p>
          </table:table-cell>
          <table:table-cell office:value-type="float" office:value="8.75641025641026">
            <text:p>8,7564102564</text:p>
          </table:table-cell>
          <table:table-cell office:value-type="float" office:value="9.22065727699531">
            <text:p>9,220657277</text:p>
          </table:table-cell>
          <table:table-cell office:value-type="float" office:value="9.03378378378378">
            <text:p>9,0337837838</text:p>
          </table:table-cell>
          <table:table-cell office:value-type="float" office:value="9.09933774834437">
            <text:p>9,0993377483</text:p>
          </table:table-cell>
          <table:table-cell office:value-type="float" office:value="8.56038647342995">
            <text:p>8,5603864734</text:p>
          </table:table-cell>
          <table:table-cell office:value-type="float" office:value="9.09677419354839">
            <text:p>9,0967741935</text:p>
          </table:table-cell>
          <table:table-cell office:value-type="float" office:value="7.82804415315626">
            <text:p>7,8280441532</text:p>
          </table:table-cell>
          <table:table-cell table:number-columns-repeated="287"/>
        </table:table-row>
        <table:table-row table:style-name="ro1">
          <table:table-cell office:value-type="string">
            <text:p>Mastermind workers lvl 15</text:p>
          </table:table-cell>
          <table:table-cell office:value-type="float" office:value="9.5625">
            <text:p>9,5625</text:p>
          </table:table-cell>
          <table:table-cell office:value-type="float" office:value="9.58181818181818">
            <text:p>9,5818181818</text:p>
          </table:table-cell>
          <table:table-cell office:value-type="float" office:value="9.88095238095238">
            <text:p>9,880952381</text:p>
          </table:table-cell>
          <table:table-cell office:value-type="float" office:value="9.02439024390244">
            <text:p>9,0243902439</text:p>
          </table:table-cell>
          <table:table-cell office:value-type="float" office:value="8.2">
            <text:p>8,2</text:p>
          </table:table-cell>
          <table:table-cell office:value-type="float" office:value="9.11428571428571">
            <text:p>9,1142857143</text:p>
          </table:table-cell>
          <table:table-cell office:value-type="float" office:value="9.475">
            <text:p>9,475</text:p>
          </table:table-cell>
          <table:table-cell office:value-type="float" office:value="10.9605263157895">
            <text:p>10,9605263158</text:p>
          </table:table-cell>
          <table:table-cell office:value-type="float" office:value="8.29342403628118">
            <text:p>8,2934240363</text:p>
          </table:table-cell>
          <table:table-cell table:number-columns-repeated="287"/>
        </table:table-row>
        <table:table-row table:style-name="ro1">
          <table:table-cell office:value-type="string">
            <text:p>Mastermind workers lvl 16</text:p>
          </table:table-cell>
          <table:table-cell office:value-type="float" office:value="10.7985074626866">
            <text:p>10,7985074627</text:p>
          </table:table-cell>
          <table:table-cell office:value-type="float" office:value="10.1834061135371">
            <text:p>10,1834061135</text:p>
          </table:table-cell>
          <table:table-cell office:value-type="float" office:value="9.86904761904762">
            <text:p>9,869047619</text:p>
          </table:table-cell>
          <table:table-cell office:value-type="float" office:value="10.0890410958904">
            <text:p>10,0890410959</text:p>
          </table:table-cell>
          <table:table-cell office:value-type="float" office:value="9.62307692307692">
            <text:p>9,6230769231</text:p>
          </table:table-cell>
          <table:table-cell office:value-type="float" office:value="9.71895424836601">
            <text:p>9,7189542484</text:p>
          </table:table-cell>
          <table:table-cell office:value-type="float" office:value="10.1621621621622">
            <text:p>10,1621621622</text:p>
          </table:table-cell>
          <table:table-cell office:value-type="float" office:value="9.76724137931035">
            <text:p>9,7672413793</text:p>
          </table:table-cell>
          <table:table-cell office:value-type="float" office:value="11.1222515391381">
            <text:p>11,1222515391</text:p>
          </table:table-cell>
          <table:table-cell table:number-columns-repeated="287"/>
        </table:table-row>
        <table:table-row table:style-name="ro1">
          <table:table-cell office:value-type="string">
            <text:p>Mastermind workers lvl 17</text:p>
          </table:table-cell>
          <table:table-cell office:value-type="float" office:value="10.5490196078431">
            <text:p>10,5490196078</text:p>
          </table:table-cell>
          <table:table-cell office:value-type="float" office:value="9.33333333333333">
            <text:p>9,3333333333</text:p>
          </table:table-cell>
          <table:table-cell office:value-type="float" office:value="9.85365853658537">
            <text:p>9,8536585366</text:p>
          </table:table-cell>
          <table:table-cell office:value-type="float" office:value="10.280701754386">
            <text:p>10,2807017544</text:p>
          </table:table-cell>
          <table:table-cell office:value-type="float" office:value="10.2571428571429">
            <text:p>10,2571428571</text:p>
          </table:table-cell>
          <table:table-cell office:value-type="float" office:value="9.81159420289855">
            <text:p>9,8115942029</text:p>
          </table:table-cell>
          <table:table-cell office:value-type="float" office:value="10.3555555555556">
            <text:p>10,3555555556</text:p>
          </table:table-cell>
          <table:table-cell office:value-type="float" office:value="11.4545454545455">
            <text:p>11,4545454545</text:p>
          </table:table-cell>
          <table:table-cell office:value-type="float" office:value="12.9067599067599">
            <text:p>12,9067599068</text:p>
          </table:table-cell>
          <table:table-cell table:number-columns-repeated="287"/>
        </table:table-row>
        <table:table-row table:style-name="ro1">
          <table:table-cell office:value-type="string">
            <text:p>Mastermind workers lvl 18</text:p>
          </table:table-cell>
          <table:table-cell office:value-type="float" office:value="9.94444444444444">
            <text:p>9,9444444444</text:p>
          </table:table-cell>
          <table:table-cell office:value-type="float" office:value="11.9318181818182">
            <text:p>11,9318181818</text:p>
          </table:table-cell>
          <table:table-cell office:value-type="float" office:value="9.97058823529412">
            <text:p>9,9705882353</text:p>
          </table:table-cell>
          <table:table-cell office:value-type="float" office:value="10.2">
            <text:p>10,2</text:p>
          </table:table-cell>
          <table:table-cell office:value-type="float" office:value="9.45454545454546">
            <text:p>9,4545454545</text:p>
          </table:table-cell>
          <table:table-cell office:value-type="float" office:value="9.6">
            <text:p>9,6</text:p>
          </table:table-cell>
          <table:table-cell office:value-type="float" office:value="10.3947368421053">
            <text:p>10,3947368421</text:p>
          </table:table-cell>
          <table:table-cell office:value-type="float" office:value="9.82352941176471">
            <text:p>9,8235294118</text:p>
          </table:table-cell>
          <table:table-cell office:value-type="float" office:value="15.0204651162791">
            <text:p>15,0204651163</text:p>
          </table:table-cell>
          <table:table-cell table:number-columns-repeated="287"/>
        </table:table-row>
        <table:table-row table:style-name="ro1">
          <table:table-cell office:value-type="string">
            <text:p>Mastermind workers lvl 19</text:p>
          </table:table-cell>
          <table:table-cell office:value-type="float" office:value="12.2222222222222">
            <text:p>12,2222222222</text:p>
          </table:table-cell>
          <table:table-cell office:value-type="float" office:value="11.1515151515152">
            <text:p>11,1515151515</text:p>
          </table:table-cell>
          <table:table-cell office:value-type="float" office:value="11.6595744680851">
            <text:p>11,6595744681</text:p>
          </table:table-cell>
          <table:table-cell office:value-type="float" office:value="10.6756756756757">
            <text:p>10,6756756757</text:p>
          </table:table-cell>
          <table:table-cell office:value-type="float" office:value="11">
            <text:p>11</text:p>
          </table:table-cell>
          <table:table-cell office:value-type="float" office:value="10.32">
            <text:p>10,32</text:p>
          </table:table-cell>
          <table:table-cell office:value-type="float" office:value="11.0526315789474">
            <text:p>11,0526315789</text:p>
          </table:table-cell>
          <table:table-cell office:value-type="float" office:value="11.6296296296296">
            <text:p>11,6296296296</text:p>
          </table:table-cell>
          <table:table-cell office:value-type="float" office:value="16.2503008423586">
            <text:p>16,2503008424</text:p>
          </table:table-cell>
          <table:table-cell table:number-columns-repeated="287"/>
        </table:table-row>
        <table:table-row table:style-name="ro1">
          <table:table-cell office:value-type="string">
            <text:p>Mastermind workers lvl 20</text:p>
          </table:table-cell>
          <table:table-cell office:value-type="string">
            <text:p>NaN</text:p>
          </table:table-cell>
          <table:table-cell office:value-type="float" office:value="11.3333333333333">
            <text:p>11,3333333333</text:p>
          </table:table-cell>
          <table:table-cell office:value-type="float" office:value="11.7222222222222">
            <text:p>11,7222222222</text:p>
          </table:table-cell>
          <table:table-cell office:value-type="float" office:value="8.44444444444444">
            <text:p>8,4444444444</text:p>
          </table:table-cell>
          <table:table-cell office:value-type="float" office:value="12">
            <text:p>12</text:p>
          </table:table-cell>
          <table:table-cell office:value-type="float" office:value="12.5714285714286">
            <text:p>12,5714285714</text:p>
          </table:table-cell>
          <table:table-cell office:value-type="float" office:value="10.7647058823529">
            <text:p>10,7647058824</text:p>
          </table:table-cell>
          <table:table-cell office:value-type="float" office:value="12">
            <text:p>12</text:p>
          </table:table-cell>
          <table:table-cell office:value-type="float" office:value="19.75">
            <text:p>19,75</text:p>
          </table:table-cell>
          <table:table-cell table:number-columns-repeated="287"/>
        </table:table-row>
        <table:table-row table:style-name="ro1">
          <table:table-cell office:value-type="string">
            <text:p>Mastermind workers lvl 21</text:p>
          </table:table-cell>
          <table:table-cell table:number-columns-repeated="3" office:value-type="string">
            <text:p>NaN</text:p>
          </table:table-cell>
          <table:table-cell office:value-type="float" office:value="12.2">
            <text:p>12,2</text:p>
          </table:table-cell>
          <table:table-cell table:number-columns-repeated="2" office:value-type="string">
            <text:p>NaN</text:p>
          </table:table-cell>
          <table:table-cell office:value-type="float" office:value="10">
            <text:p>10</text:p>
          </table:table-cell>
          <table:table-cell office:value-type="string">
            <text:p>NaN</text:p>
          </table:table-cell>
          <table:table-cell office:value-type="float" office:value="18.1666666666667">
            <text:p>18,1666666667</text:p>
          </table:table-cell>
          <table:table-cell table:number-columns-repeated="287"/>
        </table:table-row>
        <table:table-row table:style-name="ro1">
          <table:table-cell office:value-type="string">
            <text:p>Mastermind income lvl 1</text:p>
          </table:table-cell>
          <table:table-cell table:number-columns-repeated="8" office:value-type="string">
            <text:p>NaN</text:p>
          </table:table-cell>
          <table:table-cell office:value-type="float" office:value="4">
            <text:p>4</text:p>
          </table:table-cell>
          <table:table-cell table:number-columns-repeated="287"/>
        </table:table-row>
        <table:table-row table:style-name="ro1">
          <table:table-cell office:value-type="string">
            <text:p>Mastermind income lvl 2</text:p>
          </table:table-cell>
          <table:table-cell table:number-columns-repeated="2" office:value-type="string">
            <text:p>NaN</text:p>
          </table:table-cell>
          <table:table-cell office:value-type="float" office:value="15">
            <text:p>15</text:p>
          </table:table-cell>
          <table:table-cell table:number-columns-repeated="5" office:value-type="string">
            <text:p>NaN</text:p>
          </table:table-cell>
          <table:table-cell office:value-type="float" office:value="8.47058823529412">
            <text:p>8,4705882353</text:p>
          </table:table-cell>
          <table:table-cell table:number-columns-repeated="287"/>
        </table:table-row>
        <table:table-row table:style-name="ro1">
          <table:table-cell office:value-type="string">
            <text:p>Mastermind income lvl 3</text:p>
          </table:table-cell>
          <table:table-cell table:number-columns-repeated="8" office:value-type="string">
            <text:p>NaN</text:p>
          </table:table-cell>
          <table:table-cell office:value-type="float" office:value="18.5217391304348">
            <text:p>18,5217391304</text:p>
          </table:table-cell>
          <table:table-cell table:number-columns-repeated="287"/>
        </table:table-row>
        <table:table-row table:style-name="ro1">
          <table:table-cell office:value-type="string">
            <text:p>Mastermind income lvl 4</text:p>
          </table:table-cell>
          <table:table-cell office:value-type="float" office:value="29">
            <text:p>29</text:p>
          </table:table-cell>
          <table:table-cell table:number-columns-repeated="7" office:value-type="string">
            <text:p>NaN</text:p>
          </table:table-cell>
          <table:table-cell office:value-type="float" office:value="32.0967741935484">
            <text:p>32,0967741935</text:p>
          </table:table-cell>
          <table:table-cell table:number-columns-repeated="287"/>
        </table:table-row>
        <table:table-row table:style-name="ro1">
          <table:table-cell office:value-type="string">
            <text:p>Mastermind income lvl 5</text:p>
          </table:table-cell>
          <table:table-cell office:value-type="float" office:value="41.5384615384615">
            <text:p>41,5384615385</text:p>
          </table:table-cell>
          <table:table-cell office:value-type="float" office:value="34.7142857142857">
            <text:p>34,7142857143</text:p>
          </table:table-cell>
          <table:table-cell office:value-type="float" office:value="35.5">
            <text:p>35,5</text:p>
          </table:table-cell>
          <table:table-cell office:value-type="float" office:value="44.4">
            <text:p>44,4</text:p>
          </table:table-cell>
          <table:table-cell office:value-type="float" office:value="30.75">
            <text:p>30,75</text:p>
          </table:table-cell>
          <table:table-cell office:value-type="string">
            <text:p>NaN</text:p>
          </table:table-cell>
          <table:table-cell office:value-type="float" office:value="40.6666666666667">
            <text:p>40,6666666667</text:p>
          </table:table-cell>
          <table:table-cell office:value-type="string">
            <text:p>NaN</text:p>
          </table:table-cell>
          <table:table-cell office:value-type="float" office:value="41.5108695652174">
            <text:p>41,5108695652</text:p>
          </table:table-cell>
          <table:table-cell table:number-columns-repeated="287"/>
        </table:table-row>
        <table:table-row table:style-name="ro1">
          <table:table-cell office:value-type="string">
            <text:p>Mastermind income lvl 6</text:p>
          </table:table-cell>
          <table:table-cell table:number-columns-repeated="2" office:value-type="string">
            <text:p>NaN</text:p>
          </table:table-cell>
          <table:table-cell office:value-type="float" office:value="64">
            <text:p>64</text:p>
          </table:table-cell>
          <table:table-cell office:value-type="string">
            <text:p>NaN</text:p>
          </table:table-cell>
          <table:table-cell office:value-type="float" office:value="65.0769230769231">
            <text:p>65,0769230769</text:p>
          </table:table-cell>
          <table:table-cell office:value-type="float" office:value="67.6875">
            <text:p>67,6875</text:p>
          </table:table-cell>
          <table:table-cell table:number-columns-repeated="2" office:value-type="string">
            <text:p>NaN</text:p>
          </table:table-cell>
          <table:table-cell office:value-type="float" office:value="58.8641975308642">
            <text:p>58,8641975309</text:p>
          </table:table-cell>
          <table:table-cell table:number-columns-repeated="287"/>
        </table:table-row>
        <table:table-row table:style-name="ro1">
          <table:table-cell office:value-type="string">
            <text:p>Mastermind income lvl 7</text:p>
          </table:table-cell>
          <table:table-cell office:value-type="float" office:value="80.0588235294118">
            <text:p>80,0588235294</text:p>
          </table:table-cell>
          <table:table-cell office:value-type="float" office:value="100.2">
            <text:p>100,2</text:p>
          </table:table-cell>
          <table:table-cell office:value-type="float" office:value="61.3">
            <text:p>61,3</text:p>
          </table:table-cell>
          <table:table-cell office:value-type="string">
            <text:p>NaN</text:p>
          </table:table-cell>
          <table:table-cell office:value-type="float" office:value="61.8">
            <text:p>61,8</text:p>
          </table:table-cell>
          <table:table-cell office:value-type="float" office:value="67.7142857142857">
            <text:p>67,7142857143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 office:value-type="float" office:value="79.6136363636364">
            <text:p>79,6136363636</text:p>
          </table:table-cell>
          <table:table-cell table:number-columns-repeated="287"/>
        </table:table-row>
        <table:table-row table:style-name="ro1">
          <table:table-cell office:value-type="string">
            <text:p>Mastermind income lvl 8</text:p>
          </table:table-cell>
          <table:table-cell office:value-type="float" office:value="89.9375">
            <text:p>89,9375</text:p>
          </table:table-cell>
          <table:table-cell office:value-type="float" office:value="96.2727272727273">
            <text:p>96,2727272727</text:p>
          </table:table-cell>
          <table:table-cell office:value-type="float" office:value="96.4">
            <text:p>96,4</text:p>
          </table:table-cell>
          <table:table-cell office:value-type="float" office:value="95.5294117647059">
            <text:p>95,5294117647</text:p>
          </table:table-cell>
          <table:table-cell office:value-type="string">
            <text:p>NaN</text:p>
          </table:table-cell>
          <table:table-cell office:value-type="float" office:value="97.1176470588235">
            <text:p>97,1176470588</text:p>
          </table:table-cell>
          <table:table-cell office:value-type="float" office:value="92.7222222222222">
            <text:p>92,7222222222</text:p>
          </table:table-cell>
          <table:table-cell office:value-type="float" office:value="88.8333333333333">
            <text:p>88,8333333333</text:p>
          </table:table-cell>
          <table:table-cell office:value-type="float" office:value="93.2020202020202">
            <text:p>93,202020202</text:p>
          </table:table-cell>
          <table:table-cell table:number-columns-repeated="287"/>
        </table:table-row>
        <table:table-row table:style-name="ro1">
          <table:table-cell office:value-type="string">
            <text:p>Mastermind income lvl 9</text:p>
          </table:table-cell>
          <table:table-cell office:value-type="float" office:value="109.969696969697">
            <text:p>109,9696969697</text:p>
          </table:table-cell>
          <table:table-cell office:value-type="float" office:value="116.142857142857">
            <text:p>116,1428571429</text:p>
          </table:table-cell>
          <table:table-cell office:value-type="float" office:value="111.769230769231">
            <text:p>111,7692307692</text:p>
          </table:table-cell>
          <table:table-cell office:value-type="float" office:value="111.526315789474">
            <text:p>111,5263157895</text:p>
          </table:table-cell>
          <table:table-cell office:value-type="float" office:value="102.372549019608">
            <text:p>102,3725490196</text:p>
          </table:table-cell>
          <table:table-cell office:value-type="float" office:value="102.795918367347">
            <text:p>102,7959183673</text:p>
          </table:table-cell>
          <table:table-cell office:value-type="float" office:value="105.4375">
            <text:p>105,4375</text:p>
          </table:table-cell>
          <table:table-cell office:value-type="float" office:value="119.2">
            <text:p>119,2</text:p>
          </table:table-cell>
          <table:table-cell office:value-type="float" office:value="106.843137254902">
            <text:p>106,8431372549</text:p>
          </table:table-cell>
          <table:table-cell table:number-columns-repeated="287"/>
        </table:table-row>
        <table:table-row table:style-name="ro1">
          <table:table-cell office:value-type="string">
            <text:p>Mastermind income lvl 10</text:p>
          </table:table-cell>
          <table:table-cell office:value-type="string">
            <text:p>NaN</text:p>
          </table:table-cell>
          <table:table-cell office:value-type="float" office:value="160.25">
            <text:p>160,25</text:p>
          </table:table-cell>
          <table:table-cell office:value-type="float" office:value="157.25">
            <text:p>157,25</text:p>
          </table:table-cell>
          <table:table-cell office:value-type="float" office:value="137.75">
            <text:p>137,75</text:p>
          </table:table-cell>
          <table:table-cell office:value-type="float" office:value="110.6">
            <text:p>110,6</text:p>
          </table:table-cell>
          <table:table-cell office:value-type="string">
            <text:p>NaN</text:p>
          </table:table-cell>
          <table:table-cell office:value-type="float" office:value="161">
            <text:p>161</text:p>
          </table:table-cell>
          <table:table-cell office:value-type="float" office:value="166.5">
            <text:p>166,5</text:p>
          </table:table-cell>
          <table:table-cell office:value-type="float" office:value="143.923076923077">
            <text:p>143,9230769231</text:p>
          </table:table-cell>
          <table:table-cell table:number-columns-repeated="287"/>
        </table:table-row>
        <table:table-row table:style-name="ro1">
          <table:table-cell office:value-type="string">
            <text:p>Mastermind income lvl 11</text:p>
          </table:table-cell>
          <table:table-cell office:value-type="float" office:value="164.163265306122">
            <text:p>164,1632653061</text:p>
          </table:table-cell>
          <table:table-cell office:value-type="float" office:value="181.5">
            <text:p>181,5</text:p>
          </table:table-cell>
          <table:table-cell office:value-type="float" office:value="171.452830188679">
            <text:p>171,4528301887</text:p>
          </table:table-cell>
          <table:table-cell office:value-type="float" office:value="173.727272727273">
            <text:p>173,7272727273</text:p>
          </table:table-cell>
          <table:table-cell office:value-type="float" office:value="145.705882352941">
            <text:p>145,7058823529</text:p>
          </table:table-cell>
          <table:table-cell office:value-type="float" office:value="159.944444444444">
            <text:p>159,9444444444</text:p>
          </table:table-cell>
          <table:table-cell office:value-type="float" office:value="168.368421052632">
            <text:p>168,3684210526</text:p>
          </table:table-cell>
          <table:table-cell office:value-type="float" office:value="181.909090909091">
            <text:p>181,9090909091</text:p>
          </table:table-cell>
          <table:table-cell office:value-type="float" office:value="173.573170731707">
            <text:p>173,5731707317</text:p>
          </table:table-cell>
          <table:table-cell table:number-columns-repeated="287"/>
        </table:table-row>
        <table:table-row table:style-name="ro1">
          <table:table-cell office:value-type="string">
            <text:p>Mastermind income lvl 12</text:p>
          </table:table-cell>
          <table:table-cell office:value-type="float" office:value="191.028037383178">
            <text:p>191,0280373832</text:p>
          </table:table-cell>
          <table:table-cell office:value-type="float" office:value="186.193548387097">
            <text:p>186,1935483871</text:p>
          </table:table-cell>
          <table:table-cell office:value-type="float" office:value="193.828125">
            <text:p>193,828125</text:p>
          </table:table-cell>
          <table:table-cell office:value-type="float" office:value="189.333333333333">
            <text:p>189,3333333333</text:p>
          </table:table-cell>
          <table:table-cell office:value-type="float" office:value="185.525">
            <text:p>185,525</text:p>
          </table:table-cell>
          <table:table-cell office:value-type="float" office:value="179.435643564356">
            <text:p>179,4356435644</text:p>
          </table:table-cell>
          <table:table-cell office:value-type="float" office:value="183.767441860465">
            <text:p>183,7674418605</text:p>
          </table:table-cell>
          <table:table-cell office:value-type="float" office:value="183.125">
            <text:p>183,125</text:p>
          </table:table-cell>
          <table:table-cell office:value-type="float" office:value="178.930501930502">
            <text:p>178,9305019305</text:p>
          </table:table-cell>
          <table:table-cell table:number-columns-repeated="287"/>
        </table:table-row>
        <table:table-row table:style-name="ro1">
          <table:table-cell office:value-type="string">
            <text:p>Mastermind income lvl 13</text:p>
          </table:table-cell>
          <table:table-cell office:value-type="float" office:value="224.361344537815">
            <text:p>224,3613445378</text:p>
          </table:table-cell>
          <table:table-cell office:value-type="float" office:value="223.13407821229">
            <text:p>223,1340782123</text:p>
          </table:table-cell>
          <table:table-cell office:value-type="float" office:value="219.710073710074">
            <text:p>219,7100737101</text:p>
          </table:table-cell>
          <table:table-cell office:value-type="float" office:value="223.688679245283">
            <text:p>223,6886792453</text:p>
          </table:table-cell>
          <table:table-cell office:value-type="float" office:value="220.87104622871">
            <text:p>220,8710462287</text:p>
          </table:table-cell>
          <table:table-cell office:value-type="float" office:value="213.697885196375">
            <text:p>213,6978851964</text:p>
          </table:table-cell>
          <table:table-cell office:value-type="float" office:value="218.055172413793">
            <text:p>218,0551724138</text:p>
          </table:table-cell>
          <table:table-cell office:value-type="float" office:value="222.213017751479">
            <text:p>222,2130177515</text:p>
          </table:table-cell>
          <table:table-cell office:value-type="float" office:value="209.309148264984">
            <text:p>209,309148265</text:p>
          </table:table-cell>
          <table:table-cell table:number-columns-repeated="287"/>
        </table:table-row>
        <table:table-row table:style-name="ro1">
          <table:table-cell office:value-type="string">
            <text:p>Mastermind income lvl 14</text:p>
          </table:table-cell>
          <table:table-cell office:value-type="float" office:value="263.295238095238">
            <text:p>263,2952380952</text:p>
          </table:table-cell>
          <table:table-cell office:value-type="float" office:value="242.616504854369">
            <text:p>242,6165048544</text:p>
          </table:table-cell>
          <table:table-cell office:value-type="float" office:value="250.25641025641">
            <text:p>250,2564102564</text:p>
          </table:table-cell>
          <table:table-cell office:value-type="float" office:value="261.816901408451">
            <text:p>261,8169014085</text:p>
          </table:table-cell>
          <table:table-cell office:value-type="float" office:value="258.939189189189">
            <text:p>258,9391891892</text:p>
          </table:table-cell>
          <table:table-cell office:value-type="float" office:value="258.284768211921">
            <text:p>258,2847682119</text:p>
          </table:table-cell>
          <table:table-cell office:value-type="float" office:value="246.850241545894">
            <text:p>246,8502415459</text:p>
          </table:table-cell>
          <table:table-cell office:value-type="float" office:value="260.252688172043">
            <text:p>260,252688172</text:p>
          </table:table-cell>
          <table:table-cell office:value-type="float" office:value="228.408589168679">
            <text:p>228,4085891687</text:p>
          </table:table-cell>
          <table:table-cell table:number-columns-repeated="287"/>
        </table:table-row>
        <table:table-row table:style-name="ro1">
          <table:table-cell office:value-type="string">
            <text:p>Mastermind income lvl 15</text:p>
          </table:table-cell>
          <table:table-cell office:value-type="float" office:value="308.6875">
            <text:p>308,6875</text:p>
          </table:table-cell>
          <table:table-cell office:value-type="float" office:value="291.745454545455">
            <text:p>291,7454545455</text:p>
          </table:table-cell>
          <table:table-cell office:value-type="float" office:value="313.452380952381">
            <text:p>313,4523809524</text:p>
          </table:table-cell>
          <table:table-cell office:value-type="float" office:value="283.439024390244">
            <text:p>283,4390243902</text:p>
          </table:table-cell>
          <table:table-cell office:value-type="float" office:value="253.866666666667">
            <text:p>253,8666666667</text:p>
          </table:table-cell>
          <table:table-cell office:value-type="float" office:value="268.828571428571">
            <text:p>268,8285714286</text:p>
          </table:table-cell>
          <table:table-cell office:value-type="float" office:value="294.7">
            <text:p>294,7</text:p>
          </table:table-cell>
          <table:table-cell office:value-type="float" office:value="312.697368421053">
            <text:p>312,6973684211</text:p>
          </table:table-cell>
          <table:table-cell office:value-type="float" office:value="267.108843537415">
            <text:p>267,1088435374</text:p>
          </table:table-cell>
          <table:table-cell table:number-columns-repeated="287"/>
        </table:table-row>
        <table:table-row table:style-name="ro1">
          <table:table-cell office:value-type="string">
            <text:p>Mastermind income lvl 16</text:p>
          </table:table-cell>
          <table:table-cell office:value-type="float" office:value="358.388059701493">
            <text:p>358,3880597015</text:p>
          </table:table-cell>
          <table:table-cell office:value-type="float" office:value="346.737991266376">
            <text:p>346,7379912664</text:p>
          </table:table-cell>
          <table:table-cell office:value-type="float" office:value="338.123015873016">
            <text:p>338,123015873</text:p>
          </table:table-cell>
          <table:table-cell office:value-type="float" office:value="339.383561643836">
            <text:p>339,3835616438</text:p>
          </table:table-cell>
          <table:table-cell office:value-type="float" office:value="333.507692307692">
            <text:p>333,5076923077</text:p>
          </table:table-cell>
          <table:table-cell office:value-type="float" office:value="333.444444444444">
            <text:p>333,4444444444</text:p>
          </table:table-cell>
          <table:table-cell office:value-type="float" office:value="343.551351351351">
            <text:p>343,5513513514</text:p>
          </table:table-cell>
          <table:table-cell office:value-type="float" office:value="329.784482758621">
            <text:p>329,7844827586</text:p>
          </table:table-cell>
          <table:table-cell office:value-type="float" office:value="305.565523306948">
            <text:p>305,5655233069</text:p>
          </table:table-cell>
          <table:table-cell table:number-columns-repeated="287"/>
        </table:table-row>
        <table:table-row table:style-name="ro1">
          <table:table-cell office:value-type="string">
            <text:p>Mastermind income lvl 17</text:p>
          </table:table-cell>
          <table:table-cell office:value-type="float" office:value="393.392156862745">
            <text:p>393,3921568627</text:p>
          </table:table-cell>
          <table:table-cell office:value-type="float" office:value="356.866666666667">
            <text:p>356,8666666667</text:p>
          </table:table-cell>
          <table:table-cell office:value-type="float" office:value="379.573170731707">
            <text:p>379,5731707317</text:p>
          </table:table-cell>
          <table:table-cell office:value-type="float" office:value="374.666666666667">
            <text:p>374,6666666667</text:p>
          </table:table-cell>
          <table:table-cell office:value-type="float" office:value="381.871428571429">
            <text:p>381,8714285714</text:p>
          </table:table-cell>
          <table:table-cell office:value-type="float" office:value="374.623188405797">
            <text:p>374,6231884058</text:p>
          </table:table-cell>
          <table:table-cell office:value-type="float" office:value="390.688888888889">
            <text:p>390,6888888889</text:p>
          </table:table-cell>
          <table:table-cell office:value-type="float" office:value="406.709090909091">
            <text:p>406,7090909091</text:p>
          </table:table-cell>
          <table:table-cell office:value-type="float" office:value="354.868686868687">
            <text:p>354,8686868687</text:p>
          </table:table-cell>
          <table:table-cell table:number-columns-repeated="287"/>
        </table:table-row>
        <table:table-row table:style-name="ro1">
          <table:table-cell office:value-type="string">
            <text:p>Mastermind income lvl 18</text:p>
          </table:table-cell>
          <table:table-cell office:value-type="float" office:value="434.555555555556">
            <text:p>434,5555555556</text:p>
          </table:table-cell>
          <table:table-cell office:value-type="float" office:value="482.363636363636">
            <text:p>482,3636363636</text:p>
          </table:table-cell>
          <table:table-cell office:value-type="float" office:value="422.352941176471">
            <text:p>422,3529411765</text:p>
          </table:table-cell>
          <table:table-cell office:value-type="float" office:value="443.7">
            <text:p>443,7</text:p>
          </table:table-cell>
          <table:table-cell office:value-type="float" office:value="420.181818181818">
            <text:p>420,1818181818</text:p>
          </table:table-cell>
          <table:table-cell office:value-type="float" office:value="391.96">
            <text:p>391,96</text:p>
          </table:table-cell>
          <table:table-cell office:value-type="float" office:value="424.157894736842">
            <text:p>424,1578947368</text:p>
          </table:table-cell>
          <table:table-cell office:value-type="float" office:value="418.147058823529">
            <text:p>418,1470588235</text:p>
          </table:table-cell>
          <table:table-cell office:value-type="float" office:value="425.921860465116">
            <text:p>425,9218604651</text:p>
          </table:table-cell>
          <table:table-cell table:number-columns-repeated="287"/>
        </table:table-row>
        <table:table-row table:style-name="ro1">
          <table:table-cell office:value-type="string">
            <text:p>Mastermind income lvl 19</text:p>
          </table:table-cell>
          <table:table-cell office:value-type="float" office:value="531.055555555556">
            <text:p>531,0555555556</text:p>
          </table:table-cell>
          <table:table-cell office:value-type="float" office:value="483.909090909091">
            <text:p>483,9090909091</text:p>
          </table:table-cell>
          <table:table-cell office:value-type="float" office:value="528.021276595745">
            <text:p>528,0212765957</text:p>
          </table:table-cell>
          <table:table-cell office:value-type="float" office:value="481.486486486487">
            <text:p>481,4864864865</text:p>
          </table:table-cell>
          <table:table-cell office:value-type="float" office:value="498.083333333333">
            <text:p>498,0833333333</text:p>
          </table:table-cell>
          <table:table-cell office:value-type="float" office:value="479.48">
            <text:p>479,48</text:p>
          </table:table-cell>
          <table:table-cell office:value-type="float" office:value="489.842105263158">
            <text:p>489,8421052632</text:p>
          </table:table-cell>
          <table:table-cell office:value-type="float" office:value="519.703703703704">
            <text:p>519,7037037037</text:p>
          </table:table-cell>
          <table:table-cell office:value-type="float" office:value="502.626955475331">
            <text:p>502,6269554753</text:p>
          </table:table-cell>
          <table:table-cell table:number-columns-repeated="287"/>
        </table:table-row>
        <table:table-row table:style-name="ro1">
          <table:table-cell office:value-type="string">
            <text:p>Mastermind income lvl 20</text:p>
          </table:table-cell>
          <table:table-cell office:value-type="string">
            <text:p>NaN</text:p>
          </table:table-cell>
          <table:table-cell office:value-type="float" office:value="683">
            <text:p>683</text:p>
          </table:table-cell>
          <table:table-cell office:value-type="float" office:value="554.277777777778">
            <text:p>554,2777777778</text:p>
          </table:table-cell>
          <table:table-cell office:value-type="float" office:value="477.555555555556">
            <text:p>477,5555555556</text:p>
          </table:table-cell>
          <table:table-cell office:value-type="float" office:value="629">
            <text:p>629</text:p>
          </table:table-cell>
          <table:table-cell office:value-type="float" office:value="601">
            <text:p>601</text:p>
          </table:table-cell>
          <table:table-cell office:value-type="float" office:value="547.294117647059">
            <text:p>547,2941176471</text:p>
          </table:table-cell>
          <table:table-cell office:value-type="float" office:value="607.636363636364">
            <text:p>607,6363636364</text:p>
          </table:table-cell>
          <table:table-cell office:value-type="float" office:value="665.333333333333">
            <text:p>665,3333333333</text:p>
          </table:table-cell>
          <table:table-cell table:number-columns-repeated="287"/>
        </table:table-row>
        <table:table-row table:style-name="ro1">
          <table:table-cell office:value-type="string">
            <text:p>Mastermind income lvl 21</text:p>
          </table:table-cell>
          <table:table-cell table:number-columns-repeated="3" office:value-type="string">
            <text:p>NaN</text:p>
          </table:table-cell>
          <table:table-cell office:value-type="float" office:value="696.6">
            <text:p>696,6</text:p>
          </table:table-cell>
          <table:table-cell table:number-columns-repeated="2" office:value-type="string">
            <text:p>NaN</text:p>
          </table:table-cell>
          <table:table-cell office:value-type="float" office:value="714">
            <text:p>714</text:p>
          </table:table-cell>
          <table:table-cell office:value-type="string">
            <text:p>NaN</text:p>
          </table:table-cell>
          <table:table-cell office:value-type="float" office:value="656">
            <text:p>656</text:p>
          </table:table-cell>
          <table:table-cell table:number-columns-repeated="287"/>
        </table:table-row>
        <table:table-row table:style-name="ro1">
          <table:table-cell office:value-type="string">
            <text:p>Mastermind value lvl 1</text:p>
          </table:table-cell>
          <table:table-cell table:number-columns-repeated="8" office:value-type="string">
            <text:p>NaN</text:p>
          </table:table-cell>
          <table:table-cell office:value-type="float" office:value="96.6666666666667">
            <text:p>96,6666666667</text:p>
          </table:table-cell>
          <table:table-cell table:number-columns-repeated="287"/>
        </table:table-row>
        <table:table-row table:style-name="ro1">
          <table:table-cell office:value-type="string">
            <text:p>Mastermind value lvl 2</text:p>
          </table:table-cell>
          <table:table-cell table:number-columns-repeated="2" office:value-type="string">
            <text:p>NaN</text:p>
          </table:table-cell>
          <table:table-cell office:value-type="float" office:value="171.25">
            <text:p>171,25</text:p>
          </table:table-cell>
          <table:table-cell table:number-columns-repeated="5" office:value-type="string">
            <text:p>NaN</text:p>
          </table:table-cell>
          <table:table-cell office:value-type="float" office:value="206.176470588235">
            <text:p>206,1764705882</text:p>
          </table:table-cell>
          <table:table-cell table:number-columns-repeated="287"/>
        </table:table-row>
        <table:table-row table:style-name="ro1">
          <table:table-cell office:value-type="string">
            <text:p>Mastermind value lvl 3</text:p>
          </table:table-cell>
          <table:table-cell table:number-columns-repeated="8" office:value-type="string">
            <text:p>NaN</text:p>
          </table:table-cell>
          <table:table-cell office:value-type="float" office:value="261.95652173913">
            <text:p>261,9565217391</text:p>
          </table:table-cell>
          <table:table-cell table:number-columns-repeated="287"/>
        </table:table-row>
        <table:table-row table:style-name="ro1">
          <table:table-cell office:value-type="string">
            <text:p>Mastermind value lvl 4</text:p>
          </table:table-cell>
          <table:table-cell office:value-type="float" office:value="367.5">
            <text:p>367,5</text:p>
          </table:table-cell>
          <table:table-cell table:number-columns-repeated="7" office:value-type="string">
            <text:p>NaN</text:p>
          </table:table-cell>
          <table:table-cell office:value-type="float" office:value="365">
            <text:p>365</text:p>
          </table:table-cell>
          <table:table-cell table:number-columns-repeated="287"/>
        </table:table-row>
        <table:table-row table:style-name="ro1">
          <table:table-cell office:value-type="string">
            <text:p>Mastermind value lvl 5</text:p>
          </table:table-cell>
          <table:table-cell office:value-type="float" office:value="461.153846153846">
            <text:p>461,1538461538</text:p>
          </table:table-cell>
          <table:table-cell office:value-type="float" office:value="477.142857142857">
            <text:p>477,1428571429</text:p>
          </table:table-cell>
          <table:table-cell office:value-type="float" office:value="463.166666666667">
            <text:p>463,1666666667</text:p>
          </table:table-cell>
          <table:table-cell office:value-type="float" office:value="458">
            <text:p>458</text:p>
          </table:table-cell>
          <table:table-cell office:value-type="float" office:value="447.083333333333">
            <text:p>447,0833333333</text:p>
          </table:table-cell>
          <table:table-cell office:value-type="string">
            <text:p>NaN</text:p>
          </table:table-cell>
          <table:table-cell office:value-type="float" office:value="435">
            <text:p>435</text:p>
          </table:table-cell>
          <table:table-cell office:value-type="string">
            <text:p>NaN</text:p>
          </table:table-cell>
          <table:table-cell office:value-type="float" office:value="459.402173913044">
            <text:p>459,402173913</text:p>
          </table:table-cell>
          <table:table-cell table:number-columns-repeated="287"/>
        </table:table-row>
        <table:table-row table:style-name="ro1">
          <table:table-cell office:value-type="string">
            <text:p>Mastermind value lvl 6</text:p>
          </table:table-cell>
          <table:table-cell table:number-columns-repeated="2" office:value-type="string">
            <text:p>NaN</text:p>
          </table:table-cell>
          <table:table-cell office:value-type="float" office:value="598.75">
            <text:p>598,75</text:p>
          </table:table-cell>
          <table:table-cell office:value-type="string">
            <text:p>NaN</text:p>
          </table:table-cell>
          <table:table-cell office:value-type="float" office:value="548.461538461538">
            <text:p>548,4615384615</text:p>
          </table:table-cell>
          <table:table-cell office:value-type="float" office:value="512.5">
            <text:p>512,5</text:p>
          </table:table-cell>
          <table:table-cell table:number-columns-repeated="2" office:value-type="string">
            <text:p>NaN</text:p>
          </table:table-cell>
          <table:table-cell office:value-type="float" office:value="579.444444444444">
            <text:p>579,4444444444</text:p>
          </table:table-cell>
          <table:table-cell table:number-columns-repeated="287"/>
        </table:table-row>
        <table:table-row table:style-name="ro1">
          <table:table-cell office:value-type="string">
            <text:p>Mastermind value lvl 7</text:p>
          </table:table-cell>
          <table:table-cell office:value-type="float" office:value="684.705882352941">
            <text:p>684,7058823529</text:p>
          </table:table-cell>
          <table:table-cell office:value-type="float" office:value="737">
            <text:p>737</text:p>
          </table:table-cell>
          <table:table-cell office:value-type="float" office:value="635">
            <text:p>635</text:p>
          </table:table-cell>
          <table:table-cell office:value-type="string">
            <text:p>NaN</text:p>
          </table:table-cell>
          <table:table-cell office:value-type="float" office:value="685">
            <text:p>685</text:p>
          </table:table-cell>
          <table:table-cell office:value-type="float" office:value="692.142857142857">
            <text:p>692,1428571429</text:p>
          </table:table-cell>
          <table:table-cell office:value-type="float" office:value="785">
            <text:p>785</text:p>
          </table:table-cell>
          <table:table-cell office:value-type="float" office:value="360">
            <text:p>360</text:p>
          </table:table-cell>
          <table:table-cell office:value-type="float" office:value="678.068181818182">
            <text:p>678,0681818182</text:p>
          </table:table-cell>
          <table:table-cell table:number-columns-repeated="287"/>
        </table:table-row>
        <table:table-row table:style-name="ro1">
          <table:table-cell office:value-type="string">
            <text:p>Mastermind value lvl 8</text:p>
          </table:table-cell>
          <table:table-cell office:value-type="float" office:value="755">
            <text:p>755</text:p>
          </table:table-cell>
          <table:table-cell office:value-type="float" office:value="761.363636363636">
            <text:p>761,3636363636</text:p>
          </table:table-cell>
          <table:table-cell office:value-type="float" office:value="745">
            <text:p>745</text:p>
          </table:table-cell>
          <table:table-cell office:value-type="float" office:value="828.529411764706">
            <text:p>828,5294117647</text:p>
          </table:table-cell>
          <table:table-cell office:value-type="string">
            <text:p>NaN</text:p>
          </table:table-cell>
          <table:table-cell office:value-type="float" office:value="860.588235294118">
            <text:p>860,5882352941</text:p>
          </table:table-cell>
          <table:table-cell office:value-type="float" office:value="772.5">
            <text:p>772,5</text:p>
          </table:table-cell>
          <table:table-cell office:value-type="float" office:value="826.944444444444">
            <text:p>826,9444444444</text:p>
          </table:table-cell>
          <table:table-cell office:value-type="float" office:value="844.292929292929">
            <text:p>844,2929292929</text:p>
          </table:table-cell>
          <table:table-cell table:number-columns-repeated="287"/>
        </table:table-row>
        <table:table-row table:style-name="ro1">
          <table:table-cell office:value-type="string">
            <text:p>Mastermind value lvl 9</text:p>
          </table:table-cell>
          <table:table-cell office:value-type="float" office:value="1026.21212121212">
            <text:p>1026,2121212121</text:p>
          </table:table-cell>
          <table:table-cell office:value-type="float" office:value="969.285714285714">
            <text:p>969,2857142857</text:p>
          </table:table-cell>
          <table:table-cell office:value-type="float" office:value="961.923076923077">
            <text:p>961,9230769231</text:p>
          </table:table-cell>
          <table:table-cell office:value-type="float" office:value="1001.31578947368">
            <text:p>1001,3157894737</text:p>
          </table:table-cell>
          <table:table-cell office:value-type="float" office:value="1012.25490196078">
            <text:p>1012,2549019608</text:p>
          </table:table-cell>
          <table:table-cell office:value-type="float" office:value="1043.16326530612">
            <text:p>1043,1632653061</text:p>
          </table:table-cell>
          <table:table-cell office:value-type="float" office:value="1024.375">
            <text:p>1024,375</text:p>
          </table:table-cell>
          <table:table-cell office:value-type="float" office:value="975">
            <text:p>975</text:p>
          </table:table-cell>
          <table:table-cell office:value-type="float" office:value="979.901960784314">
            <text:p>979,9019607843</text:p>
          </table:table-cell>
          <table:table-cell table:number-columns-repeated="287"/>
        </table:table-row>
        <table:table-row table:style-name="ro1">
          <table:table-cell office:value-type="string">
            <text:p>Mastermind value lvl 10</text:p>
          </table:table-cell>
          <table:table-cell office:value-type="string">
            <text:p>NaN</text:p>
          </table:table-cell>
          <table:table-cell office:value-type="float" office:value="1295">
            <text:p>1295</text:p>
          </table:table-cell>
          <table:table-cell office:value-type="float" office:value="1220">
            <text:p>1220</text:p>
          </table:table-cell>
          <table:table-cell office:value-type="float" office:value="1267.5">
            <text:p>1267,5</text:p>
          </table:table-cell>
          <table:table-cell office:value-type="float" office:value="1173">
            <text:p>1173</text:p>
          </table:table-cell>
          <table:table-cell office:value-type="string">
            <text:p>NaN</text:p>
          </table:table-cell>
          <table:table-cell office:value-type="float" office:value="1291.25">
            <text:p>1291,25</text:p>
          </table:table-cell>
          <table:table-cell office:value-type="float" office:value="937.5">
            <text:p>937,5</text:p>
          </table:table-cell>
          <table:table-cell office:value-type="float" office:value="1147.76923076923">
            <text:p>1147,7692307692</text:p>
          </table:table-cell>
          <table:table-cell table:number-columns-repeated="287"/>
        </table:table-row>
        <table:table-row table:style-name="ro1">
          <table:table-cell office:value-type="string">
            <text:p>Mastermind value lvl 11</text:p>
          </table:table-cell>
          <table:table-cell office:value-type="float" office:value="1367.55102040816">
            <text:p>1367,5510204082</text:p>
          </table:table-cell>
          <table:table-cell office:value-type="float" office:value="1468.63636363636">
            <text:p>1468,6363636364</text:p>
          </table:table-cell>
          <table:table-cell office:value-type="float" office:value="1413.30188679245">
            <text:p>1413,3018867925</text:p>
          </table:table-cell>
          <table:table-cell office:value-type="float" office:value="1419.09090909091">
            <text:p>1419,0909090909</text:p>
          </table:table-cell>
          <table:table-cell office:value-type="float" office:value="1405">
            <text:p>1405</text:p>
          </table:table-cell>
          <table:table-cell office:value-type="float" office:value="1384.72222222222">
            <text:p>1384,7222222222</text:p>
          </table:table-cell>
          <table:table-cell office:value-type="float" office:value="1427.36842105263">
            <text:p>1427,3684210526</text:p>
          </table:table-cell>
          <table:table-cell office:value-type="float" office:value="1277.27272727273">
            <text:p>1277,2727272727</text:p>
          </table:table-cell>
          <table:table-cell office:value-type="float" office:value="1474.57317073171">
            <text:p>1474,5731707317</text:p>
          </table:table-cell>
          <table:table-cell table:number-columns-repeated="287"/>
        </table:table-row>
        <table:table-row table:style-name="ro1">
          <table:table-cell office:value-type="string">
            <text:p>Mastermind value lvl 12</text:p>
          </table:table-cell>
          <table:table-cell office:value-type="float" office:value="1716.77570093458">
            <text:p>1716,7757009346</text:p>
          </table:table-cell>
          <table:table-cell office:value-type="float" office:value="1695">
            <text:p>1695</text:p>
          </table:table-cell>
          <table:table-cell office:value-type="float" office:value="1698.90625">
            <text:p>1698,90625</text:p>
          </table:table-cell>
          <table:table-cell office:value-type="float" office:value="1680.71428571429">
            <text:p>1680,7142857143</text:p>
          </table:table-cell>
          <table:table-cell office:value-type="float" office:value="1698.25">
            <text:p>1698,25</text:p>
          </table:table-cell>
          <table:table-cell office:value-type="float" office:value="1720.54455445545">
            <text:p>1720,5445544555</text:p>
          </table:table-cell>
          <table:table-cell office:value-type="float" office:value="1733.83720930233">
            <text:p>1733,8372093023</text:p>
          </table:table-cell>
          <table:table-cell office:value-type="float" office:value="1685.15625">
            <text:p>1685,15625</text:p>
          </table:table-cell>
          <table:table-cell office:value-type="float" office:value="1697.02702702703">
            <text:p>1697,027027027</text:p>
          </table:table-cell>
          <table:table-cell table:number-columns-repeated="287"/>
        </table:table-row>
        <table:table-row table:style-name="ro1">
          <table:table-cell office:value-type="string">
            <text:p>Mastermind value lvl 13</text:p>
          </table:table-cell>
          <table:table-cell office:value-type="float" office:value="2032.8256302521">
            <text:p>2032,8256302521</text:p>
          </table:table-cell>
          <table:table-cell office:value-type="float" office:value="2013.24022346369">
            <text:p>2013,2402234637</text:p>
          </table:table-cell>
          <table:table-cell office:value-type="float" office:value="1998.53808353808">
            <text:p>1998,5380835381</text:p>
          </table:table-cell>
          <table:table-cell office:value-type="float" office:value="2035.45597484277">
            <text:p>2035,4559748428</text:p>
          </table:table-cell>
          <table:table-cell office:value-type="float" office:value="2048.17518248175">
            <text:p>2048,1751824818</text:p>
          </table:table-cell>
          <table:table-cell office:value-type="float" office:value="2037.29607250755">
            <text:p>2037,2960725076</text:p>
          </table:table-cell>
          <table:table-cell office:value-type="float" office:value="2050.8275862069">
            <text:p>2050,8275862069</text:p>
          </table:table-cell>
          <table:table-cell office:value-type="float" office:value="2040.02958579882">
            <text:p>2040,0295857988</text:p>
          </table:table-cell>
          <table:table-cell office:value-type="float" office:value="2003.21766561514">
            <text:p>2003,2176656151</text:p>
          </table:table-cell>
          <table:table-cell table:number-columns-repeated="287"/>
        </table:table-row>
        <table:table-row table:style-name="ro1">
          <table:table-cell office:value-type="string">
            <text:p>Mastermind value lvl 14</text:p>
          </table:table-cell>
          <table:table-cell office:value-type="float" office:value="2363.2380952381">
            <text:p>2363,2380952381</text:p>
          </table:table-cell>
          <table:table-cell office:value-type="float" office:value="2388.39805825243">
            <text:p>2388,3980582524</text:p>
          </table:table-cell>
          <table:table-cell office:value-type="float" office:value="2418.56837606838">
            <text:p>2418,5683760684</text:p>
          </table:table-cell>
          <table:table-cell office:value-type="float" office:value="2450.89201877934">
            <text:p>2450,8920187793</text:p>
          </table:table-cell>
          <table:table-cell office:value-type="float" office:value="2443.17567567568">
            <text:p>2443,1756756757</text:p>
          </table:table-cell>
          <table:table-cell office:value-type="float" office:value="2414.93377483444">
            <text:p>2414,9337748344</text:p>
          </table:table-cell>
          <table:table-cell office:value-type="float" office:value="2403.45410628019">
            <text:p>2403,4541062802</text:p>
          </table:table-cell>
          <table:table-cell office:value-type="float" office:value="2402.95698924731">
            <text:p>2402,9569892473</text:p>
          </table:table-cell>
          <table:table-cell office:value-type="float" office:value="2355.76491893756">
            <text:p>2355,7649189376</text:p>
          </table:table-cell>
          <table:table-cell table:number-columns-repeated="287"/>
        </table:table-row>
        <table:table-row table:style-name="ro1">
          <table:table-cell office:value-type="string">
            <text:p>Mastermind value lvl 15</text:p>
          </table:table-cell>
          <table:table-cell office:value-type="float" office:value="2891.5625">
            <text:p>2891,5625</text:p>
          </table:table-cell>
          <table:table-cell office:value-type="float" office:value="2835.09090909091">
            <text:p>2835,0909090909</text:p>
          </table:table-cell>
          <table:table-cell office:value-type="float" office:value="2836.19047619048">
            <text:p>2836,1904761905</text:p>
          </table:table-cell>
          <table:table-cell office:value-type="float" office:value="2755.24390243902">
            <text:p>2755,243902439</text:p>
          </table:table-cell>
          <table:table-cell office:value-type="float" office:value="2768.66666666667">
            <text:p>2768,6666666667</text:p>
          </table:table-cell>
          <table:table-cell office:value-type="float" office:value="2705.28571428571">
            <text:p>2705,2857142857</text:p>
          </table:table-cell>
          <table:table-cell office:value-type="float" office:value="2742.25">
            <text:p>2742,25</text:p>
          </table:table-cell>
          <table:table-cell office:value-type="float" office:value="2844.53947368421">
            <text:p>2844,5394736842</text:p>
          </table:table-cell>
          <table:table-cell office:value-type="float" office:value="2805.41723356009">
            <text:p>2805,4172335601</text:p>
          </table:table-cell>
          <table:table-cell table:number-columns-repeated="287"/>
        </table:table-row>
        <table:table-row table:style-name="ro1">
          <table:table-cell office:value-type="string">
            <text:p>Mastermind value lvl 16</text:p>
          </table:table-cell>
          <table:table-cell office:value-type="float" office:value="3356.00746268657">
            <text:p>3356,0074626866</text:p>
          </table:table-cell>
          <table:table-cell office:value-type="float" office:value="3304.17030567686">
            <text:p>3304,1703056769</text:p>
          </table:table-cell>
          <table:table-cell office:value-type="float" office:value="3275.97222222222">
            <text:p>3275,9722222222</text:p>
          </table:table-cell>
          <table:table-cell office:value-type="float" office:value="3302.22602739726">
            <text:p>3302,2260273973</text:p>
          </table:table-cell>
          <table:table-cell office:value-type="float" office:value="3317.53846153846">
            <text:p>3317,5384615385</text:p>
          </table:table-cell>
          <table:table-cell office:value-type="float" office:value="3299.96732026144">
            <text:p>3299,9673202614</text:p>
          </table:table-cell>
          <table:table-cell office:value-type="float" office:value="3310.48648648649">
            <text:p>3310,4864864865</text:p>
          </table:table-cell>
          <table:table-cell office:value-type="float" office:value="3312.28448275862">
            <text:p>3312,2844827586</text:p>
          </table:table-cell>
          <table:table-cell office:value-type="float" office:value="3228.70712401055">
            <text:p>3228,7071240106</text:p>
          </table:table-cell>
          <table:table-cell table:number-columns-repeated="287"/>
        </table:table-row>
        <table:table-row table:style-name="ro1">
          <table:table-cell office:value-type="string">
            <text:p>Mastermind value lvl 17</text:p>
          </table:table-cell>
          <table:table-cell office:value-type="float" office:value="3965.39215686275">
            <text:p>3965,3921568628</text:p>
          </table:table-cell>
          <table:table-cell office:value-type="float" office:value="3834.66666666667">
            <text:p>3834,6666666667</text:p>
          </table:table-cell>
          <table:table-cell office:value-type="float" office:value="3792.01219512195">
            <text:p>3792,012195122</text:p>
          </table:table-cell>
          <table:table-cell office:value-type="float" office:value="3927.45614035088">
            <text:p>3927,4561403509</text:p>
          </table:table-cell>
          <table:table-cell office:value-type="float" office:value="3840.92857142857">
            <text:p>3840,9285714286</text:p>
          </table:table-cell>
          <table:table-cell office:value-type="float" office:value="3885.57971014493">
            <text:p>3885,5797101449</text:p>
          </table:table-cell>
          <table:table-cell office:value-type="float" office:value="3868.11111111111">
            <text:p>3868,1111111111</text:p>
          </table:table-cell>
          <table:table-cell office:value-type="float" office:value="3836.18181818182">
            <text:p>3836,1818181818</text:p>
          </table:table-cell>
          <table:table-cell office:value-type="float" office:value="3684.98834498835">
            <text:p>3684,9883449884</text:p>
          </table:table-cell>
          <table:table-cell table:number-columns-repeated="287"/>
        </table:table-row>
        <table:table-row table:style-name="ro1">
          <table:table-cell office:value-type="string">
            <text:p>Mastermind value lvl 18</text:p>
          </table:table-cell>
          <table:table-cell office:value-type="float" office:value="4691.66666666667">
            <text:p>4691,6666666667</text:p>
          </table:table-cell>
          <table:table-cell office:value-type="float" office:value="4589.43181818182">
            <text:p>4589,4318181818</text:p>
          </table:table-cell>
          <table:table-cell office:value-type="float" office:value="4549.41176470588">
            <text:p>4549,4117647059</text:p>
          </table:table-cell>
          <table:table-cell office:value-type="float" office:value="4748.5">
            <text:p>4748,5</text:p>
          </table:table-cell>
          <table:table-cell office:value-type="float" office:value="4692.27272727273">
            <text:p>4692,2727272727</text:p>
          </table:table-cell>
          <table:table-cell office:value-type="float" office:value="4369">
            <text:p>4369</text:p>
          </table:table-cell>
          <table:table-cell office:value-type="float" office:value="4531.71052631579">
            <text:p>4531,7105263158</text:p>
          </table:table-cell>
          <table:table-cell office:value-type="float" office:value="4472.94117647059">
            <text:p>4472,9411764706</text:p>
          </table:table-cell>
          <table:table-cell office:value-type="float" office:value="4317.89302325581">
            <text:p>4317,8930232558</text:p>
          </table:table-cell>
          <table:table-cell table:number-columns-repeated="287"/>
        </table:table-row>
        <table:table-row table:style-name="ro1">
          <table:table-cell office:value-type="string">
            <text:p>Mastermind value lvl 19</text:p>
          </table:table-cell>
          <table:table-cell office:value-type="float" office:value="5556.94444444444">
            <text:p>5556,9444444444</text:p>
          </table:table-cell>
          <table:table-cell office:value-type="float" office:value="5270.15151515152">
            <text:p>5270,1515151515</text:p>
          </table:table-cell>
          <table:table-cell office:value-type="float" office:value="5522.44680851064">
            <text:p>5522,4468085106</text:p>
          </table:table-cell>
          <table:table-cell office:value-type="float" office:value="5362.16216216216">
            <text:p>5362,1621621622</text:p>
          </table:table-cell>
          <table:table-cell office:value-type="float" office:value="5157.08333333333">
            <text:p>5157,0833333333</text:p>
          </table:table-cell>
          <table:table-cell office:value-type="float" office:value="5240.2">
            <text:p>5240,2</text:p>
          </table:table-cell>
          <table:table-cell office:value-type="float" office:value="5297.63157894737">
            <text:p>5297,6315789474</text:p>
          </table:table-cell>
          <table:table-cell office:value-type="float" office:value="5419.25925925926">
            <text:p>5419,2592592593</text:p>
          </table:table-cell>
          <table:table-cell office:value-type="float" office:value="5062.45487364621">
            <text:p>5062,4548736462</text:p>
          </table:table-cell>
          <table:table-cell table:number-columns-repeated="287"/>
        </table:table-row>
        <table:table-row table:style-name="ro1">
          <table:table-cell office:value-type="string">
            <text:p>Mastermind value lvl 20</text:p>
          </table:table-cell>
          <table:table-cell office:value-type="string">
            <text:p>NaN</text:p>
          </table:table-cell>
          <table:table-cell office:value-type="float" office:value="6470">
            <text:p>6470</text:p>
          </table:table-cell>
          <table:table-cell office:value-type="float" office:value="6373.61111111111">
            <text:p>6373,6111111111</text:p>
          </table:table-cell>
          <table:table-cell office:value-type="float" office:value="6279.44444444444">
            <text:p>6279,4444444444</text:p>
          </table:table-cell>
          <table:table-cell office:value-type="float" office:value="6021.66666666667">
            <text:p>6021,6666666667</text:p>
          </table:table-cell>
          <table:table-cell office:value-type="float" office:value="6128.57142857143">
            <text:p>6128,5714285714</text:p>
          </table:table-cell>
          <table:table-cell office:value-type="float" office:value="6417.94117647059">
            <text:p>6417,9411764706</text:p>
          </table:table-cell>
          <table:table-cell office:value-type="float" office:value="6683.63636363636">
            <text:p>6683,6363636364</text:p>
          </table:table-cell>
          <table:table-cell office:value-type="float" office:value="6192.08333333333">
            <text:p>6192,0833333333</text:p>
          </table:table-cell>
          <table:table-cell table:number-columns-repeated="287"/>
        </table:table-row>
        <table:table-row table:style-name="ro1">
          <table:table-cell office:value-type="string">
            <text:p>Mastermind value lvl 21</text:p>
          </table:table-cell>
          <table:table-cell table:number-columns-repeated="3" office:value-type="string">
            <text:p>NaN</text:p>
          </table:table-cell>
          <table:table-cell office:value-type="float" office:value="7535">
            <text:p>7535</text:p>
          </table:table-cell>
          <table:table-cell table:number-columns-repeated="2" office:value-type="string">
            <text:p>NaN</text:p>
          </table:table-cell>
          <table:table-cell office:value-type="float" office:value="7817.5">
            <text:p>7817,5</text:p>
          </table:table-cell>
          <table:table-cell office:value-type="string">
            <text:p>NaN</text:p>
          </table:table-cell>
          <table:table-cell office:value-type="float" office:value="6760.83333333333">
            <text:p>6760,8333333333</text:p>
          </table:table-cell>
          <table:table-cell table:number-columns-repeated="287"/>
        </table:table-row>
        <table:table-row table:style-name="ro1">
          <table:table-cell office:value-type="string">
            <text:p>Mastermind kills lvl 1</text:p>
          </table:table-cell>
          <table:table-cell table:number-columns-repeated="8" office:value-type="string">
            <text:p>NaN</text:p>
          </table:table-cell>
          <table:table-cell office:value-type="float" office:value="8">
            <text:p>8</text:p>
          </table:table-cell>
          <table:table-cell table:number-columns-repeated="287"/>
        </table:table-row>
        <table:table-row table:style-name="ro1">
          <table:table-cell office:value-type="string">
            <text:p>Mastermind kills lvl 2</text:p>
          </table:table-cell>
          <table:table-cell table:number-columns-repeated="2" office:value-type="string">
            <text:p>NaN</text:p>
          </table:table-cell>
          <table:table-cell office:value-type="float" office:value="15.5">
            <text:p>15,5</text:p>
          </table:table-cell>
          <table:table-cell table:number-columns-repeated="5" office:value-type="string">
            <text:p>NaN</text:p>
          </table:table-cell>
          <table:table-cell office:value-type="float" office:value="17.8823529411765">
            <text:p>17,8823529412</text:p>
          </table:table-cell>
          <table:table-cell table:number-columns-repeated="287"/>
        </table:table-row>
        <table:table-row table:style-name="ro1">
          <table:table-cell office:value-type="string">
            <text:p>Mastermind kills lvl 3</text:p>
          </table:table-cell>
          <table:table-cell table:number-columns-repeated="8" office:value-type="string">
            <text:p>NaN</text:p>
          </table:table-cell>
          <table:table-cell office:value-type="float" office:value="29.1739130434783">
            <text:p>29,1739130435</text:p>
          </table:table-cell>
          <table:table-cell table:number-columns-repeated="287"/>
        </table:table-row>
        <table:table-row table:style-name="ro1">
          <table:table-cell office:value-type="string">
            <text:p>Mastermind kills lvl 4</text:p>
          </table:table-cell>
          <table:table-cell office:value-type="float" office:value="61.1666666666667">
            <text:p>61,1666666667</text:p>
          </table:table-cell>
          <table:table-cell table:number-columns-repeated="7" office:value-type="string">
            <text:p>NaN</text:p>
          </table:table-cell>
          <table:table-cell office:value-type="float" office:value="52.1290322580645">
            <text:p>52,1290322581</text:p>
          </table:table-cell>
          <table:table-cell table:number-columns-repeated="287"/>
        </table:table-row>
        <table:table-row table:style-name="ro1">
          <table:table-cell office:value-type="string">
            <text:p>Mastermind kills lvl 5</text:p>
          </table:table-cell>
          <table:table-cell office:value-type="float" office:value="55.6153846153846">
            <text:p>55,6153846154</text:p>
          </table:table-cell>
          <table:table-cell office:value-type="float" office:value="66">
            <text:p>66</text:p>
          </table:table-cell>
          <table:table-cell office:value-type="float" office:value="64.4666666666667">
            <text:p>64,4666666667</text:p>
          </table:table-cell>
          <table:table-cell office:value-type="float" office:value="65.6">
            <text:p>65,6</text:p>
          </table:table-cell>
          <table:table-cell office:value-type="float" office:value="63.75">
            <text:p>63,75</text:p>
          </table:table-cell>
          <table:table-cell office:value-type="string">
            <text:p>NaN</text:p>
          </table:table-cell>
          <table:table-cell office:value-type="float" office:value="52.3333333333333">
            <text:p>52,3333333333</text:p>
          </table:table-cell>
          <table:table-cell office:value-type="string">
            <text:p>NaN</text:p>
          </table:table-cell>
          <table:table-cell office:value-type="float" office:value="59.8260869565217">
            <text:p>59,8260869565</text:p>
          </table:table-cell>
          <table:table-cell table:number-columns-repeated="287"/>
        </table:table-row>
        <table:table-row table:style-name="ro1">
          <table:table-cell office:value-type="string">
            <text:p>Mastermind kills lvl 6</text:p>
          </table:table-cell>
          <table:table-cell table:number-columns-repeated="2" office:value-type="string">
            <text:p>NaN</text:p>
          </table:table-cell>
          <table:table-cell office:value-type="float" office:value="73">
            <text:p>73</text:p>
          </table:table-cell>
          <table:table-cell office:value-type="string">
            <text:p>NaN</text:p>
          </table:table-cell>
          <table:table-cell office:value-type="float" office:value="65">
            <text:p>65</text:p>
          </table:table-cell>
          <table:table-cell office:value-type="float" office:value="68.375">
            <text:p>68,375</text:p>
          </table:table-cell>
          <table:table-cell table:number-columns-repeated="2" office:value-type="string">
            <text:p>NaN</text:p>
          </table:table-cell>
          <table:table-cell office:value-type="float" office:value="69.9506172839506">
            <text:p>69,950617284</text:p>
          </table:table-cell>
          <table:table-cell table:number-columns-repeated="287"/>
        </table:table-row>
        <table:table-row table:style-name="ro1">
          <table:table-cell office:value-type="string">
            <text:p>Mastermind kills lvl 7</text:p>
          </table:table-cell>
          <table:table-cell office:value-type="float" office:value="91.8823529411765">
            <text:p>91,8823529412</text:p>
          </table:table-cell>
          <table:table-cell office:value-type="float" office:value="83.2">
            <text:p>83,2</text:p>
          </table:table-cell>
          <table:table-cell office:value-type="float" office:value="77.8">
            <text:p>77,8</text:p>
          </table:table-cell>
          <table:table-cell office:value-type="string">
            <text:p>NaN</text:p>
          </table:table-cell>
          <table:table-cell office:value-type="float" office:value="76.2">
            <text:p>76,2</text:p>
          </table:table-cell>
          <table:table-cell office:value-type="float" office:value="83.5714285714286">
            <text:p>83,5714285714</text:p>
          </table:table-cell>
          <table:table-cell office:value-type="float" office:value="92.6">
            <text:p>92,6</text:p>
          </table:table-cell>
          <table:table-cell office:value-type="float" office:value="82.5">
            <text:p>82,5</text:p>
          </table:table-cell>
          <table:table-cell office:value-type="float" office:value="80.9545454545455">
            <text:p>80,9545454545</text:p>
          </table:table-cell>
          <table:table-cell table:number-columns-repeated="287"/>
        </table:table-row>
        <table:table-row table:style-name="ro1">
          <table:table-cell office:value-type="string">
            <text:p>Mastermind kills lvl 8</text:p>
          </table:table-cell>
          <table:table-cell office:value-type="float" office:value="87.5625">
            <text:p>87,5625</text:p>
          </table:table-cell>
          <table:table-cell office:value-type="float" office:value="89.7272727272727">
            <text:p>89,7272727273</text:p>
          </table:table-cell>
          <table:table-cell office:value-type="float" office:value="84.2">
            <text:p>84,2</text:p>
          </table:table-cell>
          <table:table-cell office:value-type="float" office:value="89.1764705882353">
            <text:p>89,1764705882</text:p>
          </table:table-cell>
          <table:table-cell office:value-type="string">
            <text:p>NaN</text:p>
          </table:table-cell>
          <table:table-cell office:value-type="float" office:value="94.7647058823529">
            <text:p>94,7647058824</text:p>
          </table:table-cell>
          <table:table-cell office:value-type="float" office:value="90.4444444444444">
            <text:p>90,4444444444</text:p>
          </table:table-cell>
          <table:table-cell office:value-type="float" office:value="95.1111111111111">
            <text:p>95,1111111111</text:p>
          </table:table-cell>
          <table:table-cell office:value-type="float" office:value="92.6969696969697">
            <text:p>92,696969697</text:p>
          </table:table-cell>
          <table:table-cell table:number-columns-repeated="287"/>
        </table:table-row>
        <table:table-row table:style-name="ro1">
          <table:table-cell office:value-type="string">
            <text:p>Mastermind kills lvl 9</text:p>
          </table:table-cell>
          <table:table-cell office:value-type="float" office:value="107.121212121212">
            <text:p>107,1212121212</text:p>
          </table:table-cell>
          <table:table-cell office:value-type="float" office:value="106">
            <text:p>106</text:p>
          </table:table-cell>
          <table:table-cell office:value-type="float" office:value="103.576923076923">
            <text:p>103,5769230769</text:p>
          </table:table-cell>
          <table:table-cell office:value-type="float" office:value="103.526315789474">
            <text:p>103,5263157895</text:p>
          </table:table-cell>
          <table:table-cell office:value-type="float" office:value="104.647058823529">
            <text:p>104,6470588235</text:p>
          </table:table-cell>
          <table:table-cell office:value-type="float" office:value="108.591836734694">
            <text:p>108,5918367347</text:p>
          </table:table-cell>
          <table:table-cell office:value-type="float" office:value="104.4375">
            <text:p>104,4375</text:p>
          </table:table-cell>
          <table:table-cell office:value-type="float" office:value="104.8">
            <text:p>104,8</text:p>
          </table:table-cell>
          <table:table-cell office:value-type="float" office:value="103.980392156863">
            <text:p>103,9803921569</text:p>
          </table:table-cell>
          <table:table-cell table:number-columns-repeated="287"/>
        </table:table-row>
        <table:table-row table:style-name="ro1">
          <table:table-cell office:value-type="string">
            <text:p>Mastermind kills lvl 10</text:p>
          </table:table-cell>
          <table:table-cell office:value-type="string">
            <text:p>NaN</text:p>
          </table:table-cell>
          <table:table-cell office:value-type="float" office:value="117.5">
            <text:p>117,5</text:p>
          </table:table-cell>
          <table:table-cell office:value-type="float" office:value="97.5">
            <text:p>97,5</text:p>
          </table:table-cell>
          <table:table-cell office:value-type="float" office:value="108">
            <text:p>108</text:p>
          </table:table-cell>
          <table:table-cell office:value-type="float" office:value="107.2">
            <text:p>107,2</text:p>
          </table:table-cell>
          <table:table-cell office:value-type="string">
            <text:p>NaN</text:p>
          </table:table-cell>
          <table:table-cell office:value-type="float" office:value="111.25">
            <text:p>111,25</text:p>
          </table:table-cell>
          <table:table-cell office:value-type="float" office:value="95.125">
            <text:p>95,125</text:p>
          </table:table-cell>
          <table:table-cell office:value-type="float" office:value="101.676923076923">
            <text:p>101,6769230769</text:p>
          </table:table-cell>
          <table:table-cell table:number-columns-repeated="287"/>
        </table:table-row>
        <table:table-row table:style-name="ro1">
          <table:table-cell office:value-type="string">
            <text:p>Mastermind kills lvl 11</text:p>
          </table:table-cell>
          <table:table-cell office:value-type="float" office:value="119.081632653061">
            <text:p>119,0816326531</text:p>
          </table:table-cell>
          <table:table-cell office:value-type="float" office:value="121">
            <text:p>121</text:p>
          </table:table-cell>
          <table:table-cell office:value-type="float" office:value="121.716981132075">
            <text:p>121,7169811321</text:p>
          </table:table-cell>
          <table:table-cell office:value-type="float" office:value="124.545454545455">
            <text:p>124,5454545455</text:p>
          </table:table-cell>
          <table:table-cell office:value-type="float" office:value="116.823529411765">
            <text:p>116,8235294118</text:p>
          </table:table-cell>
          <table:table-cell office:value-type="float" office:value="117.277777777778">
            <text:p>117,2777777778</text:p>
          </table:table-cell>
          <table:table-cell office:value-type="float" office:value="121.736842105263">
            <text:p>121,7368421053</text:p>
          </table:table-cell>
          <table:table-cell office:value-type="float" office:value="112.727272727273">
            <text:p>112,7272727273</text:p>
          </table:table-cell>
          <table:table-cell office:value-type="float" office:value="124.329268292683">
            <text:p>124,3292682927</text:p>
          </table:table-cell>
          <table:table-cell table:number-columns-repeated="287"/>
        </table:table-row>
        <table:table-row table:style-name="ro1">
          <table:table-cell office:value-type="string">
            <text:p>Mastermind kills lvl 12</text:p>
          </table:table-cell>
          <table:table-cell office:value-type="float" office:value="134.81308411215">
            <text:p>134,8130841122</text:p>
          </table:table-cell>
          <table:table-cell office:value-type="float" office:value="136.086021505376">
            <text:p>136,0860215054</text:p>
          </table:table-cell>
          <table:table-cell office:value-type="float" office:value="134.1640625">
            <text:p>134,1640625</text:p>
          </table:table-cell>
          <table:table-cell office:value-type="float" office:value="130.825396825397">
            <text:p>130,8253968254</text:p>
          </table:table-cell>
          <table:table-cell office:value-type="float" office:value="133.45">
            <text:p>133,45</text:p>
          </table:table-cell>
          <table:table-cell office:value-type="float" office:value="134.841584158416">
            <text:p>134,8415841584</text:p>
          </table:table-cell>
          <table:table-cell office:value-type="float" office:value="132.395348837209">
            <text:p>132,3953488372</text:p>
          </table:table-cell>
          <table:table-cell office:value-type="float" office:value="133.109375">
            <text:p>133,109375</text:p>
          </table:table-cell>
          <table:table-cell office:value-type="float" office:value="134.285714285714">
            <text:p>134,2857142857</text:p>
          </table:table-cell>
          <table:table-cell table:number-columns-repeated="287"/>
        </table:table-row>
        <table:table-row table:style-name="ro1">
          <table:table-cell office:value-type="string">
            <text:p>Mastermind kills lvl 13</text:p>
          </table:table-cell>
          <table:table-cell office:value-type="float" office:value="143.035714285714">
            <text:p>143,0357142857</text:p>
          </table:table-cell>
          <table:table-cell office:value-type="float" office:value="142.069832402235">
            <text:p>142,0698324022</text:p>
          </table:table-cell>
          <table:table-cell office:value-type="float" office:value="140.764127764128">
            <text:p>140,7641277641</text:p>
          </table:table-cell>
          <table:table-cell office:value-type="float" office:value="143.062893081761">
            <text:p>143,0628930818</text:p>
          </table:table-cell>
          <table:table-cell office:value-type="float" office:value="144.530413625304">
            <text:p>144,5304136253</text:p>
          </table:table-cell>
          <table:table-cell office:value-type="float" office:value="144.02416918429">
            <text:p>144,0241691843</text:p>
          </table:table-cell>
          <table:table-cell office:value-type="float" office:value="143.520689655172">
            <text:p>143,5206896552</text:p>
          </table:table-cell>
          <table:table-cell office:value-type="float" office:value="143.485207100592">
            <text:p>143,4852071006</text:p>
          </table:table-cell>
          <table:table-cell office:value-type="float" office:value="143.766561514196">
            <text:p>143,7665615142</text:p>
          </table:table-cell>
          <table:table-cell table:number-columns-repeated="287"/>
        </table:table-row>
        <table:table-row table:style-name="ro1">
          <table:table-cell office:value-type="string">
            <text:p>Mastermind kills lvl 14</text:p>
          </table:table-cell>
          <table:table-cell office:value-type="float" office:value="151.342857142857">
            <text:p>151,3428571429</text:p>
          </table:table-cell>
          <table:table-cell office:value-type="float" office:value="156.888349514563">
            <text:p>156,8883495146</text:p>
          </table:table-cell>
          <table:table-cell office:value-type="float" office:value="157.495726495727">
            <text:p>157,4957264957</text:p>
          </table:table-cell>
          <table:table-cell office:value-type="float" office:value="158.267605633803">
            <text:p>158,2676056338</text:p>
          </table:table-cell>
          <table:table-cell office:value-type="float" office:value="154.527027027027">
            <text:p>154,527027027</text:p>
          </table:table-cell>
          <table:table-cell office:value-type="float" office:value="156.317880794702">
            <text:p>156,3178807947</text:p>
          </table:table-cell>
          <table:table-cell office:value-type="float" office:value="156.323671497585">
            <text:p>156,3236714976</text:p>
          </table:table-cell>
          <table:table-cell office:value-type="float" office:value="156.505376344086">
            <text:p>156,5053763441</text:p>
          </table:table-cell>
          <table:table-cell office:value-type="float" office:value="155.95119006554">
            <text:p>155,9511900655</text:p>
          </table:table-cell>
          <table:table-cell table:number-columns-repeated="287"/>
        </table:table-row>
        <table:table-row table:style-name="ro1">
          <table:table-cell office:value-type="string">
            <text:p>Mastermind kills lvl 15</text:p>
          </table:table-cell>
          <table:table-cell office:value-type="float" office:value="167">
            <text:p>167</text:p>
          </table:table-cell>
          <table:table-cell office:value-type="float" office:value="169.072727272727">
            <text:p>169,0727272727</text:p>
          </table:table-cell>
          <table:table-cell office:value-type="float" office:value="161.071428571429">
            <text:p>161,0714285714</text:p>
          </table:table-cell>
          <table:table-cell office:value-type="float" office:value="164.853658536585">
            <text:p>164,8536585366</text:p>
          </table:table-cell>
          <table:table-cell office:value-type="float" office:value="163.2">
            <text:p>163,2</text:p>
          </table:table-cell>
          <table:table-cell office:value-type="float" office:value="164">
            <text:p>164</text:p>
          </table:table-cell>
          <table:table-cell office:value-type="float" office:value="162.4">
            <text:p>162,4</text:p>
          </table:table-cell>
          <table:table-cell office:value-type="float" office:value="168.157894736842">
            <text:p>168,1578947368</text:p>
          </table:table-cell>
          <table:table-cell office:value-type="float" office:value="166.685260770975">
            <text:p>166,685260771</text:p>
          </table:table-cell>
          <table:table-cell table:number-columns-repeated="287"/>
        </table:table-row>
        <table:table-row table:style-name="ro1">
          <table:table-cell office:value-type="string">
            <text:p>Mastermind kills lvl 16</text:p>
          </table:table-cell>
          <table:table-cell office:value-type="float" office:value="179.492537313433">
            <text:p>179,4925373134</text:p>
          </table:table-cell>
          <table:table-cell office:value-type="float" office:value="179.576419213974">
            <text:p>179,576419214</text:p>
          </table:table-cell>
          <table:table-cell office:value-type="float" office:value="178.365079365079">
            <text:p>178,3650793651</text:p>
          </table:table-cell>
          <table:table-cell office:value-type="float" office:value="179.609589041096">
            <text:p>179,6095890411</text:p>
          </table:table-cell>
          <table:table-cell office:value-type="float" office:value="181.169230769231">
            <text:p>181,1692307692</text:p>
          </table:table-cell>
          <table:table-cell office:value-type="float" office:value="179.901960784314">
            <text:p>179,9019607843</text:p>
          </table:table-cell>
          <table:table-cell office:value-type="float" office:value="178.4">
            <text:p>178,4</text:p>
          </table:table-cell>
          <table:table-cell office:value-type="float" office:value="181.551724137931">
            <text:p>181,5517241379</text:p>
          </table:table-cell>
          <table:table-cell office:value-type="float" office:value="182.197009674582">
            <text:p>182,1970096746</text:p>
          </table:table-cell>
          <table:table-cell table:number-columns-repeated="287"/>
        </table:table-row>
        <table:table-row table:style-name="ro1">
          <table:table-cell office:value-type="string">
            <text:p>Mastermind kills lvl 17</text:p>
          </table:table-cell>
          <table:table-cell office:value-type="float" office:value="198.450980392157">
            <text:p>198,4509803922</text:p>
          </table:table-cell>
          <table:table-cell office:value-type="float" office:value="192.633333333333">
            <text:p>192,6333333333</text:p>
          </table:table-cell>
          <table:table-cell office:value-type="float" office:value="188.292682926829">
            <text:p>188,2926829268</text:p>
          </table:table-cell>
          <table:table-cell office:value-type="float" office:value="202.19298245614">
            <text:p>202,1929824561</text:p>
          </table:table-cell>
          <table:table-cell office:value-type="float" office:value="193.2">
            <text:p>193,2</text:p>
          </table:table-cell>
          <table:table-cell office:value-type="float" office:value="195.333333333333">
            <text:p>195,3333333333</text:p>
          </table:table-cell>
          <table:table-cell office:value-type="float" office:value="195.388888888889">
            <text:p>195,3888888889</text:p>
          </table:table-cell>
          <table:table-cell office:value-type="float" office:value="195.454545454545">
            <text:p>195,4545454545</text:p>
          </table:table-cell>
          <table:table-cell office:value-type="float" office:value="196.003885003885">
            <text:p>196,0038850039</text:p>
          </table:table-cell>
          <table:table-cell table:number-columns-repeated="287"/>
        </table:table-row>
        <table:table-row table:style-name="ro1">
          <table:table-cell office:value-type="string">
            <text:p>Mastermind kills lvl 18</text:p>
          </table:table-cell>
          <table:table-cell office:value-type="float" office:value="219.888888888889">
            <text:p>219,8888888889</text:p>
          </table:table-cell>
          <table:table-cell office:value-type="float" office:value="213.568181818182">
            <text:p>213,5681818182</text:p>
          </table:table-cell>
          <table:table-cell office:value-type="float" office:value="215.235294117647">
            <text:p>215,2352941176</text:p>
          </table:table-cell>
          <table:table-cell office:value-type="float" office:value="214.2">
            <text:p>214,2</text:p>
          </table:table-cell>
          <table:table-cell office:value-type="float" office:value="213.090909090909">
            <text:p>213,0909090909</text:p>
          </table:table-cell>
          <table:table-cell office:value-type="float" office:value="201.88">
            <text:p>201,88</text:p>
          </table:table-cell>
          <table:table-cell office:value-type="float" office:value="210.947368421053">
            <text:p>210,9473684211</text:p>
          </table:table-cell>
          <table:table-cell office:value-type="float" office:value="209.558823529412">
            <text:p>209,5588235294</text:p>
          </table:table-cell>
          <table:table-cell office:value-type="float" office:value="211.897674418605">
            <text:p>211,8976744186</text:p>
          </table:table-cell>
          <table:table-cell table:number-columns-repeated="287"/>
        </table:table-row>
        <table:table-row table:style-name="ro1">
          <table:table-cell office:value-type="string">
            <text:p>Mastermind kills lvl 19</text:p>
          </table:table-cell>
          <table:table-cell office:value-type="float" office:value="215.666666666667">
            <text:p>215,6666666667</text:p>
          </table:table-cell>
          <table:table-cell office:value-type="float" office:value="221.393939393939">
            <text:p>221,3939393939</text:p>
          </table:table-cell>
          <table:table-cell office:value-type="float" office:value="223.765957446809">
            <text:p>223,7659574468</text:p>
          </table:table-cell>
          <table:table-cell office:value-type="float" office:value="225">
            <text:p>225</text:p>
          </table:table-cell>
          <table:table-cell office:value-type="float" office:value="202.166666666667">
            <text:p>202,1666666667</text:p>
          </table:table-cell>
          <table:table-cell office:value-type="float" office:value="215.6">
            <text:p>215,6</text:p>
          </table:table-cell>
          <table:table-cell office:value-type="float" office:value="222.052631578947">
            <text:p>222,0526315789</text:p>
          </table:table-cell>
          <table:table-cell office:value-type="float" office:value="224.555555555556">
            <text:p>224,5555555556</text:p>
          </table:table-cell>
          <table:table-cell office:value-type="float" office:value="224.561973525872">
            <text:p>224,5619735259</text:p>
          </table:table-cell>
          <table:table-cell table:number-columns-repeated="287"/>
        </table:table-row>
        <table:table-row table:style-name="ro1">
          <table:table-cell office:value-type="string">
            <text:p>Mastermind kills lvl 20</text:p>
          </table:table-cell>
          <table:table-cell office:value-type="string">
            <text:p>NaN</text:p>
          </table:table-cell>
          <table:table-cell office:value-type="float" office:value="196">
            <text:p>196</text:p>
          </table:table-cell>
          <table:table-cell office:value-type="float" office:value="228.444444444444">
            <text:p>228,4444444444</text:p>
          </table:table-cell>
          <table:table-cell office:value-type="float" office:value="227.111111111111">
            <text:p>227,1111111111</text:p>
          </table:table-cell>
          <table:table-cell office:value-type="float" office:value="177.333333333333">
            <text:p>177,3333333333</text:p>
          </table:table-cell>
          <table:table-cell office:value-type="float" office:value="204.714285714286">
            <text:p>204,7142857143</text:p>
          </table:table-cell>
          <table:table-cell office:value-type="float" office:value="230.529411764706">
            <text:p>230,5294117647</text:p>
          </table:table-cell>
          <table:table-cell office:value-type="float" office:value="233.090909090909">
            <text:p>233,0909090909</text:p>
          </table:table-cell>
          <table:table-cell office:value-type="float" office:value="236.083333333333">
            <text:p>236,0833333333</text:p>
          </table:table-cell>
          <table:table-cell table:number-columns-repeated="287"/>
        </table:table-row>
        <table:table-row table:style-name="ro1">
          <table:table-cell office:value-type="string">
            <text:p>Mastermind kills lvl 21</text:p>
          </table:table-cell>
          <table:table-cell table:number-columns-repeated="3" office:value-type="string">
            <text:p>NaN</text:p>
          </table:table-cell>
          <table:table-cell office:value-type="float" office:value="259.8">
            <text:p>259,8</text:p>
          </table:table-cell>
          <table:table-cell table:number-columns-repeated="2" office:value-type="string">
            <text:p>NaN</text:p>
          </table:table-cell>
          <table:table-cell office:value-type="float" office:value="246">
            <text:p>246</text:p>
          </table:table-cell>
          <table:table-cell office:value-type="string">
            <text:p>NaN</text:p>
          </table:table-cell>
          <table:table-cell office:value-type="float" office:value="246">
            <text:p>246</text:p>
          </table:table-cell>
          <table:table-cell table:number-columns-repeated="287"/>
        </table:table-row>
        <table:table-row table:style-name="ro1">
          <table:table-cell office:value-type="string">
            <text:p>Mastermind leaks lvl 1</text:p>
          </table:table-cell>
          <table:table-cell table:number-columns-repeated="8" office:value-type="string">
            <text:p>NaN</text:p>
          </table:table-cell>
          <table:table-cell office:value-type="float" office:value="4.33333333333333">
            <text:p>4,3333333333</text:p>
          </table:table-cell>
          <table:table-cell table:number-columns-repeated="287"/>
        </table:table-row>
        <table:table-row table:style-name="ro1">
          <table:table-cell office:value-type="string">
            <text:p>Mastermind leaks lvl 2</text:p>
          </table:table-cell>
          <table:table-cell table:number-columns-repeated="2" office:value-type="string">
            <text:p>NaN</text:p>
          </table:table-cell>
          <table:table-cell office:value-type="float" office:value="11.75">
            <text:p>11,75</text:p>
          </table:table-cell>
          <table:table-cell table:number-columns-repeated="5" office:value-type="string">
            <text:p>NaN</text:p>
          </table:table-cell>
          <table:table-cell office:value-type="float" office:value="2.05882352941176">
            <text:p>2,0588235294</text:p>
          </table:table-cell>
          <table:table-cell table:number-columns-repeated="287"/>
        </table:table-row>
        <table:table-row table:style-name="ro1">
          <table:table-cell office:value-type="string">
            <text:p>Mastermind leaks lvl 3</text:p>
          </table:table-cell>
          <table:table-cell table:number-columns-repeated="8" office:value-type="string">
            <text:p>NaN</text:p>
          </table:table-cell>
          <table:table-cell office:value-type="float" office:value="10.8260869565217">
            <text:p>10,8260869565</text:p>
          </table:table-cell>
          <table:table-cell table:number-columns-repeated="287"/>
        </table:table-row>
        <table:table-row table:style-name="ro1">
          <table:table-cell office:value-type="string">
            <text:p>Mastermind leaks lvl 4</text:p>
          </table:table-cell>
          <table:table-cell office:value-type="float" office:value="1.33333333333333">
            <text:p>1,3333333333</text:p>
          </table:table-cell>
          <table:table-cell table:number-columns-repeated="7" office:value-type="string">
            <text:p>NaN</text:p>
          </table:table-cell>
          <table:table-cell office:value-type="float" office:value="10.3870967741935">
            <text:p>10,3870967742</text:p>
          </table:table-cell>
          <table:table-cell table:number-columns-repeated="287"/>
        </table:table-row>
        <table:table-row table:style-name="ro1">
          <table:table-cell office:value-type="string">
            <text:p>Mastermind leaks lvl 5</text:p>
          </table:table-cell>
          <table:table-cell office:value-type="float" office:value="11.3846153846154">
            <text:p>11,3846153846</text:p>
          </table:table-cell>
          <table:table-cell office:value-type="float" office:value="2.71428571428571">
            <text:p>2,7142857143</text:p>
          </table:table-cell>
          <table:table-cell office:value-type="float" office:value="4.16666666666667">
            <text:p>4,1666666667</text:p>
          </table:table-cell>
          <table:table-cell office:value-type="float" office:value="8.6">
            <text:p>8,6</text:p>
          </table:table-cell>
          <table:table-cell office:value-type="float" office:value="5.16666666666667">
            <text:p>5,1666666667</text:p>
          </table:table-cell>
          <table:table-cell office:value-type="string">
            <text:p>NaN</text:p>
          </table:table-cell>
          <table:table-cell office:value-type="float" office:value="15.3333333333333">
            <text:p>15,3333333333</text:p>
          </table:table-cell>
          <table:table-cell office:value-type="string">
            <text:p>NaN</text:p>
          </table:table-cell>
          <table:table-cell office:value-type="float" office:value="11.2391304347826">
            <text:p>11,2391304348</text:p>
          </table:table-cell>
          <table:table-cell table:number-columns-repeated="287"/>
        </table:table-row>
        <table:table-row table:style-name="ro1">
          <table:table-cell office:value-type="string">
            <text:p>Mastermind leaks lvl 6</text:p>
          </table:table-cell>
          <table:table-cell table:number-columns-repeated="2" office:value-type="string">
            <text:p>NaN</text:p>
          </table:table-cell>
          <table:table-cell office:value-type="float" office:value="5.5">
            <text:p>5,5</text:p>
          </table:table-cell>
          <table:table-cell office:value-type="string">
            <text:p>NaN</text:p>
          </table:table-cell>
          <table:table-cell office:value-type="float" office:value="8.07692307692308">
            <text:p>8,0769230769</text:p>
          </table:table-cell>
          <table:table-cell office:value-type="float" office:value="11.1875">
            <text:p>11,1875</text:p>
          </table:table-cell>
          <table:table-cell table:number-columns-repeated="2" office:value-type="string">
            <text:p>NaN</text:p>
          </table:table-cell>
          <table:table-cell office:value-type="float" office:value="9.37037037037037">
            <text:p>9,3703703704</text:p>
          </table:table-cell>
          <table:table-cell table:number-columns-repeated="287"/>
        </table:table-row>
        <table:table-row table:style-name="ro1">
          <table:table-cell office:value-type="string">
            <text:p>Mastermind leaks lvl 7</text:p>
          </table:table-cell>
          <table:table-cell office:value-type="float" office:value="6.70588235294118">
            <text:p>6,7058823529</text:p>
          </table:table-cell>
          <table:table-cell office:value-type="float" office:value="11">
            <text:p>11</text:p>
          </table:table-cell>
          <table:table-cell office:value-type="float" office:value="13.2">
            <text:p>13,2</text:p>
          </table:table-cell>
          <table:table-cell office:value-type="string">
            <text:p>NaN</text:p>
          </table:table-cell>
          <table:table-cell office:value-type="float" office:value="29.6">
            <text:p>29,6</text:p>
          </table:table-cell>
          <table:table-cell office:value-type="float" office:value="7.71428571428571">
            <text:p>7,7142857143</text:p>
          </table:table-cell>
          <table:table-cell office:value-type="float" office:value="12.2">
            <text:p>12,2</text:p>
          </table:table-cell>
          <table:table-cell office:value-type="float" office:value="7.5">
            <text:p>7,5</text:p>
          </table:table-cell>
          <table:table-cell office:value-type="float" office:value="11.0909090909091">
            <text:p>11,0909090909</text:p>
          </table:table-cell>
          <table:table-cell table:number-columns-repeated="287"/>
        </table:table-row>
        <table:table-row table:style-name="ro1">
          <table:table-cell office:value-type="string">
            <text:p>Mastermind leaks lvl 8</text:p>
          </table:table-cell>
          <table:table-cell office:value-type="float" office:value="12.625">
            <text:p>12,625</text:p>
          </table:table-cell>
          <table:table-cell office:value-type="float" office:value="15.3636363636364">
            <text:p>15,3636363636</text:p>
          </table:table-cell>
          <table:table-cell office:value-type="float" office:value="12.5">
            <text:p>12,5</text:p>
          </table:table-cell>
          <table:table-cell office:value-type="float" office:value="15.4117647058824">
            <text:p>15,4117647059</text:p>
          </table:table-cell>
          <table:table-cell office:value-type="string">
            <text:p>NaN</text:p>
          </table:table-cell>
          <table:table-cell office:value-type="float" office:value="12.2941176470588">
            <text:p>12,2941176471</text:p>
          </table:table-cell>
          <table:table-cell office:value-type="float" office:value="9.16666666666667">
            <text:p>9,1666666667</text:p>
          </table:table-cell>
          <table:table-cell office:value-type="float" office:value="10">
            <text:p>10</text:p>
          </table:table-cell>
          <table:table-cell office:value-type="float" office:value="14.030303030303">
            <text:p>14,0303030303</text:p>
          </table:table-cell>
          <table:table-cell table:number-columns-repeated="287"/>
        </table:table-row>
        <table:table-row table:style-name="ro1">
          <table:table-cell office:value-type="string">
            <text:p>Mastermind leaks lvl 9</text:p>
          </table:table-cell>
          <table:table-cell office:value-type="float" office:value="12.8484848484848">
            <text:p>12,8484848485</text:p>
          </table:table-cell>
          <table:table-cell office:value-type="float" office:value="13">
            <text:p>13</text:p>
          </table:table-cell>
          <table:table-cell office:value-type="float" office:value="10.7692307692308">
            <text:p>10,7692307692</text:p>
          </table:table-cell>
          <table:table-cell office:value-type="float" office:value="13.8421052631579">
            <text:p>13,8421052632</text:p>
          </table:table-cell>
          <table:table-cell office:value-type="float" office:value="11.3921568627451">
            <text:p>11,3921568627</text:p>
          </table:table-cell>
          <table:table-cell office:value-type="float" office:value="11.2857142857143">
            <text:p>11,2857142857</text:p>
          </table:table-cell>
          <table:table-cell office:value-type="float" office:value="13.3125">
            <text:p>13,3125</text:p>
          </table:table-cell>
          <table:table-cell office:value-type="float" office:value="12.4">
            <text:p>12,4</text:p>
          </table:table-cell>
          <table:table-cell office:value-type="float" office:value="11.5882352941176">
            <text:p>11,5882352941</text:p>
          </table:table-cell>
          <table:table-cell table:number-columns-repeated="287"/>
        </table:table-row>
        <table:table-row table:style-name="ro1">
          <table:table-cell office:value-type="string">
            <text:p>Mastermind leaks lvl 10</text:p>
          </table:table-cell>
          <table:table-cell office:value-type="string">
            <text:p>NaN</text:p>
          </table:table-cell>
          <table:table-cell office:value-type="float" office:value="4.75">
            <text:p>4,75</text:p>
          </table:table-cell>
          <table:table-cell office:value-type="float" office:value="28.75">
            <text:p>28,75</text:p>
          </table:table-cell>
          <table:table-cell office:value-type="float" office:value="16.75">
            <text:p>16,75</text:p>
          </table:table-cell>
          <table:table-cell office:value-type="float" office:value="13.2">
            <text:p>13,2</text:p>
          </table:table-cell>
          <table:table-cell office:value-type="string">
            <text:p>NaN</text:p>
          </table:table-cell>
          <table:table-cell office:value-type="float" office:value="8.5">
            <text:p>8,5</text:p>
          </table:table-cell>
          <table:table-cell office:value-type="float" office:value="34.5">
            <text:p>34,5</text:p>
          </table:table-cell>
          <table:table-cell office:value-type="float" office:value="18.9538461538462">
            <text:p>18,9538461538</text:p>
          </table:table-cell>
          <table:table-cell table:number-columns-repeated="287"/>
        </table:table-row>
        <table:table-row table:style-name="ro1">
          <table:table-cell office:value-type="string">
            <text:p>Mastermind leaks lvl 11</text:p>
          </table:table-cell>
          <table:table-cell office:value-type="float" office:value="12.5918367346939">
            <text:p>12,5918367347</text:p>
          </table:table-cell>
          <table:table-cell office:value-type="float" office:value="13.1818181818182">
            <text:p>13,1818181818</text:p>
          </table:table-cell>
          <table:table-cell office:value-type="float" office:value="11.7735849056604">
            <text:p>11,7735849057</text:p>
          </table:table-cell>
          <table:table-cell office:value-type="float" office:value="13.4545454545455">
            <text:p>13,4545454545</text:p>
          </table:table-cell>
          <table:table-cell office:value-type="float" office:value="12.8235294117647">
            <text:p>12,8235294118</text:p>
          </table:table-cell>
          <table:table-cell office:value-type="float" office:value="10.7777777777778">
            <text:p>10,7777777778</text:p>
          </table:table-cell>
          <table:table-cell office:value-type="float" office:value="14.7368421052632">
            <text:p>14,7368421053</text:p>
          </table:table-cell>
          <table:table-cell office:value-type="float" office:value="14.5">
            <text:p>14,5</text:p>
          </table:table-cell>
          <table:table-cell office:value-type="float" office:value="11.3780487804878">
            <text:p>11,3780487805</text:p>
          </table:table-cell>
          <table:table-cell table:number-columns-repeated="287"/>
        </table:table-row>
        <table:table-row table:style-name="ro1">
          <table:table-cell office:value-type="string">
            <text:p>Mastermind leaks lvl 12</text:p>
          </table:table-cell>
          <table:table-cell office:value-type="float" office:value="13.8317757009346">
            <text:p>13,8317757009</text:p>
          </table:table-cell>
          <table:table-cell office:value-type="float" office:value="15.2258064516129">
            <text:p>15,2258064516</text:p>
          </table:table-cell>
          <table:table-cell office:value-type="float" office:value="14.3359375">
            <text:p>14,3359375</text:p>
          </table:table-cell>
          <table:table-cell office:value-type="float" office:value="14.984126984127">
            <text:p>14,9841269841</text:p>
          </table:table-cell>
          <table:table-cell office:value-type="float" office:value="15.875">
            <text:p>15,875</text:p>
          </table:table-cell>
          <table:table-cell office:value-type="float" office:value="14.1188118811881">
            <text:p>14,1188118812</text:p>
          </table:table-cell>
          <table:table-cell office:value-type="float" office:value="15.0232558139535">
            <text:p>15,023255814</text:p>
          </table:table-cell>
          <table:table-cell office:value-type="float" office:value="16.90625">
            <text:p>16,90625</text:p>
          </table:table-cell>
          <table:table-cell office:value-type="float" office:value="14.5945945945946">
            <text:p>14,5945945946</text:p>
          </table:table-cell>
          <table:table-cell table:number-columns-repeated="287"/>
        </table:table-row>
        <table:table-row table:style-name="ro1">
          <table:table-cell office:value-type="string">
            <text:p>Mastermind leaks lvl 13</text:p>
          </table:table-cell>
          <table:table-cell office:value-type="float" office:value="14.0903361344538">
            <text:p>14,0903361345</text:p>
          </table:table-cell>
          <table:table-cell office:value-type="float" office:value="15.963687150838">
            <text:p>15,9636871508</text:p>
          </table:table-cell>
          <table:table-cell office:value-type="float" office:value="14.5675675675676">
            <text:p>14,5675675676</text:p>
          </table:table-cell>
          <table:table-cell office:value-type="float" office:value="13.8930817610063">
            <text:p>13,893081761</text:p>
          </table:table-cell>
          <table:table-cell office:value-type="float" office:value="14.3990267639903">
            <text:p>14,399026764</text:p>
          </table:table-cell>
          <table:table-cell office:value-type="float" office:value="15.1389728096677">
            <text:p>15,1389728097</text:p>
          </table:table-cell>
          <table:table-cell office:value-type="float" office:value="14.3586206896552">
            <text:p>14,3586206897</text:p>
          </table:table-cell>
          <table:table-cell office:value-type="float" office:value="15.3254437869822">
            <text:p>15,325443787</text:p>
          </table:table-cell>
          <table:table-cell office:value-type="float" office:value="14.6703470031546">
            <text:p>14,6703470032</text:p>
          </table:table-cell>
          <table:table-cell table:number-columns-repeated="287"/>
        </table:table-row>
        <table:table-row table:style-name="ro1">
          <table:table-cell office:value-type="string">
            <text:p>Mastermind leaks lvl 14</text:p>
          </table:table-cell>
          <table:table-cell office:value-type="float" office:value="17.4285714285714">
            <text:p>17,4285714286</text:p>
          </table:table-cell>
          <table:table-cell office:value-type="float" office:value="15.8932038834951">
            <text:p>15,8932038835</text:p>
          </table:table-cell>
          <table:table-cell office:value-type="float" office:value="15.5384615384615">
            <text:p>15,5384615385</text:p>
          </table:table-cell>
          <table:table-cell office:value-type="float" office:value="16.4507042253521">
            <text:p>16,4507042254</text:p>
          </table:table-cell>
          <table:table-cell office:value-type="float" office:value="19.2432432432432">
            <text:p>19,2432432432</text:p>
          </table:table-cell>
          <table:table-cell office:value-type="float" office:value="17.112582781457">
            <text:p>17,1125827815</text:p>
          </table:table-cell>
          <table:table-cell office:value-type="float" office:value="17.1594202898551">
            <text:p>17,1594202899</text:p>
          </table:table-cell>
          <table:table-cell office:value-type="float" office:value="16.510752688172">
            <text:p>16,5107526882</text:p>
          </table:table-cell>
          <table:table-cell office:value-type="float" office:value="15.3996205588134">
            <text:p>15,3996205588</text:p>
          </table:table-cell>
          <table:table-cell table:number-columns-repeated="287"/>
        </table:table-row>
        <table:table-row table:style-name="ro1">
          <table:table-cell office:value-type="string">
            <text:p>Mastermind leaks lvl 15</text:p>
          </table:table-cell>
          <table:table-cell office:value-type="float" office:value="16.9375">
            <text:p>16,9375</text:p>
          </table:table-cell>
          <table:table-cell office:value-type="float" office:value="19.1272727272727">
            <text:p>19,1272727273</text:p>
          </table:table-cell>
          <table:table-cell office:value-type="float" office:value="15.7380952380952">
            <text:p>15,7380952381</text:p>
          </table:table-cell>
          <table:table-cell office:value-type="float" office:value="18.5365853658537">
            <text:p>18,5365853659</text:p>
          </table:table-cell>
          <table:table-cell office:value-type="float" office:value="23.4">
            <text:p>23,4</text:p>
          </table:table-cell>
          <table:table-cell office:value-type="float" office:value="16.2">
            <text:p>16,2</text:p>
          </table:table-cell>
          <table:table-cell office:value-type="float" office:value="20.65">
            <text:p>20,65</text:p>
          </table:table-cell>
          <table:table-cell office:value-type="float" office:value="17.9736842105263">
            <text:p>17,9736842105</text:p>
          </table:table-cell>
          <table:table-cell office:value-type="float" office:value="17.0888888888889">
            <text:p>17,0888888889</text:p>
          </table:table-cell>
          <table:table-cell table:number-columns-repeated="287"/>
        </table:table-row>
        <table:table-row table:style-name="ro1">
          <table:table-cell office:value-type="string">
            <text:p>Mastermind leaks lvl 16</text:p>
          </table:table-cell>
          <table:table-cell office:value-type="float" office:value="21.0074626865672">
            <text:p>21,0074626866</text:p>
          </table:table-cell>
          <table:table-cell office:value-type="float" office:value="24.2139737991266">
            <text:p>24,2139737991</text:p>
          </table:table-cell>
          <table:table-cell office:value-type="float" office:value="21.7619047619048">
            <text:p>21,7619047619</text:p>
          </table:table-cell>
          <table:table-cell office:value-type="float" office:value="22.5684931506849">
            <text:p>22,5684931507</text:p>
          </table:table-cell>
          <table:table-cell office:value-type="float" office:value="21.9307692307692">
            <text:p>21,9307692308</text:p>
          </table:table-cell>
          <table:table-cell office:value-type="float" office:value="23.6013071895425">
            <text:p>23,6013071895</text:p>
          </table:table-cell>
          <table:table-cell office:value-type="float" office:value="23.6648648648649">
            <text:p>23,6648648649</text:p>
          </table:table-cell>
          <table:table-cell office:value-type="float" office:value="22.0344827586207">
            <text:p>22,0344827586</text:p>
          </table:table-cell>
          <table:table-cell office:value-type="float" office:value="20.4802110817942">
            <text:p>20,4802110818</text:p>
          </table:table-cell>
          <table:table-cell table:number-columns-repeated="287"/>
        </table:table-row>
        <table:table-row table:style-name="ro1">
          <table:table-cell office:value-type="string">
            <text:p>Mastermind leaks lvl 17</text:p>
          </table:table-cell>
          <table:table-cell office:value-type="float" office:value="22.6274509803922">
            <text:p>22,6274509804</text:p>
          </table:table-cell>
          <table:table-cell office:value-type="float" office:value="25.2">
            <text:p>25,2</text:p>
          </table:table-cell>
          <table:table-cell office:value-type="float" office:value="23.8536585365854">
            <text:p>23,8536585366</text:p>
          </table:table-cell>
          <table:table-cell office:value-type="float" office:value="19.2456140350877">
            <text:p>19,2456140351</text:p>
          </table:table-cell>
          <table:table-cell office:value-type="float" office:value="27.8285714285714">
            <text:p>27,8285714286</text:p>
          </table:table-cell>
          <table:table-cell office:value-type="float" office:value="23.3913043478261">
            <text:p>23,3913043478</text:p>
          </table:table-cell>
          <table:table-cell office:value-type="float" office:value="24.8888888888889">
            <text:p>24,8888888889</text:p>
          </table:table-cell>
          <table:table-cell office:value-type="float" office:value="21.9272727272727">
            <text:p>21,9272727273</text:p>
          </table:table-cell>
          <table:table-cell office:value-type="float" office:value="22.8282828282828">
            <text:p>22,8282828283</text:p>
          </table:table-cell>
          <table:table-cell table:number-columns-repeated="287"/>
        </table:table-row>
        <table:table-row table:style-name="ro1">
          <table:table-cell office:value-type="string">
            <text:p>Mastermind leaks lvl 18</text:p>
          </table:table-cell>
          <table:table-cell office:value-type="float" office:value="17.9444444444444">
            <text:p>17,9444444444</text:p>
          </table:table-cell>
          <table:table-cell office:value-type="float" office:value="24.2045454545455">
            <text:p>24,2045454545</text:p>
          </table:table-cell>
          <table:table-cell office:value-type="float" office:value="20.7352941176471">
            <text:p>20,7352941176</text:p>
          </table:table-cell>
          <table:table-cell office:value-type="float" office:value="21.8">
            <text:p>21,8</text:p>
          </table:table-cell>
          <table:table-cell office:value-type="float" office:value="21.9090909090909">
            <text:p>21,9090909091</text:p>
          </table:table-cell>
          <table:table-cell office:value-type="float" office:value="30.92">
            <text:p>30,92</text:p>
          </table:table-cell>
          <table:table-cell office:value-type="float" office:value="22.1842105263158">
            <text:p>22,1842105263</text:p>
          </table:table-cell>
          <table:table-cell office:value-type="float" office:value="24.2647058823529">
            <text:p>24,2647058824</text:p>
          </table:table-cell>
          <table:table-cell office:value-type="float" office:value="24.6093023255814">
            <text:p>24,6093023256</text:p>
          </table:table-cell>
          <table:table-cell table:number-columns-repeated="287"/>
        </table:table-row>
        <table:table-row table:style-name="ro1">
          <table:table-cell office:value-type="string">
            <text:p>Mastermind leaks lvl 19</text:p>
          </table:table-cell>
          <table:table-cell office:value-type="float" office:value="25.9444444444444">
            <text:p>25,9444444444</text:p>
          </table:table-cell>
          <table:table-cell office:value-type="float" office:value="28.6363636363636">
            <text:p>28,6363636364</text:p>
          </table:table-cell>
          <table:table-cell office:value-type="float" office:value="21.2978723404255">
            <text:p>21,2978723404</text:p>
          </table:table-cell>
          <table:table-cell office:value-type="float" office:value="26.6756756756757">
            <text:p>26,6756756757</text:p>
          </table:table-cell>
          <table:table-cell office:value-type="float" office:value="24.8333333333333">
            <text:p>24,8333333333</text:p>
          </table:table-cell>
          <table:table-cell office:value-type="float" office:value="27.84">
            <text:p>27,84</text:p>
          </table:table-cell>
          <table:table-cell office:value-type="float" office:value="21.7368421052632">
            <text:p>21,7368421053</text:p>
          </table:table-cell>
          <table:table-cell office:value-type="float" office:value="24.5185185185185">
            <text:p>24,5185185185</text:p>
          </table:table-cell>
          <table:table-cell office:value-type="float" office:value="29.1179302045728">
            <text:p>29,1179302046</text:p>
          </table:table-cell>
          <table:table-cell table:number-columns-repeated="287"/>
        </table:table-row>
        <table:table-row table:style-name="ro1">
          <table:table-cell office:value-type="string">
            <text:p>Mastermind leaks lvl 20</text:p>
          </table:table-cell>
          <table:table-cell office:value-type="string">
            <text:p>NaN</text:p>
          </table:table-cell>
          <table:table-cell office:value-type="float" office:value="11.6666666666667">
            <text:p>11,6666666667</text:p>
          </table:table-cell>
          <table:table-cell office:value-type="float" office:value="28.8333333333333">
            <text:p>28,8333333333</text:p>
          </table:table-cell>
          <table:table-cell office:value-type="float" office:value="24.8888888888889">
            <text:p>24,8888888889</text:p>
          </table:table-cell>
          <table:table-cell office:value-type="float" office:value="29.3333333333333">
            <text:p>29,3333333333</text:p>
          </table:table-cell>
          <table:table-cell office:value-type="float" office:value="29.1428571428571">
            <text:p>29,1428571429</text:p>
          </table:table-cell>
          <table:table-cell office:value-type="float" office:value="26.2352941176471">
            <text:p>26,2352941176</text:p>
          </table:table-cell>
          <table:table-cell office:value-type="float" office:value="20.8181818181818">
            <text:p>20,8181818182</text:p>
          </table:table-cell>
          <table:table-cell office:value-type="float" office:value="26.5833333333333">
            <text:p>26,5833333333</text:p>
          </table:table-cell>
          <table:table-cell table:number-columns-repeated="287"/>
        </table:table-row>
        <table:table-row table:style-name="ro1">
          <table:table-cell office:value-type="string">
            <text:p>Mastermind leaks lvl 21</text:p>
          </table:table-cell>
          <table:table-cell table:number-columns-repeated="3" office:value-type="string">
            <text:p>NaN</text:p>
          </table:table-cell>
          <table:table-cell office:value-type="float" office:value="32.2">
            <text:p>32,2</text:p>
          </table:table-cell>
          <table:table-cell table:number-columns-repeated="2" office:value-type="string">
            <text:p>NaN</text:p>
          </table:table-cell>
          <table:table-cell office:value-type="float" office:value="49">
            <text:p>49</text:p>
          </table:table-cell>
          <table:table-cell office:value-type="string">
            <text:p>NaN</text:p>
          </table:table-cell>
          <table:table-cell office:value-type="float" office:value="34.1666666666667">
            <text:p>34,1666666667</text:p>
          </table:table-cell>
          <table:table-cell table:number-columns-repeated="287"/>
        </table:table-row>
        <table:table-row table:style-name="ro1">
          <table:table-cell table:number-columns-repeated="4"/>
          <table:table-cell office:value-type="string">
            <text:p>Most wins:</text:p>
          </table:table-cell>
          <table:table-cell table:number-columns-repeated="2"/>
          <table:table-cell table:number-columns-repeated="3" office:value-type="string">
            <text:p>Most wins:</text:p>
          </table:table-cell>
          <table:table-cell table:number-columns-repeated="287"/>
        </table:table-row>
        <table:table-row table:style-name="ro1">
          <table:table-cell table:number-columns-repeated="4"/>
          <table:table-cell office:value-type="string">
            <text:p>marius(32)</text:p>
          </table:table-cell>
          <table:table-cell table:number-columns-repeated="2"/>
          <table:table-cell office:value-type="string">
            <text:p>Nick809a(20)</text:p>
          </table:table-cell>
          <table:table-cell office:value-type="string">
            <text:p>Isotrop(23)</text:p>
          </table:table-cell>
          <table:table-cell office:value-type="string">
            <text:p>NoobSouls(9)</text:p>
          </table:table-cell>
          <table:table-cell table:number-columns-repeated="287"/>
        </table:table-row>
        <table:table-row table:style-name="ro1">
          <table:table-cell table:number-columns-repeated="4"/>
          <table:table-cell office:value-type="string">
            <text:p>Mosl(28)</text:p>
          </table:table-cell>
          <table:table-cell table:number-columns-repeated="2"/>
          <table:table-cell office:value-type="string">
            <text:p>Nick809a(20)</text:p>
          </table:table-cell>
          <table:table-cell office:value-type="string">
            <text:p>Doublelift(19)</text:p>
          </table:table-cell>
          <table:table-cell office:value-type="string">
            <text:p>Se7ven(8)</text:p>
          </table:table-cell>
          <table:table-cell table:number-columns-repeated="287"/>
        </table:table-row>
        <table:table-row table:style-name="ro1">
          <table:table-cell table:number-columns-repeated="4"/>
          <table:table-cell office:value-type="string">
            <text:p>Illane(23)</text:p>
          </table:table-cell>
          <table:table-cell table:number-columns-repeated="2"/>
          <table:table-cell office:value-type="string">
            <text:p>Jean Paul Michel(18)</text:p>
          </table:table-cell>
          <table:table-cell office:value-type="string">
            <text:p>LeChrist(17)</text:p>
          </table:table-cell>
          <table:table-cell office:value-type="string">
            <text:p>I Bims Groot(7)</text:p>
          </table:table-cell>
          <table:table-cell table:number-columns-repeated="287"/>
        </table:table-row>
        <table:table-row table:style-name="ro1">
          <table:table-cell table:number-columns-repeated="4"/>
          <table:table-cell office:value-type="string">
            <text:p>Most workers: 23 (SativaMonk)</text:p>
          </table:table-cell>
          <table:table-cell table:number-columns-repeated="2"/>
          <table:table-cell office:value-type="string">
            <text:p>Most workers: 30 (Khitz)</text:p>
          </table:table-cell>
          <table:table-cell office:value-type="string">
            <text:p>Most workers: 26 (Nick809a)</text:p>
          </table:table-cell>
          <table:table-cell office:value-type="string">
            <text:p>Most workers: 70 (Seppinger)</text:p>
          </table:table-cell>
          <table:table-cell table:number-columns-repeated="287"/>
        </table:table-row>
        <table:table-row table:style-name="ro1">
          <table:table-cell table:number-columns-repeated="4"/>
          <table:table-cell office:value-type="string">
            <text:p>Most income: 1056 (EpoT)</text:p>
          </table:table-cell>
          <table:table-cell table:number-columns-repeated="2"/>
          <table:table-cell office:value-type="string">
            <text:p>Most income: 1290 (PistacjowyJoey)</text:p>
          </table:table-cell>
          <table:table-cell office:value-type="string">
            <text:p>Most income: 1220 (Sehael)</text:p>
          </table:table-cell>
          <table:table-cell office:value-type="string">
            <text:p>Most income: 2238 (locke2kk)</text:p>
          </table:table-cell>
          <table:table-cell table:number-columns-repeated="287"/>
        </table:table-row>
        <table:table-row table:style-name="ro1">
          <table:table-cell table:number-columns-repeated="4"/>
          <table:table-cell office:value-type="string">
            <text:p>Most value: 9340 (EpoT)</text:p>
          </table:table-cell>
          <table:table-cell table:number-columns-repeated="2"/>
          <table:table-cell office:value-type="string">
            <text:p>Most value: 10635 (Nick809a)</text:p>
          </table:table-cell>
          <table:table-cell office:value-type="string">
            <text:p>Most value: 10325 (Sehael)</text:p>
          </table:table-cell>
          <table:table-cell office:value-type="string">
            <text:p>Most value: 10140 (Elominati)</text:p>
          </table:table-cell>
          <table:table-cell table:number-columns-repeated="287"/>
        </table:table-row>
        <table:table-row table:style-name="ro1">
          <table:table-cell table:number-columns-repeated="9"/>
          <table:table-cell office:value-type="string">
            <text:p>mm: 0</text:p>
          </table:table-cell>
          <table:table-cell table:number-columns-repeated="287"/>
        </table:table-row>
        <table:table-row table:style-name="ro1" table:number-rows-repeated="444">
          <table:table-cell table:number-columns-repeated="297"/>
        </table:table-row>
        <table:table-row table:style-name="ro1">
          <table:table-cell>
            <draw:frame table:end-cell-address="Overview.K1055" table:end-x="1.763cm" table:end-y="0.028cm" draw:z-index="0" draw:style-name="gr1" draw:text-style-name="P1" svg:width="26.539cm" svg:height="16.759cm" svg:x="0.001cm" svg:y="0.431cm">
              <draw:object draw:notify-on-update-of-ranges="Overview.B19:Overview.B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96"/>
        </table:table-row>
      </table:table>
      <table:table table:name="Graph" table:style-name="ta1" table:print="false">
        <table:table-column table:style-name="co3" table:default-cell-style-name="Default"/>
        <table:table-column table:style-name="co2" table:number-columns-repeated="19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3" office:value-type="string">
            <text:p>Level</text:p>
          </table:table-cell>
          <table:table-cell table:number-columns-repeated="5" table:style-name="ce5" office:value-type="string">
            <text:p>Element</text:p>
          </table:table-cell>
          <table:table-cell table:number-columns-repeated="5" table:style-name="ce7" office:value-type="string">
            <text:p>Grove</text:p>
          </table:table-cell>
          <table:table-cell table:number-columns-repeated="5" table:style-name="ce9" office:value-type="string">
            <text:p>Mech</text:p>
          </table:table-cell>
          <table:table-cell table:number-columns-repeated="5" table:style-name="ce11" office:value-type="string">
            <text:p>Forsaken</text:p>
          </table:table-cell>
          <table:table-cell table:number-columns-repeated="5" table:style-name="ce16" office:value-type="string">
            <text:p>Mastermind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6" table:formula="of:=AVERAGE([Overview.B40:.KK40])" office:value-type="float" office:value="2">
            <text:p>2</text:p>
          </table:table-cell>
          <table:table-cell table:style-name="ce6" table:formula="of:=AVERAGE([Overview.B61:.KK61])" office:value-type="float" office:value="6">
            <text:p>6</text:p>
          </table:table-cell>
          <table:table-cell table:style-name="ce6" table:formula="of:=AVERAGE([Overview.B82:.KK82])" office:value-type="float" office:value="145">
            <text:p>145</text:p>
          </table:table-cell>
          <table:table-cell table:style-name="ce6" table:formula="of:=AVERAGE([Overview.B103:.KK103])" office:value-type="float" office:value="12">
            <text:p>12</text:p>
          </table:table-cell>
          <table:table-cell table:style-name="ce6" table:formula="of:=AVERAGE([Overview.B124:.KK124])" office:value-type="float" office:value="0">
            <text:p>0</text:p>
          </table:table-cell>
          <table:table-cell table:style-name="ce8" table:formula="of:=AVERAGE([Overview.B145:.KK145])" office:value-type="float" office:value="2">
            <text:p>2</text:p>
          </table:table-cell>
          <table:table-cell table:style-name="ce8" table:formula="of:=AVERAGE([Overview.B166:.KK166])" office:value-type="float" office:value="0">
            <text:p>0</text:p>
          </table:table-cell>
          <table:table-cell table:style-name="ce8" table:formula="of:=AVERAGE([Overview.B187:.KK187])" office:value-type="float" office:value="130">
            <text:p>130</text:p>
          </table:table-cell>
          <table:table-cell table:style-name="ce8" table:formula="of:=AVERAGE([Overview.B208:.KK208])" office:value-type="float" office:value="13">
            <text:p>13</text:p>
          </table:table-cell>
          <table:table-cell table:style-name="ce8" table:formula="of:=AVERAGE([Overview.B229:.KK229])" office:value-type="float" office:value="0">
            <text:p>0</text:p>
          </table:table-cell>
          <table:table-cell table:style-name="ce10" table:formula="of:=AVERAGE([Overview.B250:.KK250])" office:value-type="float" office:value="2">
            <text:p>2</text:p>
          </table:table-cell>
          <table:table-cell table:style-name="ce10" table:formula="of:=AVERAGE([Overview.B271:.KK271])" office:value-type="float" office:value="6">
            <text:p>6</text:p>
          </table:table-cell>
          <table:table-cell table:style-name="ce10" table:formula="of:=AVERAGE([Overview.B292:.KK292])" office:value-type="float" office:value="135">
            <text:p>135</text:p>
          </table:table-cell>
          <table:table-cell table:style-name="ce10" table:formula="of:=AVERAGE([Overview.B313:.KK313])" office:value-type="float" office:value="14">
            <text:p>14</text:p>
          </table:table-cell>
          <table:table-cell table:style-name="ce10" table:formula="of:=AVERAGE([Overview.B334:.KK334])" office:value-type="float" office:value="0">
            <text:p>0</text:p>
          </table:table-cell>
          <table:table-cell table:style-name="ce12" table:formula="of:=AVERAGE([Overview.B355:.KK355])" office:value-type="float" office:value="2">
            <text:p>2</text:p>
          </table:table-cell>
          <table:table-cell table:style-name="ce12" table:formula="of:=AVERAGE([Overview.B376:.KK376])" office:value-type="float" office:value="6">
            <text:p>6</text:p>
          </table:table-cell>
          <table:table-cell table:style-name="ce12" table:formula="of:=AVERAGE([Overview.B397:.KK397])" office:value-type="float" office:value="200">
            <text:p>200</text:p>
          </table:table-cell>
          <table:table-cell table:style-name="ce12" table:formula="of:=AVERAGE([Overview.B418:.KK418])" office:value-type="float" office:value="17">
            <text:p>17</text:p>
          </table:table-cell>
          <table:table-cell table:style-name="ce12" table:formula="of:=AVERAGE([Overview.B439:.KK439])" office:value-type="float" office:value="0">
            <text:p>0</text:p>
          </table:table-cell>
          <table:table-cell table:style-name="ce17" table:formula="of:=AVERAGE([Overview.B460:.KK460])" office:value-type="float" office:value="1.66666666666667">
            <text:p>1,6666666667</text:p>
          </table:table-cell>
          <table:table-cell table:style-name="ce17" table:formula="of:=AVERAGE([Overview.B481:.KK481])" office:value-type="float" office:value="4">
            <text:p>4</text:p>
          </table:table-cell>
          <table:table-cell table:style-name="ce17" table:formula="of:=AVERAGE([Overview.B502:.KK502])" office:value-type="float" office:value="96.6666666666667">
            <text:p>96,6666666667</text:p>
          </table:table-cell>
          <table:table-cell table:style-name="ce17" table:formula="of:=AVERAGE([Overview.B523:.KK523])" office:value-type="float" office:value="8">
            <text:p>8</text:p>
          </table:table-cell>
          <table:table-cell table:style-name="ce17" table:formula="of:=AVERAGE([Overview.B544:.KK544])" office:value-type="float" office:value="4.33333333333333">
            <text:p>4,3333333333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6" table:formula="of:=AVERAGE([Overview.B41:.KK41])" office:value-type="float" office:value="2.5">
            <text:p>2,5</text:p>
          </table:table-cell>
          <table:table-cell table:style-name="ce6" table:formula="of:=AVERAGE([Overview.B62:.KK62])" office:value-type="float" office:value="16.5">
            <text:p>16,5</text:p>
          </table:table-cell>
          <table:table-cell table:style-name="ce6" table:formula="of:=AVERAGE([Overview.B83:.KK83])" office:value-type="float" office:value="186.25">
            <text:p>186,25</text:p>
          </table:table-cell>
          <table:table-cell table:style-name="ce6" table:formula="of:=AVERAGE([Overview.B104:.KK104])" office:value-type="float" office:value="17.75">
            <text:p>17,75</text:p>
          </table:table-cell>
          <table:table-cell table:style-name="ce6" table:formula="of:=AVERAGE([Overview.B125:.KK125])" office:value-type="float" office:value="2.5">
            <text:p>2,5</text:p>
          </table:table-cell>
          <table:table-cell table:style-name="ce8" table:formula="of:=AVERAGE([Overview.B146:.KK146])" office:value-type="float" office:value="2.41666666666667">
            <text:p>2,4166666667</text:p>
          </table:table-cell>
          <table:table-cell table:style-name="ce8" table:formula="of:=AVERAGE([Overview.B167:.KK167])" office:value-type="float" office:value="16">
            <text:p>16</text:p>
          </table:table-cell>
          <table:table-cell table:style-name="ce8" table:formula="of:=AVERAGE([Overview.B188:.KK188])" office:value-type="float" office:value="206.25">
            <text:p>206,25</text:p>
          </table:table-cell>
          <table:table-cell table:style-name="ce8" table:formula="of:=AVERAGE([Overview.B209:.KK209])" office:value-type="float" office:value="21.75">
            <text:p>21,75</text:p>
          </table:table-cell>
          <table:table-cell table:style-name="ce8" table:formula="of:=AVERAGE([Overview.B230:.KK230])" office:value-type="float" office:value="7.33333333333334">
            <text:p>7,3333333333</text:p>
          </table:table-cell>
          <table:table-cell table:style-name="ce10" table:formula="of:=AVERAGE([Overview.B251:.KK251])" office:value-type="float" office:value="1.66666666666667">
            <text:p>1,6666666667</text:p>
          </table:table-cell>
          <table:table-cell table:style-name="ce10" table:formula="of:=AVERAGE([Overview.B272:.KK272])" office:value-type="float" office:value="6">
            <text:p>6</text:p>
          </table:table-cell>
          <table:table-cell table:style-name="ce10" table:formula="of:=AVERAGE([Overview.B293:.KK293])" office:value-type="float" office:value="225">
            <text:p>225</text:p>
          </table:table-cell>
          <table:table-cell table:style-name="ce10" table:formula="of:=AVERAGE([Overview.B314:.KK314])" office:value-type="float" office:value="20">
            <text:p>20</text:p>
          </table:table-cell>
          <table:table-cell table:style-name="ce10" table:formula="of:=AVERAGE([Overview.B335:.KK335])" office:value-type="float" office:value="0">
            <text:p>0</text:p>
          </table:table-cell>
          <table:table-cell table:style-name="ce12" table:formula="of:=AVERAGE([Overview.B356:.KK356])" office:value-type="float" office:value="1.625">
            <text:p>1,625</text:p>
          </table:table-cell>
          <table:table-cell table:style-name="ce12" table:formula="of:=AVERAGE([Overview.B377:.KK377])" office:value-type="float" office:value="3">
            <text:p>3</text:p>
          </table:table-cell>
          <table:table-cell table:style-name="ce12" table:formula="of:=AVERAGE([Overview.B398:.KK398])" office:value-type="float" office:value="188.125">
            <text:p>188,125</text:p>
          </table:table-cell>
          <table:table-cell table:style-name="ce12" table:formula="of:=AVERAGE([Overview.B419:.KK419])" office:value-type="float" office:value="17.25">
            <text:p>17,25</text:p>
          </table:table-cell>
          <table:table-cell table:style-name="ce12" table:formula="of:=AVERAGE([Overview.B440:.KK440])" office:value-type="float" office:value="4.375">
            <text:p>4,375</text:p>
          </table:table-cell>
          <table:table-cell table:style-name="ce17" table:formula="of:=AVERAGE([Overview.B461:.KK461])" office:value-type="float" office:value="2.06617647058823">
            <text:p>2,0661764706</text:p>
          </table:table-cell>
          <table:table-cell table:style-name="ce17" table:formula="of:=AVERAGE([Overview.B482:.KK482])" office:value-type="float" office:value="11.7352941176471">
            <text:p>11,7352941176</text:p>
          </table:table-cell>
          <table:table-cell table:style-name="ce17" table:formula="of:=AVERAGE([Overview.B503:.KK503])" office:value-type="float" office:value="188.713235294118">
            <text:p>188,7132352941</text:p>
          </table:table-cell>
          <table:table-cell table:style-name="ce17" table:formula="of:=AVERAGE([Overview.B524:.KK524])" office:value-type="float" office:value="16.6911764705883">
            <text:p>16,6911764706</text:p>
          </table:table-cell>
          <table:table-cell table:style-name="ce17" table:formula="of:=AVERAGE([Overview.B545:.KK545])" office:value-type="float" office:value="6.90441176470588">
            <text:p>6,9044117647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6" table:formula="of:=AVERAGE([Overview.B42:.KK42])" office:value-type="float" office:value="2.33333333333333">
            <text:p>2,3333333333</text:p>
          </table:table-cell>
          <table:table-cell table:style-name="ce6" table:formula="of:=AVERAGE([Overview.B63:.KK63])" office:value-type="float" office:value="20">
            <text:p>20</text:p>
          </table:table-cell>
          <table:table-cell table:style-name="ce6" table:formula="of:=AVERAGE([Overview.B84:.KK84])" office:value-type="float" office:value="290.833333333333">
            <text:p>290,8333333333</text:p>
          </table:table-cell>
          <table:table-cell table:style-name="ce6" table:formula="of:=AVERAGE([Overview.B105:.KK105])" office:value-type="float" office:value="37.8333333333333">
            <text:p>37,8333333333</text:p>
          </table:table-cell>
          <table:table-cell table:style-name="ce6" table:formula="of:=AVERAGE([Overview.B126:.KK126])" office:value-type="float" office:value="4.5">
            <text:p>4,5</text:p>
          </table:table-cell>
          <table:table-cell table:style-name="ce8" table:formula="of:=AVERAGE([Overview.B147:.KK147])" office:value-type="float" office:value="3.375">
            <text:p>3,375</text:p>
          </table:table-cell>
          <table:table-cell table:style-name="ce8" table:formula="of:=AVERAGE([Overview.B168:.KK168])" office:value-type="float" office:value="42.375">
            <text:p>42,375</text:p>
          </table:table-cell>
          <table:table-cell table:style-name="ce8" table:formula="of:=AVERAGE([Overview.B189:.KK189])" office:value-type="float" office:value="534.375">
            <text:p>534,375</text:p>
          </table:table-cell>
          <table:table-cell table:style-name="ce8" table:formula="of:=AVERAGE([Overview.B210:.KK210])" office:value-type="float" office:value="53.375">
            <text:p>53,375</text:p>
          </table:table-cell>
          <table:table-cell table:style-name="ce8" table:formula="of:=AVERAGE([Overview.B231:.KK231])" office:value-type="float" office:value="3.5">
            <text:p>3,5</text:p>
          </table:table-cell>
          <table:table-cell table:style-name="ce10" table:formula="of:=AVERAGE([Overview.B252:.KK252])" office:value-type="float" office:value="2.5">
            <text:p>2,5</text:p>
          </table:table-cell>
          <table:table-cell table:style-name="ce10" table:formula="of:=AVERAGE([Overview.B273:.KK273])" office:value-type="float" office:value="22.5">
            <text:p>22,5</text:p>
          </table:table-cell>
          <table:table-cell table:style-name="ce10" table:formula="of:=AVERAGE([Overview.B294:.KK294])" office:value-type="float" office:value="318.125">
            <text:p>318,125</text:p>
          </table:table-cell>
          <table:table-cell table:style-name="ce10" table:formula="of:=AVERAGE([Overview.B315:.KK315])" office:value-type="float" office:value="42.875">
            <text:p>42,875</text:p>
          </table:table-cell>
          <table:table-cell table:style-name="ce10" table:formula="of:=AVERAGE([Overview.B336:.KK336])" office:value-type="float" office:value="10.625">
            <text:p>10,625</text:p>
          </table:table-cell>
          <table:table-cell table:style-name="ce12" table:formula="of:=AVERAGE([Overview.B357:.KK357])" office:value-type="float" office:value="2.81818181818182">
            <text:p>2,8181818182</text:p>
          </table:table-cell>
          <table:table-cell table:style-name="ce12" table:formula="of:=AVERAGE([Overview.B378:.KK378])" office:value-type="float" office:value="19.3636363636364">
            <text:p>19,3636363636</text:p>
          </table:table-cell>
          <table:table-cell table:style-name="ce12" table:formula="of:=AVERAGE([Overview.B399:.KK399])" office:value-type="float" office:value="231.363636363636">
            <text:p>231,3636363636</text:p>
          </table:table-cell>
          <table:table-cell table:style-name="ce12" table:formula="of:=AVERAGE([Overview.B420:.KK420])" office:value-type="float" office:value="34.0909090909091">
            <text:p>34,0909090909</text:p>
          </table:table-cell>
          <table:table-cell table:style-name="ce12" table:formula="of:=AVERAGE([Overview.B441:.KK441])" office:value-type="float" office:value="11.1363636363636">
            <text:p>11,1363636364</text:p>
          </table:table-cell>
          <table:table-cell table:style-name="ce17" table:formula="of:=AVERAGE([Overview.B462:.KK462])" office:value-type="float" office:value="2.47826086956522">
            <text:p>2,4782608696</text:p>
          </table:table-cell>
          <table:table-cell table:style-name="ce17" table:formula="of:=AVERAGE([Overview.B483:.KK483])" office:value-type="float" office:value="18.5217391304348">
            <text:p>18,5217391304</text:p>
          </table:table-cell>
          <table:table-cell table:style-name="ce17" table:formula="of:=AVERAGE([Overview.B504:.KK504])" office:value-type="float" office:value="261.95652173913">
            <text:p>261,9565217391</text:p>
          </table:table-cell>
          <table:table-cell table:style-name="ce17" table:formula="of:=AVERAGE([Overview.B525:.KK525])" office:value-type="float" office:value="29.1739130434783">
            <text:p>29,1739130435</text:p>
          </table:table-cell>
          <table:table-cell table:style-name="ce17" table:formula="of:=AVERAGE([Overview.B546:.KK546])" office:value-type="float" office:value="10.8260869565217">
            <text:p>10,8260869565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6" table:formula="of:=AVERAGE([Overview.B43:.KK43])" office:value-type="float" office:value="2.5">
            <text:p>2,5</text:p>
          </table:table-cell>
          <table:table-cell table:style-name="ce6" table:formula="of:=AVERAGE([Overview.B64:.KK64])" office:value-type="float" office:value="29.3571428571429">
            <text:p>29,3571428571</text:p>
          </table:table-cell>
          <table:table-cell table:style-name="ce6" table:formula="of:=AVERAGE([Overview.B85:.KK85])" office:value-type="float" office:value="393.571428571429">
            <text:p>393,5714285714</text:p>
          </table:table-cell>
          <table:table-cell table:style-name="ce6" table:formula="of:=AVERAGE([Overview.B106:.KK106])" office:value-type="float" office:value="50.0714285714286">
            <text:p>50,0714285714</text:p>
          </table:table-cell>
          <table:table-cell table:style-name="ce6" table:formula="of:=AVERAGE([Overview.B127:.KK127])" office:value-type="float" office:value="16.8571428571429">
            <text:p>16,8571428571</text:p>
          </table:table-cell>
          <table:table-cell table:style-name="ce8" table:formula="of:=AVERAGE([Overview.B148:.KK148])" office:value-type="float" office:value="4.08333333333333">
            <text:p>4,0833333333</text:p>
          </table:table-cell>
          <table:table-cell table:style-name="ce8" table:formula="of:=AVERAGE([Overview.B169:.KK169])" office:value-type="float" office:value="75.3333333333333">
            <text:p>75,3333333333</text:p>
          </table:table-cell>
          <table:table-cell table:style-name="ce8" table:formula="of:=AVERAGE([Overview.B190:.KK190])" office:value-type="float" office:value="609.583333333333">
            <text:p>609,5833333333</text:p>
          </table:table-cell>
          <table:table-cell table:style-name="ce8" table:formula="of:=AVERAGE([Overview.B211:.KK211])" office:value-type="float" office:value="68.1666666666667">
            <text:p>68,1666666667</text:p>
          </table:table-cell>
          <table:table-cell table:style-name="ce8" table:formula="of:=AVERAGE([Overview.B232:.KK232])" office:value-type="float" office:value="8.75">
            <text:p>8,75</text:p>
          </table:table-cell>
          <table:table-cell table:style-name="ce10" table:formula="of:=AVERAGE([Overview.B253:.KK253])" office:value-type="float" office:value="3">
            <text:p>3</text:p>
          </table:table-cell>
          <table:table-cell table:style-name="ce10" table:formula="of:=AVERAGE([Overview.B274:.KK274])" office:value-type="float" office:value="35.4">
            <text:p>35,4</text:p>
          </table:table-cell>
          <table:table-cell table:style-name="ce10" table:formula="of:=AVERAGE([Overview.B295:.KK295])" office:value-type="float" office:value="363">
            <text:p>363</text:p>
          </table:table-cell>
          <table:table-cell table:style-name="ce10" table:formula="of:=AVERAGE([Overview.B316:.KK316])" office:value-type="float" office:value="48">
            <text:p>48</text:p>
          </table:table-cell>
          <table:table-cell table:style-name="ce10" table:formula="of:=AVERAGE([Overview.B337:.KK337])" office:value-type="float" office:value="17.8">
            <text:p>17,8</text:p>
          </table:table-cell>
          <table:table-cell table:style-name="ce12" table:formula="of:=AVERAGE([Overview.B358:.KK358])" office:value-type="float" office:value="3.07142857142857">
            <text:p>3,0714285714</text:p>
          </table:table-cell>
          <table:table-cell table:style-name="ce12" table:formula="of:=AVERAGE([Overview.B379:.KK379])" office:value-type="float" office:value="26">
            <text:p>26</text:p>
          </table:table-cell>
          <table:table-cell table:style-name="ce12" table:formula="of:=AVERAGE([Overview.B400:.KK400])" office:value-type="float" office:value="251.785714285714">
            <text:p>251,7857142857</text:p>
          </table:table-cell>
          <table:table-cell table:style-name="ce12" table:formula="of:=AVERAGE([Overview.B421:.KK421])" office:value-type="float" office:value="31">
            <text:p>31</text:p>
          </table:table-cell>
          <table:table-cell table:style-name="ce12" table:formula="of:=AVERAGE([Overview.B442:.KK442])" office:value-type="float" office:value="20.3214285714285">
            <text:p>20,3214285714</text:p>
          </table:table-cell>
          <table:table-cell table:style-name="ce17" table:formula="of:=AVERAGE([Overview.B463:.KK463])" office:value-type="float" office:value="2.93548387096774">
            <text:p>2,935483871</text:p>
          </table:table-cell>
          <table:table-cell table:style-name="ce17" table:formula="of:=AVERAGE([Overview.B484:.KK484])" office:value-type="float" office:value="30.5483870967742">
            <text:p>30,5483870968</text:p>
          </table:table-cell>
          <table:table-cell table:style-name="ce17" table:formula="of:=AVERAGE([Overview.B505:.KK505])" office:value-type="float" office:value="366.25">
            <text:p>366,25</text:p>
          </table:table-cell>
          <table:table-cell table:style-name="ce17" table:formula="of:=AVERAGE([Overview.B526:.KK526])" office:value-type="float" office:value="56.6478494623656">
            <text:p>56,6478494624</text:p>
          </table:table-cell>
          <table:table-cell table:style-name="ce17" table:formula="of:=AVERAGE([Overview.B547:.KK547])" office:value-type="float" office:value="5.86021505376342">
            <text:p>5,8602150538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6" table:formula="of:=AVERAGE([Overview.B44:.KK44])" office:value-type="float" office:value="3.4452380952381">
            <text:p>3,4452380952</text:p>
          </table:table-cell>
          <table:table-cell table:style-name="ce6" table:formula="of:=AVERAGE([Overview.B65:.KK65])" office:value-type="float" office:value="43.3571428571429">
            <text:p>43,3571428571</text:p>
          </table:table-cell>
          <table:table-cell table:style-name="ce6" table:formula="of:=AVERAGE([Overview.B86:.KK86])" office:value-type="float" office:value="438.202380952381">
            <text:p>438,2023809524</text:p>
          </table:table-cell>
          <table:table-cell table:style-name="ce6" table:formula="of:=AVERAGE([Overview.B107:.KK107])" office:value-type="float" office:value="63.0214285714286">
            <text:p>63,0214285714</text:p>
          </table:table-cell>
          <table:table-cell table:style-name="ce6" table:formula="of:=AVERAGE([Overview.B128:.KK128])" office:value-type="float" office:value="4.53571428571429">
            <text:p>4,5357142857</text:p>
          </table:table-cell>
          <table:table-cell table:style-name="ce8" table:formula="of:=AVERAGE([Overview.B149:.KK149])" office:value-type="float" office:value="3.43981481481481">
            <text:p>3,4398148148</text:p>
          </table:table-cell>
          <table:table-cell table:style-name="ce8" table:formula="of:=AVERAGE([Overview.B170:.KK170])" office:value-type="float" office:value="51.3157407407407">
            <text:p>51,3157407407</text:p>
          </table:table-cell>
          <table:table-cell table:style-name="ce8" table:formula="of:=AVERAGE([Overview.B191:.KK191])" office:value-type="float" office:value="515.273148148148">
            <text:p>515,2731481481</text:p>
          </table:table-cell>
          <table:table-cell table:style-name="ce8" table:formula="of:=AVERAGE([Overview.B212:.KK212])" office:value-type="float" office:value="66.1509259259259">
            <text:p>66,1509259259</text:p>
          </table:table-cell>
          <table:table-cell table:style-name="ce8" table:formula="of:=AVERAGE([Overview.B233:.KK233])" office:value-type="float" office:value="6.96574074074074">
            <text:p>6,9657407407</text:p>
          </table:table-cell>
          <table:table-cell table:style-name="ce10" table:formula="of:=AVERAGE([Overview.B254:.KK254])" office:value-type="float" office:value="3.29192546583851">
            <text:p>3,2919254658</text:p>
          </table:table-cell>
          <table:table-cell table:style-name="ce10" table:formula="of:=AVERAGE([Overview.B275:.KK275])" office:value-type="float" office:value="40.3074534161491">
            <text:p>40,3074534161</text:p>
          </table:table-cell>
          <table:table-cell table:style-name="ce10" table:formula="of:=AVERAGE([Overview.B296:.KK296])" office:value-type="float" office:value="423.514492753623">
            <text:p>423,5144927536</text:p>
          </table:table-cell>
          <table:table-cell table:style-name="ce10" table:formula="of:=AVERAGE([Overview.B317:.KK317])" office:value-type="float" office:value="58.6273291925466">
            <text:p>58,6273291925</text:p>
          </table:table-cell>
          <table:table-cell table:style-name="ce10" table:formula="of:=AVERAGE([Overview.B338:.KK338])" office:value-type="float" office:value="13.7732919254658">
            <text:p>13,7732919255</text:p>
          </table:table-cell>
          <table:table-cell table:style-name="ce12" table:formula="of:=AVERAGE([Overview.B359:.KK359])" office:value-type="float" office:value="3.5">
            <text:p>3,5</text:p>
          </table:table-cell>
          <table:table-cell table:style-name="ce12" table:formula="of:=AVERAGE([Overview.B380:.KK380])" office:value-type="float" office:value="41.695652173913">
            <text:p>41,6956521739</text:p>
          </table:table-cell>
          <table:table-cell table:style-name="ce12" table:formula="of:=AVERAGE([Overview.B401:.KK401])" office:value-type="float" office:value="400.942028985507">
            <text:p>400,9420289855</text:p>
          </table:table-cell>
          <table:table-cell table:style-name="ce12" table:formula="of:=AVERAGE([Overview.B422:.KK422])" office:value-type="float" office:value="61.1159420289855">
            <text:p>61,115942029</text:p>
          </table:table-cell>
          <table:table-cell table:style-name="ce12" table:formula="of:=AVERAGE([Overview.B443:.KK443])" office:value-type="float" office:value="7.3695652173913">
            <text:p>7,3695652174</text:p>
          </table:table-cell>
          <table:table-cell table:style-name="ce17" table:formula="of:=AVERAGE([Overview.B464:.KK464])" office:value-type="float" office:value="3.15277114190158">
            <text:p>3,1527711419</text:p>
          </table:table-cell>
          <table:table-cell table:style-name="ce17" table:formula="of:=AVERAGE([Overview.B485:.KK485])" office:value-type="float" office:value="38.4400404978045">
            <text:p>38,4400404978</text:p>
          </table:table-cell>
          <table:table-cell table:style-name="ce17" table:formula="of:=AVERAGE([Overview.B506:.KK506])" office:value-type="float" office:value="457.278411029964">
            <text:p>457,27841103</text:p>
          </table:table-cell>
          <table:table-cell table:style-name="ce17" table:formula="of:=AVERAGE([Overview.B527:.KK527])" office:value-type="float" office:value="61.0844959388438">
            <text:p>61,0844959388</text:p>
          </table:table-cell>
          <table:table-cell table:style-name="ce17" table:formula="of:=AVERAGE([Overview.B548:.KK548])" office:value-type="float" office:value="8.37209974290719">
            <text:p>8,3720997429</text:p>
          </table:table-cell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6" table:formula="of:=AVERAGE([Overview.B45:.KK45])" office:value-type="float" office:value="4.53070175438597">
            <text:p>4,5307017544</text:p>
          </table:table-cell>
          <table:table-cell table:style-name="ce6" table:formula="of:=AVERAGE([Overview.B66:.KK66])" office:value-type="float" office:value="64.7192982456141">
            <text:p>64,7192982456</text:p>
          </table:table-cell>
          <table:table-cell table:style-name="ce6" table:formula="of:=AVERAGE([Overview.B87:.KK87])" office:value-type="float" office:value="565.570175438597">
            <text:p>565,5701754386</text:p>
          </table:table-cell>
          <table:table-cell table:style-name="ce6" table:formula="of:=AVERAGE([Overview.B108:.KK108])" office:value-type="float" office:value="72.2061403508772">
            <text:p>72,2061403509</text:p>
          </table:table-cell>
          <table:table-cell table:style-name="ce6" table:formula="of:=AVERAGE([Overview.B129:.KK129])" office:value-type="float" office:value="7.13157894736842">
            <text:p>7,1315789474</text:p>
          </table:table-cell>
          <table:table-cell table:style-name="ce8" table:formula="of:=AVERAGE([Overview.B150:.KK150])" office:value-type="float" office:value="4.11904761904762">
            <text:p>4,119047619</text:p>
          </table:table-cell>
          <table:table-cell table:style-name="ce8" table:formula="of:=AVERAGE([Overview.B171:.KK171])" office:value-type="float" office:value="67.5">
            <text:p>67,5</text:p>
          </table:table-cell>
          <table:table-cell table:style-name="ce8" table:formula="of:=AVERAGE([Overview.B192:.KK192])" office:value-type="float" office:value="726.190476190476">
            <text:p>726,1904761905</text:p>
          </table:table-cell>
          <table:table-cell table:style-name="ce8" table:formula="of:=AVERAGE([Overview.B213:.KK213])" office:value-type="float" office:value="80.6190476190476">
            <text:p>80,619047619</text:p>
          </table:table-cell>
          <table:table-cell table:style-name="ce8" table:formula="of:=AVERAGE([Overview.B234:.KK234])" office:value-type="float" office:value="7.66666666666667">
            <text:p>7,6666666667</text:p>
          </table:table-cell>
          <table:table-cell table:style-name="ce10" table:formula="of:=AVERAGE([Overview.B255:.KK255])" office:value-type="float" office:value="3.92424242424242">
            <text:p>3,9242424242</text:p>
          </table:table-cell>
          <table:table-cell table:style-name="ce10" table:formula="of:=AVERAGE([Overview.B276:.KK276])" office:value-type="float" office:value="55.9405303030303">
            <text:p>55,940530303</text:p>
          </table:table-cell>
          <table:table-cell table:style-name="ce10" table:formula="of:=AVERAGE([Overview.B297:.KK297])" office:value-type="float" office:value="585.782196969697">
            <text:p>585,7821969697</text:p>
          </table:table-cell>
          <table:table-cell table:style-name="ce10" table:formula="of:=AVERAGE([Overview.B318:.KK318])" office:value-type="float" office:value="75.3829545454546">
            <text:p>75,3829545455</text:p>
          </table:table-cell>
          <table:table-cell table:style-name="ce10" table:formula="of:=AVERAGE([Overview.B339:.KK339])" office:value-type="float" office:value="6.99734848484848">
            <text:p>6,9973484848</text:p>
          </table:table-cell>
          <table:table-cell table:style-name="ce12" table:formula="of:=AVERAGE([Overview.B360:.KK360])" office:value-type="float" office:value="4.29166666666667">
            <text:p>4,2916666667</text:p>
          </table:table-cell>
          <table:table-cell table:style-name="ce12" table:formula="of:=AVERAGE([Overview.B381:.KK381])" office:value-type="float" office:value="66.7934782608696">
            <text:p>66,7934782609</text:p>
          </table:table-cell>
          <table:table-cell table:style-name="ce12" table:formula="of:=AVERAGE([Overview.B402:.KK402])" office:value-type="float" office:value="577.626811594203">
            <text:p>577,6268115942</text:p>
          </table:table-cell>
          <table:table-cell table:style-name="ce12" table:formula="of:=AVERAGE([Overview.B423:.KK423])" office:value-type="float" office:value="71.6557971014493">
            <text:p>71,6557971014</text:p>
          </table:table-cell>
          <table:table-cell table:style-name="ce12" table:formula="of:=AVERAGE([Overview.B444:.KK444])" office:value-type="float" office:value="8.30253623188407">
            <text:p>8,3025362319</text:p>
          </table:table-cell>
          <table:table-cell table:style-name="ce17" table:formula="of:=AVERAGE([Overview.B465:.KK465])" office:value-type="float" office:value="4.05073302469136">
            <text:p>4,0507330247</text:p>
          </table:table-cell>
          <table:table-cell table:style-name="ce17" table:formula="of:=AVERAGE([Overview.B486:.KK486])" office:value-type="float" office:value="63.9071551519468">
            <text:p>63,9071551519</text:p>
          </table:table-cell>
          <table:table-cell table:style-name="ce17" table:formula="of:=AVERAGE([Overview.B507:.KK507])" office:value-type="float" office:value="559.788995726496">
            <text:p>559,7889957265</text:p>
          </table:table-cell>
          <table:table-cell table:style-name="ce17" table:formula="of:=AVERAGE([Overview.B528:.KK528])" office:value-type="float" office:value="69.0814043209876">
            <text:p>69,081404321</text:p>
          </table:table-cell>
          <table:table-cell table:style-name="ce17" table:formula="of:=AVERAGE([Overview.B549:.KK549])" office:value-type="float" office:value="8.53369836182336">
            <text:p>8,5336983618</text:p>
          </table:table-cell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6" table:formula="of:=AVERAGE([Overview.B46:.KK46])" office:value-type="float" office:value="5.35714285714286">
            <text:p>5,3571428571</text:p>
          </table:table-cell>
          <table:table-cell table:style-name="ce6" table:formula="of:=AVERAGE([Overview.B67:.KK67])" office:value-type="float" office:value="81.7047619047619">
            <text:p>81,7047619048</text:p>
          </table:table-cell>
          <table:table-cell table:style-name="ce6" table:formula="of:=AVERAGE([Overview.B88:.KK88])" office:value-type="float" office:value="485.940476190476">
            <text:p>485,9404761905</text:p>
          </table:table-cell>
          <table:table-cell table:style-name="ce6" table:formula="of:=AVERAGE([Overview.B109:.KK109])" office:value-type="float" office:value="63.2333333333333">
            <text:p>63,2333333333</text:p>
          </table:table-cell>
          <table:table-cell table:style-name="ce6" table:formula="of:=AVERAGE([Overview.B130:.KK130])" office:value-type="float" office:value="20.0285714285714">
            <text:p>20,0285714286</text:p>
          </table:table-cell>
          <table:table-cell table:style-name="ce8" table:formula="of:=AVERAGE([Overview.B151:.KK151])" office:value-type="float" office:value="5.06944444444445">
            <text:p>5,0694444444</text:p>
          </table:table-cell>
          <table:table-cell table:style-name="ce8" table:formula="of:=AVERAGE([Overview.B172:.KK172])" office:value-type="float" office:value="83.03125">
            <text:p>83,03125</text:p>
          </table:table-cell>
          <table:table-cell table:style-name="ce8" table:formula="of:=AVERAGE([Overview.B193:.KK193])" office:value-type="float" office:value="802.65625">
            <text:p>802,65625</text:p>
          </table:table-cell>
          <table:table-cell table:style-name="ce8" table:formula="of:=AVERAGE([Overview.B214:.KK214])" office:value-type="float" office:value="90.0104166666667">
            <text:p>90,0104166667</text:p>
          </table:table-cell>
          <table:table-cell table:style-name="ce8" table:formula="of:=AVERAGE([Overview.B235:.KK235])" office:value-type="float" office:value="8.55902777777778">
            <text:p>8,5590277778</text:p>
          </table:table-cell>
          <table:table-cell table:style-name="ce10" table:formula="of:=AVERAGE([Overview.B256:.KK256])" office:value-type="float" office:value="5.63492063492063">
            <text:p>5,6349206349</text:p>
          </table:table-cell>
          <table:table-cell table:style-name="ce10" table:formula="of:=AVERAGE([Overview.B277:.KK277])" office:value-type="float" office:value="82.8492063492064">
            <text:p>82,8492063492</text:p>
          </table:table-cell>
          <table:table-cell table:style-name="ce10" table:formula="of:=AVERAGE([Overview.B298:.KK298])" office:value-type="float" office:value="561.111111111111">
            <text:p>561,1111111111</text:p>
          </table:table-cell>
          <table:table-cell table:style-name="ce10" table:formula="of:=AVERAGE([Overview.B319:.KK319])" office:value-type="float" office:value="81.0555555555556">
            <text:p>81,0555555556</text:p>
          </table:table-cell>
          <table:table-cell table:style-name="ce10" table:formula="of:=AVERAGE([Overview.B340:.KK340])" office:value-type="float" office:value="12.1269841269841">
            <text:p>12,126984127</text:p>
          </table:table-cell>
          <table:table-cell table:style-name="ce12" table:formula="of:=AVERAGE([Overview.B361:.KK361])" office:value-type="float" office:value="4.94758620689655">
            <text:p>4,9475862069</text:p>
          </table:table-cell>
          <table:table-cell table:style-name="ce12" table:formula="of:=AVERAGE([Overview.B382:.KK382])" office:value-type="float" office:value="89.4517241379311">
            <text:p>89,4517241379</text:p>
          </table:table-cell>
          <table:table-cell table:style-name="ce12" table:formula="of:=AVERAGE([Overview.B403:.KK403])" office:value-type="float" office:value="654.641379310345">
            <text:p>654,6413793103</text:p>
          </table:table-cell>
          <table:table-cell table:style-name="ce12" table:formula="of:=AVERAGE([Overview.B424:.KK424])" office:value-type="float" office:value="76.3972413793104">
            <text:p>76,3972413793</text:p>
          </table:table-cell>
          <table:table-cell table:style-name="ce12" table:formula="of:=AVERAGE([Overview.B445:.KK445])" office:value-type="float" office:value="13.1627586206897">
            <text:p>13,1627586207</text:p>
          </table:table-cell>
          <table:table-cell table:style-name="ce17" table:formula="of:=AVERAGE([Overview.B466:.KK466])" office:value-type="float" office:value="4.76693086325439">
            <text:p>4,7669308633</text:p>
          </table:table-cell>
          <table:table-cell table:style-name="ce17" table:formula="of:=AVERAGE([Overview.B487:.KK487])" office:value-type="float" office:value="71.9608432009167">
            <text:p>71,9608432009</text:p>
          </table:table-cell>
          <table:table-cell table:style-name="ce17" table:formula="of:=AVERAGE([Overview.B508:.KK508])" office:value-type="float" office:value="657.114615164247">
            <text:p>657,1146151642</text:p>
          </table:table-cell>
          <table:table-cell table:style-name="ce17" table:formula="of:=AVERAGE([Overview.B529:.KK529])" office:value-type="float" office:value="83.5885408708938">
            <text:p>83,5885408709</text:p>
          </table:table-cell>
          <table:table-cell table:style-name="ce17" table:formula="of:=AVERAGE([Overview.B550:.KK550])" office:value-type="float" office:value="12.376384644767">
            <text:p>12,3763846448</text:p>
          </table:table-cell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6" table:formula="of:=AVERAGE([Overview.B47:.KK47])" office:value-type="float" office:value="5.30977564102564">
            <text:p>5,309775641</text:p>
          </table:table-cell>
          <table:table-cell table:style-name="ce6" table:formula="of:=AVERAGE([Overview.B68:.KK68])" office:value-type="float" office:value="95.6983974358974">
            <text:p>95,6983974359</text:p>
          </table:table-cell>
          <table:table-cell table:style-name="ce6" table:formula="of:=AVERAGE([Overview.B89:.KK89])" office:value-type="float" office:value="809.512019230769">
            <text:p>809,5120192308</text:p>
          </table:table-cell>
          <table:table-cell table:style-name="ce6" table:formula="of:=AVERAGE([Overview.B110:.KK110])" office:value-type="float" office:value="96.8092948717949">
            <text:p>96,8092948718</text:p>
          </table:table-cell>
          <table:table-cell table:style-name="ce6" table:formula="of:=AVERAGE([Overview.B131:.KK131])" office:value-type="float" office:value="10.1517628205128">
            <text:p>10,1517628205</text:p>
          </table:table-cell>
          <table:table-cell table:style-name="ce8" table:formula="of:=AVERAGE([Overview.B152:.KK152])" office:value-type="float" office:value="5.34732142857143">
            <text:p>5,3473214286</text:p>
          </table:table-cell>
          <table:table-cell table:style-name="ce8" table:formula="of:=AVERAGE([Overview.B173:.KK173])" office:value-type="float" office:value="97.0602678571429">
            <text:p>97,0602678571</text:p>
          </table:table-cell>
          <table:table-cell table:style-name="ce8" table:formula="of:=AVERAGE([Overview.B194:.KK194])" office:value-type="float" office:value="859.011160714285">
            <text:p>859,0111607143</text:p>
          </table:table-cell>
          <table:table-cell table:style-name="ce8" table:formula="of:=AVERAGE([Overview.B215:.KK215])" office:value-type="float" office:value="101.648660714286">
            <text:p>101,6486607143</text:p>
          </table:table-cell>
          <table:table-cell table:style-name="ce8" table:formula="of:=AVERAGE([Overview.B236:.KK236])" office:value-type="float" office:value="7.34508928571429">
            <text:p>7,3450892857</text:p>
          </table:table-cell>
          <table:table-cell table:style-name="ce10" table:formula="of:=AVERAGE([Overview.B257:.KK257])" office:value-type="float" office:value="5.39152298850575">
            <text:p>5,3915229885</text:p>
          </table:table-cell>
          <table:table-cell table:style-name="ce10" table:formula="of:=AVERAGE([Overview.B278:.KK278])" office:value-type="float" office:value="99.9029214559387">
            <text:p>99,9029214559</text:p>
          </table:table-cell>
          <table:table-cell table:style-name="ce10" table:formula="of:=AVERAGE([Overview.B299:.KK299])" office:value-type="float" office:value="787.61709770115">
            <text:p>787,6170977012</text:p>
          </table:table-cell>
          <table:table-cell table:style-name="ce10" table:formula="of:=AVERAGE([Overview.B320:.KK320])" office:value-type="float" office:value="95.9214559386974">
            <text:p>95,9214559387</text:p>
          </table:table-cell>
          <table:table-cell table:style-name="ce10" table:formula="of:=AVERAGE([Overview.B341:.KK341])" office:value-type="float" office:value="12.8758141762452">
            <text:p>12,8758141762</text:p>
          </table:table-cell>
          <table:table-cell table:style-name="ce12" table:formula="of:=AVERAGE([Overview.B362:.KK362])" office:value-type="float" office:value="5.17127496159754">
            <text:p>5,1712749616</text:p>
          </table:table-cell>
          <table:table-cell table:style-name="ce12" table:formula="of:=AVERAGE([Overview.B383:.KK383])" office:value-type="float" office:value="95.0930875576037">
            <text:p>95,0930875576</text:p>
          </table:table-cell>
          <table:table-cell table:style-name="ce12" table:formula="of:=AVERAGE([Overview.B404:.KK404])" office:value-type="float" office:value="852.283410138249">
            <text:p>852,2834101382</text:p>
          </table:table-cell>
          <table:table-cell table:style-name="ce12" table:formula="of:=AVERAGE([Overview.B425:.KK425])" office:value-type="float" office:value="99.2774193548387">
            <text:p>99,2774193548</text:p>
          </table:table-cell>
          <table:table-cell table:style-name="ce12" table:formula="of:=AVERAGE([Overview.B446:.KK446])" office:value-type="float" office:value="5.68632872503841">
            <text:p>5,686328725</text:p>
          </table:table-cell>
          <table:table-cell table:style-name="ce17" table:formula="of:=AVERAGE([Overview.B467:.KK467])" office:value-type="float" office:value="5.0304905674391">
            <text:p>5,0304905674</text:p>
          </table:table-cell>
          <table:table-cell table:style-name="ce17" table:formula="of:=AVERAGE([Overview.B488:.KK488])" office:value-type="float" office:value="93.7518577317291">
            <text:p>93,7518577317</text:p>
          </table:table-cell>
          <table:table-cell table:style-name="ce17" table:formula="of:=AVERAGE([Overview.B509:.KK509])" office:value-type="float" office:value="799.277332144979">
            <text:p>799,277332145</text:p>
          </table:table-cell>
          <table:table-cell table:style-name="ce17" table:formula="of:=AVERAGE([Overview.B530:.KK530])" office:value-type="float" office:value="90.4604343062983">
            <text:p>90,4604343063</text:p>
          </table:table-cell>
          <table:table-cell table:style-name="ce17" table:formula="of:=AVERAGE([Overview.B551:.KK551])" office:value-type="float" office:value="12.6739360516934">
            <text:p>12,6739360517</text:p>
          </table:table-cell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6" table:formula="of:=AVERAGE([Overview.B48:.KK48])" office:value-type="float" office:value="6.16839641839642">
            <text:p>6,1683964184</text:p>
          </table:table-cell>
          <table:table-cell table:style-name="ce6" table:formula="of:=AVERAGE([Overview.B69:.KK69])" office:value-type="float" office:value="118.663757538757">
            <text:p>118,6637575388</text:p>
          </table:table-cell>
          <table:table-cell table:style-name="ce6" table:formula="of:=AVERAGE([Overview.B90:.KK90])" office:value-type="float" office:value="984.543188293188">
            <text:p>984,5431882932</text:p>
          </table:table-cell>
          <table:table-cell table:style-name="ce6" table:formula="of:=AVERAGE([Overview.B111:.KK111])" office:value-type="float" office:value="110.175454175454">
            <text:p>110,1754541755</text:p>
          </table:table-cell>
          <table:table-cell table:style-name="ce6" table:formula="of:=AVERAGE([Overview.B132:.KK132])" office:value-type="float" office:value="8.0477762977763">
            <text:p>8,0477762978</text:p>
          </table:table-cell>
          <table:table-cell table:style-name="ce8" table:formula="of:=AVERAGE([Overview.B153:.KK153])" office:value-type="float" office:value="5.62469567469568">
            <text:p>5,6246956747</text:p>
          </table:table-cell>
          <table:table-cell table:style-name="ce8" table:formula="of:=AVERAGE([Overview.B174:.KK174])" office:value-type="float" office:value="103.800032375032">
            <text:p>103,800032375</text:p>
          </table:table-cell>
          <table:table-cell table:style-name="ce8" table:formula="of:=AVERAGE([Overview.B195:.KK195])" office:value-type="float" office:value="1013.61017223517">
            <text:p>1013,6101722352</text:p>
          </table:table-cell>
          <table:table-cell table:style-name="ce8" table:formula="of:=AVERAGE([Overview.B216:.KK216])" office:value-type="float" office:value="108.384343434343">
            <text:p>108,3843434343</text:p>
          </table:table-cell>
          <table:table-cell table:style-name="ce8" table:formula="of:=AVERAGE([Overview.B237:.KK237])" office:value-type="float" office:value="10.1860269360269">
            <text:p>10,186026936</text:p>
          </table:table-cell>
          <table:table-cell table:style-name="ce10" table:formula="of:=AVERAGE([Overview.B258:.KK258])" office:value-type="float" office:value="5.77148786717752">
            <text:p>5,7714878672</text:p>
          </table:table-cell>
          <table:table-cell table:style-name="ce10" table:formula="of:=AVERAGE([Overview.B279:.KK279])" office:value-type="float" office:value="111.199606215411">
            <text:p>111,1996062154</text:p>
          </table:table-cell>
          <table:table-cell table:style-name="ce10" table:formula="of:=AVERAGE([Overview.B300:.KK300])" office:value-type="float" office:value="980.092991698595">
            <text:p>980,0929916986</text:p>
          </table:table-cell>
          <table:table-cell table:style-name="ce10" table:formula="of:=AVERAGE([Overview.B321:.KK321])" office:value-type="float" office:value="112.135964772244">
            <text:p>112,1359647722</text:p>
          </table:table-cell>
          <table:table-cell table:style-name="ce10" table:formula="of:=AVERAGE([Overview.B342:.KK342])" office:value-type="float" office:value="9.32402618135377">
            <text:p>9,3240261814</text:p>
          </table:table-cell>
          <table:table-cell table:style-name="ce12" table:formula="of:=AVERAGE([Overview.B363:.KK363])" office:value-type="float" office:value="6.20429292929293">
            <text:p>6,2042929293</text:p>
          </table:table-cell>
          <table:table-cell table:style-name="ce12" table:formula="of:=AVERAGE([Overview.B384:.KK384])" office:value-type="float" office:value="114.7">
            <text:p>114,7</text:p>
          </table:table-cell>
          <table:table-cell table:style-name="ce12" table:formula="of:=AVERAGE([Overview.B405:.KK405])" office:value-type="float" office:value="965.64393939394">
            <text:p>965,6439393939</text:p>
          </table:table-cell>
          <table:table-cell table:style-name="ce12" table:formula="of:=AVERAGE([Overview.B426:.KK426])" office:value-type="float" office:value="110.923484848485">
            <text:p>110,9234848485</text:p>
          </table:table-cell>
          <table:table-cell table:style-name="ce12" table:formula="of:=AVERAGE([Overview.B447:.KK447])" office:value-type="float" office:value="9.44318181818182">
            <text:p>9,4431818182</text:p>
          </table:table-cell>
          <table:table-cell table:style-name="ce17" table:formula="of:=AVERAGE([Overview.B468:.KK468])" office:value-type="float" office:value="5.4162468696635">
            <text:p>5,4162468697</text:p>
          </table:table-cell>
          <table:table-cell table:style-name="ce17" table:formula="of:=AVERAGE([Overview.B489:.KK489])" office:value-type="float" office:value="109.561911701457">
            <text:p>109,5619117015</text:p>
          </table:table-cell>
          <table:table-cell table:style-name="ce17" table:formula="of:=AVERAGE([Overview.B510:.KK510])" office:value-type="float" office:value="999.270203327312">
            <text:p>999,2702033273</text:p>
          </table:table-cell>
          <table:table-cell table:style-name="ce17" table:formula="of:=AVERAGE([Overview.B531:.KK531])" office:value-type="float" office:value="105.186804300299">
            <text:p>105,1868043003</text:p>
          </table:table-cell>
          <table:table-cell table:style-name="ce17" table:formula="of:=AVERAGE([Overview.B552:.KK552])" office:value-type="float" office:value="12.2709363692723">
            <text:p>12,2709363693</text:p>
          </table:table-cell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6" table:formula="of:=AVERAGE([Overview.B49:.KK49])" office:value-type="float" office:value="7.2021978021978">
            <text:p>7,2021978022</text:p>
          </table:table-cell>
          <table:table-cell table:style-name="ce6" table:formula="of:=AVERAGE([Overview.B70:.KK70])" office:value-type="float" office:value="156.940659340659">
            <text:p>156,9406593407</text:p>
          </table:table-cell>
          <table:table-cell table:style-name="ce6" table:formula="of:=AVERAGE([Overview.B91:.KK91])" office:value-type="float" office:value="1353.02747252747">
            <text:p>1353,0274725275</text:p>
          </table:table-cell>
          <table:table-cell table:style-name="ce6" table:formula="of:=AVERAGE([Overview.B112:.KK112])" office:value-type="float" office:value="127.263003663004">
            <text:p>127,263003663</text:p>
          </table:table-cell>
          <table:table-cell table:style-name="ce6" table:formula="of:=AVERAGE([Overview.B133:.KK133])" office:value-type="float" office:value="11.6787545787546">
            <text:p>11,6787545788</text:p>
          </table:table-cell>
          <table:table-cell table:style-name="ce8" table:formula="of:=AVERAGE([Overview.B154:.KK154])" office:value-type="float" office:value="8.36969696969697">
            <text:p>8,3696969697</text:p>
          </table:table-cell>
          <table:table-cell table:style-name="ce8" table:formula="of:=AVERAGE([Overview.B175:.KK175])" office:value-type="float" office:value="169.072727272727">
            <text:p>169,0727272727</text:p>
          </table:table-cell>
          <table:table-cell table:style-name="ce8" table:formula="of:=AVERAGE([Overview.B196:.KK196])" office:value-type="float" office:value="1278.54545454546">
            <text:p>1278,5454545455</text:p>
          </table:table-cell>
          <table:table-cell table:style-name="ce8" table:formula="of:=AVERAGE([Overview.B217:.KK217])" office:value-type="float" office:value="113.648484848485">
            <text:p>113,6484848485</text:p>
          </table:table-cell>
          <table:table-cell table:style-name="ce8" table:formula="of:=AVERAGE([Overview.B238:.KK238])" office:value-type="float" office:value="6.91515151515151">
            <text:p>6,9151515152</text:p>
          </table:table-cell>
          <table:table-cell table:style-name="ce10" table:formula="of:=AVERAGE([Overview.B259:.KK259])" office:value-type="float" office:value="8.33636363636364">
            <text:p>8,3363636364</text:p>
          </table:table-cell>
          <table:table-cell table:style-name="ce10" table:formula="of:=AVERAGE([Overview.B280:.KK280])" office:value-type="float" office:value="181.430303030303">
            <text:p>181,4303030303</text:p>
          </table:table-cell>
          <table:table-cell table:style-name="ce10" table:formula="of:=AVERAGE([Overview.B301:.KK301])" office:value-type="float" office:value="1109.07575757576">
            <text:p>1109,0757575758</text:p>
          </table:table-cell>
          <table:table-cell table:style-name="ce10" table:formula="of:=AVERAGE([Overview.B322:.KK322])" office:value-type="float" office:value="109.421212121212">
            <text:p>109,4212121212</text:p>
          </table:table-cell>
          <table:table-cell table:style-name="ce10" table:formula="of:=AVERAGE([Overview.B343:.KK343])" office:value-type="float" office:value="8.51515151515152">
            <text:p>8,5151515152</text:p>
          </table:table-cell>
          <table:table-cell table:style-name="ce12" table:formula="of:=AVERAGE([Overview.B364:.KK364])" office:value-type="float" office:value="7.22972972972973">
            <text:p>7,2297297297</text:p>
          </table:table-cell>
          <table:table-cell table:style-name="ce12" table:formula="of:=AVERAGE([Overview.B385:.KK385])" office:value-type="float" office:value="151.756756756757">
            <text:p>151,7567567568</text:p>
          </table:table-cell>
          <table:table-cell table:style-name="ce12" table:formula="of:=AVERAGE([Overview.B406:.KK406])" office:value-type="float" office:value="1154.81981981982">
            <text:p>1154,8198198198</text:p>
          </table:table-cell>
          <table:table-cell table:style-name="ce12" table:formula="of:=AVERAGE([Overview.B427:.KK427])" office:value-type="float" office:value="114.954954954955">
            <text:p>114,954954955</text:p>
          </table:table-cell>
          <table:table-cell table:style-name="ce12" table:formula="of:=AVERAGE([Overview.B448:.KK448])" office:value-type="float" office:value="11.9054054054054">
            <text:p>11,9054054054</text:p>
          </table:table-cell>
          <table:table-cell table:style-name="ce17" table:formula="of:=AVERAGE([Overview.B469:.KK469])" office:value-type="float" office:value="6.92335164835165">
            <text:p>6,9233516484</text:p>
          </table:table-cell>
          <table:table-cell table:style-name="ce17" table:formula="of:=AVERAGE([Overview.B490:.KK490])" office:value-type="float" office:value="148.181868131868">
            <text:p>148,1818681319</text:p>
          </table:table-cell>
          <table:table-cell table:style-name="ce17" table:formula="of:=AVERAGE([Overview.B511:.KK511])" office:value-type="float" office:value="1190.28846153846">
            <text:p>1190,2884615385</text:p>
          </table:table-cell>
          <table:table-cell table:style-name="ce17" table:formula="of:=AVERAGE([Overview.B532:.KK532])" office:value-type="float" office:value="105.46456043956">
            <text:p>105,4645604396</text:p>
          </table:table-cell>
          <table:table-cell table:style-name="ce17" table:formula="of:=AVERAGE([Overview.B553:.KK553])" office:value-type="float" office:value="17.9148351648352">
            <text:p>17,9148351648</text:p>
          </table:table-cell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6" table:formula="of:=AVERAGE([Overview.B50:.KK50])" office:value-type="float" office:value="7.99043018173453">
            <text:p>7,9904301817</text:p>
          </table:table-cell>
          <table:table-cell table:style-name="ce6" table:formula="of:=AVERAGE([Overview.B71:.KK71])" office:value-type="float" office:value="177.5602219037">
            <text:p>177,5602219037</text:p>
          </table:table-cell>
          <table:table-cell table:style-name="ce6" table:formula="of:=AVERAGE([Overview.B92:.KK92])" office:value-type="float" office:value="1410.45996354692">
            <text:p>1410,4599635469</text:p>
          </table:table-cell>
          <table:table-cell table:style-name="ce6" table:formula="of:=AVERAGE([Overview.B113:.KK113])" office:value-type="float" office:value="124.143418095592">
            <text:p>124,1434180956</text:p>
          </table:table-cell>
          <table:table-cell table:style-name="ce6" table:formula="of:=AVERAGE([Overview.B134:.KK134])" office:value-type="float" office:value="11.9249774380209">
            <text:p>11,924977438</text:p>
          </table:table-cell>
          <table:table-cell table:style-name="ce8" table:formula="of:=AVERAGE([Overview.B155:.KK155])" office:value-type="float" office:value="7.79578189300412">
            <text:p>7,795781893</text:p>
          </table:table-cell>
          <table:table-cell table:style-name="ce8" table:formula="of:=AVERAGE([Overview.B176:.KK176])" office:value-type="float" office:value="167.3670781893">
            <text:p>167,3670781893</text:p>
          </table:table-cell>
          <table:table-cell table:style-name="ce8" table:formula="of:=AVERAGE([Overview.B197:.KK197])" office:value-type="float" office:value="1433.23251028807">
            <text:p>1433,2325102881</text:p>
          </table:table-cell>
          <table:table-cell table:style-name="ce8" table:formula="of:=AVERAGE([Overview.B218:.KK218])" office:value-type="float" office:value="123.536728395062">
            <text:p>123,5367283951</text:p>
          </table:table-cell>
          <table:table-cell table:style-name="ce8" table:formula="of:=AVERAGE([Overview.B239:.KK239])" office:value-type="float" office:value="12.2195473251029">
            <text:p>12,2195473251</text:p>
          </table:table-cell>
          <table:table-cell table:style-name="ce10" table:formula="of:=AVERAGE([Overview.B260:.KK260])" office:value-type="float" office:value="7.65457459207459">
            <text:p>7,6545745921</text:p>
          </table:table-cell>
          <table:table-cell table:style-name="ce10" table:formula="of:=AVERAGE([Overview.B281:.KK281])" office:value-type="float" office:value="168.994718822844">
            <text:p>168,9947188228</text:p>
          </table:table-cell>
          <table:table-cell table:style-name="ce10" table:formula="of:=AVERAGE([Overview.B302:.KK302])" office:value-type="float" office:value="1544.11658653846">
            <text:p>1544,1165865385</text:p>
          </table:table-cell>
          <table:table-cell table:style-name="ce10" table:formula="of:=AVERAGE([Overview.B323:.KK323])" office:value-type="float" office:value="134.739838286713">
            <text:p>134,7398382867</text:p>
          </table:table-cell>
          <table:table-cell table:style-name="ce10" table:formula="of:=AVERAGE([Overview.B344:.KK344])" office:value-type="float" office:value="17.1879370629371">
            <text:p>17,1879370629</text:p>
          </table:table-cell>
          <table:table-cell table:style-name="ce12" table:formula="of:=AVERAGE([Overview.B365:.KK365])" office:value-type="float" office:value="8.16690917107584">
            <text:p>8,1669091711</text:p>
          </table:table-cell>
          <table:table-cell table:style-name="ce12" table:formula="of:=AVERAGE([Overview.B386:.KK386])" office:value-type="float" office:value="184.941424162257">
            <text:p>184,9414241623</text:p>
          </table:table-cell>
          <table:table-cell table:style-name="ce12" table:formula="of:=AVERAGE([Overview.B407:.KK407])" office:value-type="float" office:value="1421.27149470899">
            <text:p>1421,271494709</text:p>
          </table:table-cell>
          <table:table-cell table:style-name="ce12" table:formula="of:=AVERAGE([Overview.B428:.KK428])" office:value-type="float" office:value="127.571274250441">
            <text:p>127,5712742504</text:p>
          </table:table-cell>
          <table:table-cell table:style-name="ce12" table:formula="of:=AVERAGE([Overview.B449:.KK449])" office:value-type="float" office:value="9.66827601410935">
            <text:p>9,6682760141</text:p>
          </table:table-cell>
          <table:table-cell table:style-name="ce17" table:formula="of:=AVERAGE([Overview.B470:.KK470])" office:value-type="float" office:value="7.69934942606508">
            <text:p>7,6993494261</text:p>
          </table:table-cell>
          <table:table-cell table:style-name="ce17" table:formula="of:=AVERAGE([Overview.B491:.KK491])" office:value-type="float" office:value="168.92715307921">
            <text:p>168,9271530792</text:p>
          </table:table-cell>
          <table:table-cell table:style-name="ce17" table:formula="of:=AVERAGE([Overview.B512:.KK512])" office:value-type="float" office:value="1404.16852457857">
            <text:p>1404,1685245786</text:p>
          </table:table-cell>
          <table:table-cell table:style-name="ce17" table:formula="of:=AVERAGE([Overview.B533:.KK533])" office:value-type="float" office:value="119.915417627261">
            <text:p>119,9154176273</text:p>
          </table:table-cell>
          <table:table-cell table:style-name="ce17" table:formula="of:=AVERAGE([Overview.B554:.KK554])" office:value-type="float" office:value="12.8019981502235">
            <text:p>12,8019981502</text:p>
          </table:table-cell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6" table:formula="of:=AVERAGE([Overview.B51:.KK51])" office:value-type="float" office:value="8.40871497821852">
            <text:p>8,4087149782</text:p>
          </table:table-cell>
          <table:table-cell table:style-name="ce6" table:formula="of:=AVERAGE([Overview.B72:.KK72])" office:value-type="float" office:value="203.955332623772">
            <text:p>203,9553326238</text:p>
          </table:table-cell>
          <table:table-cell table:style-name="ce6" table:formula="of:=AVERAGE([Overview.B93:.KK93])" office:value-type="float" office:value="1708.05127857433">
            <text:p>1708,0512785743</text:p>
          </table:table-cell>
          <table:table-cell table:style-name="ce6" table:formula="of:=AVERAGE([Overview.B114:.KK114])" office:value-type="float" office:value="139.679068547686">
            <text:p>139,6790685477</text:p>
          </table:table-cell>
          <table:table-cell table:style-name="ce6" table:formula="of:=AVERAGE([Overview.B135:.KK135])" office:value-type="float" office:value="11.0146803223044">
            <text:p>11,0146803223</text:p>
          </table:table-cell>
          <table:table-cell table:style-name="ce8" table:formula="of:=AVERAGE([Overview.B156:.KK156])" office:value-type="float" office:value="8.58395872384227">
            <text:p>8,5839587238</text:p>
          </table:table-cell>
          <table:table-cell table:style-name="ce8" table:formula="of:=AVERAGE([Overview.B177:.KK177])" office:value-type="float" office:value="208.884776729818">
            <text:p>208,8847767298</text:p>
          </table:table-cell>
          <table:table-cell table:style-name="ce8" table:formula="of:=AVERAGE([Overview.B198:.KK198])" office:value-type="float" office:value="1701.93610140686">
            <text:p>1701,9361014069</text:p>
          </table:table-cell>
          <table:table-cell table:style-name="ce8" table:formula="of:=AVERAGE([Overview.B219:.KK219])" office:value-type="float" office:value="135.470068517706">
            <text:p>135,4700685177</text:p>
          </table:table-cell>
          <table:table-cell table:style-name="ce8" table:formula="of:=AVERAGE([Overview.B240:.KK240])" office:value-type="float" office:value="12.4128201693988">
            <text:p>12,4128201694</text:p>
          </table:table-cell>
          <table:table-cell table:style-name="ce10" table:formula="of:=AVERAGE([Overview.B261:.KK261])" office:value-type="float" office:value="7.88243320648694">
            <text:p>7,8824332065</text:p>
          </table:table-cell>
          <table:table-cell table:style-name="ce10" table:formula="of:=AVERAGE([Overview.B282:.KK282])" office:value-type="float" office:value="190.514229050259">
            <text:p>190,5142290503</text:p>
          </table:table-cell>
          <table:table-cell table:style-name="ce10" table:formula="of:=AVERAGE([Overview.B303:.KK303])" office:value-type="float" office:value="1767.86467358152">
            <text:p>1767,8646735815</text:p>
          </table:table-cell>
          <table:table-cell table:style-name="ce10" table:formula="of:=AVERAGE([Overview.B324:.KK324])" office:value-type="float" office:value="143.468450179407">
            <text:p>143,4684501794</text:p>
          </table:table-cell>
          <table:table-cell table:style-name="ce10" table:formula="of:=AVERAGE([Overview.B345:.KK345])" office:value-type="float" office:value="12.6665490841695">
            <text:p>12,6665490842</text:p>
          </table:table-cell>
          <table:table-cell table:style-name="ce12" table:formula="of:=AVERAGE([Overview.B366:.KK366])" office:value-type="float" office:value="8.10068980119871">
            <text:p>8,1006898012</text:p>
          </table:table-cell>
          <table:table-cell table:style-name="ce12" table:formula="of:=AVERAGE([Overview.B387:.KK387])" office:value-type="float" office:value="196.966746154138">
            <text:p>196,9667461541</text:p>
          </table:table-cell>
          <table:table-cell table:style-name="ce12" table:formula="of:=AVERAGE([Overview.B408:.KK408])" office:value-type="float" office:value="1681.92378945152">
            <text:p>1681,9237894515</text:p>
          </table:table-cell>
          <table:table-cell table:style-name="ce12" table:formula="of:=AVERAGE([Overview.B429:.KK429])" office:value-type="float" office:value="134.272920768328">
            <text:p>134,2729207683</text:p>
          </table:table-cell>
          <table:table-cell table:style-name="ce12" table:formula="of:=AVERAGE([Overview.B450:.KK450])" office:value-type="float" office:value="14.1965147659804">
            <text:p>14,196514766</text:p>
          </table:table-cell>
          <table:table-cell table:style-name="ce17" table:formula="of:=AVERAGE([Overview.B471:.KK471])" office:value-type="float" office:value="7.7239525449615">
            <text:p>7,723952545</text:p>
          </table:table-cell>
          <table:table-cell table:style-name="ce17" table:formula="of:=AVERAGE([Overview.B492:.KK492])" office:value-type="float" office:value="185.685181273215">
            <text:p>185,6851812732</text:p>
          </table:table-cell>
          <table:table-cell table:style-name="ce17" table:formula="of:=AVERAGE([Overview.B513:.KK513])" office:value-type="float" office:value="1702.9123641593">
            <text:p>1702,9123641593</text:p>
          </table:table-cell>
          <table:table-cell table:style-name="ce17" table:formula="of:=AVERAGE([Overview.B534:.KK534])" office:value-type="float" office:value="133.774509691585">
            <text:p>133,7745096916</text:p>
          </table:table-cell>
          <table:table-cell table:style-name="ce17" table:formula="of:=AVERAGE([Overview.B555:.KK555])" office:value-type="float" office:value="14.9883954362679">
            <text:p>14,9883954363</text:p>
          </table:table-cell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6" table:formula="of:=AVERAGE([Overview.B52:.KK52])" office:value-type="float" office:value="9.25914788451952">
            <text:p>9,2591478845</text:p>
          </table:table-cell>
          <table:table-cell table:style-name="ce6" table:formula="of:=AVERAGE([Overview.B73:.KK73])" office:value-type="float" office:value="240.841870756944">
            <text:p>240,8418707569</text:p>
          </table:table-cell>
          <table:table-cell table:style-name="ce6" table:formula="of:=AVERAGE([Overview.B94:.KK94])" office:value-type="float" office:value="2068.19318214403">
            <text:p>2068,193182144</text:p>
          </table:table-cell>
          <table:table-cell table:style-name="ce6" table:formula="of:=AVERAGE([Overview.B115:.KK115])" office:value-type="float" office:value="149.265823726538">
            <text:p>149,2658237265</text:p>
          </table:table-cell>
          <table:table-cell table:style-name="ce6" table:formula="of:=AVERAGE([Overview.B136:.KK136])" office:value-type="float" office:value="9.35412538426508">
            <text:p>9,3541253843</text:p>
          </table:table-cell>
          <table:table-cell table:style-name="ce8" table:formula="of:=AVERAGE([Overview.B157:.KK157])" office:value-type="float" office:value="8.50248920229646">
            <text:p>8,5024892023</text:p>
          </table:table-cell>
          <table:table-cell table:style-name="ce8" table:formula="of:=AVERAGE([Overview.B178:.KK178])" office:value-type="float" office:value="227.862311276345">
            <text:p>227,8623112763</text:p>
          </table:table-cell>
          <table:table-cell table:style-name="ce8" table:formula="of:=AVERAGE([Overview.B199:.KK199])" office:value-type="float" office:value="2074.97440853456">
            <text:p>2074,9744085346</text:p>
          </table:table-cell>
          <table:table-cell table:style-name="ce8" table:formula="of:=AVERAGE([Overview.B220:.KK220])" office:value-type="float" office:value="145.904040675372">
            <text:p>145,9040406754</text:p>
          </table:table-cell>
          <table:table-cell table:style-name="ce8" table:formula="of:=AVERAGE([Overview.B241:.KK241])" office:value-type="float" office:value="11.9665418765786">
            <text:p>11,9665418766</text:p>
          </table:table-cell>
          <table:table-cell table:style-name="ce10" table:formula="of:=AVERAGE([Overview.B262:.KK262])" office:value-type="float" office:value="8.64141041463738">
            <text:p>8,6414104146</text:p>
          </table:table-cell>
          <table:table-cell table:style-name="ce10" table:formula="of:=AVERAGE([Overview.B283:.KK283])" office:value-type="float" office:value="227.277757502123">
            <text:p>227,2777575021</text:p>
          </table:table-cell>
          <table:table-cell table:style-name="ce10" table:formula="of:=AVERAGE([Overview.B304:.KK304])" office:value-type="float" office:value="2078.96323873975">
            <text:p>2078,9632387398</text:p>
          </table:table-cell>
          <table:table-cell table:style-name="ce10" table:formula="of:=AVERAGE([Overview.B325:.KK325])" office:value-type="float" office:value="149.84725920929">
            <text:p>149,8472592093</text:p>
          </table:table-cell>
          <table:table-cell table:style-name="ce10" table:formula="of:=AVERAGE([Overview.B346:.KK346])" office:value-type="float" office:value="11.3632346082781">
            <text:p>11,3632346083</text:p>
          </table:table-cell>
          <table:table-cell table:style-name="ce12" table:formula="of:=AVERAGE([Overview.B367:.KK367])" office:value-type="float" office:value="8.59081414171528">
            <text:p>8,5908141417</text:p>
          </table:table-cell>
          <table:table-cell table:style-name="ce12" table:formula="of:=AVERAGE([Overview.B388:.KK388])" office:value-type="float" office:value="229.514492365705">
            <text:p>229,5144923657</text:p>
          </table:table-cell>
          <table:table-cell table:style-name="ce12" table:formula="of:=AVERAGE([Overview.B409:.KK409])" office:value-type="float" office:value="2048.25266886502">
            <text:p>2048,252668865</text:p>
          </table:table-cell>
          <table:table-cell table:style-name="ce12" table:formula="of:=AVERAGE([Overview.B430:.KK430])" office:value-type="float" office:value="144.846453014521">
            <text:p>144,8464530145</text:p>
          </table:table-cell>
          <table:table-cell table:style-name="ce12" table:formula="of:=AVERAGE([Overview.B451:.KK451])" office:value-type="float" office:value="13.1535319033421">
            <text:p>13,1535319033</text:p>
          </table:table-cell>
          <table:table-cell table:style-name="ce17" table:formula="of:=AVERAGE([Overview.B472:.KK472])" office:value-type="float" office:value="8.26104922624791">
            <text:p>8,2610492262</text:p>
          </table:table-cell>
          <table:table-cell table:style-name="ce17" table:formula="of:=AVERAGE([Overview.B493:.KK493])" office:value-type="float" office:value="219.448938395645">
            <text:p>219,4489383956</text:p>
          </table:table-cell>
          <table:table-cell table:style-name="ce17" table:formula="of:=AVERAGE([Overview.B514:.KK514])" office:value-type="float" office:value="2028.84511163409">
            <text:p>2028,8451116341</text:p>
          </table:table-cell>
          <table:table-cell table:style-name="ce17" table:formula="of:=AVERAGE([Overview.B535:.KK535])" office:value-type="float" office:value="143.139956512599">
            <text:p>143,1399565126</text:p>
          </table:table-cell>
          <table:table-cell table:style-name="ce17" table:formula="of:=AVERAGE([Overview.B556:.KK556])" office:value-type="float" office:value="14.7118981852573">
            <text:p>14,7118981853</text:p>
          </table:table-cell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6" table:formula="of:=AVERAGE([Overview.B53:.KK53])" office:value-type="float" office:value="9.56341541032123">
            <text:p>9,5634154103</text:p>
          </table:table-cell>
          <table:table-cell table:style-name="ce6" table:formula="of:=AVERAGE([Overview.B74:.KK74])" office:value-type="float" office:value="271.305527488139">
            <text:p>271,3055274881</text:p>
          </table:table-cell>
          <table:table-cell table:style-name="ce6" table:formula="of:=AVERAGE([Overview.B95:.KK95])" office:value-type="float" office:value="2436.3905549229">
            <text:p>2436,3905549229</text:p>
          </table:table-cell>
          <table:table-cell table:style-name="ce6" table:formula="of:=AVERAGE([Overview.B116:.KK116])" office:value-type="float" office:value="160.546001268933">
            <text:p>160,5460012689</text:p>
          </table:table-cell>
          <table:table-cell table:style-name="ce6" table:formula="of:=AVERAGE([Overview.B137:.KK137])" office:value-type="float" office:value="13.3099982537097">
            <text:p>13,3099982537</text:p>
          </table:table-cell>
          <table:table-cell table:style-name="ce8" table:formula="of:=AVERAGE([Overview.B158:.KK158])" office:value-type="float" office:value="9.42241727954884">
            <text:p>9,4224172795</text:p>
          </table:table-cell>
          <table:table-cell table:style-name="ce8" table:formula="of:=AVERAGE([Overview.B179:.KK179])" office:value-type="float" office:value="267.858664170672">
            <text:p>267,8586641707</text:p>
          </table:table-cell>
          <table:table-cell table:style-name="ce8" table:formula="of:=AVERAGE([Overview.B200:.KK200])" office:value-type="float" office:value="2463.67407119436">
            <text:p>2463,6740711944</text:p>
          </table:table-cell>
          <table:table-cell table:style-name="ce8" table:formula="of:=AVERAGE([Overview.B221:.KK221])" office:value-type="float" office:value="160.385429639206">
            <text:p>160,3854296392</text:p>
          </table:table-cell>
          <table:table-cell table:style-name="ce8" table:formula="of:=AVERAGE([Overview.B242:.KK242])" office:value-type="float" office:value="11.4419275473689">
            <text:p>11,4419275474</text:p>
          </table:table-cell>
          <table:table-cell table:style-name="ce10" table:formula="of:=AVERAGE([Overview.B263:.KK263])" office:value-type="float" office:value="9.20131537792528">
            <text:p>9,2013153779</text:p>
          </table:table-cell>
          <table:table-cell table:style-name="ce10" table:formula="of:=AVERAGE([Overview.B284:.KK284])" office:value-type="float" office:value="258.533467029443">
            <text:p>258,5334670294</text:p>
          </table:table-cell>
          <table:table-cell table:style-name="ce10" table:formula="of:=AVERAGE([Overview.B305:.KK305])" office:value-type="float" office:value="2432.03399743859">
            <text:p>2432,0339974386</text:p>
          </table:table-cell>
          <table:table-cell table:style-name="ce10" table:formula="of:=AVERAGE([Overview.B326:.KK326])" office:value-type="float" office:value="164.957457047808">
            <text:p>164,9574570478</text:p>
          </table:table-cell>
          <table:table-cell table:style-name="ce10" table:formula="of:=AVERAGE([Overview.B347:.KK347])" office:value-type="float" office:value="12.630295401927">
            <text:p>12,6302954019</text:p>
          </table:table-cell>
          <table:table-cell table:style-name="ce12" table:formula="of:=AVERAGE([Overview.B368:.KK368])" office:value-type="float" office:value="9.75293544375569">
            <text:p>9,7529354438</text:p>
          </table:table-cell>
          <table:table-cell table:style-name="ce12" table:formula="of:=AVERAGE([Overview.B389:.KK389])" office:value-type="float" office:value="274.229196715634">
            <text:p>274,2291967156</text:p>
          </table:table-cell>
          <table:table-cell table:style-name="ce12" table:formula="of:=AVERAGE([Overview.B410:.KK410])" office:value-type="float" office:value="2403.21745293607">
            <text:p>2403,2174529361</text:p>
          </table:table-cell>
          <table:table-cell table:style-name="ce12" table:formula="of:=AVERAGE([Overview.B431:.KK431])" office:value-type="float" office:value="156.377880896708">
            <text:p>156,3778808967</text:p>
          </table:table-cell>
          <table:table-cell table:style-name="ce12" table:formula="of:=AVERAGE([Overview.B452:.KK452])" office:value-type="float" office:value="14.3561756772869">
            <text:p>14,3561756773</text:p>
          </table:table-cell>
          <table:table-cell table:style-name="ce17" table:formula="of:=AVERAGE([Overview.B473:.KK473])" office:value-type="float" office:value="8.83870842835057">
            <text:p>8,8387084284</text:p>
          </table:table-cell>
          <table:table-cell table:style-name="ce17" table:formula="of:=AVERAGE([Overview.B494:.KK494])" office:value-type="float" office:value="252.302281211355">
            <text:p>252,3022812114</text:p>
          </table:table-cell>
          <table:table-cell table:style-name="ce17" table:formula="of:=AVERAGE([Overview.B515:.KK515])" office:value-type="float" office:value="2404.59800147927">
            <text:p>2404,5980014793</text:p>
          </table:table-cell>
          <table:table-cell table:style-name="ce17" table:formula="of:=AVERAGE([Overview.B536:.KK536])" office:value-type="float" office:value="155.957742723988">
            <text:p>155,957742724</text:p>
          </table:table-cell>
          <table:table-cell table:style-name="ce17" table:formula="of:=AVERAGE([Overview.B557:.KK557])" office:value-type="float" office:value="16.7485067374912">
            <text:p>16,7485067375</text:p>
          </table:table-cell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6" table:formula="of:=AVERAGE([Overview.B54:.KK54])" office:value-type="float" office:value="10.7095649076662">
            <text:p>10,7095649077</text:p>
          </table:table-cell>
          <table:table-cell table:style-name="ce6" table:formula="of:=AVERAGE([Overview.B75:.KK75])" office:value-type="float" office:value="324.367154516838">
            <text:p>324,3671545168</text:p>
          </table:table-cell>
          <table:table-cell table:style-name="ce6" table:formula="of:=AVERAGE([Overview.B96:.KK96])" office:value-type="float" office:value="2862.59202102398">
            <text:p>2862,592021024</text:p>
          </table:table-cell>
          <table:table-cell table:style-name="ce6" table:formula="of:=AVERAGE([Overview.B117:.KK117])" office:value-type="float" office:value="171.524105937819">
            <text:p>171,5241059378</text:p>
          </table:table-cell>
          <table:table-cell table:style-name="ce6" table:formula="of:=AVERAGE([Overview.B138:.KK138])" office:value-type="float" office:value="12.6127347414267">
            <text:p>12,6127347414</text:p>
          </table:table-cell>
          <table:table-cell table:style-name="ce8" table:formula="of:=AVERAGE([Overview.B159:.KK159])" office:value-type="float" office:value="9.88301103463346">
            <text:p>9,8830110346</text:p>
          </table:table-cell>
          <table:table-cell table:style-name="ce8" table:formula="of:=AVERAGE([Overview.B180:.KK180])" office:value-type="float" office:value="305.678222986999">
            <text:p>305,678222987</text:p>
          </table:table-cell>
          <table:table-cell table:style-name="ce8" table:formula="of:=AVERAGE([Overview.B201:.KK201])" office:value-type="float" office:value="2860.2836228559">
            <text:p>2860,2836228559</text:p>
          </table:table-cell>
          <table:table-cell table:style-name="ce8" table:formula="of:=AVERAGE([Overview.B222:.KK222])" office:value-type="float" office:value="167.339353217524">
            <text:p>167,3393532175</text:p>
          </table:table-cell>
          <table:table-cell table:style-name="ce8" table:formula="of:=AVERAGE([Overview.B243:.KK243])" office:value-type="float" office:value="14.7190948322954">
            <text:p>14,7190948323</text:p>
          </table:table-cell>
          <table:table-cell table:style-name="ce10" table:formula="of:=AVERAGE([Overview.B264:.KK264])" office:value-type="float" office:value="9.69164501095227">
            <text:p>9,691645011</text:p>
          </table:table-cell>
          <table:table-cell table:style-name="ce10" table:formula="of:=AVERAGE([Overview.B285:.KK285])" office:value-type="float" office:value="304.123178421643">
            <text:p>304,1231784216</text:p>
          </table:table-cell>
          <table:table-cell table:style-name="ce10" table:formula="of:=AVERAGE([Overview.B306:.KK306])" office:value-type="float" office:value="2831.28750858744">
            <text:p>2831,2875085874</text:p>
          </table:table-cell>
          <table:table-cell table:style-name="ce10" table:formula="of:=AVERAGE([Overview.B327:.KK327])" office:value-type="float" office:value="172.860895009132">
            <text:p>172,8608950091</text:p>
          </table:table-cell>
          <table:table-cell table:style-name="ce10" table:formula="of:=AVERAGE([Overview.B348:.KK348])" office:value-type="float" office:value="12.0068483743952">
            <text:p>12,0068483744</text:p>
          </table:table-cell>
          <table:table-cell table:style-name="ce12" table:formula="of:=AVERAGE([Overview.B369:.KK369])" office:value-type="float" office:value="9.67522657888747">
            <text:p>9,6752265789</text:p>
          </table:table-cell>
          <table:table-cell table:style-name="ce12" table:formula="of:=AVERAGE([Overview.B390:.KK390])" office:value-type="float" office:value="305.236330678527">
            <text:p>305,2363306785</text:p>
          </table:table-cell>
          <table:table-cell table:style-name="ce12" table:formula="of:=AVERAGE([Overview.B411:.KK411])" office:value-type="float" office:value="2811.72606348907">
            <text:p>2811,7260634891</text:p>
          </table:table-cell>
          <table:table-cell table:style-name="ce12" table:formula="of:=AVERAGE([Overview.B432:.KK432])" office:value-type="float" office:value="165.042581816955">
            <text:p>165,042581817</text:p>
          </table:table-cell>
          <table:table-cell table:style-name="ce12" table:formula="of:=AVERAGE([Overview.B453:.KK453])" office:value-type="float" office:value="17.8673737879904">
            <text:p>17,867373788</text:p>
          </table:table-cell>
          <table:table-cell table:style-name="ce17" table:formula="of:=AVERAGE([Overview.B474:.KK474])" office:value-type="float" office:value="9.34365520811438">
            <text:p>9,3436552081</text:p>
          </table:table-cell>
          <table:table-cell table:style-name="ce17" table:formula="of:=AVERAGE([Overview.B495:.KK495])" office:value-type="float" office:value="288.280645549087">
            <text:p>288,2806455491</text:p>
          </table:table-cell>
          <table:table-cell table:style-name="ce17" table:formula="of:=AVERAGE([Overview.B516:.KK516])" office:value-type="float" office:value="2798.24965287968">
            <text:p>2798,2496528797</text:p>
          </table:table-cell>
          <table:table-cell table:style-name="ce17" table:formula="of:=AVERAGE([Overview.B537:.KK537])" office:value-type="float" office:value="165.160107765395">
            <text:p>165,1601077654</text:p>
          </table:table-cell>
          <table:table-cell table:style-name="ce17" table:formula="of:=AVERAGE([Overview.B558:.KK558])" office:value-type="float" office:value="18.4057807145152">
            <text:p>18,4057807145</text:p>
          </table:table-cell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6" table:formula="of:=AVERAGE([Overview.B55:.KK55])" office:value-type="float" office:value="10.9842851685028">
            <text:p>10,9842851685</text:p>
          </table:table-cell>
          <table:table-cell table:style-name="ce6" table:formula="of:=AVERAGE([Overview.B76:.KK76])" office:value-type="float" office:value="362.991472827848">
            <text:p>362,9914728278</text:p>
          </table:table-cell>
          <table:table-cell table:style-name="ce6" table:formula="of:=AVERAGE([Overview.B97:.KK97])" office:value-type="float" office:value="3404.79604496285">
            <text:p>3404,7960449629</text:p>
          </table:table-cell>
          <table:table-cell table:style-name="ce6" table:formula="of:=AVERAGE([Overview.B118:.KK118])" office:value-type="float" office:value="189.568013678554">
            <text:p>189,5680136786</text:p>
          </table:table-cell>
          <table:table-cell table:style-name="ce6" table:formula="of:=AVERAGE([Overview.B139:.KK139])" office:value-type="float" office:value="15.9395449211335">
            <text:p>15,9395449211</text:p>
          </table:table-cell>
          <table:table-cell table:style-name="ce8" table:formula="of:=AVERAGE([Overview.B160:.KK160])" office:value-type="float" office:value="10.8424376205883">
            <text:p>10,8424376206</text:p>
          </table:table-cell>
          <table:table-cell table:style-name="ce8" table:formula="of:=AVERAGE([Overview.B181:.KK181])" office:value-type="float" office:value="355.850539258036">
            <text:p>355,850539258</text:p>
          </table:table-cell>
          <table:table-cell table:style-name="ce8" table:formula="of:=AVERAGE([Overview.B202:.KK202])" office:value-type="float" office:value="3372.6940686485">
            <text:p>3372,6940686485</text:p>
          </table:table-cell>
          <table:table-cell table:style-name="ce8" table:formula="of:=AVERAGE([Overview.B223:.KK223])" office:value-type="float" office:value="185.496749815229">
            <text:p>185,4967498152</text:p>
          </table:table-cell>
          <table:table-cell table:style-name="ce8" table:formula="of:=AVERAGE([Overview.B244:.KK244])" office:value-type="float" office:value="16.555954812491">
            <text:p>16,5559548125</text:p>
          </table:table-cell>
          <table:table-cell table:style-name="ce10" table:formula="of:=AVERAGE([Overview.B265:.KK265])" office:value-type="float" office:value="10.4573928450044">
            <text:p>10,457392845</text:p>
          </table:table-cell>
          <table:table-cell table:style-name="ce10" table:formula="of:=AVERAGE([Overview.B286:.KK286])" office:value-type="float" office:value="336.120468778452">
            <text:p>336,1204687785</text:p>
          </table:table-cell>
          <table:table-cell table:style-name="ce10" table:formula="of:=AVERAGE([Overview.B307:.KK307])" office:value-type="float" office:value="3443.18516643684">
            <text:p>3443,1851664368</text:p>
          </table:table-cell>
          <table:table-cell table:style-name="ce10" table:formula="of:=AVERAGE([Overview.B328:.KK328])" office:value-type="float" office:value="196.954287212545">
            <text:p>196,9542872125</text:p>
          </table:table-cell>
          <table:table-cell table:style-name="ce10" table:formula="of:=AVERAGE([Overview.B349:.KK349])" office:value-type="float" office:value="17.2272855338203">
            <text:p>17,2272855338</text:p>
          </table:table-cell>
          <table:table-cell table:style-name="ce12" table:formula="of:=AVERAGE([Overview.B370:.KK370])" office:value-type="float" office:value="10.8729980149229">
            <text:p>10,8729980149</text:p>
          </table:table-cell>
          <table:table-cell table:style-name="ce12" table:formula="of:=AVERAGE([Overview.B391:.KK391])" office:value-type="float" office:value="356.90695682894">
            <text:p>356,9069568289</text:p>
          </table:table-cell>
          <table:table-cell table:style-name="ce12" table:formula="of:=AVERAGE([Overview.B412:.KK412])" office:value-type="float" office:value="3250.4675913554">
            <text:p>3250,4675913554</text:p>
          </table:table-cell>
          <table:table-cell table:style-name="ce12" table:formula="of:=AVERAGE([Overview.B433:.KK433])" office:value-type="float" office:value="179.161211870089">
            <text:p>179,1612118701</text:p>
          </table:table-cell>
          <table:table-cell table:style-name="ce12" table:formula="of:=AVERAGE([Overview.B454:.KK454])" office:value-type="float" office:value="21.4203263073026">
            <text:p>21,4203263073</text:p>
          </table:table-cell>
          <table:table-cell table:style-name="ce17" table:formula="of:=AVERAGE([Overview.B475:.KK475])" office:value-type="float" office:value="10.1481876159128">
            <text:p>10,1481876159</text:p>
          </table:table-cell>
          <table:table-cell table:style-name="ce17" table:formula="of:=AVERAGE([Overview.B496:.KK496])" office:value-type="float" office:value="336.498458072642">
            <text:p>336,4984580726</text:p>
          </table:table-cell>
          <table:table-cell table:style-name="ce17" table:formula="of:=AVERAGE([Overview.B517:.KK517])" office:value-type="float" office:value="3300.81776589316">
            <text:p>3300,8177658932</text:p>
          </table:table-cell>
          <table:table-cell table:style-name="ce17" table:formula="of:=AVERAGE([Overview.B538:.KK538])" office:value-type="float" office:value="180.029283366627">
            <text:p>180,0292833666</text:p>
          </table:table-cell>
          <table:table-cell table:style-name="ce17" table:formula="of:=AVERAGE([Overview.B559:.KK559])" office:value-type="float" office:value="22.362607724875">
            <text:p>22,3626077249</text:p>
          </table:table-cell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6" table:formula="of:=AVERAGE([Overview.B56:.KK56])" office:value-type="float" office:value="11.4447748710611">
            <text:p>11,4447748711</text:p>
          </table:table-cell>
          <table:table-cell table:style-name="ce6" table:formula="of:=AVERAGE([Overview.B77:.KK77])" office:value-type="float" office:value="411.001202124447">
            <text:p>411,0012021244</text:p>
          </table:table-cell>
          <table:table-cell table:style-name="ce6" table:formula="of:=AVERAGE([Overview.B98:.KK98])" office:value-type="float" office:value="3950.54410748806">
            <text:p>3950,5441074881</text:p>
          </table:table-cell>
          <table:table-cell table:style-name="ce6" table:formula="of:=AVERAGE([Overview.B119:.KK119])" office:value-type="float" office:value="201.024731289922">
            <text:p>201,0247312899</text:p>
          </table:table-cell>
          <table:table-cell table:style-name="ce6" table:formula="of:=AVERAGE([Overview.B140:.KK140])" office:value-type="float" office:value="19.8586196689535">
            <text:p>19,858619669</text:p>
          </table:table-cell>
          <table:table-cell table:style-name="ce8" table:formula="of:=AVERAGE([Overview.B161:.KK161])" office:value-type="float" office:value="11.8515567746901">
            <text:p>11,8515567747</text:p>
          </table:table-cell>
          <table:table-cell table:style-name="ce8" table:formula="of:=AVERAGE([Overview.B182:.KK182])" office:value-type="float" office:value="422.430028252932">
            <text:p>422,4300282529</text:p>
          </table:table-cell>
          <table:table-cell table:style-name="ce8" table:formula="of:=AVERAGE([Overview.B203:.KK203])" office:value-type="float" office:value="4050.50474958194">
            <text:p>4050,5047495819</text:p>
          </table:table-cell>
          <table:table-cell table:style-name="ce8" table:formula="of:=AVERAGE([Overview.B224:.KK224])" office:value-type="float" office:value="205.504072170721">
            <text:p>205,5040721707</text:p>
          </table:table-cell>
          <table:table-cell table:style-name="ce8" table:formula="of:=AVERAGE([Overview.B245:.KK245])" office:value-type="float" office:value="14.0205050346217">
            <text:p>14,0205050346</text:p>
          </table:table-cell>
          <table:table-cell table:style-name="ce10" table:formula="of:=AVERAGE([Overview.B266:.KK266])" office:value-type="float" office:value="11.0983209988367">
            <text:p>11,0983209988</text:p>
          </table:table-cell>
          <table:table-cell table:style-name="ce10" table:formula="of:=AVERAGE([Overview.B287:.KK287])" office:value-type="float" office:value="388.892182887561">
            <text:p>388,8921828876</text:p>
          </table:table-cell>
          <table:table-cell table:style-name="ce10" table:formula="of:=AVERAGE([Overview.B308:.KK308])" office:value-type="float" office:value="3964.79786185387">
            <text:p>3964,7978618539</text:p>
          </table:table-cell>
          <table:table-cell table:style-name="ce10" table:formula="of:=AVERAGE([Overview.B329:.KK329])" office:value-type="float" office:value="209.396253100013">
            <text:p>209,3962531</text:p>
          </table:table-cell>
          <table:table-cell table:style-name="ce10" table:formula="of:=AVERAGE([Overview.B350:.KK350])" office:value-type="float" office:value="16.0443093272998">
            <text:p>16,0443093273</text:p>
          </table:table-cell>
          <table:table-cell table:style-name="ce12" table:formula="of:=AVERAGE([Overview.B371:.KK371])" office:value-type="float" office:value="11.0871502654322">
            <text:p>11,0871502654</text:p>
          </table:table-cell>
          <table:table-cell table:style-name="ce12" table:formula="of:=AVERAGE([Overview.B392:.KK392])" office:value-type="float" office:value="394.777932382757">
            <text:p>394,7779323828</text:p>
          </table:table-cell>
          <table:table-cell table:style-name="ce12" table:formula="of:=AVERAGE([Overview.B413:.KK413])" office:value-type="float" office:value="3925.37979110002">
            <text:p>3925,3797911</text:p>
          </table:table-cell>
          <table:table-cell table:style-name="ce12" table:formula="of:=AVERAGE([Overview.B434:.KK434])" office:value-type="float" office:value="199.912015380562">
            <text:p>199,9120153806</text:p>
          </table:table-cell>
          <table:table-cell table:style-name="ce12" table:formula="of:=AVERAGE([Overview.B455:.KK455])" office:value-type="float" office:value="20.2494374683072">
            <text:p>20,2494374683</text:p>
          </table:table-cell>
          <table:table-cell table:style-name="ce17" table:formula="of:=AVERAGE([Overview.B476:.KK476])" office:value-type="float" office:value="10.5335901343389">
            <text:p>10,5335901343</text:p>
          </table:table-cell>
          <table:table-cell table:style-name="ce17" table:formula="of:=AVERAGE([Overview.B497:.KK497])" office:value-type="float" office:value="379.251104952409">
            <text:p>379,2511049524</text:p>
          </table:table-cell>
          <table:table-cell table:style-name="ce17" table:formula="of:=AVERAGE([Overview.B518:.KK518])" office:value-type="float" office:value="3848.368523873">
            <text:p>3848,368523873</text:p>
          </table:table-cell>
          <table:table-cell table:style-name="ce17" table:formula="of:=AVERAGE([Overview.B539:.KK539])" office:value-type="float" office:value="195.216736865457">
            <text:p>195,2167368655</text:p>
          </table:table-cell>
          <table:table-cell table:style-name="ce17" table:formula="of:=AVERAGE([Overview.B560:.KK560])" office:value-type="float" office:value="23.5323381969897">
            <text:p>23,532338197</text:p>
          </table:table-cell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6" table:formula="of:=AVERAGE([Overview.B57:.KK57])" office:value-type="float" office:value="12.6033350979945">
            <text:p>12,603335098</text:p>
          </table:table-cell>
          <table:table-cell table:style-name="ce6" table:formula="of:=AVERAGE([Overview.B78:.KK78])" office:value-type="float" office:value="492.144274555472">
            <text:p>492,1442745555</text:p>
          </table:table-cell>
          <table:table-cell table:style-name="ce6" table:formula="of:=AVERAGE([Overview.B99:.KK99])" office:value-type="float" office:value="4635.24823689001">
            <text:p>4635,24823689</text:p>
          </table:table-cell>
          <table:table-cell table:style-name="ce6" table:formula="of:=AVERAGE([Overview.B120:.KK120])" office:value-type="float" office:value="216.976555396215">
            <text:p>216,9765553962</text:p>
          </table:table-cell>
          <table:table-cell table:style-name="ce6" table:formula="of:=AVERAGE([Overview.B141:.KK141])" office:value-type="float" office:value="20.393717533088">
            <text:p>20,3937175331</text:p>
          </table:table-cell>
          <table:table-cell table:style-name="ce8" table:formula="of:=AVERAGE([Overview.B162:.KK162])" office:value-type="float" office:value="11.6642320642321">
            <text:p>11,6642320642</text:p>
          </table:table-cell>
          <table:table-cell table:style-name="ce8" table:formula="of:=AVERAGE([Overview.B183:.KK183])" office:value-type="float" office:value="449.32185962186">
            <text:p>449,3218596219</text:p>
          </table:table-cell>
          <table:table-cell table:style-name="ce8" table:formula="of:=AVERAGE([Overview.B204:.KK204])" office:value-type="float" office:value="4616.99358974359">
            <text:p>4616,9935897436</text:p>
          </table:table-cell>
          <table:table-cell table:style-name="ce8" table:formula="of:=AVERAGE([Overview.B225:.KK225])" office:value-type="float" office:value="211.199805749806">
            <text:p>211,1998057498</text:p>
          </table:table-cell>
          <table:table-cell table:style-name="ce8" table:formula="of:=AVERAGE([Overview.B246:.KK246])" office:value-type="float" office:value="22.2418026418026">
            <text:p>22,2418026418</text:p>
          </table:table-cell>
          <table:table-cell table:style-name="ce10" table:formula="of:=AVERAGE([Overview.B267:.KK267])" office:value-type="float" office:value="11.7478658797365">
            <text:p>11,7478658797</text:p>
          </table:table-cell>
          <table:table-cell table:style-name="ce10" table:formula="of:=AVERAGE([Overview.B288:.KK288])" office:value-type="float" office:value="448.815666609643">
            <text:p>448,8156666096</text:p>
          </table:table-cell>
          <table:table-cell table:style-name="ce10" table:formula="of:=AVERAGE([Overview.B309:.KK309])" office:value-type="float" office:value="4631.05731260514">
            <text:p>4631,0573126051</text:p>
          </table:table-cell>
          <table:table-cell table:style-name="ce10" table:formula="of:=AVERAGE([Overview.B330:.KK330])" office:value-type="float" office:value="218.289605964702">
            <text:p>218,2896059647</text:p>
          </table:table-cell>
          <table:table-cell table:style-name="ce10" table:formula="of:=AVERAGE([Overview.B351:.KK351])" office:value-type="float" office:value="18.2999764776324">
            <text:p>18,2999764776</text:p>
          </table:table-cell>
          <table:table-cell table:style-name="ce12" table:formula="of:=AVERAGE([Overview.B372:.KK372])" office:value-type="float" office:value="11.8180014430014">
            <text:p>11,818001443</text:p>
          </table:table-cell>
          <table:table-cell table:style-name="ce12" table:formula="of:=AVERAGE([Overview.B393:.KK393])" office:value-type="float" office:value="458.73575036075">
            <text:p>458,7357503608</text:p>
          </table:table-cell>
          <table:table-cell table:style-name="ce12" table:formula="of:=AVERAGE([Overview.B414:.KK414])" office:value-type="float" office:value="4642.63336489899">
            <text:p>4642,633364899</text:p>
          </table:table-cell>
          <table:table-cell table:style-name="ce12" table:formula="of:=AVERAGE([Overview.B435:.KK435])" office:value-type="float" office:value="217.825757575758">
            <text:p>217,8257575758</text:p>
          </table:table-cell>
          <table:table-cell table:style-name="ce12" table:formula="of:=AVERAGE([Overview.B456:.KK456])" office:value-type="float" office:value="20.5989583333333">
            <text:p>20,5989583333</text:p>
          </table:table-cell>
          <table:table-cell table:style-name="ce17" table:formula="of:=AVERAGE([Overview.B477:.KK477])" office:value-type="float" office:value="10.7044586318057">
            <text:p>10,7044586318</text:p>
          </table:table-cell>
          <table:table-cell table:style-name="ce17" table:formula="of:=AVERAGE([Overview.B498:.KK498])" office:value-type="float" office:value="429.260085033663">
            <text:p>429,2600850337</text:p>
          </table:table-cell>
          <table:table-cell table:style-name="ce17" table:formula="of:=AVERAGE([Overview.B519:.KK519])" office:value-type="float" office:value="4551.42530031881">
            <text:p>4551,4253003188</text:p>
          </table:table-cell>
          <table:table-cell table:style-name="ce17" table:formula="of:=AVERAGE([Overview.B540:.KK540])" office:value-type="float" office:value="212.251904476077">
            <text:p>212,2519044761</text:p>
          </table:table-cell>
          <table:table-cell table:style-name="ce17" table:formula="of:=AVERAGE([Overview.B561:.KK561])" office:value-type="float" office:value="23.1746215177753">
            <text:p>23,1746215178</text:p>
          </table:table-cell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6" table:formula="of:=AVERAGE([Overview.B58:.KK58])" office:value-type="float" office:value="12.057729017533">
            <text:p>12,0577290175</text:p>
          </table:table-cell>
          <table:table-cell table:style-name="ce6" table:formula="of:=AVERAGE([Overview.B79:.KK79])" office:value-type="float" office:value="506.613030397344">
            <text:p>506,6130303973</text:p>
          </table:table-cell>
          <table:table-cell table:style-name="ce6" table:formula="of:=AVERAGE([Overview.B100:.KK100])" office:value-type="float" office:value="5400.45046166615">
            <text:p>5400,4504616662</text:p>
          </table:table-cell>
          <table:table-cell table:style-name="ce6" table:formula="of:=AVERAGE([Overview.B121:.KK121])" office:value-type="float" office:value="232.139739599544">
            <text:p>232,1397395995</text:p>
          </table:table-cell>
          <table:table-cell table:style-name="ce6" table:formula="of:=AVERAGE([Overview.B142:.KK142])" office:value-type="float" office:value="21.8593785662413">
            <text:p>21,8593785662</text:p>
          </table:table-cell>
          <table:table-cell table:style-name="ce8" table:formula="of:=AVERAGE([Overview.B163:.KK163])" office:value-type="float" office:value="11.4599320432654">
            <text:p>11,4599320433</text:p>
          </table:table-cell>
          <table:table-cell table:style-name="ce8" table:formula="of:=AVERAGE([Overview.B184:.KK184])" office:value-type="float" office:value="499.017692184359">
            <text:p>499,0176921844</text:p>
          </table:table-cell>
          <table:table-cell table:style-name="ce8" table:formula="of:=AVERAGE([Overview.B205:.KK205])" office:value-type="float" office:value="5428.74868187368">
            <text:p>5428,7486818737</text:p>
          </table:table-cell>
          <table:table-cell table:style-name="ce8" table:formula="of:=AVERAGE([Overview.B226:.KK226])" office:value-type="float" office:value="222.236996028663">
            <text:p>222,2369960287</text:p>
          </table:table-cell>
          <table:table-cell table:style-name="ce8" table:formula="of:=AVERAGE([Overview.B247:.KK247])" office:value-type="float" office:value="22.5018561685228">
            <text:p>22,5018561685</text:p>
          </table:table-cell>
          <table:table-cell table:style-name="ce10" table:formula="of:=AVERAGE([Overview.B268:.KK268])" office:value-type="float" office:value="11.5228584150686">
            <text:p>11,5228584151</text:p>
          </table:table-cell>
          <table:table-cell table:style-name="ce10" table:formula="of:=AVERAGE([Overview.B289:.KK289])" office:value-type="float" office:value="491.755202996145">
            <text:p>491,7552029961</text:p>
          </table:table-cell>
          <table:table-cell table:style-name="ce10" table:formula="of:=AVERAGE([Overview.B310:.KK310])" office:value-type="float" office:value="5556.73325952765">
            <text:p>5556,7332595277</text:p>
          </table:table-cell>
          <table:table-cell table:style-name="ce10" table:formula="of:=AVERAGE([Overview.B331:.KK331])" office:value-type="float" office:value="241.368448982579">
            <text:p>241,3684489826</text:p>
          </table:table-cell>
          <table:table-cell table:style-name="ce10" table:formula="of:=AVERAGE([Overview.B352:.KK352])" office:value-type="float" office:value="21.3772111208705">
            <text:p>21,3772111209</text:p>
          </table:table-cell>
          <table:table-cell table:style-name="ce12" table:formula="of:=AVERAGE([Overview.B373:.KK373])" office:value-type="float" office:value="12.7859938434477">
            <text:p>12,7859938434</text:p>
          </table:table-cell>
          <table:table-cell table:style-name="ce12" table:formula="of:=AVERAGE([Overview.B394:.KK394])" office:value-type="float" office:value="530.480707026287">
            <text:p>530,4807070263</text:p>
          </table:table-cell>
          <table:table-cell table:style-name="ce12" table:formula="of:=AVERAGE([Overview.B415:.KK415])" office:value-type="float" office:value="5325.42240789602">
            <text:p>5325,422407896</text:p>
          </table:table-cell>
          <table:table-cell table:style-name="ce12" table:formula="of:=AVERAGE([Overview.B436:.KK436])" office:value-type="float" office:value="214.083951431643">
            <text:p>214,0839514316</text:p>
          </table:table-cell>
          <table:table-cell table:style-name="ce12" table:formula="of:=AVERAGE([Overview.B457:.KK457])" office:value-type="float" office:value="26.3701749242646">
            <text:p>26,3701749243</text:p>
          </table:table-cell>
          <table:table-cell table:style-name="ce17" table:formula="of:=AVERAGE([Overview.B478:.KK478])" office:value-type="float" office:value="11.7735055076038">
            <text:p>11,7735055076</text:p>
          </table:table-cell>
          <table:table-cell table:style-name="ce17" table:formula="of:=AVERAGE([Overview.B499:.KK499])" office:value-type="float" office:value="501.578723035823">
            <text:p>501,5787230358</text:p>
          </table:table-cell>
          <table:table-cell table:style-name="ce17" table:formula="of:=AVERAGE([Overview.B520:.KK520])" office:value-type="float" office:value="5320.92599727277">
            <text:p>5320,9259972728</text:p>
          </table:table-cell>
          <table:table-cell table:style-name="ce17" table:formula="of:=AVERAGE([Overview.B541:.KK541])" office:value-type="float" office:value="219.418154537162">
            <text:p>219,4181545372</text:p>
          </table:table-cell>
          <table:table-cell table:style-name="ce17" table:formula="of:=AVERAGE([Overview.B562:.KK562])" office:value-type="float" office:value="25.6223311398441">
            <text:p>25,6223311398</text:p>
          </table:table-cell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6" table:formula="of:=AVERAGE([Overview.B59:.KK59])" office:value-type="float" office:value="13.7142857142857">
            <text:p>13,7142857143</text:p>
          </table:table-cell>
          <table:table-cell table:style-name="ce6" table:formula="of:=AVERAGE([Overview.B80:.KK80])" office:value-type="float" office:value="616.178571428571">
            <text:p>616,1785714286</text:p>
          </table:table-cell>
          <table:table-cell table:style-name="ce6" table:formula="of:=AVERAGE([Overview.B101:.KK101])" office:value-type="float" office:value="6241.60714285714">
            <text:p>6241,6071428572</text:p>
          </table:table-cell>
          <table:table-cell table:style-name="ce6" table:formula="of:=AVERAGE([Overview.B122:.KK122])" office:value-type="float" office:value="238.785714285714">
            <text:p>238,7857142857</text:p>
          </table:table-cell>
          <table:table-cell table:style-name="ce6" table:formula="of:=AVERAGE([Overview.B143:.KK143])" office:value-type="float" office:value="21.8214285714286">
            <text:p>21,8214285714</text:p>
          </table:table-cell>
          <table:table-cell table:style-name="ce8" table:formula="of:=AVERAGE([Overview.B164:.KK164])" office:value-type="float" office:value="13.2833333333333">
            <text:p>13,2833333333</text:p>
          </table:table-cell>
          <table:table-cell table:style-name="ce8" table:formula="of:=AVERAGE([Overview.B185:.KK185])" office:value-type="float" office:value="639.216666666667">
            <text:p>639,2166666667</text:p>
          </table:table-cell>
          <table:table-cell table:style-name="ce8" table:formula="of:=AVERAGE([Overview.B206:.KK206])" office:value-type="float" office:value="6429.25">
            <text:p>6429,25</text:p>
          </table:table-cell>
          <table:table-cell table:style-name="ce8" table:formula="of:=AVERAGE([Overview.B227:.KK227])" office:value-type="float" office:value="209.366666666667">
            <text:p>209,3666666667</text:p>
          </table:table-cell>
          <table:table-cell table:style-name="ce8" table:formula="of:=AVERAGE([Overview.B248:.KK248])" office:value-type="float" office:value="29.9833333333333">
            <text:p>29,9833333333</text:p>
          </table:table-cell>
          <table:table-cell table:style-name="ce10" table:formula="of:=AVERAGE([Overview.B269:.KK269])" office:value-type="float" office:value="11.4722222222222">
            <text:p>11,4722222222</text:p>
          </table:table-cell>
          <table:table-cell table:style-name="ce10" table:formula="of:=AVERAGE([Overview.B290:.KK290])" office:value-type="float" office:value="562.138888888889">
            <text:p>562,1388888889</text:p>
          </table:table-cell>
          <table:table-cell table:style-name="ce10" table:formula="of:=AVERAGE([Overview.B311:.KK311])" office:value-type="float" office:value="7062.22222222222">
            <text:p>7062,2222222222</text:p>
          </table:table-cell>
          <table:table-cell table:style-name="ce10" table:formula="of:=AVERAGE([Overview.B332:.KK332])" office:value-type="float" office:value="284.611111111111">
            <text:p>284,6111111111</text:p>
          </table:table-cell>
          <table:table-cell table:style-name="ce10" table:formula="of:=AVERAGE([Overview.B353:.KK353])" office:value-type="float" office:value="14.25">
            <text:p>14,25</text:p>
          </table:table-cell>
          <table:table-cell table:style-name="ce12" table:formula="of:=AVERAGE([Overview.B374:.KK374])" office:value-type="float" office:value="12.7138888888889">
            <text:p>12,7138888889</text:p>
          </table:table-cell>
          <table:table-cell table:style-name="ce12" table:formula="of:=AVERAGE([Overview.B395:.KK395])" office:value-type="float" office:value="608.719444444445">
            <text:p>608,7194444444</text:p>
          </table:table-cell>
          <table:table-cell table:style-name="ce12" table:formula="of:=AVERAGE([Overview.B416:.KK416])" office:value-type="float" office:value="6706.93055555556">
            <text:p>6706,9305555556</text:p>
          </table:table-cell>
          <table:table-cell table:style-name="ce12" table:formula="of:=AVERAGE([Overview.B437:.KK437])" office:value-type="float" office:value="260.586111111111">
            <text:p>260,5861111111</text:p>
          </table:table-cell>
          <table:table-cell table:style-name="ce12" table:formula="of:=AVERAGE([Overview.B458:.KK458])" office:value-type="float" office:value="28.8833333333333">
            <text:p>28,8833333333</text:p>
          </table:table-cell>
          <table:table-cell table:style-name="ce17" table:formula="of:=AVERAGE([Overview.B479:.KK479])" office:value-type="float" office:value="12.3232668067227">
            <text:p>12,3232668067</text:p>
          </table:table-cell>
          <table:table-cell table:style-name="ce17" table:formula="of:=AVERAGE([Overview.B500:.KK500])" office:value-type="float" office:value="595.637143493761">
            <text:p>595,6371434938</text:p>
          </table:table-cell>
          <table:table-cell table:style-name="ce17" table:formula="of:=AVERAGE([Overview.B521:.KK521])" office:value-type="float" office:value="6320.86931552924">
            <text:p>6320,8693155292</text:p>
          </table:table-cell>
          <table:table-cell table:style-name="ce17" table:formula="of:=AVERAGE([Overview.B542:.KK542])" office:value-type="float" office:value="216.663353599015">
            <text:p>216,663353599</text:p>
          </table:table-cell>
          <table:table-cell table:style-name="ce17" table:formula="of:=AVERAGE([Overview.B563:.KK563])" office:value-type="float" office:value="24.6877360792802">
            <text:p>24,6877360793</text:p>
          </table:table-cell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6" table:formula="of:=AVERAGE([Overview.B60:.KK60])" office:value-type="float" office:value="20.7777777777778">
            <text:p>20,7777777778</text:p>
          </table:table-cell>
          <table:table-cell table:style-name="ce6" table:formula="of:=AVERAGE([Overview.B81:.KK81])" office:value-type="float" office:value="1045.22222222222">
            <text:p>1045,2222222222</text:p>
          </table:table-cell>
          <table:table-cell table:style-name="ce6" table:formula="of:=AVERAGE([Overview.B102:.KK102])" office:value-type="float" office:value="8673.33333333333">
            <text:p>8673,3333333333</text:p>
          </table:table-cell>
          <table:table-cell table:style-name="ce6" table:formula="of:=AVERAGE([Overview.B123:.KK123])" office:value-type="float" office:value="249.277777777778">
            <text:p>249,2777777778</text:p>
          </table:table-cell>
          <table:table-cell table:style-name="ce6" table:formula="of:=AVERAGE([Overview.B144:.KK144])" office:value-type="float" office:value="15.6111111111111">
            <text:p>15,6111111111</text:p>
          </table:table-cell>
          <table:table-cell table:style-name="ce8" table:formula="of:=AVERAGE([Overview.B165:.KK165])" office:value-type="float" office:value="12.25">
            <text:p>12,25</text:p>
          </table:table-cell>
          <table:table-cell table:style-name="ce8" table:formula="of:=AVERAGE([Overview.B186:.KK186])" office:value-type="float" office:value="597">
            <text:p>597</text:p>
          </table:table-cell>
          <table:table-cell table:style-name="ce8" table:formula="of:=AVERAGE([Overview.B207:.KK207])" office:value-type="float" office:value="5896.25">
            <text:p>5896,25</text:p>
          </table:table-cell>
          <table:table-cell table:style-name="ce8" table:formula="of:=AVERAGE([Overview.B228:.KK228])" office:value-type="float" office:value="224.375">
            <text:p>224,375</text:p>
          </table:table-cell>
          <table:table-cell table:style-name="ce8" table:formula="of:=AVERAGE([Overview.B249:.KK249])" office:value-type="float" office:value="25.25">
            <text:p>25,25</text:p>
          </table:table-cell>
          <table:table-cell table:style-name="ce10" table:formula="of:=AVERAGE([Overview.B270:.KK270])" office:value-type="float" office:value="15.5">
            <text:p>15,5</text:p>
          </table:table-cell>
          <table:table-cell table:style-name="ce10" table:formula="of:=AVERAGE([Overview.B291:.KK291])" office:value-type="float" office:value="840.166666666667">
            <text:p>840,1666666667</text:p>
          </table:table-cell>
          <table:table-cell table:style-name="ce10" table:formula="of:=AVERAGE([Overview.B312:.KK312])" office:value-type="float" office:value="8000">
            <text:p>8000</text:p>
          </table:table-cell>
          <table:table-cell table:style-name="ce10" table:formula="of:=AVERAGE([Overview.B333:.KK333])" office:value-type="float" office:value="256.833333333333">
            <text:p>256,8333333333</text:p>
          </table:table-cell>
          <table:table-cell table:style-name="ce10" table:formula="of:=AVERAGE([Overview.B354:.KK354])" office:value-type="float" office:value="17.6666666666667">
            <text:p>17,6666666667</text:p>
          </table:table-cell>
          <table:table-cell table:style-name="ce12" table:formula="of:=AVERAGE([Overview.B375:.KK375])" office:value-type="float" office:value="22.875">
            <text:p>22,875</text:p>
          </table:table-cell>
          <table:table-cell table:style-name="ce12" table:formula="of:=AVERAGE([Overview.B396:.KK396])" office:value-type="float" office:value="1004.125">
            <text:p>1004,125</text:p>
          </table:table-cell>
          <table:table-cell table:style-name="ce12" table:formula="of:=AVERAGE([Overview.B417:.KK417])" office:value-type="float" office:value="8579.375">
            <text:p>8579,375</text:p>
          </table:table-cell>
          <table:table-cell table:style-name="ce12" table:formula="of:=AVERAGE([Overview.B438:.KK438])" office:value-type="float" office:value="282.5">
            <text:p>282,5</text:p>
          </table:table-cell>
          <table:table-cell table:style-name="ce12" table:formula="of:=AVERAGE([Overview.B459:.KK459])" office:value-type="float" office:value="21.375">
            <text:p>21,375</text:p>
          </table:table-cell>
          <table:table-cell table:style-name="ce17" table:formula="of:=AVERAGE([Overview.B480:.KK480])" office:value-type="float" office:value="13.4555555555556">
            <text:p>13,4555555556</text:p>
          </table:table-cell>
          <table:table-cell table:style-name="ce17" table:formula="of:=AVERAGE([Overview.B501:.KK501])" office:value-type="float" office:value="688.866666666667">
            <text:p>688,8666666667</text:p>
          </table:table-cell>
          <table:table-cell table:style-name="ce17" table:formula="of:=AVERAGE([Overview.B522:.KK522])" office:value-type="float" office:value="7371.11111111111">
            <text:p>7371,1111111111</text:p>
          </table:table-cell>
          <table:table-cell table:style-name="ce17" table:formula="of:=AVERAGE([Overview.B543:.KK543])" office:value-type="float" office:value="250.6">
            <text:p>250,6</text:p>
          </table:table-cell>
          <table:table-cell table:style-name="ce17" table:formula="of:=AVERAGE([Overview.B564:.KK564])" office:value-type="float" office:value="38.4555555555556">
            <text:p>38,4555555556</text:p>
          </table:table-cell>
        </table:table-row>
        <table:table-row table:style-name="ro1">
          <table:table-cell table:style-name="ce3" office:value-type="string">
            <text:p>Level</text:p>
          </table:table-cell>
          <table:table-cell table:style-name="ce5" office:value-type="string">
            <text:p>Worker</text:p>
          </table:table-cell>
          <table:table-cell table:style-name="ce5" office:value-type="string">
            <text:p>Income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Kills</text:p>
          </table:table-cell>
          <table:table-cell table:style-name="ce5" office:value-type="string">
            <text:p>Leaks</text:p>
          </table:table-cell>
          <table:table-cell table:style-name="ce7" office:value-type="string">
            <text:p>Worker</text:p>
          </table:table-cell>
          <table:table-cell table:style-name="ce7" office:value-type="string">
            <text:p>Income</text:p>
          </table:table-cell>
          <table:table-cell table:style-name="ce7" office:value-type="string">
            <text:p>Value</text:p>
          </table:table-cell>
          <table:table-cell table:style-name="ce7" office:value-type="string">
            <text:p>Kills</text:p>
          </table:table-cell>
          <table:table-cell table:style-name="ce7" office:value-type="string">
            <text:p>Leaks</text:p>
          </table:table-cell>
          <table:table-cell table:style-name="ce9" office:value-type="string">
            <text:p>Worker</text:p>
          </table:table-cell>
          <table:table-cell table:style-name="ce9" office:value-type="string">
            <text:p>Income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Kills</text:p>
          </table:table-cell>
          <table:table-cell table:style-name="ce9" office:value-type="string">
            <text:p>Leaks</text:p>
          </table:table-cell>
          <table:table-cell table:style-name="ce11" office:value-type="string">
            <text:p>Worker</text:p>
          </table:table-cell>
          <table:table-cell table:style-name="ce11" office:value-type="string">
            <text:p>Income</text:p>
          </table:table-cell>
          <table:table-cell table:style-name="ce11" office:value-type="string">
            <text:p>Value</text:p>
          </table:table-cell>
          <table:table-cell table:style-name="ce11" office:value-type="string">
            <text:p>Kills</text:p>
          </table:table-cell>
          <table:table-cell table:style-name="ce11" office:value-type="string">
            <text:p>Leaks</text:p>
          </table:table-cell>
          <table:table-cell table:style-name="ce16" office:value-type="string">
            <text:p>Worker</text:p>
          </table:table-cell>
          <table:table-cell table:style-name="ce16" office:value-type="string">
            <text:p>Income</text:p>
          </table:table-cell>
          <table:table-cell table:style-name="ce16" office:value-type="string">
            <text:p>Value</text:p>
          </table:table-cell>
          <table:table-cell table:style-name="ce16" office:value-type="string">
            <text:p>Kills</text:p>
          </table:table-cell>
          <table:table-cell table:style-name="ce16" office:value-type="string">
            <text:p>Leaks</text:p>
          </table:table-cell>
        </table:table-row>
        <table:table-row table:style-name="ro1">
          <table:table-cell>
            <draw:frame table:end-cell-address="Graph.T78" table:end-x="0.672cm" table:end-y="0.012cm" draw:z-index="0" draw:style-name="gr1" draw:text-style-name="P1" svg:width="42.459cm" svg:height="24.157cm" svg:x="0.047cm" svg:y="0.243cm">
              <draw:object draw:notify-on-update-of-ranges="Graph.B1:Graph.B1 Graph.B2:Graph.B22 Graph.G1:Graph.G1 Graph.G2:Graph.G22 Graph.L1:Graph.L1 Graph.L2:Graph.L22 Graph.Q1:Graph.Q1 Graph.Q2:Graph.Q22 Graph.V1:Graph.V1 Graph.V2:Graph.V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3">
          <table:table-cell table:number-columns-repeated="26"/>
        </table:table-row>
        <table:table-row table:style-name="ro1">
          <table:table-cell>
            <draw:frame table:end-cell-address="Graph.T128" table:end-x="0.644cm" table:end-y="0.242cm" draw:z-index="1" draw:style-name="gr1" draw:text-style-name="P1" svg:width="42.478cm" svg:height="22.732cm" svg:x="0cm" svg:y="0.091cm">
              <draw:object draw:notify-on-update-of-ranges="Graph.C1:Graph.C1 Graph.C2:Graph.C23 Graph.H1:Graph.H1 Graph.H2:Graph.H23 Graph.M1:Graph.M1 Graph.M2:Graph.M23 Graph.R1:Graph.R1 Graph.R2:Graph.R23 Graph.W1:Graph.W1 Graph.W2:Graph.W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9">
          <table:table-cell table:number-columns-repeated="26"/>
        </table:table-row>
        <table:table-row table:style-name="ro1">
          <table:table-cell>
            <draw:frame table:end-cell-address="Graph.T175" table:end-x="0.616cm" table:end-y="0.07cm" draw:z-index="2" draw:style-name="gr1" draw:text-style-name="P1" svg:width="42.45cm" svg:height="20.966cm" svg:x="0cm" svg:y="0.33cm">
              <draw:object draw:notify-on-update-of-ranges="Graph.D1:Graph.D1 Graph.D2:Graph.D23 Graph.I1:Graph.I1 Graph.I2:Graph.I23 Graph.N1:Graph.N1 Graph.N2:Graph.N23 Graph.S1:Graph.S1 Graph.S2:Graph.S23 Graph.X1:Graph.X1 Graph.X2:Graph.X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>
            <draw:frame table:end-cell-address="Graph.T219" table:end-x="0.554cm" table:end-y="0.259cm" draw:z-index="3" draw:style-name="gr1" draw:text-style-name="P1" svg:width="42.388cm" svg:height="20.032cm" svg:x="0cm" svg:y="0.099cm">
              <draw:object draw:notify-on-update-of-ranges="Graph.E1:Graph.E1 Graph.E2:Graph.E23 Graph.J1:Graph.J1 Graph.J2:Graph.J23 Graph.O1:Graph.O1 Graph.O2:Graph.O23 Graph.T1:Graph.T1 Graph.T2:Graph.T23 Graph.Y1:Graph.Y1 Graph.Y2:Graph.Y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3">
          <table:table-cell table:number-columns-repeated="26"/>
        </table:table-row>
        <table:table-row table:style-name="ro1">
          <table:table-cell>
            <draw:frame table:end-cell-address="Graph.T273" table:end-x="0.461cm" table:end-y="0.3cm" draw:z-index="4" draw:style-name="gr1" draw:text-style-name="P1" svg:width="42.295cm" svg:height="24.369cm" svg:x="0cm" svg:y="0.319cm">
              <draw:object draw:notify-on-update-of-ranges="Graph.F1:Graph.F1 Graph.F2:Graph.F23 Graph.K1:Graph.K1 Graph.K2:Graph.K23 Graph.P1:Graph.P1 Graph.P2:Graph.P23 Graph.U1:Graph.U1 Graph.U2:Graph.U23 Graph.Z1:Graph.Z1 Graph.Z2:Graph.Z2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V267:.V271])" office:value-type="float" office:value="5703.11111111111">
            <text:p>5703,1111111111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13" office:value-type="string">
            <text:p>Element</text:p>
          </table:table-cell>
          <table:table-cell table:style-name="ce18" table:formula="of:=AVERAGE([Overview.B9:.KK9])" office:value-type="float" office:value="767.888888888889">
            <text:p>767,8888888889</text:p>
          </table:table-cell>
          <table:table-cell table:style-name="ce20" office:value-type="string">
            <text:p>Picks</text:p>
          </table:table-cell>
          <table:table-cell table:formula="of:=([.V267]/[.V266])*100" office:value-type="float" office:value="13.4643859102244">
            <text:p>13,4643859102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Grove</text:p>
          </table:table-cell>
          <table:table-cell table:formula="of:=AVERAGE([Overview.B10:.KK10])" office:value-type="float" office:value="758.666666666667">
            <text:p>758,6666666667</text:p>
          </table:table-cell>
          <table:table-cell table:style-name="ce21"/>
          <table:table-cell table:formula="of:=([.V268]/[.V266])*100" office:value-type="float" office:value="13.302680798005">
            <text:p>13,302680798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Mech</text:p>
          </table:table-cell>
          <table:table-cell table:formula="of:=AVERAGE([Overview.B11:.KK11])" office:value-type="float" office:value="824.111111111111">
            <text:p>824,1111111111</text:p>
          </table:table-cell>
          <table:table-cell table:style-name="ce21"/>
          <table:table-cell table:formula="of:=([.V269]/[.V266])*100" office:value-type="float" office:value="14.4502026184539">
            <text:p>14,4502026185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Forsaken</text:p>
          </table:table-cell>
          <table:table-cell table:formula="of:=AVERAGE([Overview.B12:.KK12])" office:value-type="float" office:value="898">
            <text:p>898</text:p>
          </table:table-cell>
          <table:table-cell table:style-name="ce21"/>
          <table:table-cell table:formula="of:=([.V270]/[.V266])*100" office:value-type="float" office:value="15.7457917705736">
            <text:p>15,7457917706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astermind</text:p>
          </table:table-cell>
          <table:table-cell table:style-name="ce19" table:formula="of:=AVERAGE([Overview.B13:.KK13])" office:value-type="float" office:value="2454.44444444444">
            <text:p>2454,4444444445</text:p>
          </table:table-cell>
          <table:table-cell table:style-name="ce22"/>
          <table:table-cell table:formula="of:=([.V271]/[.V266])*100" office:value-type="float" office:value="43.0369389027431">
            <text:p>43,0369389027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3" office:value-type="string">
            <text:p>Element</text:p>
          </table:table-cell>
          <table:table-cell table:style-name="ce18" table:formula="of:=AVERAGE([Overview.B14:.KK14])" office:value-type="float" office:value="160.777777777778">
            <text:p>160,7777777778</text:p>
          </table:table-cell>
          <table:table-cell table:style-name="ce20" office:value-type="string">
            <text:p>Wins</text:p>
          </table:table-cell>
          <table:table-cell table:formula="of:=([.V272]/[.V267])*100" office:value-type="float" office:value="20.9376356533063">
            <text:p>20,9376356533</text:p>
          </table:table-cell>
          <table:table-cell table:number-columns-repeated="2"/>
        </table:table-row>
        <table:table-row table:style-name="ro1">
          <table:table-cell>
            <draw:frame table:end-cell-address="Graph.T320" table:end-x="0.214cm" table:end-y="0.237cm" draw:z-index="5" draw:style-name="gr1" draw:text-style-name="P1" svg:width="42.017cm" svg:height="21.048cm" svg:x="0.031cm" svg:y="0.415cm">
              <draw:object draw:notify-on-update-of-ranges="Graph.U267:Graph.U271 Graph.X267:Graph.X27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  <table:table-cell table:style-name="ce14" office:value-type="string">
            <text:p>Grove</text:p>
          </table:table-cell>
          <table:table-cell table:formula="of:=AVERAGE([Overview.B15:.KK15])" office:value-type="float" office:value="405.222222222222">
            <text:p>405,2222222222</text:p>
          </table:table-cell>
          <table:table-cell table:style-name="ce21"/>
          <table:table-cell table:formula="of:=([.V273]/[.V268])*100" office:value-type="float" office:value="53.4124194493263">
            <text:p>53,4124194493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Mech</text:p>
          </table:table-cell>
          <table:table-cell table:formula="of:=AVERAGE([Overview.B16:.KK16])" office:value-type="float" office:value="141.888888888889">
            <text:p>141,8888888889</text:p>
          </table:table-cell>
          <table:table-cell table:style-name="ce21"/>
          <table:table-cell table:formula="of:=([.V274]/[.V269])*100" office:value-type="float" office:value="17.2172037211811">
            <text:p>17,2172037212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Forsaken</text:p>
          </table:table-cell>
          <table:table-cell table:formula="of:=AVERAGE([Overview.B17:.KK17])" office:value-type="float" office:value="94.2222222222222">
            <text:p>94,2222222222</text:p>
          </table:table-cell>
          <table:table-cell table:style-name="ce21"/>
          <table:table-cell table:formula="of:=([.V275]/[.V270])*100" office:value-type="float" office:value="10.4924523632764">
            <text:p>10,4924523633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astermind</text:p>
          </table:table-cell>
          <table:table-cell table:style-name="ce19" table:formula="of:=AVERAGE([Overview.B18:.KK18])" office:value-type="float" office:value="411.888888888889">
            <text:p>411,8888888889</text:p>
          </table:table-cell>
          <table:table-cell table:style-name="ce22"/>
          <table:table-cell table:formula="of:=([.V276]/[.V271])*100" office:value-type="float" office:value="16.7813490267089">
            <text:p>16,7813490267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A272:.V276])" office:value-type="float" office:value="1214">
            <text:p>1214</text:p>
          </table:table-cell>
          <table:table-cell table:number-columns-repeated="4"/>
        </table:table-row>
        <table:table-row table:style-name="ro1" table:number-rows-repeated="42">
          <table:table-cell table:number-columns-repeated="26"/>
        </table:table-row>
        <table:table-row table:style-name="ro1">
          <table:table-cell>
            <draw:frame table:end-cell-address="Graph.T371" table:end-x="0.09cm" table:end-y="0.025cm" draw:z-index="6" draw:style-name="gr1" draw:text-style-name="P1" svg:width="41.831cm" svg:height="22.701cm" svg:x="0.093cm" svg:y="0.357cm">
              <draw:object draw:notify-on-update-of-ranges="Graph.U272:Graph.U276 Graph.X272:Graph.X276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0">
          <table:table-cell table:number-columns-repeated="26"/>
        </table:table-row>
        <table:table-row table:style-name="ro1">
          <table:table-cell>
            <draw:frame table:end-cell-address="Graph.T420" table:end-x="0.174cm" table:end-y="0.09cm" draw:z-index="7" draw:style-name="gr1" draw:text-style-name="P1" svg:width="42.008cm" svg:height="22.18cm" svg:x="0cm" svg:y="0.04cm">
              <draw:object draw:notify-on-update-of-ranges="Graph.V376:Graph.V396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table:formula="of:=AVERAGE([Overview.B19:.KK19])" office:value-type="float" office:value="0.111111111111111">
            <text:p>0,111111111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">
            <text:p>2</text:p>
          </table:table-cell>
          <table:table-cell table:formula="of:=AVERAGE([Overview.B20:.KK20])" office:value-type="float" office:value="0.555555555555556">
            <text:p>0,555555555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table:formula="of:=AVERAGE([Overview.B21:.KK21])" office:value-type="float" office:value="0.777777777777778">
            <text:p>0,777777777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4">
            <text:p>4</text:p>
          </table:table-cell>
          <table:table-cell table:formula="of:=AVERAGE([Overview.B22:.KK22])" office:value-type="float" office:value="1.11111111111111">
            <text:p>1,111111111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5">
            <text:p>5</text:p>
          </table:table-cell>
          <table:table-cell table:formula="of:=AVERAGE([Overview.B23:.KK23])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6">
            <text:p>6</text:p>
          </table:table-cell>
          <table:table-cell table:formula="of:=AVERAGE([Overview.B24:.KK24])" office:value-type="float" office:value="3.22222222222222">
            <text:p>3,222222222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table:formula="of:=AVERAGE([Overview.B25:.KK25])" office:value-type="float" office:value="3.11111111111111">
            <text:p>3,111111111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table:formula="of:=AVERAGE([Overview.B26:.KK26])" office:value-type="float" office:value="7.11111111111111">
            <text:p>7,111111111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9">
            <text:p>9</text:p>
          </table:table-cell>
          <table:table-cell table:formula="of:=AVERAGE([Overview.B27:.KK27])" office:value-type="float" office:value="7.55555555555556">
            <text:p>7,555555555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0">
            <text:p>10</text:p>
          </table:table-cell>
          <table:table-cell table:formula="of:=AVERAGE([Overview.B28:.KK28])" office:value-type="float" office:value="3.55555555555556">
            <text:p>3,555555555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1">
            <text:p>11</text:p>
          </table:table-cell>
          <table:table-cell table:formula="of:=AVERAGE([Overview.B29:.KK29])" office:value-type="float" office:value="9.77777777777778">
            <text:p>9,777777777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2">
            <text:p>12</text:p>
          </table:table-cell>
          <table:table-cell table:formula="of:=AVERAGE([Overview.B30:.KK30])" office:value-type="float" office:value="27.2222222222222">
            <text:p>27,222222222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3">
            <text:p>13</text:p>
          </table:table-cell>
          <table:table-cell table:formula="of:=AVERAGE([Overview.B31:.KK31])" office:value-type="float" office:value="102.111111111111">
            <text:p>102,111111111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4">
            <text:p>14</text:p>
          </table:table-cell>
          <table:table-cell table:formula="of:=AVERAGE([Overview.B32:.KK32])" office:value-type="float" office:value="237.333333333333">
            <text:p>237,333333333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5">
            <text:p>15</text:p>
          </table:table-cell>
          <table:table-cell table:formula="of:=AVERAGE([Overview.B33:.KK33])" office:value-type="float" office:value="87">
            <text:p>87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6">
            <text:p>16</text:p>
          </table:table-cell>
          <table:table-cell table:formula="of:=AVERAGE([Overview.B34:.KK34])" office:value-type="float" office:value="76.6666666666667">
            <text:p>76,6666666667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7">
            <text:p>17</text:p>
          </table:table-cell>
          <table:table-cell table:formula="of:=AVERAGE([Overview.B35:.KK35])" office:value-type="float" office:value="59">
            <text:p>59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8">
            <text:p>18</text:p>
          </table:table-cell>
          <table:table-cell table:formula="of:=AVERAGE([Overview.B36:.KK36])" office:value-type="float" office:value="44.5555555555556">
            <text:p>44,555555555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9">
            <text:p>19</text:p>
          </table:table-cell>
          <table:table-cell table:formula="of:=AVERAGE([Overview.B37:.KK37])" office:value-type="float" office:value="34.4444444444444">
            <text:p>34,444444444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0">
            <text:p>20</text:p>
          </table:table-cell>
          <table:table-cell table:formula="of:=AVERAGE([Overview.B38:.KK38])" office:value-type="float" office:value="2.11111111111111">
            <text:p>2,111111111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1">
            <text:p>21</text:p>
          </table:table-cell>
          <table:table-cell table:formula="of:=AVERAGE([Overview.B39:.KK39])" office:value-type="float" office:value="0.444444444444444">
            <text:p>0,4444444444</text:p>
          </table:table-cell>
          <table:table-cell table:number-columns-repeated="4"/>
        </table:table-row>
      </table:table>
      <table:table table:name="OverallData" table:style-name="ta1" table:print="false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anked Games:</text:p>
          </table:table-cell>
          <table:table-cell table:formula="of:=SUM([Overview.B2:.KK2])" office:value-type="float" office:value="6415">
            <text:p>6415</text:p>
          </table:table-cell>
          <table:table-cell table:number-columns-repeated="2"/>
        </table:table-row>
        <table:table-row table:style-name="ro1">
          <table:table-cell office:value-type="string">
            <text:p>Custom Games:</text:p>
          </table:table-cell>
          <table:table-cell table:formula="of:=SUM([Overview.B3:.KK3])" office:value-type="float" office:value="2788">
            <text:p>2788</text:p>
          </table:table-cell>
          <table:table-cell table:number-columns-repeated="2"/>
        </table:table-row>
        <table:table-row table:style-name="ro1">
          <table:table-cell office:value-type="string">
            <text:p>Total Players:</text:p>
          </table:table-cell>
          <table:table-cell table:formula="of:=SUM([Overview.B4:.KK4])" office:value-type="float" office:value="51328">
            <text:p>51328</text:p>
          </table:table-cell>
          <table:table-cell table:number-columns-repeated="2"/>
        </table:table-row>
        <table:table-row table:style-name="ro1">
          <table:table-cell office:value-type="string">
            <text:p>Avg Gametime:</text:p>
          </table:table-cell>
          <table:table-cell table:formula="of:=AVERAGE([Overview.B5:.KK5])" office:value-type="float" office:value="21.0942237148975">
            <text:p>21,0942237149</text:p>
          </table:table-cell>
          <table:table-cell table:number-columns-repeated="2"/>
        </table:table-row>
        <table:table-row table:style-name="ro1">
          <table:table-cell office:value-type="string">
            <text:p>Avg Level:</text:p>
          </table:table-cell>
          <table:table-cell table:formula="of:=AVERAGE([Overview.B6:.KK6])" office:value-type="float" office:value="14.0212671634212">
            <text:p>14,0212671634</text:p>
          </table:table-cell>
          <table:table-cell table:number-columns-repeated="2"/>
        </table:table-row>
        <table:table-row table:style-name="ro1">
          <table:table-cell office:value-type="string">
            <text:p>Wins East:</text:p>
          </table:table-cell>
          <table:table-cell table:formula="of:=SUM([Overview.B7:.KK7])" office:value-type="float" office:value="3078">
            <text:p>3078</text:p>
          </table:table-cell>
          <table:table-cell table:number-columns-repeated="2"/>
        </table:table-row>
        <table:table-row table:style-name="ro1">
          <table:table-cell office:value-type="string">
            <text:p>Wins West:</text:p>
          </table:table-cell>
          <table:table-cell table:formula="of:=SUM([Overview.B8:.KK8])" office:value-type="float" office:value="3337">
            <text:p>3337</text:p>
          </table:table-cell>
          <table:table-cell table:number-columns-repeated="2"/>
        </table:table-row>
        <table:table-row table:style-name="ro1">
          <table:table-cell office:value-type="string">
            <text:p>Forsaken picks:</text:p>
          </table:table-cell>
          <table:table-cell table:formula="of:=SUM([Overview.B9:.KK9])" office:value-type="float" office:value="6911">
            <text:p>6911</text:p>
          </table:table-cell>
          <table:table-cell table:number-columns-repeated="2"/>
        </table:table-row>
        <table:table-row table:style-name="ro1">
          <table:table-cell office:value-type="string">
            <text:p>Grove picks:</text:p>
          </table:table-cell>
          <table:table-cell table:formula="of:=SUM([Overview.B10:.KK10])" office:value-type="float" office:value="6828">
            <text:p>6828</text:p>
          </table:table-cell>
          <table:table-cell table:number-columns-repeated="2"/>
        </table:table-row>
        <table:table-row table:style-name="ro1">
          <table:table-cell office:value-type="string">
            <text:p>Mech picks:</text:p>
          </table:table-cell>
          <table:table-cell table:formula="of:=SUM([Overview.B11:.KK11])" office:value-type="float" office:value="7417">
            <text:p>7417</text:p>
          </table:table-cell>
          <table:table-cell table:number-columns-repeated="2"/>
        </table:table-row>
        <table:table-row table:style-name="ro1">
          <table:table-cell office:value-type="string">
            <text:p>Forsaken picks:</text:p>
          </table:table-cell>
          <table:table-cell table:formula="of:=SUM([Overview.B12:.KK12])" office:value-type="float" office:value="8082">
            <text:p>8082</text:p>
          </table:table-cell>
          <table:table-cell/>
          <table:table-cell>
            <draw:frame table:end-cell-address="OverallData.K30" table:end-x="1.065cm" table:end-y="0.428cm" draw:z-index="0" draw:style-name="gr1" draw:text-style-name="P1" svg:width="15.999cm" svg:height="8.999cm" svg:x="0.873cm" svg:y="0.01cm">
              <draw:object draw:notify-on-update-of-ranges="OverallData.B18:OverallData.B38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office:value-type="string">
            <text:p>Mastermind picks:</text:p>
          </table:table-cell>
          <table:table-cell table:formula="of:=SUM([Overview.B13:.KK13])" office:value-type="float" office:value="22090">
            <text:p>22090</text:p>
          </table:table-cell>
          <table:table-cell table:number-columns-repeated="2"/>
        </table:table-row>
        <table:table-row table:style-name="ro1">
          <table:table-cell office:value-type="string">
            <text:p>Element wins:</text:p>
          </table:table-cell>
          <table:table-cell table:formula="of:=SUM([Overview.B14:.KK14])" office:value-type="float" office:value="1447">
            <text:p>1447</text:p>
          </table:table-cell>
          <table:table-cell table:number-columns-repeated="2"/>
        </table:table-row>
        <table:table-row table:style-name="ro1">
          <table:table-cell office:value-type="string">
            <text:p>Grove wins:</text:p>
          </table:table-cell>
          <table:table-cell table:formula="of:=SUM([Overview.B15:.KK15])" office:value-type="float" office:value="3647">
            <text:p>3647</text:p>
          </table:table-cell>
          <table:table-cell table:number-columns-repeated="2"/>
        </table:table-row>
        <table:table-row table:style-name="ro1">
          <table:table-cell office:value-type="string">
            <text:p>Mech wins:</text:p>
          </table:table-cell>
          <table:table-cell table:formula="of:=SUM([Overview.B16:.KK16])" office:value-type="float" office:value="1277">
            <text:p>1277</text:p>
          </table:table-cell>
          <table:table-cell table:number-columns-repeated="2"/>
        </table:table-row>
        <table:table-row table:style-name="ro1">
          <table:table-cell office:value-type="string">
            <text:p>Forsaken wins:</text:p>
          </table:table-cell>
          <table:table-cell table:formula="of:=SUM([Overview.B17:.KK17])" office:value-type="float" office:value="848">
            <text:p>848</text:p>
          </table:table-cell>
          <table:table-cell table:number-columns-repeated="2"/>
        </table:table-row>
        <table:table-row table:style-name="ro1">
          <table:table-cell office:value-type="string">
            <text:p>Mastermind wins:</text:p>
          </table:table-cell>
          <table:table-cell table:formula="of:=SUM([Overview.B18:.KK18])" office:value-type="float" office:value="3707">
            <text:p>3707</text:p>
          </table:table-cell>
          <table:table-cell table:number-columns-repeated="2"/>
        </table:table-row>
        <table:table-row table:style-name="ro1">
          <table:table-cell office:value-type="string">
            <text:p>Games ended on 1:</text:p>
          </table:table-cell>
          <table:table-cell table:formula="of:=SUM([Overview.B19:.KK19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Games ended on 2:</text:p>
          </table:table-cell>
          <table:table-cell table:formula="of:=SUM([Overview.B20:.KK20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Games ended on 3:</text:p>
          </table:table-cell>
          <table:table-cell table:formula="of:=SUM([Overview.B21:.KK21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Games ended on 4:</text:p>
          </table:table-cell>
          <table:table-cell table:formula="of:=SUM([Overview.B22:.KK22])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Games ended on 5:</text:p>
          </table:table-cell>
          <table:table-cell table:formula="of:=SUM([Overview.B23:.KK23])"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Games ended on 6:</text:p>
          </table:table-cell>
          <table:table-cell table:formula="of:=SUM([Overview.B24:.KK24])"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Games ended on 7:</text:p>
          </table:table-cell>
          <table:table-cell table:formula="of:=SUM([Overview.B25:.KK25])"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Games ended on 8:</text:p>
          </table:table-cell>
          <table:table-cell table:formula="of:=SUM([Overview.B26:.KK26])"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Games ended on 9:</text:p>
          </table:table-cell>
          <table:table-cell table:formula="of:=SUM([Overview.B27:.KK27])"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Games ended on 10:</text:p>
          </table:table-cell>
          <table:table-cell table:formula="of:=SUM([Overview.B28:.KK28])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string">
            <text:p>Games ended on 11:</text:p>
          </table:table-cell>
          <table:table-cell table:formula="of:=SUM([Overview.B29:.KK29])"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Games ended on 12</text:p>
          </table:table-cell>
          <table:table-cell table:formula="of:=SUM([Overview.B30:.KK30])"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string">
            <text:p>Games ended on 13:</text:p>
          </table:table-cell>
          <table:table-cell table:formula="of:=SUM([Overview.B31:.KK31])" office:value-type="float" office:value="919">
            <text:p>919</text:p>
          </table:table-cell>
          <table:table-cell table:number-columns-repeated="2"/>
        </table:table-row>
        <table:table-row table:style-name="ro1">
          <table:table-cell office:value-type="string">
            <text:p>Games ended on 14:</text:p>
          </table:table-cell>
          <table:table-cell table:formula="of:=SUM([Overview.B32:.KK32])" office:value-type="float" office:value="2136">
            <text:p>2136</text:p>
          </table:table-cell>
          <table:table-cell table:number-columns-repeated="2"/>
        </table:table-row>
        <table:table-row table:style-name="ro1">
          <table:table-cell office:value-type="string">
            <text:p>Games ended on 15:</text:p>
          </table:table-cell>
          <table:table-cell table:formula="of:=SUM([Overview.B33:.KK33])" office:value-type="float" office:value="783">
            <text:p>783</text:p>
          </table:table-cell>
          <table:table-cell table:number-columns-repeated="2"/>
        </table:table-row>
        <table:table-row table:style-name="ro1">
          <table:table-cell office:value-type="string">
            <text:p>Games ended on 16:</text:p>
          </table:table-cell>
          <table:table-cell table:formula="of:=SUM([Overview.B34:.KK34])" office:value-type="float" office:value="690">
            <text:p>690</text:p>
          </table:table-cell>
          <table:table-cell table:number-columns-repeated="2"/>
        </table:table-row>
        <table:table-row table:style-name="ro1">
          <table:table-cell office:value-type="string">
            <text:p>Games ended on 17:</text:p>
          </table:table-cell>
          <table:table-cell table:formula="of:=SUM([Overview.B35:.KK35])" office:value-type="float" office:value="531">
            <text:p>531</text:p>
          </table:table-cell>
          <table:table-cell table:number-columns-repeated="2"/>
        </table:table-row>
        <table:table-row table:style-name="ro1">
          <table:table-cell office:value-type="string">
            <text:p>Games ended on 18:</text:p>
          </table:table-cell>
          <table:table-cell table:formula="of:=SUM([Overview.B36:.KK36])" office:value-type="float" office:value="401">
            <text:p>401</text:p>
          </table:table-cell>
          <table:table-cell table:number-columns-repeated="2"/>
        </table:table-row>
        <table:table-row table:style-name="ro1">
          <table:table-cell office:value-type="string">
            <text:p>Games ended on 19:</text:p>
          </table:table-cell>
          <table:table-cell table:formula="of:=SUM([Overview.B37:.KK37])" office:value-type="float" office:value="310">
            <text:p>310</text:p>
          </table:table-cell>
          <table:table-cell table:number-columns-repeated="2"/>
        </table:table-row>
        <table:table-row table:style-name="ro1">
          <table:table-cell office:value-type="string">
            <text:p>Games ended on 20:</text:p>
          </table:table-cell>
          <table:table-cell table:formula="of:=SUM([Overview.B38:.KK38])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Games ended on 21:</text:p>
          </table:table-cell>
          <table:table-cell table:formula="of:=SUM([Overview.B39:.KK39]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Element workers lvl 1</text:p>
          </table:table-cell>
          <table:table-cell table:formula="of:=AVERAGE([Overview.B40:.KK40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Element workers lvl 2</text:p>
          </table:table-cell>
          <table:table-cell table:formula="of:=AVERAGE([Overview.B41:.KK41])" office:value-type="float" office:value="2.5">
            <text:p>2,5</text:p>
          </table:table-cell>
          <table:table-cell table:number-columns-repeated="2"/>
        </table:table-row>
        <table:table-row table:style-name="ro1">
          <table:table-cell office:value-type="string">
            <text:p>Element workers lvl 3</text:p>
          </table:table-cell>
          <table:table-cell table:formula="of:=AVERAGE([Overview.B42:.KK42])" office:value-type="float" office:value="2.33333333333333">
            <text:p>2,3333333333</text:p>
          </table:table-cell>
          <table:table-cell table:number-columns-repeated="2"/>
        </table:table-row>
        <table:table-row table:style-name="ro1">
          <table:table-cell office:value-type="string">
            <text:p>Element workers lvl 4</text:p>
          </table:table-cell>
          <table:table-cell table:formula="of:=AVERAGE([Overview.B43:.KK43])" office:value-type="float" office:value="2.5">
            <text:p>2,5</text:p>
          </table:table-cell>
          <table:table-cell table:number-columns-repeated="2"/>
        </table:table-row>
        <table:table-row table:style-name="ro1">
          <table:table-cell office:value-type="string">
            <text:p>Element workers lvl 5</text:p>
          </table:table-cell>
          <table:table-cell table:formula="of:=AVERAGE([Overview.B44:.KK44])" office:value-type="float" office:value="3.4452380952381">
            <text:p>3,4452380952</text:p>
          </table:table-cell>
          <table:table-cell table:number-columns-repeated="2"/>
        </table:table-row>
        <table:table-row table:style-name="ro1">
          <table:table-cell office:value-type="string">
            <text:p>Element workers lvl 6</text:p>
          </table:table-cell>
          <table:table-cell table:formula="of:=AVERAGE([Overview.B45:.KK45])" office:value-type="float" office:value="4.53070175438597">
            <text:p>4,5307017544</text:p>
          </table:table-cell>
          <table:table-cell table:number-columns-repeated="2"/>
        </table:table-row>
        <table:table-row table:style-name="ro1">
          <table:table-cell office:value-type="string">
            <text:p>Element workers lvl 7</text:p>
          </table:table-cell>
          <table:table-cell table:formula="of:=AVERAGE([Overview.B46:.KK46])" office:value-type="float" office:value="5.35714285714286">
            <text:p>5,3571428571</text:p>
          </table:table-cell>
          <table:table-cell table:number-columns-repeated="2"/>
        </table:table-row>
        <table:table-row table:style-name="ro1">
          <table:table-cell office:value-type="string">
            <text:p>Element workers lvl 8</text:p>
          </table:table-cell>
          <table:table-cell table:formula="of:=AVERAGE([Overview.B47:.KK47])" office:value-type="float" office:value="5.30977564102564">
            <text:p>5,309775641</text:p>
          </table:table-cell>
          <table:table-cell table:number-columns-repeated="2"/>
        </table:table-row>
        <table:table-row table:style-name="ro1">
          <table:table-cell office:value-type="string">
            <text:p>Element workers lvl 9</text:p>
          </table:table-cell>
          <table:table-cell table:formula="of:=AVERAGE([Overview.B48:.KK48])" office:value-type="float" office:value="6.16839641839642">
            <text:p>6,1683964184</text:p>
          </table:table-cell>
          <table:table-cell table:number-columns-repeated="2"/>
        </table:table-row>
        <table:table-row table:style-name="ro1">
          <table:table-cell office:value-type="string">
            <text:p>Element workers lvl 10</text:p>
          </table:table-cell>
          <table:table-cell table:formula="of:=AVERAGE([Overview.B49:.KK49])" office:value-type="float" office:value="7.2021978021978">
            <text:p>7,2021978022</text:p>
          </table:table-cell>
          <table:table-cell table:number-columns-repeated="2"/>
        </table:table-row>
        <table:table-row table:style-name="ro1">
          <table:table-cell office:value-type="string">
            <text:p>Element workers lvl 11</text:p>
          </table:table-cell>
          <table:table-cell table:formula="of:=AVERAGE([Overview.B50:.KK50])" office:value-type="float" office:value="7.99043018173453">
            <text:p>7,9904301817</text:p>
          </table:table-cell>
          <table:table-cell table:number-columns-repeated="2"/>
        </table:table-row>
        <table:table-row table:style-name="ro1">
          <table:table-cell office:value-type="string">
            <text:p>Element workers lvl 12</text:p>
          </table:table-cell>
          <table:table-cell table:formula="of:=AVERAGE([Overview.B51:.KK51])" office:value-type="float" office:value="8.40871497821852">
            <text:p>8,4087149782</text:p>
          </table:table-cell>
          <table:table-cell table:number-columns-repeated="2"/>
        </table:table-row>
        <table:table-row table:style-name="ro1">
          <table:table-cell office:value-type="string">
            <text:p>Element workers lvl 13</text:p>
          </table:table-cell>
          <table:table-cell table:formula="of:=AVERAGE([Overview.B52:.KK52])" office:value-type="float" office:value="9.25914788451952">
            <text:p>9,2591478845</text:p>
          </table:table-cell>
          <table:table-cell table:number-columns-repeated="2"/>
        </table:table-row>
        <table:table-row table:style-name="ro1">
          <table:table-cell office:value-type="string">
            <text:p>Element workers lvl 14</text:p>
          </table:table-cell>
          <table:table-cell table:formula="of:=AVERAGE([Overview.B53:.KK53])" office:value-type="float" office:value="9.56341541032123">
            <text:p>9,5634154103</text:p>
          </table:table-cell>
          <table:table-cell table:number-columns-repeated="2"/>
        </table:table-row>
        <table:table-row table:style-name="ro1">
          <table:table-cell office:value-type="string">
            <text:p>Element workers lvl 15</text:p>
          </table:table-cell>
          <table:table-cell table:formula="of:=AVERAGE([Overview.B54:.KK54])" office:value-type="float" office:value="10.7095649076662">
            <text:p>10,7095649077</text:p>
          </table:table-cell>
          <table:table-cell table:number-columns-repeated="2"/>
        </table:table-row>
        <table:table-row table:style-name="ro1">
          <table:table-cell office:value-type="string">
            <text:p>Element workers lvl 16</text:p>
          </table:table-cell>
          <table:table-cell table:formula="of:=AVERAGE([Overview.B55:.KK55])" office:value-type="float" office:value="10.9842851685028">
            <text:p>10,9842851685</text:p>
          </table:table-cell>
          <table:table-cell table:number-columns-repeated="2"/>
        </table:table-row>
        <table:table-row table:style-name="ro1">
          <table:table-cell office:value-type="string">
            <text:p>Element workers lvl 17</text:p>
          </table:table-cell>
          <table:table-cell table:formula="of:=AVERAGE([Overview.B56:.KK56])" office:value-type="float" office:value="11.4447748710611">
            <text:p>11,4447748711</text:p>
          </table:table-cell>
          <table:table-cell table:number-columns-repeated="2"/>
        </table:table-row>
        <table:table-row table:style-name="ro1">
          <table:table-cell office:value-type="string">
            <text:p>Element workers lvl 18</text:p>
          </table:table-cell>
          <table:table-cell table:formula="of:=AVERAGE([Overview.B57:.KK57])" office:value-type="float" office:value="12.6033350979945">
            <text:p>12,603335098</text:p>
          </table:table-cell>
          <table:table-cell table:number-columns-repeated="2"/>
        </table:table-row>
        <table:table-row table:style-name="ro1">
          <table:table-cell office:value-type="string">
            <text:p>Element workers lvl 19</text:p>
          </table:table-cell>
          <table:table-cell table:formula="of:=AVERAGE([Overview.B58:.KK58])" office:value-type="float" office:value="12.057729017533">
            <text:p>12,0577290175</text:p>
          </table:table-cell>
          <table:table-cell table:number-columns-repeated="2"/>
        </table:table-row>
        <table:table-row table:style-name="ro1">
          <table:table-cell office:value-type="string">
            <text:p>Element workers lvl 20</text:p>
          </table:table-cell>
          <table:table-cell table:formula="of:=AVERAGE([Overview.B59:.KK59])" office:value-type="float" office:value="13.7142857142857">
            <text:p>13,7142857143</text:p>
          </table:table-cell>
          <table:table-cell table:number-columns-repeated="2"/>
        </table:table-row>
        <table:table-row table:style-name="ro1">
          <table:table-cell office:value-type="string">
            <text:p>Element workers lvl 21</text:p>
          </table:table-cell>
          <table:table-cell table:formula="of:=AVERAGE([Overview.B60:.KK60])" office:value-type="float" office:value="20.7777777777778">
            <text:p>20,7777777778</text:p>
          </table:table-cell>
          <table:table-cell table:number-columns-repeated="2"/>
        </table:table-row>
        <table:table-row table:style-name="ro1">
          <table:table-cell office:value-type="string">
            <text:p>Element income lvl 1</text:p>
          </table:table-cell>
          <table:table-cell table:formula="of:=AVERAGE([Overview.B61:.KK61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Element income lvl 2</text:p>
          </table:table-cell>
          <table:table-cell table:formula="of:=AVERAGE([Overview.B62:.KK62])" office:value-type="float" office:value="16.5">
            <text:p>16,5</text:p>
          </table:table-cell>
          <table:table-cell table:number-columns-repeated="2"/>
        </table:table-row>
        <table:table-row table:style-name="ro1">
          <table:table-cell office:value-type="string">
            <text:p>Element income lvl 3</text:p>
          </table:table-cell>
          <table:table-cell table:formula="of:=AVERAGE([Overview.B63:.KK63])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Element income lvl 4</text:p>
          </table:table-cell>
          <table:table-cell table:formula="of:=AVERAGE([Overview.B64:.KK64])" office:value-type="float" office:value="29.3571428571429">
            <text:p>29,3571428571</text:p>
          </table:table-cell>
          <table:table-cell table:number-columns-repeated="2"/>
        </table:table-row>
        <table:table-row table:style-name="ro1">
          <table:table-cell office:value-type="string">
            <text:p>Element income lvl 5</text:p>
          </table:table-cell>
          <table:table-cell table:formula="of:=AVERAGE([Overview.B65:.KK65])" office:value-type="float" office:value="43.3571428571429">
            <text:p>43,3571428571</text:p>
          </table:table-cell>
          <table:table-cell table:number-columns-repeated="2"/>
        </table:table-row>
        <table:table-row table:style-name="ro1">
          <table:table-cell office:value-type="string">
            <text:p>Element income lvl 6</text:p>
          </table:table-cell>
          <table:table-cell table:formula="of:=AVERAGE([Overview.B66:.KK66])" office:value-type="float" office:value="64.7192982456141">
            <text:p>64,7192982456</text:p>
          </table:table-cell>
          <table:table-cell table:number-columns-repeated="2"/>
        </table:table-row>
        <table:table-row table:style-name="ro1">
          <table:table-cell office:value-type="string">
            <text:p>Element income lvl 7</text:p>
          </table:table-cell>
          <table:table-cell table:formula="of:=AVERAGE([Overview.B67:.KK67])" office:value-type="float" office:value="81.7047619047619">
            <text:p>81,7047619048</text:p>
          </table:table-cell>
          <table:table-cell table:number-columns-repeated="2"/>
        </table:table-row>
        <table:table-row table:style-name="ro1">
          <table:table-cell office:value-type="string">
            <text:p>Element income lvl 8</text:p>
          </table:table-cell>
          <table:table-cell table:formula="of:=AVERAGE([Overview.B68:.KK68])" office:value-type="float" office:value="95.6983974358974">
            <text:p>95,6983974359</text:p>
          </table:table-cell>
          <table:table-cell table:number-columns-repeated="2"/>
        </table:table-row>
        <table:table-row table:style-name="ro1">
          <table:table-cell office:value-type="string">
            <text:p>Element income lvl 9</text:p>
          </table:table-cell>
          <table:table-cell table:formula="of:=AVERAGE([Overview.B69:.KK69])" office:value-type="float" office:value="118.663757538757">
            <text:p>118,6637575388</text:p>
          </table:table-cell>
          <table:table-cell table:number-columns-repeated="2"/>
        </table:table-row>
        <table:table-row table:style-name="ro1">
          <table:table-cell office:value-type="string">
            <text:p>Element income lvl 10</text:p>
          </table:table-cell>
          <table:table-cell table:formula="of:=AVERAGE([Overview.B70:.KK70])" office:value-type="float" office:value="156.940659340659">
            <text:p>156,9406593407</text:p>
          </table:table-cell>
          <table:table-cell table:number-columns-repeated="2"/>
        </table:table-row>
        <table:table-row table:style-name="ro1">
          <table:table-cell office:value-type="string">
            <text:p>Element income lvl 11</text:p>
          </table:table-cell>
          <table:table-cell table:formula="of:=AVERAGE([Overview.B71:.KK71])" office:value-type="float" office:value="177.5602219037">
            <text:p>177,5602219037</text:p>
          </table:table-cell>
          <table:table-cell table:number-columns-repeated="2"/>
        </table:table-row>
        <table:table-row table:style-name="ro1">
          <table:table-cell office:value-type="string">
            <text:p>Element income lvl 12</text:p>
          </table:table-cell>
          <table:table-cell table:formula="of:=AVERAGE([Overview.B72:.KK72])" office:value-type="float" office:value="203.955332623772">
            <text:p>203,9553326238</text:p>
          </table:table-cell>
          <table:table-cell table:number-columns-repeated="2"/>
        </table:table-row>
        <table:table-row table:style-name="ro1">
          <table:table-cell office:value-type="string">
            <text:p>Element income lvl 13</text:p>
          </table:table-cell>
          <table:table-cell table:formula="of:=AVERAGE([Overview.B73:.KK73])" office:value-type="float" office:value="240.841870756944">
            <text:p>240,8418707569</text:p>
          </table:table-cell>
          <table:table-cell table:number-columns-repeated="2"/>
        </table:table-row>
        <table:table-row table:style-name="ro1">
          <table:table-cell office:value-type="string">
            <text:p>Element income lvl 14</text:p>
          </table:table-cell>
          <table:table-cell table:formula="of:=AVERAGE([Overview.B74:.KK74])" office:value-type="float" office:value="271.305527488139">
            <text:p>271,3055274881</text:p>
          </table:table-cell>
          <table:table-cell table:number-columns-repeated="2"/>
        </table:table-row>
        <table:table-row table:style-name="ro1">
          <table:table-cell office:value-type="string">
            <text:p>Element income lvl 15</text:p>
          </table:table-cell>
          <table:table-cell table:formula="of:=AVERAGE([Overview.B75:.KK75])" office:value-type="float" office:value="324.367154516838">
            <text:p>324,3671545168</text:p>
          </table:table-cell>
          <table:table-cell table:number-columns-repeated="2"/>
        </table:table-row>
        <table:table-row table:style-name="ro1">
          <table:table-cell office:value-type="string">
            <text:p>Element income lvl 16</text:p>
          </table:table-cell>
          <table:table-cell table:formula="of:=AVERAGE([Overview.B76:.KK76])" office:value-type="float" office:value="362.991472827848">
            <text:p>362,9914728278</text:p>
          </table:table-cell>
          <table:table-cell table:number-columns-repeated="2"/>
        </table:table-row>
        <table:table-row table:style-name="ro1">
          <table:table-cell office:value-type="string">
            <text:p>Element income lvl 17</text:p>
          </table:table-cell>
          <table:table-cell table:formula="of:=AVERAGE([Overview.B77:.KK77])" office:value-type="float" office:value="411.001202124447">
            <text:p>411,0012021244</text:p>
          </table:table-cell>
          <table:table-cell table:number-columns-repeated="2"/>
        </table:table-row>
        <table:table-row table:style-name="ro1">
          <table:table-cell office:value-type="string">
            <text:p>Element income lvl 18</text:p>
          </table:table-cell>
          <table:table-cell table:formula="of:=AVERAGE([Overview.B78:.KK78])" office:value-type="float" office:value="492.144274555472">
            <text:p>492,1442745555</text:p>
          </table:table-cell>
          <table:table-cell table:number-columns-repeated="2"/>
        </table:table-row>
        <table:table-row table:style-name="ro1">
          <table:table-cell office:value-type="string">
            <text:p>Element income lvl 19</text:p>
          </table:table-cell>
          <table:table-cell table:formula="of:=AVERAGE([Overview.B79:.KK79])" office:value-type="float" office:value="506.613030397344">
            <text:p>506,6130303973</text:p>
          </table:table-cell>
          <table:table-cell table:number-columns-repeated="2"/>
        </table:table-row>
        <table:table-row table:style-name="ro1">
          <table:table-cell office:value-type="string">
            <text:p>Element income lvl 20</text:p>
          </table:table-cell>
          <table:table-cell table:formula="of:=AVERAGE([Overview.B80:.KK80])" office:value-type="float" office:value="616.178571428571">
            <text:p>616,1785714286</text:p>
          </table:table-cell>
          <table:table-cell table:number-columns-repeated="2"/>
        </table:table-row>
        <table:table-row table:style-name="ro1">
          <table:table-cell office:value-type="string">
            <text:p>Element income lvl 21</text:p>
          </table:table-cell>
          <table:table-cell table:formula="of:=AVERAGE([Overview.B81:.KK81])" office:value-type="float" office:value="1045.22222222222">
            <text:p>1045,2222222222</text:p>
          </table:table-cell>
          <table:table-cell table:number-columns-repeated="2"/>
        </table:table-row>
        <table:table-row table:style-name="ro1">
          <table:table-cell office:value-type="string">
            <text:p>Element value lvl 1</text:p>
          </table:table-cell>
          <table:table-cell table:formula="of:=AVERAGE([Overview.B82:.KK82])" office:value-type="float" office:value="145">
            <text:p>145</text:p>
          </table:table-cell>
          <table:table-cell table:number-columns-repeated="2"/>
        </table:table-row>
        <table:table-row table:style-name="ro1">
          <table:table-cell office:value-type="string">
            <text:p>Element value lvl 2</text:p>
          </table:table-cell>
          <table:table-cell table:formula="of:=AVERAGE([Overview.B83:.KK83])" office:value-type="float" office:value="186.25">
            <text:p>186,25</text:p>
          </table:table-cell>
          <table:table-cell table:number-columns-repeated="2"/>
        </table:table-row>
        <table:table-row table:style-name="ro1">
          <table:table-cell office:value-type="string">
            <text:p>Element value lvl 3</text:p>
          </table:table-cell>
          <table:table-cell table:formula="of:=AVERAGE([Overview.B84:.KK84])" office:value-type="float" office:value="290.833333333333">
            <text:p>290,8333333333</text:p>
          </table:table-cell>
          <table:table-cell table:number-columns-repeated="2"/>
        </table:table-row>
        <table:table-row table:style-name="ro1">
          <table:table-cell office:value-type="string">
            <text:p>Element value lvl 4</text:p>
          </table:table-cell>
          <table:table-cell table:formula="of:=AVERAGE([Overview.B85:.KK85])" office:value-type="float" office:value="393.571428571429">
            <text:p>393,5714285714</text:p>
          </table:table-cell>
          <table:table-cell table:number-columns-repeated="2"/>
        </table:table-row>
        <table:table-row table:style-name="ro1">
          <table:table-cell office:value-type="string">
            <text:p>Element value lvl 5</text:p>
          </table:table-cell>
          <table:table-cell table:formula="of:=AVERAGE([Overview.B86:.KK86])" office:value-type="float" office:value="438.202380952381">
            <text:p>438,2023809524</text:p>
          </table:table-cell>
          <table:table-cell table:number-columns-repeated="2"/>
        </table:table-row>
        <table:table-row table:style-name="ro1">
          <table:table-cell office:value-type="string">
            <text:p>Element value lvl 6</text:p>
          </table:table-cell>
          <table:table-cell table:formula="of:=AVERAGE([Overview.B87:.KK87])" office:value-type="float" office:value="565.570175438597">
            <text:p>565,5701754386</text:p>
          </table:table-cell>
          <table:table-cell table:number-columns-repeated="2"/>
        </table:table-row>
        <table:table-row table:style-name="ro1">
          <table:table-cell office:value-type="string">
            <text:p>Element value lvl 7</text:p>
          </table:table-cell>
          <table:table-cell table:formula="of:=AVERAGE([Overview.B88:.KK88])" office:value-type="float" office:value="485.940476190476">
            <text:p>485,9404761905</text:p>
          </table:table-cell>
          <table:table-cell table:number-columns-repeated="2"/>
        </table:table-row>
        <table:table-row table:style-name="ro1">
          <table:table-cell office:value-type="string">
            <text:p>Element value lvl 8</text:p>
          </table:table-cell>
          <table:table-cell table:formula="of:=AVERAGE([Overview.B89:.KK89])" office:value-type="float" office:value="809.512019230769">
            <text:p>809,5120192308</text:p>
          </table:table-cell>
          <table:table-cell table:number-columns-repeated="2"/>
        </table:table-row>
        <table:table-row table:style-name="ro1">
          <table:table-cell office:value-type="string">
            <text:p>Element value lvl 9</text:p>
          </table:table-cell>
          <table:table-cell table:formula="of:=AVERAGE([Overview.B90:.KK90])" office:value-type="float" office:value="984.543188293188">
            <text:p>984,5431882932</text:p>
          </table:table-cell>
          <table:table-cell table:number-columns-repeated="2"/>
        </table:table-row>
        <table:table-row table:style-name="ro1">
          <table:table-cell office:value-type="string">
            <text:p>Element value lvl 10</text:p>
          </table:table-cell>
          <table:table-cell table:formula="of:=AVERAGE([Overview.B91:.KK91])" office:value-type="float" office:value="1353.02747252747">
            <text:p>1353,0274725275</text:p>
          </table:table-cell>
          <table:table-cell table:number-columns-repeated="2"/>
        </table:table-row>
        <table:table-row table:style-name="ro1">
          <table:table-cell office:value-type="string">
            <text:p>Element value lvl 11</text:p>
          </table:table-cell>
          <table:table-cell table:formula="of:=AVERAGE([Overview.B92:.KK92])" office:value-type="float" office:value="1410.45996354692">
            <text:p>1410,4599635469</text:p>
          </table:table-cell>
          <table:table-cell table:number-columns-repeated="2"/>
        </table:table-row>
        <table:table-row table:style-name="ro1">
          <table:table-cell office:value-type="string">
            <text:p>Element value lvl 12</text:p>
          </table:table-cell>
          <table:table-cell table:formula="of:=AVERAGE([Overview.B93:.KK93])" office:value-type="float" office:value="1708.05127857433">
            <text:p>1708,0512785743</text:p>
          </table:table-cell>
          <table:table-cell table:number-columns-repeated="2"/>
        </table:table-row>
        <table:table-row table:style-name="ro1">
          <table:table-cell office:value-type="string">
            <text:p>Element value lvl 13</text:p>
          </table:table-cell>
          <table:table-cell table:formula="of:=AVERAGE([Overview.B94:.KK94])" office:value-type="float" office:value="2068.19318214403">
            <text:p>2068,193182144</text:p>
          </table:table-cell>
          <table:table-cell table:number-columns-repeated="2"/>
        </table:table-row>
        <table:table-row table:style-name="ro1">
          <table:table-cell office:value-type="string">
            <text:p>Element value lvl 14</text:p>
          </table:table-cell>
          <table:table-cell table:formula="of:=AVERAGE([Overview.B95:.KK95])" office:value-type="float" office:value="2436.3905549229">
            <text:p>2436,3905549229</text:p>
          </table:table-cell>
          <table:table-cell table:number-columns-repeated="2"/>
        </table:table-row>
        <table:table-row table:style-name="ro1">
          <table:table-cell office:value-type="string">
            <text:p>Element value lvl 15</text:p>
          </table:table-cell>
          <table:table-cell table:formula="of:=AVERAGE([Overview.B96:.KK96])" office:value-type="float" office:value="2862.59202102398">
            <text:p>2862,592021024</text:p>
          </table:table-cell>
          <table:table-cell table:number-columns-repeated="2"/>
        </table:table-row>
        <table:table-row table:style-name="ro1">
          <table:table-cell office:value-type="string">
            <text:p>Element value lvl 16</text:p>
          </table:table-cell>
          <table:table-cell table:formula="of:=AVERAGE([Overview.B97:.KK97])" office:value-type="float" office:value="3404.79604496285">
            <text:p>3404,7960449629</text:p>
          </table:table-cell>
          <table:table-cell table:number-columns-repeated="2"/>
        </table:table-row>
        <table:table-row table:style-name="ro1">
          <table:table-cell office:value-type="string">
            <text:p>Element value lvl 17</text:p>
          </table:table-cell>
          <table:table-cell table:formula="of:=AVERAGE([Overview.B98:.KK98])" office:value-type="float" office:value="3950.54410748806">
            <text:p>3950,5441074881</text:p>
          </table:table-cell>
          <table:table-cell table:number-columns-repeated="2"/>
        </table:table-row>
        <table:table-row table:style-name="ro1">
          <table:table-cell office:value-type="string">
            <text:p>Element value lvl 18</text:p>
          </table:table-cell>
          <table:table-cell table:formula="of:=AVERAGE([Overview.B99:.KK99])" office:value-type="float" office:value="4635.24823689001">
            <text:p>4635,24823689</text:p>
          </table:table-cell>
          <table:table-cell table:number-columns-repeated="2"/>
        </table:table-row>
        <table:table-row table:style-name="ro1">
          <table:table-cell office:value-type="string">
            <text:p>Element value lvl 19</text:p>
          </table:table-cell>
          <table:table-cell table:formula="of:=AVERAGE([Overview.B100:.KK100])" office:value-type="float" office:value="5400.45046166615">
            <text:p>5400,4504616662</text:p>
          </table:table-cell>
          <table:table-cell table:number-columns-repeated="2"/>
        </table:table-row>
        <table:table-row table:style-name="ro1">
          <table:table-cell office:value-type="string">
            <text:p>Element value lvl 20</text:p>
          </table:table-cell>
          <table:table-cell table:formula="of:=AVERAGE([Overview.B101:.KK101])" office:value-type="float" office:value="6241.60714285714">
            <text:p>6241,6071428572</text:p>
          </table:table-cell>
          <table:table-cell table:number-columns-repeated="2"/>
        </table:table-row>
        <table:table-row table:style-name="ro1">
          <table:table-cell office:value-type="string">
            <text:p>Element value lvl 21</text:p>
          </table:table-cell>
          <table:table-cell table:formula="of:=AVERAGE([Overview.B102:.KK102])" office:value-type="float" office:value="8673.33333333333">
            <text:p>8673,3333333333</text:p>
          </table:table-cell>
          <table:table-cell table:number-columns-repeated="2"/>
        </table:table-row>
        <table:table-row table:style-name="ro1">
          <table:table-cell office:value-type="string">
            <text:p>Element kills lvl 1</text:p>
          </table:table-cell>
          <table:table-cell table:formula="of:=AVERAGE([Overview.B103:.KK103])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Element kills lvl 2</text:p>
          </table:table-cell>
          <table:table-cell table:formula="of:=AVERAGE([Overview.B104:.KK104])" office:value-type="float" office:value="17.75">
            <text:p>17,75</text:p>
          </table:table-cell>
          <table:table-cell table:number-columns-repeated="2"/>
        </table:table-row>
        <table:table-row table:style-name="ro1">
          <table:table-cell office:value-type="string">
            <text:p>Element kills lvl 3</text:p>
          </table:table-cell>
          <table:table-cell table:formula="of:=AVERAGE([Overview.B105:.KK105])" office:value-type="float" office:value="37.8333333333333">
            <text:p>37,8333333333</text:p>
          </table:table-cell>
          <table:table-cell table:number-columns-repeated="2"/>
        </table:table-row>
        <table:table-row table:style-name="ro1">
          <table:table-cell office:value-type="string">
            <text:p>Element kills lvl 4</text:p>
          </table:table-cell>
          <table:table-cell table:formula="of:=AVERAGE([Overview.B106:.KK106])" office:value-type="float" office:value="50.0714285714286">
            <text:p>50,0714285714</text:p>
          </table:table-cell>
          <table:table-cell table:number-columns-repeated="2"/>
        </table:table-row>
        <table:table-row table:style-name="ro1">
          <table:table-cell office:value-type="string">
            <text:p>Element kills lvl 5</text:p>
          </table:table-cell>
          <table:table-cell table:formula="of:=AVERAGE([Overview.B107:.KK107])" office:value-type="float" office:value="63.0214285714286">
            <text:p>63,0214285714</text:p>
          </table:table-cell>
          <table:table-cell table:number-columns-repeated="2"/>
        </table:table-row>
        <table:table-row table:style-name="ro1">
          <table:table-cell office:value-type="string">
            <text:p>Element kills lvl 6</text:p>
          </table:table-cell>
          <table:table-cell table:formula="of:=AVERAGE([Overview.B108:.KK108])" office:value-type="float" office:value="72.2061403508772">
            <text:p>72,2061403509</text:p>
          </table:table-cell>
          <table:table-cell table:number-columns-repeated="2"/>
        </table:table-row>
        <table:table-row table:style-name="ro1">
          <table:table-cell office:value-type="string">
            <text:p>Element kills lvl 7</text:p>
          </table:table-cell>
          <table:table-cell table:formula="of:=AVERAGE([Overview.B109:.KK109])" office:value-type="float" office:value="63.2333333333333">
            <text:p>63,2333333333</text:p>
          </table:table-cell>
          <table:table-cell table:number-columns-repeated="2"/>
        </table:table-row>
        <table:table-row table:style-name="ro1">
          <table:table-cell office:value-type="string">
            <text:p>Element kills lvl 8</text:p>
          </table:table-cell>
          <table:table-cell table:formula="of:=AVERAGE([Overview.B110:.KK110])" office:value-type="float" office:value="96.8092948717949">
            <text:p>96,8092948718</text:p>
          </table:table-cell>
          <table:table-cell table:number-columns-repeated="2"/>
        </table:table-row>
        <table:table-row table:style-name="ro1">
          <table:table-cell office:value-type="string">
            <text:p>Element kills lvl 9</text:p>
          </table:table-cell>
          <table:table-cell table:formula="of:=AVERAGE([Overview.B111:.KK111])" office:value-type="float" office:value="110.175454175454">
            <text:p>110,1754541755</text:p>
          </table:table-cell>
          <table:table-cell table:number-columns-repeated="2"/>
        </table:table-row>
        <table:table-row table:style-name="ro1">
          <table:table-cell office:value-type="string">
            <text:p>Element kills lvl 10</text:p>
          </table:table-cell>
          <table:table-cell table:formula="of:=AVERAGE([Overview.B112:.KK112])" office:value-type="float" office:value="127.263003663004">
            <text:p>127,263003663</text:p>
          </table:table-cell>
          <table:table-cell table:number-columns-repeated="2"/>
        </table:table-row>
        <table:table-row table:style-name="ro1">
          <table:table-cell office:value-type="string">
            <text:p>Element kills lvl 11</text:p>
          </table:table-cell>
          <table:table-cell table:formula="of:=AVERAGE([Overview.B113:.KK113])" office:value-type="float" office:value="124.143418095592">
            <text:p>124,1434180956</text:p>
          </table:table-cell>
          <table:table-cell table:number-columns-repeated="2"/>
        </table:table-row>
        <table:table-row table:style-name="ro1">
          <table:table-cell office:value-type="string">
            <text:p>Element kills lvl 12</text:p>
          </table:table-cell>
          <table:table-cell table:formula="of:=AVERAGE([Overview.B114:.KK114])" office:value-type="float" office:value="139.679068547686">
            <text:p>139,6790685477</text:p>
          </table:table-cell>
          <table:table-cell table:number-columns-repeated="2"/>
        </table:table-row>
        <table:table-row table:style-name="ro1">
          <table:table-cell office:value-type="string">
            <text:p>Element kills lvl 13</text:p>
          </table:table-cell>
          <table:table-cell table:formula="of:=AVERAGE([Overview.B115:.KK115])" office:value-type="float" office:value="149.265823726538">
            <text:p>149,2658237265</text:p>
          </table:table-cell>
          <table:table-cell table:number-columns-repeated="2"/>
        </table:table-row>
        <table:table-row table:style-name="ro1">
          <table:table-cell office:value-type="string">
            <text:p>Element kills lvl 14</text:p>
          </table:table-cell>
          <table:table-cell table:formula="of:=AVERAGE([Overview.B116:.KK116])" office:value-type="float" office:value="160.546001268933">
            <text:p>160,5460012689</text:p>
          </table:table-cell>
          <table:table-cell table:number-columns-repeated="2"/>
        </table:table-row>
        <table:table-row table:style-name="ro1">
          <table:table-cell office:value-type="string">
            <text:p>Element kills lvl 15</text:p>
          </table:table-cell>
          <table:table-cell table:formula="of:=AVERAGE([Overview.B117:.KK117])" office:value-type="float" office:value="171.524105937819">
            <text:p>171,5241059378</text:p>
          </table:table-cell>
          <table:table-cell table:number-columns-repeated="2"/>
        </table:table-row>
        <table:table-row table:style-name="ro1">
          <table:table-cell office:value-type="string">
            <text:p>Element kills lvl 16</text:p>
          </table:table-cell>
          <table:table-cell table:formula="of:=AVERAGE([Overview.B118:.KK118])" office:value-type="float" office:value="189.568013678554">
            <text:p>189,5680136786</text:p>
          </table:table-cell>
          <table:table-cell table:number-columns-repeated="2"/>
        </table:table-row>
        <table:table-row table:style-name="ro1">
          <table:table-cell office:value-type="string">
            <text:p>Element kills lvl 17</text:p>
          </table:table-cell>
          <table:table-cell table:formula="of:=AVERAGE([Overview.B119:.KK119])" office:value-type="float" office:value="201.024731289922">
            <text:p>201,0247312899</text:p>
          </table:table-cell>
          <table:table-cell table:number-columns-repeated="2"/>
        </table:table-row>
        <table:table-row table:style-name="ro1">
          <table:table-cell office:value-type="string">
            <text:p>Element kills lvl 18</text:p>
          </table:table-cell>
          <table:table-cell table:formula="of:=AVERAGE([Overview.B120:.KK120])" office:value-type="float" office:value="216.976555396215">
            <text:p>216,9765553962</text:p>
          </table:table-cell>
          <table:table-cell table:number-columns-repeated="2"/>
        </table:table-row>
        <table:table-row table:style-name="ro1">
          <table:table-cell office:value-type="string">
            <text:p>Element kills lvl 19</text:p>
          </table:table-cell>
          <table:table-cell table:formula="of:=AVERAGE([Overview.B121:.KK121])" office:value-type="float" office:value="232.139739599544">
            <text:p>232,1397395995</text:p>
          </table:table-cell>
          <table:table-cell table:number-columns-repeated="2"/>
        </table:table-row>
        <table:table-row table:style-name="ro1">
          <table:table-cell office:value-type="string">
            <text:p>Element kills lvl 20</text:p>
          </table:table-cell>
          <table:table-cell table:formula="of:=AVERAGE([Overview.B122:.KK122])" office:value-type="float" office:value="238.785714285714">
            <text:p>238,7857142857</text:p>
          </table:table-cell>
          <table:table-cell table:number-columns-repeated="2"/>
        </table:table-row>
        <table:table-row table:style-name="ro1">
          <table:table-cell office:value-type="string">
            <text:p>Element kills lvl 21</text:p>
          </table:table-cell>
          <table:table-cell table:formula="of:=AVERAGE([Overview.B123:.KK123])" office:value-type="float" office:value="249.277777777778">
            <text:p>249,2777777778</text:p>
          </table:table-cell>
          <table:table-cell table:number-columns-repeated="2"/>
        </table:table-row>
        <table:table-row table:style-name="ro1">
          <table:table-cell office:value-type="string">
            <text:p>Element leaks lvl 1</text:p>
          </table:table-cell>
          <table:table-cell table:formula="of:=AVERAGE([Overview.B124:.KK124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Element leaks lvl 2</text:p>
          </table:table-cell>
          <table:table-cell table:formula="of:=AVERAGE([Overview.B125:.KK125])" office:value-type="float" office:value="2.5">
            <text:p>2,5</text:p>
          </table:table-cell>
          <table:table-cell table:number-columns-repeated="2"/>
        </table:table-row>
        <table:table-row table:style-name="ro1">
          <table:table-cell office:value-type="string">
            <text:p>Element leaks lvl 3</text:p>
          </table:table-cell>
          <table:table-cell table:formula="of:=AVERAGE([Overview.B126:.KK126])" office:value-type="float" office:value="4.5">
            <text:p>4,5</text:p>
          </table:table-cell>
          <table:table-cell table:number-columns-repeated="2"/>
        </table:table-row>
        <table:table-row table:style-name="ro1">
          <table:table-cell office:value-type="string">
            <text:p>Element leaks lvl 4</text:p>
          </table:table-cell>
          <table:table-cell table:formula="of:=AVERAGE([Overview.B127:.KK127])" office:value-type="float" office:value="16.8571428571429">
            <text:p>16,8571428571</text:p>
          </table:table-cell>
          <table:table-cell table:number-columns-repeated="2"/>
        </table:table-row>
        <table:table-row table:style-name="ro1">
          <table:table-cell office:value-type="string">
            <text:p>Element leaks lvl 5</text:p>
          </table:table-cell>
          <table:table-cell table:formula="of:=AVERAGE([Overview.B128:.KK128])" office:value-type="float" office:value="4.53571428571429">
            <text:p>4,5357142857</text:p>
          </table:table-cell>
          <table:table-cell table:number-columns-repeated="2"/>
        </table:table-row>
        <table:table-row table:style-name="ro1">
          <table:table-cell office:value-type="string">
            <text:p>Element leaks lvl 6</text:p>
          </table:table-cell>
          <table:table-cell table:formula="of:=AVERAGE([Overview.B129:.KK129])" office:value-type="float" office:value="7.13157894736842">
            <text:p>7,1315789474</text:p>
          </table:table-cell>
          <table:table-cell table:number-columns-repeated="2"/>
        </table:table-row>
        <table:table-row table:style-name="ro1">
          <table:table-cell office:value-type="string">
            <text:p>Element leaks lvl 7</text:p>
          </table:table-cell>
          <table:table-cell table:formula="of:=AVERAGE([Overview.B130:.KK130])" office:value-type="float" office:value="20.0285714285714">
            <text:p>20,0285714286</text:p>
          </table:table-cell>
          <table:table-cell table:number-columns-repeated="2"/>
        </table:table-row>
        <table:table-row table:style-name="ro1">
          <table:table-cell office:value-type="string">
            <text:p>Element leaks lvl 8</text:p>
          </table:table-cell>
          <table:table-cell table:formula="of:=AVERAGE([Overview.B131:.KK131])" office:value-type="float" office:value="10.1517628205128">
            <text:p>10,1517628205</text:p>
          </table:table-cell>
          <table:table-cell table:number-columns-repeated="2"/>
        </table:table-row>
        <table:table-row table:style-name="ro1">
          <table:table-cell office:value-type="string">
            <text:p>Element leaks lvl 9</text:p>
          </table:table-cell>
          <table:table-cell table:formula="of:=AVERAGE([Overview.B132:.KK132])" office:value-type="float" office:value="8.0477762977763">
            <text:p>8,0477762978</text:p>
          </table:table-cell>
          <table:table-cell table:number-columns-repeated="2"/>
        </table:table-row>
        <table:table-row table:style-name="ro1">
          <table:table-cell office:value-type="string">
            <text:p>Element leaks lvl 10</text:p>
          </table:table-cell>
          <table:table-cell table:formula="of:=AVERAGE([Overview.B133:.KK133])" office:value-type="float" office:value="11.6787545787546">
            <text:p>11,6787545788</text:p>
          </table:table-cell>
          <table:table-cell table:number-columns-repeated="2"/>
        </table:table-row>
        <table:table-row table:style-name="ro1">
          <table:table-cell office:value-type="string">
            <text:p>Element leaks lvl 11</text:p>
          </table:table-cell>
          <table:table-cell table:formula="of:=AVERAGE([Overview.B134:.KK134])" office:value-type="float" office:value="11.9249774380209">
            <text:p>11,924977438</text:p>
          </table:table-cell>
          <table:table-cell table:number-columns-repeated="2"/>
        </table:table-row>
        <table:table-row table:style-name="ro1">
          <table:table-cell office:value-type="string">
            <text:p>Element leaks lvl 12</text:p>
          </table:table-cell>
          <table:table-cell table:formula="of:=AVERAGE([Overview.B135:.KK135])" office:value-type="float" office:value="11.0146803223044">
            <text:p>11,0146803223</text:p>
          </table:table-cell>
          <table:table-cell table:number-columns-repeated="2"/>
        </table:table-row>
        <table:table-row table:style-name="ro1">
          <table:table-cell office:value-type="string">
            <text:p>Element leaks lvl 13</text:p>
          </table:table-cell>
          <table:table-cell table:formula="of:=AVERAGE([Overview.B136:.KK136])" office:value-type="float" office:value="9.35412538426508">
            <text:p>9,3541253843</text:p>
          </table:table-cell>
          <table:table-cell table:number-columns-repeated="2"/>
        </table:table-row>
        <table:table-row table:style-name="ro1">
          <table:table-cell office:value-type="string">
            <text:p>Element leaks lvl 14</text:p>
          </table:table-cell>
          <table:table-cell table:formula="of:=AVERAGE([Overview.B137:.KK137])" office:value-type="float" office:value="13.3099982537097">
            <text:p>13,3099982537</text:p>
          </table:table-cell>
          <table:table-cell table:number-columns-repeated="2"/>
        </table:table-row>
        <table:table-row table:style-name="ro1">
          <table:table-cell office:value-type="string">
            <text:p>Element leaks lvl 15</text:p>
          </table:table-cell>
          <table:table-cell table:formula="of:=AVERAGE([Overview.B138:.KK138])" office:value-type="float" office:value="12.6127347414267">
            <text:p>12,6127347414</text:p>
          </table:table-cell>
          <table:table-cell table:number-columns-repeated="2"/>
        </table:table-row>
        <table:table-row table:style-name="ro1">
          <table:table-cell office:value-type="string">
            <text:p>Element leaks lvl 16</text:p>
          </table:table-cell>
          <table:table-cell table:formula="of:=AVERAGE([Overview.B139:.KK139])" office:value-type="float" office:value="15.9395449211335">
            <text:p>15,9395449211</text:p>
          </table:table-cell>
          <table:table-cell table:number-columns-repeated="2"/>
        </table:table-row>
        <table:table-row table:style-name="ro1">
          <table:table-cell office:value-type="string">
            <text:p>Element leaks lvl 17</text:p>
          </table:table-cell>
          <table:table-cell table:formula="of:=AVERAGE([Overview.B140:.KK140])" office:value-type="float" office:value="19.8586196689535">
            <text:p>19,858619669</text:p>
          </table:table-cell>
          <table:table-cell table:number-columns-repeated="2"/>
        </table:table-row>
        <table:table-row table:style-name="ro1">
          <table:table-cell office:value-type="string">
            <text:p>Element leaks lvl 18</text:p>
          </table:table-cell>
          <table:table-cell table:formula="of:=AVERAGE([Overview.B141:.KK141])" office:value-type="float" office:value="20.393717533088">
            <text:p>20,3937175331</text:p>
          </table:table-cell>
          <table:table-cell table:number-columns-repeated="2"/>
        </table:table-row>
        <table:table-row table:style-name="ro1">
          <table:table-cell office:value-type="string">
            <text:p>Element leaks lvl 19</text:p>
          </table:table-cell>
          <table:table-cell table:formula="of:=AVERAGE([Overview.B142:.KK142])" office:value-type="float" office:value="21.8593785662413">
            <text:p>21,8593785662</text:p>
          </table:table-cell>
          <table:table-cell table:number-columns-repeated="2"/>
        </table:table-row>
        <table:table-row table:style-name="ro1">
          <table:table-cell office:value-type="string">
            <text:p>Element leaks lvl 20</text:p>
          </table:table-cell>
          <table:table-cell table:formula="of:=AVERAGE([Overview.B143:.KK143])" office:value-type="float" office:value="21.8214285714286">
            <text:p>21,8214285714</text:p>
          </table:table-cell>
          <table:table-cell table:number-columns-repeated="2"/>
        </table:table-row>
        <table:table-row table:style-name="ro1">
          <table:table-cell office:value-type="string">
            <text:p>Element leaks lvl 21</text:p>
          </table:table-cell>
          <table:table-cell table:formula="of:=AVERAGE([Overview.B144:.KK144])" office:value-type="float" office:value="15.6111111111111">
            <text:p>15,611111111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</text:p>
          </table:table-cell>
          <table:table-cell table:formula="of:=AVERAGE([Overview.B145:.KK145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2</text:p>
          </table:table-cell>
          <table:table-cell table:formula="of:=AVERAGE([Overview.B146:.KK146])" office:value-type="float" office:value="2.41666666666667">
            <text:p>2,416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3</text:p>
          </table:table-cell>
          <table:table-cell table:formula="of:=AVERAGE([Overview.B147:.KK147])" office:value-type="float" office:value="3.375">
            <text:p>3,3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4</text:p>
          </table:table-cell>
          <table:table-cell table:formula="of:=AVERAGE([Overview.B148:.KK148])" office:value-type="float" office:value="4.08333333333333">
            <text:p>4,08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5</text:p>
          </table:table-cell>
          <table:table-cell table:formula="of:=AVERAGE([Overview.B149:.KK149])" office:value-type="float" office:value="3.43981481481481">
            <text:p>3,439814814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6</text:p>
          </table:table-cell>
          <table:table-cell table:formula="of:=AVERAGE([Overview.B150:.KK150])" office:value-type="float" office:value="4.11904761904762">
            <text:p>4,1190476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7</text:p>
          </table:table-cell>
          <table:table-cell table:formula="of:=AVERAGE([Overview.B151:.KK151])" office:value-type="float" office:value="5.06944444444445">
            <text:p>5,06944444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8</text:p>
          </table:table-cell>
          <table:table-cell table:formula="of:=AVERAGE([Overview.B152:.KK152])" office:value-type="float" office:value="5.34732142857143">
            <text:p>5,347321428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9</text:p>
          </table:table-cell>
          <table:table-cell table:formula="of:=AVERAGE([Overview.B153:.KK153])" office:value-type="float" office:value="5.62469567469568">
            <text:p>5,624695674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0</text:p>
          </table:table-cell>
          <table:table-cell table:formula="of:=AVERAGE([Overview.B154:.KK154])" office:value-type="float" office:value="8.36969696969697">
            <text:p>8,369696969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1</text:p>
          </table:table-cell>
          <table:table-cell table:formula="of:=AVERAGE([Overview.B155:.KK155])" office:value-type="float" office:value="7.79578189300412">
            <text:p>7,79578189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2</text:p>
          </table:table-cell>
          <table:table-cell table:formula="of:=AVERAGE([Overview.B156:.KK156])" office:value-type="float" office:value="8.58395872384227">
            <text:p>8,583958723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3</text:p>
          </table:table-cell>
          <table:table-cell table:formula="of:=AVERAGE([Overview.B157:.KK157])" office:value-type="float" office:value="8.50248920229646">
            <text:p>8,502489202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4</text:p>
          </table:table-cell>
          <table:table-cell table:formula="of:=AVERAGE([Overview.B158:.KK158])" office:value-type="float" office:value="9.42241727954884">
            <text:p>9,422417279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5</text:p>
          </table:table-cell>
          <table:table-cell table:formula="of:=AVERAGE([Overview.B159:.KK159])" office:value-type="float" office:value="9.88301103463346">
            <text:p>9,883011034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6</text:p>
          </table:table-cell>
          <table:table-cell table:formula="of:=AVERAGE([Overview.B160:.KK160])" office:value-type="float" office:value="10.8424376205883">
            <text:p>10,842437620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7</text:p>
          </table:table-cell>
          <table:table-cell table:formula="of:=AVERAGE([Overview.B161:.KK161])" office:value-type="float" office:value="11.8515567746901">
            <text:p>11,851556774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8</text:p>
          </table:table-cell>
          <table:table-cell table:formula="of:=AVERAGE([Overview.B162:.KK162])" office:value-type="float" office:value="11.6642320642321">
            <text:p>11,664232064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19</text:p>
          </table:table-cell>
          <table:table-cell table:formula="of:=AVERAGE([Overview.B163:.KK163])" office:value-type="float" office:value="11.4599320432654">
            <text:p>11,45993204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20</text:p>
          </table:table-cell>
          <table:table-cell table:formula="of:=AVERAGE([Overview.B164:.KK164])" office:value-type="float" office:value="13.2833333333333">
            <text:p>13,28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workers lvl 21</text:p>
          </table:table-cell>
          <table:table-cell table:formula="of:=AVERAGE([Overview.B165:.KK165])" office:value-type="float" office:value="12.25">
            <text:p>12,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</text:p>
          </table:table-cell>
          <table:table-cell table:formula="of:=AVERAGE([Overview.B166:.KK16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2</text:p>
          </table:table-cell>
          <table:table-cell table:formula="of:=AVERAGE([Overview.B167:.KK167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3</text:p>
          </table:table-cell>
          <table:table-cell table:formula="of:=AVERAGE([Overview.B168:.KK168])" office:value-type="float" office:value="42.375">
            <text:p>42,3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4</text:p>
          </table:table-cell>
          <table:table-cell table:formula="of:=AVERAGE([Overview.B169:.KK169])" office:value-type="float" office:value="75.3333333333333">
            <text:p>75,33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5</text:p>
          </table:table-cell>
          <table:table-cell table:formula="of:=AVERAGE([Overview.B170:.KK170])" office:value-type="float" office:value="51.3157407407407">
            <text:p>51,315740740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6</text:p>
          </table:table-cell>
          <table:table-cell table:formula="of:=AVERAGE([Overview.B171:.KK171])" office:value-type="float" office:value="67.5">
            <text:p>67,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7</text:p>
          </table:table-cell>
          <table:table-cell table:formula="of:=AVERAGE([Overview.B172:.KK172])" office:value-type="float" office:value="83.03125">
            <text:p>83,031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8</text:p>
          </table:table-cell>
          <table:table-cell table:formula="of:=AVERAGE([Overview.B173:.KK173])" office:value-type="float" office:value="97.0602678571429">
            <text:p>97,060267857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9</text:p>
          </table:table-cell>
          <table:table-cell table:formula="of:=AVERAGE([Overview.B174:.KK174])" office:value-type="float" office:value="103.800032375032">
            <text:p>103,8000323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0</text:p>
          </table:table-cell>
          <table:table-cell table:formula="of:=AVERAGE([Overview.B175:.KK175])" office:value-type="float" office:value="169.072727272727">
            <text:p>169,072727272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1</text:p>
          </table:table-cell>
          <table:table-cell table:formula="of:=AVERAGE([Overview.B176:.KK176])" office:value-type="float" office:value="167.3670781893">
            <text:p>167,367078189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2</text:p>
          </table:table-cell>
          <table:table-cell table:formula="of:=AVERAGE([Overview.B177:.KK177])" office:value-type="float" office:value="208.884776729818">
            <text:p>208,884776729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3</text:p>
          </table:table-cell>
          <table:table-cell table:formula="of:=AVERAGE([Overview.B178:.KK178])" office:value-type="float" office:value="227.862311276345">
            <text:p>227,862311276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4</text:p>
          </table:table-cell>
          <table:table-cell table:formula="of:=AVERAGE([Overview.B179:.KK179])" office:value-type="float" office:value="267.858664170672">
            <text:p>267,858664170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5</text:p>
          </table:table-cell>
          <table:table-cell table:formula="of:=AVERAGE([Overview.B180:.KK180])" office:value-type="float" office:value="305.678222986999">
            <text:p>305,67822298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6</text:p>
          </table:table-cell>
          <table:table-cell table:formula="of:=AVERAGE([Overview.B181:.KK181])" office:value-type="float" office:value="355.850539258036">
            <text:p>355,85053925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7</text:p>
          </table:table-cell>
          <table:table-cell table:formula="of:=AVERAGE([Overview.B182:.KK182])" office:value-type="float" office:value="422.430028252932">
            <text:p>422,430028252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8</text:p>
          </table:table-cell>
          <table:table-cell table:formula="of:=AVERAGE([Overview.B183:.KK183])" office:value-type="float" office:value="449.32185962186">
            <text:p>449,32185962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19</text:p>
          </table:table-cell>
          <table:table-cell table:formula="of:=AVERAGE([Overview.B184:.KK184])" office:value-type="float" office:value="499.017692184359">
            <text:p>499,01769218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20</text:p>
          </table:table-cell>
          <table:table-cell table:formula="of:=AVERAGE([Overview.B185:.KK185])" office:value-type="float" office:value="639.216666666667">
            <text:p>639,216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income lvl 21</text:p>
          </table:table-cell>
          <table:table-cell table:formula="of:=AVERAGE([Overview.B186:.KK186])" office:value-type="float" office:value="597">
            <text:p>59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</text:p>
          </table:table-cell>
          <table:table-cell table:formula="of:=AVERAGE([Overview.B187:.KK187])" office:value-type="float" office:value="130">
            <text:p>13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2</text:p>
          </table:table-cell>
          <table:table-cell table:formula="of:=AVERAGE([Overview.B188:.KK188])" office:value-type="float" office:value="206.25">
            <text:p>206,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3</text:p>
          </table:table-cell>
          <table:table-cell table:formula="of:=AVERAGE([Overview.B189:.KK189])" office:value-type="float" office:value="534.375">
            <text:p>534,3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4</text:p>
          </table:table-cell>
          <table:table-cell table:formula="of:=AVERAGE([Overview.B190:.KK190])" office:value-type="float" office:value="609.583333333333">
            <text:p>609,58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5</text:p>
          </table:table-cell>
          <table:table-cell table:formula="of:=AVERAGE([Overview.B191:.KK191])" office:value-type="float" office:value="515.273148148148">
            <text:p>515,273148148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6</text:p>
          </table:table-cell>
          <table:table-cell table:formula="of:=AVERAGE([Overview.B192:.KK192])" office:value-type="float" office:value="726.190476190476">
            <text:p>726,190476190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7</text:p>
          </table:table-cell>
          <table:table-cell table:formula="of:=AVERAGE([Overview.B193:.KK193])" office:value-type="float" office:value="802.65625">
            <text:p>802,656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8</text:p>
          </table:table-cell>
          <table:table-cell table:formula="of:=AVERAGE([Overview.B194:.KK194])" office:value-type="float" office:value="859.011160714285">
            <text:p>859,011160714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9</text:p>
          </table:table-cell>
          <table:table-cell table:formula="of:=AVERAGE([Overview.B195:.KK195])" office:value-type="float" office:value="1013.61017223517">
            <text:p>1013,610172235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0</text:p>
          </table:table-cell>
          <table:table-cell table:formula="of:=AVERAGE([Overview.B196:.KK196])" office:value-type="float" office:value="1278.54545454546">
            <text:p>1278,545454545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1</text:p>
          </table:table-cell>
          <table:table-cell table:formula="of:=AVERAGE([Overview.B197:.KK197])" office:value-type="float" office:value="1433.23251028807">
            <text:p>1433,232510288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2</text:p>
          </table:table-cell>
          <table:table-cell table:formula="of:=AVERAGE([Overview.B198:.KK198])" office:value-type="float" office:value="1701.93610140686">
            <text:p>1701,936101406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3</text:p>
          </table:table-cell>
          <table:table-cell table:formula="of:=AVERAGE([Overview.B199:.KK199])" office:value-type="float" office:value="2074.97440853456">
            <text:p>2074,974408534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4</text:p>
          </table:table-cell>
          <table:table-cell table:formula="of:=AVERAGE([Overview.B200:.KK200])" office:value-type="float" office:value="2463.67407119436">
            <text:p>2463,67407119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5</text:p>
          </table:table-cell>
          <table:table-cell table:formula="of:=AVERAGE([Overview.B201:.KK201])" office:value-type="float" office:value="2860.2836228559">
            <text:p>2860,283622855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6</text:p>
          </table:table-cell>
          <table:table-cell table:formula="of:=AVERAGE([Overview.B202:.KK202])" office:value-type="float" office:value="3372.6940686485">
            <text:p>3372,694068648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7</text:p>
          </table:table-cell>
          <table:table-cell table:formula="of:=AVERAGE([Overview.B203:.KK203])" office:value-type="float" office:value="4050.50474958194">
            <text:p>4050,50474958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8</text:p>
          </table:table-cell>
          <table:table-cell table:formula="of:=AVERAGE([Overview.B204:.KK204])" office:value-type="float" office:value="4616.99358974359">
            <text:p>4616,993589743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19</text:p>
          </table:table-cell>
          <table:table-cell table:formula="of:=AVERAGE([Overview.B205:.KK205])" office:value-type="float" office:value="5428.74868187368">
            <text:p>5428,748681873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20</text:p>
          </table:table-cell>
          <table:table-cell table:formula="of:=AVERAGE([Overview.B206:.KK206])" office:value-type="float" office:value="6429.25">
            <text:p>6429,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value lvl 21</text:p>
          </table:table-cell>
          <table:table-cell table:formula="of:=AVERAGE([Overview.B207:.KK207])" office:value-type="float" office:value="5896.25">
            <text:p>5896,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</text:p>
          </table:table-cell>
          <table:table-cell table:formula="of:=AVERAGE([Overview.B208:.KK208])"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2</text:p>
          </table:table-cell>
          <table:table-cell table:formula="of:=AVERAGE([Overview.B209:.KK209])" office:value-type="float" office:value="21.75">
            <text:p>21,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3</text:p>
          </table:table-cell>
          <table:table-cell table:formula="of:=AVERAGE([Overview.B210:.KK210])" office:value-type="float" office:value="53.375">
            <text:p>53,3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4</text:p>
          </table:table-cell>
          <table:table-cell table:formula="of:=AVERAGE([Overview.B211:.KK211])" office:value-type="float" office:value="68.1666666666667">
            <text:p>68,166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5</text:p>
          </table:table-cell>
          <table:table-cell table:formula="of:=AVERAGE([Overview.B212:.KK212])" office:value-type="float" office:value="66.1509259259259">
            <text:p>66,150925925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6</text:p>
          </table:table-cell>
          <table:table-cell table:formula="of:=AVERAGE([Overview.B213:.KK213])" office:value-type="float" office:value="80.6190476190476">
            <text:p>80,61904761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7</text:p>
          </table:table-cell>
          <table:table-cell table:formula="of:=AVERAGE([Overview.B214:.KK214])" office:value-type="float" office:value="90.0104166666667">
            <text:p>90,01041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8</text:p>
          </table:table-cell>
          <table:table-cell table:formula="of:=AVERAGE([Overview.B215:.KK215])" office:value-type="float" office:value="101.648660714286">
            <text:p>101,648660714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9</text:p>
          </table:table-cell>
          <table:table-cell table:formula="of:=AVERAGE([Overview.B216:.KK216])" office:value-type="float" office:value="108.384343434343">
            <text:p>108,384343434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0</text:p>
          </table:table-cell>
          <table:table-cell table:formula="of:=AVERAGE([Overview.B217:.KK217])" office:value-type="float" office:value="113.648484848485">
            <text:p>113,648484848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1</text:p>
          </table:table-cell>
          <table:table-cell table:formula="of:=AVERAGE([Overview.B218:.KK218])" office:value-type="float" office:value="123.536728395062">
            <text:p>123,536728395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2</text:p>
          </table:table-cell>
          <table:table-cell table:formula="of:=AVERAGE([Overview.B219:.KK219])" office:value-type="float" office:value="135.470068517706">
            <text:p>135,470068517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3</text:p>
          </table:table-cell>
          <table:table-cell table:formula="of:=AVERAGE([Overview.B220:.KK220])" office:value-type="float" office:value="145.904040675372">
            <text:p>145,904040675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4</text:p>
          </table:table-cell>
          <table:table-cell table:formula="of:=AVERAGE([Overview.B221:.KK221])" office:value-type="float" office:value="160.385429639206">
            <text:p>160,385429639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5</text:p>
          </table:table-cell>
          <table:table-cell table:formula="of:=AVERAGE([Overview.B222:.KK222])" office:value-type="float" office:value="167.339353217524">
            <text:p>167,33935321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6</text:p>
          </table:table-cell>
          <table:table-cell table:formula="of:=AVERAGE([Overview.B223:.KK223])" office:value-type="float" office:value="185.496749815229">
            <text:p>185,496749815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7</text:p>
          </table:table-cell>
          <table:table-cell table:formula="of:=AVERAGE([Overview.B224:.KK224])" office:value-type="float" office:value="205.504072170721">
            <text:p>205,504072170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8</text:p>
          </table:table-cell>
          <table:table-cell table:formula="of:=AVERAGE([Overview.B225:.KK225])" office:value-type="float" office:value="211.199805749806">
            <text:p>211,199805749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19</text:p>
          </table:table-cell>
          <table:table-cell table:formula="of:=AVERAGE([Overview.B226:.KK226])" office:value-type="float" office:value="222.236996028663">
            <text:p>222,236996028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20</text:p>
          </table:table-cell>
          <table:table-cell table:formula="of:=AVERAGE([Overview.B227:.KK227])" office:value-type="float" office:value="209.366666666667">
            <text:p>209,366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kills lvl 21</text:p>
          </table:table-cell>
          <table:table-cell table:formula="of:=AVERAGE([Overview.B228:.KK228])" office:value-type="float" office:value="224.375">
            <text:p>224,3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</text:p>
          </table:table-cell>
          <table:table-cell table:formula="of:=AVERAGE([Overview.B229:.KK2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2</text:p>
          </table:table-cell>
          <table:table-cell table:formula="of:=AVERAGE([Overview.B230:.KK230])" office:value-type="float" office:value="7.33333333333334">
            <text:p>7,33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3</text:p>
          </table:table-cell>
          <table:table-cell table:formula="of:=AVERAGE([Overview.B231:.KK231])" office:value-type="float" office:value="3.5">
            <text:p>3,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4</text:p>
          </table:table-cell>
          <table:table-cell table:formula="of:=AVERAGE([Overview.B232:.KK232])" office:value-type="float" office:value="8.75">
            <text:p>8,7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5</text:p>
          </table:table-cell>
          <table:table-cell table:formula="of:=AVERAGE([Overview.B233:.KK233])" office:value-type="float" office:value="6.96574074074074">
            <text:p>6,965740740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6</text:p>
          </table:table-cell>
          <table:table-cell table:formula="of:=AVERAGE([Overview.B234:.KK234])" office:value-type="float" office:value="7.66666666666667">
            <text:p>7,666666666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7</text:p>
          </table:table-cell>
          <table:table-cell table:formula="of:=AVERAGE([Overview.B235:.KK235])" office:value-type="float" office:value="8.55902777777778">
            <text:p>8,559027777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8</text:p>
          </table:table-cell>
          <table:table-cell table:formula="of:=AVERAGE([Overview.B236:.KK236])" office:value-type="float" office:value="7.34508928571429">
            <text:p>7,345089285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9</text:p>
          </table:table-cell>
          <table:table-cell table:formula="of:=AVERAGE([Overview.B237:.KK237])" office:value-type="float" office:value="10.1860269360269">
            <text:p>10,18602693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0</text:p>
          </table:table-cell>
          <table:table-cell table:formula="of:=AVERAGE([Overview.B238:.KK238])" office:value-type="float" office:value="6.91515151515151">
            <text:p>6,915151515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1</text:p>
          </table:table-cell>
          <table:table-cell table:formula="of:=AVERAGE([Overview.B239:.KK239])" office:value-type="float" office:value="12.2195473251029">
            <text:p>12,219547325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2</text:p>
          </table:table-cell>
          <table:table-cell table:formula="of:=AVERAGE([Overview.B240:.KK240])" office:value-type="float" office:value="12.4128201693988">
            <text:p>12,412820169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3</text:p>
          </table:table-cell>
          <table:table-cell table:formula="of:=AVERAGE([Overview.B241:.KK241])" office:value-type="float" office:value="11.9665418765786">
            <text:p>11,966541876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4</text:p>
          </table:table-cell>
          <table:table-cell table:formula="of:=AVERAGE([Overview.B242:.KK242])" office:value-type="float" office:value="11.4419275473689">
            <text:p>11,441927547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5</text:p>
          </table:table-cell>
          <table:table-cell table:formula="of:=AVERAGE([Overview.B243:.KK243])" office:value-type="float" office:value="14.7190948322954">
            <text:p>14,719094832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6</text:p>
          </table:table-cell>
          <table:table-cell table:formula="of:=AVERAGE([Overview.B244:.KK244])" office:value-type="float" office:value="16.555954812491">
            <text:p>16,555954812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7</text:p>
          </table:table-cell>
          <table:table-cell table:formula="of:=AVERAGE([Overview.B245:.KK245])" office:value-type="float" office:value="14.0205050346217">
            <text:p>14,020505034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8</text:p>
          </table:table-cell>
          <table:table-cell table:formula="of:=AVERAGE([Overview.B246:.KK246])" office:value-type="float" office:value="22.2418026418026">
            <text:p>22,241802641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19</text:p>
          </table:table-cell>
          <table:table-cell table:formula="of:=AVERAGE([Overview.B247:.KK247])" office:value-type="float" office:value="22.5018561685228">
            <text:p>22,501856168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20</text:p>
          </table:table-cell>
          <table:table-cell table:formula="of:=AVERAGE([Overview.B248:.KK248])" office:value-type="float" office:value="29.9833333333333">
            <text:p>29,983333333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ove leaks lvl 21</text:p>
          </table:table-cell>
          <table:table-cell table:formula="of:=AVERAGE([Overview.B249:.KK249])" office:value-type="float" office:value="25.25">
            <text:p>25,25</text:p>
          </table:table-cell>
          <table:table-cell table:number-columns-repeated="2"/>
        </table:table-row>
        <table:table-row table:style-name="ro1">
          <table:table-cell office:value-type="string">
            <text:p>Mech workers lvl 1</text:p>
          </table:table-cell>
          <table:table-cell table:formula="of:=AVERAGE([Overview.B250:.KK250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Mech workers lvl 2</text:p>
          </table:table-cell>
          <table:table-cell table:formula="of:=AVERAGE([Overview.B251:.KK251])" office:value-type="float" office:value="1.66666666666667">
            <text:p>1,6666666667</text:p>
          </table:table-cell>
          <table:table-cell table:number-columns-repeated="2"/>
        </table:table-row>
        <table:table-row table:style-name="ro1">
          <table:table-cell office:value-type="string">
            <text:p>Mech workers lvl 3</text:p>
          </table:table-cell>
          <table:table-cell table:formula="of:=AVERAGE([Overview.B252:.KK252])" office:value-type="float" office:value="2.5">
            <text:p>2,5</text:p>
          </table:table-cell>
          <table:table-cell table:number-columns-repeated="2"/>
        </table:table-row>
        <table:table-row table:style-name="ro1">
          <table:table-cell office:value-type="string">
            <text:p>Mech workers lvl 4</text:p>
          </table:table-cell>
          <table:table-cell table:formula="of:=AVERAGE([Overview.B253:.KK253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ech workers lvl 5</text:p>
          </table:table-cell>
          <table:table-cell table:formula="of:=AVERAGE([Overview.B254:.KK254])" office:value-type="float" office:value="3.29192546583851">
            <text:p>3,2919254658</text:p>
          </table:table-cell>
          <table:table-cell table:number-columns-repeated="2"/>
        </table:table-row>
        <table:table-row table:style-name="ro1">
          <table:table-cell office:value-type="string">
            <text:p>Mech workers lvl 6</text:p>
          </table:table-cell>
          <table:table-cell table:formula="of:=AVERAGE([Overview.B255:.KK255])" office:value-type="float" office:value="3.92424242424242">
            <text:p>3,9242424242</text:p>
          </table:table-cell>
          <table:table-cell table:number-columns-repeated="2"/>
        </table:table-row>
        <table:table-row table:style-name="ro1">
          <table:table-cell office:value-type="string">
            <text:p>Mech workers lvl 7</text:p>
          </table:table-cell>
          <table:table-cell table:formula="of:=AVERAGE([Overview.B256:.KK256])" office:value-type="float" office:value="5.63492063492063">
            <text:p>5,6349206349</text:p>
          </table:table-cell>
          <table:table-cell table:number-columns-repeated="2"/>
        </table:table-row>
        <table:table-row table:style-name="ro1">
          <table:table-cell office:value-type="string">
            <text:p>Mech workers lvl 8</text:p>
          </table:table-cell>
          <table:table-cell table:formula="of:=AVERAGE([Overview.B257:.KK257])" office:value-type="float" office:value="5.39152298850575">
            <text:p>5,3915229885</text:p>
          </table:table-cell>
          <table:table-cell table:number-columns-repeated="2"/>
        </table:table-row>
        <table:table-row table:style-name="ro1">
          <table:table-cell office:value-type="string">
            <text:p>Mech workers lvl 9</text:p>
          </table:table-cell>
          <table:table-cell table:formula="of:=AVERAGE([Overview.B258:.KK258])" office:value-type="float" office:value="5.77148786717752">
            <text:p>5,7714878672</text:p>
          </table:table-cell>
          <table:table-cell table:number-columns-repeated="2"/>
        </table:table-row>
        <table:table-row table:style-name="ro1">
          <table:table-cell office:value-type="string">
            <text:p>Mech workers lvl 10</text:p>
          </table:table-cell>
          <table:table-cell table:formula="of:=AVERAGE([Overview.B259:.KK259])" office:value-type="float" office:value="8.33636363636364">
            <text:p>8,3363636364</text:p>
          </table:table-cell>
          <table:table-cell table:number-columns-repeated="2"/>
        </table:table-row>
        <table:table-row table:style-name="ro1">
          <table:table-cell office:value-type="string">
            <text:p>Mech workers lvl 11</text:p>
          </table:table-cell>
          <table:table-cell table:formula="of:=AVERAGE([Overview.B260:.KK260])" office:value-type="float" office:value="7.65457459207459">
            <text:p>7,6545745921</text:p>
          </table:table-cell>
          <table:table-cell table:number-columns-repeated="2"/>
        </table:table-row>
        <table:table-row table:style-name="ro1">
          <table:table-cell office:value-type="string">
            <text:p>Mech workers lvl 12</text:p>
          </table:table-cell>
          <table:table-cell table:formula="of:=AVERAGE([Overview.B261:.KK261])" office:value-type="float" office:value="7.88243320648694">
            <text:p>7,8824332065</text:p>
          </table:table-cell>
          <table:table-cell table:number-columns-repeated="2"/>
        </table:table-row>
        <table:table-row table:style-name="ro1">
          <table:table-cell office:value-type="string">
            <text:p>Mech workers lvl 13</text:p>
          </table:table-cell>
          <table:table-cell table:formula="of:=AVERAGE([Overview.B262:.KK262])" office:value-type="float" office:value="8.64141041463738">
            <text:p>8,6414104146</text:p>
          </table:table-cell>
          <table:table-cell table:number-columns-repeated="2"/>
        </table:table-row>
        <table:table-row table:style-name="ro1">
          <table:table-cell office:value-type="string">
            <text:p>Mech workers lvl 14</text:p>
          </table:table-cell>
          <table:table-cell table:formula="of:=AVERAGE([Overview.B263:.KK263])" office:value-type="float" office:value="9.20131537792528">
            <text:p>9,2013153779</text:p>
          </table:table-cell>
          <table:table-cell table:number-columns-repeated="2"/>
        </table:table-row>
        <table:table-row table:style-name="ro1">
          <table:table-cell office:value-type="string">
            <text:p>Mech workers lvl 15</text:p>
          </table:table-cell>
          <table:table-cell table:formula="of:=AVERAGE([Overview.B264:.KK264])" office:value-type="float" office:value="9.69164501095227">
            <text:p>9,691645011</text:p>
          </table:table-cell>
          <table:table-cell table:number-columns-repeated="2"/>
        </table:table-row>
        <table:table-row table:style-name="ro1">
          <table:table-cell office:value-type="string">
            <text:p>Mech workers lvl 16</text:p>
          </table:table-cell>
          <table:table-cell table:formula="of:=AVERAGE([Overview.B265:.KK265])" office:value-type="float" office:value="10.4573928450044">
            <text:p>10,457392845</text:p>
          </table:table-cell>
          <table:table-cell table:number-columns-repeated="2"/>
        </table:table-row>
        <table:table-row table:style-name="ro1">
          <table:table-cell office:value-type="string">
            <text:p>Mech workers lvl 17</text:p>
          </table:table-cell>
          <table:table-cell table:formula="of:=AVERAGE([Overview.B266:.KK266])" office:value-type="float" office:value="11.0983209988367">
            <text:p>11,0983209988</text:p>
          </table:table-cell>
          <table:table-cell table:number-columns-repeated="2"/>
        </table:table-row>
        <table:table-row table:style-name="ro1">
          <table:table-cell office:value-type="string">
            <text:p>Mech workers lvl 18</text:p>
          </table:table-cell>
          <table:table-cell table:formula="of:=AVERAGE([Overview.B267:.KK267])" office:value-type="float" office:value="11.7478658797365">
            <text:p>11,7478658797</text:p>
          </table:table-cell>
          <table:table-cell table:number-columns-repeated="2"/>
        </table:table-row>
        <table:table-row table:style-name="ro1">
          <table:table-cell office:value-type="string">
            <text:p>Mech workers lvl 19</text:p>
          </table:table-cell>
          <table:table-cell table:formula="of:=AVERAGE([Overview.B268:.KK268])" office:value-type="float" office:value="11.5228584150686">
            <text:p>11,5228584151</text:p>
          </table:table-cell>
          <table:table-cell table:number-columns-repeated="2"/>
        </table:table-row>
        <table:table-row table:style-name="ro1">
          <table:table-cell office:value-type="string">
            <text:p>Mech workers lvl 20</text:p>
          </table:table-cell>
          <table:table-cell table:formula="of:=AVERAGE([Overview.B269:.KK269])" office:value-type="float" office:value="11.4722222222222">
            <text:p>11,4722222222</text:p>
          </table:table-cell>
          <table:table-cell table:number-columns-repeated="2"/>
        </table:table-row>
        <table:table-row table:style-name="ro1">
          <table:table-cell office:value-type="string">
            <text:p>Mech workers lvl 21</text:p>
          </table:table-cell>
          <table:table-cell table:formula="of:=AVERAGE([Overview.B270:.KK270])" office:value-type="float" office:value="15.5">
            <text:p>15,5</text:p>
          </table:table-cell>
          <table:table-cell table:number-columns-repeated="2"/>
        </table:table-row>
        <table:table-row table:style-name="ro1">
          <table:table-cell office:value-type="string">
            <text:p>Mech income lvl 1</text:p>
          </table:table-cell>
          <table:table-cell table:formula="of:=AVERAGE([Overview.B271:.KK271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Mech income lvl 2</text:p>
          </table:table-cell>
          <table:table-cell table:formula="of:=AVERAGE([Overview.B272:.KK272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Mech income lvl 3</text:p>
          </table:table-cell>
          <table:table-cell table:formula="of:=AVERAGE([Overview.B273:.KK273])" office:value-type="float" office:value="22.5">
            <text:p>22,5</text:p>
          </table:table-cell>
          <table:table-cell table:number-columns-repeated="2"/>
        </table:table-row>
        <table:table-row table:style-name="ro1">
          <table:table-cell office:value-type="string">
            <text:p>Mech income lvl 4</text:p>
          </table:table-cell>
          <table:table-cell table:formula="of:=AVERAGE([Overview.B274:.KK274])" office:value-type="float" office:value="35.4">
            <text:p>35,4</text:p>
          </table:table-cell>
          <table:table-cell table:number-columns-repeated="2"/>
        </table:table-row>
        <table:table-row table:style-name="ro1">
          <table:table-cell office:value-type="string">
            <text:p>Mech income lvl 5</text:p>
          </table:table-cell>
          <table:table-cell table:formula="of:=AVERAGE([Overview.B275:.KK275])" office:value-type="float" office:value="40.3074534161491">
            <text:p>40,3074534161</text:p>
          </table:table-cell>
          <table:table-cell table:number-columns-repeated="2"/>
        </table:table-row>
        <table:table-row table:style-name="ro1">
          <table:table-cell office:value-type="string">
            <text:p>Mech income lvl 6</text:p>
          </table:table-cell>
          <table:table-cell table:formula="of:=AVERAGE([Overview.B276:.KK276])" office:value-type="float" office:value="55.9405303030303">
            <text:p>55,940530303</text:p>
          </table:table-cell>
          <table:table-cell table:number-columns-repeated="2"/>
        </table:table-row>
        <table:table-row table:style-name="ro1">
          <table:table-cell office:value-type="string">
            <text:p>Mech income lvl 7</text:p>
          </table:table-cell>
          <table:table-cell table:formula="of:=AVERAGE([Overview.B277:.KK277])" office:value-type="float" office:value="82.8492063492064">
            <text:p>82,8492063492</text:p>
          </table:table-cell>
          <table:table-cell table:number-columns-repeated="2"/>
        </table:table-row>
        <table:table-row table:style-name="ro1">
          <table:table-cell office:value-type="string">
            <text:p>Mech income lvl 8</text:p>
          </table:table-cell>
          <table:table-cell table:formula="of:=AVERAGE([Overview.B278:.KK278])" office:value-type="float" office:value="99.9029214559387">
            <text:p>99,9029214559</text:p>
          </table:table-cell>
          <table:table-cell table:number-columns-repeated="2"/>
        </table:table-row>
        <table:table-row table:style-name="ro1">
          <table:table-cell office:value-type="string">
            <text:p>Mech income lvl 9</text:p>
          </table:table-cell>
          <table:table-cell table:formula="of:=AVERAGE([Overview.B279:.KK279])" office:value-type="float" office:value="111.199606215411">
            <text:p>111,1996062154</text:p>
          </table:table-cell>
          <table:table-cell table:number-columns-repeated="2"/>
        </table:table-row>
        <table:table-row table:style-name="ro1">
          <table:table-cell office:value-type="string">
            <text:p>Mech income lvl 10</text:p>
          </table:table-cell>
          <table:table-cell table:formula="of:=AVERAGE([Overview.B280:.KK280])" office:value-type="float" office:value="181.430303030303">
            <text:p>181,4303030303</text:p>
          </table:table-cell>
          <table:table-cell table:number-columns-repeated="2"/>
        </table:table-row>
        <table:table-row table:style-name="ro1">
          <table:table-cell office:value-type="string">
            <text:p>Mech income lvl 11</text:p>
          </table:table-cell>
          <table:table-cell table:formula="of:=AVERAGE([Overview.B281:.KK281])" office:value-type="float" office:value="168.994718822844">
            <text:p>168,9947188228</text:p>
          </table:table-cell>
          <table:table-cell table:number-columns-repeated="2"/>
        </table:table-row>
        <table:table-row table:style-name="ro1">
          <table:table-cell office:value-type="string">
            <text:p>Mech income lvl 12</text:p>
          </table:table-cell>
          <table:table-cell table:formula="of:=AVERAGE([Overview.B282:.KK282])" office:value-type="float" office:value="190.514229050259">
            <text:p>190,5142290503</text:p>
          </table:table-cell>
          <table:table-cell table:number-columns-repeated="2"/>
        </table:table-row>
        <table:table-row table:style-name="ro1">
          <table:table-cell office:value-type="string">
            <text:p>Mech income lvl 13</text:p>
          </table:table-cell>
          <table:table-cell table:formula="of:=AVERAGE([Overview.B283:.KK283])" office:value-type="float" office:value="227.277757502123">
            <text:p>227,2777575021</text:p>
          </table:table-cell>
          <table:table-cell table:number-columns-repeated="2"/>
        </table:table-row>
        <table:table-row table:style-name="ro1">
          <table:table-cell office:value-type="string">
            <text:p>Mech income lvl 14</text:p>
          </table:table-cell>
          <table:table-cell table:formula="of:=AVERAGE([Overview.B284:.KK284])" office:value-type="float" office:value="258.533467029443">
            <text:p>258,5334670294</text:p>
          </table:table-cell>
          <table:table-cell table:number-columns-repeated="2"/>
        </table:table-row>
        <table:table-row table:style-name="ro1">
          <table:table-cell office:value-type="string">
            <text:p>Mech income lvl 15</text:p>
          </table:table-cell>
          <table:table-cell table:formula="of:=AVERAGE([Overview.B285:.KK285])" office:value-type="float" office:value="304.123178421643">
            <text:p>304,1231784216</text:p>
          </table:table-cell>
          <table:table-cell table:number-columns-repeated="2"/>
        </table:table-row>
        <table:table-row table:style-name="ro1">
          <table:table-cell office:value-type="string">
            <text:p>Mech income lvl 16</text:p>
          </table:table-cell>
          <table:table-cell table:formula="of:=AVERAGE([Overview.B286:.KK286])" office:value-type="float" office:value="336.120468778452">
            <text:p>336,1204687785</text:p>
          </table:table-cell>
          <table:table-cell table:number-columns-repeated="2"/>
        </table:table-row>
        <table:table-row table:style-name="ro1">
          <table:table-cell office:value-type="string">
            <text:p>Mech income lvl 17</text:p>
          </table:table-cell>
          <table:table-cell table:formula="of:=AVERAGE([Overview.B287:.KK287])" office:value-type="float" office:value="388.892182887561">
            <text:p>388,8921828876</text:p>
          </table:table-cell>
          <table:table-cell table:number-columns-repeated="2"/>
        </table:table-row>
        <table:table-row table:style-name="ro1">
          <table:table-cell office:value-type="string">
            <text:p>Mech income lvl 18</text:p>
          </table:table-cell>
          <table:table-cell table:formula="of:=AVERAGE([Overview.B288:.KK288])" office:value-type="float" office:value="448.815666609643">
            <text:p>448,8156666096</text:p>
          </table:table-cell>
          <table:table-cell table:number-columns-repeated="2"/>
        </table:table-row>
        <table:table-row table:style-name="ro1">
          <table:table-cell office:value-type="string">
            <text:p>Mech income lvl 19</text:p>
          </table:table-cell>
          <table:table-cell table:formula="of:=AVERAGE([Overview.B289:.KK289])" office:value-type="float" office:value="491.755202996145">
            <text:p>491,7552029961</text:p>
          </table:table-cell>
          <table:table-cell table:number-columns-repeated="2"/>
        </table:table-row>
        <table:table-row table:style-name="ro1">
          <table:table-cell office:value-type="string">
            <text:p>Mech income lvl 20</text:p>
          </table:table-cell>
          <table:table-cell table:formula="of:=AVERAGE([Overview.B290:.KK290])" office:value-type="float" office:value="562.138888888889">
            <text:p>562,1388888889</text:p>
          </table:table-cell>
          <table:table-cell table:number-columns-repeated="2"/>
        </table:table-row>
        <table:table-row table:style-name="ro1">
          <table:table-cell office:value-type="string">
            <text:p>Mech income lvl 21</text:p>
          </table:table-cell>
          <table:table-cell table:formula="of:=AVERAGE([Overview.B291:.KK291])" office:value-type="float" office:value="840.166666666667">
            <text:p>840,1666666667</text:p>
          </table:table-cell>
          <table:table-cell table:number-columns-repeated="2"/>
        </table:table-row>
        <table:table-row table:style-name="ro1">
          <table:table-cell office:value-type="string">
            <text:p>Mech value lvl 1</text:p>
          </table:table-cell>
          <table:table-cell table:formula="of:=AVERAGE([Overview.B292:.KK292])"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string">
            <text:p>Mech value lvl 2</text:p>
          </table:table-cell>
          <table:table-cell table:formula="of:=AVERAGE([Overview.B293:.KK293])"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string">
            <text:p>Mech value lvl 3</text:p>
          </table:table-cell>
          <table:table-cell table:formula="of:=AVERAGE([Overview.B294:.KK294])" office:value-type="float" office:value="318.125">
            <text:p>318,125</text:p>
          </table:table-cell>
          <table:table-cell table:number-columns-repeated="2"/>
        </table:table-row>
        <table:table-row table:style-name="ro1">
          <table:table-cell office:value-type="string">
            <text:p>Mech value lvl 4</text:p>
          </table:table-cell>
          <table:table-cell table:formula="of:=AVERAGE([Overview.B295:.KK295])" office:value-type="float" office:value="363">
            <text:p>363</text:p>
          </table:table-cell>
          <table:table-cell table:number-columns-repeated="2"/>
        </table:table-row>
        <table:table-row table:style-name="ro1">
          <table:table-cell office:value-type="string">
            <text:p>Mech value lvl 5</text:p>
          </table:table-cell>
          <table:table-cell table:formula="of:=AVERAGE([Overview.B296:.KK296])" office:value-type="float" office:value="423.514492753623">
            <text:p>423,5144927536</text:p>
          </table:table-cell>
          <table:table-cell table:number-columns-repeated="2"/>
        </table:table-row>
        <table:table-row table:style-name="ro1">
          <table:table-cell office:value-type="string">
            <text:p>Mech value lvl 6</text:p>
          </table:table-cell>
          <table:table-cell table:formula="of:=AVERAGE([Overview.B297:.KK297])" office:value-type="float" office:value="585.782196969697">
            <text:p>585,7821969697</text:p>
          </table:table-cell>
          <table:table-cell table:number-columns-repeated="2"/>
        </table:table-row>
        <table:table-row table:style-name="ro1">
          <table:table-cell office:value-type="string">
            <text:p>Mech value lvl 7</text:p>
          </table:table-cell>
          <table:table-cell table:formula="of:=AVERAGE([Overview.B298:.KK298])" office:value-type="float" office:value="561.111111111111">
            <text:p>561,1111111111</text:p>
          </table:table-cell>
          <table:table-cell table:number-columns-repeated="2"/>
        </table:table-row>
        <table:table-row table:style-name="ro1">
          <table:table-cell office:value-type="string">
            <text:p>Mech value lvl 8</text:p>
          </table:table-cell>
          <table:table-cell table:formula="of:=AVERAGE([Overview.B299:.KK299])" office:value-type="float" office:value="787.61709770115">
            <text:p>787,6170977012</text:p>
          </table:table-cell>
          <table:table-cell table:number-columns-repeated="2"/>
        </table:table-row>
        <table:table-row table:style-name="ro1">
          <table:table-cell office:value-type="string">
            <text:p>Mech value lvl 9</text:p>
          </table:table-cell>
          <table:table-cell table:formula="of:=AVERAGE([Overview.B300:.KK300])" office:value-type="float" office:value="980.092991698595">
            <text:p>980,0929916986</text:p>
          </table:table-cell>
          <table:table-cell table:number-columns-repeated="2"/>
        </table:table-row>
        <table:table-row table:style-name="ro1">
          <table:table-cell office:value-type="string">
            <text:p>Mech value lvl 10</text:p>
          </table:table-cell>
          <table:table-cell table:formula="of:=AVERAGE([Overview.B301:.KK301])" office:value-type="float" office:value="1109.07575757576">
            <text:p>1109,0757575758</text:p>
          </table:table-cell>
          <table:table-cell table:number-columns-repeated="2"/>
        </table:table-row>
        <table:table-row table:style-name="ro1">
          <table:table-cell office:value-type="string">
            <text:p>Mech value lvl 11</text:p>
          </table:table-cell>
          <table:table-cell table:formula="of:=AVERAGE([Overview.B302:.KK302])" office:value-type="float" office:value="1544.11658653846">
            <text:p>1544,1165865385</text:p>
          </table:table-cell>
          <table:table-cell table:number-columns-repeated="2"/>
        </table:table-row>
        <table:table-row table:style-name="ro1">
          <table:table-cell office:value-type="string">
            <text:p>Mech value lvl 12</text:p>
          </table:table-cell>
          <table:table-cell table:formula="of:=AVERAGE([Overview.B303:.KK303])" office:value-type="float" office:value="1767.86467358152">
            <text:p>1767,8646735815</text:p>
          </table:table-cell>
          <table:table-cell table:number-columns-repeated="2"/>
        </table:table-row>
        <table:table-row table:style-name="ro1">
          <table:table-cell office:value-type="string">
            <text:p>Mech value lvl 13</text:p>
          </table:table-cell>
          <table:table-cell table:formula="of:=AVERAGE([Overview.B304:.KK304])" office:value-type="float" office:value="2078.96323873975">
            <text:p>2078,9632387398</text:p>
          </table:table-cell>
          <table:table-cell table:number-columns-repeated="2"/>
        </table:table-row>
        <table:table-row table:style-name="ro1">
          <table:table-cell office:value-type="string">
            <text:p>Mech value lvl 14</text:p>
          </table:table-cell>
          <table:table-cell table:formula="of:=AVERAGE([Overview.B305:.KK305])" office:value-type="float" office:value="2432.03399743859">
            <text:p>2432,0339974386</text:p>
          </table:table-cell>
          <table:table-cell table:number-columns-repeated="2"/>
        </table:table-row>
        <table:table-row table:style-name="ro1">
          <table:table-cell office:value-type="string">
            <text:p>Mech value lvl 15</text:p>
          </table:table-cell>
          <table:table-cell table:formula="of:=AVERAGE([Overview.B306:.KK306])" office:value-type="float" office:value="2831.28750858744">
            <text:p>2831,2875085874</text:p>
          </table:table-cell>
          <table:table-cell table:number-columns-repeated="2"/>
        </table:table-row>
        <table:table-row table:style-name="ro1">
          <table:table-cell office:value-type="string">
            <text:p>Mech value lvl 16</text:p>
          </table:table-cell>
          <table:table-cell table:formula="of:=AVERAGE([Overview.B307:.KK307])" office:value-type="float" office:value="3443.18516643684">
            <text:p>3443,1851664368</text:p>
          </table:table-cell>
          <table:table-cell table:number-columns-repeated="2"/>
        </table:table-row>
        <table:table-row table:style-name="ro1">
          <table:table-cell office:value-type="string">
            <text:p>Mech value lvl 17</text:p>
          </table:table-cell>
          <table:table-cell table:formula="of:=AVERAGE([Overview.B308:.KK308])" office:value-type="float" office:value="3964.79786185387">
            <text:p>3964,7978618539</text:p>
          </table:table-cell>
          <table:table-cell table:number-columns-repeated="2"/>
        </table:table-row>
        <table:table-row table:style-name="ro1">
          <table:table-cell office:value-type="string">
            <text:p>Mech value lvl 18</text:p>
          </table:table-cell>
          <table:table-cell table:formula="of:=AVERAGE([Overview.B309:.KK309])" office:value-type="float" office:value="4631.05731260514">
            <text:p>4631,0573126051</text:p>
          </table:table-cell>
          <table:table-cell table:number-columns-repeated="2"/>
        </table:table-row>
        <table:table-row table:style-name="ro1">
          <table:table-cell office:value-type="string">
            <text:p>Mech value lvl 19</text:p>
          </table:table-cell>
          <table:table-cell table:formula="of:=AVERAGE([Overview.B310:.KK310])" office:value-type="float" office:value="5556.73325952765">
            <text:p>5556,7332595277</text:p>
          </table:table-cell>
          <table:table-cell table:number-columns-repeated="2"/>
        </table:table-row>
        <table:table-row table:style-name="ro1">
          <table:table-cell office:value-type="string">
            <text:p>Mech value lvl 20</text:p>
          </table:table-cell>
          <table:table-cell table:formula="of:=AVERAGE([Overview.B311:.KK311])" office:value-type="float" office:value="7062.22222222222">
            <text:p>7062,2222222222</text:p>
          </table:table-cell>
          <table:table-cell table:number-columns-repeated="2"/>
        </table:table-row>
        <table:table-row table:style-name="ro1">
          <table:table-cell office:value-type="string">
            <text:p>Mech value lvl 21</text:p>
          </table:table-cell>
          <table:table-cell table:formula="of:=AVERAGE([Overview.B312:.KK312])" office:value-type="float" office:value="8000">
            <text:p>8000</text:p>
          </table:table-cell>
          <table:table-cell table:number-columns-repeated="2"/>
        </table:table-row>
        <table:table-row table:style-name="ro1">
          <table:table-cell office:value-type="string">
            <text:p>Mech kills lvl 1</text:p>
          </table:table-cell>
          <table:table-cell table:formula="of:=AVERAGE([Overview.B313:.KK313])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Mech kills lvl 2</text:p>
          </table:table-cell>
          <table:table-cell table:formula="of:=AVERAGE([Overview.B314:.KK314])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Mech kills lvl 3</text:p>
          </table:table-cell>
          <table:table-cell table:formula="of:=AVERAGE([Overview.B315:.KK315])" office:value-type="float" office:value="42.875">
            <text:p>42,875</text:p>
          </table:table-cell>
          <table:table-cell table:number-columns-repeated="2"/>
        </table:table-row>
        <table:table-row table:style-name="ro1">
          <table:table-cell office:value-type="string">
            <text:p>Mech kills lvl 4</text:p>
          </table:table-cell>
          <table:table-cell table:formula="of:=AVERAGE([Overview.B316:.KK316])"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Mech kills lvl 5</text:p>
          </table:table-cell>
          <table:table-cell table:formula="of:=AVERAGE([Overview.B317:.KK317])" office:value-type="float" office:value="58.6273291925466">
            <text:p>58,6273291925</text:p>
          </table:table-cell>
          <table:table-cell table:number-columns-repeated="2"/>
        </table:table-row>
        <table:table-row table:style-name="ro1">
          <table:table-cell office:value-type="string">
            <text:p>Mech kills lvl 6</text:p>
          </table:table-cell>
          <table:table-cell table:formula="of:=AVERAGE([Overview.B318:.KK318])" office:value-type="float" office:value="75.3829545454546">
            <text:p>75,3829545455</text:p>
          </table:table-cell>
          <table:table-cell table:number-columns-repeated="2"/>
        </table:table-row>
        <table:table-row table:style-name="ro1">
          <table:table-cell office:value-type="string">
            <text:p>Mech kills lvl 7</text:p>
          </table:table-cell>
          <table:table-cell table:formula="of:=AVERAGE([Overview.B319:.KK319])" office:value-type="float" office:value="81.0555555555556">
            <text:p>81,0555555556</text:p>
          </table:table-cell>
          <table:table-cell table:number-columns-repeated="2"/>
        </table:table-row>
        <table:table-row table:style-name="ro1">
          <table:table-cell office:value-type="string">
            <text:p>Mech kills lvl 8</text:p>
          </table:table-cell>
          <table:table-cell table:formula="of:=AVERAGE([Overview.B320:.KK320])" office:value-type="float" office:value="95.9214559386974">
            <text:p>95,9214559387</text:p>
          </table:table-cell>
          <table:table-cell table:number-columns-repeated="2"/>
        </table:table-row>
        <table:table-row table:style-name="ro1">
          <table:table-cell office:value-type="string">
            <text:p>Mech kills lvl 9</text:p>
          </table:table-cell>
          <table:table-cell table:formula="of:=AVERAGE([Overview.B321:.KK321])" office:value-type="float" office:value="112.135964772244">
            <text:p>112,1359647722</text:p>
          </table:table-cell>
          <table:table-cell table:number-columns-repeated="2"/>
        </table:table-row>
        <table:table-row table:style-name="ro1">
          <table:table-cell office:value-type="string">
            <text:p>Mech kills lvl 10</text:p>
          </table:table-cell>
          <table:table-cell table:formula="of:=AVERAGE([Overview.B322:.KK322])" office:value-type="float" office:value="109.421212121212">
            <text:p>109,4212121212</text:p>
          </table:table-cell>
          <table:table-cell table:number-columns-repeated="2"/>
        </table:table-row>
        <table:table-row table:style-name="ro1">
          <table:table-cell office:value-type="string">
            <text:p>Mech kills lvl 11</text:p>
          </table:table-cell>
          <table:table-cell table:formula="of:=AVERAGE([Overview.B323:.KK323])" office:value-type="float" office:value="134.739838286713">
            <text:p>134,7398382867</text:p>
          </table:table-cell>
          <table:table-cell table:number-columns-repeated="2"/>
        </table:table-row>
        <table:table-row table:style-name="ro1">
          <table:table-cell office:value-type="string">
            <text:p>Mech kills lvl 12</text:p>
          </table:table-cell>
          <table:table-cell table:formula="of:=AVERAGE([Overview.B324:.KK324])" office:value-type="float" office:value="143.468450179407">
            <text:p>143,4684501794</text:p>
          </table:table-cell>
          <table:table-cell table:number-columns-repeated="2"/>
        </table:table-row>
        <table:table-row table:style-name="ro1">
          <table:table-cell office:value-type="string">
            <text:p>Mech kills lvl 13</text:p>
          </table:table-cell>
          <table:table-cell table:formula="of:=AVERAGE([Overview.B325:.KK325])" office:value-type="float" office:value="149.84725920929">
            <text:p>149,8472592093</text:p>
          </table:table-cell>
          <table:table-cell table:number-columns-repeated="2"/>
        </table:table-row>
        <table:table-row table:style-name="ro1">
          <table:table-cell office:value-type="string">
            <text:p>Mech kills lvl 14</text:p>
          </table:table-cell>
          <table:table-cell table:formula="of:=AVERAGE([Overview.B326:.KK326])" office:value-type="float" office:value="164.957457047808">
            <text:p>164,9574570478</text:p>
          </table:table-cell>
          <table:table-cell table:number-columns-repeated="2"/>
        </table:table-row>
        <table:table-row table:style-name="ro1">
          <table:table-cell office:value-type="string">
            <text:p>Mech kills lvl 15</text:p>
          </table:table-cell>
          <table:table-cell table:formula="of:=AVERAGE([Overview.B327:.KK327])" office:value-type="float" office:value="172.860895009132">
            <text:p>172,8608950091</text:p>
          </table:table-cell>
          <table:table-cell table:number-columns-repeated="2"/>
        </table:table-row>
        <table:table-row table:style-name="ro1">
          <table:table-cell office:value-type="string">
            <text:p>Mech kills lvl 16</text:p>
          </table:table-cell>
          <table:table-cell table:formula="of:=AVERAGE([Overview.B328:.KK328])" office:value-type="float" office:value="196.954287212545">
            <text:p>196,9542872125</text:p>
          </table:table-cell>
          <table:table-cell table:number-columns-repeated="2"/>
        </table:table-row>
        <table:table-row table:style-name="ro1">
          <table:table-cell office:value-type="string">
            <text:p>Mech kills lvl 17</text:p>
          </table:table-cell>
          <table:table-cell table:formula="of:=AVERAGE([Overview.B329:.KK329])" office:value-type="float" office:value="209.396253100013">
            <text:p>209,3962531</text:p>
          </table:table-cell>
          <table:table-cell table:number-columns-repeated="2"/>
        </table:table-row>
        <table:table-row table:style-name="ro1">
          <table:table-cell office:value-type="string">
            <text:p>Mech kills lvl 18</text:p>
          </table:table-cell>
          <table:table-cell table:formula="of:=AVERAGE([Overview.B330:.KK330])" office:value-type="float" office:value="218.289605964702">
            <text:p>218,2896059647</text:p>
          </table:table-cell>
          <table:table-cell table:number-columns-repeated="2"/>
        </table:table-row>
        <table:table-row table:style-name="ro1">
          <table:table-cell office:value-type="string">
            <text:p>Mech kills lvl 19</text:p>
          </table:table-cell>
          <table:table-cell table:formula="of:=AVERAGE([Overview.B331:.KK331])" office:value-type="float" office:value="241.368448982579">
            <text:p>241,3684489826</text:p>
          </table:table-cell>
          <table:table-cell table:number-columns-repeated="2"/>
        </table:table-row>
        <table:table-row table:style-name="ro1">
          <table:table-cell office:value-type="string">
            <text:p>Mech kills lvl 20</text:p>
          </table:table-cell>
          <table:table-cell table:formula="of:=AVERAGE([Overview.B332:.KK332])" office:value-type="float" office:value="284.611111111111">
            <text:p>284,6111111111</text:p>
          </table:table-cell>
          <table:table-cell table:number-columns-repeated="2"/>
        </table:table-row>
        <table:table-row table:style-name="ro1">
          <table:table-cell office:value-type="string">
            <text:p>Mech kills lvl 21</text:p>
          </table:table-cell>
          <table:table-cell table:formula="of:=AVERAGE([Overview.B333:.KK333])" office:value-type="float" office:value="256.833333333333">
            <text:p>256,8333333333</text:p>
          </table:table-cell>
          <table:table-cell table:number-columns-repeated="2"/>
        </table:table-row>
        <table:table-row table:style-name="ro1">
          <table:table-cell office:value-type="string">
            <text:p>Mech leaks lvl 1</text:p>
          </table:table-cell>
          <table:table-cell table:formula="of:=AVERAGE([Overview.B334:.KK334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ech leaks lvl 2</text:p>
          </table:table-cell>
          <table:table-cell table:formula="of:=AVERAGE([Overview.B335:.KK335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ech leaks lvl 3</text:p>
          </table:table-cell>
          <table:table-cell table:formula="of:=AVERAGE([Overview.B336:.KK336])" office:value-type="float" office:value="10.625">
            <text:p>10,625</text:p>
          </table:table-cell>
          <table:table-cell table:number-columns-repeated="2"/>
        </table:table-row>
        <table:table-row table:style-name="ro1">
          <table:table-cell office:value-type="string">
            <text:p>Mech leaks lvl 4</text:p>
          </table:table-cell>
          <table:table-cell table:formula="of:=AVERAGE([Overview.B337:.KK337])" office:value-type="float" office:value="17.8">
            <text:p>17,8</text:p>
          </table:table-cell>
          <table:table-cell table:number-columns-repeated="2"/>
        </table:table-row>
        <table:table-row table:style-name="ro1">
          <table:table-cell office:value-type="string">
            <text:p>Mech leaks lvl 5</text:p>
          </table:table-cell>
          <table:table-cell table:formula="of:=AVERAGE([Overview.B338:.KK338])" office:value-type="float" office:value="13.7732919254658">
            <text:p>13,7732919255</text:p>
          </table:table-cell>
          <table:table-cell table:number-columns-repeated="2"/>
        </table:table-row>
        <table:table-row table:style-name="ro1">
          <table:table-cell office:value-type="string">
            <text:p>Mech leaks lvl 6</text:p>
          </table:table-cell>
          <table:table-cell table:formula="of:=AVERAGE([Overview.B339:.KK339])" office:value-type="float" office:value="6.99734848484848">
            <text:p>6,9973484848</text:p>
          </table:table-cell>
          <table:table-cell table:number-columns-repeated="2"/>
        </table:table-row>
        <table:table-row table:style-name="ro1">
          <table:table-cell office:value-type="string">
            <text:p>Mech leaks lvl 7</text:p>
          </table:table-cell>
          <table:table-cell table:formula="of:=AVERAGE([Overview.B340:.KK340])" office:value-type="float" office:value="12.1269841269841">
            <text:p>12,126984127</text:p>
          </table:table-cell>
          <table:table-cell table:number-columns-repeated="2"/>
        </table:table-row>
        <table:table-row table:style-name="ro1">
          <table:table-cell office:value-type="string">
            <text:p>Mech leaks lvl 8</text:p>
          </table:table-cell>
          <table:table-cell table:formula="of:=AVERAGE([Overview.B341:.KK341])" office:value-type="float" office:value="12.8758141762452">
            <text:p>12,8758141762</text:p>
          </table:table-cell>
          <table:table-cell table:number-columns-repeated="2"/>
        </table:table-row>
        <table:table-row table:style-name="ro1">
          <table:table-cell office:value-type="string">
            <text:p>Mech leaks lvl 9</text:p>
          </table:table-cell>
          <table:table-cell table:formula="of:=AVERAGE([Overview.B342:.KK342])" office:value-type="float" office:value="9.32402618135377">
            <text:p>9,3240261814</text:p>
          </table:table-cell>
          <table:table-cell table:number-columns-repeated="2"/>
        </table:table-row>
        <table:table-row table:style-name="ro1">
          <table:table-cell office:value-type="string">
            <text:p>Mech leaks lvl 10</text:p>
          </table:table-cell>
          <table:table-cell table:formula="of:=AVERAGE([Overview.B343:.KK343])" office:value-type="float" office:value="8.51515151515152">
            <text:p>8,5151515152</text:p>
          </table:table-cell>
          <table:table-cell table:number-columns-repeated="2"/>
        </table:table-row>
        <table:table-row table:style-name="ro1">
          <table:table-cell office:value-type="string">
            <text:p>Mech leaks lvl 11</text:p>
          </table:table-cell>
          <table:table-cell table:formula="of:=AVERAGE([Overview.B344:.KK344])" office:value-type="float" office:value="17.1879370629371">
            <text:p>17,1879370629</text:p>
          </table:table-cell>
          <table:table-cell table:number-columns-repeated="2"/>
        </table:table-row>
        <table:table-row table:style-name="ro1">
          <table:table-cell office:value-type="string">
            <text:p>Mech leaks lvl 12</text:p>
          </table:table-cell>
          <table:table-cell table:formula="of:=AVERAGE([Overview.B345:.KK345])" office:value-type="float" office:value="12.6665490841695">
            <text:p>12,6665490842</text:p>
          </table:table-cell>
          <table:table-cell table:number-columns-repeated="2"/>
        </table:table-row>
        <table:table-row table:style-name="ro1">
          <table:table-cell office:value-type="string">
            <text:p>Mech leaks lvl 13</text:p>
          </table:table-cell>
          <table:table-cell table:formula="of:=AVERAGE([Overview.B346:.KK346])" office:value-type="float" office:value="11.3632346082781">
            <text:p>11,3632346083</text:p>
          </table:table-cell>
          <table:table-cell table:number-columns-repeated="2"/>
        </table:table-row>
        <table:table-row table:style-name="ro1">
          <table:table-cell office:value-type="string">
            <text:p>Mech leaks lvl 14</text:p>
          </table:table-cell>
          <table:table-cell table:formula="of:=AVERAGE([Overview.B347:.KK347])" office:value-type="float" office:value="12.630295401927">
            <text:p>12,6302954019</text:p>
          </table:table-cell>
          <table:table-cell table:number-columns-repeated="2"/>
        </table:table-row>
        <table:table-row table:style-name="ro1">
          <table:table-cell office:value-type="string">
            <text:p>Mech leaks lvl 15</text:p>
          </table:table-cell>
          <table:table-cell table:formula="of:=AVERAGE([Overview.B348:.KK348])" office:value-type="float" office:value="12.0068483743952">
            <text:p>12,0068483744</text:p>
          </table:table-cell>
          <table:table-cell table:number-columns-repeated="2"/>
        </table:table-row>
        <table:table-row table:style-name="ro1">
          <table:table-cell office:value-type="string">
            <text:p>Mech leaks lvl 16</text:p>
          </table:table-cell>
          <table:table-cell table:formula="of:=AVERAGE([Overview.B349:.KK349])" office:value-type="float" office:value="17.2272855338203">
            <text:p>17,2272855338</text:p>
          </table:table-cell>
          <table:table-cell table:number-columns-repeated="2"/>
        </table:table-row>
        <table:table-row table:style-name="ro1">
          <table:table-cell office:value-type="string">
            <text:p>Mech leaks lvl 17</text:p>
          </table:table-cell>
          <table:table-cell table:formula="of:=AVERAGE([Overview.B350:.KK350])" office:value-type="float" office:value="16.0443093272998">
            <text:p>16,0443093273</text:p>
          </table:table-cell>
          <table:table-cell table:number-columns-repeated="2"/>
        </table:table-row>
        <table:table-row table:style-name="ro1">
          <table:table-cell office:value-type="string">
            <text:p>Mech leaks lvl 18</text:p>
          </table:table-cell>
          <table:table-cell table:formula="of:=AVERAGE([Overview.B351:.KK351])" office:value-type="float" office:value="18.2999764776324">
            <text:p>18,2999764776</text:p>
          </table:table-cell>
          <table:table-cell table:number-columns-repeated="2"/>
        </table:table-row>
        <table:table-row table:style-name="ro1">
          <table:table-cell office:value-type="string">
            <text:p>Mech leaks lvl 19</text:p>
          </table:table-cell>
          <table:table-cell table:formula="of:=AVERAGE([Overview.B352:.KK352])" office:value-type="float" office:value="21.3772111208705">
            <text:p>21,3772111209</text:p>
          </table:table-cell>
          <table:table-cell table:number-columns-repeated="2"/>
        </table:table-row>
        <table:table-row table:style-name="ro1">
          <table:table-cell office:value-type="string">
            <text:p>Mech leaks lvl 20</text:p>
          </table:table-cell>
          <table:table-cell table:formula="of:=AVERAGE([Overview.B353:.KK353])" office:value-type="float" office:value="14.25">
            <text:p>14,25</text:p>
          </table:table-cell>
          <table:table-cell table:number-columns-repeated="2"/>
        </table:table-row>
        <table:table-row table:style-name="ro1">
          <table:table-cell office:value-type="string">
            <text:p>Mech leaks lvl 21</text:p>
          </table:table-cell>
          <table:table-cell table:formula="of:=AVERAGE([Overview.B354:.KK354])" office:value-type="float" office:value="17.6666666666667">
            <text:p>17,6666666667</text:p>
          </table:table-cell>
          <table:table-cell table:number-columns-repeated="2"/>
        </table:table-row>
        <table:table-row table:style-name="ro1">
          <table:table-cell office:value-type="string">
            <text:p>Forsaken workers lvl 1</text:p>
          </table:table-cell>
          <table:table-cell table:formula="of:=AVERAGE([Overview.B355:.KK355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Forsaken workers lvl 2</text:p>
          </table:table-cell>
          <table:table-cell table:formula="of:=AVERAGE([Overview.B356:.KK356])" office:value-type="float" office:value="1.625">
            <text:p>1,625</text:p>
          </table:table-cell>
          <table:table-cell table:number-columns-repeated="2"/>
        </table:table-row>
        <table:table-row table:style-name="ro1">
          <table:table-cell office:value-type="string">
            <text:p>Forsaken workers lvl 3</text:p>
          </table:table-cell>
          <table:table-cell table:formula="of:=AVERAGE([Overview.B357:.KK357])" office:value-type="float" office:value="2.81818181818182">
            <text:p>2,8181818182</text:p>
          </table:table-cell>
          <table:table-cell table:number-columns-repeated="2"/>
        </table:table-row>
        <table:table-row table:style-name="ro1">
          <table:table-cell office:value-type="string">
            <text:p>Forsaken workers lvl 4</text:p>
          </table:table-cell>
          <table:table-cell table:formula="of:=AVERAGE([Overview.B358:.KK358])" office:value-type="float" office:value="3.07142857142857">
            <text:p>3,0714285714</text:p>
          </table:table-cell>
          <table:table-cell table:number-columns-repeated="2"/>
        </table:table-row>
        <table:table-row table:style-name="ro1">
          <table:table-cell office:value-type="string">
            <text:p>Forsaken workers lvl 5</text:p>
          </table:table-cell>
          <table:table-cell table:formula="of:=AVERAGE([Overview.B359:.KK359])" office:value-type="float" office:value="3.5">
            <text:p>3,5</text:p>
          </table:table-cell>
          <table:table-cell table:number-columns-repeated="2"/>
        </table:table-row>
        <table:table-row table:style-name="ro1">
          <table:table-cell office:value-type="string">
            <text:p>Forsaken workers lvl 6</text:p>
          </table:table-cell>
          <table:table-cell table:formula="of:=AVERAGE([Overview.B360:.KK360])" office:value-type="float" office:value="4.29166666666667">
            <text:p>4,2916666667</text:p>
          </table:table-cell>
          <table:table-cell table:number-columns-repeated="2"/>
        </table:table-row>
        <table:table-row table:style-name="ro1">
          <table:table-cell office:value-type="string">
            <text:p>Forsaken workers lvl 7</text:p>
          </table:table-cell>
          <table:table-cell table:formula="of:=AVERAGE([Overview.B361:.KK361])" office:value-type="float" office:value="4.94758620689655">
            <text:p>4,9475862069</text:p>
          </table:table-cell>
          <table:table-cell table:number-columns-repeated="2"/>
        </table:table-row>
        <table:table-row table:style-name="ro1">
          <table:table-cell office:value-type="string">
            <text:p>Forsaken workers lvl 8</text:p>
          </table:table-cell>
          <table:table-cell table:formula="of:=AVERAGE([Overview.B362:.KK362])" office:value-type="float" office:value="5.17127496159754">
            <text:p>5,1712749616</text:p>
          </table:table-cell>
          <table:table-cell table:number-columns-repeated="2"/>
        </table:table-row>
        <table:table-row table:style-name="ro1">
          <table:table-cell office:value-type="string">
            <text:p>Forsaken workers lvl 9</text:p>
          </table:table-cell>
          <table:table-cell table:formula="of:=AVERAGE([Overview.B363:.KK363])" office:value-type="float" office:value="6.20429292929293">
            <text:p>6,2042929293</text:p>
          </table:table-cell>
          <table:table-cell table:number-columns-repeated="2"/>
        </table:table-row>
        <table:table-row table:style-name="ro1">
          <table:table-cell office:value-type="string">
            <text:p>Forsaken workers lvl 10</text:p>
          </table:table-cell>
          <table:table-cell table:formula="of:=AVERAGE([Overview.B364:.KK364])" office:value-type="float" office:value="7.22972972972973">
            <text:p>7,2297297297</text:p>
          </table:table-cell>
          <table:table-cell table:number-columns-repeated="2"/>
        </table:table-row>
        <table:table-row table:style-name="ro1">
          <table:table-cell office:value-type="string">
            <text:p>Forsaken workers lvl 11</text:p>
          </table:table-cell>
          <table:table-cell table:formula="of:=AVERAGE([Overview.B365:.KK365])" office:value-type="float" office:value="8.16690917107584">
            <text:p>8,1669091711</text:p>
          </table:table-cell>
          <table:table-cell table:number-columns-repeated="2"/>
        </table:table-row>
        <table:table-row table:style-name="ro1">
          <table:table-cell office:value-type="string">
            <text:p>Forsaken workers lvl 12</text:p>
          </table:table-cell>
          <table:table-cell table:formula="of:=AVERAGE([Overview.B366:.KK366])" office:value-type="float" office:value="8.10068980119871">
            <text:p>8,1006898012</text:p>
          </table:table-cell>
          <table:table-cell table:number-columns-repeated="2"/>
        </table:table-row>
        <table:table-row table:style-name="ro1">
          <table:table-cell office:value-type="string">
            <text:p>Forsaken workers lvl 13</text:p>
          </table:table-cell>
          <table:table-cell table:formula="of:=AVERAGE([Overview.B367:.KK367])" office:value-type="float" office:value="8.59081414171528">
            <text:p>8,5908141417</text:p>
          </table:table-cell>
          <table:table-cell table:number-columns-repeated="2"/>
        </table:table-row>
        <table:table-row table:style-name="ro1">
          <table:table-cell office:value-type="string">
            <text:p>Forsaken workers lvl 14</text:p>
          </table:table-cell>
          <table:table-cell table:formula="of:=AVERAGE([Overview.B368:.KK368])" office:value-type="float" office:value="9.75293544375569">
            <text:p>9,7529354438</text:p>
          </table:table-cell>
          <table:table-cell table:number-columns-repeated="2"/>
        </table:table-row>
        <table:table-row table:style-name="ro1">
          <table:table-cell office:value-type="string">
            <text:p>Forsaken workers lvl 15</text:p>
          </table:table-cell>
          <table:table-cell table:formula="of:=AVERAGE([Overview.B369:.KK369])" office:value-type="float" office:value="9.67522657888747">
            <text:p>9,6752265789</text:p>
          </table:table-cell>
          <table:table-cell table:number-columns-repeated="2"/>
        </table:table-row>
        <table:table-row table:style-name="ro1">
          <table:table-cell office:value-type="string">
            <text:p>Forsaken workers lvl 16</text:p>
          </table:table-cell>
          <table:table-cell table:formula="of:=AVERAGE([Overview.B370:.KK370])" office:value-type="float" office:value="10.8729980149229">
            <text:p>10,8729980149</text:p>
          </table:table-cell>
          <table:table-cell table:number-columns-repeated="2"/>
        </table:table-row>
        <table:table-row table:style-name="ro1">
          <table:table-cell office:value-type="string">
            <text:p>Forsaken workers lvl 17</text:p>
          </table:table-cell>
          <table:table-cell table:formula="of:=AVERAGE([Overview.B371:.KK371])" office:value-type="float" office:value="11.0871502654322">
            <text:p>11,0871502654</text:p>
          </table:table-cell>
          <table:table-cell table:number-columns-repeated="2"/>
        </table:table-row>
        <table:table-row table:style-name="ro1">
          <table:table-cell office:value-type="string">
            <text:p>Forsaken workers lvl 18</text:p>
          </table:table-cell>
          <table:table-cell table:formula="of:=AVERAGE([Overview.B372:.KK372])" office:value-type="float" office:value="11.8180014430014">
            <text:p>11,818001443</text:p>
          </table:table-cell>
          <table:table-cell table:number-columns-repeated="2"/>
        </table:table-row>
        <table:table-row table:style-name="ro1">
          <table:table-cell office:value-type="string">
            <text:p>Forsaken workers lvl 19</text:p>
          </table:table-cell>
          <table:table-cell table:formula="of:=AVERAGE([Overview.B373:.KK373])" office:value-type="float" office:value="12.7859938434477">
            <text:p>12,7859938434</text:p>
          </table:table-cell>
          <table:table-cell table:number-columns-repeated="2"/>
        </table:table-row>
        <table:table-row table:style-name="ro1">
          <table:table-cell office:value-type="string">
            <text:p>Forsaken workers lvl 20</text:p>
          </table:table-cell>
          <table:table-cell table:formula="of:=AVERAGE([Overview.B374:.KK374])" office:value-type="float" office:value="12.7138888888889">
            <text:p>12,7138888889</text:p>
          </table:table-cell>
          <table:table-cell table:number-columns-repeated="2"/>
        </table:table-row>
        <table:table-row table:style-name="ro1">
          <table:table-cell office:value-type="string">
            <text:p>Forsaken workers lvl 21</text:p>
          </table:table-cell>
          <table:table-cell table:formula="of:=AVERAGE([Overview.B375:.KK375])" office:value-type="float" office:value="22.875">
            <text:p>22,875</text:p>
          </table:table-cell>
          <table:table-cell table:number-columns-repeated="2"/>
        </table:table-row>
        <table:table-row table:style-name="ro1">
          <table:table-cell office:value-type="string">
            <text:p>Forsaken income lvl 1</text:p>
          </table:table-cell>
          <table:table-cell table:formula="of:=AVERAGE([Overview.B376:.KK376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Forsaken income lvl 2</text:p>
          </table:table-cell>
          <table:table-cell table:formula="of:=AVERAGE([Overview.B377:.KK377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Forsaken income lvl 3</text:p>
          </table:table-cell>
          <table:table-cell table:formula="of:=AVERAGE([Overview.B378:.KK378])" office:value-type="float" office:value="19.3636363636364">
            <text:p>19,3636363636</text:p>
          </table:table-cell>
          <table:table-cell table:number-columns-repeated="2"/>
        </table:table-row>
        <table:table-row table:style-name="ro1">
          <table:table-cell office:value-type="string">
            <text:p>Forsaken income lvl 4</text:p>
          </table:table-cell>
          <table:table-cell table:formula="of:=AVERAGE([Overview.B379:.KK379])"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Forsaken income lvl 5</text:p>
          </table:table-cell>
          <table:table-cell table:formula="of:=AVERAGE([Overview.B380:.KK380])" office:value-type="float" office:value="41.695652173913">
            <text:p>41,6956521739</text:p>
          </table:table-cell>
          <table:table-cell table:number-columns-repeated="2"/>
        </table:table-row>
        <table:table-row table:style-name="ro1">
          <table:table-cell office:value-type="string">
            <text:p>Forsaken income lvl 6</text:p>
          </table:table-cell>
          <table:table-cell table:formula="of:=AVERAGE([Overview.B381:.KK381])" office:value-type="float" office:value="66.7934782608696">
            <text:p>66,7934782609</text:p>
          </table:table-cell>
          <table:table-cell table:number-columns-repeated="2"/>
        </table:table-row>
        <table:table-row table:style-name="ro1">
          <table:table-cell office:value-type="string">
            <text:p>Forsaken income lvl 7</text:p>
          </table:table-cell>
          <table:table-cell table:formula="of:=AVERAGE([Overview.B382:.KK382])" office:value-type="float" office:value="89.4517241379311">
            <text:p>89,4517241379</text:p>
          </table:table-cell>
          <table:table-cell table:number-columns-repeated="2"/>
        </table:table-row>
        <table:table-row table:style-name="ro1">
          <table:table-cell office:value-type="string">
            <text:p>Forsaken income lvl 8</text:p>
          </table:table-cell>
          <table:table-cell table:formula="of:=AVERAGE([Overview.B383:.KK383])" office:value-type="float" office:value="95.0930875576037">
            <text:p>95,0930875576</text:p>
          </table:table-cell>
          <table:table-cell table:number-columns-repeated="2"/>
        </table:table-row>
        <table:table-row table:style-name="ro1">
          <table:table-cell office:value-type="string">
            <text:p>Forsaken income lvl 9</text:p>
          </table:table-cell>
          <table:table-cell table:formula="of:=AVERAGE([Overview.B384:.KK384])" office:value-type="float" office:value="114.7">
            <text:p>114,7</text:p>
          </table:table-cell>
          <table:table-cell table:number-columns-repeated="2"/>
        </table:table-row>
        <table:table-row table:style-name="ro1">
          <table:table-cell office:value-type="string">
            <text:p>Forsaken income lvl 10</text:p>
          </table:table-cell>
          <table:table-cell table:formula="of:=AVERAGE([Overview.B385:.KK385])" office:value-type="float" office:value="151.756756756757">
            <text:p>151,7567567568</text:p>
          </table:table-cell>
          <table:table-cell table:number-columns-repeated="2"/>
        </table:table-row>
        <table:table-row table:style-name="ro1">
          <table:table-cell office:value-type="string">
            <text:p>Forsaken income lvl 11</text:p>
          </table:table-cell>
          <table:table-cell table:formula="of:=AVERAGE([Overview.B386:.KK386])" office:value-type="float" office:value="184.941424162257">
            <text:p>184,9414241623</text:p>
          </table:table-cell>
          <table:table-cell table:number-columns-repeated="2"/>
        </table:table-row>
        <table:table-row table:style-name="ro1">
          <table:table-cell office:value-type="string">
            <text:p>Forsaken income lvl 12</text:p>
          </table:table-cell>
          <table:table-cell table:formula="of:=AVERAGE([Overview.B387:.KK387])" office:value-type="float" office:value="196.966746154138">
            <text:p>196,9667461541</text:p>
          </table:table-cell>
          <table:table-cell table:number-columns-repeated="2"/>
        </table:table-row>
        <table:table-row table:style-name="ro1">
          <table:table-cell office:value-type="string">
            <text:p>Forsaken income lvl 13</text:p>
          </table:table-cell>
          <table:table-cell table:formula="of:=AVERAGE([Overview.B388:.KK388])" office:value-type="float" office:value="229.514492365705">
            <text:p>229,5144923657</text:p>
          </table:table-cell>
          <table:table-cell table:number-columns-repeated="2"/>
        </table:table-row>
        <table:table-row table:style-name="ro1">
          <table:table-cell office:value-type="string">
            <text:p>Forsaken income lvl 14</text:p>
          </table:table-cell>
          <table:table-cell table:formula="of:=AVERAGE([Overview.B389:.KK389])" office:value-type="float" office:value="274.229196715634">
            <text:p>274,2291967156</text:p>
          </table:table-cell>
          <table:table-cell table:number-columns-repeated="2"/>
        </table:table-row>
        <table:table-row table:style-name="ro1">
          <table:table-cell office:value-type="string">
            <text:p>Forsaken income lvl 15</text:p>
          </table:table-cell>
          <table:table-cell table:formula="of:=AVERAGE([Overview.B390:.KK390])" office:value-type="float" office:value="305.236330678527">
            <text:p>305,2363306785</text:p>
          </table:table-cell>
          <table:table-cell table:number-columns-repeated="2"/>
        </table:table-row>
        <table:table-row table:style-name="ro1">
          <table:table-cell office:value-type="string">
            <text:p>Forsaken income lvl 16</text:p>
          </table:table-cell>
          <table:table-cell table:formula="of:=AVERAGE([Overview.B391:.KK391])" office:value-type="float" office:value="356.90695682894">
            <text:p>356,9069568289</text:p>
          </table:table-cell>
          <table:table-cell table:number-columns-repeated="2"/>
        </table:table-row>
        <table:table-row table:style-name="ro1">
          <table:table-cell office:value-type="string">
            <text:p>Forsaken income lvl 17</text:p>
          </table:table-cell>
          <table:table-cell table:formula="of:=AVERAGE([Overview.B392:.KK392])" office:value-type="float" office:value="394.777932382757">
            <text:p>394,7779323828</text:p>
          </table:table-cell>
          <table:table-cell table:number-columns-repeated="2"/>
        </table:table-row>
        <table:table-row table:style-name="ro1">
          <table:table-cell office:value-type="string">
            <text:p>Forsaken income lvl 18</text:p>
          </table:table-cell>
          <table:table-cell table:formula="of:=AVERAGE([Overview.B393:.KK393])" office:value-type="float" office:value="458.73575036075">
            <text:p>458,7357503608</text:p>
          </table:table-cell>
          <table:table-cell table:number-columns-repeated="2"/>
        </table:table-row>
        <table:table-row table:style-name="ro1">
          <table:table-cell office:value-type="string">
            <text:p>Forsaken income lvl 19</text:p>
          </table:table-cell>
          <table:table-cell table:formula="of:=AVERAGE([Overview.B394:.KK394])" office:value-type="float" office:value="530.480707026287">
            <text:p>530,4807070263</text:p>
          </table:table-cell>
          <table:table-cell table:number-columns-repeated="2"/>
        </table:table-row>
        <table:table-row table:style-name="ro1">
          <table:table-cell office:value-type="string">
            <text:p>Forsaken income lvl 20</text:p>
          </table:table-cell>
          <table:table-cell table:formula="of:=AVERAGE([Overview.B395:.KK395])" office:value-type="float" office:value="608.719444444445">
            <text:p>608,7194444444</text:p>
          </table:table-cell>
          <table:table-cell table:number-columns-repeated="2"/>
        </table:table-row>
        <table:table-row table:style-name="ro1">
          <table:table-cell office:value-type="string">
            <text:p>Forsaken income lvl 21</text:p>
          </table:table-cell>
          <table:table-cell table:formula="of:=AVERAGE([Overview.B396:.KK396])" office:value-type="float" office:value="1004.125">
            <text:p>1004,125</text:p>
          </table:table-cell>
          <table:table-cell table:number-columns-repeated="2"/>
        </table:table-row>
        <table:table-row table:style-name="ro1">
          <table:table-cell office:value-type="string">
            <text:p>Forsaken value lvl 1</text:p>
          </table:table-cell>
          <table:table-cell table:formula="of:=AVERAGE([Overview.B397:.KK397])"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string">
            <text:p>Forsaken value lvl 2</text:p>
          </table:table-cell>
          <table:table-cell table:formula="of:=AVERAGE([Overview.B398:.KK398])" office:value-type="float" office:value="188.125">
            <text:p>188,125</text:p>
          </table:table-cell>
          <table:table-cell table:number-columns-repeated="2"/>
        </table:table-row>
        <table:table-row table:style-name="ro1">
          <table:table-cell office:value-type="string">
            <text:p>Forsaken value lvl 3</text:p>
          </table:table-cell>
          <table:table-cell table:formula="of:=AVERAGE([Overview.B399:.KK399])" office:value-type="float" office:value="231.363636363636">
            <text:p>231,3636363636</text:p>
          </table:table-cell>
          <table:table-cell table:number-columns-repeated="2"/>
        </table:table-row>
        <table:table-row table:style-name="ro1">
          <table:table-cell office:value-type="string">
            <text:p>Forsaken value lvl 4</text:p>
          </table:table-cell>
          <table:table-cell table:formula="of:=AVERAGE([Overview.B400:.KK400])" office:value-type="float" office:value="251.785714285714">
            <text:p>251,7857142857</text:p>
          </table:table-cell>
          <table:table-cell table:number-columns-repeated="2"/>
        </table:table-row>
        <table:table-row table:style-name="ro1">
          <table:table-cell office:value-type="string">
            <text:p>Forsaken value lvl 5</text:p>
          </table:table-cell>
          <table:table-cell table:formula="of:=AVERAGE([Overview.B401:.KK401])" office:value-type="float" office:value="400.942028985507">
            <text:p>400,9420289855</text:p>
          </table:table-cell>
          <table:table-cell table:number-columns-repeated="2"/>
        </table:table-row>
        <table:table-row table:style-name="ro1">
          <table:table-cell office:value-type="string">
            <text:p>Forsaken value lvl 6</text:p>
          </table:table-cell>
          <table:table-cell table:formula="of:=AVERAGE([Overview.B402:.KK402])" office:value-type="float" office:value="577.626811594203">
            <text:p>577,6268115942</text:p>
          </table:table-cell>
          <table:table-cell table:number-columns-repeated="2"/>
        </table:table-row>
        <table:table-row table:style-name="ro1">
          <table:table-cell office:value-type="string">
            <text:p>Forsaken value lvl 7</text:p>
          </table:table-cell>
          <table:table-cell table:formula="of:=AVERAGE([Overview.B403:.KK403])" office:value-type="float" office:value="654.641379310345">
            <text:p>654,6413793103</text:p>
          </table:table-cell>
          <table:table-cell table:number-columns-repeated="2"/>
        </table:table-row>
        <table:table-row table:style-name="ro1">
          <table:table-cell office:value-type="string">
            <text:p>Forsaken value lvl 8</text:p>
          </table:table-cell>
          <table:table-cell table:formula="of:=AVERAGE([Overview.B404:.KK404])" office:value-type="float" office:value="852.283410138249">
            <text:p>852,2834101382</text:p>
          </table:table-cell>
          <table:table-cell table:number-columns-repeated="2"/>
        </table:table-row>
        <table:table-row table:style-name="ro1">
          <table:table-cell office:value-type="string">
            <text:p>Forsaken value lvl 9</text:p>
          </table:table-cell>
          <table:table-cell table:formula="of:=AVERAGE([Overview.B405:.KK405])" office:value-type="float" office:value="965.64393939394">
            <text:p>965,6439393939</text:p>
          </table:table-cell>
          <table:table-cell table:number-columns-repeated="2"/>
        </table:table-row>
        <table:table-row table:style-name="ro1">
          <table:table-cell office:value-type="string">
            <text:p>Forsaken value lvl 10</text:p>
          </table:table-cell>
          <table:table-cell table:formula="of:=AVERAGE([Overview.B406:.KK406])" office:value-type="float" office:value="1154.81981981982">
            <text:p>1154,8198198198</text:p>
          </table:table-cell>
          <table:table-cell table:number-columns-repeated="2"/>
        </table:table-row>
        <table:table-row table:style-name="ro1">
          <table:table-cell office:value-type="string">
            <text:p>Forsaken value lvl 11</text:p>
          </table:table-cell>
          <table:table-cell table:formula="of:=AVERAGE([Overview.B407:.KK407])" office:value-type="float" office:value="1421.27149470899">
            <text:p>1421,271494709</text:p>
          </table:table-cell>
          <table:table-cell table:number-columns-repeated="2"/>
        </table:table-row>
        <table:table-row table:style-name="ro1">
          <table:table-cell office:value-type="string">
            <text:p>Forsaken value lvl 12</text:p>
          </table:table-cell>
          <table:table-cell table:formula="of:=AVERAGE([Overview.B408:.KK408])" office:value-type="float" office:value="1681.92378945152">
            <text:p>1681,9237894515</text:p>
          </table:table-cell>
          <table:table-cell table:number-columns-repeated="2"/>
        </table:table-row>
        <table:table-row table:style-name="ro1">
          <table:table-cell office:value-type="string">
            <text:p>Forsaken value lvl 13</text:p>
          </table:table-cell>
          <table:table-cell table:formula="of:=AVERAGE([Overview.B409:.KK409])" office:value-type="float" office:value="2048.25266886502">
            <text:p>2048,252668865</text:p>
          </table:table-cell>
          <table:table-cell table:number-columns-repeated="2"/>
        </table:table-row>
        <table:table-row table:style-name="ro1">
          <table:table-cell office:value-type="string">
            <text:p>Forsaken value lvl 14</text:p>
          </table:table-cell>
          <table:table-cell table:formula="of:=AVERAGE([Overview.B410:.KK410])" office:value-type="float" office:value="2403.21745293607">
            <text:p>2403,2174529361</text:p>
          </table:table-cell>
          <table:table-cell table:number-columns-repeated="2"/>
        </table:table-row>
        <table:table-row table:style-name="ro1">
          <table:table-cell office:value-type="string">
            <text:p>Forsaken value lvl 15</text:p>
          </table:table-cell>
          <table:table-cell table:formula="of:=AVERAGE([Overview.B411:.KK411])" office:value-type="float" office:value="2811.72606348907">
            <text:p>2811,7260634891</text:p>
          </table:table-cell>
          <table:table-cell table:number-columns-repeated="2"/>
        </table:table-row>
        <table:table-row table:style-name="ro1">
          <table:table-cell office:value-type="string">
            <text:p>Forsaken value lvl 16</text:p>
          </table:table-cell>
          <table:table-cell table:formula="of:=AVERAGE([Overview.B412:.KK412])" office:value-type="float" office:value="3250.4675913554">
            <text:p>3250,4675913554</text:p>
          </table:table-cell>
          <table:table-cell table:number-columns-repeated="2"/>
        </table:table-row>
        <table:table-row table:style-name="ro1">
          <table:table-cell office:value-type="string">
            <text:p>Forsaken value lvl 17</text:p>
          </table:table-cell>
          <table:table-cell table:formula="of:=AVERAGE([Overview.B413:.KK413])" office:value-type="float" office:value="3925.37979110002">
            <text:p>3925,3797911</text:p>
          </table:table-cell>
          <table:table-cell table:number-columns-repeated="2"/>
        </table:table-row>
        <table:table-row table:style-name="ro1">
          <table:table-cell office:value-type="string">
            <text:p>Forsaken value lvl 18</text:p>
          </table:table-cell>
          <table:table-cell table:formula="of:=AVERAGE([Overview.B414:.KK414])" office:value-type="float" office:value="4642.63336489899">
            <text:p>4642,633364899</text:p>
          </table:table-cell>
          <table:table-cell table:number-columns-repeated="2"/>
        </table:table-row>
        <table:table-row table:style-name="ro1">
          <table:table-cell office:value-type="string">
            <text:p>Forsaken value lvl 19</text:p>
          </table:table-cell>
          <table:table-cell table:formula="of:=AVERAGE([Overview.B415:.KK415])" office:value-type="float" office:value="5325.42240789602">
            <text:p>5325,422407896</text:p>
          </table:table-cell>
          <table:table-cell table:number-columns-repeated="2"/>
        </table:table-row>
        <table:table-row table:style-name="ro1">
          <table:table-cell office:value-type="string">
            <text:p>Forsaken value lvl 20</text:p>
          </table:table-cell>
          <table:table-cell table:formula="of:=AVERAGE([Overview.B416:.KK416])" office:value-type="float" office:value="6706.93055555556">
            <text:p>6706,9305555556</text:p>
          </table:table-cell>
          <table:table-cell table:number-columns-repeated="2"/>
        </table:table-row>
        <table:table-row table:style-name="ro1">
          <table:table-cell office:value-type="string">
            <text:p>Forsaken value lvl 21</text:p>
          </table:table-cell>
          <table:table-cell table:formula="of:=AVERAGE([Overview.B417:.KK417])" office:value-type="float" office:value="8579.375">
            <text:p>8579,375</text:p>
          </table:table-cell>
          <table:table-cell table:number-columns-repeated="2"/>
        </table:table-row>
        <table:table-row table:style-name="ro1">
          <table:table-cell office:value-type="string">
            <text:p>Forsaken kills lvl 1</text:p>
          </table:table-cell>
          <table:table-cell table:formula="of:=AVERAGE([Overview.B418:.KK418])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Forsaken kills lvl 2</text:p>
          </table:table-cell>
          <table:table-cell table:formula="of:=AVERAGE([Overview.B419:.KK419])" office:value-type="float" office:value="17.25">
            <text:p>17,25</text:p>
          </table:table-cell>
          <table:table-cell table:number-columns-repeated="2"/>
        </table:table-row>
        <table:table-row table:style-name="ro1">
          <table:table-cell office:value-type="string">
            <text:p>Forsaken kills lvl 3</text:p>
          </table:table-cell>
          <table:table-cell table:formula="of:=AVERAGE([Overview.B420:.KK420])" office:value-type="float" office:value="34.0909090909091">
            <text:p>34,0909090909</text:p>
          </table:table-cell>
          <table:table-cell table:number-columns-repeated="2"/>
        </table:table-row>
        <table:table-row table:style-name="ro1">
          <table:table-cell office:value-type="string">
            <text:p>Forsaken kills lvl 4</text:p>
          </table:table-cell>
          <table:table-cell table:formula="of:=AVERAGE([Overview.B421:.KK421])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Forsaken kills lvl 5</text:p>
          </table:table-cell>
          <table:table-cell table:formula="of:=AVERAGE([Overview.B422:.KK422])" office:value-type="float" office:value="61.1159420289855">
            <text:p>61,115942029</text:p>
          </table:table-cell>
          <table:table-cell table:number-columns-repeated="2"/>
        </table:table-row>
        <table:table-row table:style-name="ro1">
          <table:table-cell office:value-type="string">
            <text:p>Forsaken kills lvl 6</text:p>
          </table:table-cell>
          <table:table-cell table:formula="of:=AVERAGE([Overview.B423:.KK423])" office:value-type="float" office:value="71.6557971014493">
            <text:p>71,6557971014</text:p>
          </table:table-cell>
          <table:table-cell table:number-columns-repeated="2"/>
        </table:table-row>
        <table:table-row table:style-name="ro1">
          <table:table-cell office:value-type="string">
            <text:p>Forsaken kills lvl 7</text:p>
          </table:table-cell>
          <table:table-cell table:formula="of:=AVERAGE([Overview.B424:.KK424])" office:value-type="float" office:value="76.3972413793104">
            <text:p>76,3972413793</text:p>
          </table:table-cell>
          <table:table-cell table:number-columns-repeated="2"/>
        </table:table-row>
        <table:table-row table:style-name="ro1">
          <table:table-cell office:value-type="string">
            <text:p>Forsaken kills lvl 8</text:p>
          </table:table-cell>
          <table:table-cell table:formula="of:=AVERAGE([Overview.B425:.KK425])" office:value-type="float" office:value="99.2774193548387">
            <text:p>99,2774193548</text:p>
          </table:table-cell>
          <table:table-cell table:number-columns-repeated="2"/>
        </table:table-row>
        <table:table-row table:style-name="ro1">
          <table:table-cell office:value-type="string">
            <text:p>Forsaken kills lvl 9</text:p>
          </table:table-cell>
          <table:table-cell table:formula="of:=AVERAGE([Overview.B426:.KK426])" office:value-type="float" office:value="110.923484848485">
            <text:p>110,9234848485</text:p>
          </table:table-cell>
          <table:table-cell table:number-columns-repeated="2"/>
        </table:table-row>
        <table:table-row table:style-name="ro1">
          <table:table-cell office:value-type="string">
            <text:p>Forsaken kills lvl 10</text:p>
          </table:table-cell>
          <table:table-cell table:formula="of:=AVERAGE([Overview.B427:.KK427])" office:value-type="float" office:value="114.954954954955">
            <text:p>114,954954955</text:p>
          </table:table-cell>
          <table:table-cell table:number-columns-repeated="2"/>
        </table:table-row>
        <table:table-row table:style-name="ro1">
          <table:table-cell office:value-type="string">
            <text:p>Forsaken kills lvl 11</text:p>
          </table:table-cell>
          <table:table-cell table:formula="of:=AVERAGE([Overview.B428:.KK428])" office:value-type="float" office:value="127.571274250441">
            <text:p>127,5712742504</text:p>
          </table:table-cell>
          <table:table-cell table:number-columns-repeated="2"/>
        </table:table-row>
        <table:table-row table:style-name="ro1">
          <table:table-cell office:value-type="string">
            <text:p>Forsaken kills lvl 12</text:p>
          </table:table-cell>
          <table:table-cell table:formula="of:=AVERAGE([Overview.B429:.KK429])" office:value-type="float" office:value="134.272920768328">
            <text:p>134,2729207683</text:p>
          </table:table-cell>
          <table:table-cell table:number-columns-repeated="2"/>
        </table:table-row>
        <table:table-row table:style-name="ro1">
          <table:table-cell office:value-type="string">
            <text:p>Forsaken kills lvl 13</text:p>
          </table:table-cell>
          <table:table-cell table:formula="of:=AVERAGE([Overview.B430:.KK430])" office:value-type="float" office:value="144.846453014521">
            <text:p>144,8464530145</text:p>
          </table:table-cell>
          <table:table-cell table:number-columns-repeated="2"/>
        </table:table-row>
        <table:table-row table:style-name="ro1">
          <table:table-cell office:value-type="string">
            <text:p>Forsaken kills lvl 14</text:p>
          </table:table-cell>
          <table:table-cell table:formula="of:=AVERAGE([Overview.B431:.KK431])" office:value-type="float" office:value="156.377880896708">
            <text:p>156,3778808967</text:p>
          </table:table-cell>
          <table:table-cell table:number-columns-repeated="2"/>
        </table:table-row>
        <table:table-row table:style-name="ro1">
          <table:table-cell office:value-type="string">
            <text:p>Forsaken kills lvl 15</text:p>
          </table:table-cell>
          <table:table-cell table:formula="of:=AVERAGE([Overview.B432:.KK432])" office:value-type="float" office:value="165.042581816955">
            <text:p>165,042581817</text:p>
          </table:table-cell>
          <table:table-cell table:number-columns-repeated="2"/>
        </table:table-row>
        <table:table-row table:style-name="ro1">
          <table:table-cell office:value-type="string">
            <text:p>Forsaken kills lvl 16</text:p>
          </table:table-cell>
          <table:table-cell table:formula="of:=AVERAGE([Overview.B433:.KK433])" office:value-type="float" office:value="179.161211870089">
            <text:p>179,1612118701</text:p>
          </table:table-cell>
          <table:table-cell table:number-columns-repeated="2"/>
        </table:table-row>
        <table:table-row table:style-name="ro1">
          <table:table-cell office:value-type="string">
            <text:p>Forsaken kills lvl 17</text:p>
          </table:table-cell>
          <table:table-cell table:formula="of:=AVERAGE([Overview.B434:.KK434])" office:value-type="float" office:value="199.912015380562">
            <text:p>199,9120153806</text:p>
          </table:table-cell>
          <table:table-cell table:number-columns-repeated="2"/>
        </table:table-row>
        <table:table-row table:style-name="ro1">
          <table:table-cell office:value-type="string">
            <text:p>Forsaken kills lvl 18</text:p>
          </table:table-cell>
          <table:table-cell table:formula="of:=AVERAGE([Overview.B435:.KK435])" office:value-type="float" office:value="217.825757575758">
            <text:p>217,8257575758</text:p>
          </table:table-cell>
          <table:table-cell table:number-columns-repeated="2"/>
        </table:table-row>
        <table:table-row table:style-name="ro1">
          <table:table-cell office:value-type="string">
            <text:p>Forsaken kills lvl 19</text:p>
          </table:table-cell>
          <table:table-cell table:formula="of:=AVERAGE([Overview.B436:.KK436])" office:value-type="float" office:value="214.083951431643">
            <text:p>214,0839514316</text:p>
          </table:table-cell>
          <table:table-cell table:number-columns-repeated="2"/>
        </table:table-row>
        <table:table-row table:style-name="ro1">
          <table:table-cell office:value-type="string">
            <text:p>Forsaken kills lvl 20</text:p>
          </table:table-cell>
          <table:table-cell table:formula="of:=AVERAGE([Overview.B437:.KK437])" office:value-type="float" office:value="260.586111111111">
            <text:p>260,5861111111</text:p>
          </table:table-cell>
          <table:table-cell table:number-columns-repeated="2"/>
        </table:table-row>
        <table:table-row table:style-name="ro1">
          <table:table-cell office:value-type="string">
            <text:p>Forsaken kills lvl 21</text:p>
          </table:table-cell>
          <table:table-cell table:formula="of:=AVERAGE([Overview.B438:.KK438])" office:value-type="float" office:value="282.5">
            <text:p>282,5</text:p>
          </table:table-cell>
          <table:table-cell table:number-columns-repeated="2"/>
        </table:table-row>
        <table:table-row table:style-name="ro1">
          <table:table-cell office:value-type="string">
            <text:p>Forsaken leaks lvl 1</text:p>
          </table:table-cell>
          <table:table-cell table:formula="of:=AVERAGE([Overview.B439:.KK439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Forsaken leaks lvl 2</text:p>
          </table:table-cell>
          <table:table-cell table:formula="of:=AVERAGE([Overview.B440:.KK440])" office:value-type="float" office:value="4.375">
            <text:p>4,375</text:p>
          </table:table-cell>
          <table:table-cell table:number-columns-repeated="2"/>
        </table:table-row>
        <table:table-row table:style-name="ro1">
          <table:table-cell office:value-type="string">
            <text:p>Forsaken leaks lvl 3</text:p>
          </table:table-cell>
          <table:table-cell table:formula="of:=AVERAGE([Overview.B441:.KK441])" office:value-type="float" office:value="11.1363636363636">
            <text:p>11,1363636364</text:p>
          </table:table-cell>
          <table:table-cell table:number-columns-repeated="2"/>
        </table:table-row>
        <table:table-row table:style-name="ro1">
          <table:table-cell office:value-type="string">
            <text:p>Forsaken leaks lvl 4</text:p>
          </table:table-cell>
          <table:table-cell table:formula="of:=AVERAGE([Overview.B442:.KK442])" office:value-type="float" office:value="20.3214285714285">
            <text:p>20,3214285714</text:p>
          </table:table-cell>
          <table:table-cell table:number-columns-repeated="2"/>
        </table:table-row>
        <table:table-row table:style-name="ro1">
          <table:table-cell office:value-type="string">
            <text:p>Forsaken leaks lvl 5</text:p>
          </table:table-cell>
          <table:table-cell table:formula="of:=AVERAGE([Overview.B443:.KK443])" office:value-type="float" office:value="7.3695652173913">
            <text:p>7,3695652174</text:p>
          </table:table-cell>
          <table:table-cell table:number-columns-repeated="2"/>
        </table:table-row>
        <table:table-row table:style-name="ro1">
          <table:table-cell office:value-type="string">
            <text:p>Forsaken leaks lvl 6</text:p>
          </table:table-cell>
          <table:table-cell table:formula="of:=AVERAGE([Overview.B444:.KK444])" office:value-type="float" office:value="8.30253623188407">
            <text:p>8,3025362319</text:p>
          </table:table-cell>
          <table:table-cell table:number-columns-repeated="2"/>
        </table:table-row>
        <table:table-row table:style-name="ro1">
          <table:table-cell office:value-type="string">
            <text:p>Forsaken leaks lvl 7</text:p>
          </table:table-cell>
          <table:table-cell table:formula="of:=AVERAGE([Overview.B445:.KK445])" office:value-type="float" office:value="13.1627586206897">
            <text:p>13,1627586207</text:p>
          </table:table-cell>
          <table:table-cell table:number-columns-repeated="2"/>
        </table:table-row>
        <table:table-row table:style-name="ro1">
          <table:table-cell office:value-type="string">
            <text:p>Forsaken leaks lvl 8</text:p>
          </table:table-cell>
          <table:table-cell table:formula="of:=AVERAGE([Overview.B446:.KK446])" office:value-type="float" office:value="5.68632872503841">
            <text:p>5,686328725</text:p>
          </table:table-cell>
          <table:table-cell table:number-columns-repeated="2"/>
        </table:table-row>
        <table:table-row table:style-name="ro1">
          <table:table-cell office:value-type="string">
            <text:p>Forsaken leaks lvl 9</text:p>
          </table:table-cell>
          <table:table-cell table:formula="of:=AVERAGE([Overview.B447:.KK447])" office:value-type="float" office:value="9.44318181818182">
            <text:p>9,4431818182</text:p>
          </table:table-cell>
          <table:table-cell table:number-columns-repeated="2"/>
        </table:table-row>
        <table:table-row table:style-name="ro1">
          <table:table-cell office:value-type="string">
            <text:p>Forsaken leaks lvl 10</text:p>
          </table:table-cell>
          <table:table-cell table:formula="of:=AVERAGE([Overview.B448:.KK448])" office:value-type="float" office:value="11.9054054054054">
            <text:p>11,9054054054</text:p>
          </table:table-cell>
          <table:table-cell table:number-columns-repeated="2"/>
        </table:table-row>
        <table:table-row table:style-name="ro1">
          <table:table-cell office:value-type="string">
            <text:p>Forsaken leaks lvl 11</text:p>
          </table:table-cell>
          <table:table-cell table:formula="of:=AVERAGE([Overview.B449:.KK449])" office:value-type="float" office:value="9.66827601410935">
            <text:p>9,6682760141</text:p>
          </table:table-cell>
          <table:table-cell table:number-columns-repeated="2"/>
        </table:table-row>
        <table:table-row table:style-name="ro1">
          <table:table-cell office:value-type="string">
            <text:p>Forsaken leaks lvl 12</text:p>
          </table:table-cell>
          <table:table-cell table:formula="of:=AVERAGE([Overview.B450:.KK450])" office:value-type="float" office:value="14.1965147659804">
            <text:p>14,196514766</text:p>
          </table:table-cell>
          <table:table-cell table:number-columns-repeated="2"/>
        </table:table-row>
        <table:table-row table:style-name="ro1">
          <table:table-cell office:value-type="string">
            <text:p>Forsaken leaks lvl 13</text:p>
          </table:table-cell>
          <table:table-cell table:formula="of:=AVERAGE([Overview.B451:.KK451])" office:value-type="float" office:value="13.1535319033421">
            <text:p>13,1535319033</text:p>
          </table:table-cell>
          <table:table-cell table:number-columns-repeated="2"/>
        </table:table-row>
        <table:table-row table:style-name="ro1">
          <table:table-cell office:value-type="string">
            <text:p>Forsaken leaks lvl 14</text:p>
          </table:table-cell>
          <table:table-cell table:formula="of:=AVERAGE([Overview.B452:.KK452])" office:value-type="float" office:value="14.3561756772869">
            <text:p>14,3561756773</text:p>
          </table:table-cell>
          <table:table-cell table:number-columns-repeated="2"/>
        </table:table-row>
        <table:table-row table:style-name="ro1">
          <table:table-cell office:value-type="string">
            <text:p>Forsaken leaks lvl 15</text:p>
          </table:table-cell>
          <table:table-cell table:formula="of:=AVERAGE([Overview.B453:.KK453])" office:value-type="float" office:value="17.8673737879904">
            <text:p>17,867373788</text:p>
          </table:table-cell>
          <table:table-cell table:number-columns-repeated="2"/>
        </table:table-row>
        <table:table-row table:style-name="ro1">
          <table:table-cell office:value-type="string">
            <text:p>Forsaken leaks lvl 16</text:p>
          </table:table-cell>
          <table:table-cell table:formula="of:=AVERAGE([Overview.B454:.KK454])" office:value-type="float" office:value="21.4203263073026">
            <text:p>21,4203263073</text:p>
          </table:table-cell>
          <table:table-cell table:number-columns-repeated="2"/>
        </table:table-row>
        <table:table-row table:style-name="ro1">
          <table:table-cell office:value-type="string">
            <text:p>Forsaken leaks lvl 17</text:p>
          </table:table-cell>
          <table:table-cell table:formula="of:=AVERAGE([Overview.B455:.KK455])" office:value-type="float" office:value="20.2494374683072">
            <text:p>20,2494374683</text:p>
          </table:table-cell>
          <table:table-cell table:number-columns-repeated="2"/>
        </table:table-row>
        <table:table-row table:style-name="ro1">
          <table:table-cell office:value-type="string">
            <text:p>Forsaken leaks lvl 18</text:p>
          </table:table-cell>
          <table:table-cell table:formula="of:=AVERAGE([Overview.B456:.KK456])" office:value-type="float" office:value="20.5989583333333">
            <text:p>20,5989583333</text:p>
          </table:table-cell>
          <table:table-cell table:number-columns-repeated="2"/>
        </table:table-row>
        <table:table-row table:style-name="ro1">
          <table:table-cell office:value-type="string">
            <text:p>Forsaken leaks lvl 19</text:p>
          </table:table-cell>
          <table:table-cell table:formula="of:=AVERAGE([Overview.B457:.KK457])" office:value-type="float" office:value="26.3701749242646">
            <text:p>26,3701749243</text:p>
          </table:table-cell>
          <table:table-cell table:number-columns-repeated="2"/>
        </table:table-row>
        <table:table-row table:style-name="ro1">
          <table:table-cell office:value-type="string">
            <text:p>Forsaken leaks lvl 20</text:p>
          </table:table-cell>
          <table:table-cell table:formula="of:=AVERAGE([Overview.B458:.KK458])" office:value-type="float" office:value="28.8833333333333">
            <text:p>28,8833333333</text:p>
          </table:table-cell>
          <table:table-cell table:number-columns-repeated="2"/>
        </table:table-row>
        <table:table-row table:style-name="ro1">
          <table:table-cell office:value-type="string">
            <text:p>Forsaken leaks lvl 21</text:p>
          </table:table-cell>
          <table:table-cell table:formula="of:=AVERAGE([Overview.B459:.KK459])" office:value-type="float" office:value="21.375">
            <text:p>21,375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</text:p>
          </table:table-cell>
          <table:table-cell table:formula="of:=AVERAGE([Overview.B460:.KK460])" office:value-type="float" office:value="1.66666666666667">
            <text:p>1,6666666667</text:p>
          </table:table-cell>
          <table:table-cell table:number-columns-repeated="2"/>
        </table:table-row>
        <table:table-row table:style-name="ro1">
          <table:table-cell office:value-type="string">
            <text:p>Mastermind workers lvl 2</text:p>
          </table:table-cell>
          <table:table-cell table:formula="of:=AVERAGE([Overview.B461:.KK461])" office:value-type="float" office:value="2.06617647058823">
            <text:p>2,0661764706</text:p>
          </table:table-cell>
          <table:table-cell table:number-columns-repeated="2"/>
        </table:table-row>
        <table:table-row table:style-name="ro1">
          <table:table-cell office:value-type="string">
            <text:p>Mastermind workers lvl 3</text:p>
          </table:table-cell>
          <table:table-cell table:formula="of:=AVERAGE([Overview.B462:.KK462])" office:value-type="float" office:value="2.47826086956522">
            <text:p>2,4782608696</text:p>
          </table:table-cell>
          <table:table-cell table:number-columns-repeated="2"/>
        </table:table-row>
        <table:table-row table:style-name="ro1">
          <table:table-cell office:value-type="string">
            <text:p>Mastermind workers lvl 4</text:p>
          </table:table-cell>
          <table:table-cell table:formula="of:=AVERAGE([Overview.B463:.KK463])" office:value-type="float" office:value="2.93548387096774">
            <text:p>2,935483871</text:p>
          </table:table-cell>
          <table:table-cell table:number-columns-repeated="2"/>
        </table:table-row>
        <table:table-row table:style-name="ro1">
          <table:table-cell office:value-type="string">
            <text:p>Mastermind workers lvl 5</text:p>
          </table:table-cell>
          <table:table-cell table:formula="of:=AVERAGE([Overview.B464:.KK464])" office:value-type="float" office:value="3.15277114190158">
            <text:p>3,1527711419</text:p>
          </table:table-cell>
          <table:table-cell table:number-columns-repeated="2"/>
        </table:table-row>
        <table:table-row table:style-name="ro1">
          <table:table-cell office:value-type="string">
            <text:p>Mastermind workers lvl 6</text:p>
          </table:table-cell>
          <table:table-cell table:formula="of:=AVERAGE([Overview.B465:.KK465])" office:value-type="float" office:value="4.05073302469136">
            <text:p>4,0507330247</text:p>
          </table:table-cell>
          <table:table-cell table:number-columns-repeated="2"/>
        </table:table-row>
        <table:table-row table:style-name="ro1">
          <table:table-cell office:value-type="string">
            <text:p>Mastermind workers lvl 7</text:p>
          </table:table-cell>
          <table:table-cell table:formula="of:=AVERAGE([Overview.B466:.KK466])" office:value-type="float" office:value="4.76693086325439">
            <text:p>4,7669308633</text:p>
          </table:table-cell>
          <table:table-cell table:number-columns-repeated="2"/>
        </table:table-row>
        <table:table-row table:style-name="ro1">
          <table:table-cell office:value-type="string">
            <text:p>Mastermind workers lvl 8</text:p>
          </table:table-cell>
          <table:table-cell table:formula="of:=AVERAGE([Overview.B467:.KK467])" office:value-type="float" office:value="5.0304905674391">
            <text:p>5,0304905674</text:p>
          </table:table-cell>
          <table:table-cell table:number-columns-repeated="2"/>
        </table:table-row>
        <table:table-row table:style-name="ro1">
          <table:table-cell office:value-type="string">
            <text:p>Mastermind workers lvl 9</text:p>
          </table:table-cell>
          <table:table-cell table:formula="of:=AVERAGE([Overview.B468:.KK468])" office:value-type="float" office:value="5.4162468696635">
            <text:p>5,4162468697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0</text:p>
          </table:table-cell>
          <table:table-cell table:formula="of:=AVERAGE([Overview.B469:.KK469])" office:value-type="float" office:value="6.92335164835165">
            <text:p>6,9233516484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1</text:p>
          </table:table-cell>
          <table:table-cell table:formula="of:=AVERAGE([Overview.B470:.KK470])" office:value-type="float" office:value="7.69934942606508">
            <text:p>7,6993494261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2</text:p>
          </table:table-cell>
          <table:table-cell table:formula="of:=AVERAGE([Overview.B471:.KK471])" office:value-type="float" office:value="7.7239525449615">
            <text:p>7,723952545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3</text:p>
          </table:table-cell>
          <table:table-cell table:formula="of:=AVERAGE([Overview.B472:.KK472])" office:value-type="float" office:value="8.26104922624791">
            <text:p>8,2610492262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4</text:p>
          </table:table-cell>
          <table:table-cell table:formula="of:=AVERAGE([Overview.B473:.KK473])" office:value-type="float" office:value="8.83870842835057">
            <text:p>8,8387084284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5</text:p>
          </table:table-cell>
          <table:table-cell table:formula="of:=AVERAGE([Overview.B474:.KK474])" office:value-type="float" office:value="9.34365520811438">
            <text:p>9,3436552081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6</text:p>
          </table:table-cell>
          <table:table-cell table:formula="of:=AVERAGE([Overview.B475:.KK475])" office:value-type="float" office:value="10.1481876159128">
            <text:p>10,1481876159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7</text:p>
          </table:table-cell>
          <table:table-cell table:formula="of:=AVERAGE([Overview.B476:.KK476])" office:value-type="float" office:value="10.5335901343389">
            <text:p>10,5335901343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8</text:p>
          </table:table-cell>
          <table:table-cell table:formula="of:=AVERAGE([Overview.B477:.KK477])" office:value-type="float" office:value="10.7044586318057">
            <text:p>10,7044586318</text:p>
          </table:table-cell>
          <table:table-cell table:number-columns-repeated="2"/>
        </table:table-row>
        <table:table-row table:style-name="ro1">
          <table:table-cell office:value-type="string">
            <text:p>Mastermind workers lvl 19</text:p>
          </table:table-cell>
          <table:table-cell table:formula="of:=AVERAGE([Overview.B478:.KK478])" office:value-type="float" office:value="11.7735055076038">
            <text:p>11,7735055076</text:p>
          </table:table-cell>
          <table:table-cell table:number-columns-repeated="2"/>
        </table:table-row>
        <table:table-row table:style-name="ro1">
          <table:table-cell office:value-type="string">
            <text:p>Mastermind workers lvl 20</text:p>
          </table:table-cell>
          <table:table-cell table:formula="of:=AVERAGE([Overview.B479:.KK479])" office:value-type="float" office:value="12.3232668067227">
            <text:p>12,3232668067</text:p>
          </table:table-cell>
          <table:table-cell table:number-columns-repeated="2"/>
        </table:table-row>
        <table:table-row table:style-name="ro1">
          <table:table-cell office:value-type="string">
            <text:p>Mastermind workers lvl 21</text:p>
          </table:table-cell>
          <table:table-cell table:formula="of:=AVERAGE([Overview.B480:.KK480])" office:value-type="float" office:value="13.4555555555556">
            <text:p>13,4555555556</text:p>
          </table:table-cell>
          <table:table-cell table:number-columns-repeated="2"/>
        </table:table-row>
        <table:table-row table:style-name="ro1">
          <table:table-cell office:value-type="string">
            <text:p>Mastermind income lvl 1</text:p>
          </table:table-cell>
          <table:table-cell table:formula="of:=AVERAGE([Overview.B481:.KK481]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Mastermind income lvl 2</text:p>
          </table:table-cell>
          <table:table-cell table:formula="of:=AVERAGE([Overview.B482:.KK482])" office:value-type="float" office:value="11.7352941176471">
            <text:p>11,7352941176</text:p>
          </table:table-cell>
          <table:table-cell table:number-columns-repeated="2"/>
        </table:table-row>
        <table:table-row table:style-name="ro1">
          <table:table-cell office:value-type="string">
            <text:p>Mastermind income lvl 3</text:p>
          </table:table-cell>
          <table:table-cell table:formula="of:=AVERAGE([Overview.B483:.KK483])" office:value-type="float" office:value="18.5217391304348">
            <text:p>18,5217391304</text:p>
          </table:table-cell>
          <table:table-cell table:number-columns-repeated="2"/>
        </table:table-row>
        <table:table-row table:style-name="ro1">
          <table:table-cell office:value-type="string">
            <text:p>Mastermind income lvl 4</text:p>
          </table:table-cell>
          <table:table-cell table:formula="of:=AVERAGE([Overview.B484:.KK484])" office:value-type="float" office:value="30.5483870967742">
            <text:p>30,5483870968</text:p>
          </table:table-cell>
          <table:table-cell table:number-columns-repeated="2"/>
        </table:table-row>
        <table:table-row table:style-name="ro1">
          <table:table-cell office:value-type="string">
            <text:p>Mastermind income lvl 5</text:p>
          </table:table-cell>
          <table:table-cell table:formula="of:=AVERAGE([Overview.B485:.KK485])" office:value-type="float" office:value="38.4400404978045">
            <text:p>38,4400404978</text:p>
          </table:table-cell>
          <table:table-cell table:number-columns-repeated="2"/>
        </table:table-row>
        <table:table-row table:style-name="ro1">
          <table:table-cell office:value-type="string">
            <text:p>Mastermind income lvl 6</text:p>
          </table:table-cell>
          <table:table-cell table:formula="of:=AVERAGE([Overview.B486:.KK486])" office:value-type="float" office:value="63.9071551519468">
            <text:p>63,9071551519</text:p>
          </table:table-cell>
          <table:table-cell table:number-columns-repeated="2"/>
        </table:table-row>
        <table:table-row table:style-name="ro1">
          <table:table-cell office:value-type="string">
            <text:p>Mastermind income lvl 7</text:p>
          </table:table-cell>
          <table:table-cell table:formula="of:=AVERAGE([Overview.B487:.KK487])" office:value-type="float" office:value="71.9608432009167">
            <text:p>71,9608432009</text:p>
          </table:table-cell>
          <table:table-cell table:number-columns-repeated="2"/>
        </table:table-row>
        <table:table-row table:style-name="ro1">
          <table:table-cell office:value-type="string">
            <text:p>Mastermind income lvl 8</text:p>
          </table:table-cell>
          <table:table-cell table:formula="of:=AVERAGE([Overview.B488:.KK488])" office:value-type="float" office:value="93.7518577317291">
            <text:p>93,7518577317</text:p>
          </table:table-cell>
          <table:table-cell table:number-columns-repeated="2"/>
        </table:table-row>
        <table:table-row table:style-name="ro1">
          <table:table-cell office:value-type="string">
            <text:p>Mastermind income lvl 9</text:p>
          </table:table-cell>
          <table:table-cell table:formula="of:=AVERAGE([Overview.B489:.KK489])" office:value-type="float" office:value="109.561911701457">
            <text:p>109,5619117015</text:p>
          </table:table-cell>
          <table:table-cell table:number-columns-repeated="2"/>
        </table:table-row>
        <table:table-row table:style-name="ro1">
          <table:table-cell office:value-type="string">
            <text:p>Mastermind income lvl 10</text:p>
          </table:table-cell>
          <table:table-cell table:formula="of:=AVERAGE([Overview.B490:.KK490])" office:value-type="float" office:value="148.181868131868">
            <text:p>148,1818681319</text:p>
          </table:table-cell>
          <table:table-cell table:number-columns-repeated="2"/>
        </table:table-row>
        <table:table-row table:style-name="ro1">
          <table:table-cell office:value-type="string">
            <text:p>Mastermind income lvl 11</text:p>
          </table:table-cell>
          <table:table-cell table:formula="of:=AVERAGE([Overview.B491:.KK491])" office:value-type="float" office:value="168.92715307921">
            <text:p>168,9271530792</text:p>
          </table:table-cell>
          <table:table-cell table:number-columns-repeated="2"/>
        </table:table-row>
        <table:table-row table:style-name="ro1">
          <table:table-cell office:value-type="string">
            <text:p>Mastermind income lvl 12</text:p>
          </table:table-cell>
          <table:table-cell table:formula="of:=AVERAGE([Overview.B492:.KK492])" office:value-type="float" office:value="185.685181273215">
            <text:p>185,6851812732</text:p>
          </table:table-cell>
          <table:table-cell table:number-columns-repeated="2"/>
        </table:table-row>
        <table:table-row table:style-name="ro1">
          <table:table-cell office:value-type="string">
            <text:p>Mastermind income lvl 13</text:p>
          </table:table-cell>
          <table:table-cell table:formula="of:=AVERAGE([Overview.B493:.KK493])" office:value-type="float" office:value="219.448938395645">
            <text:p>219,4489383956</text:p>
          </table:table-cell>
          <table:table-cell table:number-columns-repeated="2"/>
        </table:table-row>
        <table:table-row table:style-name="ro1">
          <table:table-cell office:value-type="string">
            <text:p>Mastermind income lvl 14</text:p>
          </table:table-cell>
          <table:table-cell table:formula="of:=AVERAGE([Overview.B494:.KK494])" office:value-type="float" office:value="252.302281211355">
            <text:p>252,3022812114</text:p>
          </table:table-cell>
          <table:table-cell table:number-columns-repeated="2"/>
        </table:table-row>
        <table:table-row table:style-name="ro1">
          <table:table-cell office:value-type="string">
            <text:p>Mastermind income lvl 15</text:p>
          </table:table-cell>
          <table:table-cell table:formula="of:=AVERAGE([Overview.B495:.KK495])" office:value-type="float" office:value="288.280645549087">
            <text:p>288,2806455491</text:p>
          </table:table-cell>
          <table:table-cell table:number-columns-repeated="2"/>
        </table:table-row>
        <table:table-row table:style-name="ro1">
          <table:table-cell office:value-type="string">
            <text:p>Mastermind income lvl 16</text:p>
          </table:table-cell>
          <table:table-cell table:formula="of:=AVERAGE([Overview.B496:.KK496])" office:value-type="float" office:value="336.498458072642">
            <text:p>336,4984580726</text:p>
          </table:table-cell>
          <table:table-cell table:number-columns-repeated="2"/>
        </table:table-row>
        <table:table-row table:style-name="ro1">
          <table:table-cell office:value-type="string">
            <text:p>Mastermind income lvl 17</text:p>
          </table:table-cell>
          <table:table-cell table:formula="of:=AVERAGE([Overview.B497:.KK497])" office:value-type="float" office:value="379.251104952409">
            <text:p>379,2511049524</text:p>
          </table:table-cell>
          <table:table-cell table:number-columns-repeated="2"/>
        </table:table-row>
        <table:table-row table:style-name="ro1">
          <table:table-cell office:value-type="string">
            <text:p>Mastermind income lvl 18</text:p>
          </table:table-cell>
          <table:table-cell table:formula="of:=AVERAGE([Overview.B498:.KK498])" office:value-type="float" office:value="429.260085033663">
            <text:p>429,2600850337</text:p>
          </table:table-cell>
          <table:table-cell table:number-columns-repeated="2"/>
        </table:table-row>
        <table:table-row table:style-name="ro1">
          <table:table-cell office:value-type="string">
            <text:p>Mastermind income lvl 19</text:p>
          </table:table-cell>
          <table:table-cell table:formula="of:=AVERAGE([Overview.B499:.KK499])" office:value-type="float" office:value="501.578723035823">
            <text:p>501,5787230358</text:p>
          </table:table-cell>
          <table:table-cell table:number-columns-repeated="2"/>
        </table:table-row>
        <table:table-row table:style-name="ro1">
          <table:table-cell office:value-type="string">
            <text:p>Mastermind income lvl 20</text:p>
          </table:table-cell>
          <table:table-cell table:formula="of:=AVERAGE([Overview.B500:.KK500])" office:value-type="float" office:value="595.637143493761">
            <text:p>595,6371434938</text:p>
          </table:table-cell>
          <table:table-cell table:number-columns-repeated="2"/>
        </table:table-row>
        <table:table-row table:style-name="ro1">
          <table:table-cell office:value-type="string">
            <text:p>Mastermind income lvl 21</text:p>
          </table:table-cell>
          <table:table-cell table:formula="of:=AVERAGE([Overview.B501:.KK501])" office:value-type="float" office:value="688.866666666667">
            <text:p>688,8666666667</text:p>
          </table:table-cell>
          <table:table-cell table:number-columns-repeated="2"/>
        </table:table-row>
        <table:table-row table:style-name="ro1">
          <table:table-cell office:value-type="string">
            <text:p>Mastermind value lvl 1</text:p>
          </table:table-cell>
          <table:table-cell table:formula="of:=AVERAGE([Overview.B502:.KK502])" office:value-type="float" office:value="96.6666666666667">
            <text:p>96,6666666667</text:p>
          </table:table-cell>
          <table:table-cell table:number-columns-repeated="2"/>
        </table:table-row>
        <table:table-row table:style-name="ro1">
          <table:table-cell office:value-type="string">
            <text:p>Mastermind value lvl 2</text:p>
          </table:table-cell>
          <table:table-cell table:formula="of:=AVERAGE([Overview.B503:.KK503])" office:value-type="float" office:value="188.713235294118">
            <text:p>188,7132352941</text:p>
          </table:table-cell>
          <table:table-cell table:number-columns-repeated="2"/>
        </table:table-row>
        <table:table-row table:style-name="ro1">
          <table:table-cell office:value-type="string">
            <text:p>Mastermind value lvl 3</text:p>
          </table:table-cell>
          <table:table-cell table:formula="of:=AVERAGE([Overview.B504:.KK504])" office:value-type="float" office:value="261.95652173913">
            <text:p>261,9565217391</text:p>
          </table:table-cell>
          <table:table-cell table:number-columns-repeated="2"/>
        </table:table-row>
        <table:table-row table:style-name="ro1">
          <table:table-cell office:value-type="string">
            <text:p>Mastermind value lvl 4</text:p>
          </table:table-cell>
          <table:table-cell table:formula="of:=AVERAGE([Overview.B505:.KK505])" office:value-type="float" office:value="366.25">
            <text:p>366,25</text:p>
          </table:table-cell>
          <table:table-cell table:number-columns-repeated="2"/>
        </table:table-row>
        <table:table-row table:style-name="ro1">
          <table:table-cell office:value-type="string">
            <text:p>Mastermind value lvl 5</text:p>
          </table:table-cell>
          <table:table-cell table:formula="of:=AVERAGE([Overview.B506:.KK506])" office:value-type="float" office:value="457.278411029964">
            <text:p>457,27841103</text:p>
          </table:table-cell>
          <table:table-cell table:number-columns-repeated="2"/>
        </table:table-row>
        <table:table-row table:style-name="ro1">
          <table:table-cell office:value-type="string">
            <text:p>Mastermind value lvl 6</text:p>
          </table:table-cell>
          <table:table-cell table:formula="of:=AVERAGE([Overview.B507:.KK507])" office:value-type="float" office:value="559.788995726496">
            <text:p>559,7889957265</text:p>
          </table:table-cell>
          <table:table-cell table:number-columns-repeated="2"/>
        </table:table-row>
        <table:table-row table:style-name="ro1">
          <table:table-cell office:value-type="string">
            <text:p>Mastermind value lvl 7</text:p>
          </table:table-cell>
          <table:table-cell table:formula="of:=AVERAGE([Overview.B508:.KK508])" office:value-type="float" office:value="657.114615164247">
            <text:p>657,1146151642</text:p>
          </table:table-cell>
          <table:table-cell table:number-columns-repeated="2"/>
        </table:table-row>
        <table:table-row table:style-name="ro1">
          <table:table-cell office:value-type="string">
            <text:p>Mastermind value lvl 8</text:p>
          </table:table-cell>
          <table:table-cell table:formula="of:=AVERAGE([Overview.B509:.KK509])" office:value-type="float" office:value="799.277332144979">
            <text:p>799,277332145</text:p>
          </table:table-cell>
          <table:table-cell table:number-columns-repeated="2"/>
        </table:table-row>
        <table:table-row table:style-name="ro1">
          <table:table-cell office:value-type="string">
            <text:p>Mastermind value lvl 9</text:p>
          </table:table-cell>
          <table:table-cell table:formula="of:=AVERAGE([Overview.B510:.KK510])" office:value-type="float" office:value="999.270203327312">
            <text:p>999,2702033273</text:p>
          </table:table-cell>
          <table:table-cell table:number-columns-repeated="2"/>
        </table:table-row>
        <table:table-row table:style-name="ro1">
          <table:table-cell office:value-type="string">
            <text:p>Mastermind value lvl 10</text:p>
          </table:table-cell>
          <table:table-cell table:formula="of:=AVERAGE([Overview.B511:.KK511])" office:value-type="float" office:value="1190.28846153846">
            <text:p>1190,2884615385</text:p>
          </table:table-cell>
          <table:table-cell table:number-columns-repeated="2"/>
        </table:table-row>
        <table:table-row table:style-name="ro1">
          <table:table-cell office:value-type="string">
            <text:p>Mastermind value lvl 11</text:p>
          </table:table-cell>
          <table:table-cell table:formula="of:=AVERAGE([Overview.B512:.KK512])" office:value-type="float" office:value="1404.16852457857">
            <text:p>1404,1685245786</text:p>
          </table:table-cell>
          <table:table-cell table:number-columns-repeated="2"/>
        </table:table-row>
        <table:table-row table:style-name="ro1">
          <table:table-cell office:value-type="string">
            <text:p>Mastermind value lvl 12</text:p>
          </table:table-cell>
          <table:table-cell table:formula="of:=AVERAGE([Overview.B513:.KK513])" office:value-type="float" office:value="1702.9123641593">
            <text:p>1702,9123641593</text:p>
          </table:table-cell>
          <table:table-cell table:number-columns-repeated="2"/>
        </table:table-row>
        <table:table-row table:style-name="ro1">
          <table:table-cell office:value-type="string">
            <text:p>Mastermind value lvl 13</text:p>
          </table:table-cell>
          <table:table-cell table:formula="of:=AVERAGE([Overview.B514:.KK514])" office:value-type="float" office:value="2028.84511163409">
            <text:p>2028,8451116341</text:p>
          </table:table-cell>
          <table:table-cell table:number-columns-repeated="2"/>
        </table:table-row>
        <table:table-row table:style-name="ro1">
          <table:table-cell office:value-type="string">
            <text:p>Mastermind value lvl 14</text:p>
          </table:table-cell>
          <table:table-cell table:formula="of:=AVERAGE([Overview.B515:.KK515])" office:value-type="float" office:value="2404.59800147927">
            <text:p>2404,5980014793</text:p>
          </table:table-cell>
          <table:table-cell table:number-columns-repeated="2"/>
        </table:table-row>
        <table:table-row table:style-name="ro1">
          <table:table-cell office:value-type="string">
            <text:p>Mastermind value lvl 15</text:p>
          </table:table-cell>
          <table:table-cell table:formula="of:=AVERAGE([Overview.B516:.KK516])" office:value-type="float" office:value="2798.24965287968">
            <text:p>2798,2496528797</text:p>
          </table:table-cell>
          <table:table-cell table:number-columns-repeated="2"/>
        </table:table-row>
        <table:table-row table:style-name="ro1">
          <table:table-cell office:value-type="string">
            <text:p>Mastermind value lvl 16</text:p>
          </table:table-cell>
          <table:table-cell table:formula="of:=AVERAGE([Overview.B517:.KK517])" office:value-type="float" office:value="3300.81776589316">
            <text:p>3300,8177658932</text:p>
          </table:table-cell>
          <table:table-cell table:number-columns-repeated="2"/>
        </table:table-row>
        <table:table-row table:style-name="ro1">
          <table:table-cell office:value-type="string">
            <text:p>Mastermind value lvl 17</text:p>
          </table:table-cell>
          <table:table-cell table:formula="of:=AVERAGE([Overview.B518:.KK518])" office:value-type="float" office:value="3848.368523873">
            <text:p>3848,368523873</text:p>
          </table:table-cell>
          <table:table-cell table:number-columns-repeated="2"/>
        </table:table-row>
        <table:table-row table:style-name="ro1">
          <table:table-cell office:value-type="string">
            <text:p>Mastermind value lvl 18</text:p>
          </table:table-cell>
          <table:table-cell table:formula="of:=AVERAGE([Overview.B519:.KK519])" office:value-type="float" office:value="4551.42530031881">
            <text:p>4551,4253003188</text:p>
          </table:table-cell>
          <table:table-cell table:number-columns-repeated="2"/>
        </table:table-row>
        <table:table-row table:style-name="ro1">
          <table:table-cell office:value-type="string">
            <text:p>Mastermind value lvl 19</text:p>
          </table:table-cell>
          <table:table-cell table:formula="of:=AVERAGE([Overview.B520:.KK520])" office:value-type="float" office:value="5320.92599727277">
            <text:p>5320,9259972728</text:p>
          </table:table-cell>
          <table:table-cell table:number-columns-repeated="2"/>
        </table:table-row>
        <table:table-row table:style-name="ro1">
          <table:table-cell office:value-type="string">
            <text:p>Mastermind value lvl 20</text:p>
          </table:table-cell>
          <table:table-cell table:formula="of:=AVERAGE([Overview.B521:.KK521])" office:value-type="float" office:value="6320.86931552924">
            <text:p>6320,8693155292</text:p>
          </table:table-cell>
          <table:table-cell table:number-columns-repeated="2"/>
        </table:table-row>
        <table:table-row table:style-name="ro1">
          <table:table-cell office:value-type="string">
            <text:p>Mastermind value lvl 21</text:p>
          </table:table-cell>
          <table:table-cell table:formula="of:=AVERAGE([Overview.B522:.KK522])" office:value-type="float" office:value="7371.11111111111">
            <text:p>7371,1111111111</text:p>
          </table:table-cell>
          <table:table-cell table:number-columns-repeated="2"/>
        </table:table-row>
        <table:table-row table:style-name="ro1">
          <table:table-cell office:value-type="string">
            <text:p>Mastermind kills lvl 1</text:p>
          </table:table-cell>
          <table:table-cell table:formula="of:=AVERAGE([Overview.B523:.KK523])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Mastermind kills lvl 2</text:p>
          </table:table-cell>
          <table:table-cell table:formula="of:=AVERAGE([Overview.B524:.KK524])" office:value-type="float" office:value="16.6911764705883">
            <text:p>16,6911764706</text:p>
          </table:table-cell>
          <table:table-cell table:number-columns-repeated="2"/>
        </table:table-row>
        <table:table-row table:style-name="ro1">
          <table:table-cell office:value-type="string">
            <text:p>Mastermind kills lvl 3</text:p>
          </table:table-cell>
          <table:table-cell table:formula="of:=AVERAGE([Overview.B525:.KK525])" office:value-type="float" office:value="29.1739130434783">
            <text:p>29,1739130435</text:p>
          </table:table-cell>
          <table:table-cell table:number-columns-repeated="2"/>
        </table:table-row>
        <table:table-row table:style-name="ro1">
          <table:table-cell office:value-type="string">
            <text:p>Mastermind kills lvl 4</text:p>
          </table:table-cell>
          <table:table-cell table:formula="of:=AVERAGE([Overview.B526:.KK526])" office:value-type="float" office:value="56.6478494623656">
            <text:p>56,6478494624</text:p>
          </table:table-cell>
          <table:table-cell table:number-columns-repeated="2"/>
        </table:table-row>
        <table:table-row table:style-name="ro1">
          <table:table-cell office:value-type="string">
            <text:p>Mastermind kills lvl 5</text:p>
          </table:table-cell>
          <table:table-cell table:formula="of:=AVERAGE([Overview.B527:.KK527])" office:value-type="float" office:value="61.0844959388438">
            <text:p>61,0844959388</text:p>
          </table:table-cell>
          <table:table-cell table:number-columns-repeated="2"/>
        </table:table-row>
        <table:table-row table:style-name="ro1">
          <table:table-cell office:value-type="string">
            <text:p>Mastermind kills lvl 6</text:p>
          </table:table-cell>
          <table:table-cell table:formula="of:=AVERAGE([Overview.B528:.KK528])" office:value-type="float" office:value="69.0814043209876">
            <text:p>69,081404321</text:p>
          </table:table-cell>
          <table:table-cell table:number-columns-repeated="2"/>
        </table:table-row>
        <table:table-row table:style-name="ro1">
          <table:table-cell office:value-type="string">
            <text:p>Mastermind kills lvl 7</text:p>
          </table:table-cell>
          <table:table-cell table:formula="of:=AVERAGE([Overview.B529:.KK529])" office:value-type="float" office:value="83.5885408708938">
            <text:p>83,5885408709</text:p>
          </table:table-cell>
          <table:table-cell table:number-columns-repeated="2"/>
        </table:table-row>
        <table:table-row table:style-name="ro1">
          <table:table-cell office:value-type="string">
            <text:p>Mastermind kills lvl 8</text:p>
          </table:table-cell>
          <table:table-cell table:formula="of:=AVERAGE([Overview.B530:.KK530])" office:value-type="float" office:value="90.4604343062983">
            <text:p>90,4604343063</text:p>
          </table:table-cell>
          <table:table-cell table:number-columns-repeated="2"/>
        </table:table-row>
        <table:table-row table:style-name="ro1">
          <table:table-cell office:value-type="string">
            <text:p>Mastermind kills lvl 9</text:p>
          </table:table-cell>
          <table:table-cell table:formula="of:=AVERAGE([Overview.B531:.KK531])" office:value-type="float" office:value="105.186804300299">
            <text:p>105,1868043003</text:p>
          </table:table-cell>
          <table:table-cell table:number-columns-repeated="2"/>
        </table:table-row>
        <table:table-row table:style-name="ro1">
          <table:table-cell office:value-type="string">
            <text:p>Mastermind kills lvl 10</text:p>
          </table:table-cell>
          <table:table-cell table:formula="of:=AVERAGE([Overview.B532:.KK532])" office:value-type="float" office:value="105.46456043956">
            <text:p>105,4645604396</text:p>
          </table:table-cell>
          <table:table-cell table:number-columns-repeated="2"/>
        </table:table-row>
        <table:table-row table:style-name="ro1">
          <table:table-cell office:value-type="string">
            <text:p>Mastermind kills lvl 11</text:p>
          </table:table-cell>
          <table:table-cell table:formula="of:=AVERAGE([Overview.B533:.KK533])" office:value-type="float" office:value="119.915417627261">
            <text:p>119,9154176273</text:p>
          </table:table-cell>
          <table:table-cell table:number-columns-repeated="2"/>
        </table:table-row>
        <table:table-row table:style-name="ro1">
          <table:table-cell office:value-type="string">
            <text:p>Mastermind kills lvl 12</text:p>
          </table:table-cell>
          <table:table-cell table:formula="of:=AVERAGE([Overview.B534:.KK534])" office:value-type="float" office:value="133.774509691585">
            <text:p>133,7745096916</text:p>
          </table:table-cell>
          <table:table-cell table:number-columns-repeated="2"/>
        </table:table-row>
        <table:table-row table:style-name="ro1">
          <table:table-cell office:value-type="string">
            <text:p>Mastermind kills lvl 13</text:p>
          </table:table-cell>
          <table:table-cell table:formula="of:=AVERAGE([Overview.B535:.KK535])" office:value-type="float" office:value="143.139956512599">
            <text:p>143,1399565126</text:p>
          </table:table-cell>
          <table:table-cell table:number-columns-repeated="2"/>
        </table:table-row>
        <table:table-row table:style-name="ro1">
          <table:table-cell office:value-type="string">
            <text:p>Mastermind kills lvl 14</text:p>
          </table:table-cell>
          <table:table-cell table:formula="of:=AVERAGE([Overview.B536:.KK536])" office:value-type="float" office:value="155.957742723988">
            <text:p>155,957742724</text:p>
          </table:table-cell>
          <table:table-cell table:number-columns-repeated="2"/>
        </table:table-row>
        <table:table-row table:style-name="ro1">
          <table:table-cell office:value-type="string">
            <text:p>Mastermind kills lvl 15</text:p>
          </table:table-cell>
          <table:table-cell table:formula="of:=AVERAGE([Overview.B537:.KK537])" office:value-type="float" office:value="165.160107765395">
            <text:p>165,1601077654</text:p>
          </table:table-cell>
          <table:table-cell table:number-columns-repeated="2"/>
        </table:table-row>
        <table:table-row table:style-name="ro1">
          <table:table-cell office:value-type="string">
            <text:p>Mastermind kills lvl 16</text:p>
          </table:table-cell>
          <table:table-cell table:formula="of:=AVERAGE([Overview.B538:.KK538])" office:value-type="float" office:value="180.029283366627">
            <text:p>180,0292833666</text:p>
          </table:table-cell>
          <table:table-cell table:number-columns-repeated="2"/>
        </table:table-row>
        <table:table-row table:style-name="ro1">
          <table:table-cell office:value-type="string">
            <text:p>Mastermind kills lvl 17</text:p>
          </table:table-cell>
          <table:table-cell table:formula="of:=AVERAGE([Overview.B539:.KK539])" office:value-type="float" office:value="195.216736865457">
            <text:p>195,2167368655</text:p>
          </table:table-cell>
          <table:table-cell table:number-columns-repeated="2"/>
        </table:table-row>
        <table:table-row table:style-name="ro1">
          <table:table-cell office:value-type="string">
            <text:p>Mastermind kills lvl 18</text:p>
          </table:table-cell>
          <table:table-cell table:formula="of:=AVERAGE([Overview.B540:.KK540])" office:value-type="float" office:value="212.251904476077">
            <text:p>212,2519044761</text:p>
          </table:table-cell>
          <table:table-cell table:number-columns-repeated="2"/>
        </table:table-row>
        <table:table-row table:style-name="ro1">
          <table:table-cell office:value-type="string">
            <text:p>Mastermind kills lvl 19</text:p>
          </table:table-cell>
          <table:table-cell table:formula="of:=AVERAGE([Overview.B541:.KK541])" office:value-type="float" office:value="219.418154537162">
            <text:p>219,4181545372</text:p>
          </table:table-cell>
          <table:table-cell table:number-columns-repeated="2"/>
        </table:table-row>
        <table:table-row table:style-name="ro1">
          <table:table-cell office:value-type="string">
            <text:p>Mastermind kills lvl 20</text:p>
          </table:table-cell>
          <table:table-cell table:formula="of:=AVERAGE([Overview.B542:.KK542])" office:value-type="float" office:value="216.663353599015">
            <text:p>216,663353599</text:p>
          </table:table-cell>
          <table:table-cell table:number-columns-repeated="2"/>
        </table:table-row>
        <table:table-row table:style-name="ro1">
          <table:table-cell office:value-type="string">
            <text:p>Mastermind kills lvl 21</text:p>
          </table:table-cell>
          <table:table-cell table:formula="of:=AVERAGE([Overview.B543:.KK543])" office:value-type="float" office:value="250.6">
            <text:p>250,6</text:p>
          </table:table-cell>
          <table:table-cell table:number-columns-repeated="2"/>
        </table:table-row>
        <table:table-row table:style-name="ro1">
          <table:table-cell office:value-type="string">
            <text:p>Mastermind leaks lvl 1</text:p>
          </table:table-cell>
          <table:table-cell table:formula="of:=AVERAGE([Overview.B544:.KK544])" office:value-type="float" office:value="4.33333333333333">
            <text:p>4,3333333333</text:p>
          </table:table-cell>
          <table:table-cell table:number-columns-repeated="2"/>
        </table:table-row>
        <table:table-row table:style-name="ro1">
          <table:table-cell office:value-type="string">
            <text:p>Mastermind leaks lvl 2</text:p>
          </table:table-cell>
          <table:table-cell table:formula="of:=AVERAGE([Overview.B545:.KK545])" office:value-type="float" office:value="6.90441176470588">
            <text:p>6,9044117647</text:p>
          </table:table-cell>
          <table:table-cell table:number-columns-repeated="2"/>
        </table:table-row>
        <table:table-row table:style-name="ro1">
          <table:table-cell office:value-type="string">
            <text:p>Mastermind leaks lvl 3</text:p>
          </table:table-cell>
          <table:table-cell table:formula="of:=AVERAGE([Overview.B546:.KK546])" office:value-type="float" office:value="10.8260869565217">
            <text:p>10,8260869565</text:p>
          </table:table-cell>
          <table:table-cell table:number-columns-repeated="2"/>
        </table:table-row>
        <table:table-row table:style-name="ro1">
          <table:table-cell office:value-type="string">
            <text:p>Mastermind leaks lvl 4</text:p>
          </table:table-cell>
          <table:table-cell table:formula="of:=AVERAGE([Overview.B547:.KK547])" office:value-type="float" office:value="5.86021505376342">
            <text:p>5,8602150538</text:p>
          </table:table-cell>
          <table:table-cell table:number-columns-repeated="2"/>
        </table:table-row>
        <table:table-row table:style-name="ro1">
          <table:table-cell office:value-type="string">
            <text:p>Mastermind leaks lvl 5</text:p>
          </table:table-cell>
          <table:table-cell table:formula="of:=AVERAGE([Overview.B548:.KK548])" office:value-type="float" office:value="8.37209974290719">
            <text:p>8,3720997429</text:p>
          </table:table-cell>
          <table:table-cell table:number-columns-repeated="2"/>
        </table:table-row>
        <table:table-row table:style-name="ro1">
          <table:table-cell office:value-type="string">
            <text:p>Mastermind leaks lvl 6</text:p>
          </table:table-cell>
          <table:table-cell table:formula="of:=AVERAGE([Overview.B549:.KK549])" office:value-type="float" office:value="8.53369836182336">
            <text:p>8,5336983618</text:p>
          </table:table-cell>
          <table:table-cell table:number-columns-repeated="2"/>
        </table:table-row>
        <table:table-row table:style-name="ro1">
          <table:table-cell office:value-type="string">
            <text:p>Mastermind leaks lvl 7</text:p>
          </table:table-cell>
          <table:table-cell table:formula="of:=AVERAGE([Overview.B550:.KK550])" office:value-type="float" office:value="12.376384644767">
            <text:p>12,3763846448</text:p>
          </table:table-cell>
          <table:table-cell table:number-columns-repeated="2"/>
        </table:table-row>
        <table:table-row table:style-name="ro1">
          <table:table-cell office:value-type="string">
            <text:p>Mastermind leaks lvl 8</text:p>
          </table:table-cell>
          <table:table-cell table:formula="of:=AVERAGE([Overview.B551:.KK551])" office:value-type="float" office:value="12.6739360516934">
            <text:p>12,6739360517</text:p>
          </table:table-cell>
          <table:table-cell table:number-columns-repeated="2"/>
        </table:table-row>
        <table:table-row table:style-name="ro1">
          <table:table-cell office:value-type="string">
            <text:p>Mastermind leaks lvl 9</text:p>
          </table:table-cell>
          <table:table-cell table:formula="of:=AVERAGE([Overview.B552:.KK552])" office:value-type="float" office:value="12.2709363692723">
            <text:p>12,2709363693</text:p>
          </table:table-cell>
          <table:table-cell table:number-columns-repeated="2"/>
        </table:table-row>
        <table:table-row table:style-name="ro1">
          <table:table-cell office:value-type="string">
            <text:p>Mastermind leaks lvl 10</text:p>
          </table:table-cell>
          <table:table-cell table:formula="of:=AVERAGE([Overview.B553:.KK553])" office:value-type="float" office:value="17.9148351648352">
            <text:p>17,9148351648</text:p>
          </table:table-cell>
          <table:table-cell table:number-columns-repeated="2"/>
        </table:table-row>
        <table:table-row table:style-name="ro1">
          <table:table-cell office:value-type="string">
            <text:p>Mastermind leaks lvl 11</text:p>
          </table:table-cell>
          <table:table-cell table:formula="of:=AVERAGE([Overview.B554:.KK554])" office:value-type="float" office:value="12.8019981502235">
            <text:p>12,8019981502</text:p>
          </table:table-cell>
          <table:table-cell table:number-columns-repeated="2"/>
        </table:table-row>
        <table:table-row table:style-name="ro1">
          <table:table-cell office:value-type="string">
            <text:p>Mastermind leaks lvl 12</text:p>
          </table:table-cell>
          <table:table-cell table:formula="of:=AVERAGE([Overview.B555:.KK555])" office:value-type="float" office:value="14.9883954362679">
            <text:p>14,9883954363</text:p>
          </table:table-cell>
          <table:table-cell table:number-columns-repeated="2"/>
        </table:table-row>
        <table:table-row table:style-name="ro1">
          <table:table-cell office:value-type="string">
            <text:p>Mastermind leaks lvl 13</text:p>
          </table:table-cell>
          <table:table-cell table:formula="of:=AVERAGE([Overview.B556:.KK556])" office:value-type="float" office:value="14.7118981852573">
            <text:p>14,7118981853</text:p>
          </table:table-cell>
          <table:table-cell table:number-columns-repeated="2"/>
        </table:table-row>
        <table:table-row table:style-name="ro1">
          <table:table-cell office:value-type="string">
            <text:p>Mastermind leaks lvl 14</text:p>
          </table:table-cell>
          <table:table-cell table:formula="of:=AVERAGE([Overview.B557:.KK557])" office:value-type="float" office:value="16.7485067374912">
            <text:p>16,7485067375</text:p>
          </table:table-cell>
          <table:table-cell table:number-columns-repeated="2"/>
        </table:table-row>
        <table:table-row table:style-name="ro1">
          <table:table-cell office:value-type="string">
            <text:p>Mastermind leaks lvl 15</text:p>
          </table:table-cell>
          <table:table-cell table:formula="of:=AVERAGE([Overview.B558:.KK558])" office:value-type="float" office:value="18.4057807145152">
            <text:p>18,4057807145</text:p>
          </table:table-cell>
          <table:table-cell table:number-columns-repeated="2"/>
        </table:table-row>
        <table:table-row table:style-name="ro1">
          <table:table-cell office:value-type="string">
            <text:p>Mastermind leaks lvl 16</text:p>
          </table:table-cell>
          <table:table-cell table:formula="of:=AVERAGE([Overview.B559:.KK559])" office:value-type="float" office:value="22.362607724875">
            <text:p>22,3626077249</text:p>
          </table:table-cell>
          <table:table-cell table:number-columns-repeated="2"/>
        </table:table-row>
        <table:table-row table:style-name="ro1">
          <table:table-cell office:value-type="string">
            <text:p>Mastermind leaks lvl 17</text:p>
          </table:table-cell>
          <table:table-cell table:formula="of:=AVERAGE([Overview.B560:.KK560])" office:value-type="float" office:value="23.5323381969897">
            <text:p>23,532338197</text:p>
          </table:table-cell>
          <table:table-cell table:number-columns-repeated="2"/>
        </table:table-row>
        <table:table-row table:style-name="ro1">
          <table:table-cell office:value-type="string">
            <text:p>Mastermind leaks lvl 18</text:p>
          </table:table-cell>
          <table:table-cell table:formula="of:=AVERAGE([Overview.B561:.KK561])" office:value-type="float" office:value="23.1746215177753">
            <text:p>23,1746215178</text:p>
          </table:table-cell>
          <table:table-cell table:number-columns-repeated="2"/>
        </table:table-row>
        <table:table-row table:style-name="ro1">
          <table:table-cell office:value-type="string">
            <text:p>Mastermind leaks lvl 19</text:p>
          </table:table-cell>
          <table:table-cell table:formula="of:=AVERAGE([Overview.B562:.KK562])" office:value-type="float" office:value="25.6223311398441">
            <text:p>25,6223311398</text:p>
          </table:table-cell>
          <table:table-cell table:number-columns-repeated="2"/>
        </table:table-row>
        <table:table-row table:style-name="ro1">
          <table:table-cell office:value-type="string">
            <text:p>Mastermind leaks lvl 20</text:p>
          </table:table-cell>
          <table:table-cell table:formula="of:=AVERAGE([Overview.B563:.KK563])" office:value-type="float" office:value="24.6877360792802">
            <text:p>24,6877360793</text:p>
          </table:table-cell>
          <table:table-cell table:number-columns-repeated="2"/>
        </table:table-row>
        <table:table-row table:style-name="ro1">
          <table:table-cell office:value-type="string">
            <text:p>Mastermind leaks lvl 21</text:p>
          </table:table-cell>
          <table:table-cell table:formula="of:=AVERAGE([Overview.B564:.KK564])" office:value-type="float" office:value="38.4555555555556">
            <text:p>38,455555555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28.11.2017</text:date>, <text:time>12:05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0:43:54.77</meta:creation-date>
    <dc:date>2017-11-28T12:05:04.88</dc:date>
    <meta:editing-duration>PT13H57M51S</meta:editing-duration>
    <meta:editing-cycles>12</meta:editing-cycles>
    <meta:generator>OpenOffice/4.1.4$Win32 OpenOffice.org_project/414m5$Build-9788</meta:generator>
    <meta:document-statistic meta:table-count="3" meta:cell-count="775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6cm" svg:height="24.158cm" xlink:href=".." xlink:type="simple" chart:class="chart:bar" chart:style-name="ch1">
        <chart:title svg:x="20.419cm" svg:y="0.619cm" chart:style-name="ch2">
          <text:p>Worker</text:p>
        </chart:title>
        <chart:legend chart:legend-position="end" svg:x="39.906cm" svg:y="10.719cm" style:legend-expansion="high" chart:style-name="ch3"/>
        <chart:plot-area chart:style-name="ch4" table:cell-range-address="Graph.B1:Graph.B22 Graph.G1:Graph.G22 Graph.L1:Graph.L22 Graph.Q1:Graph.Q22 Graph.V1:Graph.V22" chart:data-source-has-labels="row" svg:x="1.887cm" svg:y="2.847cm" svg:width="36.321cm" svg:height="19.82cm">
          <chartooo:coordinate-region svg:x="2.508cm" svg:y="3.059cm" svg:width="35.7cm" svg:height="18.935cm"/>
          <chart:axis chart:dimension="x" chart:name="primary-x" chart:style-name="ch5">
            <chart:title svg:x="19.606cm" svg:y="23.15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3.33cm" chart:style-name="ch9">
              <text:p>Worker</text:p>
            </chart:title>
            <chart:grid chart:style-name="ch7" chart:class="major"/>
          </chart:axis>
          <chart:series chart:style-name="ch10" chart:values-cell-range-address="Graph.B2:Graph.B22" chart:label-cell-address="Graph.B1:Graph.B1" chart:class="chart:bar">
            <chart:data-point chart:repeated="21"/>
          </chart:series>
          <chart:series chart:style-name="ch11" chart:values-cell-range-address="Graph.G2:Graph.G22" chart:label-cell-address="Graph.G1:Graph.G1" chart:class="chart:bar">
            <chart:data-point chart:repeated="21"/>
          </chart:series>
          <chart:series chart:style-name="ch12" chart:values-cell-range-address="Graph.L2:Graph.L22" chart:label-cell-address="Graph.L1:Graph.L1" chart:class="chart:bar">
            <chart:data-point chart:repeated="21"/>
          </chart:series>
          <chart:series chart:style-name="ch13" chart:values-cell-range-address="Graph.Q2:Graph.Q22" chart:label-cell-address="Graph.Q1:Graph.Q1" chart:class="chart:bar">
            <chart:data-point chart:repeated="21"/>
          </chart:series>
          <chart:series chart:style-name="ch14" chart:values-cell-range-address="Graph.V2:Graph.V22" chart:label-cell-address="Graph.V1:Graph.V1" chart:class="chart:ba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B1:Graph.B1</svg:desc>
                </draw:g>
              </table:table-cell>
              <table:table-cell office:value-type="string">
                <text:p>Grove</text:p>
                <draw:g>
                  <svg:desc>Graph.G1:Graph.G1</svg:desc>
                </draw:g>
              </table:table-cell>
              <table:table-cell office:value-type="string">
                <text:p>Mech</text:p>
                <draw:g>
                  <svg:desc>Graph.L1:Graph.L1</svg:desc>
                </draw:g>
              </table:table-cell>
              <table:table-cell office:value-type="string">
                <text:p>Forsaken</text:p>
                <draw:g>
                  <svg:desc>Graph.Q1:Graph.Q1</svg:desc>
                </draw:g>
              </table:table-cell>
              <table:table-cell office:value-type="string">
                <text:p>Mastermind</text:p>
                <draw:g>
                  <svg:desc>Graph.V1:Graph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Graph.B2:Graph.B22</svg:desc>
                </draw:g>
              </table:table-cell>
              <table:table-cell office:value-type="float" office:value="2">
                <text:p>2</text:p>
                <draw:g>
                  <svg:desc>Graph.G2:Graph.G22</svg:desc>
                </draw:g>
              </table:table-cell>
              <table:table-cell office:value-type="float" office:value="2">
                <text:p>2</text:p>
                <draw:g>
                  <svg:desc>Graph.L2:Graph.L22</svg:desc>
                </draw:g>
              </table:table-cell>
              <table:table-cell office:value-type="float" office:value="2">
                <text:p>2</text:p>
                <draw:g>
                  <svg:desc>Graph.Q2:Graph.Q22</svg:desc>
                </draw:g>
              </table:table-cell>
              <table:table-cell office:value-type="float" office:value="1.66666666666667">
                <text:p>1.66666666666667</text:p>
                <draw:g>
                  <svg:desc>Graph.V2:Graph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25">
                <text:p>1.625</text:p>
              </table:table-cell>
              <table:table-cell office:value-type="float" office:value="2.06617647058823">
                <text:p>2.066176470588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.375">
                <text:p>3.375</text:p>
              </table:table-cell>
              <table:table-cell office:value-type="float" office:value="2.5">
                <text:p>2.5</text:p>
              </table:table-cell>
              <table:table-cell office:value-type="float" office:value="2.81818181818182">
                <text:p>2.81818181818182</text:p>
              </table:table-cell>
              <table:table-cell office:value-type="float" office:value="2.47826086956522">
                <text:p>2.47826086956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3">
                <text:p>3</text:p>
              </table:table-cell>
              <table:table-cell office:value-type="float" office:value="3.07142857142857">
                <text:p>3.07142857142857</text:p>
              </table:table-cell>
              <table:table-cell office:value-type="float" office:value="2.93548387096774">
                <text:p>2.93548387096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452380952381">
                <text:p>3.4452380952381</text:p>
              </table:table-cell>
              <table:table-cell office:value-type="float" office:value="3.43981481481481">
                <text:p>3.43981481481481</text:p>
              </table:table-cell>
              <table:table-cell office:value-type="float" office:value="3.29192546583851">
                <text:p>3.29192546583851</text:p>
              </table:table-cell>
              <table:table-cell office:value-type="float" office:value="3.5">
                <text:p>3.5</text:p>
              </table:table-cell>
              <table:table-cell office:value-type="float" office:value="3.15277114190158">
                <text:p>3.15277114190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3070175438597">
                <text:p>4.53070175438597</text:p>
              </table:table-cell>
              <table:table-cell office:value-type="float" office:value="4.11904761904762">
                <text:p>4.11904761904762</text:p>
              </table:table-cell>
              <table:table-cell office:value-type="float" office:value="3.92424242424242">
                <text:p>3.92424242424242</text:p>
              </table:table-cell>
              <table:table-cell office:value-type="float" office:value="4.29166666666667">
                <text:p>4.29166666666667</text:p>
              </table:table-cell>
              <table:table-cell office:value-type="float" office:value="4.05073302469136">
                <text:p>4.05073302469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5714285714286">
                <text:p>5.35714285714286</text:p>
              </table:table-cell>
              <table:table-cell office:value-type="float" office:value="5.06944444444445">
                <text:p>5.06944444444445</text:p>
              </table:table-cell>
              <table:table-cell office:value-type="float" office:value="5.63492063492063">
                <text:p>5.63492063492063</text:p>
              </table:table-cell>
              <table:table-cell office:value-type="float" office:value="4.94758620689655">
                <text:p>4.94758620689655</text:p>
              </table:table-cell>
              <table:table-cell office:value-type="float" office:value="4.76693086325439">
                <text:p>4.76693086325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30977564102564">
                <text:p>5.30977564102564</text:p>
              </table:table-cell>
              <table:table-cell office:value-type="float" office:value="5.34732142857143">
                <text:p>5.34732142857143</text:p>
              </table:table-cell>
              <table:table-cell office:value-type="float" office:value="5.39152298850575">
                <text:p>5.39152298850575</text:p>
              </table:table-cell>
              <table:table-cell office:value-type="float" office:value="5.17127496159754">
                <text:p>5.17127496159754</text:p>
              </table:table-cell>
              <table:table-cell office:value-type="float" office:value="5.0304905674391">
                <text:p>5.03049056743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16839641839642">
                <text:p>6.16839641839642</text:p>
              </table:table-cell>
              <table:table-cell office:value-type="float" office:value="5.62469567469568">
                <text:p>5.62469567469568</text:p>
              </table:table-cell>
              <table:table-cell office:value-type="float" office:value="5.77148786717752">
                <text:p>5.77148786717752</text:p>
              </table:table-cell>
              <table:table-cell office:value-type="float" office:value="6.20429292929293">
                <text:p>6.20429292929293</text:p>
              </table:table-cell>
              <table:table-cell office:value-type="float" office:value="5.4162468696635">
                <text:p>5.4162468696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021978021978">
                <text:p>7.2021978021978</text:p>
              </table:table-cell>
              <table:table-cell office:value-type="float" office:value="8.36969696969697">
                <text:p>8.36969696969697</text:p>
              </table:table-cell>
              <table:table-cell office:value-type="float" office:value="8.33636363636364">
                <text:p>8.33636363636364</text:p>
              </table:table-cell>
              <table:table-cell office:value-type="float" office:value="7.22972972972973">
                <text:p>7.22972972972973</text:p>
              </table:table-cell>
              <table:table-cell office:value-type="float" office:value="6.92335164835165">
                <text:p>6.92335164835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99043018173453">
                <text:p>7.99043018173453</text:p>
              </table:table-cell>
              <table:table-cell office:value-type="float" office:value="7.79578189300412">
                <text:p>7.79578189300412</text:p>
              </table:table-cell>
              <table:table-cell office:value-type="float" office:value="7.65457459207459">
                <text:p>7.65457459207459</text:p>
              </table:table-cell>
              <table:table-cell office:value-type="float" office:value="8.16690917107584">
                <text:p>8.16690917107584</text:p>
              </table:table-cell>
              <table:table-cell office:value-type="float" office:value="7.69934942606508">
                <text:p>7.69934942606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40871497821852">
                <text:p>8.40871497821852</text:p>
              </table:table-cell>
              <table:table-cell office:value-type="float" office:value="8.58395872384227">
                <text:p>8.58395872384227</text:p>
              </table:table-cell>
              <table:table-cell office:value-type="float" office:value="7.88243320648694">
                <text:p>7.88243320648694</text:p>
              </table:table-cell>
              <table:table-cell office:value-type="float" office:value="8.10068980119871">
                <text:p>8.10068980119871</text:p>
              </table:table-cell>
              <table:table-cell office:value-type="float" office:value="7.7239525449615">
                <text:p>7.72395254496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25914788451952">
                <text:p>9.25914788451952</text:p>
              </table:table-cell>
              <table:table-cell office:value-type="float" office:value="8.50248920229646">
                <text:p>8.50248920229646</text:p>
              </table:table-cell>
              <table:table-cell office:value-type="float" office:value="8.64141041463738">
                <text:p>8.64141041463738</text:p>
              </table:table-cell>
              <table:table-cell office:value-type="float" office:value="8.59081414171528">
                <text:p>8.59081414171528</text:p>
              </table:table-cell>
              <table:table-cell office:value-type="float" office:value="8.26104922624791">
                <text:p>8.261049226247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56341541032123">
                <text:p>9.56341541032123</text:p>
              </table:table-cell>
              <table:table-cell office:value-type="float" office:value="9.42241727954884">
                <text:p>9.42241727954884</text:p>
              </table:table-cell>
              <table:table-cell office:value-type="float" office:value="9.20131537792528">
                <text:p>9.20131537792528</text:p>
              </table:table-cell>
              <table:table-cell office:value-type="float" office:value="9.75293544375569">
                <text:p>9.75293544375569</text:p>
              </table:table-cell>
              <table:table-cell office:value-type="float" office:value="8.83870842835057">
                <text:p>8.838708428350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7095649076662">
                <text:p>10.7095649076662</text:p>
              </table:table-cell>
              <table:table-cell office:value-type="float" office:value="9.88301103463346">
                <text:p>9.88301103463346</text:p>
              </table:table-cell>
              <table:table-cell office:value-type="float" office:value="9.69164501095227">
                <text:p>9.69164501095227</text:p>
              </table:table-cell>
              <table:table-cell office:value-type="float" office:value="9.67522657888747">
                <text:p>9.67522657888747</text:p>
              </table:table-cell>
              <table:table-cell office:value-type="float" office:value="9.34365520811438">
                <text:p>9.34365520811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9842851685028">
                <text:p>10.9842851685028</text:p>
              </table:table-cell>
              <table:table-cell office:value-type="float" office:value="10.8424376205883">
                <text:p>10.8424376205883</text:p>
              </table:table-cell>
              <table:table-cell office:value-type="float" office:value="10.4573928450044">
                <text:p>10.4573928450044</text:p>
              </table:table-cell>
              <table:table-cell office:value-type="float" office:value="10.8729980149229">
                <text:p>10.8729980149229</text:p>
              </table:table-cell>
              <table:table-cell office:value-type="float" office:value="10.1481876159128">
                <text:p>10.1481876159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4447748710611">
                <text:p>11.4447748710611</text:p>
              </table:table-cell>
              <table:table-cell office:value-type="float" office:value="11.8515567746901">
                <text:p>11.8515567746901</text:p>
              </table:table-cell>
              <table:table-cell office:value-type="float" office:value="11.0983209988367">
                <text:p>11.0983209988367</text:p>
              </table:table-cell>
              <table:table-cell office:value-type="float" office:value="11.0871502654322">
                <text:p>11.0871502654322</text:p>
              </table:table-cell>
              <table:table-cell office:value-type="float" office:value="10.5335901343389">
                <text:p>10.53359013433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6033350979945">
                <text:p>12.6033350979945</text:p>
              </table:table-cell>
              <table:table-cell office:value-type="float" office:value="11.6642320642321">
                <text:p>11.6642320642321</text:p>
              </table:table-cell>
              <table:table-cell office:value-type="float" office:value="11.7478658797365">
                <text:p>11.7478658797365</text:p>
              </table:table-cell>
              <table:table-cell office:value-type="float" office:value="11.8180014430014">
                <text:p>11.8180014430014</text:p>
              </table:table-cell>
              <table:table-cell office:value-type="float" office:value="10.7044586318057">
                <text:p>10.70445863180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057729017533">
                <text:p>12.057729017533</text:p>
              </table:table-cell>
              <table:table-cell office:value-type="float" office:value="11.4599320432654">
                <text:p>11.4599320432654</text:p>
              </table:table-cell>
              <table:table-cell office:value-type="float" office:value="11.5228584150686">
                <text:p>11.5228584150686</text:p>
              </table:table-cell>
              <table:table-cell office:value-type="float" office:value="12.7859938434477">
                <text:p>12.7859938434477</text:p>
              </table:table-cell>
              <table:table-cell office:value-type="float" office:value="11.7735055076038">
                <text:p>11.77350550760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7142857142857">
                <text:p>13.7142857142857</text:p>
              </table:table-cell>
              <table:table-cell office:value-type="float" office:value="13.2833333333333">
                <text:p>13.2833333333333</text:p>
              </table:table-cell>
              <table:table-cell office:value-type="float" office:value="11.4722222222222">
                <text:p>11.4722222222222</text:p>
              </table:table-cell>
              <table:table-cell office:value-type="float" office:value="12.7138888888889">
                <text:p>12.7138888888889</text:p>
              </table:table-cell>
              <table:table-cell office:value-type="float" office:value="12.3232668067227">
                <text:p>12.3232668067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7777777777778">
                <text:p>20.7777777777778</text:p>
              </table:table-cell>
              <table:table-cell office:value-type="float" office:value="12.25">
                <text:p>12.25</text:p>
              </table:table-cell>
              <table:table-cell office:value-type="float" office:value="15.5">
                <text:p>15.5</text:p>
              </table:table-cell>
              <table:table-cell office:value-type="float" office:value="22.875">
                <text:p>22.875</text:p>
              </table:table-cell>
              <table:table-cell office:value-type="float" office:value="13.4555555555556">
                <text:p>13.45555555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42cm" xlink:href=".." xlink:type="simple" chart:class="chart:bar" chart:style-name="ch1">
        <chart:title svg:x="5.959cm" svg:y="0.316cm" chart:style-name="ch2">
          <text:p>Lvl Games ended on</text:p>
        </chart:title>
        <chart:plot-area chart:style-name="ch3" table:cell-range-address="OverallData.B18:OverallData.B38" svg:x="1.358cm" svg:y="1.635cm" svg:width="14.002cm" svg:height="6.219cm">
          <chartooo:coordinate-region svg:x="2.35cm" svg:y="1.847cm" svg:width="13.01cm" svg:height="5.334cm"/>
          <chart:axis chart:dimension="x" chart:name="primary-x" chart:style-name="ch4">
            <chart:title svg:x="7.918cm" svg:y="8.035cm" chart:style-name="ch5">
              <text:p>Level</text:p>
            </chart:title>
          </chart:axis>
          <chart:axis chart:dimension="y" chart:name="primary-y" chart:style-name="ch6">
            <chart:title svg:x="0.451cm" svg:y="5.344cm" chart:style-name="ch7">
              <text:p>Games</text:p>
            </chart:title>
            <chart:grid chart:style-name="ch8" chart:class="major"/>
          </chart:axis>
          <chart:series chart:style-name="ch9" chart:values-cell-range-address="OverallData.B18:OverallData.B38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verallData.B18:OverallData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4cm" svg:height="16.76cm" xlink:href=".." xlink:type="simple" chart:class="chart:bar" chart:style-name="ch1">
        <chart:title svg:x="11.48cm" svg:y="0.471cm" chart:style-name="ch2">
          <text:p> Games ended on</text:p>
        </chart:title>
        <chart:plot-area chart:style-name="ch3" table:cell-range-address="Overview.B19:Overview.B39" svg:x="1.568cm" svg:y="2.255cm" svg:width="23.912cm" svg:height="13.162cm">
          <chartooo:coordinate-region svg:x="2.375cm" svg:y="2.467cm" svg:width="23.105cm" svg:height="12.277cm"/>
          <chart:axis chart:dimension="x" chart:name="primary-x" chart:style-name="ch4">
            <chart:title svg:x="13.083cm" svg:y="15.753cm" chart:style-name="ch5">
              <text:p>Level</text:p>
            </chart:title>
          </chart:axis>
          <chart:axis chart:dimension="y" chart:name="primary-y" chart:style-name="ch6">
            <chart:title svg:x="0.451cm" svg:y="8.986cm" chart:style-name="ch7">
              <text:p>#</text:p>
            </chart:title>
            <chart:grid chart:style-name="ch8" chart:class="major"/>
          </chart:axis>
          <chart:series chart:style-name="ch9" chart:values-cell-range-address="Overview.B19:Overview.B39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verview.B19:Overview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79cm" svg:height="22.733cm" xlink:href=".." xlink:type="simple" chart:class="chart:bar" chart:style-name="ch1">
        <chart:title svg:x="20.441cm" svg:y="0.59cm" chart:style-name="ch2">
          <text:p>Income</text:p>
        </chart:title>
        <chart:legend chart:legend-position="end" svg:x="39.925cm" svg:y="10.006cm" style:legend-expansion="high" chart:style-name="ch3"/>
        <chart:plot-area chart:style-name="ch4" table:cell-range-address="Graph.C1:Graph.C23 Graph.H1:Graph.H23 Graph.M1:Graph.M23 Graph.R1:Graph.R23 Graph.W1:Graph.W23" chart:data-source-has-labels="row" svg:x="1.887cm" svg:y="2.731cm" svg:width="36.34cm" svg:height="18.54cm">
          <chartooo:coordinate-region svg:x="2.879cm" svg:y="2.944cm" svg:width="35.348cm" svg:height="17.654cm"/>
          <chart:axis chart:dimension="x" chart:name="primary-x" chart:style-name="ch5">
            <chart:title svg:x="19.616cm" svg:y="21.726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2.601cm" chart:style-name="ch9">
              <text:p>Income</text:p>
            </chart:title>
            <chart:grid chart:style-name="ch7" chart:class="major"/>
          </chart:axis>
          <chart:series chart:style-name="ch10" chart:values-cell-range-address="Graph.C2:Graph.C23" chart:label-cell-address="Graph.C1:Graph.C1" chart:class="chart:bar">
            <chart:data-point chart:repeated="22"/>
          </chart:series>
          <chart:series chart:style-name="ch11" chart:values-cell-range-address="Graph.H2:Graph.H23" chart:label-cell-address="Graph.H1:Graph.H1" chart:class="chart:bar">
            <chart:data-point chart:repeated="22"/>
          </chart:series>
          <chart:series chart:style-name="ch12" chart:values-cell-range-address="Graph.M2:Graph.M23" chart:label-cell-address="Graph.M1:Graph.M1" chart:class="chart:bar">
            <chart:data-point chart:repeated="22"/>
          </chart:series>
          <chart:series chart:style-name="ch13" chart:values-cell-range-address="Graph.R2:Graph.R23" chart:label-cell-address="Graph.R1:Graph.R1" chart:class="chart:bar">
            <chart:data-point chart:repeated="22"/>
          </chart:series>
          <chart:series chart:style-name="ch14" chart:values-cell-range-address="Graph.W2:Graph.W23" chart:label-cell-address="Graph.W1:Graph.W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C1:Graph.C1</svg:desc>
                </draw:g>
              </table:table-cell>
              <table:table-cell office:value-type="string">
                <text:p>Grove</text:p>
                <draw:g>
                  <svg:desc>Graph.H1:Graph.H1</svg:desc>
                </draw:g>
              </table:table-cell>
              <table:table-cell office:value-type="string">
                <text:p>Mech</text:p>
                <draw:g>
                  <svg:desc>Graph.M1:Graph.M1</svg:desc>
                </draw:g>
              </table:table-cell>
              <table:table-cell office:value-type="string">
                <text:p>Forsaken</text:p>
                <draw:g>
                  <svg:desc>Graph.R1:Graph.R1</svg:desc>
                </draw:g>
              </table:table-cell>
              <table:table-cell office:value-type="string">
                <text:p>Mastermind</text:p>
                <draw:g>
                  <svg:desc>Graph.W1:Graph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Graph.C2:Graph.C23</svg:desc>
                </draw:g>
              </table:table-cell>
              <table:table-cell office:value-type="float" office:value="0">
                <text:p>0</text:p>
                <draw:g>
                  <svg:desc>Graph.H2:Graph.H23</svg:desc>
                </draw:g>
              </table:table-cell>
              <table:table-cell office:value-type="float" office:value="6">
                <text:p>6</text:p>
                <draw:g>
                  <svg:desc>Graph.M2:Graph.M23</svg:desc>
                </draw:g>
              </table:table-cell>
              <table:table-cell office:value-type="float" office:value="6">
                <text:p>6</text:p>
                <draw:g>
                  <svg:desc>Graph.R2:Graph.R23</svg:desc>
                </draw:g>
              </table:table-cell>
              <table:table-cell office:value-type="float" office:value="4">
                <text:p>4</text:p>
                <draw:g>
                  <svg:desc>Graph.W2:Graph.W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5">
                <text:p>16.5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1.7352941176471">
                <text:p>11.7352941176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2.375">
                <text:p>42.375</text:p>
              </table:table-cell>
              <table:table-cell office:value-type="float" office:value="22.5">
                <text:p>22.5</text:p>
              </table:table-cell>
              <table:table-cell office:value-type="float" office:value="19.3636363636364">
                <text:p>19.3636363636364</text:p>
              </table:table-cell>
              <table:table-cell office:value-type="float" office:value="18.5217391304348">
                <text:p>18.5217391304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3571428571429">
                <text:p>29.3571428571429</text:p>
              </table:table-cell>
              <table:table-cell office:value-type="float" office:value="75.3333333333333">
                <text:p>75.3333333333333</text:p>
              </table:table-cell>
              <table:table-cell office:value-type="float" office:value="35.4">
                <text:p>35.4</text:p>
              </table:table-cell>
              <table:table-cell office:value-type="float" office:value="26">
                <text:p>26</text:p>
              </table:table-cell>
              <table:table-cell office:value-type="float" office:value="30.5483870967742">
                <text:p>30.5483870967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3571428571429">
                <text:p>43.3571428571429</text:p>
              </table:table-cell>
              <table:table-cell office:value-type="float" office:value="51.3157407407407">
                <text:p>51.3157407407407</text:p>
              </table:table-cell>
              <table:table-cell office:value-type="float" office:value="40.3074534161491">
                <text:p>40.3074534161491</text:p>
              </table:table-cell>
              <table:table-cell office:value-type="float" office:value="41.695652173913">
                <text:p>41.695652173913</text:p>
              </table:table-cell>
              <table:table-cell office:value-type="float" office:value="38.4400404978045">
                <text:p>38.4400404978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.7192982456141">
                <text:p>64.7192982456141</text:p>
              </table:table-cell>
              <table:table-cell office:value-type="float" office:value="67.5">
                <text:p>67.5</text:p>
              </table:table-cell>
              <table:table-cell office:value-type="float" office:value="55.9405303030303">
                <text:p>55.9405303030303</text:p>
              </table:table-cell>
              <table:table-cell office:value-type="float" office:value="66.7934782608696">
                <text:p>66.7934782608696</text:p>
              </table:table-cell>
              <table:table-cell office:value-type="float" office:value="63.9071551519468">
                <text:p>63.90715515194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.7047619047619">
                <text:p>81.7047619047619</text:p>
              </table:table-cell>
              <table:table-cell office:value-type="float" office:value="83.03125">
                <text:p>83.03125</text:p>
              </table:table-cell>
              <table:table-cell office:value-type="float" office:value="82.8492063492064">
                <text:p>82.8492063492064</text:p>
              </table:table-cell>
              <table:table-cell office:value-type="float" office:value="89.4517241379311">
                <text:p>89.4517241379311</text:p>
              </table:table-cell>
              <table:table-cell office:value-type="float" office:value="71.9608432009167">
                <text:p>71.9608432009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.6983974358974">
                <text:p>95.6983974358974</text:p>
              </table:table-cell>
              <table:table-cell office:value-type="float" office:value="97.0602678571429">
                <text:p>97.0602678571429</text:p>
              </table:table-cell>
              <table:table-cell office:value-type="float" office:value="99.9029214559387">
                <text:p>99.9029214559387</text:p>
              </table:table-cell>
              <table:table-cell office:value-type="float" office:value="95.0930875576037">
                <text:p>95.0930875576037</text:p>
              </table:table-cell>
              <table:table-cell office:value-type="float" office:value="93.7518577317291">
                <text:p>93.75185773172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8.663757538757">
                <text:p>118.663757538757</text:p>
              </table:table-cell>
              <table:table-cell office:value-type="float" office:value="103.800032375032">
                <text:p>103.800032375032</text:p>
              </table:table-cell>
              <table:table-cell office:value-type="float" office:value="111.199606215411">
                <text:p>111.199606215411</text:p>
              </table:table-cell>
              <table:table-cell office:value-type="float" office:value="114.7">
                <text:p>114.7</text:p>
              </table:table-cell>
              <table:table-cell office:value-type="float" office:value="109.561911701457">
                <text:p>109.5619117014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.940659340659">
                <text:p>156.940659340659</text:p>
              </table:table-cell>
              <table:table-cell office:value-type="float" office:value="169.072727272727">
                <text:p>169.072727272727</text:p>
              </table:table-cell>
              <table:table-cell office:value-type="float" office:value="181.430303030303">
                <text:p>181.430303030303</text:p>
              </table:table-cell>
              <table:table-cell office:value-type="float" office:value="151.756756756757">
                <text:p>151.756756756757</text:p>
              </table:table-cell>
              <table:table-cell office:value-type="float" office:value="148.181868131868">
                <text:p>148.1818681318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7.5602219037">
                <text:p>177.5602219037</text:p>
              </table:table-cell>
              <table:table-cell office:value-type="float" office:value="167.3670781893">
                <text:p>167.3670781893</text:p>
              </table:table-cell>
              <table:table-cell office:value-type="float" office:value="168.994718822844">
                <text:p>168.994718822844</text:p>
              </table:table-cell>
              <table:table-cell office:value-type="float" office:value="184.941424162257">
                <text:p>184.941424162257</text:p>
              </table:table-cell>
              <table:table-cell office:value-type="float" office:value="168.92715307921">
                <text:p>168.92715307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3.955332623772">
                <text:p>203.955332623772</text:p>
              </table:table-cell>
              <table:table-cell office:value-type="float" office:value="208.884776729818">
                <text:p>208.884776729818</text:p>
              </table:table-cell>
              <table:table-cell office:value-type="float" office:value="190.514229050259">
                <text:p>190.514229050259</text:p>
              </table:table-cell>
              <table:table-cell office:value-type="float" office:value="196.966746154138">
                <text:p>196.966746154138</text:p>
              </table:table-cell>
              <table:table-cell office:value-type="float" office:value="185.685181273215">
                <text:p>185.6851812732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.841870756944">
                <text:p>240.841870756944</text:p>
              </table:table-cell>
              <table:table-cell office:value-type="float" office:value="227.862311276345">
                <text:p>227.862311276345</text:p>
              </table:table-cell>
              <table:table-cell office:value-type="float" office:value="227.277757502123">
                <text:p>227.277757502123</text:p>
              </table:table-cell>
              <table:table-cell office:value-type="float" office:value="229.514492365705">
                <text:p>229.514492365705</text:p>
              </table:table-cell>
              <table:table-cell office:value-type="float" office:value="219.448938395645">
                <text:p>219.4489383956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1.305527488139">
                <text:p>271.305527488139</text:p>
              </table:table-cell>
              <table:table-cell office:value-type="float" office:value="267.858664170672">
                <text:p>267.858664170672</text:p>
              </table:table-cell>
              <table:table-cell office:value-type="float" office:value="258.533467029443">
                <text:p>258.533467029443</text:p>
              </table:table-cell>
              <table:table-cell office:value-type="float" office:value="274.229196715634">
                <text:p>274.229196715634</text:p>
              </table:table-cell>
              <table:table-cell office:value-type="float" office:value="252.302281211355">
                <text:p>252.302281211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4.367154516838">
                <text:p>324.367154516838</text:p>
              </table:table-cell>
              <table:table-cell office:value-type="float" office:value="305.678222986999">
                <text:p>305.678222986999</text:p>
              </table:table-cell>
              <table:table-cell office:value-type="float" office:value="304.123178421643">
                <text:p>304.123178421643</text:p>
              </table:table-cell>
              <table:table-cell office:value-type="float" office:value="305.236330678527">
                <text:p>305.236330678527</text:p>
              </table:table-cell>
              <table:table-cell office:value-type="float" office:value="288.280645549087">
                <text:p>288.2806455490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2.991472827848">
                <text:p>362.991472827848</text:p>
              </table:table-cell>
              <table:table-cell office:value-type="float" office:value="355.850539258036">
                <text:p>355.850539258036</text:p>
              </table:table-cell>
              <table:table-cell office:value-type="float" office:value="336.120468778452">
                <text:p>336.120468778452</text:p>
              </table:table-cell>
              <table:table-cell office:value-type="float" office:value="356.90695682894">
                <text:p>356.90695682894</text:p>
              </table:table-cell>
              <table:table-cell office:value-type="float" office:value="336.498458072642">
                <text:p>336.4984580726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1.001202124447">
                <text:p>411.001202124447</text:p>
              </table:table-cell>
              <table:table-cell office:value-type="float" office:value="422.430028252932">
                <text:p>422.430028252932</text:p>
              </table:table-cell>
              <table:table-cell office:value-type="float" office:value="388.892182887561">
                <text:p>388.892182887561</text:p>
              </table:table-cell>
              <table:table-cell office:value-type="float" office:value="394.777932382757">
                <text:p>394.777932382757</text:p>
              </table:table-cell>
              <table:table-cell office:value-type="float" office:value="379.251104952409">
                <text:p>379.2511049524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2.144274555472">
                <text:p>492.144274555472</text:p>
              </table:table-cell>
              <table:table-cell office:value-type="float" office:value="449.32185962186">
                <text:p>449.32185962186</text:p>
              </table:table-cell>
              <table:table-cell office:value-type="float" office:value="448.815666609643">
                <text:p>448.815666609643</text:p>
              </table:table-cell>
              <table:table-cell office:value-type="float" office:value="458.73575036075">
                <text:p>458.73575036075</text:p>
              </table:table-cell>
              <table:table-cell office:value-type="float" office:value="429.260085033663">
                <text:p>429.2600850336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6.613030397344">
                <text:p>506.613030397344</text:p>
              </table:table-cell>
              <table:table-cell office:value-type="float" office:value="499.017692184359">
                <text:p>499.017692184359</text:p>
              </table:table-cell>
              <table:table-cell office:value-type="float" office:value="491.755202996145">
                <text:p>491.755202996145</text:p>
              </table:table-cell>
              <table:table-cell office:value-type="float" office:value="530.480707026287">
                <text:p>530.480707026287</text:p>
              </table:table-cell>
              <table:table-cell office:value-type="float" office:value="501.578723035823">
                <text:p>501.5787230358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6.178571428571">
                <text:p>616.178571428571</text:p>
              </table:table-cell>
              <table:table-cell office:value-type="float" office:value="639.216666666667">
                <text:p>639.216666666667</text:p>
              </table:table-cell>
              <table:table-cell office:value-type="float" office:value="562.138888888889">
                <text:p>562.138888888889</text:p>
              </table:table-cell>
              <table:table-cell office:value-type="float" office:value="608.719444444445">
                <text:p>608.719444444445</text:p>
              </table:table-cell>
              <table:table-cell office:value-type="float" office:value="595.637143493761">
                <text:p>595.6371434937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5.22222222222">
                <text:p>1045.22222222222</text:p>
              </table:table-cell>
              <table:table-cell office:value-type="float" office:value="597">
                <text:p>597</text:p>
              </table:table-cell>
              <table:table-cell office:value-type="float" office:value="840.166666666667">
                <text:p>840.166666666667</text:p>
              </table:table-cell>
              <table:table-cell office:value-type="float" office:value="1004.125">
                <text:p>1004.125</text:p>
              </table:table-cell>
              <table:table-cell office:value-type="float" office:value="688.866666666667">
                <text:p>688.8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51cm" svg:height="20.968cm" xlink:href=".." xlink:type="simple" chart:class="chart:bar" chart:style-name="ch1">
        <chart:title svg:x="20.599cm" svg:y="0.555cm" chart:style-name="ch2">
          <text:p>Value</text:p>
        </chart:title>
        <chart:legend chart:legend-position="end" svg:x="39.897cm" svg:y="9.124cm" style:legend-expansion="high" chart:style-name="ch3"/>
        <chart:plot-area chart:style-name="ch4" table:cell-range-address="Graph.D1:Graph.D23 Graph.I1:Graph.I23 Graph.N1:Graph.N23 Graph.S1:Graph.S23 Graph.X1:Graph.X23" chart:data-source-has-labels="row" svg:x="1.887cm" svg:y="2.591cm" svg:width="36.312cm" svg:height="16.95cm">
          <chartooo:coordinate-region svg:x="3.064cm" svg:y="2.803cm" svg:width="35.135cm" svg:height="16.065cm"/>
          <chart:axis chart:dimension="x" chart:name="primary-x" chart:style-name="ch5">
            <chart:title svg:x="19.602cm" svg:y="19.96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1.533cm" chart:style-name="ch9">
              <text:p>Value</text:p>
            </chart:title>
            <chart:grid chart:style-name="ch7" chart:class="major"/>
          </chart:axis>
          <chart:series chart:style-name="ch10" chart:values-cell-range-address="Graph.D2:Graph.D23" chart:label-cell-address="Graph.D1:Graph.D1" chart:class="chart:bar">
            <chart:data-point chart:repeated="22"/>
          </chart:series>
          <chart:series chart:style-name="ch11" chart:values-cell-range-address="Graph.I2:Graph.I23" chart:label-cell-address="Graph.I1:Graph.I1" chart:class="chart:bar">
            <chart:data-point chart:repeated="22"/>
          </chart:series>
          <chart:series chart:style-name="ch12" chart:values-cell-range-address="Graph.N2:Graph.N23" chart:label-cell-address="Graph.N1:Graph.N1" chart:class="chart:bar">
            <chart:data-point chart:repeated="22"/>
          </chart:series>
          <chart:series chart:style-name="ch13" chart:values-cell-range-address="Graph.S2:Graph.S23" chart:label-cell-address="Graph.S1:Graph.S1" chart:class="chart:bar">
            <chart:data-point chart:repeated="22"/>
          </chart:series>
          <chart:series chart:style-name="ch14" chart:values-cell-range-address="Graph.X2:Graph.X23" chart:label-cell-address="Graph.X1:Graph.X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D1:Graph.D1</svg:desc>
                </draw:g>
              </table:table-cell>
              <table:table-cell office:value-type="string">
                <text:p>Grove</text:p>
                <draw:g>
                  <svg:desc>Graph.I1:Graph.I1</svg:desc>
                </draw:g>
              </table:table-cell>
              <table:table-cell office:value-type="string">
                <text:p>Mech</text:p>
                <draw:g>
                  <svg:desc>Graph.N1:Graph.N1</svg:desc>
                </draw:g>
              </table:table-cell>
              <table:table-cell office:value-type="string">
                <text:p>Forsaken</text:p>
                <draw:g>
                  <svg:desc>Graph.S1:Graph.S1</svg:desc>
                </draw:g>
              </table:table-cell>
              <table:table-cell office:value-type="string">
                <text:p>Mastermind</text:p>
                <draw:g>
                  <svg:desc>Graph.X1:Graph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5">
                <text:p>145</text:p>
                <draw:g>
                  <svg:desc>Graph.D2:Graph.D23</svg:desc>
                </draw:g>
              </table:table-cell>
              <table:table-cell office:value-type="float" office:value="130">
                <text:p>130</text:p>
                <draw:g>
                  <svg:desc>Graph.I2:Graph.I23</svg:desc>
                </draw:g>
              </table:table-cell>
              <table:table-cell office:value-type="float" office:value="135">
                <text:p>135</text:p>
                <draw:g>
                  <svg:desc>Graph.N2:Graph.N23</svg:desc>
                </draw:g>
              </table:table-cell>
              <table:table-cell office:value-type="float" office:value="200">
                <text:p>200</text:p>
                <draw:g>
                  <svg:desc>Graph.S2:Graph.S23</svg:desc>
                </draw:g>
              </table:table-cell>
              <table:table-cell office:value-type="float" office:value="96.6666666666667">
                <text:p>96.6666666666667</text:p>
                <draw:g>
                  <svg:desc>Graph.X2:Graph.X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6.25">
                <text:p>186.25</text:p>
              </table:table-cell>
              <table:table-cell office:value-type="float" office:value="206.25">
                <text:p>206.25</text:p>
              </table:table-cell>
              <table:table-cell office:value-type="float" office:value="225">
                <text:p>225</text:p>
              </table:table-cell>
              <table:table-cell office:value-type="float" office:value="188.125">
                <text:p>188.125</text:p>
              </table:table-cell>
              <table:table-cell office:value-type="float" office:value="188.713235294118">
                <text:p>188.713235294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0.833333333333">
                <text:p>290.833333333333</text:p>
              </table:table-cell>
              <table:table-cell office:value-type="float" office:value="534.375">
                <text:p>534.375</text:p>
              </table:table-cell>
              <table:table-cell office:value-type="float" office:value="318.125">
                <text:p>318.125</text:p>
              </table:table-cell>
              <table:table-cell office:value-type="float" office:value="231.363636363636">
                <text:p>231.363636363636</text:p>
              </table:table-cell>
              <table:table-cell office:value-type="float" office:value="261.95652173913">
                <text:p>261.95652173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3.571428571429">
                <text:p>393.571428571429</text:p>
              </table:table-cell>
              <table:table-cell office:value-type="float" office:value="609.583333333333">
                <text:p>609.583333333333</text:p>
              </table:table-cell>
              <table:table-cell office:value-type="float" office:value="363">
                <text:p>363</text:p>
              </table:table-cell>
              <table:table-cell office:value-type="float" office:value="251.785714285714">
                <text:p>251.785714285714</text:p>
              </table:table-cell>
              <table:table-cell office:value-type="float" office:value="366.25">
                <text:p>366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.202380952381">
                <text:p>438.202380952381</text:p>
              </table:table-cell>
              <table:table-cell office:value-type="float" office:value="515.273148148148">
                <text:p>515.273148148148</text:p>
              </table:table-cell>
              <table:table-cell office:value-type="float" office:value="423.514492753623">
                <text:p>423.514492753623</text:p>
              </table:table-cell>
              <table:table-cell office:value-type="float" office:value="400.942028985507">
                <text:p>400.942028985507</text:p>
              </table:table-cell>
              <table:table-cell office:value-type="float" office:value="457.278411029964">
                <text:p>457.278411029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5.570175438597">
                <text:p>565.570175438597</text:p>
              </table:table-cell>
              <table:table-cell office:value-type="float" office:value="726.190476190476">
                <text:p>726.190476190476</text:p>
              </table:table-cell>
              <table:table-cell office:value-type="float" office:value="585.782196969697">
                <text:p>585.782196969697</text:p>
              </table:table-cell>
              <table:table-cell office:value-type="float" office:value="577.626811594203">
                <text:p>577.626811594203</text:p>
              </table:table-cell>
              <table:table-cell office:value-type="float" office:value="559.788995726496">
                <text:p>559.788995726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5.940476190476">
                <text:p>485.940476190476</text:p>
              </table:table-cell>
              <table:table-cell office:value-type="float" office:value="802.65625">
                <text:p>802.65625</text:p>
              </table:table-cell>
              <table:table-cell office:value-type="float" office:value="561.111111111111">
                <text:p>561.111111111111</text:p>
              </table:table-cell>
              <table:table-cell office:value-type="float" office:value="654.641379310345">
                <text:p>654.641379310345</text:p>
              </table:table-cell>
              <table:table-cell office:value-type="float" office:value="657.114615164247">
                <text:p>657.114615164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9.512019230769">
                <text:p>809.512019230769</text:p>
              </table:table-cell>
              <table:table-cell office:value-type="float" office:value="859.011160714285">
                <text:p>859.011160714285</text:p>
              </table:table-cell>
              <table:table-cell office:value-type="float" office:value="787.61709770115">
                <text:p>787.61709770115</text:p>
              </table:table-cell>
              <table:table-cell office:value-type="float" office:value="852.283410138249">
                <text:p>852.283410138249</text:p>
              </table:table-cell>
              <table:table-cell office:value-type="float" office:value="799.277332144979">
                <text:p>799.277332144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4.543188293188">
                <text:p>984.543188293188</text:p>
              </table:table-cell>
              <table:table-cell office:value-type="float" office:value="1013.61017223517">
                <text:p>1013.61017223517</text:p>
              </table:table-cell>
              <table:table-cell office:value-type="float" office:value="980.092991698595">
                <text:p>980.092991698595</text:p>
              </table:table-cell>
              <table:table-cell office:value-type="float" office:value="965.64393939394">
                <text:p>965.64393939394</text:p>
              </table:table-cell>
              <table:table-cell office:value-type="float" office:value="999.270203327312">
                <text:p>999.270203327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3.02747252747">
                <text:p>1353.02747252747</text:p>
              </table:table-cell>
              <table:table-cell office:value-type="float" office:value="1278.54545454546">
                <text:p>1278.54545454546</text:p>
              </table:table-cell>
              <table:table-cell office:value-type="float" office:value="1109.07575757576">
                <text:p>1109.07575757576</text:p>
              </table:table-cell>
              <table:table-cell office:value-type="float" office:value="1154.81981981982">
                <text:p>1154.81981981982</text:p>
              </table:table-cell>
              <table:table-cell office:value-type="float" office:value="1190.28846153846">
                <text:p>1190.288461538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0.45996354692">
                <text:p>1410.45996354692</text:p>
              </table:table-cell>
              <table:table-cell office:value-type="float" office:value="1433.23251028807">
                <text:p>1433.23251028807</text:p>
              </table:table-cell>
              <table:table-cell office:value-type="float" office:value="1544.11658653846">
                <text:p>1544.11658653846</text:p>
              </table:table-cell>
              <table:table-cell office:value-type="float" office:value="1421.27149470899">
                <text:p>1421.27149470899</text:p>
              </table:table-cell>
              <table:table-cell office:value-type="float" office:value="1404.16852457857">
                <text:p>1404.16852457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8.05127857433">
                <text:p>1708.05127857433</text:p>
              </table:table-cell>
              <table:table-cell office:value-type="float" office:value="1701.93610140686">
                <text:p>1701.93610140686</text:p>
              </table:table-cell>
              <table:table-cell office:value-type="float" office:value="1767.86467358152">
                <text:p>1767.86467358152</text:p>
              </table:table-cell>
              <table:table-cell office:value-type="float" office:value="1681.92378945152">
                <text:p>1681.92378945152</text:p>
              </table:table-cell>
              <table:table-cell office:value-type="float" office:value="1702.9123641593">
                <text:p>1702.9123641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68.19318214403">
                <text:p>2068.19318214403</text:p>
              </table:table-cell>
              <table:table-cell office:value-type="float" office:value="2074.97440853456">
                <text:p>2074.97440853456</text:p>
              </table:table-cell>
              <table:table-cell office:value-type="float" office:value="2078.96323873975">
                <text:p>2078.96323873975</text:p>
              </table:table-cell>
              <table:table-cell office:value-type="float" office:value="2048.25266886502">
                <text:p>2048.25266886502</text:p>
              </table:table-cell>
              <table:table-cell office:value-type="float" office:value="2028.84511163409">
                <text:p>2028.845111634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36.3905549229">
                <text:p>2436.3905549229</text:p>
              </table:table-cell>
              <table:table-cell office:value-type="float" office:value="2463.67407119436">
                <text:p>2463.67407119436</text:p>
              </table:table-cell>
              <table:table-cell office:value-type="float" office:value="2432.03399743859">
                <text:p>2432.03399743859</text:p>
              </table:table-cell>
              <table:table-cell office:value-type="float" office:value="2403.21745293607">
                <text:p>2403.21745293607</text:p>
              </table:table-cell>
              <table:table-cell office:value-type="float" office:value="2404.59800147927">
                <text:p>2404.598001479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62.59202102398">
                <text:p>2862.59202102398</text:p>
              </table:table-cell>
              <table:table-cell office:value-type="float" office:value="2860.2836228559">
                <text:p>2860.2836228559</text:p>
              </table:table-cell>
              <table:table-cell office:value-type="float" office:value="2831.28750858744">
                <text:p>2831.28750858744</text:p>
              </table:table-cell>
              <table:table-cell office:value-type="float" office:value="2811.72606348907">
                <text:p>2811.72606348907</text:p>
              </table:table-cell>
              <table:table-cell office:value-type="float" office:value="2798.24965287968">
                <text:p>2798.24965287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4.79604496285">
                <text:p>3404.79604496285</text:p>
              </table:table-cell>
              <table:table-cell office:value-type="float" office:value="3372.6940686485">
                <text:p>3372.6940686485</text:p>
              </table:table-cell>
              <table:table-cell office:value-type="float" office:value="3443.18516643684">
                <text:p>3443.18516643684</text:p>
              </table:table-cell>
              <table:table-cell office:value-type="float" office:value="3250.4675913554">
                <text:p>3250.4675913554</text:p>
              </table:table-cell>
              <table:table-cell office:value-type="float" office:value="3300.81776589316">
                <text:p>3300.81776589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50.54410748806">
                <text:p>3950.54410748806</text:p>
              </table:table-cell>
              <table:table-cell office:value-type="float" office:value="4050.50474958194">
                <text:p>4050.50474958194</text:p>
              </table:table-cell>
              <table:table-cell office:value-type="float" office:value="3964.79786185387">
                <text:p>3964.79786185387</text:p>
              </table:table-cell>
              <table:table-cell office:value-type="float" office:value="3925.37979110002">
                <text:p>3925.37979110002</text:p>
              </table:table-cell>
              <table:table-cell office:value-type="float" office:value="3848.368523873">
                <text:p>3848.3685238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35.24823689001">
                <text:p>4635.24823689001</text:p>
              </table:table-cell>
              <table:table-cell office:value-type="float" office:value="4616.99358974359">
                <text:p>4616.99358974359</text:p>
              </table:table-cell>
              <table:table-cell office:value-type="float" office:value="4631.05731260514">
                <text:p>4631.05731260514</text:p>
              </table:table-cell>
              <table:table-cell office:value-type="float" office:value="4642.63336489899">
                <text:p>4642.63336489899</text:p>
              </table:table-cell>
              <table:table-cell office:value-type="float" office:value="4551.42530031881">
                <text:p>4551.425300318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00.45046166615">
                <text:p>5400.45046166615</text:p>
              </table:table-cell>
              <table:table-cell office:value-type="float" office:value="5428.74868187368">
                <text:p>5428.74868187368</text:p>
              </table:table-cell>
              <table:table-cell office:value-type="float" office:value="5556.73325952765">
                <text:p>5556.73325952765</text:p>
              </table:table-cell>
              <table:table-cell office:value-type="float" office:value="5325.42240789602">
                <text:p>5325.42240789602</text:p>
              </table:table-cell>
              <table:table-cell office:value-type="float" office:value="5320.92599727277">
                <text:p>5320.92599727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41.60714285714">
                <text:p>6241.60714285714</text:p>
              </table:table-cell>
              <table:table-cell office:value-type="float" office:value="6429.25">
                <text:p>6429.25</text:p>
              </table:table-cell>
              <table:table-cell office:value-type="float" office:value="7062.22222222222">
                <text:p>7062.22222222222</text:p>
              </table:table-cell>
              <table:table-cell office:value-type="float" office:value="6706.93055555556">
                <text:p>6706.93055555556</text:p>
              </table:table-cell>
              <table:table-cell office:value-type="float" office:value="6320.86931552924">
                <text:p>6320.869315529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73.33333333333">
                <text:p>8673.33333333333</text:p>
              </table:table-cell>
              <table:table-cell office:value-type="float" office:value="5896.25">
                <text:p>5896.25</text:p>
              </table:table-cell>
              <table:table-cell office:value-type="float" office:value="8000">
                <text:p>8000</text:p>
              </table:table-cell>
              <table:table-cell office:value-type="float" office:value="8579.375">
                <text:p>8579.375</text:p>
              </table:table-cell>
              <table:table-cell office:value-type="float" office:value="7371.11111111111">
                <text:p>7371.11111111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389cm" svg:height="20.032cm" xlink:href=".." xlink:type="simple" chart:class="chart:bar" chart:style-name="ch1">
        <chart:title svg:x="20.727cm" svg:y="0.536cm" chart:style-name="ch2">
          <text:p>Kills</text:p>
        </chart:title>
        <chart:legend chart:legend-position="end" svg:x="39.835cm" svg:y="8.656cm" style:legend-expansion="high" chart:style-name="ch3"/>
        <chart:plot-area chart:style-name="ch4" table:cell-range-address="Graph.E1:Graph.E23 Graph.J1:Graph.J23 Graph.O1:Graph.O23 Graph.T1:Graph.T23 Graph.Y1:Graph.Y23" chart:data-source-has-labels="row" svg:x="1.885cm" svg:y="2.515cm" svg:width="36.256cm" svg:height="16.109cm">
          <chartooo:coordinate-region svg:x="2.692cm" svg:y="2.728cm" svg:width="35.449cm" svg:height="15.223cm"/>
          <chart:axis chart:dimension="x" chart:name="primary-x" chart:style-name="ch5">
            <chart:title svg:x="19.572cm" svg:y="19.025cm" chart:style-name="ch6">
              <text:p>Level</text:p>
            </chart:title>
          </chart:axis>
          <chart:axis chart:dimension="y" chart:name="primary-y" chart:style-name="ch7">
            <chart:title svg:x="0.451cm" svg:y="10.944cm" chart:style-name="ch8">
              <text:p>Kills</text:p>
            </chart:title>
            <chart:grid chart:style-name="ch9" chart:class="major"/>
          </chart:axis>
          <chart:series chart:style-name="ch10" chart:values-cell-range-address="Graph.E2:Graph.E23" chart:label-cell-address="Graph.E1:Graph.E1" chart:class="chart:bar">
            <chart:data-point chart:repeated="22"/>
          </chart:series>
          <chart:series chart:style-name="ch11" chart:values-cell-range-address="Graph.J2:Graph.J23" chart:label-cell-address="Graph.J1:Graph.J1" chart:class="chart:bar">
            <chart:data-point chart:repeated="22"/>
          </chart:series>
          <chart:series chart:style-name="ch12" chart:values-cell-range-address="Graph.O2:Graph.O23" chart:label-cell-address="Graph.O1:Graph.O1" chart:class="chart:bar">
            <chart:data-point chart:repeated="22"/>
          </chart:series>
          <chart:series chart:style-name="ch13" chart:values-cell-range-address="Graph.T2:Graph.T23" chart:label-cell-address="Graph.T1:Graph.T1" chart:class="chart:bar">
            <chart:data-point chart:repeated="22"/>
          </chart:series>
          <chart:series chart:style-name="ch14" chart:values-cell-range-address="Graph.Y2:Graph.Y23" chart:label-cell-address="Graph.Y1:Graph.Y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E1:Graph.E1</svg:desc>
                </draw:g>
              </table:table-cell>
              <table:table-cell office:value-type="string">
                <text:p>Grove</text:p>
                <draw:g>
                  <svg:desc>Graph.J1:Graph.J1</svg:desc>
                </draw:g>
              </table:table-cell>
              <table:table-cell office:value-type="string">
                <text:p>Mech</text:p>
                <draw:g>
                  <svg:desc>Graph.O1:Graph.O1</svg:desc>
                </draw:g>
              </table:table-cell>
              <table:table-cell office:value-type="string">
                <text:p>Forsaken</text:p>
                <draw:g>
                  <svg:desc>Graph.T1:Graph.T1</svg:desc>
                </draw:g>
              </table:table-cell>
              <table:table-cell office:value-type="string">
                <text:p>Mastermind</text:p>
                <draw:g>
                  <svg:desc>Graph.Y1:Graph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Graph.E2:Graph.E23</svg:desc>
                </draw:g>
              </table:table-cell>
              <table:table-cell office:value-type="float" office:value="13">
                <text:p>13</text:p>
                <draw:g>
                  <svg:desc>Graph.J2:Graph.J23</svg:desc>
                </draw:g>
              </table:table-cell>
              <table:table-cell office:value-type="float" office:value="14">
                <text:p>14</text:p>
                <draw:g>
                  <svg:desc>Graph.O2:Graph.O23</svg:desc>
                </draw:g>
              </table:table-cell>
              <table:table-cell office:value-type="float" office:value="17">
                <text:p>17</text:p>
                <draw:g>
                  <svg:desc>Graph.T2:Graph.T23</svg:desc>
                </draw:g>
              </table:table-cell>
              <table:table-cell office:value-type="float" office:value="8">
                <text:p>8</text:p>
                <draw:g>
                  <svg:desc>Graph.Y2:Graph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75">
                <text:p>17.75</text:p>
              </table:table-cell>
              <table:table-cell office:value-type="float" office:value="21.75">
                <text:p>21.75</text:p>
              </table:table-cell>
              <table:table-cell office:value-type="float" office:value="20">
                <text:p>20</text:p>
              </table:table-cell>
              <table:table-cell office:value-type="float" office:value="17.25">
                <text:p>17.25</text:p>
              </table:table-cell>
              <table:table-cell office:value-type="float" office:value="16.6911764705883">
                <text:p>16.69117647058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8333333333333">
                <text:p>37.8333333333333</text:p>
              </table:table-cell>
              <table:table-cell office:value-type="float" office:value="53.375">
                <text:p>53.375</text:p>
              </table:table-cell>
              <table:table-cell office:value-type="float" office:value="42.875">
                <text:p>42.875</text:p>
              </table:table-cell>
              <table:table-cell office:value-type="float" office:value="34.0909090909091">
                <text:p>34.0909090909091</text:p>
              </table:table-cell>
              <table:table-cell office:value-type="float" office:value="29.1739130434783">
                <text:p>29.1739130434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0714285714286">
                <text:p>50.0714285714286</text:p>
              </table:table-cell>
              <table:table-cell office:value-type="float" office:value="68.1666666666667">
                <text:p>68.1666666666667</text:p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  <table:table-cell office:value-type="float" office:value="56.6478494623656">
                <text:p>56.6478494623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.0214285714286">
                <text:p>63.0214285714286</text:p>
              </table:table-cell>
              <table:table-cell office:value-type="float" office:value="66.1509259259259">
                <text:p>66.1509259259259</text:p>
              </table:table-cell>
              <table:table-cell office:value-type="float" office:value="58.6273291925466">
                <text:p>58.6273291925466</text:p>
              </table:table-cell>
              <table:table-cell office:value-type="float" office:value="61.1159420289855">
                <text:p>61.1159420289855</text:p>
              </table:table-cell>
              <table:table-cell office:value-type="float" office:value="61.0844959388438">
                <text:p>61.0844959388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2061403508772">
                <text:p>72.2061403508772</text:p>
              </table:table-cell>
              <table:table-cell office:value-type="float" office:value="80.6190476190476">
                <text:p>80.6190476190476</text:p>
              </table:table-cell>
              <table:table-cell office:value-type="float" office:value="75.3829545454546">
                <text:p>75.3829545454546</text:p>
              </table:table-cell>
              <table:table-cell office:value-type="float" office:value="71.6557971014493">
                <text:p>71.6557971014493</text:p>
              </table:table-cell>
              <table:table-cell office:value-type="float" office:value="69.0814043209876">
                <text:p>69.0814043209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2333333333333">
                <text:p>63.2333333333333</text:p>
              </table:table-cell>
              <table:table-cell office:value-type="float" office:value="90.0104166666667">
                <text:p>90.0104166666667</text:p>
              </table:table-cell>
              <table:table-cell office:value-type="float" office:value="81.0555555555556">
                <text:p>81.0555555555556</text:p>
              </table:table-cell>
              <table:table-cell office:value-type="float" office:value="76.3972413793104">
                <text:p>76.3972413793104</text:p>
              </table:table-cell>
              <table:table-cell office:value-type="float" office:value="83.5885408708938">
                <text:p>83.5885408708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.8092948717949">
                <text:p>96.8092948717949</text:p>
              </table:table-cell>
              <table:table-cell office:value-type="float" office:value="101.648660714286">
                <text:p>101.648660714286</text:p>
              </table:table-cell>
              <table:table-cell office:value-type="float" office:value="95.9214559386974">
                <text:p>95.9214559386974</text:p>
              </table:table-cell>
              <table:table-cell office:value-type="float" office:value="99.2774193548387">
                <text:p>99.2774193548387</text:p>
              </table:table-cell>
              <table:table-cell office:value-type="float" office:value="90.4604343062983">
                <text:p>90.4604343062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.175454175454">
                <text:p>110.175454175454</text:p>
              </table:table-cell>
              <table:table-cell office:value-type="float" office:value="108.384343434343">
                <text:p>108.384343434343</text:p>
              </table:table-cell>
              <table:table-cell office:value-type="float" office:value="112.135964772244">
                <text:p>112.135964772244</text:p>
              </table:table-cell>
              <table:table-cell office:value-type="float" office:value="110.923484848485">
                <text:p>110.923484848485</text:p>
              </table:table-cell>
              <table:table-cell office:value-type="float" office:value="105.186804300299">
                <text:p>105.186804300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.263003663004">
                <text:p>127.263003663004</text:p>
              </table:table-cell>
              <table:table-cell office:value-type="float" office:value="113.648484848485">
                <text:p>113.648484848485</text:p>
              </table:table-cell>
              <table:table-cell office:value-type="float" office:value="109.421212121212">
                <text:p>109.421212121212</text:p>
              </table:table-cell>
              <table:table-cell office:value-type="float" office:value="114.954954954955">
                <text:p>114.954954954955</text:p>
              </table:table-cell>
              <table:table-cell office:value-type="float" office:value="105.46456043956">
                <text:p>105.46456043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4.143418095592">
                <text:p>124.143418095592</text:p>
              </table:table-cell>
              <table:table-cell office:value-type="float" office:value="123.536728395062">
                <text:p>123.536728395062</text:p>
              </table:table-cell>
              <table:table-cell office:value-type="float" office:value="134.739838286713">
                <text:p>134.739838286713</text:p>
              </table:table-cell>
              <table:table-cell office:value-type="float" office:value="127.571274250441">
                <text:p>127.571274250441</text:p>
              </table:table-cell>
              <table:table-cell office:value-type="float" office:value="119.915417627261">
                <text:p>119.9154176272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9.679068547686">
                <text:p>139.679068547686</text:p>
              </table:table-cell>
              <table:table-cell office:value-type="float" office:value="135.470068517706">
                <text:p>135.470068517706</text:p>
              </table:table-cell>
              <table:table-cell office:value-type="float" office:value="143.468450179407">
                <text:p>143.468450179407</text:p>
              </table:table-cell>
              <table:table-cell office:value-type="float" office:value="134.272920768328">
                <text:p>134.272920768328</text:p>
              </table:table-cell>
              <table:table-cell office:value-type="float" office:value="133.774509691585">
                <text:p>133.7745096915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.265823726538">
                <text:p>149.265823726538</text:p>
              </table:table-cell>
              <table:table-cell office:value-type="float" office:value="145.904040675372">
                <text:p>145.904040675372</text:p>
              </table:table-cell>
              <table:table-cell office:value-type="float" office:value="149.84725920929">
                <text:p>149.84725920929</text:p>
              </table:table-cell>
              <table:table-cell office:value-type="float" office:value="144.846453014521">
                <text:p>144.846453014521</text:p>
              </table:table-cell>
              <table:table-cell office:value-type="float" office:value="143.139956512599">
                <text:p>143.139956512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.546001268933">
                <text:p>160.546001268933</text:p>
              </table:table-cell>
              <table:table-cell office:value-type="float" office:value="160.385429639206">
                <text:p>160.385429639206</text:p>
              </table:table-cell>
              <table:table-cell office:value-type="float" office:value="164.957457047808">
                <text:p>164.957457047808</text:p>
              </table:table-cell>
              <table:table-cell office:value-type="float" office:value="156.377880896708">
                <text:p>156.377880896708</text:p>
              </table:table-cell>
              <table:table-cell office:value-type="float" office:value="155.957742723988">
                <text:p>155.9577427239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1.524105937819">
                <text:p>171.524105937819</text:p>
              </table:table-cell>
              <table:table-cell office:value-type="float" office:value="167.339353217524">
                <text:p>167.339353217524</text:p>
              </table:table-cell>
              <table:table-cell office:value-type="float" office:value="172.860895009132">
                <text:p>172.860895009132</text:p>
              </table:table-cell>
              <table:table-cell office:value-type="float" office:value="165.042581816955">
                <text:p>165.042581816955</text:p>
              </table:table-cell>
              <table:table-cell office:value-type="float" office:value="165.160107765395">
                <text:p>165.160107765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9.568013678554">
                <text:p>189.568013678554</text:p>
              </table:table-cell>
              <table:table-cell office:value-type="float" office:value="185.496749815229">
                <text:p>185.496749815229</text:p>
              </table:table-cell>
              <table:table-cell office:value-type="float" office:value="196.954287212545">
                <text:p>196.954287212545</text:p>
              </table:table-cell>
              <table:table-cell office:value-type="float" office:value="179.161211870089">
                <text:p>179.161211870089</text:p>
              </table:table-cell>
              <table:table-cell office:value-type="float" office:value="180.029283366627">
                <text:p>180.0292833666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.024731289922">
                <text:p>201.024731289922</text:p>
              </table:table-cell>
              <table:table-cell office:value-type="float" office:value="205.504072170721">
                <text:p>205.504072170721</text:p>
              </table:table-cell>
              <table:table-cell office:value-type="float" office:value="209.396253100013">
                <text:p>209.396253100013</text:p>
              </table:table-cell>
              <table:table-cell office:value-type="float" office:value="199.912015380562">
                <text:p>199.912015380562</text:p>
              </table:table-cell>
              <table:table-cell office:value-type="float" office:value="195.216736865457">
                <text:p>195.2167368654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6.976555396215">
                <text:p>216.976555396215</text:p>
              </table:table-cell>
              <table:table-cell office:value-type="float" office:value="211.199805749806">
                <text:p>211.199805749806</text:p>
              </table:table-cell>
              <table:table-cell office:value-type="float" office:value="218.289605964702">
                <text:p>218.289605964702</text:p>
              </table:table-cell>
              <table:table-cell office:value-type="float" office:value="217.825757575758">
                <text:p>217.825757575758</text:p>
              </table:table-cell>
              <table:table-cell office:value-type="float" office:value="212.251904476077">
                <text:p>212.2519044760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2.139739599544">
                <text:p>232.139739599544</text:p>
              </table:table-cell>
              <table:table-cell office:value-type="float" office:value="222.236996028663">
                <text:p>222.236996028663</text:p>
              </table:table-cell>
              <table:table-cell office:value-type="float" office:value="241.368448982579">
                <text:p>241.368448982579</text:p>
              </table:table-cell>
              <table:table-cell office:value-type="float" office:value="214.083951431643">
                <text:p>214.083951431643</text:p>
              </table:table-cell>
              <table:table-cell office:value-type="float" office:value="219.418154537162">
                <text:p>219.4181545371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8.785714285714">
                <text:p>238.785714285714</text:p>
              </table:table-cell>
              <table:table-cell office:value-type="float" office:value="209.366666666667">
                <text:p>209.366666666667</text:p>
              </table:table-cell>
              <table:table-cell office:value-type="float" office:value="284.611111111111">
                <text:p>284.611111111111</text:p>
              </table:table-cell>
              <table:table-cell office:value-type="float" office:value="260.586111111111">
                <text:p>260.586111111111</text:p>
              </table:table-cell>
              <table:table-cell office:value-type="float" office:value="216.663353599015">
                <text:p>216.663353599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9.277777777778">
                <text:p>249.277777777778</text:p>
              </table:table-cell>
              <table:table-cell office:value-type="float" office:value="224.375">
                <text:p>224.375</text:p>
              </table:table-cell>
              <table:table-cell office:value-type="float" office:value="256.833333333333">
                <text:p>256.833333333333</text:p>
              </table:table-cell>
              <table:table-cell office:value-type="float" office:value="282.5">
                <text:p>282.5</text:p>
              </table:table-cell>
              <table:table-cell office:value-type="float" office:value="250.6">
                <text:p>25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296cm" svg:height="24.467cm" xlink:href=".." xlink:type="simple" chart:class="chart:bar" chart:style-name="ch1">
        <chart:title svg:x="20.496cm" svg:y="0.625cm" chart:style-name="ch2">
          <text:p>Leaks</text:p>
        </chart:title>
        <chart:legend chart:legend-position="end" svg:x="39.742cm" svg:y="10.873cm" style:legend-expansion="high" chart:style-name="ch3"/>
        <chart:plot-area chart:style-name="ch4" table:cell-range-address="Graph.F1:Graph.F23 Graph.K1:Graph.K23 Graph.P1:Graph.P23 Graph.U1:Graph.U23 Graph.Z1:Graph.Z23" chart:data-source-has-labels="row" svg:x="1.883cm" svg:y="2.871cm" svg:width="36.169cm" svg:height="20.099cm">
          <chartooo:coordinate-region svg:x="2.504cm" svg:y="3.083cm" svg:width="35.548cm" svg:height="19.214cm"/>
          <chart:axis chart:dimension="x" chart:name="primary-x" chart:style-name="ch5">
            <chart:title svg:x="19.526cm" svg:y="23.46cm" chart:style-name="ch6">
              <text:p>Level</text:p>
            </chart:title>
          </chart:axis>
          <chart:axis chart:dimension="y" chart:name="primary-y" chart:style-name="ch7">
            <chart:title svg:x="0.451cm" svg:y="13.427cm" chart:style-name="ch8">
              <text:p>Leaks</text:p>
            </chart:title>
            <chart:grid chart:style-name="ch9" chart:class="major"/>
          </chart:axis>
          <chart:series chart:style-name="ch10" chart:values-cell-range-address="Graph.F2:Graph.F23" chart:label-cell-address="Graph.F1:Graph.F1" chart:class="chart:bar">
            <chart:data-point chart:repeated="22"/>
          </chart:series>
          <chart:series chart:style-name="ch11" chart:values-cell-range-address="Graph.K2:Graph.K23" chart:label-cell-address="Graph.K1:Graph.K1" chart:class="chart:bar">
            <chart:data-point chart:repeated="22"/>
          </chart:series>
          <chart:series chart:style-name="ch12" chart:values-cell-range-address="Graph.P2:Graph.P23" chart:label-cell-address="Graph.P1:Graph.P1" chart:class="chart:bar">
            <chart:data-point chart:repeated="22"/>
          </chart:series>
          <chart:series chart:style-name="ch13" chart:values-cell-range-address="Graph.U2:Graph.U23" chart:label-cell-address="Graph.U1:Graph.U1" chart:class="chart:bar">
            <chart:data-point chart:repeated="22"/>
          </chart:series>
          <chart:series chart:style-name="ch14" chart:values-cell-range-address="Graph.Z2:Graph.Z23" chart:label-cell-address="Graph.Z1:Graph.Z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F1:Graph.F1</svg:desc>
                </draw:g>
              </table:table-cell>
              <table:table-cell office:value-type="string">
                <text:p>Grove</text:p>
                <draw:g>
                  <svg:desc>Graph.K1:Graph.K1</svg:desc>
                </draw:g>
              </table:table-cell>
              <table:table-cell office:value-type="string">
                <text:p>Mech</text:p>
                <draw:g>
                  <svg:desc>Graph.P1:Graph.P1</svg:desc>
                </draw:g>
              </table:table-cell>
              <table:table-cell office:value-type="string">
                <text:p>Forsaken</text:p>
                <draw:g>
                  <svg:desc>Graph.U1:Graph.U1</svg:desc>
                </draw:g>
              </table:table-cell>
              <table:table-cell office:value-type="string">
                <text:p>Mastermind</text:p>
                <draw:g>
                  <svg:desc>Graph.Z1:Graph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F2:Graph.F23</svg:desc>
                </draw:g>
              </table:table-cell>
              <table:table-cell office:value-type="float" office:value="0">
                <text:p>0</text:p>
                <draw:g>
                  <svg:desc>Graph.K2:Graph.K23</svg:desc>
                </draw:g>
              </table:table-cell>
              <table:table-cell office:value-type="float" office:value="0">
                <text:p>0</text:p>
                <draw:g>
                  <svg:desc>Graph.P2:Graph.P23</svg:desc>
                </draw:g>
              </table:table-cell>
              <table:table-cell office:value-type="float" office:value="0">
                <text:p>0</text:p>
                <draw:g>
                  <svg:desc>Graph.U2:Graph.U23</svg:desc>
                </draw:g>
              </table:table-cell>
              <table:table-cell office:value-type="float" office:value="4.33333333333333">
                <text:p>4.33333333333333</text:p>
                <draw:g>
                  <svg:desc>Graph.Z2:Graph.Z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7.33333333333334">
                <text:p>7.33333333333334</text:p>
              </table:table-cell>
              <table:table-cell office:value-type="float" office:value="0">
                <text:p>0</text:p>
              </table:table-cell>
              <table:table-cell office:value-type="float" office:value="4.375">
                <text:p>4.375</text:p>
              </table:table-cell>
              <table:table-cell office:value-type="float" office:value="6.90441176470588">
                <text:p>6.90441176470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  <table:table-cell office:value-type="float" office:value="10.625">
                <text:p>10.625</text:p>
              </table:table-cell>
              <table:table-cell office:value-type="float" office:value="11.1363636363636">
                <text:p>11.1363636363636</text:p>
              </table:table-cell>
              <table:table-cell office:value-type="float" office:value="10.8260869565217">
                <text:p>10.8260869565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8571428571429">
                <text:p>16.8571428571429</text:p>
              </table:table-cell>
              <table:table-cell office:value-type="float" office:value="8.75">
                <text:p>8.75</text:p>
              </table:table-cell>
              <table:table-cell office:value-type="float" office:value="17.8">
                <text:p>17.8</text:p>
              </table:table-cell>
              <table:table-cell office:value-type="float" office:value="20.3214285714285">
                <text:p>20.3214285714285</text:p>
              </table:table-cell>
              <table:table-cell office:value-type="float" office:value="5.86021505376342">
                <text:p>5.86021505376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3571428571429">
                <text:p>4.53571428571429</text:p>
              </table:table-cell>
              <table:table-cell office:value-type="float" office:value="6.96574074074074">
                <text:p>6.96574074074074</text:p>
              </table:table-cell>
              <table:table-cell office:value-type="float" office:value="13.7732919254658">
                <text:p>13.7732919254658</text:p>
              </table:table-cell>
              <table:table-cell office:value-type="float" office:value="7.3695652173913">
                <text:p>7.3695652173913</text:p>
              </table:table-cell>
              <table:table-cell office:value-type="float" office:value="8.37209974290719">
                <text:p>8.37209974290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3157894736842">
                <text:p>7.13157894736842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99734848484848">
                <text:p>6.99734848484848</text:p>
              </table:table-cell>
              <table:table-cell office:value-type="float" office:value="8.30253623188407">
                <text:p>8.30253623188407</text:p>
              </table:table-cell>
              <table:table-cell office:value-type="float" office:value="8.53369836182336">
                <text:p>8.53369836182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0285714285714">
                <text:p>20.0285714285714</text:p>
              </table:table-cell>
              <table:table-cell office:value-type="float" office:value="8.55902777777778">
                <text:p>8.55902777777778</text:p>
              </table:table-cell>
              <table:table-cell office:value-type="float" office:value="12.1269841269841">
                <text:p>12.1269841269841</text:p>
              </table:table-cell>
              <table:table-cell office:value-type="float" office:value="13.1627586206897">
                <text:p>13.1627586206897</text:p>
              </table:table-cell>
              <table:table-cell office:value-type="float" office:value="12.376384644767">
                <text:p>12.376384644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1517628205128">
                <text:p>10.1517628205128</text:p>
              </table:table-cell>
              <table:table-cell office:value-type="float" office:value="7.34508928571429">
                <text:p>7.34508928571429</text:p>
              </table:table-cell>
              <table:table-cell office:value-type="float" office:value="12.8758141762452">
                <text:p>12.8758141762452</text:p>
              </table:table-cell>
              <table:table-cell office:value-type="float" office:value="5.68632872503841">
                <text:p>5.68632872503841</text:p>
              </table:table-cell>
              <table:table-cell office:value-type="float" office:value="12.6739360516934">
                <text:p>12.67393605169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477762977763">
                <text:p>8.0477762977763</text:p>
              </table:table-cell>
              <table:table-cell office:value-type="float" office:value="10.1860269360269">
                <text:p>10.1860269360269</text:p>
              </table:table-cell>
              <table:table-cell office:value-type="float" office:value="9.32402618135377">
                <text:p>9.32402618135377</text:p>
              </table:table-cell>
              <table:table-cell office:value-type="float" office:value="9.44318181818182">
                <text:p>9.44318181818182</text:p>
              </table:table-cell>
              <table:table-cell office:value-type="float" office:value="12.2709363692723">
                <text:p>12.2709363692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6787545787546">
                <text:p>11.6787545787546</text:p>
              </table:table-cell>
              <table:table-cell office:value-type="float" office:value="6.91515151515151">
                <text:p>6.91515151515151</text:p>
              </table:table-cell>
              <table:table-cell office:value-type="float" office:value="8.51515151515152">
                <text:p>8.51515151515152</text:p>
              </table:table-cell>
              <table:table-cell office:value-type="float" office:value="11.9054054054054">
                <text:p>11.9054054054054</text:p>
              </table:table-cell>
              <table:table-cell office:value-type="float" office:value="17.9148351648352">
                <text:p>17.91483516483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9249774380209">
                <text:p>11.9249774380209</text:p>
              </table:table-cell>
              <table:table-cell office:value-type="float" office:value="12.2195473251029">
                <text:p>12.2195473251029</text:p>
              </table:table-cell>
              <table:table-cell office:value-type="float" office:value="17.1879370629371">
                <text:p>17.1879370629371</text:p>
              </table:table-cell>
              <table:table-cell office:value-type="float" office:value="9.66827601410935">
                <text:p>9.66827601410935</text:p>
              </table:table-cell>
              <table:table-cell office:value-type="float" office:value="12.8019981502235">
                <text:p>12.8019981502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146803223044">
                <text:p>11.0146803223044</text:p>
              </table:table-cell>
              <table:table-cell office:value-type="float" office:value="12.4128201693988">
                <text:p>12.4128201693988</text:p>
              </table:table-cell>
              <table:table-cell office:value-type="float" office:value="12.6665490841695">
                <text:p>12.6665490841695</text:p>
              </table:table-cell>
              <table:table-cell office:value-type="float" office:value="14.1965147659804">
                <text:p>14.1965147659804</text:p>
              </table:table-cell>
              <table:table-cell office:value-type="float" office:value="14.9883954362679">
                <text:p>14.98839543626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35412538426508">
                <text:p>9.35412538426508</text:p>
              </table:table-cell>
              <table:table-cell office:value-type="float" office:value="11.9665418765786">
                <text:p>11.9665418765786</text:p>
              </table:table-cell>
              <table:table-cell office:value-type="float" office:value="11.3632346082781">
                <text:p>11.3632346082781</text:p>
              </table:table-cell>
              <table:table-cell office:value-type="float" office:value="13.1535319033421">
                <text:p>13.1535319033421</text:p>
              </table:table-cell>
              <table:table-cell office:value-type="float" office:value="14.7118981852573">
                <text:p>14.71189818525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3099982537097">
                <text:p>13.3099982537097</text:p>
              </table:table-cell>
              <table:table-cell office:value-type="float" office:value="11.4419275473689">
                <text:p>11.4419275473689</text:p>
              </table:table-cell>
              <table:table-cell office:value-type="float" office:value="12.630295401927">
                <text:p>12.630295401927</text:p>
              </table:table-cell>
              <table:table-cell office:value-type="float" office:value="14.3561756772869">
                <text:p>14.3561756772869</text:p>
              </table:table-cell>
              <table:table-cell office:value-type="float" office:value="16.7485067374912">
                <text:p>16.74850673749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6127347414267">
                <text:p>12.6127347414267</text:p>
              </table:table-cell>
              <table:table-cell office:value-type="float" office:value="14.7190948322954">
                <text:p>14.7190948322954</text:p>
              </table:table-cell>
              <table:table-cell office:value-type="float" office:value="12.0068483743952">
                <text:p>12.0068483743952</text:p>
              </table:table-cell>
              <table:table-cell office:value-type="float" office:value="17.8673737879904">
                <text:p>17.8673737879904</text:p>
              </table:table-cell>
              <table:table-cell office:value-type="float" office:value="18.4057807145152">
                <text:p>18.4057807145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9395449211335">
                <text:p>15.9395449211335</text:p>
              </table:table-cell>
              <table:table-cell office:value-type="float" office:value="16.555954812491">
                <text:p>16.555954812491</text:p>
              </table:table-cell>
              <table:table-cell office:value-type="float" office:value="17.2272855338203">
                <text:p>17.2272855338203</text:p>
              </table:table-cell>
              <table:table-cell office:value-type="float" office:value="21.4203263073026">
                <text:p>21.4203263073026</text:p>
              </table:table-cell>
              <table:table-cell office:value-type="float" office:value="22.362607724875">
                <text:p>22.362607724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8586196689535">
                <text:p>19.8586196689535</text:p>
              </table:table-cell>
              <table:table-cell office:value-type="float" office:value="14.0205050346217">
                <text:p>14.0205050346217</text:p>
              </table:table-cell>
              <table:table-cell office:value-type="float" office:value="16.0443093272998">
                <text:p>16.0443093272998</text:p>
              </table:table-cell>
              <table:table-cell office:value-type="float" office:value="20.2494374683072">
                <text:p>20.2494374683072</text:p>
              </table:table-cell>
              <table:table-cell office:value-type="float" office:value="23.5323381969897">
                <text:p>23.53233819698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393717533088">
                <text:p>20.393717533088</text:p>
              </table:table-cell>
              <table:table-cell office:value-type="float" office:value="22.2418026418026">
                <text:p>22.2418026418026</text:p>
              </table:table-cell>
              <table:table-cell office:value-type="float" office:value="18.2999764776324">
                <text:p>18.2999764776324</text:p>
              </table:table-cell>
              <table:table-cell office:value-type="float" office:value="20.5989583333333">
                <text:p>20.5989583333333</text:p>
              </table:table-cell>
              <table:table-cell office:value-type="float" office:value="23.1746215177753">
                <text:p>23.17462151777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8593785662413">
                <text:p>21.8593785662413</text:p>
              </table:table-cell>
              <table:table-cell office:value-type="float" office:value="22.5018561685228">
                <text:p>22.5018561685228</text:p>
              </table:table-cell>
              <table:table-cell office:value-type="float" office:value="21.3772111208705">
                <text:p>21.3772111208705</text:p>
              </table:table-cell>
              <table:table-cell office:value-type="float" office:value="26.3701749242646">
                <text:p>26.3701749242646</text:p>
              </table:table-cell>
              <table:table-cell office:value-type="float" office:value="25.6223311398441">
                <text:p>25.62233113984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8214285714286">
                <text:p>21.8214285714286</text:p>
              </table:table-cell>
              <table:table-cell office:value-type="float" office:value="29.9833333333333">
                <text:p>29.9833333333333</text:p>
              </table:table-cell>
              <table:table-cell office:value-type="float" office:value="14.25">
                <text:p>14.25</text:p>
              </table:table-cell>
              <table:table-cell office:value-type="float" office:value="28.8833333333333">
                <text:p>28.8833333333333</text:p>
              </table:table-cell>
              <table:table-cell office:value-type="float" office:value="24.6877360792802">
                <text:p>24.6877360792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6111111111111">
                <text:p>15.6111111111111</text:p>
              </table:table-cell>
              <table:table-cell office:value-type="float" office:value="25.25">
                <text:p>25.25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21.375">
                <text:p>21.375</text:p>
              </table:table-cell>
              <table:table-cell office:value-type="float" office:value="38.4555555555556">
                <text:p>38.45555555555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018cm" svg:height="21.107cm" xlink:href=".." xlink:type="simple" chart:class="chart:bar" chart:style-name="ch1">
        <chart:title svg:x="20.397cm" svg:y="0.558cm" chart:style-name="ch2">
          <text:p>Picks</text:p>
        </chart:title>
        <chart:plot-area chart:style-name="ch3" table:cell-range-address="Graph.U267:Graph.U271 Graph.X267:Graph.X271" chart:data-source-has-labels="column" svg:x="1.878cm" svg:y="2.603cm" svg:width="38.46cm" svg:height="17.074cm">
          <chartooo:coordinate-region svg:x="2.499cm" svg:y="2.815cm" svg:width="37.839cm" svg:height="16.189cm"/>
          <chart:axis chart:dimension="x" chart:name="primary-x" chart:style-name="ch4" chartooo:axis-type="auto">
            <chartooo:date-scale/>
            <chart:title svg:x="20.667cm" svg:y="20.1cm" chart:style-name="ch5">
              <text:p>Race</text:p>
            </chart:title>
            <chart:categories table:cell-range-address="Graph.U267:Graph.U271"/>
          </chart:axis>
          <chart:axis chart:dimension="y" chart:name="primary-y" chart:style-name="ch6">
            <chart:title svg:x="0.451cm" svg:y="11.766cm" chart:style-name="ch7">
              <text:p>Chance</text:p>
            </chart:title>
            <chart:grid chart:style-name="ch8" chart:class="major"/>
          </chart:axis>
          <chart:series chart:style-name="ch9" chart:values-cell-range-address="Graph.X267:Graph.X27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67:Graph.U271</svg:desc>
                </draw:g>
              </table:table-cell>
              <table:table-cell office:value-type="float" office:value="13.4643859102244">
                <text:p>13.4643859102244</text:p>
                <draw:g>
                  <svg:desc>Graph.X267:Graph.X271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13.302680798005">
                <text:p>13.302680798005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14.4502026184539">
                <text:p>14.4502026184539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15.7457917705736">
                <text:p>15.7457917705736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3.0369389027431">
                <text:p>43.03693890274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  <style:graphic-properties draw:fill-color="#00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832cm" svg:height="22.702cm" xlink:href=".." xlink:type="simple" chart:class="chart:bar" chart:style-name="ch1">
        <chart:title svg:x="19.721cm" svg:y="0.59cm" chart:style-name="ch2">
          <text:p>Winchance</text:p>
        </chart:title>
        <chart:plot-area chart:style-name="ch3" table:cell-range-address="Graph.U272:Graph.U276 Graph.X272:Graph.X276" chart:data-source-has-labels="column" svg:x="1.873cm" svg:y="2.64cm" svg:width="38.284cm" svg:height="18.507cm">
          <chartooo:coordinate-region svg:x="2.494cm" svg:y="2.852cm" svg:width="37.663cm" svg:height="17.622cm"/>
          <chart:axis chart:dimension="x" chart:name="primary-x" chart:style-name="ch4" chartooo:axis-type="auto">
            <chartooo:date-scale/>
            <chart:title svg:x="20.574cm" svg:y="21.602cm" chart:style-name="ch5">
              <text:p>Race</text:p>
            </chart:title>
            <chart:categories table:cell-range-address="Graph.U272:Graph.U276"/>
          </chart:axis>
          <chart:axis chart:dimension="y" chart:name="primary-y" chart:style-name="ch6">
            <chart:title svg:x="0.45cm" svg:y="12.916cm" chart:style-name="ch7">
              <text:p>Chanc e in %</text:p>
            </chart:title>
            <chart:grid chart:style-name="ch8" chart:class="major"/>
          </chart:axis>
          <chart:series chart:style-name="ch9" chart:values-cell-range-address="Graph.X272:Graph.X276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72:Graph.U276</svg:desc>
                </draw:g>
              </table:table-cell>
              <table:table-cell office:value-type="float" office:value="20.9376356533063">
                <text:p>20.9376356533063</text:p>
                <draw:g>
                  <svg:desc>Graph.X272:Graph.X276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53.4124194493263">
                <text:p>53.4124194493263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17.2172037211811">
                <text:p>17.2172037211811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10.4924523632764">
                <text:p>10.4924523632764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16.7813490267089">
                <text:p>16.781349026708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2.009cm" svg:height="22.181cm" xlink:href=".." xlink:type="simple" chart:class="chart:bar" chart:style-name="ch1">
        <chart:title svg:x="19.108cm" svg:y="0.579cm" chart:style-name="ch2">
          <text:p>Lvl game ended on</text:p>
        </chart:title>
        <chart:plot-area chart:style-name="ch3" table:cell-range-address="Graph.V376:Graph.V396" svg:x="1.878cm" svg:y="2.687cm" svg:width="38.451cm" svg:height="18.043cm">
          <chartooo:coordinate-region svg:x="2.685cm" svg:y="2.899cm" svg:width="37.644cm" svg:height="17.158cm"/>
          <chart:axis chart:dimension="x" chart:name="primary-x" chart:style-name="ch4">
            <chart:title svg:x="20.662cm" svg:y="21.174cm" chart:style-name="ch5">
              <text:p>Level</text:p>
            </chart:title>
          </chart:axis>
          <chart:axis chart:dimension="y" chart:name="primary-y" chart:style-name="ch6">
            <chart:title svg:x="0.451cm" svg:y="12.308cm" chart:style-name="ch7">
              <text:p>Games</text:p>
            </chart:title>
            <chart:grid chart:style-name="ch8" chart:class="major"/>
          </chart:axis>
          <chart:series chart:style-name="ch9" chart:values-cell-range-address="Graph.V376:Graph.V396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1111111111111">
                <text:p>0.111111111111111</text:p>
                <draw:g>
                  <svg:desc>Graph.V376:Graph.V3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2222222222222">
                <text:p>3.2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111111111111">
                <text:p>3.111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1111111111111">
                <text:p>7.1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5555555555556">
                <text:p>7.55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5555555555556">
                <text:p>3.55555555555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77777777777778">
                <text:p>9.77777777777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2222222222222">
                <text:p>27.2222222222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.111111111111">
                <text:p>102.111111111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7.333333333333">
                <text:p>237.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.6666666666667">
                <text:p>76.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5555555555556">
                <text:p>44.55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.4444444444444">
                <text:p>34.4444444444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1111111111111">
                <text:p>2.11111111111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4444444444444">
                <text:p>0.44444444444444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